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0F000000C10B971B8F129AF4A1.png" manifest:media-type="image/png"/>
  <manifest:file-entry manifest:full-path="Pictures/1000000000000B720000009B428C9716555D8079.png" manifest:media-type="image/png"/>
  <manifest:file-entry manifest:full-path="Pictures/10000201000003340000006A8A05325EC82813B0.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officeooo:paragraph-rsid="006c2c40"/>
    </style:style>
    <style:style style:name="P19" style:family="paragraph" style:parent-style-name="Text_20_body">
      <style:paragraph-properties fo:text-align="center" style:justify-single-word="false"/>
      <style:text-properties officeooo:paragraph-rsid="022423ee"/>
    </style:style>
    <style:style style:name="P20" style:family="paragraph" style:parent-style-name="Text_20_body">
      <style:text-properties officeooo:paragraph-rsid="006c8658"/>
    </style:style>
    <style:style style:name="P21" style:family="paragraph" style:parent-style-name="Text_20_body">
      <style:text-properties officeooo:paragraph-rsid="006de052"/>
    </style:style>
    <style:style style:name="P22" style:family="paragraph" style:parent-style-name="Text_20_body">
      <style:text-properties officeooo:paragraph-rsid="006e2449"/>
    </style:style>
    <style:style style:name="P23" style:family="paragraph" style:parent-style-name="Text_20_body">
      <style:text-properties officeooo:paragraph-rsid="00766915"/>
    </style:style>
    <style:style style:name="P24" style:family="paragraph" style:parent-style-name="Text_20_body">
      <style:text-properties officeooo:paragraph-rsid="007d5639"/>
    </style:style>
    <style:style style:name="P25" style:family="paragraph" style:parent-style-name="Text_20_body">
      <style:text-properties officeooo:paragraph-rsid="008bc171"/>
    </style:style>
    <style:style style:name="P26" style:family="paragraph" style:parent-style-name="Text_20_body">
      <style:text-properties officeooo:paragraph-rsid="009494b1"/>
    </style:style>
    <style:style style:name="P27" style:family="paragraph" style:parent-style-name="Text_20_body">
      <style:text-properties officeooo:paragraph-rsid="0094d8d9"/>
    </style:style>
    <style:style style:name="P28" style:family="paragraph" style:parent-style-name="Text_20_body">
      <style:text-properties officeooo:paragraph-rsid="009a5a2a"/>
    </style:style>
    <style:style style:name="P29" style:family="paragraph" style:parent-style-name="Text_20_body">
      <style:text-properties officeooo:paragraph-rsid="009c4c4d"/>
    </style:style>
    <style:style style:name="P30" style:family="paragraph" style:parent-style-name="Text_20_body">
      <style:text-properties officeooo:paragraph-rsid="00a1ace6"/>
    </style:style>
    <style:style style:name="P31" style:family="paragraph" style:parent-style-name="Text_20_body">
      <style:text-properties officeooo:paragraph-rsid="00aaac02"/>
    </style:style>
    <style:style style:name="P32" style:family="paragraph" style:parent-style-name="Text_20_body">
      <style:text-properties officeooo:paragraph-rsid="00b09de6"/>
    </style:style>
    <style:style style:name="P33" style:family="paragraph" style:parent-style-name="Text_20_body">
      <style:text-properties officeooo:paragraph-rsid="00b39899"/>
    </style:style>
    <style:style style:name="P34" style:family="paragraph" style:parent-style-name="Text_20_body">
      <style:text-properties officeooo:paragraph-rsid="00c38124"/>
    </style:style>
    <style:style style:name="P35" style:family="paragraph" style:parent-style-name="Text_20_body">
      <style:text-properties officeooo:paragraph-rsid="00c4ad28"/>
    </style:style>
    <style:style style:name="P36" style:family="paragraph" style:parent-style-name="Text_20_body">
      <style:text-properties officeooo:paragraph-rsid="00c595a4"/>
    </style:style>
    <style:style style:name="P37" style:family="paragraph" style:parent-style-name="Text_20_body">
      <style:text-properties officeooo:paragraph-rsid="00c5a1c7"/>
    </style:style>
    <style:style style:name="P38" style:family="paragraph" style:parent-style-name="Text_20_body">
      <style:text-properties officeooo:paragraph-rsid="00c96220"/>
    </style:style>
    <style:style style:name="P39" style:family="paragraph" style:parent-style-name="Text_20_body">
      <style:text-properties officeooo:paragraph-rsid="00ca7c42"/>
    </style:style>
    <style:style style:name="P40" style:family="paragraph" style:parent-style-name="Text_20_body">
      <style:text-properties officeooo:paragraph-rsid="00cab2b0"/>
    </style:style>
    <style:style style:name="P41" style:family="paragraph" style:parent-style-name="Text_20_body">
      <style:text-properties officeooo:paragraph-rsid="00cca6b6"/>
    </style:style>
    <style:style style:name="P42" style:family="paragraph" style:parent-style-name="Text_20_body">
      <style:text-properties officeooo:paragraph-rsid="00d25253"/>
    </style:style>
    <style:style style:name="P43" style:family="paragraph" style:parent-style-name="Text_20_body">
      <style:text-properties fo:font-weight="normal" style:font-weight-asian="normal" style:font-weight-complex="normal"/>
    </style:style>
    <style:style style:name="P44" style:family="paragraph" style:parent-style-name="Text_20_body">
      <style:text-properties officeooo:paragraph-rsid="00df6893"/>
    </style:style>
    <style:style style:name="P45" style:family="paragraph" style:parent-style-name="Text_20_body">
      <style:text-properties officeooo:paragraph-rsid="00e1ce3c"/>
    </style:style>
    <style:style style:name="P46" style:family="paragraph" style:parent-style-name="Text_20_body">
      <style:text-properties officeooo:paragraph-rsid="00e1ea05"/>
    </style:style>
    <style:style style:name="P47" style:family="paragraph" style:parent-style-name="Text_20_body">
      <style:text-properties officeooo:paragraph-rsid="00e3c689"/>
    </style:style>
    <style:style style:name="P48" style:family="paragraph" style:parent-style-name="Text_20_body">
      <style:text-properties officeooo:paragraph-rsid="00e4628b"/>
    </style:style>
    <style:style style:name="P49" style:family="paragraph" style:parent-style-name="Text_20_body">
      <style:text-properties officeooo:paragraph-rsid="00e4bb68"/>
    </style:style>
    <style:style style:name="P50" style:family="paragraph" style:parent-style-name="Text_20_body">
      <style:text-properties officeooo:paragraph-rsid="00e84d94"/>
    </style:style>
    <style:style style:name="P51" style:family="paragraph" style:parent-style-name="Text_20_body">
      <style:text-properties officeooo:paragraph-rsid="00eb0ed1"/>
    </style:style>
    <style:style style:name="P52" style:family="paragraph" style:parent-style-name="Text_20_body">
      <style:text-properties officeooo:paragraph-rsid="00eef302"/>
    </style:style>
    <style:style style:name="P53" style:family="paragraph" style:parent-style-name="Text_20_body">
      <style:text-properties officeooo:paragraph-rsid="00f5e236"/>
    </style:style>
    <style:style style:name="P54" style:family="paragraph" style:parent-style-name="Text_20_body">
      <style:text-properties officeooo:paragraph-rsid="00ff0722"/>
    </style:style>
    <style:style style:name="P55" style:family="paragraph" style:parent-style-name="Text_20_body">
      <style:text-properties officeooo:paragraph-rsid="00ffff48"/>
    </style:style>
    <style:style style:name="P56" style:family="paragraph" style:parent-style-name="Text_20_body">
      <style:text-properties officeooo:paragraph-rsid="01005844"/>
    </style:style>
    <style:style style:name="P57" style:family="paragraph" style:parent-style-name="Text_20_body">
      <style:text-properties officeooo:paragraph-rsid="0104d3ca"/>
    </style:style>
    <style:style style:name="P58" style:family="paragraph" style:parent-style-name="Text_20_body">
      <style:text-properties officeooo:paragraph-rsid="0107a7aa"/>
    </style:style>
    <style:style style:name="P59" style:family="paragraph" style:parent-style-name="Text_20_body">
      <style:text-properties officeooo:paragraph-rsid="0108452d"/>
    </style:style>
    <style:style style:name="P60" style:family="paragraph" style:parent-style-name="Text_20_body">
      <style:text-properties officeooo:paragraph-rsid="01094b0c"/>
    </style:style>
    <style:style style:name="P61" style:family="paragraph" style:parent-style-name="Text_20_body">
      <style:text-properties officeooo:paragraph-rsid="010c652a"/>
    </style:style>
    <style:style style:name="P62" style:family="paragraph" style:parent-style-name="Text_20_body">
      <style:text-properties officeooo:paragraph-rsid="011500f1"/>
    </style:style>
    <style:style style:name="P63" style:family="paragraph" style:parent-style-name="Text_20_body">
      <style:text-properties officeooo:paragraph-rsid="01166568"/>
    </style:style>
    <style:style style:name="P64" style:family="paragraph" style:parent-style-name="Text_20_body">
      <style:text-properties officeooo:paragraph-rsid="011d5069"/>
    </style:style>
    <style:style style:name="P65" style:family="paragraph" style:parent-style-name="Text_20_body">
      <style:text-properties officeooo:paragraph-rsid="01251aa1"/>
    </style:style>
    <style:style style:name="P66" style:family="paragraph" style:parent-style-name="Text_20_body">
      <style:text-properties officeooo:paragraph-rsid="01527df1"/>
    </style:style>
    <style:style style:name="P67" style:family="paragraph" style:parent-style-name="Text_20_body">
      <style:text-properties officeooo:paragraph-rsid="015d3688"/>
    </style:style>
    <style:style style:name="P68" style:family="paragraph" style:parent-style-name="Text_20_body">
      <style:text-properties officeooo:paragraph-rsid="015edee9"/>
    </style:style>
    <style:style style:name="P69" style:family="paragraph" style:parent-style-name="Text_20_body">
      <style:text-properties officeooo:paragraph-rsid="01677ecb"/>
    </style:style>
    <style:style style:name="P70" style:family="paragraph" style:parent-style-name="Text_20_body">
      <style:text-properties officeooo:paragraph-rsid="016ff846"/>
    </style:style>
    <style:style style:name="P71" style:family="paragraph" style:parent-style-name="Text_20_body">
      <style:text-properties officeooo:paragraph-rsid="017312b3"/>
    </style:style>
    <style:style style:name="P72" style:family="paragraph" style:parent-style-name="Text_20_body">
      <style:text-properties officeooo:paragraph-rsid="0178ee11"/>
    </style:style>
    <style:style style:name="P73" style:family="paragraph" style:parent-style-name="Text_20_body">
      <style:text-properties officeooo:paragraph-rsid="01797ab2"/>
    </style:style>
    <style:style style:name="P74" style:family="paragraph" style:parent-style-name="Text_20_body">
      <style:text-properties officeooo:paragraph-rsid="017c430a"/>
    </style:style>
    <style:style style:name="P75" style:family="paragraph" style:parent-style-name="Text_20_body">
      <style:text-properties officeooo:paragraph-rsid="017e9c95"/>
    </style:style>
    <style:style style:name="P76" style:family="paragraph" style:parent-style-name="Text_20_body">
      <style:text-properties fo:font-variant="small-caps"/>
    </style:style>
    <style:style style:name="P77" style:family="paragraph" style:parent-style-name="Text_20_body">
      <style:paragraph-properties fo:text-align="center" style:justify-single-word="false"/>
      <style:text-properties fo:font-variant="small-caps"/>
    </style:style>
    <style:style style:name="P78" style:family="paragraph" style:parent-style-name="Text_20_body">
      <style:text-properties officeooo:paragraph-rsid="017ef327"/>
    </style:style>
    <style:style style:name="P79" style:family="paragraph" style:parent-style-name="Text_20_body">
      <style:text-properties officeooo:paragraph-rsid="0185ad99"/>
    </style:style>
    <style:style style:name="P80" style:family="paragraph" style:parent-style-name="Text_20_body">
      <style:text-properties officeooo:paragraph-rsid="0185fa49"/>
    </style:style>
    <style:style style:name="P81" style:family="paragraph" style:parent-style-name="Text_20_body">
      <style:text-properties officeooo:paragraph-rsid="018718ae"/>
    </style:style>
    <style:style style:name="P82" style:family="paragraph" style:parent-style-name="Text_20_body">
      <style:text-properties officeooo:paragraph-rsid="01939a98"/>
    </style:style>
    <style:style style:name="P83" style:family="paragraph" style:parent-style-name="Text_20_body">
      <style:text-properties officeooo:paragraph-rsid="01977d1a"/>
    </style:style>
    <style:style style:name="P84" style:family="paragraph" style:parent-style-name="Text_20_body">
      <style:text-properties officeooo:paragraph-rsid="0198f1e1"/>
    </style:style>
    <style:style style:name="P85" style:family="paragraph" style:parent-style-name="Text_20_body">
      <style:text-properties officeooo:paragraph-rsid="01a2eb26"/>
    </style:style>
    <style:style style:name="P86" style:family="paragraph" style:parent-style-name="Text_20_body">
      <style:text-properties officeooo:paragraph-rsid="01a66abe"/>
    </style:style>
    <style:style style:name="P87" style:family="paragraph" style:parent-style-name="Text_20_body">
      <style:text-properties officeooo:paragraph-rsid="01ac3a71"/>
    </style:style>
    <style:style style:name="P88" style:family="paragraph" style:parent-style-name="Text_20_body">
      <style:text-properties officeooo:paragraph-rsid="01acd23e"/>
    </style:style>
    <style:style style:name="P89" style:family="paragraph" style:parent-style-name="Text_20_body">
      <style:text-properties officeooo:paragraph-rsid="01ad53a0"/>
    </style:style>
    <style:style style:name="P90" style:family="paragraph" style:parent-style-name="Text_20_body">
      <style:text-properties officeooo:paragraph-rsid="01ae3d70"/>
    </style:style>
    <style:style style:name="P91" style:family="paragraph" style:parent-style-name="Text_20_body">
      <style:text-properties officeooo:paragraph-rsid="01b2acc7"/>
    </style:style>
    <style:style style:name="P92" style:family="paragraph" style:parent-style-name="Text_20_body">
      <style:text-properties officeooo:paragraph-rsid="01b356ba"/>
    </style:style>
    <style:style style:name="P93" style:family="paragraph" style:parent-style-name="Text_20_body">
      <style:text-properties officeooo:paragraph-rsid="01bf02df"/>
    </style:style>
    <style:style style:name="P94" style:family="paragraph" style:parent-style-name="Text_20_body">
      <style:text-properties officeooo:paragraph-rsid="01c18c2e"/>
    </style:style>
    <style:style style:name="P95" style:family="paragraph" style:parent-style-name="Text_20_body">
      <style:text-properties officeooo:paragraph-rsid="01c32744"/>
    </style:style>
    <style:style style:name="P96" style:family="paragraph" style:parent-style-name="Text_20_body">
      <style:text-properties officeooo:paragraph-rsid="01c3eb3b"/>
    </style:style>
    <style:style style:name="P97" style:family="paragraph" style:parent-style-name="Text_20_body">
      <style:text-properties officeooo:paragraph-rsid="01c812e4"/>
    </style:style>
    <style:style style:name="P98" style:family="paragraph" style:parent-style-name="Text_20_body">
      <style:text-properties officeooo:paragraph-rsid="01d2a21a"/>
    </style:style>
    <style:style style:name="P99" style:family="paragraph" style:parent-style-name="Text_20_body">
      <style:text-properties officeooo:paragraph-rsid="01d348e9"/>
    </style:style>
    <style:style style:name="P100" style:family="paragraph" style:parent-style-name="Text_20_body">
      <style:text-properties officeooo:paragraph-rsid="01d3589f"/>
    </style:style>
    <style:style style:name="P101" style:family="paragraph" style:parent-style-name="Text_20_body">
      <style:text-properties officeooo:paragraph-rsid="01d3a0a6"/>
    </style:style>
    <style:style style:name="P102" style:family="paragraph" style:parent-style-name="Text_20_body">
      <style:text-properties officeooo:paragraph-rsid="01d94813"/>
    </style:style>
    <style:style style:name="P103" style:family="paragraph" style:parent-style-name="Text_20_body">
      <style:text-properties officeooo:paragraph-rsid="01da9d64"/>
    </style:style>
    <style:style style:name="P104" style:family="paragraph" style:parent-style-name="Text_20_body">
      <style:text-properties officeooo:paragraph-rsid="01ddfede"/>
    </style:style>
    <style:style style:name="P105" style:family="paragraph" style:parent-style-name="Text_20_body">
      <style:text-properties officeooo:paragraph-rsid="01ec2012"/>
    </style:style>
    <style:style style:name="P106" style:family="paragraph" style:parent-style-name="Text_20_body">
      <style:text-properties officeooo:paragraph-rsid="0219a410"/>
    </style:style>
    <style:style style:name="P107" style:family="paragraph" style:parent-style-name="Text_20_body">
      <style:text-properties officeooo:paragraph-rsid="021b0a70"/>
    </style:style>
    <style:style style:name="P108" style:family="paragraph" style:parent-style-name="Text_20_body">
      <style:text-properties officeooo:paragraph-rsid="021c6a33"/>
    </style:style>
    <style:style style:name="P109" style:family="paragraph" style:parent-style-name="Text_20_body">
      <style:text-properties officeooo:paragraph-rsid="022423ee"/>
    </style:style>
    <style:style style:name="P110" style:family="paragraph" style:parent-style-name="Text_20_body">
      <style:text-properties officeooo:paragraph-rsid="02252185"/>
    </style:style>
    <style:style style:name="P111" style:family="paragraph" style:parent-style-name="Text_20_body">
      <style:text-properties officeooo:paragraph-rsid="02254542"/>
    </style:style>
    <style:style style:name="P112" style:family="paragraph" style:parent-style-name="Text_20_body">
      <style:text-properties officeooo:paragraph-rsid="022b3cd2"/>
    </style:style>
    <style:style style:name="P113" style:family="paragraph" style:parent-style-name="Text_20_body">
      <style:text-properties officeooo:paragraph-rsid="0236caa0"/>
    </style:style>
    <style:style style:name="P114" style:family="paragraph" style:parent-style-name="Text_20_body">
      <style:text-properties officeooo:paragraph-rsid="02488961"/>
    </style:style>
    <style:style style:name="P115" style:family="paragraph" style:parent-style-name="Text_20_body">
      <style:text-properties officeooo:paragraph-rsid="024f2f8b"/>
    </style:style>
    <style:style style:name="P116" style:family="paragraph" style:parent-style-name="Text_20_body">
      <style:text-properties officeooo:paragraph-rsid="024fab84"/>
    </style:style>
    <style:style style:name="P117" style:family="paragraph" style:parent-style-name="Text_20_body">
      <style:text-properties officeooo:paragraph-rsid="025263b0"/>
    </style:style>
    <style:style style:name="P118" style:family="paragraph" style:parent-style-name="Text_20_body">
      <style:text-properties officeooo:paragraph-rsid="0260251c"/>
    </style:style>
    <style:style style:name="P119" style:family="paragraph" style:parent-style-name="Text_20_body">
      <style:text-properties officeooo:paragraph-rsid="02627cb6"/>
    </style:style>
    <style:style style:name="P120" style:family="paragraph" style:parent-style-name="Text_20_body">
      <style:text-properties officeooo:paragraph-rsid="026bc93d"/>
    </style:style>
    <style:style style:name="P121" style:family="paragraph" style:parent-style-name="Text_20_body">
      <style:text-properties officeooo:paragraph-rsid="026c4e56"/>
    </style:style>
    <style:style style:name="P122" style:family="paragraph" style:parent-style-name="Text_20_body">
      <style:text-properties officeooo:paragraph-rsid="026d18bd"/>
    </style:style>
    <style:style style:name="P123" style:family="paragraph" style:parent-style-name="Text_20_body">
      <style:text-properties officeooo:paragraph-rsid="026f1c88"/>
    </style:style>
    <style:style style:name="P124" style:family="paragraph" style:parent-style-name="Text_20_body">
      <style:text-properties officeooo:paragraph-rsid="0270252b"/>
    </style:style>
    <style:style style:name="P125" style:family="paragraph" style:parent-style-name="Text_20_body">
      <style:text-properties officeooo:paragraph-rsid="027768aa"/>
    </style:style>
    <style:style style:name="P126" style:family="paragraph" style:parent-style-name="Text_20_body">
      <style:text-properties officeooo:paragraph-rsid="02795e1e"/>
    </style:style>
    <style:style style:name="P127" style:family="paragraph" style:parent-style-name="Text_20_body">
      <style:text-properties officeooo:paragraph-rsid="027b0a31"/>
    </style:style>
    <style:style style:name="P128" style:family="paragraph" style:parent-style-name="Text_20_body">
      <style:text-properties officeooo:rsid="028f84fc" officeooo:paragraph-rsid="028f84fc"/>
    </style:style>
    <style:style style:name="P129" style:family="paragraph" style:parent-style-name="Text_20_body">
      <style:text-properties officeooo:paragraph-rsid="0297e1a1"/>
    </style:style>
    <style:style style:name="P130" style:family="paragraph" style:parent-style-name="Text_20_body">
      <style:text-properties officeooo:paragraph-rsid="02980c5f"/>
    </style:style>
    <style:style style:name="P131" style:family="paragraph" style:parent-style-name="Text_20_body">
      <style:text-properties officeooo:paragraph-rsid="029dda70"/>
    </style:style>
    <style:style style:name="P132" style:family="paragraph" style:parent-style-name="Text_20_body">
      <style:text-properties officeooo:paragraph-rsid="02a566ce"/>
    </style:style>
    <style:style style:name="P133" style:family="paragraph" style:parent-style-name="Text_20_body">
      <style:text-properties officeooo:paragraph-rsid="02a7053f"/>
    </style:style>
    <style:style style:name="P134" style:family="paragraph" style:parent-style-name="Text_20_body">
      <style:text-properties officeooo:paragraph-rsid="02a76a98"/>
    </style:style>
    <style:style style:name="P135" style:family="paragraph" style:parent-style-name="Text_20_body">
      <style:text-properties officeooo:paragraph-rsid="02b0f4c7"/>
    </style:style>
    <style:style style:name="P136" style:family="paragraph" style:parent-style-name="Text_20_body">
      <style:text-properties officeooo:paragraph-rsid="02b4bfc4"/>
    </style:style>
    <style:style style:name="P137" style:family="paragraph" style:parent-style-name="Text_20_body">
      <style:text-properties officeooo:paragraph-rsid="02bd533b"/>
    </style:style>
    <style:style style:name="P138" style:family="paragraph" style:parent-style-name="Text_20_body">
      <style:text-properties officeooo:paragraph-rsid="02be9e1c"/>
    </style:style>
    <style:style style:name="P139" style:family="paragraph" style:parent-style-name="Text_20_body">
      <style:text-properties officeooo:paragraph-rsid="02c14b90"/>
    </style:style>
    <style:style style:name="P140" style:family="paragraph" style:parent-style-name="Text_20_body">
      <style:text-properties officeooo:paragraph-rsid="02d07c1f"/>
    </style:style>
    <style:style style:name="P141" style:family="paragraph" style:parent-style-name="Text_20_body">
      <style:text-properties officeooo:paragraph-rsid="02d26332"/>
    </style:style>
    <style:style style:name="P142" style:family="paragraph" style:parent-style-name="Text_20_body">
      <style:text-properties officeooo:paragraph-rsid="02d4463d"/>
    </style:style>
    <style:style style:name="P143" style:family="paragraph" style:parent-style-name="Text_20_body">
      <style:text-properties officeooo:paragraph-rsid="02e3fa67"/>
    </style:style>
    <style:style style:name="P144" style:family="paragraph" style:parent-style-name="Text_20_body">
      <style:text-properties officeooo:paragraph-rsid="02eb4a28"/>
    </style:style>
    <style:style style:name="P145" style:family="paragraph" style:parent-style-name="Text_20_body">
      <style:text-properties officeooo:paragraph-rsid="02ecbdc5"/>
    </style:style>
    <style:style style:name="P146" style:family="paragraph" style:parent-style-name="Text_20_body">
      <style:text-properties officeooo:paragraph-rsid="02f01ecf"/>
    </style:style>
    <style:style style:name="P147" style:family="paragraph" style:parent-style-name="Text_20_body">
      <style:text-properties officeooo:paragraph-rsid="02f2102f"/>
    </style:style>
    <style:style style:name="P148" style:family="paragraph" style:parent-style-name="Text_20_body">
      <style:text-properties officeooo:paragraph-rsid="02f36e6e"/>
    </style:style>
    <style:style style:name="P149" style:family="paragraph" style:parent-style-name="Text_20_body">
      <style:text-properties officeooo:paragraph-rsid="02f3c198"/>
    </style:style>
    <style:style style:name="P150" style:family="paragraph" style:parent-style-name="Text_20_body">
      <style:text-properties officeooo:paragraph-rsid="02ffce7e"/>
    </style:style>
    <style:style style:name="P151" style:family="paragraph" style:parent-style-name="Text_20_body">
      <style:text-properties officeooo:paragraph-rsid="0300dd56"/>
    </style:style>
    <style:style style:name="P152" style:family="paragraph" style:parent-style-name="Text_20_body">
      <style:text-properties officeooo:paragraph-rsid="0302533d"/>
    </style:style>
    <style:style style:name="P153" style:family="paragraph" style:parent-style-name="Text_20_body">
      <style:text-properties officeooo:paragraph-rsid="030cdbe3"/>
    </style:style>
    <style:style style:name="P154" style:family="paragraph" style:parent-style-name="Text_20_body">
      <style:text-properties officeooo:paragraph-rsid="0310095a"/>
    </style:style>
    <style:style style:name="P155" style:family="paragraph" style:parent-style-name="Text_20_body">
      <style:text-properties officeooo:paragraph-rsid="031d78b7"/>
    </style:style>
    <style:style style:name="P156" style:family="paragraph" style:parent-style-name="Text_20_body">
      <style:text-properties officeooo:paragraph-rsid="0325f835"/>
    </style:style>
    <style:style style:name="P157" style:family="paragraph" style:parent-style-name="Text_20_body">
      <style:text-properties officeooo:paragraph-rsid="03261121"/>
    </style:style>
    <style:style style:name="P158" style:family="paragraph" style:parent-style-name="Text_20_body">
      <style:text-properties officeooo:paragraph-rsid="0331bebe"/>
    </style:style>
    <style:style style:name="P159" style:family="paragraph" style:parent-style-name="Text_20_body">
      <style:text-properties officeooo:paragraph-rsid="0334d0f0"/>
    </style:style>
    <style:style style:name="P160" style:family="paragraph" style:parent-style-name="Text_20_body">
      <style:text-properties officeooo:paragraph-rsid="03382b95"/>
    </style:style>
    <style:style style:name="P161" style:family="paragraph" style:parent-style-name="Text_20_body">
      <style:text-properties officeooo:paragraph-rsid="033b027d"/>
    </style:style>
    <style:style style:name="P162" style:family="paragraph" style:parent-style-name="Text_20_body">
      <style:text-properties officeooo:paragraph-rsid="03413eef"/>
    </style:style>
    <style:style style:name="P163" style:family="paragraph" style:parent-style-name="Text_20_body">
      <style:text-properties officeooo:paragraph-rsid="03425550"/>
    </style:style>
    <style:style style:name="P164" style:family="paragraph" style:parent-style-name="Text_20_body">
      <style:text-properties officeooo:paragraph-rsid="0346fc20"/>
    </style:style>
    <style:style style:name="P165" style:family="paragraph" style:parent-style-name="Text_20_body">
      <style:text-properties officeooo:paragraph-rsid="03522ac9"/>
    </style:style>
    <style:style style:name="P166" style:family="paragraph" style:parent-style-name="Text_20_body">
      <style:text-properties officeooo:paragraph-rsid="035742a2"/>
    </style:style>
    <style:style style:name="P167" style:family="paragraph" style:parent-style-name="Text_20_body">
      <style:text-properties officeooo:paragraph-rsid="0359c5b7"/>
    </style:style>
    <style:style style:name="P168" style:family="paragraph" style:parent-style-name="Text_20_body">
      <style:text-properties officeooo:paragraph-rsid="035fd704"/>
    </style:style>
    <style:style style:name="P169" style:family="paragraph" style:parent-style-name="Text_20_body">
      <style:text-properties officeooo:paragraph-rsid="0363d2e3"/>
    </style:style>
    <style:style style:name="P170" style:family="paragraph" style:parent-style-name="Text_20_body">
      <style:text-properties officeooo:paragraph-rsid="0370429c"/>
    </style:style>
    <style:style style:name="P171" style:family="paragraph" style:parent-style-name="Text_20_body">
      <style:text-properties officeooo:paragraph-rsid="037b95f9"/>
    </style:style>
    <style:style style:name="P172" style:family="paragraph" style:parent-style-name="Text_20_body">
      <style:text-properties officeooo:paragraph-rsid="037e0b9d"/>
    </style:style>
    <style:style style:name="P173" style:family="paragraph" style:parent-style-name="Text_20_body">
      <style:text-properties officeooo:paragraph-rsid="037ee911"/>
    </style:style>
    <style:style style:name="P174" style:family="paragraph" style:parent-style-name="Text_20_body">
      <style:text-properties officeooo:paragraph-rsid="0382470e"/>
    </style:style>
    <style:style style:name="P175" style:family="paragraph" style:parent-style-name="Text_20_body">
      <style:text-properties officeooo:paragraph-rsid="03828b9e"/>
    </style:style>
    <style:style style:name="P176" style:family="paragraph" style:parent-style-name="Text_20_body">
      <style:text-properties officeooo:paragraph-rsid="039598d9"/>
    </style:style>
    <style:style style:name="P177" style:family="paragraph" style:parent-style-name="Text_20_body">
      <style:text-properties officeooo:paragraph-rsid="03a85969"/>
    </style:style>
    <style:style style:name="P178" style:family="paragraph" style:parent-style-name="Text_20_body">
      <style:text-properties officeooo:rsid="03a9a1c1" officeooo:paragraph-rsid="03a9a1c1"/>
    </style:style>
    <style:style style:name="P179" style:family="paragraph" style:parent-style-name="Heading_20_3">
      <style:text-properties officeooo:paragraph-rsid="000f50f9"/>
    </style:style>
    <style:style style:name="P180" style:family="paragraph" style:parent-style-name="Heading_20_3">
      <style:paragraph-properties fo:text-align="center" style:justify-single-word="false"/>
      <style:text-properties officeooo:paragraph-rsid="000f50f9"/>
    </style:style>
    <style:style style:name="P181" style:family="paragraph" style:parent-style-name="Text_20_body">
      <style:paragraph-properties fo:margin-left="0in" fo:margin-right="0in" fo:text-indent="0in" style:auto-text-indent="false"/>
    </style:style>
    <style:style style:name="P182"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183"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184"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185"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186"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187"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188"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189"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190"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191"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192"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19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19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19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19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19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26fe32" style:language-asian="none" style:country-asian="none" style:font-style-asian="normal" style:font-weight-asian="normal" style:language-complex="hi" style:country-complex="IN" style:font-style-complex="normal" style:font-weight-complex="normal"/>
    </style:style>
    <style:style style:name="P19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3ac95f" style:language-asian="none" style:country-asian="none" style:font-style-asian="normal" style:font-weight-asian="normal" style:language-complex="hi" style:country-complex="IN" style:font-style-complex="normal" style:font-weight-complex="normal"/>
    </style:style>
    <style:style style:name="P19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4a159e" style:language-asian="none" style:country-asian="none" style:font-style-asian="normal" style:font-weight-asian="normal" style:language-complex="hi" style:country-complex="IN" style:font-style-complex="normal" style:font-weight-complex="normal"/>
    </style:style>
    <style:style style:name="P20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5a613b" style:language-asian="none" style:country-asian="none" style:font-style-asian="normal" style:font-weight-asian="normal" style:language-complex="hi" style:country-complex="IN" style:font-style-complex="normal" style:font-weight-complex="normal"/>
    </style:style>
    <style:style style:name="P20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20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584eb" style:language-asian="none" style:country-asian="none" style:font-style-asian="normal" style:font-weight-asian="normal" style:language-complex="hi" style:country-complex="IN" style:font-style-complex="normal" style:font-weight-complex="normal"/>
    </style:style>
    <style:style style:name="P20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20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2960c" style:language-asian="none" style:country-asian="none" style:font-style-asian="normal" style:font-weight-asian="normal" style:language-complex="hi" style:country-complex="IN" style:font-style-complex="normal" style:font-weight-complex="normal"/>
    </style:style>
    <style:style style:name="P20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84733" style:language-asian="none" style:country-asian="none" style:font-style-asian="normal" style:font-weight-asian="normal" style:language-complex="hi" style:country-complex="IN" style:font-style-complex="normal" style:font-weight-complex="normal"/>
    </style:style>
    <style:style style:name="P20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20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20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a95264" style:language-asian="none" style:country-asian="none" style:font-style-asian="normal" style:font-weight-asian="normal" style:language-complex="hi" style:country-complex="IN" style:font-style-complex="normal" style:font-weight-complex="normal"/>
    </style:style>
    <style:style style:name="P20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21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3ffba" style:language-asian="none" style:country-asian="none" style:font-style-asian="normal" style:font-weight-asian="normal" style:language-complex="hi" style:country-complex="IN" style:font-style-complex="normal" style:font-weight-complex="normal"/>
    </style:style>
    <style:style style:name="P21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bd5f8" style:language-asian="none" style:country-asian="none" style:font-style-asian="normal" style:font-weight-asian="normal" style:language-complex="hi" style:country-complex="IN" style:font-style-complex="normal" style:font-weight-complex="normal"/>
    </style:style>
    <style:style style:name="P21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6e4cd" style:language-asian="none" style:country-asian="none" style:font-style-asian="normal" style:font-weight-asian="normal" style:language-complex="hi" style:country-complex="IN" style:font-style-complex="normal" style:font-weight-complex="normal"/>
    </style:style>
    <style:style style:name="P21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21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d62c0e" style:language-asian="none" style:country-asian="none" style:font-style-asian="normal" style:font-weight-asian="normal" style:language-complex="hi" style:country-complex="IN" style:font-style-complex="normal" style:font-weight-complex="normal"/>
    </style:style>
    <style:style style:name="P21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1bcb4" style:language-asian="none" style:country-asian="none" style:font-style-asian="normal" style:font-weight-asian="normal" style:language-complex="hi" style:country-complex="IN" style:font-style-complex="normal" style:font-weight-complex="normal"/>
    </style:style>
    <style:style style:name="P21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21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76dc5" style:language-asian="none" style:country-asian="none" style:font-style-asian="normal" style:font-weight-asian="normal" style:language-complex="hi" style:country-complex="IN" style:font-style-complex="normal" style:font-weight-complex="normal"/>
    </style:style>
    <style:style style:name="P21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21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22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0bc6b0" style:language-asian="none" style:country-asian="none" style:font-style-asian="normal" style:font-weight-asian="normal" style:language-complex="hi" style:country-complex="IN" style:font-style-complex="normal" style:font-weight-complex="normal"/>
    </style:style>
    <style:style style:name="P22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1436eb" style:language-asian="none" style:country-asian="none" style:font-style-asian="normal" style:font-weight-asian="normal" style:language-complex="hi" style:country-complex="IN" style:font-style-complex="normal" style:font-weight-complex="normal"/>
    </style:style>
    <style:style style:name="P22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22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22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22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d18bd" style:language-asian="none" style:country-asian="none" style:font-style-asian="normal" style:font-weight-asian="normal" style:language-complex="hi" style:country-complex="IN" style:font-style-complex="normal" style:font-weight-complex="normal"/>
    </style:style>
    <style:style style:name="P22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f1c88" style:language-asian="none" style:country-asian="none" style:font-style-asian="normal" style:font-weight-asian="normal" style:language-complex="hi" style:country-complex="IN" style:font-style-complex="normal" style:font-weight-complex="normal"/>
    </style:style>
    <style:style style:name="P22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73ee8e" style:language-asian="none" style:country-asian="none" style:font-style-asian="normal" style:font-weight-asian="normal" style:language-complex="hi" style:country-complex="IN" style:font-style-complex="normal" style:font-weight-complex="normal"/>
    </style:style>
    <style:style style:name="P22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22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23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a02955" style:language-asian="none" style:country-asian="none" style:font-style-asian="normal" style:font-weight-asian="normal" style:language-complex="hi" style:country-complex="IN" style:font-style-complex="normal" style:font-weight-complex="normal"/>
    </style:style>
    <style:style style:name="P231" style:family="paragraph" style:parent-style-name="Text_20_body">
      <style:paragraph-properties fo:margin-left="0in" fo:margin-right="0in" fo:text-indent="0in" style:auto-text-indent="false"/>
      <style:text-properties officeooo:rsid="02b99b7d" officeooo:paragraph-rsid="02b99b7d"/>
    </style:style>
    <style:style style:name="P232" style:family="paragraph" style:parent-style-name="Text_20_body">
      <style:paragraph-properties fo:margin-left="0in" fo:margin-right="0in" fo:text-indent="0in" style:auto-text-indent="false"/>
      <style:text-properties officeooo:rsid="02b99b7d" officeooo:paragraph-rsid="02cbd521"/>
    </style:style>
    <style:style style:name="P233" style:family="paragraph" style:parent-style-name="Text_20_body">
      <style:paragraph-properties fo:margin-left="0in" fo:margin-right="0in" fo:text-indent="0in" style:auto-text-indent="false"/>
      <style:text-properties officeooo:rsid="02b99b7d" officeooo:paragraph-rsid="02cf3693"/>
    </style:style>
    <style:style style:name="P234" style:family="paragraph" style:parent-style-name="Text_20_body">
      <style:paragraph-properties fo:margin-left="0in" fo:margin-right="0in" fo:text-indent="0in" style:auto-text-indent="false"/>
      <style:text-properties officeooo:rsid="02b99b7d" officeooo:paragraph-rsid="02dd66fe"/>
    </style:style>
    <style:style style:name="P235" style:family="paragraph" style:parent-style-name="Text_20_body">
      <style:paragraph-properties fo:margin-left="0in" fo:margin-right="0in" fo:text-indent="0in" style:auto-text-indent="false"/>
      <style:text-properties officeooo:rsid="02b99b7d" officeooo:paragraph-rsid="02e3fa67"/>
    </style:style>
    <style:style style:name="P236" style:family="paragraph" style:parent-style-name="Text_20_body">
      <style:paragraph-properties fo:margin-left="0in" fo:margin-right="0in" fo:text-indent="0in" style:auto-text-indent="false"/>
      <style:text-properties officeooo:rsid="02b99b7d" officeooo:paragraph-rsid="02e7989a"/>
    </style:style>
    <style:style style:name="P237" style:family="paragraph" style:parent-style-name="Text_20_body">
      <style:paragraph-properties fo:margin-left="0in" fo:margin-right="0in" fo:text-indent="0in" style:auto-text-indent="false"/>
      <style:text-properties officeooo:rsid="02b99b7d" officeooo:paragraph-rsid="02f68a34"/>
    </style:style>
    <style:style style:name="P238" style:family="paragraph" style:parent-style-name="Text_20_body">
      <style:paragraph-properties fo:margin-left="0in" fo:margin-right="0in" fo:text-indent="0in" style:auto-text-indent="false"/>
      <style:text-properties officeooo:rsid="02b99b7d" officeooo:paragraph-rsid="0309b411"/>
    </style:style>
    <style:style style:name="P239" style:family="paragraph" style:parent-style-name="Text_20_body">
      <style:paragraph-properties fo:margin-left="0in" fo:margin-right="0in" fo:text-indent="0in" style:auto-text-indent="false"/>
      <style:text-properties officeooo:rsid="02b99b7d" officeooo:paragraph-rsid="0315e8f8"/>
    </style:style>
    <style:style style:name="P240" style:family="paragraph" style:parent-style-name="Text_20_body">
      <style:paragraph-properties fo:margin-left="0in" fo:margin-right="0in" fo:text-indent="0in" style:auto-text-indent="false"/>
      <style:text-properties officeooo:rsid="02b99b7d" officeooo:paragraph-rsid="03220803"/>
    </style:style>
    <style:style style:name="P241" style:family="paragraph" style:parent-style-name="Text_20_body">
      <style:paragraph-properties fo:margin-left="0in" fo:margin-right="0in" fo:text-indent="0in" style:auto-text-indent="false"/>
      <style:text-properties officeooo:rsid="02b99b7d" officeooo:paragraph-rsid="032cd4e8"/>
    </style:style>
    <style:style style:name="P242" style:family="paragraph" style:parent-style-name="Text_20_body">
      <style:paragraph-properties fo:margin-left="0in" fo:margin-right="0in" fo:text-indent="0in" style:auto-text-indent="false"/>
      <style:text-properties officeooo:rsid="02b99b7d" officeooo:paragraph-rsid="03358152"/>
    </style:style>
    <style:style style:name="P243" style:family="paragraph" style:parent-style-name="Text_20_body">
      <style:paragraph-properties fo:margin-left="0in" fo:margin-right="0in" fo:text-indent="0in" style:auto-text-indent="false"/>
      <style:text-properties officeooo:rsid="02b99b7d" officeooo:paragraph-rsid="0343714a"/>
    </style:style>
    <style:style style:name="P244" style:family="paragraph" style:parent-style-name="Text_20_body">
      <style:paragraph-properties fo:margin-left="0in" fo:margin-right="0in" fo:text-indent="0in" style:auto-text-indent="false"/>
      <style:text-properties officeooo:rsid="02b99b7d" officeooo:paragraph-rsid="034d33d2"/>
    </style:style>
    <style:style style:name="P245" style:family="paragraph" style:parent-style-name="Text_20_body">
      <style:paragraph-properties fo:margin-left="0in" fo:margin-right="0in" fo:text-indent="0in" style:auto-text-indent="false"/>
      <style:text-properties officeooo:rsid="02b99b7d" officeooo:paragraph-rsid="0354462a"/>
    </style:style>
    <style:style style:name="P246" style:family="paragraph" style:parent-style-name="Text_20_body">
      <style:paragraph-properties fo:margin-left="0in" fo:margin-right="0in" fo:text-indent="0in" style:auto-text-indent="false"/>
      <style:text-properties officeooo:rsid="02b99b7d" officeooo:paragraph-rsid="035e151f"/>
    </style:style>
    <style:style style:name="P247" style:family="paragraph" style:parent-style-name="Text_20_body">
      <style:paragraph-properties fo:margin-left="0in" fo:margin-right="0in" fo:text-indent="0in" style:auto-text-indent="false"/>
      <style:text-properties officeooo:rsid="02b99b7d" officeooo:paragraph-rsid="0366ace4"/>
    </style:style>
    <style:style style:name="P248" style:family="paragraph" style:parent-style-name="Text_20_body">
      <style:paragraph-properties fo:margin-left="0in" fo:margin-right="0in" fo:text-indent="0in" style:auto-text-indent="false"/>
      <style:text-properties officeooo:rsid="03709bb9" officeooo:paragraph-rsid="03709bb9"/>
    </style:style>
    <style:style style:name="P249" style:family="paragraph" style:parent-style-name="Text_20_body">
      <style:paragraph-properties fo:margin-left="0in" fo:margin-right="0in" fo:text-indent="0in" style:auto-text-indent="false"/>
      <style:text-properties officeooo:rsid="03709bb9" officeooo:paragraph-rsid="037478fd"/>
    </style:style>
    <style:style style:name="P250" style:family="paragraph" style:parent-style-name="Text_20_body">
      <style:paragraph-properties fo:margin-left="0in" fo:margin-right="0in" fo:text-indent="0in" style:auto-text-indent="false"/>
      <style:text-properties officeooo:rsid="03709bb9" officeooo:paragraph-rsid="0381a510"/>
    </style:style>
    <style:style style:name="P251" style:family="paragraph" style:parent-style-name="Text_20_body">
      <style:paragraph-properties fo:margin-left="0in" fo:margin-right="0in" fo:text-indent="0in" style:auto-text-indent="false"/>
      <style:text-properties officeooo:rsid="03709bb9" officeooo:paragraph-rsid="038539c8"/>
    </style:style>
    <style:style style:name="P252" style:family="paragraph" style:parent-style-name="Text_20_body">
      <style:paragraph-properties fo:margin-left="0in" fo:margin-right="0in" fo:text-indent="0in" style:auto-text-indent="false"/>
      <style:text-properties officeooo:rsid="038f9a3a" officeooo:paragraph-rsid="038f9a3a"/>
    </style:style>
    <style:style style:name="P253" style:family="paragraph" style:parent-style-name="Text_20_body">
      <style:paragraph-properties fo:margin-left="0in" fo:margin-right="0in" fo:text-indent="0in" style:auto-text-indent="false"/>
      <style:text-properties officeooo:rsid="039afc08" officeooo:paragraph-rsid="039afc08"/>
    </style:style>
    <style:style style:name="P25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25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25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25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480ff9" style:language-asian="none" style:country-asian="none" style:font-style-asian="normal" style:font-weight-asian="normal" style:language-complex="hi" style:country-complex="IN" style:font-style-complex="normal" style:font-weight-complex="normal"/>
    </style:style>
    <style:style style:name="P25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25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26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26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26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a5166a" style:language-asian="none" style:country-asian="none" style:font-style-asian="normal" style:font-weight-asian="normal" style:language-complex="hi" style:country-complex="IN" style:font-style-complex="normal" style:font-weight-complex="normal"/>
    </style:style>
    <style:style style:name="P26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26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26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26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26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26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26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27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27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27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af05d3" style:language-asian="none" style:country-asian="none" style:font-style-asian="normal" style:font-weight-asian="normal" style:language-complex="hi" style:country-complex="IN" style:font-style-complex="normal" style:font-weight-complex="normal"/>
    </style:style>
    <style:style style:name="P273" style:family="paragraph" style:parent-style-name="Heading_20_3">
      <style:paragraph-properties fo:margin-left="0in" fo:margin-right="0in" fo:text-align="center" style:justify-single-word="false" fo:text-indent="0in" style:auto-text-indent="false"/>
      <style:text-properties fo:language="ru" fo:country="RU" fo:font-style="normal" fo:font-weight="bold" officeooo:rsid="00edf7bc" officeooo:paragraph-rsid="01a66abe" style:language-asian="none" style:country-asian="none" style:font-style-asian="normal" style:font-weight-asian="bold" style:language-complex="hi" style:country-complex="IN" style:font-style-complex="normal" style:font-weight-complex="bold"/>
    </style:style>
    <style:style style:name="P274" style:family="paragraph" style:parent-style-name="Heading_20_3">
      <style:paragraph-properties fo:margin-left="0in" fo:margin-right="0in" fo:text-align="start"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275" style:family="paragraph" style:parent-style-name="Heading_20_3">
      <style:paragraph-properties fo:margin-left="0in" fo:margin-right="0in" fo:text-align="center"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276" style:family="paragraph" style:parent-style-name="Text_20_body">
      <style:paragraph-properties fo:margin-left="0.9846in" fo:margin-right="0in" fo:text-indent="0in" style:auto-text-indent="false"/>
    </style:style>
    <style:style style:name="P277" style:family="paragraph" style:parent-style-name="Text_20_body">
      <style:paragraph-properties fo:margin-left="0.9846in" fo:margin-right="0in" fo:text-indent="0in" style:auto-text-indent="false"/>
      <style:text-properties officeooo:paragraph-rsid="0029820e"/>
    </style:style>
    <style:style style:name="P278" style:family="paragraph" style:parent-style-name="Text_20_body">
      <style:paragraph-properties fo:margin-left="0.9846in" fo:margin-right="0in" fo:text-indent="0in" style:auto-text-indent="false"/>
      <style:text-properties officeooo:paragraph-rsid="002eadc6"/>
    </style:style>
    <style:style style:name="P279" style:family="paragraph" style:parent-style-name="Text_20_body">
      <style:paragraph-properties fo:margin-left="0.9846in" fo:margin-right="0in" fo:text-indent="0in" style:auto-text-indent="false"/>
      <style:text-properties officeooo:paragraph-rsid="00388490"/>
    </style:style>
    <style:style style:name="P280" style:family="paragraph" style:parent-style-name="Text_20_body">
      <style:paragraph-properties fo:margin-left="0.9846in" fo:margin-right="0in" fo:text-indent="0in" style:auto-text-indent="false"/>
      <style:text-properties officeooo:paragraph-rsid="003b455e"/>
    </style:style>
    <style:style style:name="P281" style:family="paragraph" style:parent-style-name="Text_20_body">
      <style:paragraph-properties fo:margin-left="0.9846in" fo:margin-right="0in" fo:text-indent="0in" style:auto-text-indent="false"/>
      <style:text-properties officeooo:paragraph-rsid="0052143e"/>
    </style:style>
    <style:style style:name="P282" style:family="paragraph" style:parent-style-name="Text_20_body">
      <style:paragraph-properties fo:margin-left="0.9846in" fo:margin-right="0in" fo:text-indent="0in" style:auto-text-indent="false"/>
      <style:text-properties officeooo:paragraph-rsid="006de052"/>
    </style:style>
    <style:style style:name="P283" style:family="paragraph" style:parent-style-name="Text_20_body">
      <style:paragraph-properties fo:margin-left="0.9846in" fo:margin-right="0in" fo:text-indent="0in" style:auto-text-indent="false"/>
      <style:text-properties officeooo:paragraph-rsid="00c595a4"/>
    </style:style>
    <style:style style:name="P284" style:family="paragraph" style:parent-style-name="Text_20_body">
      <style:paragraph-properties fo:margin-left="0.9846in" fo:margin-right="0in" fo:text-indent="0in" style:auto-text-indent="false"/>
      <style:text-properties officeooo:paragraph-rsid="00c5a1c7"/>
    </style:style>
    <style:style style:name="P285" style:family="paragraph" style:parent-style-name="Text_20_body">
      <style:paragraph-properties fo:margin-left="0.9846in" fo:margin-right="0in" fo:text-indent="0in" style:auto-text-indent="false"/>
      <style:text-properties officeooo:paragraph-rsid="00c96220"/>
    </style:style>
    <style:style style:name="P286" style:family="paragraph" style:parent-style-name="Text_20_body">
      <style:paragraph-properties fo:margin-left="0.9846in" fo:margin-right="0in" fo:text-indent="0in" style:auto-text-indent="false"/>
      <style:text-properties officeooo:paragraph-rsid="00ca7c42"/>
    </style:style>
    <style:style style:name="P287" style:family="paragraph" style:parent-style-name="Text_20_body">
      <style:paragraph-properties fo:margin-left="0.9846in" fo:margin-right="0in" fo:text-indent="0in" style:auto-text-indent="false"/>
      <style:text-properties officeooo:paragraph-rsid="00cab2b0"/>
    </style:style>
    <style:style style:name="P288" style:family="paragraph" style:parent-style-name="Text_20_body">
      <style:paragraph-properties fo:margin-left="0.9846in" fo:margin-right="0in" fo:text-indent="0in" style:auto-text-indent="false"/>
      <style:text-properties officeooo:rsid="00cab2b0" officeooo:paragraph-rsid="00cab2b0"/>
    </style:style>
    <style:style style:name="P289" style:family="paragraph" style:parent-style-name="Text_20_body">
      <style:paragraph-properties fo:margin-left="0.9846in" fo:margin-right="0in" fo:text-indent="0in" style:auto-text-indent="false"/>
      <style:text-properties officeooo:paragraph-rsid="00ce3615"/>
    </style:style>
    <style:style style:name="P290" style:family="paragraph" style:parent-style-name="Text_20_body">
      <style:paragraph-properties fo:margin-left="0.9846in" fo:margin-right="0in" fo:text-indent="0in" style:auto-text-indent="false"/>
      <style:text-properties officeooo:paragraph-rsid="00ff0722"/>
    </style:style>
    <style:style style:name="P291" style:family="paragraph" style:parent-style-name="Text_20_body">
      <style:paragraph-properties fo:margin-left="0.9846in" fo:margin-right="0in" fo:text-indent="0in" style:auto-text-indent="false"/>
      <style:text-properties officeooo:paragraph-rsid="0104d3ca"/>
    </style:style>
    <style:style style:name="P292"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293" style:family="paragraph" style:parent-style-name="Text_20_body">
      <style:paragraph-properties fo:margin-left="0.9846in" fo:margin-right="0in" fo:text-indent="0in" style:auto-text-indent="false"/>
      <style:text-properties fo:font-style="italic" officeooo:paragraph-rsid="022423ee" style:font-style-asian="italic" style:font-style-complex="italic"/>
    </style:style>
    <style:style style:name="P294" style:family="paragraph" style:parent-style-name="Text_20_body">
      <style:paragraph-properties fo:margin-left="0.9846in" fo:margin-right="0in" fo:text-indent="0in" style:auto-text-indent="false"/>
      <style:text-properties officeooo:paragraph-rsid="0132a619"/>
    </style:style>
    <style:style style:name="P295" style:family="paragraph" style:parent-style-name="Text_20_body">
      <style:paragraph-properties fo:margin-left="0.9846in" fo:margin-right="0in" fo:text-indent="0in" style:auto-text-indent="false"/>
      <style:text-properties officeooo:paragraph-rsid="014395c0"/>
    </style:style>
    <style:style style:name="P296" style:family="paragraph" style:parent-style-name="Text_20_body">
      <style:paragraph-properties fo:margin-left="0.9846in" fo:margin-right="0in" fo:text-indent="0in" style:auto-text-indent="false"/>
      <style:text-properties officeooo:paragraph-rsid="019d6dd9"/>
    </style:style>
    <style:style style:name="P297" style:family="paragraph" style:parent-style-name="Text_20_body">
      <style:paragraph-properties fo:margin-left="0.9846in" fo:margin-right="0in" fo:text-indent="0in" style:auto-text-indent="false"/>
      <style:text-properties officeooo:paragraph-rsid="01a04ac2"/>
    </style:style>
    <style:style style:name="P298" style:family="paragraph" style:parent-style-name="Text_20_body">
      <style:paragraph-properties fo:margin-left="0.9846in" fo:margin-right="0in" fo:text-indent="0in" style:auto-text-indent="false"/>
      <style:text-properties officeooo:paragraph-rsid="01a71f79"/>
    </style:style>
    <style:style style:name="P299" style:family="paragraph" style:parent-style-name="Text_20_body">
      <style:paragraph-properties fo:margin-left="0.9846in" fo:margin-right="0in" fo:text-indent="0in" style:auto-text-indent="false"/>
      <style:text-properties officeooo:paragraph-rsid="01b2acc7"/>
    </style:style>
    <style:style style:name="P300" style:family="paragraph" style:parent-style-name="Text_20_body">
      <style:paragraph-properties fo:margin-left="0.9846in" fo:margin-right="0in" fo:text-indent="0in" style:auto-text-indent="false"/>
      <style:text-properties officeooo:paragraph-rsid="01b5294d"/>
    </style:style>
    <style:style style:name="P301" style:family="paragraph" style:parent-style-name="Text_20_body">
      <style:paragraph-properties fo:margin-left="0.9846in" fo:margin-right="0in" fo:text-indent="0in" style:auto-text-indent="false"/>
      <style:text-properties officeooo:paragraph-rsid="01b94988"/>
    </style:style>
    <style:style style:name="P302" style:family="paragraph" style:parent-style-name="Text_20_body">
      <style:paragraph-properties fo:margin-left="0.9846in" fo:margin-right="0in" fo:text-indent="0in" style:auto-text-indent="false"/>
      <style:text-properties officeooo:paragraph-rsid="01c812e4"/>
    </style:style>
    <style:style style:name="P303" style:family="paragraph" style:parent-style-name="Text_20_body">
      <style:paragraph-properties fo:margin-left="0.9846in" fo:margin-right="0in" fo:text-indent="0in" style:auto-text-indent="false"/>
      <style:text-properties officeooo:paragraph-rsid="01dbe000"/>
    </style:style>
    <style:style style:name="P304" style:family="paragraph" style:parent-style-name="Text_20_body">
      <style:paragraph-properties fo:margin-left="0.9846in" fo:margin-right="0in" fo:text-indent="0in" style:auto-text-indent="false"/>
      <style:text-properties officeooo:paragraph-rsid="01e73a42"/>
    </style:style>
    <style:style style:name="P305" style:family="paragraph" style:parent-style-name="Text_20_body">
      <style:paragraph-properties fo:margin-left="0.9846in" fo:margin-right="0in" fo:text-indent="0in" style:auto-text-indent="false"/>
      <style:text-properties officeooo:paragraph-rsid="020278ec"/>
    </style:style>
    <style:style style:name="P306" style:family="paragraph" style:parent-style-name="Text_20_body">
      <style:paragraph-properties fo:margin-left="0.9846in" fo:margin-right="0in" fo:text-indent="0in" style:auto-text-indent="false"/>
      <style:text-properties officeooo:paragraph-rsid="0203ca1b"/>
    </style:style>
    <style:style style:name="P307" style:family="paragraph" style:parent-style-name="Text_20_body">
      <style:paragraph-properties fo:margin-left="0.9846in" fo:margin-right="0in" fo:text-indent="0in" style:auto-text-indent="false"/>
      <style:text-properties officeooo:paragraph-rsid="0204069f"/>
    </style:style>
    <style:style style:name="P308" style:family="paragraph" style:parent-style-name="Text_20_body">
      <style:paragraph-properties fo:margin-left="0.9846in" fo:margin-right="0in" fo:text-indent="0in" style:auto-text-indent="false"/>
      <style:text-properties officeooo:paragraph-rsid="02045356"/>
    </style:style>
    <style:style style:name="P309" style:family="paragraph" style:parent-style-name="Text_20_body">
      <style:paragraph-properties fo:margin-left="0.9846in" fo:margin-right="0in" fo:text-indent="0in" style:auto-text-indent="false"/>
      <style:text-properties officeooo:paragraph-rsid="020bc6b0"/>
    </style:style>
    <style:style style:name="P310" style:family="paragraph" style:parent-style-name="Text_20_body">
      <style:paragraph-properties fo:margin-left="0.9846in" fo:margin-right="0in" fo:text-indent="0in" style:auto-text-indent="false"/>
      <style:text-properties officeooo:paragraph-rsid="020d5c6a"/>
    </style:style>
    <style:style style:name="P311" style:family="paragraph" style:parent-style-name="Text_20_body">
      <style:paragraph-properties fo:margin-left="0.9846in" fo:margin-right="0in" fo:text-indent="0in" style:auto-text-indent="false"/>
      <style:text-properties officeooo:paragraph-rsid="02123bb9"/>
    </style:style>
    <style:style style:name="P312" style:family="paragraph" style:parent-style-name="Text_20_body">
      <style:paragraph-properties fo:margin-left="0.9846in" fo:margin-right="0in" fo:text-indent="0in" style:auto-text-indent="false"/>
      <style:text-properties officeooo:paragraph-rsid="022423ee"/>
    </style:style>
    <style:style style:name="P313" style:family="paragraph" style:parent-style-name="Text_20_body">
      <style:paragraph-properties fo:margin-left="0.9846in" fo:margin-right="0in" fo:text-indent="0in" style:auto-text-indent="false"/>
      <style:text-properties officeooo:paragraph-rsid="0238a0c1"/>
    </style:style>
    <style:style style:name="P314" style:family="paragraph" style:parent-style-name="Text_20_body">
      <style:paragraph-properties fo:margin-left="0.9846in" fo:margin-right="0in" fo:text-indent="0in" style:auto-text-indent="false"/>
      <style:text-properties officeooo:paragraph-rsid="024fab84"/>
    </style:style>
    <style:style style:name="P315" style:family="paragraph" style:parent-style-name="Text_20_body">
      <style:paragraph-properties fo:margin-left="0.9846in" fo:margin-right="0in" fo:text-indent="0in" style:auto-text-indent="false"/>
      <style:text-properties officeooo:paragraph-rsid="0270252b"/>
    </style:style>
    <style:style style:name="P316" style:family="paragraph" style:parent-style-name="Text_20_body">
      <style:paragraph-properties fo:margin-left="0.9846in" fo:margin-right="0in" fo:text-indent="0in" style:auto-text-indent="false"/>
      <style:text-properties officeooo:paragraph-rsid="02afd014"/>
    </style:style>
    <style:style style:name="P317" style:family="paragraph" style:parent-style-name="Text_20_body">
      <style:paragraph-properties fo:margin-left="0.9846in" fo:margin-right="0in" fo:text-indent="0in" style:auto-text-indent="false"/>
      <style:text-properties officeooo:paragraph-rsid="02b4d5ec"/>
    </style:style>
    <style:style style:name="P318" style:family="paragraph" style:parent-style-name="Text_20_body">
      <style:paragraph-properties fo:margin-left="0.9846in" fo:margin-right="0in" fo:text-indent="0in" style:auto-text-indent="false"/>
      <style:text-properties officeooo:paragraph-rsid="02b664f3"/>
    </style:style>
    <style:style style:name="P319" style:family="paragraph" style:parent-style-name="Text_20_body">
      <style:paragraph-properties fo:margin-left="0.9846in" fo:margin-right="0in" fo:text-indent="0in" style:auto-text-indent="false"/>
      <style:text-properties officeooo:paragraph-rsid="02cba12e"/>
    </style:style>
    <style:style style:name="P320" style:family="paragraph" style:parent-style-name="Text_20_body">
      <style:paragraph-properties fo:margin-left="0.9846in" fo:margin-right="0in" fo:text-indent="0in" style:auto-text-indent="false"/>
      <style:text-properties officeooo:paragraph-rsid="02cbd521"/>
    </style:style>
    <style:style style:name="P321" style:family="paragraph" style:parent-style-name="Text_20_body">
      <style:paragraph-properties fo:margin-left="0.9846in" fo:margin-right="0in" fo:text-indent="0in" style:auto-text-indent="false"/>
      <style:text-properties officeooo:paragraph-rsid="0300dd56"/>
    </style:style>
    <style:style style:name="P322" style:family="paragraph" style:parent-style-name="Text_20_body">
      <style:paragraph-properties fo:margin-left="0.9846in" fo:margin-right="0in" fo:text-indent="0in" style:auto-text-indent="false"/>
      <style:text-properties officeooo:paragraph-rsid="0300b065"/>
    </style:style>
    <style:style style:name="P323" style:family="paragraph" style:parent-style-name="Text_20_body">
      <style:paragraph-properties fo:margin-left="0.9846in" fo:margin-right="0in" fo:text-indent="0in" style:auto-text-indent="false"/>
      <style:text-properties officeooo:paragraph-rsid="030634d9"/>
    </style:style>
    <style:style style:name="P324" style:family="paragraph" style:parent-style-name="Text_20_body">
      <style:paragraph-properties fo:margin-left="0.9846in" fo:margin-right="0in" fo:text-indent="0in" style:auto-text-indent="false"/>
      <style:text-properties officeooo:paragraph-rsid="030821fe"/>
    </style:style>
    <style:style style:name="P325" style:family="paragraph" style:parent-style-name="Text_20_body">
      <style:paragraph-properties fo:margin-left="0.9846in" fo:margin-right="0in" fo:text-indent="0in" style:auto-text-indent="false"/>
      <style:text-properties officeooo:paragraph-rsid="031b9c14"/>
    </style:style>
    <style:style style:name="P326" style:family="paragraph" style:parent-style-name="Text_20_body">
      <style:paragraph-properties fo:margin-left="0.9846in" fo:margin-right="0in" fo:text-indent="0in" style:auto-text-indent="false"/>
      <style:text-properties officeooo:paragraph-rsid="031d78b7"/>
    </style:style>
    <style:style style:name="P327" style:family="paragraph" style:parent-style-name="Text_20_body">
      <style:paragraph-properties fo:margin-left="0.9846in" fo:margin-right="0in" fo:text-indent="0in" style:auto-text-indent="false"/>
      <style:text-properties officeooo:paragraph-rsid="0322c4af"/>
    </style:style>
    <style:style style:name="P328" style:family="paragraph" style:parent-style-name="Text_20_body">
      <style:paragraph-properties fo:margin-left="0.9846in" fo:margin-right="0in" fo:text-indent="0in" style:auto-text-indent="false"/>
      <style:text-properties officeooo:paragraph-rsid="033b027d"/>
    </style:style>
    <style:style style:name="P329" style:family="paragraph" style:parent-style-name="Text_20_body">
      <style:paragraph-properties fo:margin-left="0.9846in" fo:margin-right="0in" fo:text-indent="0in" style:auto-text-indent="false"/>
      <style:text-properties officeooo:paragraph-rsid="035742a2"/>
    </style:style>
    <style:style style:name="P330" style:family="paragraph" style:parent-style-name="Text_20_body">
      <style:paragraph-properties fo:margin-left="0.9846in" fo:margin-right="0in" fo:text-indent="0in" style:auto-text-indent="false"/>
      <style:text-properties officeooo:paragraph-rsid="03606def"/>
    </style:style>
    <style:style style:name="P331" style:family="paragraph" style:parent-style-name="Text_20_body">
      <style:paragraph-properties fo:margin-left="0.9846in" fo:margin-right="0in" fo:text-indent="0in" style:auto-text-indent="false"/>
      <style:text-properties officeooo:paragraph-rsid="03627098"/>
    </style:style>
    <style:style style:name="P332" style:family="paragraph" style:parent-style-name="Text_20_body">
      <style:paragraph-properties fo:margin-left="0.9846in" fo:margin-right="0in" fo:text-indent="0in" style:auto-text-indent="false"/>
      <style:text-properties officeooo:paragraph-rsid="0389d56e"/>
    </style:style>
    <style:style style:name="P333" style:family="paragraph" style:parent-style-name="Text_20_body">
      <style:paragraph-properties fo:margin-left="0.9846in" fo:margin-right="0in" fo:text-indent="0in" style:auto-text-indent="false"/>
      <style:text-properties officeooo:paragraph-rsid="038b81d6"/>
    </style:style>
    <style:style style:name="P334" style:family="paragraph" style:parent-style-name="Text_20_body">
      <style:paragraph-properties fo:margin-left="0.9846in" fo:margin-right="0in" fo:text-indent="0in" style:auto-text-indent="false"/>
      <style:text-properties officeooo:paragraph-rsid="03aa1513"/>
    </style:style>
    <style:style style:name="P335" style:family="paragraph" style:parent-style-name="indent-big">
      <style:paragraph-properties fo:text-align="start" style:justify-single-word="false"/>
      <style:text-properties fo:language="none" fo:country="none" style:language-asian="none" style:country-asian="none"/>
    </style:style>
    <style:style style:name="P336"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337"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338"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339"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340"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341"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342"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343"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344"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345"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346" style:family="paragraph" style:parent-style-name="Text_20_body">
      <style:paragraph-properties fo:margin-left="0.4925in" fo:margin-right="0in" fo:text-indent="0in" style:auto-text-indent="false"/>
    </style:style>
    <style:style style:name="P347" style:family="paragraph" style:parent-style-name="Text_20_body">
      <style:paragraph-properties fo:margin-left="0.4925in" fo:margin-right="0in" fo:text-indent="0in" style:auto-text-indent="false"/>
      <style:text-properties officeooo:paragraph-rsid="00388490"/>
    </style:style>
    <style:style style:name="P348" style:family="paragraph" style:parent-style-name="Text_20_body">
      <style:paragraph-properties fo:margin-left="0.4925in" fo:margin-right="0in" fo:text-indent="0in" style:auto-text-indent="false"/>
      <style:text-properties officeooo:paragraph-rsid="00c4ad28"/>
    </style:style>
    <style:style style:name="P349"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350"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351" style:family="paragraph" style:parent-style-name="Text_20_body">
      <style:paragraph-properties fo:margin-left="0.4925in" fo:margin-right="0in" fo:text-indent="0in" style:auto-text-indent="false"/>
      <style:text-properties officeooo:paragraph-rsid="019d6dd9"/>
    </style:style>
    <style:style style:name="P352" style:family="paragraph" style:parent-style-name="Text_20_body">
      <style:paragraph-properties fo:margin-left="0.4925in" fo:margin-right="0in" fo:text-indent="0in" style:auto-text-indent="false"/>
      <style:text-properties officeooo:paragraph-rsid="0270252b"/>
    </style:style>
    <style:style style:name="P353" style:family="paragraph" style:parent-style-name="Text_20_body">
      <style:paragraph-properties fo:margin-left="0.4925in" fo:margin-right="0in" fo:text-indent="0in" style:auto-text-indent="false"/>
      <style:text-properties officeooo:paragraph-rsid="02718bbd"/>
    </style:style>
    <style:style style:name="P354" style:family="paragraph" style:parent-style-name="Text_20_body">
      <style:paragraph-properties fo:margin-left="0.4925in" fo:margin-right="0in" fo:text-indent="0in" style:auto-text-indent="false"/>
      <style:text-properties officeooo:rsid="02b99b7d" officeooo:paragraph-rsid="032e99c1"/>
    </style:style>
    <style:style style:name="P355"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356" style:family="paragraph" style:parent-style-name="Text_20_body">
      <style:paragraph-properties fo:margin-left="1.4772in" fo:margin-right="0in" fo:text-indent="0in" style:auto-text-indent="false"/>
    </style:style>
    <style:style style:name="P357" style:family="paragraph" style:parent-style-name="Text_20_body">
      <style:paragraph-properties fo:margin-left="1.4772in" fo:margin-right="0in" fo:text-indent="0in" style:auto-text-indent="false"/>
      <style:text-properties officeooo:paragraph-rsid="006c8658"/>
    </style:style>
    <style:style style:name="P358" style:family="paragraph" style:parent-style-name="Text_20_body">
      <style:paragraph-properties fo:margin-left="1.4772in" fo:margin-right="0in" fo:text-indent="0in" style:auto-text-indent="false"/>
      <style:text-properties officeooo:paragraph-rsid="00dfc7d6"/>
    </style:style>
    <style:style style:name="P359" style:family="paragraph" style:parent-style-name="Text_20_body">
      <style:paragraph-properties fo:margin-left="2.4618in" fo:margin-right="0in" fo:text-indent="0in" style:auto-text-indent="false"/>
    </style:style>
    <style:style style:name="P360" style:family="paragraph" style:parent-style-name="Text_20_body">
      <style:paragraph-properties fo:margin-left="2.4618in" fo:margin-right="0in" fo:text-indent="0in" style:auto-text-indent="false"/>
      <style:text-properties officeooo:paragraph-rsid="006c2c40"/>
    </style:style>
    <style:style style:name="P361" style:family="paragraph" style:parent-style-name="Text_20_body_20__28_user_29_">
      <style:paragraph-properties fo:text-align="start" style:justify-single-word="false"/>
      <style:text-properties fo:language="none" fo:country="none" style:language-asian="none" style:country-asian="none"/>
    </style:style>
    <style:style style:name="P362" style:family="paragraph" style:parent-style-name="Text_20_body">
      <style:paragraph-properties fo:margin-left="1.9693in" fo:margin-right="0in" fo:text-indent="0in" style:auto-text-indent="false"/>
    </style:style>
    <style:style style:name="P363" style:family="paragraph" style:parent-style-name="Text_20_body">
      <style:paragraph-properties fo:margin-left="3.4465in" fo:margin-right="0in" fo:text-indent="0in" style:auto-text-indent="false"/>
      <style:text-properties officeooo:paragraph-rsid="00c4ad28"/>
    </style:style>
    <style:style style:name="P364" style:family="paragraph" style:parent-style-name="Heading_20_1">
      <style:text-properties fo:language="none" fo:country="none" style:language-asian="none" style:country-asian="none"/>
    </style:style>
    <style:style style:name="P365" style:family="paragraph" style:parent-style-name="Heading_20_6" style:master-page-name="Standard">
      <style:paragraph-properties fo:text-align="start" style:justify-single-word="false" style:page-number="auto"/>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officeooo:rsid="011500f1" style:font-style-asian="italic" style:font-style-complex="italic"/>
    </style:style>
    <style:style style:name="T15" style:family="text">
      <style:text-properties fo:font-style="italic" officeooo:rsid="011c9984" style:font-style-asian="italic" style:font-style-complex="italic"/>
    </style:style>
    <style:style style:name="T16" style:family="text">
      <style:text-properties fo:font-style="italic" officeooo:rsid="0149f91c" style:font-style-asian="italic" style:font-style-complex="italic"/>
    </style:style>
    <style:style style:name="T17" style:family="text">
      <style:text-properties fo:font-style="italic" officeooo:rsid="018718ae" style:font-style-asian="italic" style:font-style-complex="italic"/>
    </style:style>
    <style:style style:name="T18" style:family="text">
      <style:text-properties fo:font-style="italic" officeooo:rsid="019c6fe5" style:font-style-asian="italic" style:font-style-complex="italic"/>
    </style:style>
    <style:style style:name="T19" style:family="text">
      <style:text-properties fo:font-style="italic" officeooo:rsid="01ec2012" style:font-style-asian="italic" style:font-style-complex="italic"/>
    </style:style>
    <style:style style:name="T20" style:family="text">
      <style:text-properties fo:font-style="italic" officeooo:rsid="01f5d10b" style:font-style-asian="italic" style:font-style-complex="italic"/>
    </style:style>
    <style:style style:name="T21" style:family="text">
      <style:text-properties fo:font-style="italic" officeooo:rsid="01fe87b1" style:font-style-asian="italic" style:font-style-complex="italic"/>
    </style:style>
    <style:style style:name="T22" style:family="text">
      <style:text-properties fo:font-style="italic" officeooo:rsid="020fa7f9" style:font-style-asian="italic" style:font-style-complex="italic"/>
    </style:style>
    <style:style style:name="T23" style:family="text">
      <style:text-properties fo:font-style="italic" officeooo:rsid="0230b726" style:font-style-asian="italic" style:font-style-complex="italic"/>
    </style:style>
    <style:style style:name="T24" style:family="text">
      <style:text-properties fo:font-style="italic" officeooo:rsid="0266bfeb" style:font-style-asian="italic" style:font-style-complex="italic"/>
    </style:style>
    <style:style style:name="T25" style:family="text">
      <style:text-properties fo:font-style="italic" officeooo:rsid="02671a5f" style:font-style-asian="italic" style:font-style-complex="italic"/>
    </style:style>
    <style:style style:name="T26" style:family="text">
      <style:text-properties fo:font-style="italic" officeooo:rsid="0260251c" style:font-style-asian="italic" style:font-style-complex="italic"/>
    </style:style>
    <style:style style:name="T27" style:family="text">
      <style:text-properties fo:font-style="italic" officeooo:rsid="026bc93d" style:font-style-asian="italic" style:font-style-complex="italic"/>
    </style:style>
    <style:style style:name="T28" style:family="text">
      <style:text-properties fo:font-style="italic" officeooo:rsid="027b0a31" style:font-style-asian="italic" style:font-style-complex="italic"/>
    </style:style>
    <style:style style:name="T29" style:family="text">
      <style:text-properties fo:font-style="italic" officeooo:rsid="02810275" style:font-style-asian="italic" style:font-style-complex="italic"/>
    </style:style>
    <style:style style:name="T30" style:family="text">
      <style:text-properties fo:font-style="italic" officeooo:rsid="028a8a52" style:font-style-asian="italic" style:font-style-complex="italic"/>
    </style:style>
    <style:style style:name="T31" style:family="text">
      <style:text-properties fo:font-style="italic" officeooo:rsid="02980c5f" style:font-style-asian="italic" style:font-style-complex="italic"/>
    </style:style>
    <style:style style:name="T32" style:family="text">
      <style:text-properties fo:font-style="italic" officeooo:rsid="029f9b43" style:font-style-asian="italic" style:font-style-complex="italic"/>
    </style:style>
    <style:style style:name="T33" style:family="text">
      <style:text-properties fo:font-style="italic" officeooo:rsid="02abd01b" style:font-style-asian="italic" style:font-style-complex="italic"/>
    </style:style>
    <style:style style:name="T34" style:family="text">
      <style:text-properties fo:font-style="italic" officeooo:rsid="02ac0068" style:font-style-asian="italic" style:font-style-complex="italic"/>
    </style:style>
    <style:style style:name="T35" style:family="text">
      <style:text-properties fo:font-style="italic" officeooo:rsid="02c328e5" style:font-style-asian="italic" style:font-style-complex="italic"/>
    </style:style>
    <style:style style:name="T36" style:family="text">
      <style:text-properties fo:font-style="italic" officeooo:rsid="02c14b90" style:font-style-asian="italic" style:font-style-complex="italic"/>
    </style:style>
    <style:style style:name="T37" style:family="text">
      <style:text-properties fo:font-style="italic" officeooo:rsid="0302533d" style:font-style-asian="italic" style:font-style-complex="italic"/>
    </style:style>
    <style:style style:name="T38" style:family="text">
      <style:text-properties fo:font-style="italic" officeooo:rsid="030d2ce2" style:font-style-asian="italic" style:font-style-complex="italic"/>
    </style:style>
    <style:style style:name="T39" style:family="text">
      <style:text-properties fo:font-style="italic" officeooo:rsid="035330a7" style:font-style-asian="italic" style:font-style-complex="italic"/>
    </style:style>
    <style:style style:name="T40" style:family="text">
      <style:text-properties fo:font-style="italic" officeooo:rsid="0384dd22" style:font-style-asian="italic" style:font-style-complex="italic"/>
    </style:style>
    <style:style style:name="T41" style:family="text">
      <style:text-properties fo:font-style="italic" officeooo:rsid="03a7c338" style:font-style-asian="italic" style:font-style-complex="italic"/>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fo:font-style="italic" style:text-underline-style="none" style:font-style-asian="italic" style:font-style-complex="italic"/>
    </style:style>
    <style:style style:name="T44" style:family="text">
      <style:text-properties officeooo:rsid="00105bb5"/>
    </style:style>
    <style:style style:name="T45" style:family="text">
      <style:text-properties officeooo:rsid="0010c590"/>
    </style:style>
    <style:style style:name="T46" style:family="text">
      <style:text-properties officeooo:rsid="001160b9"/>
    </style:style>
    <style:style style:name="T47" style:family="text">
      <style:text-properties officeooo:rsid="00131786"/>
    </style:style>
    <style:style style:name="T48" style:family="text">
      <style:text-properties officeooo:rsid="00132abb"/>
    </style:style>
    <style:style style:name="T49" style:family="text">
      <style:text-properties officeooo:rsid="0015451c"/>
    </style:style>
    <style:style style:name="T50" style:family="text">
      <style:text-properties officeooo:rsid="0015fe1b"/>
    </style:style>
    <style:style style:name="T51" style:family="text">
      <style:text-properties officeooo:rsid="0016ac27"/>
    </style:style>
    <style:style style:name="T52" style:family="text">
      <style:text-properties officeooo:rsid="0016d9c1"/>
    </style:style>
    <style:style style:name="T53" style:family="text">
      <style:text-properties officeooo:rsid="00177ea2"/>
    </style:style>
    <style:style style:name="T54" style:family="text">
      <style:text-properties officeooo:rsid="001a0ff3"/>
    </style:style>
    <style:style style:name="T55" style:family="text">
      <style:text-properties officeooo:rsid="001b1cea"/>
    </style:style>
    <style:style style:name="T56" style:family="text">
      <style:text-properties officeooo:rsid="001d3f43"/>
    </style:style>
    <style:style style:name="T57" style:family="text">
      <style:text-properties officeooo:rsid="001ee9d7"/>
    </style:style>
    <style:style style:name="T58" style:family="text">
      <style:text-properties officeooo:rsid="001f2dae"/>
    </style:style>
    <style:style style:name="T59" style:family="text">
      <style:text-properties officeooo:rsid="002029b4"/>
    </style:style>
    <style:style style:name="T60" style:family="text">
      <style:text-properties officeooo:rsid="0021d915"/>
    </style:style>
    <style:style style:name="T61" style:family="text">
      <style:text-properties officeooo:rsid="00235e0f"/>
    </style:style>
    <style:style style:name="T62"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63"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64" style:family="text">
      <style:text-properties officeooo:rsid="002455f2"/>
    </style:style>
    <style:style style:name="T65" style:family="text">
      <style:text-properties officeooo:rsid="00262c81"/>
    </style:style>
    <style:style style:name="T66" style:family="text">
      <style:text-properties officeooo:rsid="0027090f"/>
    </style:style>
    <style:style style:name="T67" style:family="text">
      <style:text-properties officeooo:rsid="0027336b"/>
    </style:style>
    <style:style style:name="T68" style:family="text">
      <style:text-properties officeooo:rsid="002763ad"/>
    </style:style>
    <style:style style:name="T69" style:family="text">
      <style:text-properties officeooo:rsid="0028656c"/>
    </style:style>
    <style:style style:name="T70" style:family="text">
      <style:text-properties officeooo:rsid="0029820e"/>
    </style:style>
    <style:style style:name="T71" style:family="text">
      <style:text-properties officeooo:rsid="002a234a"/>
    </style:style>
    <style:style style:name="T72" style:family="text">
      <style:text-properties officeooo:rsid="002b575d"/>
    </style:style>
    <style:style style:name="T73" style:family="text">
      <style:text-properties officeooo:rsid="002cb16c"/>
    </style:style>
    <style:style style:name="T74" style:family="text">
      <style:text-properties officeooo:rsid="0031db1b"/>
    </style:style>
    <style:style style:name="T75" style:family="text">
      <style:text-properties officeooo:rsid="00327653"/>
    </style:style>
    <style:style style:name="T76" style:family="text">
      <style:text-properties officeooo:rsid="0033af24"/>
    </style:style>
    <style:style style:name="T77" style:family="text">
      <style:text-properties officeooo:rsid="0034424c"/>
    </style:style>
    <style:style style:name="T78" style:family="text">
      <style:text-properties officeooo:rsid="00363834"/>
    </style:style>
    <style:style style:name="T79" style:family="text">
      <style:text-properties officeooo:rsid="00375486"/>
    </style:style>
    <style:style style:name="T80" style:family="text">
      <style:text-properties officeooo:rsid="00388490"/>
    </style:style>
    <style:style style:name="T81" style:family="text">
      <style:text-properties officeooo:rsid="0039575f"/>
    </style:style>
    <style:style style:name="T82" style:family="text">
      <style:text-properties officeooo:rsid="003b455e"/>
    </style:style>
    <style:style style:name="T83" style:family="text">
      <style:text-properties officeooo:rsid="003d14fa"/>
    </style:style>
    <style:style style:name="T84" style:family="text">
      <style:text-properties officeooo:rsid="003d24c7"/>
    </style:style>
    <style:style style:name="T85" style:family="text">
      <style:text-properties officeooo:rsid="003d51bc"/>
    </style:style>
    <style:style style:name="T86" style:family="text">
      <style:text-properties officeooo:rsid="003e0318"/>
    </style:style>
    <style:style style:name="T87" style:family="text">
      <style:text-properties officeooo:rsid="00422cde"/>
    </style:style>
    <style:style style:name="T88" style:family="text">
      <style:text-properties officeooo:rsid="00461c1f"/>
    </style:style>
    <style:style style:name="T89" style:family="text">
      <style:text-properties officeooo:rsid="004b4e28"/>
    </style:style>
    <style:style style:name="T90" style:family="text">
      <style:text-properties officeooo:rsid="004b75cf"/>
    </style:style>
    <style:style style:name="T91" style:family="text">
      <style:text-properties officeooo:rsid="004cee7b"/>
    </style:style>
    <style:style style:name="T92" style:family="text">
      <style:text-properties officeooo:rsid="004eae8b"/>
    </style:style>
    <style:style style:name="T93" style:family="text">
      <style:text-properties officeooo:rsid="004f539d"/>
    </style:style>
    <style:style style:name="T94" style:family="text">
      <style:text-properties officeooo:rsid="005017ba"/>
    </style:style>
    <style:style style:name="T95" style:family="text">
      <style:text-properties officeooo:rsid="0050933c"/>
    </style:style>
    <style:style style:name="T96" style:family="text">
      <style:text-properties officeooo:rsid="0051b2c8"/>
    </style:style>
    <style:style style:name="T97" style:family="text">
      <style:text-properties officeooo:rsid="0052143e"/>
    </style:style>
    <style:style style:name="T98" style:family="text">
      <style:text-properties officeooo:rsid="00562877"/>
    </style:style>
    <style:style style:name="T99" style:family="text">
      <style:text-properties officeooo:rsid="0058dead"/>
    </style:style>
    <style:style style:name="T100" style:family="text">
      <style:text-properties officeooo:rsid="005aae29"/>
    </style:style>
    <style:style style:name="T101" style:family="text">
      <style:text-properties officeooo:rsid="005bc1cc"/>
    </style:style>
    <style:style style:name="T102" style:family="text">
      <style:text-properties officeooo:rsid="005c8e1b"/>
    </style:style>
    <style:style style:name="T103" style:family="text">
      <style:text-properties officeooo:rsid="005e6eb9"/>
    </style:style>
    <style:style style:name="T104" style:family="text">
      <style:text-properties officeooo:rsid="005fc8a6"/>
    </style:style>
    <style:style style:name="T105" style:family="text">
      <style:text-properties officeooo:rsid="0060822e"/>
    </style:style>
    <style:style style:name="T106" style:family="text">
      <style:text-properties officeooo:rsid="006236be"/>
    </style:style>
    <style:style style:name="T107" style:family="text">
      <style:text-properties officeooo:rsid="00633e55"/>
    </style:style>
    <style:style style:name="T108" style:family="text">
      <style:text-properties officeooo:rsid="0064a75b"/>
    </style:style>
    <style:style style:name="T109" style:family="text">
      <style:text-properties fo:font-variant="small-caps"/>
    </style:style>
    <style:style style:name="T110" style:family="text">
      <style:text-properties fo:font-variant="small-caps" officeooo:rsid="0304504d"/>
    </style:style>
    <style:style style:name="T111" style:family="text">
      <style:text-properties fo:font-variant="small-caps" officeooo:rsid="0342c9f3"/>
    </style:style>
    <style:style style:name="T112" style:family="text">
      <style:text-properties fo:font-style="normal" style:font-style-asian="normal" style:font-style-complex="normal"/>
    </style:style>
    <style:style style:name="T113" style:family="text">
      <style:text-properties fo:font-style="normal" officeooo:rsid="006b82cb" style:font-style-asian="normal" style:font-style-complex="normal"/>
    </style:style>
    <style:style style:name="T114" style:family="text">
      <style:text-properties fo:font-style="normal" officeooo:rsid="014395c0" style:font-style-asian="normal" style:font-style-complex="normal"/>
    </style:style>
    <style:style style:name="T115" style:family="text">
      <style:text-properties fo:font-style="normal" officeooo:rsid="01ec2012" style:font-style-asian="normal" style:font-style-complex="normal"/>
    </style:style>
    <style:style style:name="T116" style:family="text">
      <style:text-properties officeooo:rsid="006b82cb"/>
    </style:style>
    <style:style style:name="T117" style:family="text">
      <style:text-properties officeooo:rsid="006c2c40"/>
    </style:style>
    <style:style style:name="T118" style:family="text">
      <style:text-properties officeooo:rsid="006c8658"/>
    </style:style>
    <style:style style:name="T119" style:family="text">
      <style:text-properties officeooo:rsid="006de052"/>
    </style:style>
    <style:style style:name="T120" style:family="text">
      <style:text-properties officeooo:rsid="006e2449"/>
    </style:style>
    <style:style style:name="T121" style:family="text">
      <style:text-properties officeooo:rsid="006edeb4"/>
    </style:style>
    <style:style style:name="T122" style:family="text">
      <style:text-properties officeooo:rsid="0070ba87"/>
    </style:style>
    <style:style style:name="T123" style:family="text">
      <style:text-properties officeooo:rsid="0072333c"/>
    </style:style>
    <style:style style:name="T124" style:family="text">
      <style:text-properties officeooo:rsid="00733e8f"/>
    </style:style>
    <style:style style:name="T125" style:family="text">
      <style:text-properties officeooo:rsid="0074d84e"/>
    </style:style>
    <style:style style:name="T126" style:family="text">
      <style:text-properties officeooo:rsid="00761e8f"/>
    </style:style>
    <style:style style:name="T127" style:family="text">
      <style:text-properties officeooo:rsid="0076508e"/>
    </style:style>
    <style:style style:name="T128" style:family="text">
      <style:text-properties officeooo:rsid="00766915"/>
    </style:style>
    <style:style style:name="T129" style:family="text">
      <style:text-properties officeooo:rsid="007864d2"/>
    </style:style>
    <style:style style:name="T130" style:family="text">
      <style:text-properties officeooo:rsid="0079dab0"/>
    </style:style>
    <style:style style:name="T131" style:family="text">
      <style:text-properties officeooo:rsid="007b7f8f"/>
    </style:style>
    <style:style style:name="T132" style:family="text">
      <style:text-properties officeooo:rsid="007d5639"/>
    </style:style>
    <style:style style:name="T133" style:family="text">
      <style:text-properties officeooo:rsid="007e01df"/>
    </style:style>
    <style:style style:name="T134" style:family="text">
      <style:text-properties officeooo:rsid="007fbcf0"/>
    </style:style>
    <style:style style:name="T135" style:family="text">
      <style:text-properties officeooo:rsid="00804d34"/>
    </style:style>
    <style:style style:name="T136" style:family="text">
      <style:text-properties officeooo:rsid="00823165"/>
    </style:style>
    <style:style style:name="T137" style:family="text">
      <style:text-properties officeooo:rsid="00835f10"/>
    </style:style>
    <style:style style:name="T138" style:family="text">
      <style:text-properties officeooo:rsid="00854601"/>
    </style:style>
    <style:style style:name="T139" style:family="text">
      <style:text-properties fo:language="ru" fo:country="RU" style:language-complex="hi" style:country-complex="IN"/>
    </style:style>
    <style:style style:name="T140" style:family="text">
      <style:text-properties fo:language="ru" fo:country="RU" officeooo:rsid="00854601" style:language-complex="hi" style:country-complex="IN"/>
    </style:style>
    <style:style style:name="T141" style:family="text">
      <style:text-properties fo:language="ru" fo:country="RU" officeooo:rsid="00866f75" style:language-complex="hi" style:country-complex="IN"/>
    </style:style>
    <style:style style:name="T142" style:family="text">
      <style:text-properties fo:language="ru" fo:country="RU" officeooo:rsid="00aef8dd" style:language-complex="hi" style:country-complex="IN"/>
    </style:style>
    <style:style style:name="T143"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144"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145" style:family="text">
      <style:text-properties fo:language="ru" fo:country="RU" fo:font-style="normal" fo:font-weight="normal" officeooo:rsid="02082d19" style:language-asian="none" style:country-asian="none" style:font-style-asian="normal" style:font-weight-asian="normal" style:language-complex="hi" style:country-complex="IN" style:font-style-complex="normal" style:font-weight-complex="normal"/>
    </style:style>
    <style:style style:name="T146" style:family="text">
      <style:text-properties fo:language="ru" fo:country="RU" fo:font-style="normal" fo:font-weight="normal" officeooo:rsid="02346dda" style:language-asian="none" style:country-asian="none" style:font-style-asian="normal" style:font-weight-asian="normal" style:language-complex="hi" style:country-complex="IN" style:font-style-complex="normal" style:font-weight-complex="normal"/>
    </style:style>
    <style:style style:name="T147" style:family="text">
      <style:text-properties fo:language="ru" fo:country="RU" fo:font-style="italic" fo:font-weight="normal" officeooo:rsid="02082d19" style:language-asian="none" style:country-asian="none" style:font-style-asian="italic" style:font-weight-asian="normal" style:language-complex="hi" style:country-complex="IN" style:font-style-complex="italic" style:font-weight-complex="normal"/>
    </style:style>
    <style:style style:name="T148" style:family="text">
      <style:text-properties fo:language="ru" fo:country="RU" fo:font-weight="normal" officeooo:rsid="02082d19" style:language-asian="none" style:country-asian="none" style:font-weight-asian="normal" style:language-complex="hi" style:country-complex="IN" style:font-weight-complex="normal"/>
    </style:style>
    <style:style style:name="T149" style:family="text">
      <style:text-properties officeooo:rsid="00866f75"/>
    </style:style>
    <style:style style:name="T150" style:family="text">
      <style:text-properties officeooo:rsid="00878ebd"/>
    </style:style>
    <style:style style:name="T151" style:family="text">
      <style:text-properties officeooo:rsid="00885efa"/>
    </style:style>
    <style:style style:name="T152" style:family="text">
      <style:text-properties officeooo:rsid="0089d02b"/>
    </style:style>
    <style:style style:name="T153" style:family="text">
      <style:text-properties officeooo:rsid="008bc171"/>
    </style:style>
    <style:style style:name="T154" style:family="text">
      <style:text-properties officeooo:rsid="008d4797"/>
    </style:style>
    <style:style style:name="T155" style:family="text">
      <style:text-properties officeooo:rsid="008e3cf3"/>
    </style:style>
    <style:style style:name="T156" style:family="text">
      <style:text-properties officeooo:rsid="00937454"/>
    </style:style>
    <style:style style:name="T157" style:family="text">
      <style:text-properties officeooo:rsid="009494b1"/>
    </style:style>
    <style:style style:name="T158" style:family="text">
      <style:text-properties officeooo:rsid="0094d8d9"/>
    </style:style>
    <style:style style:name="T159" style:family="text">
      <style:text-properties officeooo:rsid="009604e0"/>
    </style:style>
    <style:style style:name="T160" style:family="text">
      <style:text-properties officeooo:rsid="0099b814"/>
    </style:style>
    <style:style style:name="T161" style:family="text">
      <style:text-properties officeooo:rsid="009a5a2a"/>
    </style:style>
    <style:style style:name="T162" style:family="text">
      <style:text-properties officeooo:rsid="009baae0"/>
    </style:style>
    <style:style style:name="T163" style:family="text">
      <style:text-properties officeooo:rsid="009c4c4d"/>
    </style:style>
    <style:style style:name="T164" style:family="text">
      <style:text-properties officeooo:rsid="009d4d29"/>
    </style:style>
    <style:style style:name="T165" style:family="text">
      <style:text-properties officeooo:rsid="009e1fea"/>
    </style:style>
    <style:style style:name="T166" style:family="text">
      <style:text-properties officeooo:rsid="009e3ce2"/>
    </style:style>
    <style:style style:name="T167" style:family="text">
      <style:text-properties officeooo:rsid="009e873f"/>
    </style:style>
    <style:style style:name="T168" style:family="text">
      <style:text-properties officeooo:rsid="00a07f85"/>
    </style:style>
    <style:style style:name="T169" style:family="text">
      <style:text-properties officeooo:rsid="00a0ca12"/>
    </style:style>
    <style:style style:name="T170" style:family="text">
      <style:text-properties officeooo:rsid="00a1ace6"/>
    </style:style>
    <style:style style:name="T171" style:family="text">
      <style:text-properties officeooo:rsid="00a37572"/>
    </style:style>
    <style:style style:name="T172" style:family="text">
      <style:text-properties officeooo:rsid="00a49d98"/>
    </style:style>
    <style:style style:name="T173" style:family="text">
      <style:text-properties officeooo:rsid="00a8b305"/>
    </style:style>
    <style:style style:name="T174" style:family="text">
      <style:text-properties officeooo:rsid="00aa4ee9"/>
    </style:style>
    <style:style style:name="T175" style:family="text">
      <style:text-properties officeooo:rsid="00aaf337"/>
    </style:style>
    <style:style style:name="T176" style:family="text">
      <style:text-properties officeooo:rsid="00aef8dd"/>
    </style:style>
    <style:style style:name="T177" style:family="text">
      <style:text-properties officeooo:rsid="00b09de6"/>
    </style:style>
    <style:style style:name="T178" style:family="text">
      <style:text-properties officeooo:rsid="00b2e0fa"/>
    </style:style>
    <style:style style:name="T179" style:family="text">
      <style:text-properties officeooo:rsid="00b39899"/>
    </style:style>
    <style:style style:name="T180" style:family="text">
      <style:text-properties officeooo:rsid="00b472ed"/>
    </style:style>
    <style:style style:name="T181" style:family="text">
      <style:text-properties officeooo:rsid="00b56284"/>
    </style:style>
    <style:style style:name="T182" style:family="text">
      <style:text-properties officeooo:rsid="00b5f240"/>
    </style:style>
    <style:style style:name="T183" style:family="text">
      <style:text-properties officeooo:rsid="00bfcf9e"/>
    </style:style>
    <style:style style:name="T184" style:family="text">
      <style:text-properties officeooo:rsid="00c0a824"/>
    </style:style>
    <style:style style:name="T185" style:family="text">
      <style:text-properties officeooo:rsid="00c12e4b"/>
    </style:style>
    <style:style style:name="T186" style:family="text">
      <style:text-properties officeooo:rsid="00c2d48f"/>
    </style:style>
    <style:style style:name="T187" style:family="text">
      <style:text-properties officeooo:rsid="00c38124"/>
    </style:style>
    <style:style style:name="T188" style:family="text">
      <style:text-properties officeooo:rsid="00c4ad28"/>
    </style:style>
    <style:style style:name="T189" style:family="text">
      <style:text-properties officeooo:rsid="00c595a4"/>
    </style:style>
    <style:style style:name="T190" style:family="text">
      <style:text-properties officeooo:rsid="00c5a1c7"/>
    </style:style>
    <style:style style:name="T191" style:family="text">
      <style:text-properties officeooo:rsid="00c6a6fc"/>
    </style:style>
    <style:style style:name="T192" style:family="text">
      <style:text-properties officeooo:rsid="00c96220"/>
    </style:style>
    <style:style style:name="T193" style:family="text">
      <style:text-properties officeooo:rsid="00ca7c42"/>
    </style:style>
    <style:style style:name="T194" style:family="text">
      <style:text-properties officeooo:rsid="00cab2b0"/>
    </style:style>
    <style:style style:name="T195" style:family="text">
      <style:text-properties fo:font-weight="normal" style:font-weight-asian="normal" style:font-weight-complex="normal"/>
    </style:style>
    <style:style style:name="T196" style:family="text">
      <style:text-properties fo:font-weight="normal" officeooo:rsid="00d7d536" style:font-weight-asian="normal" style:font-weight-complex="normal"/>
    </style:style>
    <style:style style:name="T197" style:family="text">
      <style:text-properties fo:font-weight="normal" officeooo:rsid="00d9b0d8" style:font-weight-asian="normal" style:font-weight-complex="normal"/>
    </style:style>
    <style:style style:name="T198" style:family="text">
      <style:text-properties officeooo:rsid="00cca6b6"/>
    </style:style>
    <style:style style:name="T199" style:family="text">
      <style:text-properties officeooo:rsid="00ce3615"/>
    </style:style>
    <style:style style:name="T200" style:family="text">
      <style:text-properties officeooo:rsid="00d03fc5"/>
    </style:style>
    <style:style style:name="T201" style:family="text">
      <style:text-properties officeooo:rsid="00d23023"/>
    </style:style>
    <style:style style:name="T202" style:family="text">
      <style:text-properties officeooo:rsid="00d25253"/>
    </style:style>
    <style:style style:name="T203" style:family="text">
      <style:text-properties officeooo:rsid="00d30f16"/>
    </style:style>
    <style:style style:name="T204" style:family="text">
      <style:text-properties officeooo:rsid="00d31bf1"/>
    </style:style>
    <style:style style:name="T205" style:family="text">
      <style:text-properties officeooo:rsid="00d4f64c"/>
    </style:style>
    <style:style style:name="T206" style:family="text">
      <style:text-properties fo:font-weight="bold" style:font-weight-asian="bold" style:font-weight-complex="bold"/>
    </style:style>
    <style:style style:name="T207" style:family="text">
      <style:text-properties officeooo:rsid="00d70aab"/>
    </style:style>
    <style:style style:name="T208" style:family="text">
      <style:text-properties officeooo:rsid="00d7aa22"/>
    </style:style>
    <style:style style:name="T209" style:family="text">
      <style:text-properties officeooo:rsid="00d7d536"/>
    </style:style>
    <style:style style:name="T210" style:family="text">
      <style:text-properties officeooo:rsid="00d9b0d8"/>
    </style:style>
    <style:style style:name="T211" style:family="text">
      <style:text-properties officeooo:rsid="00dde28f"/>
    </style:style>
    <style:style style:name="T212" style:family="text">
      <style:text-properties officeooo:rsid="00dfc7d6"/>
    </style:style>
    <style:style style:name="T213" style:family="text">
      <style:text-properties officeooo:rsid="00e07a21"/>
    </style:style>
    <style:style style:name="T214" style:family="text">
      <style:text-properties officeooo:rsid="00e1ce3c"/>
    </style:style>
    <style:style style:name="T215" style:family="text">
      <style:text-properties officeooo:rsid="00e1ea05"/>
    </style:style>
    <style:style style:name="T216" style:family="text">
      <style:text-properties officeooo:rsid="00e3c689"/>
    </style:style>
    <style:style style:name="T217" style:family="text">
      <style:text-properties officeooo:rsid="00e4628b"/>
    </style:style>
    <style:style style:name="T218" style:family="text">
      <style:text-properties officeooo:rsid="00e4bb68"/>
    </style:style>
    <style:style style:name="T219" style:family="text">
      <style:text-properties officeooo:rsid="00e54357"/>
    </style:style>
    <style:style style:name="T220" style:family="text">
      <style:text-properties officeooo:rsid="00e78eef"/>
    </style:style>
    <style:style style:name="T221" style:family="text">
      <style:text-properties officeooo:rsid="00e84d94"/>
    </style:style>
    <style:style style:name="T222" style:family="text">
      <style:text-properties officeooo:rsid="00e9e5c5"/>
    </style:style>
    <style:style style:name="T223" style:family="text">
      <style:text-properties officeooo:rsid="00eb0ed1"/>
    </style:style>
    <style:style style:name="T224" style:family="text">
      <style:text-properties officeooo:rsid="00ebfa12"/>
    </style:style>
    <style:style style:name="T225" style:family="text">
      <style:text-properties officeooo:rsid="00ee147e"/>
    </style:style>
    <style:style style:name="T226" style:family="text">
      <style:text-properties officeooo:rsid="00eef302"/>
    </style:style>
    <style:style style:name="T227" style:family="text">
      <style:text-properties officeooo:rsid="00f03964"/>
    </style:style>
    <style:style style:name="T228" style:family="text">
      <style:text-properties officeooo:rsid="00f04056"/>
    </style:style>
    <style:style style:name="T229" style:family="text">
      <style:text-properties officeooo:rsid="00f23baa"/>
    </style:style>
    <style:style style:name="T230" style:family="text">
      <style:text-properties officeooo:rsid="00f2dab7"/>
    </style:style>
    <style:style style:name="T231" style:family="text">
      <style:text-properties officeooo:rsid="00f4635a"/>
    </style:style>
    <style:style style:name="T232" style:family="text">
      <style:text-properties officeooo:rsid="00f5e236"/>
    </style:style>
    <style:style style:name="T233" style:family="text">
      <style:text-properties officeooo:rsid="00f7aee9"/>
    </style:style>
    <style:style style:name="T234" style:family="text">
      <style:text-properties officeooo:rsid="00f92d47"/>
    </style:style>
    <style:style style:name="T235" style:family="text">
      <style:text-properties officeooo:rsid="00fbe8a5"/>
    </style:style>
    <style:style style:name="T236" style:family="text">
      <style:text-properties officeooo:rsid="00fd4ae5"/>
    </style:style>
    <style:style style:name="T237" style:family="text">
      <style:text-properties officeooo:rsid="00ff0722"/>
    </style:style>
    <style:style style:name="T238" style:family="text">
      <style:text-properties officeooo:rsid="00ffff48"/>
    </style:style>
    <style:style style:name="T239" style:family="text">
      <style:text-properties officeooo:rsid="01005844"/>
    </style:style>
    <style:style style:name="T240" style:family="text">
      <style:text-properties officeooo:rsid="0100c33a"/>
    </style:style>
    <style:style style:name="T241" style:family="text">
      <style:text-properties officeooo:rsid="01027d2b"/>
    </style:style>
    <style:style style:name="T242" style:family="text">
      <style:text-properties officeooo:rsid="01063295"/>
    </style:style>
    <style:style style:name="T243" style:family="text">
      <style:text-properties officeooo:rsid="01076227"/>
    </style:style>
    <style:style style:name="T244" style:family="text">
      <style:text-properties officeooo:rsid="0107a7aa"/>
    </style:style>
    <style:style style:name="T245" style:family="text">
      <style:text-properties officeooo:rsid="0108452d"/>
    </style:style>
    <style:style style:name="T246" style:family="text">
      <style:text-properties officeooo:rsid="01094b0c"/>
    </style:style>
    <style:style style:name="T247" style:family="text">
      <style:text-properties officeooo:rsid="010b7f65"/>
    </style:style>
    <style:style style:name="T248" style:family="text">
      <style:text-properties officeooo:rsid="01135272"/>
    </style:style>
    <style:style style:name="T249" style:family="text">
      <style:text-properties officeooo:rsid="011435f7"/>
    </style:style>
    <style:style style:name="T250" style:family="text">
      <style:text-properties officeooo:rsid="011500f1"/>
    </style:style>
    <style:style style:name="T251" style:family="text">
      <style:text-properties officeooo:rsid="01166568"/>
    </style:style>
    <style:style style:name="T252" style:family="text">
      <style:text-properties officeooo:rsid="01168cae"/>
    </style:style>
    <style:style style:name="T253" style:family="text">
      <style:text-properties officeooo:rsid="0120bef9"/>
    </style:style>
    <style:style style:name="T254" style:family="text">
      <style:text-properties officeooo:rsid="01287784"/>
    </style:style>
    <style:style style:name="T255" style:family="text">
      <style:text-properties officeooo:rsid="012a4a15"/>
    </style:style>
    <style:style style:name="T256" style:family="text">
      <style:text-properties officeooo:rsid="012bbd8e"/>
    </style:style>
    <style:style style:name="T257" style:family="text">
      <style:text-properties officeooo:rsid="012d6a00"/>
    </style:style>
    <style:style style:name="T258" style:family="text">
      <style:text-properties officeooo:rsid="012f5252"/>
    </style:style>
    <style:style style:name="T259" style:family="text">
      <style:text-properties officeooo:rsid="01363ebc"/>
    </style:style>
    <style:style style:name="T260" style:family="text">
      <style:text-properties officeooo:rsid="01365ea0"/>
    </style:style>
    <style:style style:name="T261" style:family="text">
      <style:text-properties officeooo:rsid="013779fb"/>
    </style:style>
    <style:style style:name="T262" style:family="text">
      <style:text-properties officeooo:rsid="0137f14c"/>
    </style:style>
    <style:style style:name="T263" style:family="text">
      <style:text-properties officeooo:rsid="0138cccd"/>
    </style:style>
    <style:style style:name="T264" style:family="text">
      <style:text-properties officeooo:rsid="0138d5e3"/>
    </style:style>
    <style:style style:name="T265" style:family="text">
      <style:text-properties officeooo:rsid="01396c70"/>
    </style:style>
    <style:style style:name="T266" style:family="text">
      <style:text-properties officeooo:rsid="0139e95a"/>
    </style:style>
    <style:style style:name="T267" style:family="text">
      <style:text-properties officeooo:rsid="0139f028"/>
    </style:style>
    <style:style style:name="T268" style:family="text">
      <style:text-properties officeooo:rsid="013ac95f"/>
    </style:style>
    <style:style style:name="T269" style:family="text">
      <style:text-properties officeooo:rsid="013c37f2"/>
    </style:style>
    <style:style style:name="T270" style:family="text">
      <style:text-properties officeooo:rsid="013d0ec1"/>
    </style:style>
    <style:style style:name="T271" style:family="text">
      <style:text-properties officeooo:rsid="013ee1b3"/>
    </style:style>
    <style:style style:name="T272" style:family="text">
      <style:text-properties officeooo:rsid="013f5edb"/>
    </style:style>
    <style:style style:name="T273" style:family="text">
      <style:text-properties officeooo:rsid="01415628"/>
    </style:style>
    <style:style style:name="T274" style:family="text">
      <style:text-properties officeooo:rsid="01435163"/>
    </style:style>
    <style:style style:name="T275" style:family="text">
      <style:text-properties officeooo:rsid="014395c0"/>
    </style:style>
    <style:style style:name="T276" style:family="text">
      <style:text-properties officeooo:rsid="0143dea5"/>
    </style:style>
    <style:style style:name="T277" style:family="text">
      <style:text-properties officeooo:rsid="0146d7a3"/>
    </style:style>
    <style:style style:name="T278" style:family="text">
      <style:text-properties officeooo:rsid="0149f91c"/>
    </style:style>
    <style:style style:name="T279" style:family="text">
      <style:text-properties officeooo:rsid="014a159e"/>
    </style:style>
    <style:style style:name="T280" style:family="text">
      <style:text-properties officeooo:rsid="014c06bd"/>
    </style:style>
    <style:style style:name="T281" style:family="text">
      <style:text-properties officeooo:rsid="014d9d43"/>
    </style:style>
    <style:style style:name="T282" style:family="text">
      <style:text-properties officeooo:rsid="014f5a46"/>
    </style:style>
    <style:style style:name="T283" style:family="text">
      <style:text-properties officeooo:rsid="014f8f50"/>
    </style:style>
    <style:style style:name="T284" style:family="text">
      <style:text-properties officeooo:rsid="01501f6a"/>
    </style:style>
    <style:style style:name="T285" style:family="text">
      <style:text-properties officeooo:rsid="015100b4"/>
    </style:style>
    <style:style style:name="T286" style:family="text">
      <style:text-properties officeooo:rsid="015155d9"/>
    </style:style>
    <style:style style:name="T287" style:family="text">
      <style:text-properties officeooo:rsid="0151b53c"/>
    </style:style>
    <style:style style:name="T288" style:family="text">
      <style:text-properties officeooo:rsid="0151ed51"/>
    </style:style>
    <style:style style:name="T289" style:family="text">
      <style:text-properties officeooo:rsid="01525f43"/>
    </style:style>
    <style:style style:name="T290" style:family="text">
      <style:text-properties officeooo:rsid="01527df1"/>
    </style:style>
    <style:style style:name="T291" style:family="text">
      <style:text-properties officeooo:rsid="0154182a"/>
    </style:style>
    <style:style style:name="T292" style:family="text">
      <style:text-properties officeooo:rsid="015463b2"/>
    </style:style>
    <style:style style:name="T293" style:family="text">
      <style:text-properties officeooo:rsid="01549ed5"/>
    </style:style>
    <style:style style:name="T294" style:family="text">
      <style:text-properties officeooo:rsid="015641fb"/>
    </style:style>
    <style:style style:name="T295" style:family="text">
      <style:text-properties officeooo:rsid="0156f873"/>
    </style:style>
    <style:style style:name="T296" style:family="text">
      <style:text-properties officeooo:rsid="01577a47"/>
    </style:style>
    <style:style style:name="T297" style:family="text">
      <style:text-properties officeooo:rsid="01589e1d"/>
    </style:style>
    <style:style style:name="T298" style:family="text">
      <style:text-properties officeooo:rsid="015d3688"/>
    </style:style>
    <style:style style:name="T299" style:family="text">
      <style:text-properties officeooo:rsid="015edee9"/>
    </style:style>
    <style:style style:name="T300" style:family="text">
      <style:text-properties officeooo:rsid="015ee7fe"/>
    </style:style>
    <style:style style:name="T301" style:family="text">
      <style:text-properties officeooo:rsid="0160b910"/>
    </style:style>
    <style:style style:name="T302" style:family="text">
      <style:text-properties officeooo:rsid="01629334"/>
    </style:style>
    <style:style style:name="T303" style:family="text">
      <style:text-properties officeooo:rsid="0163a991"/>
    </style:style>
    <style:style style:name="T304" style:family="text">
      <style:text-properties officeooo:rsid="01647f33"/>
    </style:style>
    <style:style style:name="T305" style:family="text">
      <style:text-properties officeooo:rsid="0164f6d8"/>
    </style:style>
    <style:style style:name="T306" style:family="text">
      <style:text-properties officeooo:rsid="01668274"/>
    </style:style>
    <style:style style:name="T307" style:family="text">
      <style:text-properties officeooo:rsid="01677ecb"/>
    </style:style>
    <style:style style:name="T308" style:family="text">
      <style:text-properties officeooo:rsid="01688552"/>
    </style:style>
    <style:style style:name="T309" style:family="text">
      <style:text-properties officeooo:rsid="0168addb"/>
    </style:style>
    <style:style style:name="T310" style:family="text">
      <style:text-properties officeooo:rsid="016964a8"/>
    </style:style>
    <style:style style:name="T311" style:family="text">
      <style:text-properties officeooo:rsid="016daab9"/>
    </style:style>
    <style:style style:name="T312" style:family="text">
      <style:text-properties officeooo:rsid="016f5c01"/>
    </style:style>
    <style:style style:name="T313" style:family="text">
      <style:text-properties officeooo:rsid="016ff846"/>
    </style:style>
    <style:style style:name="T314" style:family="text">
      <style:text-properties officeooo:rsid="017015b2"/>
    </style:style>
    <style:style style:name="T315" style:family="text">
      <style:text-properties officeooo:rsid="0171a9d9"/>
    </style:style>
    <style:style style:name="T316" style:family="text">
      <style:text-properties officeooo:rsid="0172432e"/>
    </style:style>
    <style:style style:name="T317" style:family="text">
      <style:text-properties officeooo:rsid="017312b3"/>
    </style:style>
    <style:style style:name="T318" style:family="text">
      <style:text-properties officeooo:rsid="0178ee11"/>
    </style:style>
    <style:style style:name="T319" style:family="text">
      <style:text-properties officeooo:rsid="01797ab2"/>
    </style:style>
    <style:style style:name="T320" style:family="text">
      <style:text-properties officeooo:rsid="017b3f07"/>
    </style:style>
    <style:style style:name="T321" style:family="text">
      <style:text-properties officeooo:rsid="017c430a"/>
    </style:style>
    <style:style style:name="T322" style:family="text">
      <style:text-properties officeooo:rsid="017d4213"/>
    </style:style>
    <style:style style:name="T323" style:family="text">
      <style:text-properties officeooo:rsid="017e9c95"/>
    </style:style>
    <style:style style:name="T324" style:family="text">
      <style:text-properties officeooo:rsid="017ef327"/>
    </style:style>
    <style:style style:name="T325" style:family="text">
      <style:text-properties officeooo:rsid="017f5b1e"/>
    </style:style>
    <style:style style:name="T326" style:family="text">
      <style:text-properties officeooo:rsid="0180ef31"/>
    </style:style>
    <style:style style:name="T327" style:family="text">
      <style:text-properties officeooo:rsid="01814858"/>
    </style:style>
    <style:style style:name="T328" style:family="text">
      <style:text-properties officeooo:rsid="018281e5"/>
    </style:style>
    <style:style style:name="T329" style:family="text">
      <style:text-properties officeooo:rsid="01841855"/>
    </style:style>
    <style:style style:name="T330" style:family="text">
      <style:text-properties officeooo:rsid="0185ad99"/>
    </style:style>
    <style:style style:name="T331" style:family="text">
      <style:text-properties officeooo:rsid="0185fa49"/>
    </style:style>
    <style:style style:name="T332" style:family="text">
      <style:text-properties officeooo:rsid="018718ae"/>
    </style:style>
    <style:style style:name="T333" style:family="text">
      <style:text-properties officeooo:rsid="018fad9a"/>
    </style:style>
    <style:style style:name="T334" style:family="text">
      <style:text-properties officeooo:rsid="019027f5"/>
    </style:style>
    <style:style style:name="T335" style:family="text">
      <style:text-properties officeooo:rsid="0191d6f9"/>
    </style:style>
    <style:style style:name="T336" style:family="text">
      <style:text-properties officeooo:rsid="0194f112"/>
    </style:style>
    <style:style style:name="T337" style:family="text">
      <style:text-properties officeooo:rsid="019613bd"/>
    </style:style>
    <style:style style:name="T338" style:family="text">
      <style:text-properties officeooo:rsid="01977d1a"/>
    </style:style>
    <style:style style:name="T339" style:family="text">
      <style:text-properties officeooo:rsid="0197acdc"/>
    </style:style>
    <style:style style:name="T340" style:family="text">
      <style:text-properties officeooo:rsid="0198221e"/>
    </style:style>
    <style:style style:name="T341" style:family="text">
      <style:text-properties officeooo:rsid="019852b6"/>
    </style:style>
    <style:style style:name="T342" style:family="text">
      <style:text-properties officeooo:rsid="0198f1e1"/>
    </style:style>
    <style:style style:name="T343" style:family="text">
      <style:text-properties officeooo:rsid="019ac404"/>
    </style:style>
    <style:style style:name="T344" style:family="text">
      <style:text-properties officeooo:rsid="019c6fe5"/>
    </style:style>
    <style:style style:name="T345" style:family="text">
      <style:text-properties officeooo:rsid="019d6dd9"/>
    </style:style>
    <style:style style:name="T346" style:family="text">
      <style:text-properties officeooo:rsid="01a04ac2"/>
    </style:style>
    <style:style style:name="T347" style:family="text">
      <style:text-properties officeooo:rsid="01a21e8b"/>
    </style:style>
    <style:style style:name="T348" style:family="text">
      <style:text-properties officeooo:rsid="01a2eb26"/>
    </style:style>
    <style:style style:name="T349" style:family="text">
      <style:text-properties officeooo:rsid="01a4dd48"/>
    </style:style>
    <style:style style:name="T350" style:family="text">
      <style:text-properties officeooo:rsid="01a66abe"/>
    </style:style>
    <style:style style:name="T351" style:family="text">
      <style:text-properties officeooo:rsid="01a71f79"/>
    </style:style>
    <style:style style:name="T352" style:family="text">
      <style:text-properties officeooo:rsid="01a786ea"/>
    </style:style>
    <style:style style:name="T353" style:family="text">
      <style:text-properties officeooo:rsid="01ac3a71"/>
    </style:style>
    <style:style style:name="T354" style:family="text">
      <style:text-properties officeooo:rsid="01acd23e"/>
    </style:style>
    <style:style style:name="T355" style:family="text">
      <style:text-properties officeooo:rsid="01ad53a0"/>
    </style:style>
    <style:style style:name="T356" style:family="text">
      <style:text-properties officeooo:rsid="01ae3d70"/>
    </style:style>
    <style:style style:name="T357" style:family="text">
      <style:text-properties officeooo:rsid="01af913c"/>
    </style:style>
    <style:style style:name="T358" style:family="text">
      <style:text-properties officeooo:rsid="01b1c942"/>
    </style:style>
    <style:style style:name="T359" style:family="text">
      <style:text-properties officeooo:rsid="01b21631"/>
    </style:style>
    <style:style style:name="T360" style:family="text">
      <style:text-properties officeooo:rsid="01b2acc7"/>
    </style:style>
    <style:style style:name="T361" style:family="text">
      <style:text-properties officeooo:rsid="01b356ba"/>
    </style:style>
    <style:style style:name="T362" style:family="text">
      <style:text-properties officeooo:rsid="01b5294d"/>
    </style:style>
    <style:style style:name="T363" style:family="text">
      <style:text-properties officeooo:rsid="01b74a10"/>
    </style:style>
    <style:style style:name="T364" style:family="text">
      <style:text-properties officeooo:rsid="01b94988"/>
    </style:style>
    <style:style style:name="T365" style:family="text">
      <style:text-properties officeooo:rsid="01ba7684"/>
    </style:style>
    <style:style style:name="T366" style:family="text">
      <style:text-properties officeooo:rsid="01bedf14"/>
    </style:style>
    <style:style style:name="T367" style:family="text">
      <style:text-properties officeooo:rsid="01bf02df"/>
    </style:style>
    <style:style style:name="T368" style:family="text">
      <style:text-properties officeooo:rsid="01bf8e5f"/>
    </style:style>
    <style:style style:name="T369" style:family="text">
      <style:text-properties officeooo:rsid="01c18c2e"/>
    </style:style>
    <style:style style:name="T370" style:family="text">
      <style:text-properties officeooo:rsid="01c32744"/>
    </style:style>
    <style:style style:name="T371" style:family="text">
      <style:text-properties officeooo:rsid="01c3eb3b"/>
    </style:style>
    <style:style style:name="T372" style:family="text">
      <style:text-properties officeooo:rsid="01c3fa59"/>
    </style:style>
    <style:style style:name="T373" style:family="text">
      <style:text-properties officeooo:rsid="01c43f07"/>
    </style:style>
    <style:style style:name="T374" style:family="text">
      <style:text-properties officeooo:rsid="01c56928"/>
    </style:style>
    <style:style style:name="T375" style:family="text">
      <style:text-properties officeooo:rsid="01c71729"/>
    </style:style>
    <style:style style:name="T376" style:family="text">
      <style:text-properties officeooo:rsid="01c7cc54"/>
    </style:style>
    <style:style style:name="T377" style:family="text">
      <style:text-properties officeooo:rsid="01c812e4"/>
    </style:style>
    <style:style style:name="T378" style:family="text">
      <style:text-properties officeooo:rsid="01c9eff2"/>
    </style:style>
    <style:style style:name="T379" style:family="text">
      <style:text-properties officeooo:rsid="01cf3a25"/>
    </style:style>
    <style:style style:name="T380" style:family="text">
      <style:text-properties officeooo:rsid="01d0a681"/>
    </style:style>
    <style:style style:name="T381" style:family="text">
      <style:text-properties officeooo:rsid="01d0fd8a"/>
    </style:style>
    <style:style style:name="T382" style:family="text">
      <style:text-properties officeooo:rsid="01d2a21a"/>
    </style:style>
    <style:style style:name="T383" style:family="text">
      <style:text-properties officeooo:rsid="01d348e9"/>
    </style:style>
    <style:style style:name="T384" style:family="text">
      <style:text-properties officeooo:rsid="01d3589f"/>
    </style:style>
    <style:style style:name="T385" style:family="text">
      <style:text-properties officeooo:rsid="01d3a0a6"/>
    </style:style>
    <style:style style:name="T386" style:family="text">
      <style:text-properties officeooo:rsid="01d53903"/>
    </style:style>
    <style:style style:name="T387" style:family="text">
      <style:text-properties officeooo:rsid="01d793e3"/>
    </style:style>
    <style:style style:name="T388" style:family="text">
      <style:text-properties officeooo:rsid="01d94813"/>
    </style:style>
    <style:style style:name="T389" style:family="text">
      <style:text-properties officeooo:rsid="01da9d64"/>
    </style:style>
    <style:style style:name="T390" style:family="text">
      <style:text-properties officeooo:rsid="01dbe000"/>
    </style:style>
    <style:style style:name="T391" style:family="text">
      <style:text-properties officeooo:rsid="01dd774b"/>
    </style:style>
    <style:style style:name="T392" style:family="text">
      <style:text-properties officeooo:rsid="01ddfede"/>
    </style:style>
    <style:style style:name="T393" style:family="text">
      <style:text-properties officeooo:rsid="01dfda64"/>
    </style:style>
    <style:style style:name="T394" style:family="text">
      <style:text-properties officeooo:rsid="01e5ca30"/>
    </style:style>
    <style:style style:name="T395" style:family="text">
      <style:text-properties officeooo:rsid="01e6421a"/>
    </style:style>
    <style:style style:name="T396" style:family="text">
      <style:text-properties officeooo:rsid="01e73a42"/>
    </style:style>
    <style:style style:name="T397" style:family="text">
      <style:text-properties officeooo:rsid="01e8c399"/>
    </style:style>
    <style:style style:name="T398" style:family="text">
      <style:text-properties officeooo:rsid="01e9aac0"/>
    </style:style>
    <style:style style:name="T399" style:family="text">
      <style:text-properties officeooo:rsid="01ecce95"/>
    </style:style>
    <style:style style:name="T400" style:family="text">
      <style:text-properties officeooo:rsid="01eff5b4"/>
    </style:style>
    <style:style style:name="T401" style:family="text">
      <style:text-properties officeooo:rsid="01f0688e"/>
    </style:style>
    <style:style style:name="T402" style:family="text">
      <style:text-properties officeooo:rsid="01f14df0"/>
    </style:style>
    <style:style style:name="T403" style:family="text">
      <style:text-properties officeooo:rsid="01f49eea"/>
    </style:style>
    <style:style style:name="T404" style:family="text">
      <style:text-properties officeooo:rsid="01faaef6"/>
    </style:style>
    <style:style style:name="T405" style:family="text">
      <style:text-properties officeooo:rsid="01fbe928"/>
    </style:style>
    <style:style style:name="T406" style:family="text">
      <style:text-properties officeooo:rsid="01ff4e22"/>
    </style:style>
    <style:style style:name="T407" style:family="text">
      <style:text-properties officeooo:rsid="020278ec"/>
    </style:style>
    <style:style style:name="T408" style:family="text">
      <style:text-properties officeooo:rsid="0203ca1b"/>
    </style:style>
    <style:style style:name="T409" style:family="text">
      <style:text-properties officeooo:rsid="0204069f"/>
    </style:style>
    <style:style style:name="T410" style:family="text">
      <style:text-properties officeooo:rsid="02045356"/>
    </style:style>
    <style:style style:name="T411" style:family="text">
      <style:text-properties officeooo:rsid="02056311"/>
    </style:style>
    <style:style style:name="T412" style:family="text">
      <style:text-properties officeooo:rsid="02069c6c"/>
    </style:style>
    <style:style style:name="T413" style:family="text">
      <style:text-properties officeooo:rsid="02099c16"/>
    </style:style>
    <style:style style:name="T414" style:family="text">
      <style:text-properties officeooo:rsid="020b2a25"/>
    </style:style>
    <style:style style:name="T415" style:family="text">
      <style:text-properties officeooo:rsid="020bc6b0"/>
    </style:style>
    <style:style style:name="T416" style:family="text">
      <style:text-properties officeooo:rsid="020d5c6a"/>
    </style:style>
    <style:style style:name="T417" style:family="text">
      <style:text-properties officeooo:rsid="020f1457"/>
    </style:style>
    <style:style style:name="T418" style:family="text">
      <style:text-properties officeooo:rsid="020fa7f9"/>
    </style:style>
    <style:style style:name="T419" style:family="text">
      <style:text-properties officeooo:rsid="0217f75e"/>
    </style:style>
    <style:style style:name="T420" style:family="text">
      <style:text-properties officeooo:rsid="0219a410"/>
    </style:style>
    <style:style style:name="T421" style:family="text">
      <style:text-properties officeooo:rsid="021b0a70"/>
    </style:style>
    <style:style style:name="T422" style:family="text">
      <style:text-properties officeooo:rsid="021b9543"/>
    </style:style>
    <style:style style:name="T423" style:family="text">
      <style:text-properties officeooo:rsid="021c6a33"/>
    </style:style>
    <style:style style:name="T424" style:family="text">
      <style:text-properties officeooo:rsid="021d7473"/>
    </style:style>
    <style:style style:name="T425" style:family="text">
      <style:text-properties officeooo:rsid="021f6d7b"/>
    </style:style>
    <style:style style:name="T426" style:family="text">
      <style:text-properties officeooo:rsid="02215ed7"/>
    </style:style>
    <style:style style:name="T427" style:family="text">
      <style:text-properties officeooo:rsid="02235483"/>
    </style:style>
    <style:style style:name="T428" style:family="text">
      <style:text-properties officeooo:rsid="022423ee"/>
    </style:style>
    <style:style style:name="T429" style:family="text">
      <style:text-properties officeooo:rsid="02252185"/>
    </style:style>
    <style:style style:name="T430" style:family="text">
      <style:text-properties officeooo:rsid="02254542"/>
    </style:style>
    <style:style style:name="T431" style:family="text">
      <style:text-properties officeooo:rsid="022608a0"/>
    </style:style>
    <style:style style:name="T432" style:family="text">
      <style:text-properties officeooo:rsid="0226c1ba"/>
    </style:style>
    <style:style style:name="T433" style:family="text">
      <style:text-properties officeooo:rsid="0227dd4f"/>
    </style:style>
    <style:style style:name="T434" style:family="text">
      <style:text-properties officeooo:rsid="02293f3d"/>
    </style:style>
    <style:style style:name="T435" style:family="text">
      <style:text-properties officeooo:rsid="022a900b"/>
    </style:style>
    <style:style style:name="T436" style:family="text">
      <style:text-properties officeooo:rsid="022b3cd2"/>
    </style:style>
    <style:style style:name="T437" style:family="text">
      <style:text-properties officeooo:rsid="022cea64"/>
    </style:style>
    <style:style style:name="T438" style:family="text">
      <style:text-properties officeooo:rsid="022e77de"/>
    </style:style>
    <style:style style:name="T439" style:family="text">
      <style:text-properties officeooo:rsid="022f62c9"/>
    </style:style>
    <style:style style:name="T440" style:family="text">
      <style:text-properties officeooo:rsid="0230d47e"/>
    </style:style>
    <style:style style:name="T441" style:family="text">
      <style:text-properties officeooo:rsid="023156eb"/>
    </style:style>
    <style:style style:name="T442" style:family="text">
      <style:text-properties officeooo:rsid="02346dda"/>
    </style:style>
    <style:style style:name="T443" style:family="text">
      <style:text-properties officeooo:rsid="0234e610"/>
    </style:style>
    <style:style style:name="T444" style:family="text">
      <style:text-properties officeooo:rsid="0236caa0"/>
    </style:style>
    <style:style style:name="T445" style:family="text">
      <style:text-properties officeooo:rsid="0238a0c1"/>
    </style:style>
    <style:style style:name="T446" style:family="text">
      <style:text-properties officeooo:rsid="023c1eef"/>
    </style:style>
    <style:style style:name="T447" style:family="text">
      <style:text-properties officeooo:rsid="02452f56"/>
    </style:style>
    <style:style style:name="T448" style:family="text">
      <style:text-properties officeooo:rsid="02488961"/>
    </style:style>
    <style:style style:name="T449" style:family="text">
      <style:text-properties officeooo:rsid="024f2f8b"/>
    </style:style>
    <style:style style:name="T450" style:family="text">
      <style:text-properties officeooo:rsid="024fab84"/>
    </style:style>
    <style:style style:name="T451" style:family="text">
      <style:text-properties officeooo:rsid="025034c1"/>
    </style:style>
    <style:style style:name="T452" style:family="text">
      <style:text-properties officeooo:rsid="02521c80"/>
    </style:style>
    <style:style style:name="T453" style:family="text">
      <style:text-properties officeooo:rsid="025263b0"/>
    </style:style>
    <style:style style:name="T454" style:family="text">
      <style:text-properties officeooo:rsid="0252c0d9"/>
    </style:style>
    <style:style style:name="T455" style:family="text">
      <style:text-properties officeooo:rsid="02558e71"/>
    </style:style>
    <style:style style:name="T456" style:family="text">
      <style:text-properties officeooo:rsid="0256a7ad"/>
    </style:style>
    <style:style style:name="T457" style:family="text">
      <style:text-properties officeooo:rsid="025733ac"/>
    </style:style>
    <style:style style:name="T458" style:family="text">
      <style:text-properties officeooo:rsid="025b68ab"/>
    </style:style>
    <style:style style:name="T459" style:family="text">
      <style:text-properties officeooo:rsid="025d5ec0"/>
    </style:style>
    <style:style style:name="T460" style:family="text">
      <style:text-properties officeooo:rsid="025e6aad"/>
    </style:style>
    <style:style style:name="T461" style:family="text">
      <style:text-properties officeooo:rsid="0260251c"/>
    </style:style>
    <style:style style:name="T462" style:family="text">
      <style:text-properties officeooo:rsid="0261a422"/>
    </style:style>
    <style:style style:name="T463" style:family="text">
      <style:text-properties officeooo:rsid="02627cb6"/>
    </style:style>
    <style:style style:name="T464" style:family="text">
      <style:text-properties officeooo:rsid="02635bff"/>
    </style:style>
    <style:style style:name="T465" style:family="text">
      <style:text-properties officeooo:rsid="02643c7c"/>
    </style:style>
    <style:style style:name="T466" style:family="text">
      <style:text-properties officeooo:rsid="02646268"/>
    </style:style>
    <style:style style:name="T467" style:family="text">
      <style:text-properties officeooo:rsid="02671a5f"/>
    </style:style>
    <style:style style:name="T468" style:family="text">
      <style:text-properties officeooo:rsid="02671da7"/>
    </style:style>
    <style:style style:name="T469" style:family="text">
      <style:text-properties officeooo:rsid="026a2277"/>
    </style:style>
    <style:style style:name="T470" style:family="text">
      <style:text-properties officeooo:rsid="026b7986"/>
    </style:style>
    <style:style style:name="T471" style:family="text">
      <style:text-properties officeooo:rsid="026bc93d"/>
    </style:style>
    <style:style style:name="T472" style:family="text">
      <style:text-properties officeooo:rsid="026f1c88"/>
    </style:style>
    <style:style style:name="T473" style:family="text">
      <style:text-properties officeooo:rsid="0270252b"/>
    </style:style>
    <style:style style:name="T474" style:family="text">
      <style:text-properties officeooo:rsid="02718bbd"/>
    </style:style>
    <style:style style:name="T475" style:family="text">
      <style:text-properties officeooo:rsid="02730b4e"/>
    </style:style>
    <style:style style:name="T476" style:family="text">
      <style:text-properties officeooo:rsid="027768aa"/>
    </style:style>
    <style:style style:name="T477" style:family="text">
      <style:text-properties officeooo:rsid="02795e1e"/>
    </style:style>
    <style:style style:name="T478" style:family="text">
      <style:text-properties officeooo:rsid="027b0a31"/>
    </style:style>
    <style:style style:name="T479" style:family="text">
      <style:text-properties officeooo:rsid="027c28b2"/>
    </style:style>
    <style:style style:name="T480" style:family="text">
      <style:text-properties officeooo:rsid="02878ad6"/>
    </style:style>
    <style:style style:name="T481" style:family="text">
      <style:text-properties officeooo:rsid="02879adf"/>
    </style:style>
    <style:style style:name="T482" style:family="text">
      <style:text-properties officeooo:rsid="0288b407"/>
    </style:style>
    <style:style style:name="T483" style:family="text">
      <style:text-properties officeooo:rsid="028a8a52"/>
    </style:style>
    <style:style style:name="T484" style:family="text">
      <style:text-properties officeooo:rsid="02908691"/>
    </style:style>
    <style:style style:name="T485" style:family="text">
      <style:text-properties officeooo:rsid="0295f535"/>
    </style:style>
    <style:style style:name="T486" style:family="text">
      <style:text-properties officeooo:rsid="0296a856"/>
    </style:style>
    <style:style style:name="T487" style:family="text">
      <style:text-properties officeooo:rsid="0297e1a1"/>
    </style:style>
    <style:style style:name="T488" style:family="text">
      <style:text-properties officeooo:rsid="0298089f"/>
    </style:style>
    <style:style style:name="T489" style:family="text">
      <style:text-properties officeooo:rsid="02980c5f"/>
    </style:style>
    <style:style style:name="T490" style:family="text">
      <style:text-properties officeooo:rsid="0298ed85"/>
    </style:style>
    <style:style style:name="T491" style:family="text">
      <style:text-properties officeooo:rsid="029ae404"/>
    </style:style>
    <style:style style:name="T492" style:family="text">
      <style:text-properties officeooo:rsid="029d6e7a"/>
    </style:style>
    <style:style style:name="T493" style:family="text">
      <style:text-properties officeooo:rsid="02a1753c"/>
    </style:style>
    <style:style style:name="T494" style:family="text">
      <style:text-properties officeooo:rsid="02a264ea"/>
    </style:style>
    <style:style style:name="T495" style:family="text">
      <style:text-properties officeooo:rsid="02a35473"/>
    </style:style>
    <style:style style:name="T496" style:family="text">
      <style:text-properties officeooo:rsid="02a4ac4e"/>
    </style:style>
    <style:style style:name="T497" style:family="text">
      <style:text-properties officeooo:rsid="02a566ce"/>
    </style:style>
    <style:style style:name="T498" style:family="text">
      <style:text-properties officeooo:rsid="02a5a991"/>
    </style:style>
    <style:style style:name="T499" style:family="text">
      <style:text-properties officeooo:rsid="02a7053f"/>
    </style:style>
    <style:style style:name="T500" style:family="text">
      <style:text-properties officeooo:rsid="02a76a98"/>
    </style:style>
    <style:style style:name="T501" style:family="text">
      <style:text-properties officeooo:rsid="02a7c9de"/>
    </style:style>
    <style:style style:name="T502" style:family="text">
      <style:text-properties officeooo:rsid="02ac0068"/>
    </style:style>
    <style:style style:name="T503" style:family="text">
      <style:text-properties officeooo:rsid="02afd014"/>
    </style:style>
    <style:style style:name="T504" style:family="text">
      <style:text-properties officeooo:rsid="02b0f4c7"/>
    </style:style>
    <style:style style:name="T505" style:family="text">
      <style:text-properties officeooo:rsid="02b19450"/>
    </style:style>
    <style:style style:name="T506" style:family="text">
      <style:text-properties officeooo:rsid="02b1db0e"/>
    </style:style>
    <style:style style:name="T507" style:family="text">
      <style:text-properties officeooo:rsid="02b382c2"/>
    </style:style>
    <style:style style:name="T508" style:family="text">
      <style:text-properties officeooo:rsid="02b4549a"/>
    </style:style>
    <style:style style:name="T509" style:family="text">
      <style:text-properties officeooo:rsid="02b4bfc4"/>
    </style:style>
    <style:style style:name="T510" style:family="text">
      <style:text-properties officeooo:rsid="02b4d5ec"/>
    </style:style>
    <style:style style:name="T511" style:family="text">
      <style:text-properties officeooo:rsid="02b55246"/>
    </style:style>
    <style:style style:name="T512" style:family="text">
      <style:text-properties officeooo:rsid="02b664f3"/>
    </style:style>
    <style:style style:name="T513" style:family="text">
      <style:text-properties officeooo:rsid="02b6e6af"/>
    </style:style>
    <style:style style:name="T514" style:family="text">
      <style:text-properties officeooo:rsid="02b8e259"/>
    </style:style>
    <style:style style:name="T515" style:family="text">
      <style:text-properties officeooo:rsid="02bb8a29"/>
    </style:style>
    <style:style style:name="T516" style:family="text">
      <style:text-properties officeooo:rsid="02bd533b"/>
    </style:style>
    <style:style style:name="T517" style:family="text">
      <style:text-properties officeooo:rsid="02bde3ef"/>
    </style:style>
    <style:style style:name="T518" style:family="text">
      <style:text-properties officeooo:rsid="02be9e1c"/>
    </style:style>
    <style:style style:name="T519" style:family="text">
      <style:text-properties officeooo:rsid="02c0e603"/>
    </style:style>
    <style:style style:name="T520" style:family="text">
      <style:text-properties officeooo:rsid="02c14b90"/>
    </style:style>
    <style:style style:name="T521" style:family="text">
      <style:text-properties officeooo:rsid="02c1e3ec"/>
    </style:style>
    <style:style style:name="T522" style:family="text">
      <style:text-properties officeooo:rsid="02c328e5"/>
    </style:style>
    <style:style style:name="T523" style:family="text">
      <style:text-properties officeooo:rsid="02c7a652"/>
    </style:style>
    <style:style style:name="T524" style:family="text">
      <style:text-properties officeooo:rsid="02ca796d"/>
    </style:style>
    <style:style style:name="T525" style:family="text">
      <style:text-properties officeooo:rsid="02cba12e"/>
    </style:style>
    <style:style style:name="T526" style:family="text">
      <style:text-properties officeooo:rsid="02cbd521"/>
    </style:style>
    <style:style style:name="T527" style:family="text">
      <style:text-properties officeooo:rsid="02ccde7e"/>
    </style:style>
    <style:style style:name="T528" style:family="text">
      <style:text-properties officeooo:rsid="02cf3693"/>
    </style:style>
    <style:style style:name="T529" style:family="text">
      <style:text-properties officeooo:rsid="02d07c1f"/>
    </style:style>
    <style:style style:name="T530" style:family="text">
      <style:text-properties officeooo:rsid="02d26332"/>
    </style:style>
    <style:style style:name="T531" style:family="text">
      <style:text-properties officeooo:rsid="02d4463d"/>
    </style:style>
    <style:style style:name="T532" style:family="text">
      <style:text-properties officeooo:rsid="02d5db6f"/>
    </style:style>
    <style:style style:name="T533" style:family="text">
      <style:text-properties officeooo:rsid="02d74f4b"/>
    </style:style>
    <style:style style:name="T534" style:family="text">
      <style:text-properties officeooo:rsid="02d969a9"/>
    </style:style>
    <style:style style:name="T535" style:family="text">
      <style:text-properties officeooo:rsid="02dfc0e6"/>
    </style:style>
    <style:style style:name="T536" style:family="text">
      <style:text-properties officeooo:rsid="02e34de9"/>
    </style:style>
    <style:style style:name="T537" style:family="text">
      <style:text-properties officeooo:rsid="02e3fa67"/>
    </style:style>
    <style:style style:name="T538" style:family="text">
      <style:text-properties officeooo:rsid="02e4a0be"/>
    </style:style>
    <style:style style:name="T539" style:family="text">
      <style:text-properties officeooo:rsid="02e4f8cf"/>
    </style:style>
    <style:style style:name="T540" style:family="text">
      <style:text-properties officeooo:rsid="02e656b9"/>
    </style:style>
    <style:style style:name="T541" style:family="text">
      <style:text-properties officeooo:rsid="02e9a5e6"/>
    </style:style>
    <style:style style:name="T542" style:family="text">
      <style:text-properties officeooo:rsid="02eb138c"/>
    </style:style>
    <style:style style:name="T543" style:family="text">
      <style:text-properties officeooo:rsid="02eb4a28"/>
    </style:style>
    <style:style style:name="T544" style:family="text">
      <style:text-properties officeooo:rsid="02ecbdc5"/>
    </style:style>
    <style:style style:name="T545" style:family="text">
      <style:text-properties officeooo:rsid="02edeb3c"/>
    </style:style>
    <style:style style:name="T546" style:family="text">
      <style:text-properties officeooo:rsid="02ee928f"/>
    </style:style>
    <style:style style:name="T547" style:family="text">
      <style:text-properties officeooo:rsid="02eef042"/>
    </style:style>
    <style:style style:name="T548" style:family="text">
      <style:text-properties officeooo:rsid="02f01ecf"/>
    </style:style>
    <style:style style:name="T549" style:family="text">
      <style:text-properties officeooo:rsid="02f0d7de"/>
    </style:style>
    <style:style style:name="T550" style:family="text">
      <style:text-properties officeooo:rsid="02f2102f"/>
    </style:style>
    <style:style style:name="T551" style:family="text">
      <style:text-properties officeooo:rsid="02f36e6e"/>
    </style:style>
    <style:style style:name="T552" style:family="text">
      <style:text-properties officeooo:rsid="02f3c198"/>
    </style:style>
    <style:style style:name="T553" style:family="text">
      <style:text-properties officeooo:rsid="02f4b119"/>
    </style:style>
    <style:style style:name="T554" style:family="text">
      <style:text-properties officeooo:rsid="02f87584"/>
    </style:style>
    <style:style style:name="T555" style:family="text">
      <style:text-properties officeooo:rsid="02f8882b"/>
    </style:style>
    <style:style style:name="T556" style:family="text">
      <style:text-properties officeooo:rsid="02fa7d3c"/>
    </style:style>
    <style:style style:name="T557" style:family="text">
      <style:text-properties officeooo:rsid="02fc56dd"/>
    </style:style>
    <style:style style:name="T558" style:family="text">
      <style:text-properties officeooo:rsid="02fc69b2"/>
    </style:style>
    <style:style style:name="T559" style:family="text">
      <style:text-properties officeooo:rsid="02fe23d6"/>
    </style:style>
    <style:style style:name="T560" style:family="text">
      <style:text-properties officeooo:rsid="02ffce7e"/>
    </style:style>
    <style:style style:name="T561" style:family="text">
      <style:text-properties officeooo:rsid="0300b065"/>
    </style:style>
    <style:style style:name="T562" style:family="text">
      <style:text-properties officeooo:rsid="0300dd56"/>
    </style:style>
    <style:style style:name="T563" style:family="text">
      <style:text-properties officeooo:rsid="0302533d"/>
    </style:style>
    <style:style style:name="T564" style:family="text">
      <style:text-properties officeooo:rsid="03043eea"/>
    </style:style>
    <style:style style:name="T565" style:family="text">
      <style:text-properties officeooo:rsid="0305fbc2"/>
    </style:style>
    <style:style style:name="T566" style:family="text">
      <style:text-properties officeooo:rsid="0309b411"/>
    </style:style>
    <style:style style:name="T567" style:family="text">
      <style:text-properties officeooo:rsid="030b08dc"/>
    </style:style>
    <style:style style:name="T568" style:family="text">
      <style:text-properties officeooo:rsid="030cdbe3"/>
    </style:style>
    <style:style style:name="T569" style:family="text">
      <style:text-properties officeooo:rsid="030d2ce2"/>
    </style:style>
    <style:style style:name="T570" style:family="text">
      <style:text-properties officeooo:rsid="03149a31"/>
    </style:style>
    <style:style style:name="T571" style:family="text">
      <style:text-properties officeooo:rsid="03198c24"/>
    </style:style>
    <style:style style:name="T572" style:family="text">
      <style:text-properties officeooo:rsid="031ad210"/>
    </style:style>
    <style:style style:name="T573" style:family="text">
      <style:text-properties officeooo:rsid="031b9c14"/>
    </style:style>
    <style:style style:name="T574" style:family="text">
      <style:text-properties officeooo:rsid="031d78b7"/>
    </style:style>
    <style:style style:name="T575" style:family="text">
      <style:text-properties officeooo:rsid="03243bae"/>
    </style:style>
    <style:style style:name="T576" style:family="text">
      <style:text-properties officeooo:rsid="0325f835"/>
    </style:style>
    <style:style style:name="T577" style:family="text">
      <style:text-properties officeooo:rsid="03261121"/>
    </style:style>
    <style:style style:name="T578" style:family="text">
      <style:text-properties officeooo:rsid="032e99c1"/>
    </style:style>
    <style:style style:name="T579" style:family="text">
      <style:text-properties officeooo:rsid="03302bcd"/>
    </style:style>
    <style:style style:name="T580" style:family="text">
      <style:text-properties officeooo:rsid="0330a920"/>
    </style:style>
    <style:style style:name="T581" style:family="text">
      <style:text-properties officeooo:rsid="0331bebe"/>
    </style:style>
    <style:style style:name="T582" style:family="text">
      <style:text-properties officeooo:rsid="03333400"/>
    </style:style>
    <style:style style:name="T583" style:family="text">
      <style:text-properties officeooo:rsid="0334d0f0"/>
    </style:style>
    <style:style style:name="T584" style:family="text">
      <style:text-properties officeooo:rsid="0336cc94"/>
    </style:style>
    <style:style style:name="T585" style:family="text">
      <style:text-properties officeooo:rsid="033cee12"/>
    </style:style>
    <style:style style:name="T586" style:family="text">
      <style:text-properties officeooo:rsid="033e0ad0"/>
    </style:style>
    <style:style style:name="T587" style:family="text">
      <style:text-properties officeooo:rsid="033ea179"/>
    </style:style>
    <style:style style:name="T588" style:family="text">
      <style:text-properties officeooo:rsid="03407307"/>
    </style:style>
    <style:style style:name="T589" style:family="text">
      <style:text-properties officeooo:rsid="03413eef"/>
    </style:style>
    <style:style style:name="T590" style:family="text">
      <style:text-properties officeooo:rsid="03425550"/>
    </style:style>
    <style:style style:name="T591" style:family="text">
      <style:text-properties officeooo:rsid="034369b6"/>
    </style:style>
    <style:style style:name="T592" style:family="text">
      <style:text-properties officeooo:rsid="03454cb9"/>
    </style:style>
    <style:style style:name="T593" style:family="text">
      <style:text-properties officeooo:rsid="0346fc20"/>
    </style:style>
    <style:style style:name="T594" style:family="text">
      <style:text-properties officeooo:rsid="034774d8"/>
    </style:style>
    <style:style style:name="T595" style:family="text">
      <style:text-properties officeooo:rsid="03482082"/>
    </style:style>
    <style:style style:name="T596" style:family="text">
      <style:text-properties officeooo:rsid="03493afb"/>
    </style:style>
    <style:style style:name="T597" style:family="text">
      <style:text-properties officeooo:rsid="034f7952"/>
    </style:style>
    <style:style style:name="T598" style:family="text">
      <style:text-properties officeooo:rsid="03504ad3"/>
    </style:style>
    <style:style style:name="T599" style:family="text">
      <style:text-properties officeooo:rsid="035106f2"/>
    </style:style>
    <style:style style:name="T600" style:family="text">
      <style:text-properties officeooo:rsid="03522ac9"/>
    </style:style>
    <style:style style:name="T601" style:family="text">
      <style:text-properties officeooo:rsid="035330a7"/>
    </style:style>
    <style:style style:name="T602" style:family="text">
      <style:text-properties officeooo:rsid="035703b7"/>
    </style:style>
    <style:style style:name="T603" style:family="text">
      <style:text-properties officeooo:rsid="035742a2"/>
    </style:style>
    <style:style style:name="T604" style:family="text">
      <style:text-properties officeooo:rsid="03586ded"/>
    </style:style>
    <style:style style:name="T605" style:family="text">
      <style:text-properties officeooo:rsid="03587121"/>
    </style:style>
    <style:style style:name="T606" style:family="text">
      <style:text-properties officeooo:rsid="0358da6f"/>
    </style:style>
    <style:style style:name="T607" style:family="text">
      <style:text-properties officeooo:rsid="035b6cc4"/>
    </style:style>
    <style:style style:name="T608" style:family="text">
      <style:text-properties officeooo:rsid="035fd704"/>
    </style:style>
    <style:style style:name="T609" style:family="text">
      <style:text-properties officeooo:rsid="03606def"/>
    </style:style>
    <style:style style:name="T610" style:family="text">
      <style:text-properties officeooo:rsid="0362208b"/>
    </style:style>
    <style:style style:name="T611" style:family="text">
      <style:text-properties officeooo:rsid="03627098"/>
    </style:style>
    <style:style style:name="T612" style:family="text">
      <style:text-properties officeooo:rsid="0363d2e3"/>
    </style:style>
    <style:style style:name="T613" style:family="text">
      <style:text-properties officeooo:rsid="0363df91"/>
    </style:style>
    <style:style style:name="T614" style:family="text">
      <style:text-properties officeooo:rsid="0365793d"/>
    </style:style>
    <style:style style:name="T615" style:family="text">
      <style:text-properties officeooo:rsid="0369a644"/>
    </style:style>
    <style:style style:name="T616" style:family="text">
      <style:text-properties officeooo:rsid="036ba11d"/>
    </style:style>
    <style:style style:name="T617" style:family="text">
      <style:text-properties officeooo:rsid="036d0ee8"/>
    </style:style>
    <style:style style:name="T618" style:family="text">
      <style:text-properties officeooo:rsid="036d3784"/>
    </style:style>
    <style:style style:name="T619" style:family="text">
      <style:text-properties officeooo:rsid="036eccb3"/>
    </style:style>
    <style:style style:name="T620" style:family="text">
      <style:text-properties officeooo:rsid="036f15eb"/>
    </style:style>
    <style:style style:name="T621" style:family="text">
      <style:text-properties officeooo:rsid="036f70a2"/>
    </style:style>
    <style:style style:name="T622" style:family="text">
      <style:text-properties officeooo:rsid="0370429c"/>
    </style:style>
    <style:style style:name="T623" style:family="text">
      <style:text-properties officeooo:rsid="03712d9e"/>
    </style:style>
    <style:style style:name="T624" style:family="text">
      <style:text-properties officeooo:rsid="03715ea6"/>
    </style:style>
    <style:style style:name="T625" style:family="text">
      <style:text-properties officeooo:rsid="03726ab2"/>
    </style:style>
    <style:style style:name="T626" style:family="text">
      <style:text-properties officeooo:rsid="0372eddb"/>
    </style:style>
    <style:style style:name="T627" style:family="text">
      <style:text-properties officeooo:rsid="037a05d9"/>
    </style:style>
    <style:style style:name="T628" style:family="text">
      <style:text-properties officeooo:rsid="037b95f9"/>
    </style:style>
    <style:style style:name="T629" style:family="text">
      <style:text-properties officeooo:rsid="037c4df0"/>
    </style:style>
    <style:style style:name="T630" style:family="text">
      <style:text-properties officeooo:rsid="037e0b9d"/>
    </style:style>
    <style:style style:name="T631" style:family="text">
      <style:text-properties officeooo:rsid="037ee911"/>
    </style:style>
    <style:style style:name="T632" style:family="text">
      <style:text-properties officeooo:rsid="03813c17"/>
    </style:style>
    <style:style style:name="T633" style:family="text">
      <style:text-properties officeooo:rsid="0381877c"/>
    </style:style>
    <style:style style:name="T634" style:family="text">
      <style:text-properties officeooo:rsid="0382470e"/>
    </style:style>
    <style:style style:name="T635" style:family="text">
      <style:text-properties officeooo:rsid="03828b9e"/>
    </style:style>
    <style:style style:name="T636" style:family="text">
      <style:text-properties officeooo:rsid="0382d7c9"/>
    </style:style>
    <style:style style:name="T637" style:family="text">
      <style:text-properties officeooo:rsid="03830c5e"/>
    </style:style>
    <style:style style:name="T638" style:family="text">
      <style:text-properties officeooo:rsid="03884436"/>
    </style:style>
    <style:style style:name="T639" style:family="text">
      <style:text-properties officeooo:rsid="0389d56e"/>
    </style:style>
    <style:style style:name="T640" style:family="text">
      <style:text-properties officeooo:rsid="038c872c"/>
    </style:style>
    <style:style style:name="T641" style:family="text">
      <style:text-properties officeooo:rsid="038cc164"/>
    </style:style>
    <style:style style:name="T642" style:family="text">
      <style:text-properties officeooo:rsid="038e88e6"/>
    </style:style>
    <style:style style:name="T643" style:family="text">
      <style:text-properties officeooo:rsid="039443d4"/>
    </style:style>
    <style:style style:name="T644" style:family="text">
      <style:text-properties officeooo:rsid="039598d9"/>
    </style:style>
    <style:style style:name="T645" style:family="text">
      <style:text-properties officeooo:rsid="0396563a"/>
    </style:style>
    <style:style style:name="T646" style:family="text">
      <style:text-properties officeooo:rsid="0396662b"/>
    </style:style>
    <style:style style:name="T647" style:family="text">
      <style:text-properties officeooo:rsid="03981751"/>
    </style:style>
    <style:style style:name="T648" style:family="text">
      <style:text-properties officeooo:rsid="0399c3b6"/>
    </style:style>
    <style:style style:name="T649" style:family="text">
      <style:text-properties officeooo:rsid="039a40d8"/>
    </style:style>
    <style:style style:name="T650" style:family="text">
      <style:text-properties officeooo:rsid="039d250a"/>
    </style:style>
    <style:style style:name="T651" style:family="text">
      <style:text-properties officeooo:rsid="039f47e6"/>
    </style:style>
    <style:style style:name="T652" style:family="text">
      <style:text-properties officeooo:rsid="03a10ed1"/>
    </style:style>
    <style:style style:name="T653" style:family="text">
      <style:text-properties officeooo:rsid="03a2e6d1"/>
    </style:style>
    <style:style style:name="T654" style:family="text">
      <style:text-properties officeooo:rsid="03aa4254"/>
    </style:style>
    <style:style style:name="T655" style:family="text">
      <style:text-properties officeooo:rsid="03aa709f"/>
    </style:style>
    <style:style style:name="T656" style:family="text">
      <style:text-properties officeooo:rsid="03ac6ea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5" text:outline-level="6">предисловие переводчика</text:h>
      <text:p text:style-name="Text_20_body">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P160">B 1975 «Круглая <text:span text:style-name="T167">Р</text:span>адуга» Томаса Пинчона не удостоилась высшей литературной награды США, Пулицеровской премии. Премиальный комитет вынес решение, что книгу читать невозможно... И я их очень <text:span text:style-name="T457">даже </text:span>понимаю: после некоторых страниц, мне приходилось откладывать её на пару дней, а то и на неделю, пока уляжется тошнота отвращения и позывы блюнуть. А иногда чувство самосохранения буквально <text:span text:style-name="T457">вынуждало</text:span> отложить, чтобы не задохнуться от хохота.... То вдруг, среди мультяшных потасовок, врезаешься в <text:span text:style-name="T456">массив</text:span> невыразимо <text:span text:style-name="T456">неизбывной</text:span> горечи, что плющит тебя напрочь <text:span text:style-name="T456">и не даёт дышать</text:span>, <text:span text:style-name="T456">разве что совсем очень мелко,</text:span> сердце идёт вразнос и давишься ужасом от неизбежно<text:span text:style-name="T456">й участи</text:span> быть частью всего этого, частью людей, и замираешь, стиснутым, лишённым слов, лишённым слёз растраченных давным-давно, а зря, они бы помогли сейчас... <text:span text:style-name="T456">возможно</text:span>.... </text:p>
      <text:p text:style-name="Text_20_body">Немалое число среди читающих американцев и поныне не перестают задаваться вопросом: "что она вообще такое <text:span text:style-name="Emphasis">Круглая Радуга </text:span>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 text:style-name="Emphasis">Радуги</text:span>? </text:p>
      <text:p text:style-name="Text_20_body">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 незнакомый зверь, когда он с биркой, то малос<text:span text:style-name="T402">n</text:span>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text:soft-page-break/>мера наказания: условно амнистировать, поскольку в своих недрах оно способно вынашивать Творцов подобных Томасу Пинчону. </text:p>
      <text:p text:style-name="Text_20_body">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361"/>
      <text:h text:style-name="P364" text:outline-level="1"/>
      <text:h text:style-name="P364" text:outline-level="1">Круглая Радуга</text:h>
      <text:p text:style-name="P1">Посвящается Ричарду Фаринья</text:p>
      <text:h text:style-name="P180" text:outline-level="3">1</text:h>
      <text:h text:style-name="P180" text:outline-level="3">За пределами Нуля</text:h>
      <text:h text:style-name="P179"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width="6.9252in" svg:height="0.3661in" draw:z-index="1"><draw:image xlink:href="Pictures/1000000000000B720000009B428C9716555D8079.png" xlink:type="simple" xlink:show="embed" xlink:actuate="onLoad" loext:mime-type="image/png"/></draw:frame></text:p>
      <text:p text:style-name="Text_20_body"><text:s/></text:p>
      <text:p text:style-name="Text_20_body">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уже просто театр. Освещение в вагонах отключено. Нигде вообще нет света. Над ним опорные балки купола, древние как железные кровати королевской величины, и, где-то совсем высоко, стекло, чтобы проникал <text:soft-page-break/>дневной свет. Но вокруг ночь. Жутко представить обвал этих стёкол—совсем уже скоро—спектакль, <text:span text:style-name="T44">закачаешься</text:span>: хрустальный дворец вдр<text:span text:style-name="T44">ызг</text:span>. Однако, в полной темноте, без проблеска света, <text:span text:style-name="T45">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44">н</text:span>ых среди прочей всячины, которую <text:span text:style-name="T46">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46">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47">трухлый</text:span> бетон, <text:span text:style-name="T47">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48">давно</text:span> минувших дней, запахи керосинных зим, воскресных дней без уличного движения, кораллоподобно <text:span text:style-name="T49">необъяснимого</text:span> живого роста, начали вписыват<text:span text:style-name="T49">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49">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50">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51">опорах</text:span> в тёмно-зелёной краске, свисают <text:span text:style-name="T52">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53">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штукатуркой, где вымерли все крысы <text:span text:style-name="T54">до единой </text:span>и только <text:span text:style-name="T55">лишь </text:span>призраки их, <text:span text:style-name="T55">недвижимые подобно</text:span> рисунк<text:span text:style-name="T55">ам</text:span> в пещере, застыли <text:span text:style-name="T55">по</text:span> стена<text:span text:style-name="T55">м</text:span> упрямым свечением… беженцев забирают партиями, на лифте—дощатая п<text:span text:style-name="T55">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oft-page-break/><text:span text:style-name="T56">из </text:span>этаже<text:span text:style-name="T56">й</text:span> беженцы продвигаются и <text:span text:style-name="T56">пере</text:span>ходят на коричневый пол… тут тысячи этих тихих комнат без света…. </text:p>
      <text:p text:style-name="P3">Некоторые отстранённо ждут, кто-то уже делит своё невидимое помещение с другими. Не видно не зги, да, хотя <text:span text:style-name="T56">чего уж</text:span> перебирать <text:span text:style-name="T56">меблировкой</text:span>, раз <text:span text:style-name="T56">докатились</text:span> до такого? Под ногами хрустит древнейшая грязь города, последние напластования всего, что город <text:span text:style-name="T56">отжал</text:span>, чем <text:span text:style-name="T56">пуг</text:span>ал, лгал своим детям. Кому не сл<text:span text:style-name="T57">ышался этот</text:span> голос, <text:span text:style-name="T57">задушевный такой</text:span>, типа, <text:span text:style-name="T57">только между нами</text:span>: «<text:span text:style-name="T57">Да</text:span> ты <text:span text:style-name="T57">ж </text:span>и <text:span text:style-name="T57">сам </text:span>не вери<text:span text:style-name="T58">л</text:span>, <text:span text:style-name="T57">что</text:span> спасёшься. <text:span text:style-name="T59">Чего там</text:span>, теперь-<text:span text:style-name="T58">то все</text:span> мы уж<text:span text:style-name="T58">е</text:span> знаем <text:span text:style-name="T58">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59">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62">а́</text:span>м: начинает различаться сб<text:span text:style-name="T60">род</text:span> <text:span text:style-name="T60">перепившихся</text:span> <text:span text:style-name="T61">гуляк</text:span>, и в форме, и без, в обнимку с пустыми или полупустыми бутылками, <text:span text:style-name="T61">тут</text:span> развесился на стуле, <text:span text:style-name="T61">там</text:span> свернулся калачиком в нетопленном камине, вон те раскинулись на диванах, <text:span text:style-name="T61">поверх затоптанных</text:span> ковр<text:span text:style-name="T61">ов</text:span>, в шезлонгах на разных уровнях громадного зала, храпя<text:span text:style-name="T61">т</text:span> и сопя<text:span text:style-name="T61">т</text:span> на все лады <text:span text:style-name="T61">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61">тянувшиеся</text:span> вокруг горизонталы, товарищи по оружию, поразрумянились, <text:span text:style-name="T61">будто</text:span> компашка голландских мужиков, которым снится их воскрешение в следующие пару минут. </text:p>
      <text:p text:style-name="Text_20_body">По званию он Капитан, имя <text:span text:style-name="T64">Джеффри</text:span> («Пират») Прентис. Поверх него тёплое одеяло шотландской расцветки из оранжевого, ржавого, алого. У его черепа такое ощущение, словно <text:span text:style-name="T64">его</text:span> отли<text:span text:style-name="T64">ли</text:span> из металла. </text:p>
      <text:p text:style-name="Text_20_body">Прямиком над ним, на высоте четырёх метров, Тэди Блот вот-вот свалится с балкончика музыкантов, <text:span text:style-name="T64">из</text:span>брав для падения дыру, которую кто-то в грандиозном бзике прошиб несколько недель назад в эбонитовых до<text:span text:style-name="T64">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64">аккомпанемент</text:span> зазвякавших пружин сетки. Одна из ножек отлетает прочь. «Доброе утро»,– <text:span text:style-name="T64">за</text:span>мечает Пират. Блот кратко улыбается и засыпает снова, уютно укутавшись в одеяло Пирата. </text:p>
      <text:p text:style-name="Text_20_body">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text:soft-page-break/>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64">помимо этого</text:span> шло <text:span text:style-name="T65">также</text:span> удобрение от троицы призовых Вессекских свиноматок 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66">с</text:span> к тому добавки из недопереваренной пищи <text:span text:style-name="T66">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66">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66">желают </text:span>хоть одним глазком <text:span text:style-name="T66">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66">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text:soft-page-break/>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67">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335"><draw:frame draw:style-name="fr1" draw:name="Image2" text:anchor-type="paragraph" svg:width="6.9252in" svg:height="0.3661in" draw:z-index="0"><draw:image xlink:href="Pictures/1000000000000B720000009B428C9716555D8079.png" xlink:type="simple" xlink:show="embed" xlink:actuate="onLoad" loext:mime-type="image/png"/></draw:frame></text:p>
      <text:p text:style-name="P182"/>
      <text:p text:style-name="P183">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text:soft-page-break/>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68">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68">Вы</text:span>жидая секунд<text:span text:style-name="T69">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277">А ну, оторви-ка свою жопу от пола,</text:p>
      <text:p text:style-name="P277">(пожуй банан-чик) </text:p>
      <text:p text:style-name="P277">Зубы почисть и вперёд, на войну! </text:p>
      <text:p text:style-name="P277">Махни на прощанье <text:span text:style-name="T70">своей </text:span>спящей стране, </text:p>
      <text:p text:style-name="P277"><text:soft-page-break/>И мечтам пошли поцелуй, </text:p>
      <text:p text:style-name="P277">Скажи Мисс Гребл, </text:p>
      <text:p text:style-name="P277">У тебя не стои́т, </text:p>
      <text:p text:style-name="P277">И не встанет до самой Победы, о, </text:p>
      <text:p text:style-name="P277">Но в мирное время всё будет торчком, </text:p>
      <text:p text:style-name="P277">(пожуй банан-чик) </text:p>
      <text:p text:style-name="P277">Вино шипучее, девульки жгучие— </text:p>
      <text:p text:style-name="P277">Осталось лишь пару немчур победить,</text:p>
      <text:p text:style-name="P277">Так улыбнись пошире, улыбкой лучшей в мире, </text:p>
      <text:p text:style-name="P277">Не заставляй нас повторять— </text:p>
      <text:p text:style-name="P277">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70">а</text:span>бичем, поперёк которо<text:span text:style-name="T70">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text:soft-page-break/>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70">по</text:span> все<text:span text:style-name="T70">м</text:span> комнат<text:span text:style-name="T70">ам</text:span> ширится, <text:s/>сменяя застойный дым ночи, <text:span text:style-name="T71">вперемешку с </text:span>алкогол<text:span text:style-name="T71">ем</text:span> и п<text:span text:style-name="T62">о́</text:span>т<text:span text:style-name="T71">ом</text:span>, хрупкий, райск<text:span text:style-name="T72">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72">но вот </text:span>так, без экивоков, Смерть посылают на хуй—живая генетическая цепочка оказывается достаточно лабиринтной, чтоб сохран<text:span text:style-name="T74">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72">посреди</text:span> войн<text:span text:style-name="T72">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72">окружает</text:span> побереж<text:span text:style-name="T72">ья</text:span> громадного трапезного стола, остров южных морей за пару тропиков от промозглых средневековых фантазий Коридона Роспа, <text:span text:style-name="T72">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72">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72">с</text:span>аны, банановые пельмени, банановый джем, банановый хлеб и бананы обожжённые на пламени коньяка многолетней выдержки, который Пират при<text:span text:style-name="T72">хватил</text:span> с собой в прошлом году из винного погреба в <text:span text:style-name="T72">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75">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text:soft-page-break/>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76">возвращаясь</text:span> в трапезную к остальным, что наслаждаются своим банановым изобилием, густое насыщенье их изголодалых нёб <text:span text:style-name="T73">потерялось </text:span>где-то по ходу утра протяну<text:span text:style-name="T73">того</text:span> между ним и ими. <text:span text:style-name="T73">Разобщены н</text:span>а сотню миль, и <text:span text:style-name="T73"><text:s/></text:span>так <text:span text:style-name="T73">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73">и впрямь</text:span> начали собираться. Команда американских сапёров высыпали на дорогу, <text:span text:style-name="T73">топают</text:span> расчищать какие-то руины неподалёку, <text:s/>и поют: </text:p>
      <text:p text:style-name="P278">Ух…</text:p>
      <text:p text:style-name="P278">Холодней, чем титьки ведьмы! </text:p>
      <text:p text:style-name="P278">Холодней ведра</text:p>
      <text:p text:style-name="P278">пингвиньего дерьма! </text:p>
      <text:p text:style-name="P278">Холодней, чем шерсть</text:p>
      <text:p text:style-name="P278">на заднице полярного медведя! </text:p>
      <text:p text:style-name="P278">И даже, чем иней на </text:p>
      <text:p text:style-name="P278">фужере шампанского вина! </text:p>
      <text:p text:style-name="P336"/>
      <text:p text:style-name="P184">Нет, они <text:span text:style-name="T77">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78">хотели</text:span>… Трансильванские мадьяры, умеют порчу насылать… шепчут <text:span text:style-name="T79">среди</text:span> ноч<text:span text:style-name="T79">и</text:span>… Ну, <text:span text:style-name="T79">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79">новение</text:span> в фантазии посторонних: способность даже, брать на себя бремя управления ими, в данном случае <text:span text:style-name="T79">это всё</text:span> нафантазил румынский эмигрант-роялист, который может пригодиться в недалёком будущем. Этот его дар Фирма <text:span text:style-name="T79">считает</text:span> крайне полезным: в наше время не тронутые умственно лидеры и прочие исторические фигуры <text:span text:style-name="T79">нужны как воздух</text:span>. <text:span text:style-name="T79">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79">схронов</text:span>, под ветерком овевающ<text:span text:style-name="T79">и</text:span>м их бунгало, пить за них что им вредно, <text:span text:style-name="T80">удерживать их на курсе</text:span> ко входу их присутственных мест, не допускать, чтоб их невинность пострадала больше, чем она и без того уже натерпелась… <text:span text:style-name="T80">возбуждаться</text:span> вместо них до эрекции <text:span text:style-name="T80">от </text:span>непрошенны<text:span text:style-name="T80">х</text:span> мысл<text:span text:style-name="T80">ей</text:span>, которые по мнению докторов не совсем того… страшится всего, что не должно <text:span text:style-name="T80">в</text:span>ызывать в них страха… тут будет уместным <text:soft-page-break/>вспомнить слова П.М.С. Блакета: «Н<text:span text:style-name="T80">а войне н</text:span>ельзя руковод<text:span text:style-name="T80">ствоваться</text:span> порывами эмоций». <text:span text:style-name="T80">Вот и</text:span> мурлы<text:span text:style-name="T80">чь</text:span> себе тот тупой мотивчик, которому тебя обучали, <text:span text:style-name="T86">да</text:span> постарайся хуйни не напороть: </text:p>
      <text:p text:style-name="P279">Да—я—тот </text:p>
      <text:p text:style-name="P279">Самый, кто бредёт </text:p>
      <text:p text:style-name="P279">сквозь их фан-тази-и! </text:p>
      <text:p text:style-name="P279">Переживаю вместо них— </text:p>
      <text:p text:style-name="P279">Даже когда на девушку я вла-зи-ю— </text:p>
      <text:p text:style-name="P279">Приходится мне думать за других, </text:p>
      <text:p text:style-name="P279">Я знаю наперёд кому придёт черёд… </text:p>
      <text:p text:style-name="P279"/>
      <text:p text:style-name="P347">[И тут вступают тубы, баритоны и тромбоны в единой октаве] </text:p>
      <text:p text:style-name="P279"/>
      <text:p text:style-name="P279">И мне по барабану, что опааааасно это, </text:p>
      <text:p text:style-name="P279">Опасность – крыша, с которой я упал давным-давно— </text:p>
      <text:p text:style-name="P281">А когда придёт мне каюк, ты не <text:span text:style-name="T97">слишком </text:span>печалься, друг, </text:p>
      <text:p text:style-name="P279"><text:span text:style-name="T97">Вы</text:span>ссы на мой надгробный камень, </text:p>
      <text:p text:style-name="P279">Пив<text:span text:style-name="T97">о</text:span>, что задолжал <text:span text:style-name="T97">ты </text:span>мне, </text:p>
      <text:p text:style-name="P279">И—вперёд! </text:p>
      <text:p text:style-name="P7"/>
      <text:p text:style-name="Text_20_body"><text:span text:style-name="T80">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81">в настолько</text:span> непредсказуемые масштаб<text:span text:style-name="T81">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81">из</text:span>лишнюю хромосому Симптома Дауна, точно по темечку. С какого-то момента он <text:span text:style-name="T81">понимал </text:span>уже, что некоторые эпизоды в его снах принадлежат не ему. Не потому что об этом, уже наяву, свидетельствовал дотошный анализ <text:span text:style-name="T81">у</text:span>виденного, нет, 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text:soft-page-break/>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81">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81">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87">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81">состоялся</text:span> первый эпизод вне условий какого-либо сна—это случилось в <text:span text:style-name="T81">ходе </text:span>его Киплинговск<text:span text:style-name="T81">ого</text:span> период<text:span text:style-name="T81">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81">лучше</text:span>, <text:span text:style-name="T81">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90">потащится</text:span> к столам <text:span text:style-name="T90">взвода суданских арабов</text:span> с широкой улыбкой и обратится к их сержанту на ты и по имени, <text:span text:style-name="T84">по братски</text:span>. Так что, конечно, Пират сделал ошибку, когда признал <text:span text:style-name="T81">свою</text:span> причастность к этой фантазии Лофа, о которой очень даже скоро узнали и верхние эшелоны. Заносится в досье, а в результате Фирма, в Их неустанном поиске <text:span text:style-name="T84">способных устраивать дела</text:span>, вызывает его в район <text:span text:style-name="T91">У</text:span>айтхолла понаблюдать его трансы поверх столешниц под синей бязью и жутких бумажных игрищ, как его <text:soft-page-break/>глаза закатываются задом наперёд в его голове <text:span text:style-name="T82">для прочтения</text:span> <text:span text:style-name="T82">давних</text:span>, глипто-древни<text:span text:style-name="T82">х </text:span>письм<text:span text:style-name="T82">ён</text:span> в <text:span text:style-name="T82">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84">направился</text:span> к этой <text:span text:style-name="T84">непонятности</text:span>. <text:span text:style-name="T84">Та</text:span> <text:span text:style-name="T84">за</text:span>скользи<text:span text:style-name="T84">ла</text:span> ему навстречу по камням мостовой медленно, как слизняк, оставляя в улице позади себя след с непонятно слизистым отблеском, исходивши<text:span text:style-name="T84">м</text:span> никак не от тумана. В разделя<text:span text:style-name="T84">ющ</text:span>ем их пространстве <text:span text:style-name="T84">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82">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82">а</text:span>лись судьбы всей Европы: </text:p>
      <text:p text:style-name="Text_20_body"/>
      <text:p text:style-name="P280">Никто не-знает-где на-карте,</text:p>
      <text:p text:style-name="P280">Кто-б-мог подумать всё пойдёт-с-того? </text:p>
      <text:p text:style-name="P280">Но всякий серб иль монте-негро-ец </text:p>
      <text:p text:style-name="P280">Только и ждут, что грянет наконец— </text:p>
      <text:p text:style-name="P280">О, милая, пакуй мой саквояж, </text:p>
      <text:p text:style-name="P280">И прикури сигару мне потолще, </text:p>
      <text:p text:style-name="P280">Пиши мне до востр-ебо-вания: </text:p>
      <text:p text:style-name="P280">Вос-точный Экс-пресс, </text:p>
      <text:p text:style-name="P280">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88">й</text:span>ся своих владелиц, висит у трактирных фонарей Ист-Енда, покуда Аденоид не прекращает бесчинств, но не заглатывает в жертву кого п<text:span text:style-name="T62">о́</text:span>падя, нет, у злобного Аденоида имеется общий план, в соответствии <text:soft-page-break/>с которым ведётся отбор определённых особ—<text:span text:style-name="T84">с учётом</text:span> предстоящи<text:span text:style-name="T84">х</text:span> выбор<text:span text:style-name="T84">ов</text:span>, ширящ<text:span text:style-name="T84">его</text:span>ся невысказанн<text:span text:style-name="T84">ого</text:span> недовольств<text:span text:style-name="T84">а</text:span> в Англии, вверга<text:span text:style-name="T84">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82">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85">ов</text:span> на их маршруте перехватывают твёрдо-пупырчаты<text:span text:style-name="T85">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83">н</text:span>улся. Хотя ему и удалось разработать ломаный диалект, на котором они с Аденоидом могли общаться, его <text:span text:style-name="T83">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text:soft-page-break/>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83">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85">ужасаясь</text:span> его грандиозностью—но только не <text:s/>второй мировой, разумеется. Впрочем, Пирату <text:span text:style-name="T83">в тот период</text:span> Фирма позволяла лишь крошечно гомеопатические дозы мира, чтобы он не пошёл вразнос, но, <text:span text:style-name="T85">вместе с тем,</text:span> <text:span text:style-name="T85">чтобы</text:span> <text:span text:style-name="T89">и </text:span>не отравился <text:s/>ими. </text:p>
      <text:p text:style-name="P336"><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182">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96">х</text:span> очк<text:span text:style-name="T96">ов</text:span> по рецепту, в золотой оправе <text:span text:style-name="T96">и</text:span> стиле генерала МакАртура, пар<text:span text:style-name="T96">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96">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96">излишне</text:span> любопытных), Блоту не до этого всего: он слишком поглощён подготовкой возможных оправданий, если его застукают, хот<text:span text:style-name="T92">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видят, он тут примелькался, ну-этот-как-его, они <text:span text:style-name="T92">тут</text:span>, вроде, <text:span text:style-name="T92">с</text:span> Ок<text:span text:style-name="T92">с</text:span>форд<text:span text:style-name="T92">ской</text:span>, Лейтенант что работает в конце коридора в ТОТСССГ…. </text:p>
      <text:p text:style-name="Text_20_body"><text:soft-page-break/>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92">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92">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92">взглянуть</text:span> в глаза друг другу, пока не скрипнешь стулом на 90°. Стол Тантиви аккуратен, у Слотропа же жуткая свалка, <text:span text:style-name="T92">в которой</text:span> и чёрт ногу сломит. Он не расчищался до столешницы с 1942. Навал слежался слоями <text:span text:style-name="T93">скреплёнными</text:span> вкраплени<text:span text:style-name="T93">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93">ой</text:span>, лепёшками высохших пятен чая или кофе, следами сахара и Домашнего Молока, <text:span text:style-name="T93">сюда же примешаны </text:span>пригоршн<text:span text:style-name="T93">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93">растолчённые </text:span>в пыль. Затем <text:span text:style-name="T93">идёт</text:span> россыпь скрепок, кремней <text:span text:style-name="T93">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93">жутко-</text:span>трудно-<text:span text:style-name="T93">где-</text:span>на<text:span text:style-name="T93">йти</text:span> гелиотропный и горчичный, Скользкий Вяз Таблетки Т<text:span text:style-name="T98">э</text:span>я от Горла, присланные мамой Слотропа, Налиной, аж из <text:span text:style-name="T96">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94">ю</text:span>б<text:span text:style-name="T94">э</text:span> нашёл розу в Ирландии» («У него <text:span text:style-name="T94">попадаются</text:span> неплохие аранжировки»,– уверяет Тантиви,–«<text:span text:style-name="T94">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94">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94">в </text:span>обшивк<text:span text:style-name="T94">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94">м</text:span> цвето<text:span text:style-name="T94">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МИДом—и обычно, если не утащили или не выброшен, номер <text:span text:style-name="T1">Новостей Мира</text:span> тоже где-нибудь воткнут—Слотроп заядлый читатель. </text:p>
      <text:p text:style-name="Text_20_body"><text:soft-page-break/>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94">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94">ая</text:span>, и Катариной, золот<text:span text:style-name="T94">ая</text:span>, <text:span text:style-name="T94">а</text:span> взгляд переходит на Алису, Делорес, Ширли, парочка Сэлли—тут в основном красн<text:span text:style-name="T94">ые</text:span> и сини<text:span text:style-name="T94">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95">м</text:span> смерти <text:span text:style-name="T95">ему</text:span> явно <text:span text:style-name="T95">хватает</text:span> врем<text:span text:style-name="T95">ени</text:span>, чтоб и за девушками успе<text:span text:style-name="T95">ва</text:span>ть. Если <text:span text:style-name="T95">имеется</text:span> какая-то причина клеить эти бумажные звезды кажд<text:span text:style-name="T95">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95">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336"><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337"/>
      <text:p text:style-name="P355"><text:soft-page-break/>Ветер изменился, дует с юго-запада, и барометр падает. Немногим за полдень, а уже стемнело <text:span text:style-name="T99">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100">ещё </text:span>до приезда Слотропа, самая усиленная охрана из всех, что он вообще <text:span text:style-name="T100">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100">ы</text:span>—американскому Лейтенанту и <text:span text:style-name="T100">посмотреть</text:span> нельзя, нет, не сегодня. ТОТСССГ, конечно, бедный родственник для разведки Союзных Сил. Но хоть на этот раз Слотроп не один <text:span text:style-name="T100">такой</text:span>, он с холодным удовлетворением пронаблюдал как его ровню из ТехИнформа, а вскоре и шефа <text:span text:style-name="T100">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100">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100">по справочнику</text:span>. <text:span text:style-name="T100">За этим</text:span> что-то больше<text:span text:style-name="T100">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101">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101">из-</text:span>за соседн<text:span text:style-name="T101">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101">подставили</text:span>. Боже, нельзя же, чтоб <text:span text:style-name="T101">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107">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101">ляется</text:span> за высокими холодными окнами М<text:span text:style-name="T101">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101">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101">в подобных</text:span> океан<text:span text:style-name="T101">ах</text:span>, Тантиви всегда рядом, красне<text:span text:style-name="T101">ет </text:span>и улыба<text:span text:style-name="T101">ется</text:span>, а Слотроп изумл<text:span text:style-name="T101">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101">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101">плакатиками</text:span> <text:span text:style-name="T109">запрещается</text:span> или <text:span text:style-name="T109">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102">недавно</text:span>, ну, это вообще <text:span text:style-name="T103">ни в какие ворота</text:span>, жуткий заговор какой-то, когда Слотроп зашёл, как и условились, встретиться с одной, но увидел двух, рядышком, и ракурс <text:span text:style-name="T103">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103">а</text:span> в луче, тут-то и накатила паранойя, лица их <text:span text:style-name="T1">обеих</text:span> двух начали к нему <text:span text:style-name="T103">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103">ничего подобного</text:span>! Никто <text:span text:style-name="T103">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103">шись</text:span> платк<text:span text:style-name="T103">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103">малость перебор</text:span>, возможно, но… «Мне ведомо, есть в миру любовь <text:span text:style-name="T103">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104">з</text:span>а охо<text:span text:style-name="T104">чими</text:span> двуствол<text:span text:style-name="T104">ками</text:span>, <text:span text:style-name="T104">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104">под</text:span>водить его <text:span text:style-name="T104">к</text:span> тем<text:span text:style-name="T104">е</text:span> дипломатическим<text:span text:style-name="T104">и уловками</text:span>, даже теперь. На первых порах Слотроп, с чудаковатым <text:span text:style-name="T104">джентльменством</text:span>, вообще <text:span text:style-name="T104">её не касался</text:span>, пок<text:span text:style-name="T104">уд</text:span>а не понял насколько Тантиви застенчив. Ему дошло это, когда тот попросил найти ему подружку. И примерно в то же время, Тантиви <text:span text:style-name="T104">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104">под</text:span> холодной шерст<text:span text:style-name="T104">ью</text:span> свитера, когда прижал, чтоб чуть согреться в пропахшей <text:span text:style-name="T104">угольным</text:span> дымом <text:s/>прихожей, дневную унылость которой ему никогда не узнать… чашка закипевшего бульона, капля <text:span text:style-name="T104">падает</text:span> на колено и об<text:span text:style-name="T104">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105">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108">етя</text:span> сквозь запах конопли и коричневый сумрак, теперь больше обеспокоен <text:span text:style-name="T105">содроганьями</text:span> Слотропа, чем личными страхами, ему ничего не оста<text:span text:style-name="T105">ётся</text:span> кроме известных ему каналов в попытке развеять и снять <text:span text:style-name="T108">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105">ам</text:span> вряд ли <text:span text:style-name="T105">известно</text:span>. Но это для нас отличная возможность об<text:span text:style-name="T105">какать </text:span>ТехИнформ. <text:span text:style-name="T105">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105">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105">ие</text:span>вском стиле давным-давно, у вечнозелёных падубов… к крикам требующим <text:span text:style-name="T105">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106">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106">й</text:span> запах и больше никогда никаких сюрпризов внутри. И тут она улыбнулась, совсем слабо, и он понял, что именно этого и ждал, <text:span text:style-name="T106">ух-ты</text:span>!—улыбка Ширли Темпл, которая сразу перечеркнула всё, среди чего они её нашли. Глупее не придумаешь. Он <text:span text:style-name="T106">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185"><text:span text:style-name="T112">У него появилась навязчивая идея ракеты, на которой написано его имя—если они и впрямь решили его </text:span><text:span text:style-name="T113">кончить</text:span><text:span text:style-name="T112">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116">это</text:span> может пригодиться,– Тантиви позабавлено <text:span text:style-name="T116">взглядывает</text:span> на него, – надёжный финт, особенно перед боем, знаешь, <text:span text:style-name="T1">просимулировать</text:span> что-то в <text:span text:style-name="T116">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116">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116">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116">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116">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117">завозюканными</text:span> <text:span text:style-name="T117">многолетней</text:span> безжалостно<text:span text:style-name="T117">й</text:span> <text:span text:style-name="T117">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117">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117">к</text:span> происходяще<text:span text:style-name="T117">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8"><text:span text:style-name="Emphasis">В память Константа </text:span></text:p>
      <text:p text:style-name="P18"><text:span text:style-name="Emphasis">Слотропа, что умер Марта </text:span></text:p>
      <text:p text:style-name="P18"><text:span text:style-name="Emphasis">4-го 1766 г., на 29-м </text:span></text:p>
      <text:p text:style-name="P18"><text:span text:style-name="Emphasis">году от роду. </text:span></text:p>
      <text:p text:style-name="P16"><text:span text:style-name="Emphasis"/></text:p>
      <text:p text:style-name="P360"><text:span text:style-name="Emphasis">Смерть есть природе долг, </text:span></text:p>
      <text:p text:style-name="P359"><text:span text:style-name="Emphasis">Я уплатил, и ты заплатишь.</text:span> </text:p>
      <text:p text:style-name="P359"/>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118">д</text:span>ного Знамени, как для м-с Элизабет, жены Лейтенанта Исайи Слотропа (ум. 1812): </text:p>
      <text:p text:style-name="Text_20_body"/>
      <text:p text:style-name="P357">Смерть ненасытная меня скосила, </text:p>
      <text:p text:style-name="P357"><text:span text:style-name="T118">До часа, когда вновь</text:span> Христос приидет </text:p>
      <text:p text:style-name="P357"><text:span text:style-name="T118">Ч</text:span>ад Его спас<text:span text:style-name="T118">ать, как сказано в</text:span> Писании <text:span text:style-name="T118">о Нём,</text:span> </text:p>
      <text:p text:style-name="P357">Мой плач услышь, читающий сие, </text:p>
      <text:p text:style-name="P357"><text:span text:style-name="T118">Злато н</text:span>е сдела<text:span text:style-name="T118">ет</text:span> вечным твоё бытие. </text:p>
      <text:p text:style-name="P357">Ткацкий стан Господа не <text:span text:style-name="T118">прекращает</text:span> дела своего, </text:p>
      <text:p text:style-name="P357">Наши пути следуют нитям любви Его. </text:p>
      <text:p text:style-name="P20"/>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276">Мне некогда было дожидаться Смерти,</text:p>
      <text:p text:style-name="P276">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118">мехо</text:span>торговцы, козлиными шкурами, <text:span text:style-name="T118">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119">которые</text:span> увозили <text:s/>куда-нибудь ещё, по всей Республике. Всегда куда-нибудь ещё. Деньги находили лазейки просочиться <text:span text:style-name="T119">прочь </text:span>из портфелей акций более хитрыми путями, чем любая генеалогия: <text:span text:style-name="T119">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21"/>
      <text:p text:style-name="P282">Падение дьявольски нелёгкий труд,</text:p>
      <text:p text:style-name="P282">Ведётся постепенно, кропотливо— </text:p>
      <text:p text:style-name="P282">Никто не согрешает в одночасье, </text:p>
      <text:p text:style-name="P282">Тут дребезги нужны, чтоб поскользнуться, </text:p>
      <text:p text:style-name="P21">но всё-таки они держались. Традиция, <text:span text:style-name="T119">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119">ой</text:span>-то <text:span text:style-name="T119">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119">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119">ли</text:span>сь в зелёную пустошь или усыха<text:span text:style-name="T119">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119">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2"><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119">отсюда</text:span> и сравнения таки<text:span text:style-name="T119">е</text:span>. Головешки падали пять часов кряду, дети давно заснули, а взрослые пили кофе и рассказывали друг другу какие пожары вид<text:span text:style-name="T120">а</text:span>ли они в другие годы. </text:p>
      <text:p text:style-name="P22">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120"> </text:span><text:span text:style-name="Emphasis">небо <text:s/></text:span>именно так и распахивается, вот-вот прорвётся, его лицо уже очерчено этим светом, сейчас всё пропадёт и он <text:span text:style-name="T120">утратит</text:span> себя, как <text:span text:style-name="T120">постоянно</text:span> гов<text:span text:style-name="T120">а</text:span>ри<text:span text:style-name="T120">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121">толкующих о</text:span> благодати, они клянутся, <text:span text:style-name="T4">именно</text:span><text:span text:style-name="T121"> </text:span><text:span text:style-name="Emphasis">так оно и бывает—да </text:span><text:span text:style-name="Emphasis"><text:span text:style-name="T121">и </text:span></text:span><text:span text:style-name="Emphasis">великая длань света </text:span><text:span text:style-name="Emphasis"><text:span text:style-name="T121">тянется вниз</text:span></text:span><text:span text:style-name="Emphasis"> из облаков....</text:span> </text:p>
      <text:p text:style-name="P338"><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186">На стене, в орнаментальном зажиме тёмной меди, пылает газовый факел, ровно и с лёгким напевом—<text:span text:style-name="T122">от</text:span>регулиров<text:span text:style-name="T122">ан до уровня, которому</text:span> <text:s/>учёны<text:span text:style-name="T122">е</text:span> прошлого века <text:s/><text:span text:style-name="T122">дали имя</text:span>«чувствительное пламя», невидимое у основания, на выходе из отверстия, <text:span text:style-name="T122">оно </text:span>завис<text:span text:style-name="T122">ает</text:span> в паре дюймов выше, бледнеет кверху ровным синим светом маленьк<text:span text:style-name="T122">ого</text:span> мерцающ<text:span text:style-name="T122">его</text:span> конус<text:span text:style-name="T122">а</text:span>, <text:span text:style-name="T122">что </text:span>способ<text:span text:style-name="T122">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122">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123">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123">о</text:span>плетают гласны<text:span text:style-name="T123">ми</text:span> <text:span text:style-name="T123">цепочки из</text:span> неподатливых российско-еврейских согласных… Большинство минуют свя<text:span text:style-name="T123">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123">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123">ополчились на него</text:span>… Огни, которые он изучил также хорошо, как один из <text:span text:style-name="T123">здесь </text:span>присутствующих, <text:span text:style-name="T123">их </text:span>расположен<text:span text:style-name="T123">ность</text:span> и движение, <text:span text:style-name="T123">оказались </text:span>вдруг на противоположном конце, все в танце… в неуместном танце. Ничего из обычного <text:span text:style-name="T123">развития</text:span> Блисеро, ничего нового… отчуждён… Роланд также ощутил вихрь, в т<text:span text:style-name="T123">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124">чуть</text:span> молчит… <text:span text:style-name="T124">лёгкий</text:span> стон… момент тихого отчаяния: «Селена, Селена, ты <text:span text:style-name="T124">ушла</text:span>?» </text:p>
      <text:p text:style-name="Text_20_body">– Нет, дорогой,– на её щекам полоски от недавних слёз.– Я слушаю. </text:p>
      <text:p text:style-name="Text_20_body">– Всё дело в контроле. <text:span text:style-name="T124">Причина всех </text:span>трудност<text:span text:style-name="T124">ей</text:span>: <text:span text:style-name="T124">в </text:span>контрол<text:span text:style-name="T124">е</text:span>. Впервые он оказался <text:span text:style-name="T1">внутри</text:span>, понимаешь. Контроль <text:span text:style-name="T126">помещён</text:span> внутри. Уже нет надобности пассивно <text:span text:style-name="T126">дожидаться</text:span> «внешни<text:span text:style-name="T126">х</text:span> сил»—сворачива<text:span text:style-name="T125">еш</text:span>ь в любой ветер. <text:span text:style-name="T125">Словно</text:span>… </text:p>
      <text:p text:style-name="P23">– Рынок уже не нужда<text:span text:style-name="T126">л</text:span>ся в управлении Невидимой Рукой, но <text:span text:style-name="T126">мог </text:span>теперь <text:span text:style-name="T1"><text:s/>сам создавать себя</text:span>—свою логику, импульс, стиль, <text:span text:style-name="T1">изнутри</text:span>. Перен<text:span text:style-name="T127">ос</text:span> контроля внутрь <text:span text:style-name="T127">ратифицировало то</text:span>, что уже произошло де факто—что вы отринули Бога. Но вы <text:span text:style-name="T127">впали в</text:span> ещё б<text:span text:style-name="T62">о́</text:span>льш<text:span text:style-name="T127">ую</text:span> и более опасн<text:span text:style-name="T127">ую</text:span> иллюзи<text:span text:style-name="T128">ю</text:span>. Иллюзи<text:span text:style-name="T128">я</text:span> контроля. Будто А может ко<text:span text:style-name="T128">н</text:span>тролировать Б. Полностью. <text:span text:style-name="T128">Это <text:s/>никем не </text:span><text:span text:style-name="T5">делается</text:span>. <text:span text:style-name="T128">Всё лишь</text:span> происходит, А и Б не имеют реальности, они просто наименования частей, которы<text:span text:style-name="T128">м надо оставаться</text:span> неразрывн<text:span text:style-name="T128">ыми</text:span>…. </text:p>
      <text:p text:style-name="P23">– <text:span text:style-name="T128">Выдаёт</text:span> белиберду Успенского,– шепнула леди протискиваясь мимо, под руку с портовым грузчиком. Запахи дизельного топлива и духо<text:span text:style-name="T136">в</text:span> <text:span text:style-name="T1">Sous le Vent</text:span>, смешавшись, <text:span text:style-name="T128">плывут</text:span> мимо пока они про<text:span text:style-name="T128">ходят</text:span>. Джессика Свонлейк, цветущая девушка в форме рядовой ВТС, <text:span text:style-name="T128">учуяв</text:span> довоенные духи, взглянула вслед, фнн, наряд не меньше, чем гиней <text:span text:style-name="T128">в</text:span> 15 и целую кучу талонов сверху, наверное, из Харродс и на мне смотрелся б куда лучше, уж это <text:span text:style-name="T128">наверняка</text:span>. Леди, обернувшись вдруг, улыбается поверх плеча, ты так уверена? Боже, неужто она услышала? Ну, в таком-то месте почти наверняка. </text:p>
      <text:p text:style-name="P23">Джессика стоит недалеко от стола для сеанса с пригоршней дротиков дартс в ладони, которые <text:span text:style-name="T128">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128">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129">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129">в</text:span> центр. Милтон Гломинг вскидывает бровь. Его ум, постоянно занятый сбором соответствий, думает, что <text:span text:style-name="T129">ему подвернулось</text:span> ещё одно. </text:p>
      <text:p text:style-name="Text_20_body"><text:soft-page-break/>Медиум, уже с раздражённостью, начин<text:span text:style-name="T130">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130">этом</text:span> мире, но <text:span text:style-name="T130">и</text:span> основ<text:span text:style-name="T130">ополагающ</text:span>ая четырёхсторонняя согласованность, <text:span text:style-name="T130">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130">д</text:span>жера…. </text:p>
      <text:p text:style-name="Text_20_body">– Роджер говорил, что <text:span text:style-name="T130">вы </text:span>теперь подсчитаете все слова, которые записывали и составите какие-то графики,– приветливо, предотвращая <text:span text:style-name="T130">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130">изумлённой</text:span> грациозна,– то мы, конечно же, получим что-то наподобие прямой… однако, у нас есть данные, <text:span text:style-name="T130">которые</text:span> предполагают <text:span text:style-name="T130">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130">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130">для дел такого рода</text:span>,– ответил статистик, <text:span text:style-name="T131">словно</text:span> каждый знает, что это «смерть». </text:p>
      <text:p text:style-name="Text_20_body">Пожилой волонтёр службы оповещения воздушных налёт<text:span text:style-name="T131">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37">К</text:span>апитаном Прентисом,– неопределённый взмах руки.– Как <text:span text:style-name="T131">всегда</text:span>: <text:span text:style-name="T131">неясные</text:span> Микроплёночные Ман<text:span text:style-name="T137">ё</text:span>вры. </text:p>
      <text:p text:style-name="Text_20_body"><text:soft-page-break/>Включённый в <text:span text:style-name="T131">какой-то</text:span> из <text:span text:style-name="T131">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131">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131">и </text:span>воспринимает, косвенно, <text:span text:style-name="T131">в виде</text:span> классово<text:span text:style-name="T131">й нервозности</text:span>, он несёт свою улыбку среди всех тут собравшихся как боевую фалангу. <text:span text:style-name="T131">Её о</text:span>н перенял <text:span text:style-name="T131">в кино</text:span>—та <text:span text:style-name="T131">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131">М</text:span>айор, <text:span text:style-name="T131">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131">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131">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131">вот</text:span> <text:span text:style-name="T131">что и</text:span> достаёт по полной) единственное место во всех пределах империи войны, где он чувствует себя не <text:span text:style-name="T132">окончательным</text:span> чужаком. </text:p>
      <text:p text:style-name="P24">– Это вообще не<text:span text:style-name="T132">постижимо</text:span>,– говори<text:span text:style-name="T132">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132">и </text:span>мыслили по иному. И вдруг в 1944 по нему осуждают направо и налево. Нашего м-ра Эвентира,– указыва<text:span text:style-name="T132">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132">настолько</text:span> идиот<text:span text:style-name="T132">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133">Осёл</text:span>. И ты <text:span text:style-name="T1">за них</text:span>. <text:span text:style-name="T134">Как т</text:span>ы <text:span text:style-name="T134">мог </text:span>не почувствова<text:span text:style-name="T134">ть ещё на входе</text:span>? Это громадн<text:span text:style-name="T134">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134">повёл.</text:span> Терпимость. А<text:span text:style-name="T135">х</text:span>. </text:p>
      <text:p text:style-name="Text_20_body">– Ты бы <text:span text:style-name="T135">заглянул как-нибудь</text:span>, пусть доктор Грост проверит на своей ЭЭГ. </text:p>
      <text:p text:style-name="Text_20_body">– Ладно, как только <text:span text:style-name="T135">найду</text:span> время,– неопределённо. И тут <text:span text:style-name="T135">уже </text:span>проблема безопасности, пустая болтовня пускает корабли на дно, он не может быть <text:span text:style-name="T135">чересчур</text:span> уверен, даже насчёт Мехико. В текущей операции слишком много кругов, внешних и внутренних. Список доверенных лиц сокраща<text:span text:style-name="T135">е</text:span>тся, <text:span text:style-name="T135">с</text:span> <text:span text:style-name="T135">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135">свежей</text:span> мании Фирмы, известной как операция Чёрное Крыло, своей статистикой—анализиру<text:span text:style-name="T135">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135">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135">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135">и </text:span>было-<text:span text:style-name="T135">то</text:span>, всё меньше способны доверять, погрязнув в нескончаемой болтологии, в ежедневной самокритике, <text:span text:style-name="T135">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38">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135">заснятое на</text:span> этой войн<text:span text:style-name="T135">е</text:span>… по крайней мере, жизнь…. </text:p>
      <text:p text:style-name="P187"><text:span text:style-name="T139">Вон девушка Мехико </text:span><text:span text:style-name="T140">за</text:span><text:span text:style-name="T139">ходит в комнату. Он замечает её мгновенно, чистота вокруг неё, дым и шум отступают… так </text:span><text:span text:style-name="T141">это </text:span><text:span text:style-name="T139">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41">И тут о</text:span><text:span text:style-name="T139">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154">с </text:span>апрел<text:span text:style-name="T154">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149">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149">илась </text:span><text:soft-page-break/><text:span text:style-name="T149">сберечь</text:span> это<text:span text:style-name="T149">т</text:span> момент мальчишества в его имперски вышколенном, уже устоявшемся (ему было 33) быту, в его пред-Аскетизме, <text:span text:style-name="T149">эту его</text:span>, <text:span text:style-name="T149">как</text:span> Скорпия определила, последнюю любовь—хотя сама была слишком молода, чтобы знать <text:span text:style-name="T150"><text:s/></text:span><text:span text:style-name="T1">это</text:span>, <text:span text:style-name="T150">понимать</text:span>, как <text:span text:style-name="T150">понимал</text:span> Пират, <text:span text:style-name="T150">про что</text:span> <text:span text:style-name="T1">на самом деле</text:span> поётся в песне «Танцы в темноте»…. </text:p>
      <text:p text:style-name="P25">Он старательно <text:span text:style-name="T152">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150">ся ему</text:span>, вопреки всем ожиданиям, <text:span text:style-name="T152">чтоб он </text:span><text:span text:style-name="T8">мог</text:span><text:span text:style-name="T152"> </text:span>отбросить скудное расписание человека Запада… но как <text:span text:style-name="T150">возможно </text:span>человек<text:span text:style-name="T150">у</text:span>… где ему вообще начинать в возрасте 33-х… «Т<text:span text:style-name="T152">ак это </text:span><text:span text:style-name="T8">самое время</text:span>,»– засме<text:span text:style-name="T152">ялась бы она</text:span>, не так от раздражения (<text:span text:style-name="T152">это </text:span><text:span text:style-name="T8">было бы</text:span><text:span text:style-name="T152"> смешно</text:span>), сколько от <text:span text:style-name="T153">забавности</text:span> нереальной проблемы—сама <text:span text:style-name="T153">же шла враспыл</text:span> <text:span text:style-name="T153">от</text:span> его маниакальности, <text:span text:style-name="T150">непрестанной безудержности</text:span>, так <text:span text:style-name="T153">берёт</text:span>, раскладывает е<text:span text:style-name="T150">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150">ведь </text:span>и вправду <text:span text:style-name="T155">же </text:span>слишком безум<text:span text:style-name="T150">ец</text:span>, чтобы <text:s/>это <text:span text:style-name="T150">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150">видит</text:span>, но никогда не говори<text:span text:style-name="T150">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150">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150">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151">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151">щегольских</text:span> сюртучках и приталенных пальтецах, бегали по всей станции, глотали свои предотъездные шоколадки и выстраивались <text:span text:style-name="T151">рядком</text:span> для новых <text:span text:style-name="T151">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339"><draw:frame draw:style-name="fr1" draw:name="Image6" text:anchor-type="paragraph" svg:width="6.9252in" svg:height="0.3661in" draw:z-index="5"><draw:image xlink:href="Pictures/1000000000000B720000009B428C9716555D8079.png" xlink:type="simple" xlink:show="embed" xlink:actuate="onLoad" loext:mime-type="image/png"/></draw:frame></text:p>
      <text:p text:style-name="P188">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156">твлечь</text:span> его<text:span text:style-name="T156">б внести тишину в</text:span> угл<text:span text:style-name="T156">ы</text:span> комнат, <text:span text:style-name="T156">на </text:span>покрывал<text:span text:style-name="T156">а</text:span>, стол<text:span text:style-name="T156">ешницы</text:span>—<text:span text:style-name="T156">где придётся</text:span>... Даже в кино, когда смотрели т<text:span text:style-name="T156">у</text:span> <text:span text:style-name="T156">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157">настолько</text:span>, что никак не отличить которое из них чьё. Оба одновременно чувствовали странное недоумение… как если нежданно <text:span text:style-name="T157">у</text:span>видишь себя в зеркале… и даже более того, чувство <text:span text:style-name="T157">единения</text:span>… что появляло<text:span text:style-name="T157">с</text:span>ь потом—через пару минут, через неделю, тут не угадаешь, и им доходило, когда уже не вместе, отчего <text:span text:style-name="T157">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157">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6">– <text:span text:style-name="T157">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157">л</text:span>лз— </text:p>
      <text:p text:style-name="Text_20_body">И тут падает ракета. Круто, круто. Взрыв, глухие раскаты. Довольно далеко в городе, чтоб <text:span text:style-name="T157">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157">будь</text:span> там ракета <text:span text:style-name="T157">или</text:span> нет, поэтому сейчас на Ягуаре Пойнтсмена включает заднюю вместо, да, въезжа<text:span text:style-name="T157">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158">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158">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158">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158">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159">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7">–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159">она, </text:span>эта война, на хуй. </text:p>
      <text:p text:style-name="P340"><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189">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160">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160">он</text:span> в жизни <text:s/>и близко <text:span text:style-name="T160">не бывал</text:span> к лаборатории. </text:p>
      <text:p text:style-name="Text_20_body">Это запах эфира, он исходит от м-ра Эдварда В. А. Пойнтсмена, ЧККХ. Как только пёс исчез<text:span text:style-name="T160">ает</text:span> за рухнувшей стеной, мелькнув прощально кончиком хвоста, нога доктора проваливается в белую разинутую глотку унитаза, которую <text:span text:style-name="T160">тот</text:span>, сосредоточ<text:span text:style-name="T160">я</text:span>сь на охоте, не у<text:span text:style-name="T160">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160">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160">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160">т </text:span>возможно<text:span text:style-name="T160">сти как-то</text:span> <text:span text:style-name="T160">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160">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160">за</text:span>таивш<text:span text:style-name="T160">его</text:span>ся в конце улицы из линии домов. V-бомба, в чьих разрушениях он вёл охоту, <text:span text:style-name="T161">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161">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161">Руина</text:span> ждёт его, уходя склоном вверх, к задним стенам, неразберихой штукатурной дран<text:span text:style-name="T161">к</text:span>и в бесцельны<text:span text:style-name="T161">х</text:span> связ<text:span text:style-name="T161">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161">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161">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8">–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161">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112">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161">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165">побухивает</text:span> вслед за ним в р<text:span text:style-name="T161">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162">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162">отскакивает</text:span> в сторону и пулей <text:span text:style-name="T162">на выход</text:span>, пока Роджер <text:span text:style-name="T162">свалился</text:span> со своей губкой в коляску <text:span text:style-name="T162">разлетевшуюся</text:span> под его весом. Расплывчато, доносится сверху вой доктора:– «Он убегает, Мехико, поспешите!» </text:p>
      <text:p text:style-name="Text_20_body">– <text:span text:style-name="T162">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162">от</text:span> <text:span text:style-name="T162">этюд</text:span>. Роджер <text:span text:style-name="T162">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163">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163">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163">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163">вскрякнув</text:span> вскидывает свою заунитаженную ногу, промахивается, замах разворачивает его кругом, сеть <text:span text:style-name="T163">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163">затрещала</text:span>, валятся куски промокшей штукатурки. Стенка над ними, лишённая всякой опоры, шата<text:span text:style-name="T163">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163">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29">–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163">мне следует</text:span> <text:span text:style-name="T163">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163">г</text:span>руди Джессики на вязаную голову, обнажённый нос и глаза—ему кажется, что доктору нужно больше, чем его содействие, <text:span text:style-name="T163">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166">подъезжают</text:span> к длинной кирпичной импровизации, Викторианское изложение того, что когда-то, давным-давно, выли<text:span text:style-name="T164">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164">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164">й</text:span> функци<text:span text:style-name="T164">и </text:span>толстой кишки, один из обитателей которого д-р Кевин Сп<text:span text:style-name="T164">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164">теперь</text:span>, как понял Роджер, неделя Спектро, которого могут нав<text:span text:style-name="T164">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164">ое</text:span> топ<text:span text:style-name="T164">анье</text:span> их обуви, как танцы пуантов по мрамору, нарушающих твой покой, не стихающие удаляясь, голос Пойнтсмена и походка всегда выделя<text:span text:style-name="T164">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164">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341"><draw:frame draw:style-name="fr1" draw:name="Image8" text:anchor-type="paragraph" svg:width="6.9252in" svg:height="0.3661in" draw:z-index="7"><draw:image xlink:href="Pictures/1000000000000B720000009B428C9716555D8079.png" xlink:type="simple" xlink:show="embed" xlink:actuate="onLoad" loext:mime-type="image/png"/></draw:frame></text:p>
      <text:p text:style-name="P190">Внутри госпиталя Св. Вероники они усаживаются вместе, напротив палаты Военных <text:span text:style-name="T168">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168">тогда</text:span> <text:span text:style-name="T168">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169">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169">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174">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31">–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31">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169">до</text:span>вести её <text:span text:style-name="T169">до </text:span>сумеречност<text:span text:style-name="T169">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30">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169">замёрзшем</text:span> измученном городе…. …как будто снова пол, типа, громадный лифт взмыва<text:span text:style-name="T169">ет</text:span> вместе с тобой к потолку—воспроизводя, теперь, как стены разлета<text:span text:style-name="T169">ются</text:span> во все стороны, кирпичи, штукатурка сып<text:span text:style-name="T169">ятся</text:span> вниз, твой мгновенный паралич <text:span text:style-name="T169">от</text:span> смерт<text:span text:style-name="T169">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170">бьющей</text:span> из <text:span text:style-name="T170">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170">А</text:span> Слотроп действительно настроен на ракетный взрыв, или <text:span text:style-name="T170">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170">удастся</text:span>, <text:span text:style-name="T170">ещё </text:span>этих приливающих повторений, повторных переживаний взрыва, в страхе отключиться, потому что отключаешься <text:span text:style-name="T170">настолько</text:span> окончательно, откуда мне знать, доктор, что я очнусь? <text:span text:style-name="T170">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171">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171">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171">искушающе</text:span> лежат они рядами на своих железных койках, в девственных простынях, такие безыскусно эротичные м<text:span text:style-name="T171">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171">в</text:span> пятна<text:span text:style-name="T171">х</text:span> ночной блевотины, светло-жёлтой, прозрачной как флюиды богов, <text:span text:style-name="T171">от</text:span>брошенные газеты или пропагандистские лист<text:span text:style-name="T171">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171">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172">и вещевые сумки</text:span>, по большей части молча, к дверям выхода в бежевой краске, но края покоричневее в неровных <text:span text:style-name="T171">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171">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172">ают</text:span> земл<text:span text:style-name="T172">ю</text:span> <text:span text:style-name="T172">на </text:span>очень низких частот<text:span text:style-name="T172">ах</text:span>, доходят, смешавшись с холодом—предупрежда<text:span text:style-name="T172">ют</text:span>, что снаружи твоя слепота, после яркого внутреннего освещения, <text:span text:style-name="T172">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172">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175">тут же</text:span> разворачивается, приобретая формы…. </text:p>
      <text:p text:style-name="Text_20_body">Помимо прочего, что Спектро <text:span text:style-name="T172">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173">сможет</text:span> <text:span text:style-name="T1">кто-нибудь</text:span> <text:span text:style-name="T173">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342"><draw:frame draw:style-name="fr1" draw:name="Image9" text:anchor-type="paragraph" svg:width="6.9252in" svg:height="0.3661in" draw:z-index="8"><draw:image xlink:href="Pictures/1000000000000B720000009B428C9716555D8079.png" xlink:type="simple" xlink:show="embed" xlink:actuate="onLoad" loext:mime-type="image/png"/></draw:frame></text:p>
      <text:p text:style-name="P190"><text:span text:style-name="T139">Что-то бродит по городу Дыма—собирает стройных девушек, милых и гладких как куклы, целыми пригоршнями. </text:span><text:span text:style-name="Emphasis"><text:span text:style-name="T139">Их жалобные крики… их жалобные кукло-крики…</text:span></text:span><text:span text:style-name="T139">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142">миг</text:span><text:span text:style-name="T139">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142">н</text:span><text:span text:style-name="T139">ду про</text:span><text:span text:style-name="T142">с</text:span><text:span text:style-name="T139">ыпается бормочет что-то вроде «ёбаный дурдом» и вновь соскальзывает в сон. </text:span></text:p>
      <text:p text:style-name="Text_20_body"><text:span text:style-name="T139">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176">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176">сторонах</text:span>. Пока что-то не упадёт слишком близко, они в безопасности: в их чаще среб<text:span text:style-name="T176">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176">доходит</text:span> что <text:span text:style-name="T176">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177">уж оно такое</text:span>, <text:span text:style-name="T177">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2">Эрленмерова колба булькает на подставке. Голубой огонь <text:span text:style-name="T177">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177">а окурки</text:span> затем, в ледяные чёрные утренние смены, <text:span text:style-name="T177">перевыкурены, </text:span>давящая и отвратная атмосфера. Но он должен войти, должен выдержать свою обычную утреннюю чашу. </text:p>
      <text:p text:style-name="P33">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178">относительно</text:span> физических <text:span text:style-name="T178">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179">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179">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179">случилось </text:span>попада<text:span text:style-name="T179">ний</text:span> в определённый квадрат, шансы остаются теми же, какими они всегда и были. <text:span text:style-name="T179">Всякое</text:span> попадание независимо от <text:span text:style-name="T179">остальных</text:span>. Бомбы не собаки. Нет связи. Нет памяти. Нет <text:span text:style-name="T180">привитого рефлекса</text:span>. </text:p>
      <text:p text:style-name="Text_20_body">Сказать такое последователю Павлова. Это обычная самодово<text:span text:style-name="T180">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181">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181">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181">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181">с</text:span>клонился <text:span text:style-name="T181">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181">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181">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181">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181">ет</text:span> остатки её губной помады о его рубашку, мускулы, прикосновения, кожи <text:span text:style-name="T182">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182">Пойнтсмена</text:span>, и от <text:span text:style-name="T182">Пойнтсмен</text:span>овской… его <text:span text:style-name="T182">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182">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182">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182">в </text:span>сам<text:span text:style-name="T182">ой</text:span> мерзк<text:span text:style-name="T182">ой манере</text:span>, как<text:span text:style-name="T182">ую только</text:span> он знает,– это, девонька, зависит от того <text:span text:style-name="T182">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182">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343"><draw:frame draw:style-name="fr1" draw:name="Image10" text:anchor-type="paragraph" svg:width="6.9252in" svg:height="0.3661in" draw:z-index="9"><draw:image xlink:href="Pictures/1000000000000B720000009B428C9716555D8079.png" xlink:type="simple" xlink:show="embed" xlink:actuate="onLoad" loext:mime-type="image/png"/></draw:frame></text:p>
      <text:p text:style-name="P191">(1) </text:p>
      <text:p text:style-name="P348">ВЗ Палата Абреакции</text:p>
      <text:p text:style-name="P348"><text:soft-page-break/>Госпиталь Св. Вероники </text:p>
      <text:p text:style-name="P348"><text:span text:style-name="T183">Б</text:span>ончеплгейт, Е1 </text:p>
      <text:p text:style-name="P348">Лондон, Англия </text:p>
      <text:p text:style-name="P348">Зима 1944 </text:p>
      <text:p text:style-name="P363">Парнишке из Кеноши </text:p>
      <text:p text:style-name="P363">Общая Почта </text:p>
      <text:p text:style-name="P363">Кеноша, Висконсин, США</text:p>
      <text:p text:style-name="P35"><text:s/></text:p>
      <text:p text:style-name="Text_20_body"><text:tab/>Дорогой сэр, </text:p>
      <text:p text:style-name="Text_20_body">Я когда-нибудь в жизни Вас о чём-то просил? </text:p>
      <text:p text:style-name="Text_20_body">Искренне Ваш, </text:p>
      <text:p text:style-name="P356">лейт. Тайрон Слотроп </text:p>
      <text:p text:style-name="Text_20_body"/>
      <text:p text:style-name="P348">Общая Почта </text:p>
      <text:p text:style-name="P348">Кеноша, Виск., США </text:p>
      <text:p text:style-name="P348">несколькими днями позже </text:p>
      <text:p text:style-name="P363">Тайрону Слотропу, Эскв. </text:p>
      <text:p text:style-name="P363">ВЗ Палата Абреакции </text:p>
      <text:p text:style-name="P363">Госпиталь Св. Вероники </text:p>
      <text:p text:style-name="P363"><text:span text:style-name="T184">Б</text:span>ончеплгейт, Е1 </text:p>
      <text:p text:style-name="P363">Лондон, Англия </text:p>
      <text:p text:style-name="Text_20_body"><text:tab/>Дорогой м-р Слотроп: </text:p>
      <text:p text:style-name="Text_20_body">Такого не случалось. </text:p>
      <text:p text:style-name="P362">Парнишка из Кеноши </text:p>
      <text:p text:style-name="P362"/>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185">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189">нишка</text:span> из Кеноши и на секунду не подумал бы, что ты… </text:p>
      <text:p text:style-name="Text_20_body"><text:line-break/>(3.1) Старший (изумлённо): Тебя? Никогда! Да, чтоб Пар<text:span text:style-name="T189">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189">смиренный</text:span> голос маленького Тайрона Слотропа, с тех пор восславляемого в легендах и песнях, раздался пробиваясь вверх к вниманию Парн<text:span text:style-name="T189">ишки</text:span>: – «Ты никогда не делал этого, Пар<text:span text:style-name="T189">нишка</text:span> из Кеноши!» </text:p>
      <text:p text:style-name="Text_20_body">Все эти варианты текста «Ты никогда не делал Парн<text:span text:style-name="T189">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189">ишку</text:span> из Кеноши. </text:p>
      <text:p text:style-name="P36">(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189">голубчик</text:span>, Форестхилского жеребёнка, <text:span text:style-name="T189">голубчик</text:span>. (Отсюда затихая…) Ларедского ягнёнка. <text:span text:style-name="T189">Голубчик</text:span>. О-го. Погоди. Что такое, Слотроп? Ты никогда не делал парня из Кеноши. Очнись, Слотроп.</text:p>
      <text:p text:style-name="P283"/>
      <text:p text:style-name="P283">Мой кулак уже торчком, </text:p>
      <text:p text:style-name="P283">Не злись,</text:p>
      <text:p text:style-name="P283">Запишись, </text:p>
      <text:p text:style-name="P283">Вва-ли, Слотроп! </text:p>
      <text:p text:style-name="P283"/>
      <text:p text:style-name="P283">Джексон, это похуй мне, </text:p>
      <text:p text:style-name="P283">Покажь свой значок, что был на войне,</text:p>
      <text:p text:style-name="P283">Вва-ли, Слотроп! </text:p>
      <text:p text:style-name="P283"><text:soft-page-break/></text:p>
      <text:p text:style-name="P283">Меня тут не любят, не могут понять, </text:p>
      <text:p text:style-name="P283">Лишь ищут куда бы ещё послать…. </text:p>
      <text:p text:style-name="P283">Голову мне продырявь, провода в мозги мне вставь, </text:p>
      <text:p text:style-name="P283">Вену проткни иглой, </text:p>
      <text:p text:style-name="P283">Слотроп, очнись! </text:p>
      <text:p text:style-name="P36"/>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189">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283">Этот ритм словил меня, </text:p>
      <text:p text:style-name="P283">О, бэби, этта свинг, свинг, свинг! </text:p>
      <text:p text:style-name="P283">Ей-ей, меня словил, </text:p>
      <text:p text:style-name="P283">Прикинь, весь-целый-мир-вокруг поёт, </text:p>
      <text:p text:style-name="P283">Я в жизни не слыхал столь-сладких-звуков, </text:p>
      <text:p text:style-name="P283">Таких нет даже за углом, на Бейсин-Стрит, </text:p>
      <text:p text:style-name="P283">И в этом ритме, крошка, мы будем делать </text:p>
      <text:p text:style-name="P284">Свинг, свинг, свинг,</text:p>
      <text:p text:style-name="P284">Давай же, крошка… вжарим… свинг! </text:p>
      <text:p text:style-name="P36"/>
      <text:p text:style-name="P34">Чёрные лица, белые скатерти, мерцание очень острых ножей в ряд с тарелками… дым табака и «плана» <text:s/>меша<text:span text:style-name="T186">ются по полной</text:span>, глаза <text:span text:style-name="T187">на лоб лезут</text:span>, <text:span text:style-name="T187">над</text:span><text:span text:style-name="T63">ы́</text:span><text:span text:style-name="T187">хаешься</text:span> этай <text:s/>дури <text:span text:style-name="T187">аж</text:span> мазги <text:span text:style-name="T187">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190">п</text:span>пке джазменов на возвышении. Голоса из восточных частных школ, выговарива<text:span text:style-name="T190">ют</text:span> «жопа» чуть округляют губы и <text:span text:style-name="T190">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190">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190">лакированном</text:span>, где-то по<text:span text:style-name="T190">вытертом</text:span> губами, эти мелкие серебряные зёрнышки распоясываются по ходу спуска гармошки в белокаменную шейку матки и в ночь за <text:span text:style-name="T190">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190">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188">лилипуточным</text:span> голос<text:span text:style-name="T188">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190">х</text:span> программ<text:span text:style-name="T190">ах</text:span>, в своё время просочится <text:span text:style-name="T190">и </text:span>в <text:span text:style-name="T190">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7">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190">такое</text:span> тебе как раз и <text:span text:style-name="T191">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191">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191">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191">А</text:span>х, ты <text:span text:style-name="T191">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192">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192">гарвардскому</text:span> приятелю из числа его знакомых. Какая-то часть, конечно же, должна быть негритянским говном, но оно всё такое похожее. <text:span text:style-name="T192">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192">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192">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192">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38"/>
      <text:p text:style-name="P285">Сквозь унитаз, <text:span text:style-name="T192">ты </text:span>взгляни на меня,</text:p>
      <text:p text:style-name="P285">Вот дурак попался,</text:p>
      <text:p text:style-name="P285">Хоть бы не начали ссать </text:p>
      <text:p text:style-name="P285">Дирли тирли трали рался </text:p>
      <text:p text:style-name="P38"/>
      <text:p text:style-name="Text_20_body">И в ту <text:span text:style-name="T192">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192">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193">саданул</text:span>, тёмный как холодный говяжий студень, по его позвоночнику, <text:soft-page-break/><text:span text:style-name="T193">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193">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193">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193">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286">Уже не помнишь Красного Малкольма, что наверху остался, </text:p>
      <text:p text:style-name="P286">В причёске Красный Дьявол до Волос Дорвался… </text:p>
      <text:p text:style-name="P39"/>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193">с</text:span>плетений древесины в конюшне—брусья, косяки, стойки сто<text:span text:style-name="T193">й</text:span>л, перекладины ясл<text:span text:style-name="T193">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287">Средь Долины Красной Реки <text:s/>говорят, <text:span text:style-name="T199">в этот раз</text:span></text:p>
      <text:p text:style-name="P289"><text:span text:style-name="T194">П</text:span>оток снёс тебя <text:span text:style-name="T194">в</text:span> унитаз— </text:p>
      <text:p text:style-name="P287">Присядь, отдохни, <text:span text:style-name="T194">хвост держи пистолетом,</text:span> </text:p>
      <text:p text:style-name="P287">Канализации близок конец, </text:p>
      <text:p text:style-name="P287">Держись, молодец, </text:p>
      <text:p text:style-name="P288">На всём свете этом</text:p>
      <text:p text:style-name="P287">Не най<text:span text:style-name="T194">ти</text:span> крепче говна, </text:p>
      <text:p text:style-name="P287">Чем на </text:p>
      <text:p text:style-name="P287">Наших крутых берегах. </text:p>
      <text:p text:style-name="P40"/>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194">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287">Одного в Сан Берду бандитика,</text:p>
      <text:p text:style-name="P287"><text:span text:style-name="T194">К</text:span>итайчонка <text:span text:style-name="T194">о</text:span>дного, что с<text:span text:style-name="T194">линял</text:span> с железной дороги,</text:p>
      <text:p text:style-name="P287">Одного с триппер<text:span text:style-name="T194">к</text:span>ом, с зобом <text:span text:style-name="T195">одного</text:span>, </text:p>
      <text:p text:style-name="P287">Одного в последней стадии прока-з<text:span text:style-name="T194">ы</text:span>, </text:p>
      <text:p text:style-name="P287">Зато с широким тазом,</text:p>
      <text:p text:style-name="P287">Хромого на левую, хромого на правую, </text:p>
      <text:p text:style-name="P287">Хромого на обе ноги, всех будет три! </text:p>
      <text:p text:style-name="P287">Одного гом<text:span text:style-name="T194">осе</text:span>ка, даже лесбу одну, </text:p>
      <text:p text:style-name="P287">Одного негришку, одного евреишку, </text:p>
      <text:p text:style-name="P287">Одного краснокожего с бизоном одним, </text:p>
      <text:p text:style-name="P287">И охотника на бизонов из Нью Мексико </text:p>
      <text:p text:style-name="P287"/>
      <text:p text:style-name="P41">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198">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198">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198">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198">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41">Голос: Парнишку прикончили. <text:span text:style-name="T198">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344"><draw:frame draw:style-name="fr1" draw:name="Image11" text:anchor-type="paragraph" svg:width="6.9252in" svg:height="0.3661in" draw:z-index="10"><draw:image xlink:href="Pictures/1000000000000B720000009B428C9716555D8079.png" xlink:type="simple" xlink:show="embed" xlink:actuate="onLoad" loext:mime-type="image/png"/></draw:frame></text:p>
      <text:p text:style-name="P349">«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276">—Проф. Д-р Ласло Джамф, «Криптосем» (рекламная брошюра) Агфа, Берлин, 1934</text:p>
      <text:p text:style-name="Text_20_body"/>
      <text:p text:style-name="Text_20_body"><text:span text:style-name="T200">Набросок</text:span> на плотной кремовой бумаге под чёрно-буквенным штампом GEHEIME KOMMANDOSACHE, весьма подробно передающий, чернилом и ручкой, <text:span text:style-name="T200">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200">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200">л</text:span>ись отсле<text:span text:style-name="T200">дит</text:span>ь всё, что он смотрел или читал достигнув полового созревания… иначе, откуда ещё могли Они знать? </text:p>
      <text:p text:style-name="Text_20_body">– Тсс,– шеп<text:span text:style-name="T200">чет</text:span> она, её пальцы ласкают её длинные оливковые ляжки, обнажённые груди выпирают через верх<text:span text:style-name="T200">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200">так</text:span> и по<text:span text:style-name="T200">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200">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200">указано</text:span> время, мест<text:span text:style-name="T200">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201">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1"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109">was tust du für die front, für den sieg? was hast du heute für deutschland getan?</text:span> В «Белом Посещении» по стенам пи<text:span text:style-name="T201">шет</text:span> лёд. Граффити льда в пасмурный день остекля<text:span text:style-name="T201">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201">как</text:span> <text:span text:style-name="T201">под</text:span>свет<text:span text:style-name="T201">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201">кого</text:span> стил<text:span text:style-name="T201">я</text:span> в его унизительной и сумрачной ложбине, это единственный вид: аббатство, <text:span text:style-name="T201">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201">го</text:span> <text:span text:style-name="T201">утёса</text:span>, волосы и госпитальный халат трепещут на ветру, <text:span text:style-name="T201">над</text:span> раскинувш<text:span text:style-name="T201">ей</text:span>ся на мили ширь<text:span text:style-name="T201">ю</text:span> южного побережья, бледный мел <text:span text:style-name="T201">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201">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205">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2">С разгромом Польши, министерские кортежи вдруг начали замечаться <text:span text:style-name="T202">в</text:span> направлени<text:span text:style-name="T202">и</text:span> «Белого Посещения» в любой час ночи, тихие как шхуны, моторы приглушены—чёрные машины без хрома, что о<text:span text:style-name="T202">т</text:span>блескивали <text:s/>свет<text:span text:style-name="T202">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202">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2">Спросите их, в «Белом Посещении», про стратегический план Майрона Грантона из Би-Би-Си, чей тающе шоколадный голос годами <text:span text:style-name="T202">прокладывал</text:span> путь из обтрёпанных динамиков беспроволочных приёмников <text:span text:style-name="T202">к</text:span> английски<text:span text:style-name="T202">м</text:span> мечт<text:span text:style-name="T202">ам</text:span>, <text:span text:style-name="T202">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202">такие</text:span> зелёные <text:s/>в <text:s/>потоках <text:span text:style-name="T202">солнца</text:span>, окаймляющие южные склоны <text:span text:style-name="T202">вдоль </text:span>долины Рейна, ночь в дыму камвольных кабаре столицы, подтяжки с оборочками словно <text:span text:style-name="T202">две </text:span>косы <text:span text:style-name="T202">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203">им</text:span>-то <text:span text:style-name="T203">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203">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203">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203">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204">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204">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204">а</text:span> удалённой мозговой ткани, <text:span text:style-name="T204">с </text:span>дат<text:span text:style-name="T204">ами</text:span> и час<text:span text:style-name="T204">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4">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211">С</text:span>луж<text:span text:style-name="T211">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4"><text:soft-page-break/><text:span text:style-name="T143">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144">добился его</text:span><text:span text:style-name="T143"> назнач</text:span><text:span text:style-name="T144">ения</text:span><text:span text:style-name="T143">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3">Кто не заблудится среди этого махрового лабиринта аббревиатур, стрелок <text:span text:style-name="T206">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207">где</text:span> прикипе<text:span text:style-name="T207">л</text:span> к определённой точке в комбинаторном анализе, излюбленно<text:span text:style-name="T207">му</text:span> времяпрепровождени<text:span text:style-name="T207">ю</text:span> отставных армейских офицеров, с пристрастной увлечённостью. </text:p>
      <text:p text:style-name="P43">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3"><text:soft-page-break/>Когда докрутилось до немецких бомб падающих на Англию, <text:span text:style-name="T207">Б</text:span>ригадный <text:span text:style-name="T207">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207">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3">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3">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208">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3">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195">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42">интерфейс</text:span><text:span text:style-name="T195">—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195">Вспоминая Брайтон</text:span></text:span><text:span text:style-name="T195">,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3"><text:s text:c="2"/></text:p>
      <text:p text:style-name="Text_20_body"><text:span text:style-name="T195">– Эт-от старык </text:span><text:span text:style-name="T42">н</text:span><text:span text:style-name="T195">е име-эт </text:span><text:span text:style-name="T42">стыд</text:span><text:span text:style-name="T195">,–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196">сам знаешь</text:span><text:span text:style-name="T195">,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195">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196">самого</text:span><text:span text:style-name="T195">—ве! что это? беф </text:span><text:span text:style-name="Emphasis"><text:span text:style-name="T195">rissolé?</text:span></text:span><text:span text:style-name="T195"> фаршированный беф </text:span><text:span text:style-name="Emphasis"><text:span text:style-name="T195">rissolé?</text:span></text:span><text:span text:style-name="T195">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196">е</text:span><text:span text:style-name="T195">)—ни один из этих странных, очень странных овощных </text:span><text:span text:style-name="Emphasis"><text:span text:style-name="T195">rissolé </text:span></text:span><text:span text:style-name="T195">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195">Таймз </text:span></text:span><text:span text:style-name="T195">против критиков Хайга…. </text:span></text:p>
      <text:p text:style-name="P43">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195">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195">Führer</text:span></text:span><text:span text:style-name="T195">-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3">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3">Однако, преподобный д-р Де ла Нут не любит ММЛП:– «Рожа, разве имеются весы для измерения межличностных характерных черт?» Орлиный нос пробует, <text:span text:style-name="T209">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3">Не пройдёт, падре: ММЛП разработан в 1943. В самой <text:span text:style-name="T209">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3">– На солдат нынче большой спрос, преподобный Доктор,– бормочет Пойнтсмен. </text:p>
      <text:p text:style-name="P43">–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3">–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210">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3">– Должен заметить, это не похоже на вашу чашку чая, Пойн<text:span text:style-name="T210">т</text:span>смен,– улыбается д-р Аарон Тровстер.– У вас, по большей части, стимулы структурированы. </text:p>
      <text:p text:style-name="P43">– Ну, скажем, я нахожу в этом некое постыдное очарование. </text:p>
      <text:p text:style-name="P43">– Нет, не скажем. Не говорите мне, будто вы не собираетесь приложить свою милую Павловскую руку к этому всему. </text:p>
      <text:p text:style-name="P43">–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195">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197">д</text:span><text:span text:style-name="T195">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197">те</text:span><text:span text:style-name="T195">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195">Homo Monstrosus</text:span></text:span><text:span text:style-name="T195">,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345"><draw:frame draw:style-name="fr1" draw:name="Image13" text:anchor-type="paragraph" svg:width="6.9252in" svg:height="0.3661in" draw:z-index="12"><draw:image xlink:href="Pictures/1000000000000B720000009B428C9716555D8079.png" xlink:type="simple" xlink:show="embed" xlink:actuate="onLoad" loext:mime-type="image/png"/></draw:frame></text:p>
      <text:p text:style-name="P350">А будешь ерепениться, пошлём тебя обратно к д-ру Джамфу! </text:p>
      <text:p text:style-name="P350">Джамф привил ему рефлекс, и выбросил стимул. </text:p>
      <text:p text:style-name="P350">Похоже д-р Джамф сегодня проверял твою пипетку, а? </text:p>
      <text:p text:style-name="P358">—Нейл Носпикер 50,000 Оскорблений, § 6.72 </text:p>
      <text:p text:style-name="P358"><text:soft-page-break/>«Невежа Недоросль», Найлан Смит Прес,</text:p>
      <text:p text:style-name="P358">Кембридж (Массач.) 1933 </text:p>
      <text:p text:style-name="P358"/>
      <text:p text:style-name="Text_20_body"><text:span text:style-name="T109">Падинг</text:span>: Но не слишком ли это— </text:p>
      <text:p text:style-name="Text_20_body"><text:span text:style-name="T109">Пойнтсмен</text:span>: Сэр? </text:p>
      <text:p text:style-name="Text_20_body"><text:span text:style-name="T109">Падинг</text:span>: Разве это не <text:span text:style-name="T212">подло</text:span>, Пойнтсмен? Так вот вмешиваться в сознание другого человека? </text:p>
      <text:p text:style-name="Text_20_body"><text:span text:style-name="T109">Пойнтсмен</text:span>: Генерал, мы просто присоединяемся к длинному ряду экспериментов и изучения. Гавардский Университет, Армия США? Вряд ли это <text:span text:style-name="T213">подлые</text:span> заведения. </text:p>
      <text:p text:style-name="Text_20_body"><text:span text:style-name="T109">Падинг</text:span>: Мы не можем, Пойнтсмен, это зверство </text:p>
      <text:p text:style-name="Text_20_body"><text:span text:style-name="T109">Пойнтсмен</text:span>: Но американцы уже им занимались! разве не ясно? <text:span text:style-name="T213">М</text:span>ы с<text:span text:style-name="T213">же не с</text:span>овраща<text:span text:style-name="T213">ем</text:span> девственницу, или что— </text:p>
      <text:p text:style-name="Text_20_body"><text:span text:style-name="T109">Падинг</text:span>: <text:span text:style-name="T213">Выходит,</text:span> <text:span text:style-name="T213">будем</text:span> делать это потому, что американцы <text:span text:style-name="T213">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213">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213">со </text:span>сво<text:span text:style-name="T213">им</text:span> <text:span text:style-name="T213">Крошкой</text:span> Тайрон<text:span text:style-name="T213">ом </text:span>относительно <text:span text:style-name="T213">его </text:span>младенческого полового рефлекса. <text:span text:style-name="T213">Т</text:span>от год <text:span text:style-name="T213">отмечен приездом </text:span>Джамф<text:span text:style-name="T213">а</text:span> <text:span text:style-name="T213">в</text:span> Гарвард, <text:span text:style-name="T213">куда он </text:span><text:s/>прибы<text:span text:style-name="T213">л</text:span> из Дармштадта. Это было <text:span text:style-name="T214">на</text:span> начальной <text:span text:style-name="T214">стадии</text:span> его карьеры, прежде, чем <text:span text:style-name="T214">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214">за </text:span>одн<text:span text:style-name="T214">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214">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214">а</text:span> из трёх показателей, но тот пребывал ещё на стадии <text:span text:style-name="T214">разработки</text:span>. </text:p>
      <text:p text:style-name="Text_20_body"><text:span text:style-name="T214">Другое дело</text:span> эрекция, <text:span text:style-name="T214">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214">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220">Крошки</text:span> Т. </text:p>
      <text:p text:style-name="P45">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214">ли</text:span>ться <text:span text:style-name="T215">за предположенный период</text:span> сведения рефлекса к нулю. <text:span text:style-name="T214">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215">частичное</text:span> подавление <text:span text:style-name="T214">вне</text:span> предел<text:span text:style-name="T214">ов</text:span> нуля.» <text:span text:style-name="Emphasis">Курсив м-ра Пойнтсмена.</text:span> </text:p>
      <text:p text:style-name="P46">Может ли условный рефлекс сохраниться в человеке, скрытно, в продолжении 20 или 30лет? <text:span text:style-name="T215">Уг</text:span>асил ли <text:span text:style-name="T215">его</text:span> д-р Джамф <text:span text:style-name="T215">всего лишь</text:span> до нуля—дожда<text:span text:style-name="T215">вшись</text:span> пока ребёнок стал показывать нулевые эрекции на стимул х, и прекратил на этом? Может он забыл—или проигнорировал—«<text:span text:style-name="T215">частичное</text:span> подавление <text:span text:style-name="T214">вне</text:span> предел<text:span text:style-name="T214">ов</text:span> нуля»? Если проигнорировал, то почему? Что может <text:span text:style-name="T215">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215">Крошку</text:span> Тайрона—<text:span text:style-name="T215">то, как в случае с о</text:span>ткрыти<text:span text:style-name="T215">ем</text:span> Нового Света, разные люди сочли, что они открыли разные вещи. </text:p>
      <text:p text:style-name="Text_20_body">Роджер Мехико <text:span text:style-name="T215">полагает</text:span> это статистической странностью. Однако, он чувствует теперь некое <text:span text:style-name="T215">п</text:span>отрясение основ <text:span text:style-name="T215">данной</text:span> дисциплины, причём более сильное, чем позволительно колебать их <text:span text:style-name="T215">какой-то</text:span> странности. Странно, странно, странно—вдумайтесь в само слово: это взрывное «т» вслед за «с», переходит—<text:span text:style-name="T215">вне</text:span> предело<text:span text:style-name="T215">в</text:span> своего нуля—в иную область. Конечно, ты не переходишь. Но ты понимаешь, умом, <text:span text:style-name="T216">что</text:span><text:span text:style-name="Emphasis"> надо</text:span> <text:span text:style-name="T216">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216">им образом</text:span>, если вообще как<text:span text:style-name="T216">им-то</text:span>, <text:span text:style-name="T216">связано</text:span> это <text:span text:style-name="T216">с</text:span> секс<text:span text:style-name="T216">ом</text:span>. </text:p>
      <text:p text:style-name="Text_20_body">Но Эдвин Трикл, самый фрейди<text:span text:style-name="T216">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216">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216">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216">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7">Да, но тут не только дистрибуция. Обе схемы оказались идентичными. Они совпадают в каждом из квадратов. Слайды <text:span text:style-name="T216">снимков</text:span>, которые Теди Блот <text:span text:style-name="T216">сделал</text:span> с карты Слотропа, были спроецированы на Роджерову и обе картинки, девушки-звёзды и кружочки ракетны<text:span text:style-name="T216">х</text:span> удар<text:span text:style-name="T216">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216">довольно</text:span> <text:span text:style-name="T216">в</text:span>скор<text:span text:style-name="T216">е</text:span>, <text:s/>через <text:span text:style-name="T216">пару дней</text:span>, либо задержаться <text:s/>надолго, <text:span text:style-name="T216">до</text:span> десят<text:span text:style-name="T216">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48">И всё-таки стимулом, каким-то образом <text:span text:style-name="Emphasis">должна </text:span>быть ракета, некое предшествующее видение, некий <text:span text:style-name="T217">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217">а</text:span>, в порнографии и у проституток, возможно <text:span text:style-name="T217">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217">всё же </text:span>намёк под самым нашим носом у нас не хватает ума, или смелости, заметить?… </text:p>
      <text:p text:style-name="Text_20_body">Но, если это <text:span text:style-name="T217">нечто </text:span>в воздухе, прямо тут, прямо сейчас, тогда ракеты следуют <text:span text:style-name="T217">ему</text:span>, в 100% случаев. Без исключений. Обнаружив его, мы снова докажем железную детерминированность всего, <text:span text:style-name="T217">для </text:span>каждой души. <text:span text:style-name="T217">Это о</text:span>ста<text:span text:style-name="T217">вит</text:span> слишком мало места для каких-<text:span text:style-name="T217">либо</text:span> надежд вообще. Сами понимаете, насколько важным <text:span text:style-name="T217">станет</text:span> <text:span text:style-name="T217">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217">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218">а</text:span>я масс<text:span text:style-name="T218">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49">Конечно, предшествовавший Книге том—Сорок Одна Лекция—явился ему, 28-летнему, как наказ от п<text:span text:style-name="T218">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218">про</text:span>след<text:span text:style-name="T218">овав </text:span>за клубком тринадцать лет, он начинает кружить <text:span text:style-name="T218">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218">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219">тылок</text:span>, жуткие пенисы торчком, неорганич<text:span text:style-name="T219">ны</text:span>е, как и их глаза, что поблескивают инеем, или пластинками слюды, но не вожделением, и не к нему. Для них существует лишь работа…. </text:p>
      <text:p text:style-name="P193">–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221">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50">–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221">у</text:span>виде<text:span text:style-name="T221">в</text:span> белые преграды сквозь туман, <text:s/><text:span text:style-name="T221">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221">ающ</text:span>ая мозаика смотреть наружу в Пустыню… вне охранительного города… понятна лишь тем, кто отправляется вне… глаза вдал<text:span text:style-name="T221">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224">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221">для </text:span>себ<text:span text:style-name="T221">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222">быть</text:span> до конца жизни пациента, от всяких идей, чувств, самокритики, <text:span text:style-name="T222">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222">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222">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222">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51">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223">уме</text:span>ет полностью их найти. <text:span text:style-name="T223">С</text:span>леды <text:span text:style-name="T223">их </text:span>заполнились льдом и чуть позже были унесены в море. </text:p>
      <text:p text:style-name="P254"><draw:frame draw:style-name="fr1" draw:name="Image14" text:anchor-type="paragraph" svg:width="6.9252in" svg:height="0.3661in" draw:z-index="13"><draw:image xlink:href="Pictures/1000000000000B720000009B428C9716555D8079.png" xlink:type="simple" xlink:show="embed" xlink:actuate="onLoad" loext:mime-type="image/png"/></draw:frame></text:p>
      <text:p text:style-name="P194"><text:soft-page-break/>По тихому, скрытно от неё, камера следит как она движется, <text:span text:style-name="T225">пред</text:span>намеренно никуда, по комнатам, длинноногая, <text:span text:style-name="T225">с </text:span>подростков<text:span text:style-name="T225">ой</text:span> шир<text:span text:style-name="T225">иной</text:span> и присутуленность<text:span text:style-name="T225">ю</text:span> плеч, волосы не <text:span text:style-name="T225">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225">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225">из</text:span> <text:span text:style-name="T225">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225">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225">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225">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225">в</text:span> его понятия<text:span text:style-name="T225">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225">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226">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226">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226">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2"><text:span text:style-name="T226">За</text:span> отражени<text:span text:style-name="T226">я</text:span>, которые она видит в зеркале, Катье тоже удостаивается удовлетворённости оператора, но ей известно то, ч<text:span text:style-name="T226">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227">оч</text:span>ка пятн<text:span text:style-name="T227">ист</text:span>ых трещин, а в его ночном дыхании, в тёмной печи его самого, навсегда <text:span text:style-name="T227">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227">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233">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227">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227">добавлен </text:span>Миполам, новый поливиниловый хлорид… крохотные кусочки лезвия бритвы топорщ<text:span text:style-name="T227">атся</text:span> из жизнеподобной розовой влажности, сотнями, о которые Катье, стоя на коленях, <text:span text:style-name="T227">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228">по всей</text:span> его светл<text:span text:style-name="T228">ой</text:span> кож<text:span text:style-name="T228">е</text:span> пятна послеполуденн<text:span text:style-name="T228">ого </text:span>блес<text:span text:style-name="T228">ка</text:span> синтетически оранжев<text:span text:style-name="T228">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228">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228">даже </text:span>сдержать дыхание, на минуту <text:span text:style-name="T228">по</text:span>чувств<text:span text:style-name="T228">овав</text:span> учащённое биенье <text:span text:style-name="T228">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228">та</text:span>ли». Унижение пойдёт на пользу пареньку по утрам в расположении, в строю его батареи возле <text:span text:style-name="Emphasis">Schußstelle 3</text:span>, где когда-то <text:span text:style-name="T241">неистово проносились </text:span><text:s/>лошади перед <text:span text:style-name="T241">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227">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228">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228">открыто</text:span> они не обсуждают это, похоже, Катье, Готфрид и Капитан Блисеро <text:span text:style-name="T228">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229">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229">лишь</text:span> топливо и окислитель. Но Капитан Блисеро с трепе<text:span text:style-name="T229">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229">ючено</text:span>—<text:span text:style-name="T229">за</text:span>част<text:span text:style-name="T229">ую</text:span> ракеты, <text:span text:style-name="T229">свихнувшись</text:span>, разворачиваются куда попадя с жутким ржанием в небе, разворачиваются и падают, каждая согласно своему <text:span text:style-name="T229">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229">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229">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229">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229">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230">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3">Он ничего не может поделать. Посреди умирающего рейха, где приказы становятся бессильн<text:span text:style-name="T230">ее </text:span>бумаг<text:span text:style-name="T230">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230">ине</text:span> сердц<text:span text:style-name="T230">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230">из</text:span> всех в<text:span text:style-name="T230">ероят</text:span>ных подталкивани<text:span text:style-name="T230">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231">вызвал</text:span> эха <text:span text:style-name="T231">у</text:span> Судьбы безгласной.... Это он, Блисеро, взбирается на гору, как и взбирался почти уже 20 лет, задолго до того как принял <text:span text:style-name="T231">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231">из </text:span>форм Восточного фронта) в баре, на улице, в каком угодно тесном и неудобном костюме, тот безупречно реагировал на футбольный мяч, <text:span text:style-name="T231">когда</text:span> шутники, узнав его, <text:span text:style-name="T231">швыряли в него из</text:span> ниоткуда—бессмертное исполнение! один из тех импровизированных ударов, <text:span text:style-name="T231">до того</text:span> невозможно высоких, так чётко параболичных, мяч взмывает на мили вверх, чтобы <text:span text:style-name="T231">скользнуть</text:span> точн<text:span text:style-name="T231">ёхоньк</text:span>о меж двух высоких, фалличных электрических колонн Ufa-театра на Фридрихштрассе… он мог удерживать мяч на голове <text:span text:style-name="T231">вдоль</text:span> нескольк<text:span text:style-name="T231">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231">ывник</text:span>, уже пушечное мясо, бледный свет бара <text:span text:style-name="T231">лоится</text:span> поперёк его коротко остриженного черепа—«это рефлексы, понимаешь… Не я… Просто рефлексы». Когда же начал<text:span text:style-name="T231">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231">в которых таятся</text:span> не менее загадочны<text:span text:style-name="T231">е</text:span> гост<text:span text:style-name="T231">и</text:span>, чужак<text:span text:style-name="T231">и</text:span>, иногда не менее причудливы<text:span text:style-name="T231">е</text:span>, чем дар всегда оказываться там, где нет взрывов… кто-нибудь из <text:span text:style-name="T1">них</text:span>, это<text:span text:style-name="T234">го</text:span> сырь<text:span text:style-name="T234">я</text:span>, «<text:span text:style-name="T231">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232">Чересчур уж состарился</text:span>, грипп <text:s/>проходит не <text:span text:style-name="T232">так уже</text:span> быстро, живот может скрутить иногда на весь день, глаза ощутимо слепее с каждой <text:span text:style-name="T232">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232">нулась бы</text:span>, навсегда. Всё прочее лишь любовная игра перед актом. </text:p>
      <text:p text:style-name="P219">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235">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236">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236">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242">Страной</text:span>-<text:span text:style-name="T236">Боли</text:span>, стали сов<text:span text:style-name="T236">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236">х</text:span> белым песком <text:span text:style-name="T236">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236">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236">для</text:span> обеспеч<text:span text:style-name="T236">ения</text:span> точно<text:span text:style-name="T236">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109">in hoc signo vinces</text:span></text:span><text:span text:style-name="T109">.</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236">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290"><text:span text:style-name="Emphasis">Bringt doch der Wanderer auch vom Hange des Bergrands nicht eine </text:span></text:p>
      <text:p text:style-name="P290"><text:span text:style-name="Emphasis">Hand voll Erde ins Tal, die alle unsägliche, sondern ein erworbenes </text:span></text:p>
      <text:p text:style-name="P290"><text:span text:style-name="Emphasis">Wort, reines, den gelben und blaun Enzian.</text:span> </text:p>
      <text:p text:style-name="P54"/>
      <text:p text:style-name="Text_20_body">– Омухона… посмотри на меня. Я красный и коричневый… чёрный, омухона. </text:p>
      <text:p text:style-name="Text_20_body">– <text:span text:style-name="Emphasis">Liebchen</text:span>, <text:span text:style-name="T237">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237">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237">ой</text:span> ролей, незачем бросаться наружу где… </text:p>
      <text:p text:style-name="P55">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237">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237">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62">о́</text:span>том пропахшей шерсти, сдерживая напряжённый смех, <text:span text:style-name="T238">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239">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239">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239">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6">–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239">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240">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240">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240">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240">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240">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292">ic heb u liever dan ên everswîn, </text:p>
      <text:p text:style-name="P291"><text:span text:style-name="T1">al waert van finen goude ghewracht</text:span> </text:p>
      <text:p text:style-name="P57"/>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247">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255"><draw:frame draw:style-name="fr1" draw:name="Image15" text:anchor-type="paragraph" svg:width="6.9252in" svg:height="0.3661in" draw:z-index="14"><draw:image xlink:href="Pictures/1000000000000B720000009B428C9716555D8079.png" xlink:type="simple" xlink:show="embed" xlink:actuate="onLoad" loext:mime-type="image/png"/></draw:frame></text:p>
      <text:p text:style-name="P195">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243">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243">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58">– Вы заходили, когда у меня была банальная лихорадка,– вспоминает она Слотропа,– мы в тот день заварили чай из полыни.– Ну, конечно, сейчас даже <text:span text:style-name="T243">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244">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244">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244">и</text:span> Остином нашли давны<text:span text:style-name="T244">м</text:span>-давно <text:span text:style-name="T244">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244">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58"><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61">– Это точно,– после первого глотка, жалея, что мало она добавила лимонного сока, или хот<text:span text:style-name="T244">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244">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244">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59">– Так мне и надо,– говорит Слотроп, удивляясь что это он хотел этим сказать, прихлёбыва<text:span text:style-name="T244">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244">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244">яка</text:span> это <text:span text:style-name="T244">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245">защёлка</text:span>, кольцо и всё прочее, одна из серии патриотических сластей выпущенных <text:span text:style-name="T245">до того как</text:span> сахар стал таким дефицитом, <text:span text:style-name="T245">наряду</text:span>, как он определил заглянув в банку, <text:span text:style-name="T245">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245">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245">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245">е</text:span> с короткими рукавами. Испарения бензоина проникают <text:span text:style-name="T245">ему в</text:span> мозг. Голова плывёт кругом в нимбе из<text:span text:style-name="T245">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245">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245">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246">ми</text:span> эбонитовы<text:span text:style-name="T246">ми</text:span> напёрстк<text:span text:style-name="T246">ами</text:span> из прошлого столетия, <text:span text:style-name="T246">за </text:span>шпильк<text:span text:style-name="T246">ам</text:span>и, част<text:span text:style-name="T246">ям</text:span>и клапанов, резьбовы<text:span text:style-name="T246">ми</text:span> запчаст<text:span text:style-name="T246">ям</text:span>и от непонятных музыкальных инструментов, радиодетал<text:span text:style-name="T246">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246">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246">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60">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246">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246">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256"><draw:frame draw:style-name="fr1" draw:name="Image16" text:anchor-type="paragraph" svg:width="6.9252in" svg:height="0.3661in" draw:z-index="15"><draw:image xlink:href="Pictures/1000000000000B720000009B428C9716555D8079.png" xlink:type="simple" xlink:show="embed" xlink:actuate="onLoad" loext:mime-type="image/png"/></draw:frame></text:p>
      <text:p text:style-name="P196">Самое п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потянулась, он не задумываясь перехватил её запястье и отвёл 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text:span text:style-name="T248">бьёт в</text:span> стенку его груди… –«Ооо»,– вырвалось у неё и она потянулась обнять его, отбросив всякую сдержанность, открыта, <text:span text:style-name="T248">вся </text:span>дрожа, пока они прижимались друг к другу. <text:span text:style-name="T248">Позже</text:span> она ему рассказывала, что как только он взял её руку в тот вечер, она кончила. И первый раз, когда он прикоснулся к её пизде, <text:span text:style-name="T248">при</text:span>стисну<text:span text:style-name="T248">л</text:span> мягкую пизду Джессики <text:span text:style-name="T248">сквозь</text:span> её трусики, дрожь <text:span text:style-name="T248">снова</text:span> началась высоко меж её ляжек, охватывая <text:span text:style-name="T248">всю</text:span>. Она кончила дважды, прежде, чем хуй официально вошёл в её пизду и это важно для них обоих, хотя ни ни один не смог понять почему, собственно. </text:p>
      <text:p text:style-name="Text_20_body"><text:span text:style-name="T248">В ходе этого</text:span>, свет для <text:span text:style-name="T248">обоих</text:span> становится очень красным. </text:p>
      <text:p text:style-name="Text_20_body"><text:soft-page-break/>Однажды они встретились в чайной: на ней был красный свитер с короткими рукавами и её обнажённые руки теплились красным по бокам. Она была без <text:span text:style-name="T248">всякой</text:span>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text:span text:style-name="T248">вот</text:span> ощущение. Резко вверх до уровня кожи, выплёскиваясь <text:span text:style-name="T248">из</text:span> его соск<text:span text:style-name="T248">ов</text:span>…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text:span text:style-name="T249">не принадлежит себе</text:span>. </text:p>
      <text:p text:style-name="Text_20_body">Про Бобра. Или Джереми, под таким именем тот проходит у своей матери, Роджер старается не думать больше, чем приходится. Конечно же, он в агонии насчёт технических деталей. Она ведь никак не может—или может?—Делать Такие же Вещи с Джереми. Разве может этот <text:span text:style-name="T1">мудак</text:span>—она же не потянется вокруг когда они ебуться, а и чтоб вставить свой хулиганский палец, в его английскую розу, в жопу <text:span text:style-name="T1">Джереми</text:span>? Стоп, прекрати это (но сосёт ли она его хуй? <text:span text:style-name="T249">Поб</text:span>ывала ли когда-нибудь его <text:span text:style-name="T249">неизменно</text:span>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бы леопардов и карибских вепрей в зоопарке Регент Парка да гадал пойдёт ли дождь до 4:30. </text:p>
      <text:p text:style-name="Text_20_body">Время, которое Роджер и Джессика провели вместе, в сумме, измеряется часами. А все сказанные слова не превы<text:span text:style-name="T249">ся</text:span>т <text:span text:style-name="T249">к</text:span>оличества в меморандуме ВКСЭС. И нет ни малейшей возможности, впервые за его карьеру, чтобы статистик придал этим числам хоть какой-то смысл. </text:p>
      <text:p text:style-name="Text_20_body">Когда вместе, они единый интерфейс кожи, истекающей потом, стиснутой насколько их мускулам с костями хватает сил приж<text:span text:style-name="T249">им</text:span>аться, почти без слов. кроме её имени, или его. </text:p>
      <text:p text:style-name="Text_20_body">По отдельности, время дл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 </text:p>
      <text:p text:style-name="Text_20_body">– Ну,– девушки из ЖКМС и УФАА, ювелирно украшенные юные вдовы, косятся со всех сторон,– надеюсь ты время зря не терял. </text:p>
      <text:p text:style-name="Text_20_body">–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text:span text:style-name="T1"> на текущий момент</text:span> обеспечена беременность, или две, если только… </text:p>
      <text:p text:style-name="Text_20_body">– Ах!– Она подскакивает радостно (вверх, не на),– это мне <text:span text:style-name="T1">напомнило</text:span>… </text:p>
      <text:p text:style-name="Text_20_body">– Вуууййй!– Роджер отшатывается назад к растению в горшке, под разухабистые саксофоны Роланда Пичи и Его Оркестра, исполняющие «Вот, я Ляпнул Это Снова», и роняет голову на грудь. </text:p>
      <text:p text:style-name="Text_20_body">– Так <text:span text:style-name="T1">вот</text:span>, что у тебя на уме. Если, конечно, ум подходящее слово. </text:p>
      <text:p text:style-name="Text_20_body"><text:soft-page-break/>Они приводят всех в замешательство. Кажутся невыносимо невинными. Людей тут же тянет защитить их: следят за собой, чтобы не говорить о смерти, делах, изменах, когда Роджер и Джессика рядом. Всё только лишь про дефициты, песни, дружков, фильмы и блузки… </text:p>
      <text:p text:style-name="Text_20_body">Когда заложит волосы за уши, с её мягким подбородком, она выглядит 9, 10-летней, потерялась <text:span text:style-name="T253">у</text:span> витрин, моргает на солнце, голова мечется по светлому стёганому покрывалу, кончает в слезах, покрасневшее сморщенное лицо ребёнка готового разреветься, стонет<text:span text:style-name="T1"> о, о</text:span>… </text:p>
      <text:p text:style-name="Text_20_body">Однажды ночью, в тёмном холодно-одеяльном убежище их постели, сам задрёмывая и просыпаясь, он зализал Джессику до сна. <text:span text:style-name="T249">О</text:span>щути<text:span text:style-name="T249">в</text:span> как его первые тёплые вздохи к<text:span text:style-name="T249">асаются</text:span>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 </text:p>
      <text:p text:style-name="Text_20_body"/>
      <text:p text:style-name="P65">«… как бы картины, ну, ладно, скорее сцены всплывают, Роджер. Сами собой, серьёзно, я их не <text:span text:style-name="T1">выдумываю</text:span>….» Яркий рой их проплывает на фоне низкого изотонического мерцания потолка. Он и она лежат и дышат кверху, его <text:span text:style-name="T250">обмягчившийся</text:span> хуй млеет, свисая <text:span text:style-name="T250">через</text:span> его ляжк<text:span text:style-name="T250">у</text:span>, подгору, поближе к Джессике. Ночная комната испускает вздох, да, Испускает Вздох—старомодная смешная комната, ой-ой, я безнадёжен, кто клоуном родился вовек <text:span text:style-name="T250">неисправим</text:span>, заигрывает из зеркальной рамы в чём-то зелёно-полосатом, панталоны, волосы дыбом—и тем не менее это <text:span text:style-name="T1">очень</text:span> даже странно, за большинством комнат сегодня, гм, знаете ли, замечалось, что они «дышат», да, или <text:span text:style-name="T1">замирают в безмолвном ожидании</text:span> и в этом уже наметилась некая, должно быть, зловещая традиция, 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бывает. </text:p>
      <text:p text:style-name="Text_20_body">Но тут. С <text:span text:style-name="T1">этой</text:span> юной леди. Бумазея в клеточку. Взъерошенные брови. Распоясалась так, что удержу нет. Красный бархат. На «слабо́» она сняла свою блузку, в движении по основной магистрали возле Ловер Бидинга. </text:p>
      <text:p text:style-name="Text_20_body">– О, Боже, она чокнутая, и за что мне попадаются только <text:s text:c="2"/>такие вот? </text:p>
      <text:p text:style-name="Text_20_body">– Ну, ха, ха,– Джессика помахивает своим форменным галстуком как стриптизёрша,– сказал, побоюсь, да? Гри-и-л. Назвал меня «трусишка зайчишка, трусишка», я помню.– И конечно же, без лифчика, она их никогда не носит. </text:p>
      <text:p text:style-name="Text_20_body">– Послушай,– смотрит искоса,– ты знаешь, что тебя могут арестовать? Забудь про «<text:span text:style-name="T1">тебя</text:span>»,– ему только что дошло,– <text:span text:style-name="T1">меня</text:span> арестуют! </text:p>
      <text:p text:style-name="Text_20_body">– Скажут на тебя, ты и отвечай, ла, ла.– Нижние зубы выпятила в улыбке зловредины.– Я ведь просто невинный ягнёночек, а этот,– чуть вскидывает руку, резкий отсвет светлых волосков на её <text:soft-page-break/>предплечье,– этот Роджер-держи-морджер! вот этот ужасный зверюга! заставляет меня делать всякие гадкие... </text:p>
      <text:p text:style-name="P62">Тем временем, самый здоровенный грузовик из всех, что Роджер видел в своей жизни, совершает обгон сотрясаясь сталью, и теперь не только водитель, но и несколько—ну, это вообще жуть… <text:span text:style-name="T14">карликов</text:span>, в непонятной опереточной форме, в общем-то, какого-нибудь из центрально-европейских эмиграционных правительств, которы<text:span text:style-name="T250">е</text:span> как-то втиснуты все в высоко закреплённую кабину и поголовно уставились вниз,<text:span text:style-name="T250"> из</text:span> <text:span text:style-name="T250">своей</text:span> поросячьей возн<text:span text:style-name="T250">и</text:span> по свиноматке, для лучшего обзора, глаза вылуплены, смуглые, слюна каплет <text:span text:style-name="T250">с</text:span> губ, <text:span text:style-name="T250">этого </text:span>представления его Джессики Свонлейк со скандально голой грудью и его самого пытающегося притормозить и отстать от грузовика—да <text:span text:style-name="T250">не тут-то было,</text:span> сейчас позади Роджера, поджимая его, на той же, фактически, скорости, что и грузовик, появилась, у, блядь, так и есть, машина военной полиции. Он не может сбавить, а <text:s/>попыт<text:span text:style-name="T251">ка</text:span> об<text:span text:style-name="T251">гона</text:span> и <text:span text:style-name="T1">впрямь</text:span> покажется подозрительны<text:span text:style-name="T251">й</text:span>.... </text:p>
      <text:p text:style-name="Text_20_body">– Э, Джеси, пожалуйста, оденься, э, ладно, милая?– делая вид, что ищет свою расчёску, которая, как обычно, утеряна, задержанный известен как злостный расчёско<text:span text:style-name="T251">ман</text:span>… </text:p>
      <text:p text:style-name="P63">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text:s/>«Мийстир! Ай, ти! Какий малишка, а?»– Ещё больше хохота. В зеркале заднего вида Роджер видит английские полицейские рожи розовые в своей правильности, красные погоны, склоняются, подскакивают, советуются, временами резко взглядывают на парочку в Ягуаре, которые как-то, типа—«<text:span text:style-name="T1">Что</text:span> они <text:span text:style-name="T1">делают</text:span>, Приксбери, тебе видно?» </text:p>
      <text:p text:style-name="Text_20_body">– Похоже мужчина и женщина, сэр. </text:p>
      <text:p text:style-name="Text_20_body">– <text:span text:style-name="T251">Осёл</text:span>.– И вскидывает чёрный бинокль.</text:p>
      <text:p text:style-name="Text_20_body"/>
      <text:p text:style-name="Text_20_body">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 </text:p>
      <text:p text:style-name="Text_20_body">Потом, вдруг, ночь: Пустое кресло-качалка залито голубовато-меловым от—это луна, или какой-то другой свет с неба? просто деревянное кресло, уже пустое, посреди очень ясной ночи и этот свет спускается…. </text:p>
      <text:p text:style-name="P63">Образы продолжаются, расцветают, приходят и уходят, некоторые красивы, какие-то просто ужасны… но ей тут так уютно с её ягнёнком, её Роджером, и до чего же она любит очертания его шеи вся прям такая <text:span text:style-name="T251">уж</text:span>—ну, вот, как раз тут, под затылком его шишковатой головы как у десятилетнего мальчика. Она его целует вверх и вниз кисло солён<text:span text:style-name="T251">ого</text:span> кусоч<text:span text:style-name="T251">ка</text:span> кожи, что так завёл её, завёл её освещённую ночью, вдоль этих высоких сухожилий, целует его, поцелуи словно непрерывное дыхание, текущее без конца. </text:p>
      <text:p text:style-name="P64">Однажды утром—он не видел её уже около полумесяца—он проснулся в своей келье отшельника в «Белом Посещении» с напряжённо стоячим, <text:s/>веки <text:span text:style-name="T251">не разодрать</text:span>, и с длинным <text:soft-page-break/>светло-каштановым волосом впутавшимся ему в рот. Это явно не его волос. И ни кого-<text:span text:style-name="T251">нибудь</text:span> <text:span text:style-name="T251">ещё</text:span>,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яя пушинка тому, кто дышит ртом, и уставился на него. Как он сюда попал? Просто жуть, душечка. Прямо тебе полный <text:span text:style-name="Emphasis">je ne sais quoi de sinistre.</text:span> Ему надо поссать. Пошаркал к уборной, его серая армейская фланель вяло заткнута под резинку пижамы, ему пришла мысль: <text:span text:style-name="T251">а </text:span>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икидывал, справляя нужду в уборной среди спотыкливых, пердливых, скребущихся лезвием, кашляющих, чхающих и обсопливленных обитателей Секции Пси. Только <text:span text:style-name="T252">чуть погодя</text:span> он задумался о Джессике—о её безопасности. Заботливый Роджер. Что если она погибла в эту ночь, взрыв на складе боеприпасов… этот волос последнее прости-прощай, <text:span text:style-name="T252">которое</text:span> её призрачная любовь смогла протолкнуть на эту сторону, к единственному кто что-то значил.... Один такой <text:span text:style-name="T252">себе </text:span>паук-статистик: его глаза и впрямь наполнились слезой перед тем, как пришла Следующая Мысль—<text:span text:style-name="T1">о. О</text:span>, нет. Закрути-ка этот вентиль, Нетель, да прикинь <text:span text:style-name="T1">вот</text:span> о чём. Он стоял, полусогнувшись над раковиной, застыл, отложив свои страхи за Джессику <text:span text:style-name="T252">на </text:span>чуть <text:span text:style-name="T252">попозже</text:span>, так и <text:span text:style-name="T252">подмывало</text:span> оглянуться через плечо, или даже просто в, в старое зеркало, знаешь, <text:span text:style-name="T252">убедиться,</text:span> что они ещё там, но слишком парализован, чтобы рискнуть хотя бы и так… <text:span text:style-name="T15">вот тут-то</text:span>… о, да, самая ясн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могут читать твоё сознание! а и что если—что если это гипнотизм? А? Исусе: тогда целая куча других оккультных заморочек, таких как астральное наущение, контроль сознания (ну, в <text:span text:style-name="T43">этом-то</text:span> ничего оккультного), тайные проклятия, чтоб вызвать импотенцию, флюс, сумасшествие, вуууййй!—<text:span text:style-name="T1">зелья</text:span>! (вот когда он, наконец, распрямляется и умственный взор, очень осторожно, обращает к толкучке в кофейном баре, о, Боже…), психо-<text:span text:style-name="T252">распределение</text:span>, чтобы Роджер стал им, а он Роджером, да, да, парочка таких понятий прокатились у него в уме на этом месте, ни одна из которых, в принципе, не манит, кстати—особенно посреди этого служебного сортира, с лицом Гавина Трефола лиловой окраски, яркое цветение клевера на ветру, Рональд Черикок выхаркивает ком зеленоватой с прожилками мокроты в раковину—что всё это, <text:span text:style-name="T1">кто все эти люди</text:span>…. Чокнутые. <text:span text:style-name="T1">Чоооокнутые</text:span>! Его обложили! они были тут всё эту войну, прослушивали его мозг, телепаты, ведьмаки, Сатанинские механики всех мастей, подключаются <text:span text:style-name="T1">во всё</text:span>—даже когда они с Джессикой в постели, <text:span text:style-name="T1">ебуться</text:span>— </text:p>
      <text:p text:style-name="Text_20_body">Старайся не подать виду, дружок, паникуй, если уж должен, но потом, не здесь…. Квёлые лампочки для ванных углубляют старые набрызги тысяч пятен воды и мыла <text:span text:style-name="T252">по</text:span> зеркала<text:span text:style-name="T252">м</text:span> до взаимоперистости облаков, дыма и кожи, пока он прошатывает свою голову мимо, лимонно-бежевую, коптяще-чёрную и сумеречно-коричневую в этих отражениях, из очень крупных крупинок, такая тут фактура…. </text:p>
      <text:p text:style-name="P197">Чудесное утро, Вторая Мировая Война. Всё, что он в состоянии удерживать на поверхности своего сознания, это слова <text:span text:style-name="Emphasis">Мне нужно перевестись</text:span>, типа, мурлыканье без музыки перед зеркалом, да, сэр, следует подать рапорт немедля. Вызовусь добровольцем на фронт в Германии, вот что я сделаю. Там та рам та рам. Точно, было объявление в прошлую среду в секретном разделе<text:span text:style-name="Emphasis"> Нацистов в Новостях</text:span>, втиснуто между объявлениями Мерсисайдского отделения <text:soft-page-break/>лейбористов ищущих публициста и Лондонского рекламного агентства о местах сразу <text:span text:style-name="T254">же </text:span>по демобилизации. То объявление посерёдке разместила какая-то рука из 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под окнами—«Что угодно!»– Роджер бредёт обратно в свою узкую комнату,–«что угодно, только не это….» </text:p>
      <text:p text:style-name="Text_20_body">Вот до чего дошло. Он зна<text:span text:style-name="T254">ет</text:span>, что <text:span text:style-name="T254">станет</text:span> чувствовать себя спокойней в безумной Германии с Врагом, чем здесь в Секции Пси. Время года делает всё это ещё нестерпимее. Рождество. Быыы<text:span text:style-name="T254">л</text:span>юююввээ, хватаясь за желудок. Только Джессика делала это всё людским и переносимым. Джессика… Его повело тогда, на полминуты, дрожащего и зевающего, в длинном нижнем белье, мягком, почти невидимом в загородке декабрьского рассвета, среди множества острых краёв книг, рулонов, копирок, схем и карт (и главная, красные оспины на чистой белой коже леди Лондон, взирающая на всё… <text:span text:style-name="Emphasis">погоди-ка</text:span>… болезнь кожи… может она носит роковую инфекцию внутри себя? Возможно, места предопределены и полёт ракеты, фактически, определяется фатальн<text:span text:style-name="T258">o</text:span> <text:span text:style-name="Emphasis">зреющим нарывом посреди города</text:span>… но <text:span text:style-name="T255">ему не удаётся</text:span> ухватить это, не больше, чем понять навязчивую идею Пойнтсмена о реверсивном звуковом стимуле и, пожалуйста, пожалуйста, давай просто оставим это ненадолго…), посетило, не <text:span text:style-name="T255">ведавшего,</text:span> пока не прошло, <text:span text:style-name="T255">как</text:span> ясно он <text:span text:style-name="T255">понимает</text:span> честную половину своей жизни, которой сейчас была Джессика, <text:span text:style-name="T255">как</text:span> фанатично должна его мать Война <text:span text:style-name="T255">возмущаться</text:span> её красот<text:span text:style-name="T255">ой,</text:span> её нахальн<text:span text:style-name="T255">ым</text:span> безразличие<text:span text:style-name="T255">м</text:span> к <text:span text:style-name="T255">догмам</text:span> смерти, в которые он <text:span text:style-name="T255">совсем</text:span> недавно <text:span text:style-name="T255">верил</text:span>—её не<text:span text:style-name="T256">одоли</text:span>м<text:span text:style-name="T256">ой</text:span> надежд<text:span text:style-name="T256">ой</text:span> (хотя она терпеть не могла составлять планы), её изгнание из детства (хотя она отказывалась хоть как-то цепляться за воспоминания)… </text:p>
      <text:p text:style-name="Text_20_body">Его жизнь всегда была увязана с прошлым. Он представлялся себе точкой в бегущей волне, движимым по стерильной истории—известное прошлое, проецируемое будущее. Но Джессика оказалась разломом этой волны. Нежданно, впереди возник пляж, непредсказуемое… новая жизнь. Прошлое и будущее обрывались на пляже: так он это вычислил. Но он хотел ещё и верить, также как и любил её, вне возможности передать какими угодно словами слов—верить, что каким бы плохим ни было время, нет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садануло новым зарядом в его тощий дрожащий бок…. </text:p>
      <text:p text:style-name="Text_20_body">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хочет быть с Роджером. Хотя на самом деле не хочет. Или хочет? Она и не упомнит, чтоб когда-либо впадала настолько в растерянность. Когда она с Роджером, это сплошная любовь, но на любом отдалении—на любом,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text:soft-page-break/>воск свечки и не растаять по покрывалу, кончая, в ней остаётся место только для Роджер, Роджер, о, любимый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парков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хотя вокруг слова употребляют для вычурной белиберды или пустого смеха. И всё это вырвать? три года? ради этого сумасбродного, зацикленного на себе—<text:span text:style-name="T1">мальчишки</text:span>, честное слово. Охренеть, да ему же должно быть за тридцать, он на несколько лет старше неё. Должен же был <text:span text:style-name="T1">чему-то</text:span> научиться, правда ведь? Мужчина с жизненным опытом? </text:p>
      <text:p text:style-name="Text_20_body">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 <text:span text:style-name="T1">1942</text:span><text:span text:style-name="T112">,</text:span> Боже ж ты мой, возле Крафти Крина, Кент, или ещё там где, и кто как должен был бы ответить, но не ответил, а сказал ещё кому-то тем самым вызывав ненависть махрово цветущую по сей день—шесть лет наговоров, амбиций, истерик сделали малейшую попытку довериться кому-нибудь вокруг хоть с чем-либо актом чистого мазохизма. </text:p>
      <text:p text:style-name="Text_20_body">– Девушка в горе, Джесс?– Мэгги Дакёрк, проходит мимо подтягивая свои перчатки. Через громкоговоритель оркестр свинга Би-Би-Си жарко выдувает синкопированную рождественскую музыку. </text:p>
      <text:p text:style-name="Text_20_body">– Сигарета найдётся, Мэг?– уже чисто автоматически, <text:span text:style-name="T257">н</text:span>е так ли, Джес? </text:p>
      <text:p text:style-name="Text_20_body">Ладно— «Думала, тут, прямо тебе фильм с Гарбо, блин, а не всегдашняя никотиновая голодуха, но фиг я угадала, пока...» </text:p>
      <text:p text:style-name="Text_20_body">О, да проваливай уже: – «Думала про свой рождественский шопинг». </text:p>
      <text:p text:style-name="Text_20_body">– А ты Бобру что купишь? </text:p>
      <text:p text:style-name="Text_20_body">Сосредоточясь на пристёгивании своих нейлоновых, старая пара, верх-наперёд-низ-назад мнемонически переворачивая их в своих пальцах, прачечно-белые на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отдалённых фонтанов за красными, фигурно остриженными деревьями, Джессика отвечает: – «О. Мм. Трубку, наверное...» </text:p>
      <text:p text:style-name="Text_20_body">Однажды среди ночи, недалеко от её батареи, как проезжали Где-то-в-Кенте, Роджеру с Джессикой встретилась церквушка, холмик на тёмной возвышенности, освещённый лампочками, вырастал из земли. Был вечер воскресенья, близко к вечерней службе. Мужчины в шинелях, в накидках из клеёнки, в тёмных беретах, которые они сдёргивали на входе, в <text:soft-page-break/>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ились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ют в небе. </text:p>
      <text:p text:style-name="Text_20_body">Роджер свернул и они смотрели на поношенную замызганную униформу сходившихся к вечерне. Ветер пах свежим снегом. </text:p>
      <text:p text:style-name="Text_20_body">– Нам пора домой,– сказала она,– поздно уже. </text:p>
      <text:p text:style-name="Text_20_body">– Можем просто зайти на минутку. </text:p>
      <text:p text:style-name="Text_20_body">Ну, вот уж <text:span text:style-name="Emphasis">это</text:span> её удивило, ну, пра, после всех его едких придирок? Его раздражённость неверующего против всех прочих в Секции Пси, которых одних достаточно, по его мнению, чтоб сделать его тронутым, и его нарекания множились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побежать к поющим в обходе, чьи колядки так чётко слышатся нам вдалеке, за день-два до Рождества, голоса звучащие над мёрзлыми долинами, где выработанные шахты часты как сливы в пудинге… и нередко в звуках тающего снега, ветров, дувших, должно быть, не сквозь Рождественский воздух, а сквозь субстанцию времени, донося к ней эти детские голоса поющих за шесть пенсов, и хоть сердце её не было готово вынести все до одного удары смертности, своей и их, то хотя бы оставалась в живых боязнь, что она начинает утрачивать их—что в одну из зим она выбежит за ворота увидеть, найти их, добежит аж до самых деревьев, но зря, голоса их стихают…. </text:p>
      <text:p text:style-name="Text_20_body">Они шагали по следам оставленным в снегу другими, она хмурилась на его руке, ветер взмётывал её волосы в завитки, каблуки один раз заскользили по льду. –«Послушаем музыку»,– пояснил он. Сегодняшний сборный хор состоял из одних только мужчин, 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которые удят солнце за тучами, от палаток, чьи огоньки мерцают словно атомы сквозь сумерки, отстранённо пронизывая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он пел в дым-ром-и-джин салунах на Хай-Холборн-Стрит, где матросы вбрасывают здоровущие красные хлопушки, чуть ли не в четверть палки динамита, мэн, в вихляющиеся створки входа и отбегают, хихикая, через улицу,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н обычно пел О вы встречали мою милую Лолу с фигурой как бутылка Кока-Колы, матросы шмыгают в коричневых тенях аллей, отряхивая шейные платки и клёши штанин на ходу,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text:soft-page-break/>(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Хайрику Сусо: </text:p>
      <text:p text:style-name="P294"><text:span text:style-name="Emphasis"><text:span text:style-name="T112">In dulci jubilo </text:span></text:span></text:p>
      <text:p text:style-name="P294"><text:span text:style-name="Emphasis"><text:span text:style-name="T112">Nun singet und seid froh! </text:span></text:span></text:p>
      <text:p text:style-name="P294"><text:span text:style-name="Emphasis"><text:span text:style-name="T112">Unsers Herzens Wonne </text:span></text:span></text:p>
      <text:p text:style-name="P294"><text:span text:style-name="Emphasis"><text:span text:style-name="T112">Leit in</text:span></text:span><text:span text:style-name="Emphasis"> praesipio, </text:span></text:p>
      <text:p text:style-name="P294"><text:span text:style-name="Emphasis"><text:span text:style-name="T112">Leuchtet vor die Sonne </text:span></text:span></text:p>
      <text:p text:style-name="P294"><text:span text:style-name="Emphasis"><text:span text:style-name="T112">Matris in gremio</text:span></text:span><text:span text:style-name="Emphasis">. </text:span></text:p>
      <text:p text:style-name="P294"><text:span text:style-name="Emphasis">Alpha es et O.</text:span> </text:p>
      <text:p text:style-name="Text_20_body">С высоким голосом чёрного человека взмывающим над остальными, не какой-то там головной фальцет, но полный, по честному, из всей груди, баритон доведенный годами обтёсывания до такой высоты… он приводил коричневых девушек на экскурсию среди этих нервных протестантов, Аниту Большую и Маленькую, Стилетту Мэй, Плангетту, которая любит чтоб ей между титек и так даёт задаром—не говоря уже про Латынь, <text:span text:style-name="Emphasis">Немецкий</text:span>? в Английской церкви? Ну, это не ереси, а скорее имперские издержки, неизбежные как присутствие чёрного человека, из актов лёгкого сюрреализма—которые, в массированном приёме, превращаются уже в акт самоубийства, но патологии в своей, в своей беспробудной версии реальности, Империя совершает подобные тысячами ежедневно, абсолютно не ведая что творит.... И чистый альт так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на дешёвый пофигизм. Он казался… </text:p>
      <text:p text:style-name="Text_20_body">Нет, Джессика ни разу не видела его лицо таким вот, в свете нескольких висящих керосиновых ламп, бестрепетное и очень жёлтое пламя, на ближней два длинных отпечатка пальцев служки в V-значит-победа по тонкой пыли на брюхе лампового стекла, в коже Роджера больше детской розовости, а в глазах больше сияния, чем объяснялось бы просто светом лампы—правда ведь? или ей лишь хочется, чтобы так оно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олее близкой принадлежностью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Слегка, в нейтральном, пламя <text:soft-page-break/>горелок, смягчённо, наполняют круглые стеклянные лица манометров а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ы до потолков, тысячи хмурых человечьих утр сделаны сносными, обратились в мятный дух и неясную песню, что оставляла белые брызги на ртути зеркал от Харроу до Грейвсенда, у тысяч детишек, что взбивали пену в ступках своих ртов, и потеряли в тысячу раз больше слов в меловых пузырях—жалоб на ночь глядя, несмелых признаний в любви, новостей от толстячков или таких, что аж светятся, взлохмаченных или приглаженных существ из стране под одеялом—бессчётные мыльно-лакричные миги вытиснутые и смытые в канализацию и в обрастающее слизью серое устье реки, утренние рты растягивающиеся от дневного табака, пересыхающие от страха, воняющи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ое средство для снятия многого из всего этого каждое утро, уносящим, становясь большущими тусклыми пузырями свитыми в туго застоялую мозаику вдоль просмоленных береговых линий, после сложных чертёжных отводов подающих, умножаясь, в море, покуда эти тюбики пасты, один за другим, выпорожняются и сдаются обратно Войне, груды чуть пахучего метала, призраки острой мяты в зимних будках, каждый тюбик изморщен или смят несознательными руками Лондона, исписанные неповторимыми почерками, каракули по каракулям, теперь дожидаются—это истинное возвращение—чтобы расплавиться в припое, лужении, пойти добавкой в отливку, в подшипники, уплотнители, скрытые трескучим дымом превращения, которые чадам иной, домашней инкарнации никогда не познать. Однако преемственность, плоть единокровных металлов, прибежище неделимого моря, сохранена. И отнюдь не смерть разделяет эти инкарнации, но бумага: назначение бумаг, бумажные рутины. Война, Империя торопятся воздвигнуть подобные барьеры между нашими жизнями. Войне необходимо разделять таким способом, и подразделять, хотя её пропаганда всегда будет подчёркивать единство, породнённость, сплочённость. Для Войны никак не сподручно народное самосознание, даже в том виде, как сработали немцы, <text:span text:style-name="Emphasis">ein Volk ein Führer</text:span>—ей нужна машина из множества различных частей, не монолитность, но усложнённость… Хотя кто отважится утверждать что требуется Войне, до того уж она неохватна, так превознесена… настолько<text:span text:style-name="Emphasis"> заочна</text:span>. Пожалуй, Война никак не осознание—и даже не жизнь, чеслово. В чём-то может показаться некое грубое, случайное подобие жизни. В «Белом Посещении» имеется застарелый шизик, знаете ли, который себя считает Второй Мировой Войной. Газет ему не носят, слушать радио он отказывается, и всё-таки в день высадки в Нормандии его температура почему-то подскочила до 40°.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 «Прекрасный Рождественский подарок»,– признался он другому жильцу в своей палате. Когда ракеты падают—из тех, чьи взрывы не слышны—он улыбается, слёзы вот-вот брызнут из уголков его повеселевших глаз, охвачен румяной взвинченностью, которая не может не взбодрить таких же пациентов. Дни его сочтены. Он умрёт в День Победы. Если он и вправду не сама Война, так значит её приёмное дитя, какой-то срок живёт по полной, но с приходом дня торжеств: смотри в оба. Истинный царь умирает только лишь для отвода глаз. Запомни. Любое <text:soft-page-break/>число молодых людей могут предназначиться к смерти вместо него, покуда настоящий царь, старый ублюдок выжига, продолжает своё. Покажется ли он под Звездой, преклонить исподтишка колени в числе прочих царей, с приближением к нам зимнего солнцестояния? Принесёт ли в караван-сарай дары вольфрама, взрывчатки, высокооктанового? Воззрит ли дитя вверх со своей подстилки золотистого сена, воззрит ли в глаза старого царя, что склоняется длясь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Что там такое, младенец улыбнулся или это от газиков? А тебе как хотелось бы? </text:p>
      <text:p text:style-name="P198"><text:span text:style-name="T277">Сочельником веет </text:span><text:s/>с моря, <text:span text:style-name="T259">оно</text:span> сегодня на закате сияло зеленью и гладью, как стекло насыщенное железом: <text:span text:style-name="T259">веет</text:span> каждый день на нас, вс<text:span text:style-name="T259">е</text:span> неб<text:span text:style-name="T259">еса</text:span> <text:span text:style-name="T259">вышние</text:span> брюхатится святыми и тонкими <text:span text:style-name="T259">фанфарами</text:span> глашатаев. Ещё один год свадебных платьев, <text:span text:style-name="T259">что застряли</text:span> в сердце зимы, <text:span text:style-name="T259">по прежнему</text:span> невостребованны<text:span text:style-name="T259">ми</text:span>, <text:span text:style-name="T259">так и</text:span> висят себе тихими атласными рядами, <text:span text:style-name="T259">сборочки</text:span> белы<text:span text:style-name="T259">х</text:span> вуал<text:span text:style-name="T259">ей</text:span> начинают желтеть, и только <text:span text:style-name="T259">лишь </text:span>чуть всколыхиваются, когда <text:span text:style-name="T259">ты </text:span>проходишь мимо, зритель… гость <text:span text:style-name="T259">во </text:span>всех тупик<text:span text:style-name="T259">ах</text:span> города.... Уловив в платьях собственное отраженье пару раз, <text:s/>пол<text:span text:style-name="T259">увозникающее</text:span> из тени, <text:span text:style-name="T259">просто</text:span> лишь смазано яркие цвета по <text:span text:style-name="Emphasis">peau de soie</text:span>, <text:span text:style-name="T259">по</text:span>тянешься туда, где <text:span text:style-name="T259">уловишь</text:span> первый жуткий запашок плесени, но так всё и было задумано, впрочем—прикрыть малейший след её собственного запаха, вспотелость брачующейся из среднего класса, благоп<text:span text:style-name="T259">ристойными</text:span> мыло<text:span text:style-name="T259">м и </text:span>пудрой. Однако, сердцем своим девственна, и в надеждах своих <text:span text:style-name="T259">тоже</text:span>. <text:span text:style-name="T260">И не рассчитывай на</text:span> ярко-швейцарск<text:span text:style-name="T260">ие</text:span> или кристал<text:span text:style-name="T260">ь</text:span>но-<text:span text:style-name="T260">хрустальные праздники</text:span>, но <text:span text:style-name="T260">на</text:span> тёмный, затянутый тучами день <text:span text:style-name="T260">со</text:span> снег<text:span text:style-name="T260">ом, что</text:span> валит пеленой за городом, пелена халатов зимы, мягких <text:span text:style-name="T260">среди</text:span> ноч<text:span text:style-name="T260">и</text:span>, почти безветренно дышащих <text:span text:style-name="T260">под боком</text:span>. На станциях города <text:span text:style-name="T260">возвратившиеся</text:span> из Индо-Китая <text:span text:style-name="T260">военно</text:span>пленные <text:s/>прогуливают свои <text:span text:style-name="T260">жутко</text:span> вы<text:span text:style-name="T260">пир</text:span>ающие кости, <text:span text:style-name="T260">невесомые</text:span> как тот соня, или сони на лике луны, среди колясок на хроме пружин, из чёрных шкур, гулких как барабаны, меж <text:span text:style-name="T260">светлокожего</text:span> дерева высоких стульчиков, розово-синих, с резными или трафаретными цветами, меж раскладушек, средь пива с красно-войлочными языками, и одеял для новорожденных, что создают <text:span text:style-name="T261">холодок</text:span> ярки<text:span text:style-name="T261">х</text:span> облак<text:span text:style-name="T261">ов</text:span> среди запахов угля и пара, и <text:span text:style-name="T261">металло</text:span>пространства среди стоящих в очереди, бродящих, устало спящих, понаеха<text:span text:style-name="T261">вших</text:span> сотнями к праздникам, несмотря на предупреждения и озабоченность министра внутренних дел, м-ра Морриса, германская ракета в состоянии пробить туннель под рекой, даже теперь, после так<text:span text:style-name="T261">их оповещений и</text:span> отсутствия, что может ожидать их, городских адресов, которые давно уже не существуют. Глаза из Бирмы, из Тонкина, смотрят на женщин на упрямство их сотни—глаза<text:span text:style-name="T261">ми</text:span> из посине<text:span text:style-name="T261">лых</text:span> орбит, сквозь головную боль, которую не может снять никакой Алазилс. Итальянцы-военнопленные бранятся из-под мешков с почтой, что <text:span text:style-name="T261">разбухают</text:span>, ежечасно прибывая с гулким эхом, <text:span text:style-name="T261">празднич</text:span>ной толщин<text:span text:style-name="T261">ой</text:span>,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text:span text:style-name="Emphasis"> Giovinezza</text:span>, а что-нибудь, наверное, из<text:span text:style-name="Emphasis"> Rigoletto</text:span> или<text:span text:style-name="Emphasis"> La Bohème</text:span>—Почтовое Управление <text:span text:style-name="T261">всерьёз</text:span> рассматривает вопрос <text:span text:style-name="T261">составления</text:span> списка Неприемлемых Песен, с таблатурой для укелеле, <text:span text:style-name="T261">в целях</text:span> облегч<text:span text:style-name="T261">ения</text:span> опознани<text:span text:style-name="T261">я. </text:span><text:s/>Их жизнерадостность и любовь к песням, <text:span text:style-name="T261">помимо упомянутых</text:span>, довольно искренни—но с нарастающей нагрузкой в эти дни, от этой оргии рождественских поздравлений, что превышают, день ото дня, всякие разумные пределы и сдержанность, не стоит дожидаться следующего за рождеством дня, <text:span text:style-name="T262">так что</text:span> они решили, сами по себе, придерживаться <text:soft-page-break/>профессионального итальянства, поглядыва<text:span text:style-name="T262">ют</text:span> свободным глазком на дам, что тут проездом, найдя способ удерживать мешок на плече одной рукой, пока другая притворилась «мертвой»—<text:span text:style-name="Emphasis">cioé</text:span>, то есть, условно живой—где толпа <text:span text:style-name="T262">сгущается</text:span> женщинами, бесцельно… <text:span text:style-name="T262">для тех, что</text:span> посдобнее. Жизнь должна продолжаться. Пленные обоих разновидностей признают это, но для англичан вернувшихся из КБИ никакой <text:span text:style-name="Emphasis">mano morta</text:span>, никакого <text:span text:style-name="T262">скачка</text:span> из мёртвой в ожившую с лёгкого позволения подходящего бедра или ляжки—никаких игрищ, Бога ради, на тему жизнь-и-смерть! Хватит с них приключений: только старая жена, чтобы возилась со старой плитой или согревала старую постель, какой <text:span text:style-name="T262">там </text:span>крокет <text:span text:style-name="T262">по</text:span>среди зимы, им хочется полуот<text:span text:style-name="T262">ключившейся</text:span> воскресной сонливости опавших листьев усохшего сада. Если же подвернётся вдруг <text:span text:style-name="T262">бесшабашно свежий</text:span> <text:s/>мир, типа ябло<text:span text:style-name="T262">чка</text:span> сброшенно<text:span text:style-name="T262">го</text:span> ветром <text:span text:style-name="T262">под</text:span> ног<text:span text:style-name="T262">и</text:span>, ну, найдётся время как-нибудь приноровиться… Но <text:span text:style-name="T263">они разохотились на </text:span><text:s/>почти послевоенн<text:span text:style-name="T264">ую</text:span> роскош<text:span text:style-name="T264">ь</text:span> <text:span text:style-name="T264">в</text:span> эт<text:span text:style-name="T264">у</text:span> недел<text:span text:style-name="T264">ю</text:span>, купить набор <text:span text:style-name="T264">детского </text:span>электр<text:span text:style-name="T264">о</text:span>поезда, <text:span text:style-name="T264">и тем самым попытаться каждому озарить </text:span><text:s/>свой набор маленьких <text:span text:style-name="T264">важных лиц</text:span>, сгладить свою <text:span text:style-name="T265">отчуждённость</text:span>, <text:span text:style-name="T265">так</text:span> знакомы <text:span text:style-name="T265">по</text:span> фотографи<text:span text:style-name="T265">ям</text:span> все, <text:span text:style-name="T265">а теперь вот в</text:span> жизни, охи <text:span text:style-name="T265">и </text:span>ахи, но не сейчас, не здесь на станции, <text:span text:style-name="T265">любое из</text:span> самы<text:span text:style-name="T265">х нужных</text:span> движени<text:span text:style-name="T265">й</text:span>: Война <text:span text:style-name="T265">избегала</text:span> их, за<text:span text:style-name="T265">капыва</text:span>ла, эти <text:span text:style-name="T265">произвольные</text:span> губительные <text:span text:style-name="T265">сигналы</text:span> любви. Дети развернули прошлогодние игрушки и нашли реинкарнации жестянок от мясного пирога, они уясняют, что это ещё одна и, кто знает, наверное, неизбежная сторона игры в Рождество. В промежуточные месяцы—<text:span text:style-name="T266">из </text:span>деревенских в<text:span text:style-name="T266">е</text:span>сны и лета—они играли<text:span text:style-name="T266">сь</text:span> настоящими жестянками того же пирога—танки, истребители танков, дзоты, дредноуты розово-мясые, сине-жёлтые, <text:span text:style-name="T266">дислоцировались</text:span> на пыльном полу кладовых, под койками или диванами в местах их ссылки. Но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text:span text:style-name="T266">И вовсе не верой платят они</text:span>—<text:span text:style-name="T266">это выходит</text:span> само собой. Он явился Новый Младенец. В волшебную ночь <text:span text:style-name="T266">перед этим</text:span>, животные <text:span text:style-name="T266">за</text:span>гов<text:span text:style-name="T266">орят между собой</text:span>, а небо будет из молока. Бабушки и дедушки, которые каждую неделю ждали пока Радио Доктор <text:span text:style-name="T266">станет</text:span> спрашивать, Что Такое Геморрой? Что Такое Энфизема? Что Такое Сердечный Приступ? <text:span text:style-name="T266">начнут</text:span> ждать за пределы бессонницы, <text:span text:style-name="T266">снова</text:span> <text:span text:style-name="T266">следить</text:span>, чтобы не <text:span text:style-name="T266">произошло</text:span> ежегодное невозможное, но с каким-то <text:span text:style-name="T267">зловредным </text:span>осадком—<text:span text:style-name="Emphasis">это</text:span> вот склон, небо <text:span text:style-name="Emphasis">может</text:span> показаться <text:span text:style-name="T267">нам </text:span>светлее—<text:span text:style-name="T267">как бы</text:span> трепет, хороший момент, которого т<text:span text:style-name="T267">ы</text:span> так <text:span text:style-name="T267">ждал</text:span>, не совсем обл<text:span text:style-name="T267">амывается</text:span>, но <text:span text:style-name="T267">у</text:span>же далеко не чудо… на посту в своих свитерах и шалях, наигранно сердитые, но осадок внутри <text:span text:style-name="T267">оживает в</text:span> нов<text:span text:style-name="T267">ой</text:span> зимн<text:span text:style-name="T267">ей</text:span> ферментаци<text:span text:style-name="T267">и</text:span> каждый год, всякий раз чуть слабее, но всегда <text:span text:style-name="T267">годен на то</text:span>, чтоб оживиться в эту пору…. <text:span text:style-name="T268">Обнослись догола</text:span>, блестящие костюмы и наряды <text:span text:style-name="T268">поры </text:span>шатания по пабам в <text:span text:style-name="T268">годы</text:span> их расцвета давно разодраны на полосы <text:span text:style-name="T268">для </text:span>обмот<text:span text:style-name="T268">ки</text:span> труб горячей воды и нагревател<text:span text:style-name="T268">ей</text:span>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text:span text:style-name="T268">сколько</text:span> они знают своё <text:s/>тел<text:span text:style-name="T268">о</text:span> и на Рождество они голы как гусь под этим шерстяным, тёмным, дешёвым пеленаньем стариков. Эти электрические часы всегда убегают, даже Биг Бен сейчас спешит <text:span text:style-name="T268">до наступления новой</text:span> <text:s/>весн<text:span text:style-name="T268">ы</text:span>, слишком спешит, но похоже никому до этого <text:span text:style-name="T268">и</text:span> дела нет, или <text:span text:style-name="T268">же </text:span>не понимают. Войн<text:span text:style-name="T268">а нуждается в</text:span> электричеств<text:span text:style-name="T268">е</text:span>. <text:span text:style-name="T268">Идёт ускоренная</text:span> игра, Электро Монополия, между электрокомпаниями, Центральны<text:span text:style-name="T268">м</text:span> Комитет<text:span text:style-name="T268">ом по</text:span> Электричеств<text:span text:style-name="T268">у</text:span> и прочи<text:span text:style-name="T268">ми</text:span> ведомства<text:span text:style-name="T268">ми</text:span>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text:soft-page-break/>и, соответственно, стрелки часов <text:span text:style-name="T269">лицом к лицу со</text:span> всеми старыми бессонными глазами—раскручивают свои минуты до воя переходящего в писк, до прострел<text:span text:style-name="T269">а в</text:span> сирен<text:span text:style-name="T269">у</text:span>. Это Безумный Карнавал Ночи. Веселье под <text:span text:style-name="T269">сенью</text:span> минутных стрелок. Истерика на бледных лицах циферблатов. Электрокомпании <text:span text:style-name="T269">твердят</text:span> о нагрузках, военные потребности столь велики, что часы снова замедлятся, если только этот ночной марш не краден<text:span text:style-name="T269">ная энергия</text:span>, <text:span text:style-name="T269">однако,</text:span> предпо<text:span text:style-name="T269">лагаемые</text:span> нагрузки не случаются <text:s/>день <text:span text:style-name="T269">ото дня </text:span>и Сеть по<text:span text:style-name="T269">мал</text:span>у набирает обороты, и старые лица оборачиваются к циферблатам и думают <text:span text:style-name="T1">сговор</text:span>, а цифры вертятся к Рождению, потугам, к воссиянию новой звезды сердца, что обратит нас всех, навсегда <text:span text:style-name="T270">превратит нас в</text:span> самы<text:span text:style-name="T270">е</text:span> забыты<text:span text:style-name="T270">е</text:span> корн<text:span text:style-name="T270">и самих нас</text:span>. Но над морем туман сегодня, всё ещё тихо<text:span text:style-name="T270">нько</text:span> <text:span text:style-name="T270">извлекаемый</text:span> жемчуг. В центре города дуговые лампы трещат, взъерепенясь, в <text:span text:style-name="T270">приглушённом</text:span> сиянии на центральны<text:span text:style-name="T270">е</text:span> линии улиц, слишком льдистого цвета для свечек, в слишком густой измороси для <text:span text:style-name="T270">холокоста</text:span>… высокие красные автобусы <text:span text:style-name="T271">по</text:span>шат<text:span text:style-name="T271">ыва</text:span>ются, со всех фар маскировка снята недавн<text:span text:style-name="T271">им</text:span> распоряжени<text:span text:style-name="T271">ем</text:span>, теперь уворачивайся, пересекай ослеплённый, громадные, <text:span text:style-name="T271">горстями <text:s/>надранные</text:span> клочья сырости <text:span text:style-name="T271">ве</text:span>ют мимо, одинокие как пляжи под перламутровым туманом, чья колючая проволока, <text:s/>никогда не <text:span text:style-name="T271">изведавшая</text:span> внутреннего укуса тока, <text:s/>лишь пассивно тян<text:span text:style-name="T271">ется</text:span>, окисляясь в ночи, <text:span text:style-name="T271">обвивает теперь </text:span>как подводная водоросль, <text:span text:style-name="T272">кольцами, зверски холодная, </text:span>острая как скорпион, весь песок <text:span text:style-name="T271">милю за милей </text:span>без единого следа гуляющих, <text:span text:style-name="T272">с тех пор как</text:span> <text:span text:style-name="T271">ушли</text:span> <text:span text:style-name="T272">прогулочные лайнеры </text:span><text:s/>последни<text:span text:style-name="T272">х</text:span> лет мирного времени <text:span text:style-name="T272">торжественно провожать</text:span> прежни<text:span text:style-name="T272">й</text:span> мир <text:span text:style-name="T273">вечеров с</text:span> вином, оливковой рощицей, <text:span text:style-name="T273">дымом </text:span>трубоч<text:span text:style-name="T273">ки</text:span>, про<text:span text:style-name="T273">чь по ту сторону</text:span> Войны, теперь <text:span text:style-name="T273">он обглодан</text:span> до ржавых стоек и распорок пахнущих такой же морской горечью как и этот пляж, по которому тебе даже ходить нельзя, потому что Война. На возвышенности, поверх низин, <text:span text:style-name="T273">в обход</text:span> прожекторов, в чьи лучи прошлой осенью набивались перелётные птицы, ночь за ночью, фатально пойманы, пока не свалятся замертво с неба, ливень из мёртвых птиц, верующие на вечерне сидят в холодной церкви, трясутся безгласно на вопрошание хора: где радости? А где же ещё как не там, где Ангелы поют новые песни и льётся звон колокола при дворе Царя. <text:span text:style-name="Emphasis">Eia</text:span>—странный вздох, тысячелетний—<text:span text:style-name="Emphasis">eia, wärn wir da</text:span>! эх, нам бы туда…. Усталые люди и чёрный их вожак с бубенцом отд<text:span text:style-name="T273">е</text:span>ляются насколько получится, <text:span text:style-name="T273">настолько</text:span> далеко от своих овечьих одёжек, насколько год дозволит им отбрести. Так приидите ж. О<text:span text:style-name="T273">т</text:span>ставьте <text:span text:style-name="T273">пока что </text:span>свою Войну, бумажную или железную войну, бензиновую или плотскую, придите с вашей любовью, с вашим страхом поражения, вашим изнеможением от неё. Она не оставляла вас целый день, убеждала, прибалтывала, требовала верить в пропасть всякой неправды. Да разве это ты, вот это смутно преступное лицо на карточке твоего удостоверения, чья душа отчикнута казённым фотоаппаратом, когда упала гильотина шторки—или может остался при своей душеньк<text:span text:style-name="T274">е</text:span>, у Служебного Входа Столовой, где они пересчитывают ночной приход, девушки из УФАА, девушки по имени Айлин, аккуратно сортирующие по морозным отделениям прорезиненные буро-малиновые органы с их желтоватой приправой жира—о, Линда, иди сюда пощупай-ка этот, засунь палец в этот желудочек, обалдеть, всё ещё <text:span text:style-name="Emphasis">дёргается</text:span>.... Любой, на кого ты и не подумал бы, все замешаны, все до одного, кроме тебя: свяще<text:span text:style-name="T274">н</text:span>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а также парней в Голливуде, что толкуют нам как тут классно всё, сплошная хохма, В<text:span text:style-name="T274">о</text:span>лт Дисней, у которого слонёнок Дамбо ухватывается за своё <text:soft-page-break/>пёрышко, как все те трупы под снегом сегодня среди танков выкрашенных белым, столько рук, каждая примёрзла к Чудотворной Медал<text:span text:style-name="T274">ьке</text:span>, кусочек обработанной кости на счастье, за пол-доллара, с усмешливым солнцем, что подглядывает под широченный халат Свободы, тупо стискивают, рядом с воронкой, где разорвался 88-ми<text:span text:style-name="T274">л</text:span>лиметровый, а что вы думали, это детская сказочка? Сказки кончились. Детишки не здесь, спят они, но у Империи нет места для снов и сегодня тут вечер Только Для Взрослых, в этом убежище под лампами с глубоким горением до-Кэмбрийского выдоха, душистого как готовящийся обед, тяжёлого, как сажа. А выше, за 60 миль, ракеты зависли на неизмеримый миг над чёрным Северным морем, прежде чем упасть, всё ускоряясь, до оранжевого жара, Рождественской звездой, в неудержимом <text:span text:style-name="T274">по</text:span>рыв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стись хотя бы через слух, и пусть даже им не изъяснить твоих надежд в точности, в точности не передать твой тёмный ужас, слушай. Здесь должно быть звучало песнопение задолго до вести про Христа. Наверняка, если только случались настолько же плохие ночи как эта—ну, хоть что-нибудь, чтобы <text:span text:style-name="T274">дать</text:span> шанс друг<text:span text:style-name="T274">ой</text:span> ноч<text:span text:style-name="T274">и</text:span>, которая и впрямь могла бы стать любовью и рассветом, осветить путь домой, изгнать Вражину, разрушить границы между нашими странами, нашими телами, нашими историями, всё полное враньё, о том кто мы такие: на одну ночь, оставляя лишь ясный путь домой и память о младенце, которого ты почти <text:span text:style-name="T274">у</text:span>видел, чересчур хрупкого, слишком много дерьма на этих улицах, верблюды и прочая скотина тяжко ворочаются снаружи, каждое копыто может его растоптать, сделать из него всего-навсего ещё одного Мессию, и наверняка кто-то уже делает ставки на это, пока здесь, в этом городе, еврейские <text:span text:style-name="T274">коллаборационисты</text:span> продают ценную информацию Имперской Разведслужбе, а местные проститутки ублаготворяют необрезанных интервентов, заламывают цену насколько выгорит, в точности как и держатели гостиниц, которые, естественно, в восторге от постановления про регистрацию, а в столице уже задумываются не пора ли, возможно, давать каждому номер, да, пронумеровать всех, что поспособствует SPQR держать Учёт… Да ещё Ирод или Гитлер, хлопцы (полевые священники тута в Б<text:span text:style-name="T275">убель</text:span>гии мужиковатые, обтрёпанные и крепко пьющие), что это за мир («Забыли Рузвельта, падре»,– доносятся голоса сзади, святой отец не может их разглядеть, эти искусители преследуют его даже и во сне: «Вендель Вилки!», «Как насчёт <text:span text:style-name="T275">Черчилля</text:span>?», «Арри Полит<text:span text:style-name="T277">а</text:span>!») для младенца, чтобы сюда явиться, показать 7 фунтов 8 унций на весах Толедо и думать будто он тут всё искупит, блин, да ему бы провериться мозги в порядке или как.... </text:p>
      <text:p text:style-name="Text_20_body">Но по пути домой в эту ночь, тебе хочется поднять его, подержать чуть-чуть. Просто подержать его, близко к своему сердцу, с его щекой у впадины твоей ключицы, спящего. Будто это ты, кто мог бы, как-то спасти его. И на минуту тебе уже без разницы как там тебя регистрируют. На целую минуту ты не тот, кем Цезари сказали тебе быть. </text:p>
      <text:p text:style-name="P295"><text:span text:style-name="Emphasis"><text:span text:style-name="T114">O</text:span></text:span><text:span text:style-name="Emphasis"><text:span text:style-name="T275">, </text:span></text:span><text:span text:style-name="Emphasis">Jesu parvule</text:span>,</text:p>
      <text:p text:style-name="P295">Nach dir ist mir so weh . . . </text:p>
      <text:p text:style-name="Text_20_body">Итак эта случайная группа, эти ссыльные и пацанва,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oft-page-break/>искренне ненавидят, мужчины которых ты видел неулыбчиво шагающими в городах, но забыл, мужчины, которые тоже тебя не помнят, знающие что им нужнее поспать, а не это выступление тут перед чужаками, выдают тебе это вечернее песнопение, достигают сейчас вершины своим высоким фрагментом некоей древней гаммы, голоса, накладыва<text:span text:style-name="T276">я</text:span>сь втрое, вчетверо, устремляются вверх, эхом наполняют всю пустоту церкви—никакого поддельного младенца, никакого оглашения Царства, нет и малейшей попытки согреть или осветить эту жуткую ночь, а только лишь, да будь мы прокляты, наш всегдашний шелудивый скулёж, предел всего, что способны выразить—<text:span text:style-name="Emphasis">слава Богу</text:span>!—чтобы было тебе с чем вернуться к своему военному адресу, к своему званию на войне, по следам в снегу и отпечаткам шин, вступая, в конце концов, на путь, который ты должен создать сам, один в темноте. Хочешь ли ты этого или нет, и за какие бы моря тебя не забросило, путь домой…. </text:p>
      <text:p text:style-name="P257"><draw:frame draw:style-name="fr1" draw:name="Image17" text:anchor-type="paragraph" svg:width="6.9252in" svg:height="0.3661in" draw:z-index="16"><draw:image xlink:href="Pictures/1000000000000B720000009B428C9716555D8079.png" xlink:type="simple" xlink:show="embed" xlink:actuate="onLoad" loext:mime-type="image/png"/></draw:frame></text:p>
      <text:p text:style-name="P199">Парадоксальная фаза, <text:span text:style-name="T278">если</text:span> слабые стимулы вызывают <text:span text:style-name="T278">резкую</text:span> реакцию.... Когда это было? Н<text:span text:style-name="T278">а какой-то</text:span> ранн<text:span text:style-name="T278">ей</text:span> стади<text:span text:style-name="T278">и</text:span> сна: <text:s/>не услы<text:span text:style-name="T278">ш</text:span>ал <text:span text:style-name="T278">сегодняшних </text:span>Москитов и Ланкастеров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text:span text:style-name="T278">упорно </text:span>вибрир<text:span text:style-name="T278">овали</text:span>, ужас<text:span text:style-name="T278">аясь</text:span> <text:span text:style-name="T278">подобной</text:span> армад<text:span text:style-name="T278">е</text:span> бомбардировщиков <text:span text:style-name="T278">летящих</text:span> на задание. Твоя собственная фигура недвижна, дышит ртом, одна, лицом <text:span text:style-name="T278">к</text:span>верх<text:span text:style-name="T278">у</text:span> на узкой койке <text:span text:style-name="T278">у</text:span> стен<text:span text:style-name="T278">ы</text:span> <text:span text:style-name="T278">совсем</text:span> без-картинной, без-схемной, без-картной: <text:span text:style-name="T1">такой </text:span><text:span text:style-name="T16">обыденно</text:span><text:span text:style-name="T1"> пустой</text:span>.... Твои ступни смотрят на высокую прорезь окна в дальнем конце комнаты. Свет звёзд, непрестанный гул отлёта бомбардировщиков, вкрадывающийся ледяной воздух. На столе навал книг <text:s/>в истрёпанных обложках, наброски колонок озаглавленных <text:span text:style-name="T1">Время / Стимул / Секреция (30) / Замечания</text:span>, чайные чашки, блюдца, карандаши, ручки. Ты спал, видел сны: в тысяч<text:span text:style-name="T278">е</text:span> футов над твоим лицом <text:span text:style-name="T278">летели</text:span> бомбардировщики, волна за волной. Снилось помещение, громадное место собраний. В нём множество людей. С недавнего времени в определённый час, круг белого света, довольно интенсивного, скользит, снижа<text:span text:style-name="T279">ется, следуя</text:span> наклонной линии, по воздуху. И тут, неожиданно, он появился снова, курс <text:span text:style-name="T279">всё также</text:span> линейный, как всегда, справа налево. На этот раз свечение неровное—свет изливается уже яркими вспышками или сверкает сполохами. Явление, <text:span text:style-name="T279">теперь уже</text:span>, восприн<text:span text:style-name="T279">ято</text:span> присутствующими как пред<text:span text:style-name="T279">вест</text:span>ие—что-то не так, что-то совсем <text:span text:style-name="T279">даже </text:span>не так на сегодня… Никто не знает что означает этот круг света. <text:span text:style-name="T279">Была собрана</text:span> комиссия, <text:span text:style-name="T279">проводилось</text:span> исследование, ответ был так маняще близок—но теперь поведение света изменилось…. Собрание откладывается. От <text:span text:style-name="T279">столь</text:span> беспорядочных сполохов, наполняешься ожиданием чего-то ужасного—не <text:span text:style-name="T279">так</text:span>, чтоб <text:span text:style-name="T279">прям тебе</text:span> воздушный налёт, но что-то около того. Бросаешь быстрый взгляд на часы. Ровно шесть, стрелки идеально вверх и вниз, и понимаешь, что шесть это час появления света. Выходишь, и тебя окружает вечер. Это улица перед домом твоего детства: каменистая, в колдобинах и трещинах. Ты сворачиваешь влево. (Обычно в этих снах про дом ты выбираешь местность направо—широкие ночные газоны, древние деревья грецкого ореха высятся над ними, холм, деревянный забор, в поле лошади с впадинами глаз, кладбище.... Тебе в этих снах надо дойти—под деревьями, через тени—прежде чем что-то случится. Чаще всего ты выходишь в поле под паром, рядом с кладбищем, там так много осенних шмелей и кроликов, где <text:soft-page-break/>живут цыгане. Иногда ты летаешь. Но никогда не получается подняться за определённую высоту. Чувствуешь как тебя затормаживает, до неумолимой неподвижности: <text:span text:style-name="T280">это не</text:span> острый ужас падения, а всего лишь запрет, но просить бесполезно… и местность начинает расплываться... ты <text:span text:style-name="T1">знаешь</text:span>… <text:span text:style-name="T1">что</text:span>…) Но в этот вечер, в шесть часов <text:span text:style-name="T281">светящегося </text:span>круг<text:span text:style-name="T281">а</text:span>, ты вместо этого сворачиваешь влево. С тобою девушка, которая тебе жена, хотя вы никогда не <text:span text:style-name="T281">вступали в брак</text:span>, <text:span text:style-name="T281">и</text:span> никогда не встречал её прежде, но зн<text:span text:style-name="T281">аешь</text:span> <text:span text:style-name="T281">уже </text:span>много лет. Она молчит. Недавно прошёл дождь. Всё поблескивает, кр<text:span text:style-name="T297">омки</text:span> исключительно чёткие, освещение не сильное и очень прозрачное. Куда ни глянь, повсюду пучки белых цветов. Всё в цвету. Ты снова подмечаешь круг света в его привычном спуске наискосок, <text:span text:style-name="T281">тот </text:span>кратко мигает и гаснет. Несмотря на явную свежесть, недавний дождь, живые цветы, <text:s/>вид <text:span text:style-name="T281">вокруг </text:span>тебя настораживает. Ты пытаешься подобрать запах какой-нибудь свежести, что соответствовала бы тому, что видишь, но не выходит. Всё обеззвучено, лишено запахов. Из-за такого поведения света, что-то должно случиться и тебе остаётся лишь ждать. <text:span text:style-name="T281">Всё сияет вокруг</text:span>. Влага на мостовой. <text:span text:style-name="T281">Набрасывая</text:span> как<text:span text:style-name="T281">ой</text:span>-то тёплы<text:span text:style-name="T281">й</text:span> капюшон <text:span text:style-name="T281">себе на</text:span> <text:s/>шею и плечи, ты хочешь сказать жене: «Это самый зловещий момент <text:span text:style-name="T281">в этот вечер</text:span>». Но есть слово <text:span text:style-name="T281">подходящее лучше</text:span> «зловещ<text:span text:style-name="T281">его</text:span>». Пытаешься вспомнить его. Это чьё-то имя. Оно ждёт за сумерками, ясность, белые цветы. Свет <text:span text:style-name="T281">тихонько</text:span> постучал в дверь. </text:p>
      <text:p text:style-name="Text_20_body">Ты вскинулся и сидишь посреди своей постели, сердце испуганно бьётся. Ты ждал что он повторится и услышал множество бомбардировщиков в небе. Повторный стук. Это <text:span text:style-name="T282">оказывается</text:span> Томас Гвенхидви, приехал аж из Лондона с новостью про Спектро. Ты проспал гром эскадрилий ревущих без перерыва, но тихий сдержанный стук Гвенхидви <text:s/>разбудил тебя. Нечто подобное происходит в коре Собаки во время «парадоксальной» фазы. </text:p>
      <text:p text:style-name="Text_20_body"/>
      <text:p text:style-name="Text_20_body">А призраки толпятся под карнизами. Растягиваются среди заснеженных и закопчённых печных труб, подвывают в воздушные шахты, слишком разрежены, чтобы самим производить звуки, теперь навеки иссохшие среди этих мокрых вихрей, растянуты, но никогда не перервутся, <text:span text:style-name="T283">исхлёстаны</text:span> стеклянистой <text:span text:style-name="T283">круговертью</text:span> с французистыми завит<text:span text:style-name="T283">уш</text:span>ками <text:span text:style-name="T283">поверх</text:span> крыш, вдоль посеребрённых низин, проскальзывают где море, замерзая, бьётся о берега. Они сбиваются вместе, плотнее день ото дня, английские призраки, в такие столпотворения по ночам, <text:span text:style-name="T283">засеивают</text:span> <text:s/>воспоминания<text:span text:style-name="T283">ми</text:span> зим<text:span text:style-name="T283">у</text:span>, <text:span text:style-name="T283">их </text:span>семена <text:s/>никогда не прорастут, <text:span text:style-name="T283">чересчур затерялись</text:span>, самым частым нынче стало слово, намёк живущим —«Лисы», выкликаемое Спектро через астральные пространства, это слово адресовано м-ру Пойн<text:span text:style-name="T283">т</text:span>смену, который тут не присутствует, которому не передадут, потому что <text:span text:style-name="T284">у </text:span>пар<text:span text:style-name="T283">ы</text:span>-<text:span text:style-name="T283">тройки</text:span>, <text:span text:style-name="T283">в</text:span> Секции Пси, способных расслышать, <text:span text:style-name="T284">подобного</text:span> загадочн<text:span text:style-name="T284">ого</text:span> хлам<text:span text:style-name="T284">а</text:span> <text:span text:style-name="T284">завались</text:span> на каждом сеансе—если вообще <text:span text:style-name="T284">обратят внимание</text:span>, то <text:span text:style-name="T284">оно отметится</text:span> в проект<text:span text:style-name="T284">е</text:span> Мильтона Гломинга с его подсчётом слов—«Лисы», отдаёт зудящим эхом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в мелкий, как снег, прах, <text:span text:style-name="T284">а</text:span> бедняга Спектро взлетел в освещённой норе-кабинке <text:span text:style-name="T284">как </text:span>и вся тёмная палата, ста<text:span text:style-name="T284">ли</text:span> часть<text:span text:style-name="T284">ю</text:span> взрыва, чьё приближение он так и не услы<text:span text:style-name="T284">х</text:span>ал, звук слишком запаздывает, уже после взрыва, призрак ракеты <text:span text:style-name="T284">приветствует</text:span> призраки только что произведённые ею. Дальше тишина. <text:span text:style-name="T284">Очередной</text:span> «случай» для Роджера Мехико, <text:soft-page-break/>воткнуть кругоголовую кнопку в его карту, квадрат перешёл <text:span text:style-name="T284">от</text:span> дв<text:span text:style-name="T284">у</text:span>х к трём попаданиям, <text:span text:style-name="T285">выравнивая</text:span> заполн<text:span text:style-name="T285">ение</text:span> тр<text:span text:style-name="T285">ёх вероятностей</text:span>, что как-то отставали в последнее время…. </text:p>
      <text:p text:style-name="Text_20_body">Кнопка? <text:span text:style-name="T286">Да и</text:span> того меньше, просто дырка от кнопки в бумаге, <text:span text:style-name="T286">которую</text:span> однажды <text:span text:style-name="T286">снимут</text:span>, когда ракеты <text:span text:style-name="T286">прекратят</text:span> падать, или когда молодой статистик решит забросить свой подсчёт, бумагу у<text:span text:style-name="T286">несут</text:span> уборщицы, она будет разодрана, сгорит… Пойнтсмен один, беспомощно ч<text:span text:style-name="T286">ихает</text:span> в своём расплывающемся бюро, под лай из конур, приглушённый и расплющенный холодом, покачивает головой, нет… во мне, в моей памяти... больше, чем просто «случай»… наша <text:span text:style-name="T287">одинаковая</text:span> смертность… эти трагичные дни… Но вот он уже просто трясётся, <text:span text:style-name="T286">разрешает</text:span> себе уставиться через пространство своего кабинета на Книгу, напомнить себе, что из <text:span text:style-name="T286">числа </text:span>начальных семи остались лишь двое совладельцев, он сам и Томас Гвенхидви, что ухаживает за своей бедняжкой в окраинном Степни. Пять призраков нанизаны по ясной возрастающей: Памм в перевернувшемся джипе, Эстерлинг в ранние налёты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я кожа ноет, от нарастающей усложняемости этого, от диалектики, что тут явно подразумевается…. </text:p>
      <text:p text:style-name="Text_20_body">– Ах, не иначе. Проклятие мумии, ты идиот. Боже, Боже, я созрел для Крыла Д. </text:p>
      <text:p text:style-name="P66">В общем, Крыло Д это прикрытие «Белого Посещения», всё ещё содержащее пару настоящих пациентов. Мало кто из <text:span text:style-name="T295">сотрудников</text:span>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text:span text:style-name="T295">работники</text:span> ПРПУКа терп<text:span text:style-name="T295">я</text:span>т садовое и довоенное сумасшествие Крыла Д, <text:span text:style-name="T288">крайне</text:span> <text:span text:style-name="T288">редко</text:span> находя <text:span text:style-name="T288">случай для</text:span> обмена информацией о лечении и симптомах. Да, <text:span text:style-name="T288">а </text:span>могли бы <text:span text:style-name="T288">и потесней</text:span> сотрудничать. Истерика, в конце концов, <text:span text:style-name="T288">не та же </text:span>разве истерика. А вот <text:span text:style-name="T288">и</text:span> нет, <text:span text:style-name="T289">иди и убедись</text:span>, что нет. Как долго можно чувствовать себя таким <text:span text:style-name="T289">беззаботно </text:span>правым <text:span text:style-name="T289">касательно</text:span> пере<text:span text:style-name="T289">мены</text:span>? От заговоров настолько мягких, таких домашних, от змия свернувшегося в чайной чашке, застывшей руки, отведённых глаз при словах, <text:span text:style-name="T1">словах</text:span>, <text:span text:style-name="T289">что</text:span> могут <text:span text:style-name="T289">довести</text:span> до состояния, <text:span text:style-name="T290">с</text:span> котор<text:span text:style-name="T290">ым</text:span> Спектро <text:span text:style-name="T290">сталкивался </text:span>каждый день в своей палате, уже не существующей… до того, что Пойнтсмен <text:span text:style-name="T290">обнаруживает</text:span> в Собаках: <text:span text:style-name="T290">у</text:span> Пётр<text:span text:style-name="T290">а</text:span>, Наташ<text:span text:style-name="T290">и</text:span>, Никола<text:span text:style-name="T290">я</text:span>, Серге<text:span text:style-name="T290">я</text:span>, Катеньк<text:span text:style-name="T290">и</text:span>—или <text:span text:style-name="T290">у </text:span>Пав<text:span text:style-name="T290">ла</text:span> Сергеевич<text:span text:style-name="T290">а</text:span>, Варвар<text:span text:style-name="T290">ы</text:span> Николаевн<text:span text:style-name="T290">ы</text:span>, а потом<text:span text:style-name="T290">у</text:span> детей <text:span text:style-name="T290">их</text:span>, и—Когда это так отчётливо читается в лицах врачей… Гвенхидви <text:s/>под его мохнатой бородой не настолько уж непро<text:span text:style-name="T290">бив</text:span>аем, как, <text:span text:style-name="T290">возможно</text:span>, ему <text:span text:style-name="T290">бы этого </text:span>хотелось, Спектро поспеша<text:span text:style-name="T290">я</text:span> со шприцем к своему Лису, когда <text:span text:style-name="T290">на</text:span> самом деле ничто не <text:span text:style-name="T290">силах</text:span> остановить Абреакцию Бога Ночи, <text:span text:style-name="T290">покуда</text:span> не прекратится Блиц, ракеты <text:span text:style-name="T290">не</text:span> будут разобраны, <text:span text:style-name="T290">а</text:span> вся плёнка прокручена сзаду наперёд: <text:span text:style-name="T293">полированная</text:span> обшивка обратно в листовое железо, обратно в отливки, в белую раскалённость, в руду, в Землю. Но действительность необратима. Кажд<text:span text:style-name="T290">ая</text:span> вспы<text:span text:style-name="T290">шка</text:span> цвет<text:span text:style-name="T290">а</text:span> <text:span text:style-name="T290">пламени</text:span>, за котор<text:span text:style-name="T290">ой</text:span> следует взрыв <text:span text:style-name="T290">затем</text:span> звук падения, <text:span text:style-name="T291">издёвка</text:span> (может ли такое <text:span text:style-name="T290">случиться ненароком</text:span>?) обратимо<text:span text:style-name="T291">го</text:span> процесса: кажд<text:span text:style-name="T291">ой</text:span> из них Господь <text:span text:style-name="T291">узаконивает</text:span> своё Государство, а мы, <text:s/>не <text:span text:style-name="T291">способные</text:span> его <text:span text:style-name="T291">обнаружить</text:span>, ни даже <text:span text:style-name="T291">понять</text:span>, начинаем думать о смерти не чаще, <text:span text:style-name="T292">право же</text:span>, чем <text:span text:style-name="T292">прежде</text:span>… и, не в силах пред<text:span text:style-name="T293">видеть их появление,</text:span> <text:s/>не <text:span text:style-name="T293">у</text:span>мея сби<text:span text:style-name="T293">ва</text:span>ть, держимся на притворстве, как <text:span text:style-name="T293">и </text:span>во времена <text:span text:style-name="T293">без </text:span>Блицев. Когда это <text:span text:style-name="T294">и в правду </text:span>происходит, отделываемся словом «случай». Или так <text:span text:style-name="T294">уж </text:span>нас у<text:span text:style-name="T294">бед</text:span>или. <text:span text:style-name="T295">Е</text:span>сть <text:span text:style-name="T295">такие </text:span><text:soft-page-break/>уровни, <text:span text:style-name="T295">где</text:span> случайность едва различима. <text:span text:style-name="T295">А</text:span> для таких работников как Роджер Мехико, это музыка, до<text:span text:style-name="T296">воль</text:span>но величавая, <text:span text:style-name="T295">все </text:span>эти серии степеней <text:s/></text:p>
      <text:p text:style-name="P356"><draw:frame draw:style-name="fr4" draw:name="Object1" text:anchor-type="as-char" svg:y="-0.2681in" svg:width="2.3146in" svg:height="0.4165in" draw:z-index="17"><draw:object xlink:href="./Object 1" xlink:type="simple" xlink:show="embed" xlink:actuate="onLoad"/><draw:image xlink:href="./ObjectReplacements/Object 1" xlink:type="simple" xlink:show="embed" xlink:actuate="onLoad"/><svg:desc>formula</svg:desc></draw:frame></text:p>
      <text:p text:style-name="Text_20_body">термины исчисляются <text:s/>соответств<text:span text:style-name="T296">енно</text:span> ракетопопаданиями в квадрат, распределение Поиссона определяет не только эти уничтожения, <text:span text:style-name="T296">от </text:span>которых никто не <text:span text:style-name="T296">в силах</text:span> <text:span text:style-name="T296">у</text:span>бежать, но и несчастные случаи при верховой езде, группы крови, радиоактивный распад, количество воен за год…. </text:p>
      <text:p text:style-name="P200">Пойнтсмен стоит у окна, его неясно отражённое лицо про<text:span text:style-name="T298">низано</text:span> снегом проносящимся сквозь темнеющий 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 </text:p>
      <text:p text:style-name="Text_20_body">Ну… А почему вообще <text:span text:style-name="Emphasis">не</text:span> отказаться от книги, Нед, отдать и всё, устаревающие данные, <text:span text:style-name="T298">изредка</text:span> поэтические <text:span text:style-name="T298">приступы</text:span> Маэстро, просто бумага, тебе это ни к чему, Книга и жуткое проклятье… пока не поздно… Да, отступись, п<text:span text:style-name="T298">ади</text:span> на колен<text:span text:style-name="T298">и</text:span>, о, бесподобно—но перед кем? Кто слушает? Но он уже прошёл к столу и даже возложил на неё руки…. </text:p>
      <text:p text:style-name="P67">– Осёл. Суеверный осёл.– Расхаживает с пустой головой… такие эпизоды участились в последнее время. <text:span text:style-name="T298">Разваливается</text:span> как <text:span text:style-name="T298">в наползающей </text:span>простуд<text:span text:style-name="T298">е</text:span>. Памм, Эстерлинг, Дромонд, Ламплайтер, Спектро… что следовало бы сделать, так это пойти в Секцию Пси, попросить Эвентира провести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для него невозможно <text:span text:style-name="T298">отправиться</text:span>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text:span text:style-name="T298">а</text:span>нино в стиле настройщика, его поддатый баритон, амуры с медсестричками…. Спектро… почему бы не<text:span text:style-name="Emphasis"> попросить</text:span>? Найдётся ведь сотня способов представить так…. </text:p>
      <text:p text:style-name="P68">Мне бы надо, надо было бы… Так много в его жизни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text:span text:style-name="T298">Ему</text:span> <text:span text:style-name="T298">даже</text:span>, в общем, <text:span text:style-name="T298">понятно</text:span> из-за чего: он <text:span text:style-name="T299">вызывает </text:span>жут<text:span text:style-name="T299">ь</text:span>. И <text:s/>даже <text:span text:style-name="T299">сам </text:span>чувствует, обычно, в какие моменты он <text:span text:style-name="Emphasis">становится</text:span> жутким—<text:span text:style-name="T299">та</text:span> определённая расстановка мускулов его лица, <text:span text:style-name="T299">и ощущает</text:span> испарин<text:span text:style-name="T299">у</text:span>… но с этим, похоже, ему уж ничего не поделать, <text:span text:style-name="T299">не получается</text:span> даже долго <text:span text:style-name="T299">себя контролировать</text:span>, до того они его отвлекают—и в следующую секунду от него уже снова исходит привычная жуть… а их реакция вполне предсказуема, пускаются наутёк испуская визги слышные только им и ему. О, но <text:span text:style-name="T299">уж</text:span> хотел<text:span text:style-name="T299">ось бы</text:span> однажды <text:s/>устроить им что-нибудь такое, чтобы и <text:span text:style-name="Emphasis">вправду было от чего развизжаться</text:span>... </text:p>
      <text:p text:style-name="P68"><text:soft-page-break/>Вот <text:span text:style-name="T333">вам </text:span>пожалуйста, <text:span text:style-name="T333">наклюнулась</text:span> эрекция, сегодня ночью он будет мастурбировать на сон грядущий. Безрадостная постоянная, составная в его жизни. Но, подстёгивая его к яркому пику, какие нахлынут образы? Конечно же, башенки и синие воды, паруса и церковные шпили Стокгольма—жёлтая телеграмма, лицо <text:span text:style-name="T299">рослой</text:span>, понимающей и прекрасной женщины оборачивается пронаблюдать его проезд в церемониальном лимузине, женщина, которая позже, вряд ли случайно, посетит его в номере Гранд-Отел<text:span text:style-name="T299">я</text:span>… это вам не просто <text:span text:style-name="T299">сплошняк из</text:span> рубиновы<text:span text:style-name="T299">х</text:span> соск<text:span text:style-name="T299">ов</text:span> и чёрно-кружевны<text:span text:style-name="T300">х</text:span> пеньюар<text:span text:style-name="T300">ов</text:span>, знаете ли. <text:span text:style-name="T300">Существуют неприметные</text:span> входы в комнаты с запахом бумаги, негласные голосования в <text:span text:style-name="T300">каком-то</text:span> Комитете, или <text:span text:style-name="T300">в </text:span>другом, посты Председателей, Премии… что может сравниться! <text:span text:style-name="Emphasis">Потом, как станешь старше, поймёшь,</text:span> говорили ему. Да, и это ему доходит, каждый год равен дюжине из мирного времени, ей-ей, до чего ж они были правы. </text:p>
      <text:p text:style-name="Text_20_body">Его везение всегда как знало, его подкорковая, животная удача, его дар к выживанию пока други<text:span text:style-name="T300">х</text:span>, лучши<text:span text:style-name="T300">х</text:span> люд<text:span text:style-name="T300">ей</text:span> вы<text:span text:style-name="T300">дёргивает</text:span> Смерть, имеется дверь, что мерещилась ему так часто в одиноких Тезеевых скитаний вдоль полиров<text:span text:style-name="T301">ки</text:span> коридоров лет: выход <text:span text:style-name="T301">расстаться с личиной</text:span> ортодокса-Павловца, раскрывающий перед ним просторы Нормалма, Сёдермалма, Оленьего Парка, Старого Города.... </text:p>
      <text:p text:style-name="Text_20_body">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он <text:span text:style-name="T302">как бы</text:span> даже чувствует затуха<text:span text:style-name="T302">ние</text:span> контур<text:span text:style-name="T302">ов</text:span> в коре <text:span text:style-name="T302">сво</text:span>его мозга, отправ<text:span text:style-name="T302">ка</text:span> <text:span text:style-name="T302">на</text:span> вечн<text:span text:style-name="T302">ый покой</text:span> част<text:span text:style-name="T302">ей</text:span> того, кто уж там содержался, <text:span text:style-name="T302">заполнение</text:span> нетронут<text:span text:style-name="T302">ой</text:span> хими<text:span text:style-name="T302">ей</text:span>.... </text:p>
      <text:p text:style-name="Text_20_body">Кевин Спектро не проводил тако<text:span text:style-name="T303">е же, как у него,</text:span> чётко<text:span text:style-name="T303">е</text:span> разграничени<text:span text:style-name="T303">е</text:span> <text:s/>между Внешним и Внутренним. Тому кора представлялась <text:s/>орган<text:span text:style-name="T303">ом</text:span>-интерфейс<text:span text:style-name="T303">ом</text:span>, посредник<text:span text:style-name="T303">ом</text:span> между тем и <text:span text:style-name="T303">тем</text:span>, но <text:span text:style-name="T303">также </text:span>и<text:span text:style-name="Emphasis"> часть</text:span><text:span text:style-name="Emphasis"><text:span text:style-name="T303">ю</text:span></text:span><text:span text:style-name="Emphasis"> каждого</text:span>. «<text:span text:style-name="T303">Увидев</text:span> как оно <text:span text:style-name="T303">на</text:span> самом деле»,– спросил он однажды,– «<text:span text:style-name="T303">разве мы </text:span><text:s/>можем, любой из нас, оста<text:span text:style-name="T303">ва</text:span>ться <text:s/>отдел<text:span text:style-name="T303">ёнными</text:span>». Он <text:span text:style-name="T303">был </text:span>моим Пьером Жане, подумал Пойнтсмен.... </text:p>
      <text:p text:style-name="Text_20_body">Скоро, согласно диалектике Книги, Пойнтсмен останется один, в тёмном поле, скатываясь в одно<text:span text:style-name="T304">м </text:span>направлен<text:span text:style-name="T304">ии</text:span>, к нулю, в ожидании превра<text:span text:style-name="T304">щения</text:span> в последнего из уходящих… <text:span text:style-name="T304">Успеет ли он</text:span>? <text:span text:style-name="T304">Ему надо</text:span> выжить… <text:span text:style-name="T304">добиться</text:span> Преми<text:span text:style-name="T304">и</text:span>, не для <text:span text:style-name="T304">личной</text:span> славы, нет—а исполнить обещание человеческому полю из семи, в которым был и он когда-то, <text:span text:style-name="T304">ради</text:span> те<text:span text:style-name="T304">х,</text:span> кто не дотянул.... Кадр среднего плана, он сам в освещении сзади, <text:span text:style-name="T304">в одиночестве</text:span> перед высоким окном <text:s/>Гранд-Отел<text:span text:style-name="T304">я</text:span>, стакан виски поднят к бледному небу суб-Арктики <text:s/><text:span text:style-name="Emphasis">за вас, ребята, на сцене завтра мы будем все, просто Неду Пойнтсмену повезло выжить</text:span>… В СТОКГОЛЬМ его девиз и знамя, а после Стокгольма расплывчат<text:span text:style-name="T304">ая</text:span>, долгая золотистая сумеречность.... </text:p>
      <text:p text:style-name="P69">О, да, однажды, знаете ли, он вправду верил в Минотавра, что дожидается его: видел себя в снах врывающимся в последнюю из комнат, сверкающий меч на<text:span text:style-name="T304">отлёт</text:span>, <text:span text:style-name="T304">с </text:span>воп<text:span text:style-name="T304">лями</text:span>, как Коммандос, давая выход всему наконец-то—некий поистине чудный взлёт жизни внутри него, в первый и <text:span text:style-name="T304">единственный</text:span> раз, когда лицо об<text:span text:style-name="T304">орачивается</text:span> к нему, древнее, усталое, не замечающее ничего человеческого в Пойнтсмене, готовое встретить его просто очередным, давно рутинным тыком рога, взбрыком копыта (но на этот раз тут будет бой, кровь Минотавра, ёбаного зверя, крики из ра<text:span text:style-name="T305">здвинувшихся в нём далей</text:span>, жесток<text:span text:style-name="T305">ая</text:span> мужественность которых изумляют его самого).... То <text:soft-page-break/>было сном. Обстановка, лицо переменились, <text:span text:style-name="T305">почти ничего</text:span> кроме последовательности, что шло за чем, <text:span text:style-name="T305">не </text:span>удержалось после первой чашки кофе и сплюснутой зеленоватой таблетки Бензедрина. <text:span text:style-name="T305">Что-то похожее</text:span> на широкую стоянку грузовиков перед рассветом, <text:s/>свеже-пробрызганная мостовая <text:span text:style-name="T305">отливает</text:span> жирно-коричневыми, брезентоверхие оливковые грузовики стоят, <text:span text:style-name="T305">в </text:span>кажд<text:span text:style-name="T305">ом</text:span> сво<text:span text:style-name="T305">я</text:span> тайн<text:span text:style-name="T305">а</text:span>,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он знает, начинает оборачиваться… но <text:span text:style-name="T306">главное в</text:span> поворот<text:span text:style-name="T306">е</text:span> лица, <text:span text:style-name="T306">во </text:span>встреч<text:span text:style-name="T306">е</text:span>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по Лондоноподобной Германии, его печёночно-серые очертания удаляются, уносятся <text:span text:style-name="T306">скачками</text:span> вдоль сумеречных набережных каналов забитых отбросами войны, взрывы ракет всякий раз <text:span text:style-name="T306">уступают путь</text:span>, гонка не прекращается, блюдо гравированное огневзрывами, карта города приносимого в жертву, из коры мозга человечьего и собачьего, ух<text:span text:style-name="T306">о</text:span> собаки мягко <text:span text:style-name="T306">полощется</text:span>, в <text:span text:style-name="T307">куполе</text:span> черепа ярко<text:span text:style-name="T306">е</text:span> отраж<text:span text:style-name="T306">ение</text:span> зимни<text:span text:style-name="T306">х</text:span> облак<text:span text:style-name="T306">ов</text:span>, к убежищу лежащему под бронёй за мили под городом, на оперу Балкансой интриги, в чьей герметичной безопасности, среди синих пучков неравномерно подчёркнутого диссонанса, который<text:span text:style-name="T307"> </text:span>не удаётся <text:span text:style-name="T307">ему </text:span>избежать до конца, потому что как всегда Райхсзигер <text:span text:style-name="T307">упорствует</text:span>, возглавляя, спокойный, неотменимый, <text:s text:c="2"/>за ним <text:span text:style-name="T307">ему буквально <text:s/>приходится гнаться, вновь и вновь</text:span> возвращаться <text:span text:style-name="T307">к погоне</text:span> в лихорадочном рондо, пока наконец они на склоне холма в конце долгого дня <text:span text:style-name="T307">срочных </text:span>донесений <text:span text:style-name="T307">фронтов</text:span> Армагеддона, среди алых сугробов буганвиллии, золотисты<text:span text:style-name="T307">х</text:span> троп<text:span text:style-name="T307">ов</text:span>, где вздымается пыль, столбы дыма над <text:span text:style-name="T308">далями </text:span>паучь<text:span text:style-name="T308">его</text:span> город<text:span text:style-name="T308">а</text:span>, который они пересекли, голоса в воздухе <text:span text:style-name="T308">оповещают</text:span>, что Южная Америка испепелена, небо над Нью-Йорком мерцает багрово от новейшего всё с<text:span text:style-name="T308">м</text:span>етающего смерто-луча, и вот только когда серый пёс может, наконец, обернуться, чтобы кареглазо уставиться во взгляд Неда Пойнтсмена…. </text:p>
      <text:p text:style-name="Text_20_body">Всякий раз, на каждом вираже, собственная кровь его и сердце обласканы, избиты, приведены в радостный восторг, сброшены к леденящим ноктилукам, в полыханье термитной сварки, пока не начинает разливаться он, неудержимый свет, стены зала превращены в синее свечение, оранжевое, потом белое и начинают сминаться, течь как воск, всё, что осталось от лабиринта распадающегося <text:span text:style-name="T309">кругами</text:span> наружу, герой и ужас, мастер и Ариадна, поглощаясь, плавясь в свете самого себя, в безумном взрыве себя…. </text:p>
      <text:p text:style-name="Text_20_body">Много лет назад. Сны, которые он почти забыл. Издавна зачастили посредники между ним и его последним зверем. Они не позволят ему даже лёгкой извращённости быть влюблённым в собственную смерть… </text:p>
      <text:p text:style-name="Text_20_body">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выйти против Минотавра? </text:p>
      <text:p text:style-name="Text_20_body">Слотроп к этому времени должен быть на Ривьере, в тепле, в добре, по уши в ебле. Но здесь, в позднюю английскую зиму, беспризор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его никак не <text:soft-page-break/>распознать по запаху или увидеть, что объявляет о себе рёвом хищника настолько абсолютным, что они с визгом падают на снег и переворачиваются подставляя Этому свои мягкие незащищённые брюшины…. </text:p>
      <text:p text:style-name="Text_20_body">Отказался ли от них Пойнтсмен ради одного единственного, непроверенного человеческого субъекта? Не сочтите будто он лишён сомнений хотя бы относительно валидности данного проекта. Пусть викарий Де ла Нут беспокоится о «правильности», он штатный священник. Но… как же с собаками? Пойнтсмем знает их. Мигом подбирает отмычки к их осторожности. В них нет секретов. Он может доводить их до безумия и, адекватными дозами бромидов, возвращать в норму. Однако, Слотроп… </text:p>
      <text:p text:style-name="Text_20_body">И вот Павловец мер<text:span text:style-name="T309">и</text:span>т шагами свой кабинет, чувствуя себя взвинченным и старым. Ему бы поспать, но он не может. Тут требуется больше, чем просто привитие вторичного рефлекса ребёнку, сто лет назад. Как <text:span text:style-name="T309">же</text:span> б<text:span text:style-name="T309">удучи</text:span> доктором <text:span text:style-name="T309">он так и</text:span> не развил рефлексов на определённые раздражители? Ему лучше знать: он знает, <text:span text:style-name="T309">тут</text:span> нечто большее. Спектро погиб, а Слотроп (<text:span text:style-name="Emphasis">sentiments d’emprise</text:span>, старина, полегче тут) был со своей Дарлин за пару кварталов от Св. Вероники двумя днями раньше. </text:p>
      <text:p text:style-name="Text_20_body">Когда одно событие следует за другим с такой ужасающей регулярностью, ты, конечно, их не увязываешь автоматически в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ам, не убийца, он всё равно больной. Причинность должна быть установлена, и найдено лечение. </text:p>
      <text:p text:style-name="Text_20_body">В этом предприятии, и Пойнтсмен понимает это, присутствует доля соблазна. Из-за симметрии… Он всегда руководствовался, знаете ли, продвигаясь по сад<text:span text:style-name="T310">овой дорожке</text:span>, симметрией: в результатах определённых опытов… в предположении, что механизм может опираться на зеркальное отражение—«излучение», например, или «взаимо-индукция»… а кем доказано, будто и то и то существует? Может и в данном случае тоже так получится. Но что не даёт ему покоя, так это симметрия в данной паре видов секретного оружия, Снаружи, в Блице, звуки 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способна творить такие симметричные противоположности, как эти робото-вооружения? </text:p>
      <text:p text:style-name="Text_20_body">Признак и симптомы. Может Спектро прав? Может быть Вовне и Внутри части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ь пострадали из-за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трепаться об эктоплазмах—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text:soft-page-break/>приёмные, которые ему известно как кончаются. Однако нужно быть готовым ко всему—даже и к той возможности, что люди из Секции Пси правы. «Возможно, мы все правы»,– записывает он в свой журнал в этот вечер,– «<text:span text:style-name="T310">и все наши гипотезы верны</text:span>, и <text:span text:style-name="T310">многое другое</text:span>. К чему бы мы ни пришли, нельзя сомневаться, что он, физиологически, исторически, выродок. Нам ни в коем случае нельзя <text:span text:style-name="T310">утратить</text:span> контроль. Мысль о нём затерявшемся в мире людей, после войны, наполняет меня глубоким ужасом, от которого не могу избавиться….» </text:p>
      <text:p text:style-name="P258"><draw:frame draw:style-name="fr1" draw:name="Image18" text:anchor-type="paragraph" svg:width="6.9252in" svg:height="0.3661in" draw:z-index="18"><draw:image xlink:href="Pictures/1000000000000B720000009B428C9716555D8079.png" xlink:type="simple" xlink:show="embed" xlink:actuate="onLoad" loext:mime-type="image/png"/></draw:frame></text:p>
      <text:p text:style-name="P201">Всё больше и больше, в эти дни ангельского посещения и оглашения, Кэрол Эвентир чувствует себя жертвой своего ненормального дара. Как выразилась однажды Нора Дадсон-Трак, своей «бесподобной слабости». Она проявилась поздно в жизни: ему было 35, когда из другого мира, однажды утром на Набережной, перед штрихами художника на тротуаре, два пастельных цвета, светло-розовый темнеющий до светло-коричневого, и группой долговязых человеческих фигур, рвано-траурно переплетавшихся с железом моста и дымами вдали над рекой, вдруг кто-то н<text:span text:style-name="T311">е</text:span>жданно заговорил через Эвентира, так негромко, что Норе едва удавалось расслышать хоть что-нибудь, даже чья именно душа вошла и <text:span text:style-name="T311">пользуется</text:span> <text:span text:style-name="T311">им</text:span>. В тот момент не получилось. Это было что-то на немецком, она запомнила несколько слов. Она бы спросила своего мужа, с которым встречалась в тот день в Сюрей—но тот опаздывал, <text:span text:style-name="T311">и </text:span>все те тени, мужчин и женщин, собак, труб, такие длинные и чёрные поперёк необъятной лужайки, и она крошащейся охрой, едва различимой в позднем солнце, рассыпавшегося мелкими лучиками по краю её вуали—этот мелок она выхватила из деревянного ящика тротуаро-писца и быстро, плавно обернувшись, <text:s/>касаясь лишь к носк<text:span text:style-name="T311">а</text:span> туфли и кремово-жёлтого цилиндрика, что крошился по поверхности, не выпуская его ни на миг, нарисовала пятиконечную звезду на асфальте, <text:span text:style-name="T311">несколько</text:span> в<text:span text:style-name="T311">ыше</text:span> по течению реки от недружелюбного подобия Ллойд Джорджа в гелиотропно-сиреневом и зелновато-морском: потянула Эвентира за руку встать внутрь центрального пентагона, морские чайки стонущей диадемой над его головой, затем вступила и сама, инстинктивно, по-матерински, какой она была ко всем, кого любила. Пентограмму она рисовала даже и вполовину не шутки ради. Никогда нельзя быть слишком уверенным, зло никогда не дремлет…. </text:p>
      <text:p text:style-name="Text_20_body">Почувствовал ли он её, даже тогда, отдаляясь… окликнул ли свой контроль из-за Стены пытаясь удержаться? Она уходила из его яви, из его взгляда как свет на кромке вечера, когда на, примерно, десять гибельных минут ничт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ет, как некая музыка. Эта подчинённость его единственный дар. Потом он ничего не сможет вспомнить. Иногда, изредка, могут оставаться манящие—не слова, но нимбы значения оболочки слов, которые рот его явно выговаривал, <text:span text:style-name="T311">вот и всё, что задерживалось</text:span>—если такое случалось—на миг, как сны, которые невозможно удержать или продолжить и вскоре они исчезают. Он проверялся на детекторе лжи Ролло Гроста бе<text:span text:style-name="T311">с</text:span>сч<text:span text:style-name="T311">ёт</text:span>ное множество раз с тех пор как явился в «Белое Посещение», и всё нормально-штатно за исключением, о, <text:span text:style-name="T312">всего </text:span>один или, <text:span text:style-name="T312">возможно,</text:span> два раза, непонятный скачок в 50 милливольт из височой доли, бывало из левой, бывало из правой, ничего определённого, право же—настоящая борьба мнений в стиле существуют-ли-каналы-на-Марсе шла в те годы <text:soft-page-break/>между различными наблюдателями—Аарон Тровстер клянётся, что <text:s/>видел протяжённые дельтовидные волны из левой лобовой и подозревает опухоль, а прошлым летом Эдвин Трикл отметил «приглушённо эпилептические изменения по типу всплеск-волны, но, что любопытно, намного медленнее обычных трёх в секунду»—хотя, бесспорно, Трикл провёл в Лондоне всю ночь накануне,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подтвердить, что <text:span text:style-name="T312">тот</text:span> был тем, за кого его и держали: интерфейсом между мирами, одушевлённым. Ламплайтер предложил делать ставки 5 к 2. Но с тех пор он замолчал: ничего подобного на мягких ацетат/метал дисках или в распечатках записей, что <text:span text:style-name="T312">было бы </text:span>невозможно <text:span text:style-name="T312">не </text:span>приписать дюжине иных душ…. </text:p>
      <text:p text:style-name="P70">Приезжали, в своё время, аж из института в Бристоле, поглазеть, замерить и систематически посомневаться в ненормальных из Секции Пси. Вот Рональд Черикок, известный психометрист, глаза малость помаргивают, руки не ближе чем на дюйм от коробки в коричневой упаковке где надёжно у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что дислоцируются к северу от Лондона… и <text:span text:style-name="T312">вот</text:span> этот Черикок, с виду нормальный увалень, может чуть толстоват, начинает <text:span text:style-name="T312">излагать вам</text:span>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text:span text:style-name="T312">с</text:span>говорились не докладывать—ничего такого, что наруш<text:span text:style-name="T312">и</text:span>ло бы секретность: что позже подтверждает сам, фактически, Сэнт-Блейз, с улыбкой отчасти слишком широко разинутого рта, ладно, вы меня подкололи, но хоть теперь скажите в чём подвох? И действительно, как Черикок такое делает? Как это делают все остальные? Как Маргарет Квортертон <text:span text:style-name="T313">умудряется посылать</text:span> голоса <text:span text:style-name="T313">на диски</text:span> или в <text:span text:style-name="T313">записывающее устройство</text:span> на расстоянии во много миль не <text:span text:style-name="T313">издавая звуков</text:span> и физически не прикасаясь к оборудованию? <text:span text:style-name="T313">Что за динамики</text:span> нач<text:span text:style-name="T313">али теперь</text:span> выпускать? Откуда являются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text:span text:style-name="T313">понятия не имеет</text:span> как расшифровать? Что означают недавние сны Эдвина Трикла о полёте, особенно с учётом совпадения по времени со снами Норы Додсон-Трак, <text:span text:style-name="T313">будто она</text:span> падает? Что накопилось во всех в них такого, что могут выказать, каждый своим ненормальным образом, но не словесно, ни даже суржиком кабинетной<text:span text:style-name="Emphasis"> lingua franca</text:span>? Турбуленции в эфире, неопределённости из ветров кармы. Души по ту сторону интерфейса, те кого мы называем покойными, всё более осторожны и уклончивы. Даже собственный контроль Эдвина Эвентира, обычно спокойный и саркастичный Петер Сачса, тот самый, что вышел на него в тот давний день на Набережной и <text:span text:style-name="T313">по сей день</text:span>—когда имеются послания для передачи—даже Сачса занервничал.... </text:p>
      <text:p text:style-name="Text_20_body">С недавних пор, всё словно бы <text:span text:style-name="T313">подчинено</text:span> нек<text:span text:style-name="T314">оей</text:span> эфемерн<text:span text:style-name="T314">ой</text:span> Программ<text:span text:style-name="T314">е</text:span> Х, новые разновидности ненормальных стали появляться в «Белом Посещении», в любое время дня и ночи, молчат, смотрят, ждут когда ими займутся, под мышкой машинки из чёрного металла и стеклянные пряники, побелелые от трансов до отключки, в гипер-кинетичном ожидании <text:span text:style-name="T314">нужного ключевого</text:span> вопроса, чтоб завестись на 200 спотыкливых слов в минуту про свои <text:soft-page-break/>особые, жуткие способности. Нашествие какое-то. Ну, и что нам делать с Гевином Трефойлом, дару которого ещё даже имени нет? (Ролло Грост хочет назвать это <text:span text:style-name="T1">автохроматизмом</text:span>). Гевин самый молодой здесь, всего 17, ему каким-то образом удаётся по собственно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text:span text:style-name="T314">способен</text:span> также препятствовать этой метаболизации путём—как полагают—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о-чёрного. Сосредоточившись, он в состоянии удерживать его, на любой стадии, неделями. Обычно он отвлекается, или забывает и постепенно откатывается вспять к своему истинному состоянию, веснушчатая окраска рыжеголового бледнолицего. Но можете себе представить как он пригодился Герхардту фон Гёлю во время съёмок плёнки о<text:span text:style-name="Emphasis"> Schwarzkommando</text:span>: он помог <text:span text:style-name="T314">сэкономить</text:span> буквально часы гримировки и установки освещения, работая как регулируемый отражатель. Ролло выдвинул лучшую из теорий с чего бы это, но она безнадёжно неясна—нам известно, что клетки <text:span text:style-name="T314">эпидермы </text:span>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text:span text:style-name="T314">затем </text:span>разовьётся в ЦНС и мигрируют в кожу, чтобы стать меланоцитами. Они сохраняют свою изначальную трёх-палую форму, аксон и отростки типичной нервной клетки. Однако, теперь назначение отростков не передача электрического импульса, а пигментация кожи. Ролло Грост предполагает существование определённой связи, пока что не открытой—некоей сохранившейся клеточной памяти, которая, ретроколониально, всё ещё отвечает на сигналы из метрополисного мозга. Сигналы, которые у юного Трефойла остаются неосознанными. «Всё это»,–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text:span text:style-name="T315">выходит</text:span> <text:span text:style-name="T315">т</text:span>ак <text:span text:style-name="T315">будто</text:span> поддающееся нашим измерениям тело всего лишь обрывок <text:span text:style-name="T315">такой</text:span> программы <text:span text:style-name="T315">подобранный</text:span>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глубине просцениума, глубже, чем известные нам геометрии, голоса обмениваются секретами, которых нам никогда не доверят….» </text:p>
      <text:p text:style-name="Text_20_body">– Всё входящее от ЦНС нам положено хранить здесь, понимаешь. Очень скоро это надоедает до чёртиков. В основном, полнейшая чепуха. Но ведь не угадать, когда они что-то затребуют. Посреди ночи, или в худший из моментов ультрафиолетовой бомбардировки, понимаешь, для них там разницы нет. </text:p>
      <text:p text:style-name="Text_20_body">– А когда-нибудь приходится выходить на… ну, на Внешний Уровень? </text:p>
      <text:p text:style-name="Text_20_body">(Долгая пауза во время которой старшая сотрудница <text:span text:style-name="T315">откровенно</text:span> таращится, пока несколько перемен проплывают в её чертах—усмешка, жалость, сочувствие—прежде чем стажёр заговаривает снова).– Я… я прошу прощения. Я не хотел быть— </text:p>
      <text:p text:style-name="Text_20_body"><text:soft-page-break/>– (Отрывисто.) Мне придётся сказать тебе <text:span text:style-name="T315">об </text:span>это<text:span text:style-name="T315">м</text:span> в ходе инструктажа. </text:p>
      <text:p text:style-name="Text_20_body">– <text:span text:style-name="T315">С</text:span>казать мне что? </text:p>
      <text:p text:style-name="Text_20_body">– То же самое, что когда-то было сказано и мне. Мы передаём это, от поколения к поколению. (<text:span text:style-name="T315">Ей не подворачивается постороннего</text:span> занятия, как-то прикрыться им. Мы чувствуем, что для неё это <text:span text:style-name="T315">всё </text:span>ещё не стало рутиной. Из благовоспитанности, она <text:span text:style-name="T315">сейчас</text:span> старается говорить негромко, пожалуй даже мягко.) Мы все выходим на Верхний Уровень, молодой человек. Некоторые сразу, другие чуть погодя. Но, рано или поздно, тут каждый должен стать Эпидермой. Без исключения. </text:p>
      <text:p text:style-name="Text_20_body">– Должен… </text:p>
      <text:p text:style-name="Text_20_body">– Сочувствую. </text:p>
      <text:p text:style-name="Text_20_body">– Но разве тут… я думал это только—ну, уровень. Место, которое <text:span text:style-name="T316">минуешь</text:span>. Разве нет…? </text:p>
      <text:p text:style-name="Text_20_body">– Заморские пейзажи, о, да, и я так думала—необычные формирования, <text:span text:style-name="T316">взгляд</text:span> в<text:span text:style-name="T316">о</text:span> <text:span text:style-name="T316">Внешнюю</text:span> Луч<text:span text:style-name="T316">езарность</text:span>. Но всё это из нас, пойми. Миллионов нас, изменённых, чтоб стать интерфейсом, ороговеть, не чувствовать и <text:span text:style-name="T316">с</text:span>молкнуть. </text:p>
      <text:p text:style-name="Text_20_body">– О, Боже. (Пауза пока он пытается осознать—затем, в панике, отвергает.) Нет—как можно говорить такое—разве ты не чувствуешь памяти? тяги... мы в<text:span text:style-name="T316">далеке</text:span>, но у нас есть дом! (В ответ молчание.) Вернуться туда! Не наверх в интерфейс. Обратно в ЦНС! </text:p>
      <text:p text:style-name="Text_20_body">– (Спокойно) Так<text:span text:style-name="T316">овы</text:span>м было расхожее понятие. Отвеянные искры. Черепки сосудов разбившихся при Творении. И однажды, как-то, перед концом, вернуться обратно домой. Посланец из Царствия, прибывает в последний момент. Но говорю тебе, нет такого послания, ни такого дома—только лишь миллионы последних мигов… и ничего больше. Наша история это собрание последних мигов. </text:p>
      <text:p text:style-name="Text_20_body">Она пересекает комнату полную всего, <text:span text:style-name="T316">податливые</text:span> шкуры, тик натёртый лимоном, <text:span text:style-name="T316">вздымающиеся</text:span> извивы благовоний, яркая оптическая медь, <text:span text:style-name="T316">поблёкшие</text:span> Центрально-Азиатские ковры, алые с золот<text:span text:style-name="T316">ы</text:span>м, нависающая ажурность кованного железа, долгий, долгий проход по сцене, поедая апельсин, дольку за кислой долькой, она идёт, халат из шёлка<text:span text:style-name="Emphasis"> faille</text:span> стекающего бесподобно, рукава утончённой работы спадают с очень расширенных плечей до тугого сбора в длинные манжеты стянутые рядком пуговок каких-то безымянных земных оттенков—мшисто-зелёный, глино-коричневый, штришок ржавчины, выдох осеннего—свет уличных фонарей <text:span text:style-name="T316">проникает</text:span> сквозь стебли филоденронов и разлапистых листьев <text:span text:style-name="T316">схвативших</text:span> в пригоршню <text:span text:style-name="T316">гаснущий</text:span> исход заката, <text:span text:style-name="T316">проскальзывает</text:span> умиротворённо жёлтым по резной стали пряжек на её <text:span text:style-name="T316">лодыжках,</text:span> полосками по бокам и вниз высоких каблуков её туфлей из патентованной кожи, <text:span text:style-name="T316">на</text:span>полированной до утраты цвета вообще, <text:span text:style-name="T316">за исключением чуть</text:span> цитрусового отсвета, где он прикасается к ним, а они его отторгают словно это поцелуй мазохиста. Следом за её шагами ковёр распрямляется по направлению к потолку, отпечатки подошв и каблуков медленно затягиваются поверхностью шерстистого ворса. Одиночный разрыв ракеты грохочет через город далеко к востоку отсюда, к востоку юго-востоку. Свет стекает по её туфлям и замирает словно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text:span text:style-name="T317">скатывается прочь</text:span> по <text:soft-page-break/>ним и снова возвращается к их беззащитному тылу. Запахи тлеющег<text:span text:style-name="T317">о </text:span>мускуса и сандалового дерева, кожи и пролитого виски загустевают в комнате. </text:p>
      <text:p text:style-name="Text_20_body">А он—пассивно, как в трансе, позволяет её красоте—войти в него или покинуть, как ей будет угодно. Разве может он быть чем-то кроме как покорным воспринимающим, заполнителем молчаний? Все радиусы в её комнате, водянистый целлофан, потрескиваю<text:span text:style-name="T317">щий</text:span> по касательной, когда она проворачивается на оси своего каблука, начинает, чуть наклонясь, двигаться обратно. Неужели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text:span text:style-name="T317">всякой</text:span> человеч<text:span text:style-name="T317">еской</text:span>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text:span text:style-name="T317">из</text:span> 5-к-2, отвергнет его дар, отвергнет что наполняет каждую его клеточку… тогда… </text:p>
      <text:p text:style-name="P71">Если она любит его. Он слишком пассивен, у него не достаёт решимости проникнуть, как однажды попытался Черикок… Конечно же Черикок странный. Он слишком часто смеётся. Не то, чтобы бесцельно, но обращаясь к чему-то что, как он <text:span text:style-name="T317">считает</text:span>, каждый тоже может видеть. Каждый из нас просматрива<text:span text:style-name="T317">е</text:span>т некую скособоченную сводку киноновостей, луч из проектора падает, молочно-белый, густея от дыма трубок и сигар, Кэмелов и Вудбайнзов... освещён<text:span text:style-name="T317">н</text:span>ые профили военного персонала и молодых дам окаймляют края облаков: мужественный креп экспедиционной пилотки <text:span text:style-name="T317">бороздит</text:span> вперёд темнот<text:span text:style-name="T317">у</text:span> кинозала, блестящая округлость шёлковой ножки лениво переброшена между двух кресел в нижнем ряду, ниже: суляще-затенённые тюрбаны бархата и перистость ресниц. Среди неразборчивых и похотливых пар этих ночей, смех Черикока и ноша своего одиночества, хрупкого, легко бьющегося, истекающего смолой из трещин, странный макинтош из расползающейся ткани.... Из всех её милых заморышей, именно он отваживается на самые опасные заходы в её опустошённость, в поисках сердца, чьи ритмы будут вызываться им. Это должно изумить её, Нору-такую-бессердечную, Черикок, <text:span text:style-name="T317">держа</text:span> на коленях, будоражит её шелка, меж его рук история былого 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чулки до-экономны<text:span text:style-name="T317">х времён</text:span>…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отзываясь на его попадания (близкие, порой в точку) поднаторело, словно это комедия в гостиной….</text:p>
      <text:p text:style-name="P202">Черикок играет тут в опасные игры. Иногда ему кажется что сам уже объём информации льющейся через его пальцы переполнит, сожжёт его… она похоже решилась оглушить его своей историей, болью её, и её краем, постоянно свежезаточенным, обрезающим его надежды, все их надежды. Он всерьёз уважает её: он знает: что во всём этом мало что от женского актёрства, право же. Она действительно оборачивалась лицом, и не однажды, к Внешней Лучезарности и <text:soft-page-break/>просто ничего не увидала. И всякий раз вот так вбирала в себя ещё чуть больше от Нуля. Для этого требуется решимость, в худшем случае запас самообмана, который скоро истощается: он невольно восхищается этим, пусть даже и не принимает её затянутых стеклом пустынь, её <text:span text:style-name="T318">приятия дня</text:span> не гнева, но окончательного безразличия.... О себе <text:span text:style-name="T318">же </text:span>он знает, что способен <text:span text:style-name="T318">объять</text:span> чуть больше истины, чем она. Он действительно восприним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text:span text:style-name="T318">всё это звучит </text:span><text:s/>сквозь прорези и отвороты потрёпанной итальянской перчатки… ангел Молотилы Сэнт-Блейза, и <text:span text:style-name="T318">на йоту</text:span> не вымышленный, подыма<text:span text:style-name="T318">вш</text:span>ийся над Любеком в то пред-пасхальное воскресенье с ядовито-зелёными куполами у него под ступнями, неотвязный перекрёстный <text:span text:style-name="T318">раз</text:span>лёт красных черепиц мечущихся вверх и вниз с тысяч <text:span text:style-name="T318">заострённых</text:span> крыш, а бомбардировщики грудятся и пикируют, Балтика уже затерялась за занавесью дыма <text:span text:style-name="T318">от</text:span> зажигательных, и тут Ангел: кристаллики льда срываются с задних краёв крыл угрожающе глубоких, распахнутых двинуться в новую белую бездну.... На полминуты радиомолчание было нарушено. Прозвучало следующее: </text:p>
      <text:p text:style-name="P72">Сэнт-Блейз: Фрикшоу Два,<text:span text:style-name="T1"> ты это видишь</text:span>, конец. </text:p>
      <text:p text:style-name="Text_20_body">Ведомый: Это Фрикшоу Два—подтверждаю. </text:p>
      <text:p text:style-name="Text_20_body">Сэнт-Блейз: Хорошо. </text:p>
      <text:p text:style-name="Text_20_body">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пару минут длилось наваждение, даже треск статических разрядов исчез из наушников. Некоторым померещилось высокое пение: <text:span text:style-name="T319">словно</text:span> ветер в мачтах, обрывках, кроватных пружинах или тарелках антенн флотов зимующих в доках… но только <text:span text:style-name="T319">лишь </text:span>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переходя через жёлтый в белое, пока они сбрасывали свои бомбы куда попадя, капризный прицел Нордена, капли потв в воздухе вокруг его вертлявого окуляра, изумлённые своей нежданной потребностью <text:span text:style-name="T319">набрать высоту</text:span>, <text:span text:style-name="T319">прекратить бить </text:span><text:s/>по земле <text:span text:style-name="T319">ради</text:span> удар<text:span text:style-name="T319">а</text:span> по небу…. </text:p>
      <text:p text:style-name="P73">Капитан эскадрильи Сэнт-Блейз не включил описание этого ангела в свой <text:span text:style-name="T319">служебный</text:span> <text:span text:style-name="T319">рапорт</text:span>, опрашивающая его офицер ВААФ была известна на базе как драконша буквоедка худшего сорта <text:span text:style-name="T319">(э</text:span>то 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мести»—имея ввиду оружие V-класса—про Ангела прослышали. Хотя Капитан эскадрильи не слишком-то соглашался, Рональду Черикоку позволено было проверить некоторые предметы из того полёта. Так обнаружился Ангел. </text:p>
      <text:p text:style-name="Text_20_body">Кэрол Эвентир тогда же попытался связаться с Теренсом Овербеби, ведомым Сэнт-Блейза. После того как навалилась куча «мессеров» скопом и <text:span text:style-name="T319">уже </text:span>никуда не денешься. Результаты <text:soft-page-break/>оказались сбивчивыми. Петер Сачса поделился, что, фактически, было множество версий 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который сейчас проносится над всеми, по обе стороны Смерти. Неприятно. Со своей стороны, Эве<text:span text:style-name="T319">н</text:span>тир чувствует себя совершенно униженным, даже возмущённым. Петер Сачса, на своей, выпадает, к удивлению, из роли, чтобы впасть в ностальгию по жизни, прежнему миру, по веймарскому <text:span text:style-name="T319">декадансу</text:span>, который его кормил и одевал. Унесённый насильно в 1930 ударом полицейской дубинки во время уличного шествия в Не<text:span text:style-name="T319">в</text:span>кёльне, он теперь сентиментально вспоминает вечера <text:span text:style-name="T320">наполированного</text:span>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соприкасаясь лишь мизинцами. Стол Сачсы был словно глубокий пруд в лесу. Под поверхностью что-то начинало вращаться, проскальзывать, подыматься… Вальтера Аша («Тауруса») в один из вечеров посетило нечто столь необычное, что потребовалось три дозы «Хирепонса» (250 гр.), чтобы вернуть его обратно, но даже и после этого он никак не засыпал. Все они стояли наблюдая за ним, неровными рядами <text:span text:style-name="T320">напоминавшими</text:span> спортивный строй. Вимпе, человек от ИГ, державший Хирепонс настроенный под Саргнера, гражданского сотрудника при Генеральном Штабе, на фланге лейтенат Вайсман, недавно из Юго-Западной Африки, и адьютант Иреро,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о.... Каждое из лиц наблюдавших Вальтера Аша стало кукольной сценой: на каждой отдельный спектакль. </text:p>
      <text:p text:style-name="Text_20_body">...демонстрирует хорошие руки, да, осунулись и запястья до самой респираторно расслабленной впадины мускула… </text:p>
      <text:p text:style-name="Text_20_body">...всё то же… всё то же… моё лицо белое в зеркале три три-тридцать четыре марш Часов тикает в комнате… нет не могу войти недостаточно света не достаточно нет аааххх— </text:p>
      <text:p text:style-name="Text_20_body">...театр и ничего друг Вальтер подаёт себя глянь на неестественный угол закида головы хочет поймать свет хорошая подсветка на жёлтый гель… </text:p>
      <text:p text:style-name="Text_20_body">(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 </text:p>
      <text:p text:style-name="Text_20_body"><text:span text:style-name="Emphasis">. . . mba rara m’eroto ondyoze . . . mbe mu munine m’oruroto ayo u n’omuinyo </text:span>(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text:soft-page-break/>предков или о духах из других мест равнины—потому что время и пространство на их стороне не имеют значения всё едино.) </text:p>
      <text:p text:style-name="Text_20_body">– Имеются социологии,– Эдвин Трикл с волосами торчащими по всем направлениям, пытается раскурить трубку жалких остатков—осенние листья, кусочки верёвки, окурки,– к рассмотрению которых мы даже ещё не приступали. Взять хотя бы социологию нашей братии, например. Секция Пси, ОПИ, старушенции из Альтринчема, что пытаются вызвать Дьявола, все мы на этой стороне, видишь ли, только лишь половина истории. </text:p>
      <text:p text:style-name="Text_20_body">– 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 </text:p>
      <text:p text:style-name="Text_20_body">– 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 </text:p>
      <text:p text:style-name="Text_20_body">– Нет, не угодно,– сухо отвечает Мехико,– но, да, полагаю кому-то <text:span text:style-name="T320">пора</text:span> этим заняться. </text:p>
      <text:p text:style-name="Text_20_body">– Есть народы—вон Иреро, например—которые каждодневно сталкиваются со своими предками. Мёртвые настолько же реальны, как и живые. Как можно понять их не применяя к обеим сторонам стены смерти одинаковый научный подход? </text:p>
      <text:p text:style-name="Text_20_body">И всё-таки для Эвентира тут нет общения, на которое надеется Трикл. На его стороне не <text:span text:style-name="T320">остаётся</text:span> памяти: никаких личных отметок. Ему приходится читать об<text:span text:style-name="T320">о всём</text:span> <text:span text:style-name="T320">в</text:span> запис<text:span text:style-name="T320">ях</text:span> других, слушать диски. <text:span text:style-name="T320">И</text:span> значит он должен <text:span text:style-name="T320">полагаться на</text:span> други<text:span text:style-name="T320">х</text:span>. И это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не помнит, а <text:span text:style-name="T320">его</text:span> воспит<text:span text:style-name="T320">ывали </text:span>в христианской, Западно-Европейской вере в <text:span text:style-name="T320">гла</text:span>венствующую роль своего «сознательного» с его воспоминаниями, всё прочее счита<text:span text:style-name="T321">ется</text:span> ненормальным либо тривиальным, и поэтому он тронут беспокойством, глубоко…. </text:p>
      <text:p text:style-name="Text_20_body">Записи документируют Петера C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химиком, а также активисткой в КПГ, курсируя между 12-м Районом и посиделками у Сачсы. Всякий раз, когда она приходила, ему хотелось плакать при виде её безысходности. В её расплывшихся глазах проступала явная ненависть к жизни, которую она не могла оставить: мужа, которого она не любила, ребёнка причинявшего неизбывное чувство вины за то, что недостаточно любит. </text:p>
      <text:p text:style-name="P74">У мужа Франца имелась связь, слишком неясная для Сачсы, чтоб отследить, в Военном Артиллерийском Ведомстве, так что возникали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слишком хмур<text:span text:style-name="T321">о</text:span>, как ему казалось, дожидавши<text:span text:style-name="T321">х</text:span>ся, чтобы он ушёл: они приносили свои пачки листовок, свои рюкзаки полные книг и политических газет, пробираясь через дворы Берлинской бедноты на рассвете…. </text:p>
      <text:p text:style-name="P259"><draw:frame draw:style-name="fr1" draw:name="Image19" text:anchor-type="paragraph" svg:width="6.9252in" svg:height="0.3661in" draw:z-index="19"><draw:image xlink:href="Pictures/1000000000000B720000009B428C9716555D8079.png" xlink:type="simple" xlink:show="embed" xlink:actuate="onLoad" loext:mime-type="image/png"/></draw:frame><text:soft-page-break/></text:p>
      <text:p text:style-name="P203">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text:span text:style-name="T323">что</text:span> за долгие годы достиг какой-никакой <text:span text:style-name="Emphasis">détente </text:span>с воздухом, <text:span text:style-name="T323">который</text:span> пытается его расщепить, запахи долгой болезни и неизлечимой работы осыпаются с крошащихся стен. Одна из стен в жёлтых потёках канализации треснувшей этажом выше. Лени сидит на полу с четырьмя или пятью другими, передают по кругу тёмную краюху хлеба. В сыром гнезде из <text:span text:style-name="Emphasis">Die Faust Hoch</text:span>, старые номера, читать уже никто не будет, её дочь Ильзе спит, дыхание до того мелкое, что и не заметишь. Её ресницы оставляют громадные тени на верхних полукружьях щёчек. </text:p>
      <text:p text:style-name="Text_20_body">На этот раз они ушли насовсем. Эта комната <text:span text:style-name="T323">сгодится</text:span>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свой дом в одном чемодане? У неё есть пара марок, у Франца его игрушечные ракеты на луну. Всё и вправду кончено. </text:p>
      <text:p text:style-name="Text_20_body">Как ей и снилось в снах, она пройдёт прямо к Петеру Сачсе. Если он её не примет, то хотя бы поможет найти работу. Но сейчас, когда она <text:span text:style-name="T323">окончательно</text:span> порвала с Францем… есть нечто, какая-то враждебность земного знака, что время от времени промелькивает в Петере.... В последне время она <text:span text:style-name="T323">уже не так </text:span>уверена в его настроениях. На него давят с уровней, как ей кажется, более высоких чем обычно, и что-то у него не совсем идёт как надо.... </text:p>
      <text:p text:style-name="P75">Но худшие из детских вспышек Петера всё же лучше, чем самые безмятежные вечера с её мужем, Рыбы они такие, плавает в морях своих фантазий, <text:span text:style-name="T323">жажды</text:span> смерти, ракетного мистицизма—им такой и нужен, как Франц. Они-то уж знают как этим <text:span text:style-name="T323">вос</text:span>пользоваться. Знают как использовать почти кого угодно. Что станет с теми, кого использовать не получа<text:span text:style-name="T323">е</text:span>тся? </text:p>
      <text:p text:style-name="Text_20_body">Руди, Ваня, Ребекка, мы тут как <text:span text:style-name="T323">бы </text:span>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text:span text:style-name="Emphasis"> Октября</text:span>, не при так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еемственность, выживание на суровом краю в эти веймаровские годы, в ожидании своего часа и своей реинкарнации Розы Люксембург…. </text:p>
      <text:p text:style-name="P76">армия любовников может быть <text:span text:style-name="T328">разбита</text:span>. </text:p>
      <text:p text:style-name="Text_20_body"><text:span text:style-name="T324">Такие</text:span> надписи появились на стенах в Красных районах в одну ночь. Никто не может выследить автора или пишущего хоть одну из них, наталкивает на подозрение, что лицо одно и то же. Попробуй не уверовать в народное сознание. Не столько лозунги как тексты, представлены, чтоб народ задумывался, делал выводы, приступал к действию.... </text:p>
      <text:p text:style-name="Text_20_body">– Всё правильно,– говорит Ваня,– взгляни на формы капиталистического самовыражения. Сплошь порнография: порнография любви, эротической любви, христианской любви, мальчика-и-его-собаки, порнография закатов, порнография убийств, и порнография дедукции—аах, <text:soft-page-break/>стонем мы, угадав убийцу—все эти новеллы, эти фильмы и песни, они нас убаюкивают, затягивают, с больш<text:span text:style-name="T324">ей</text:span> или меньш<text:span text:style-name="T324">ей</text:span> <text:span text:style-name="T324">приятностью</text:span>, в Абсолютный Комфорт.– Пауза для быстрой кривой усмешки Руди.– До самопроизвольного оргазма. </text:p>
      <text:p text:style-name="Text_20_body">– «Абсолютный»?– Ребекка подаётся вперёд на свои голые коленки передать ему хлеб, влажный, тающий от прикосновения её мокрого рта.– Два человека могут… </text:p>
      <text:p text:style-name="Text_20_body">– Два человека это то, что тебе говорят,– Руди почти не усмехается. Благодаря её стараниям, и к сожалению не в первый тут раз, звучит фраза о мужском превосходстве... и чего они так превозносят свою мастурбацию?– однако, в природе такое почти не <text:span text:style-name="T324">встречается</text:span>. <text:span text:style-name="T324">Тут</text:span>, главным образом, каждый сам по себе. Сама знаешь. </text:p>
      <text:p text:style-name="P78">– 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уже говорить не о чем. </text:p>
      <text:p text:style-name="P78">Лени, из времени потраченного на Франца, достаточно известно про кончание водиночку. Поначалу его пассивность вообще не <text:span text:style-name="T324">позволяла</text:span> ей кончить. <text:span text:style-name="T324">Затем</text:span> она поняла, что может воображать вообще что угодно для заполнения свободы, которую он ей предоставил. Стало намного комфортнее: она могла выдумывать <text:span text:style-name="T324">всякие</text:span> нежности между ними (в настоящее время она пускала в грёзы и других мужчин)—но одиночества тоже прибавилось. <text:span text:style-name="T324">Однако,</text:span> морщины её не скоро <text:span text:style-name="T324">ещё углубятся</text:span>, её рот не выучился становиться твёрже того выражения, которым она <text:span text:style-name="T324">и</text:span> саму себя <text:span text:style-name="T324">изумляла</text:span>, лицо мечтательного ребёнка, которое выдавало её каждому, с одного взгляда, несобранная слабость, которая заставляет мужчин прочитывать её как <text:span text:style-name="T324">Несамостоятельная</text:span> Маленькая Девочка—даже у Петера Сачсы она подмечала этот взгляд—и это всё та же грёза, на поиски которой она ушла, пока Франц стонет внутри своих тёмных желаний боли, грёза о мягкости, свете, её преступное сердце раскаялось, нет нужды убегать, бороться, появляется мужчина беспечный как <text:span text:style-name="T324">сама </text:span>она, и сильный, улица становится далёким воспоминанием: именно такая грёза, которую здесь она может позволить себе меньше всего. Она знает кого ей следует изображать. Тем более <text:span text:style-name="T325">теперь</text:span>, когда Ильзе всё время на неё смотрит. Ну, уж нет, Ильзе им не удастся использовать. </text:p>
      <text:p text:style-name="Text_20_body">Ребекка продолжает спор с Ваней, вполовину флиртуя, Ваня старается сдерживать всё в интеллектуальном русле, но Еврейка сворачивает, раз за разом, в плотское… такие чувственные: её ляжки повыше, как раз над коленями, гладкие как масло, тугость её мускулов, настороженное лицо, прикидывается морда жидовская, дожимает пробежками языка по толстым губам… каково бы оно было, если б она взяла в свою постель? Заняться этим не <text:span text:style-name="T322">просто </text:span>с другой женщиной,<text:span text:style-name="T1"> а с Еврейкой</text:span>… Их животная тёмность… зад в испарине агрессивно накатывает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сем без подготовки, правда, пока мужчины бродят по другим комнатам с наркотическими улыбками… «Нет, не так сильною. Нежнее. Я скажу, когда надо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text:span text:style-name="T325">т</text:span>, всхрипыва<text:span text:style-name="T325">ют</text:span>, <text:span text:style-name="T325">стонут</text:span>… <text:span text:style-name="T1">Я знаю, что можно кончать вместе</text:span>… <text:span text:style-name="T325">и</text:span> Лени просыпается одна—Еврейка уже в <text:soft-page-break/>какой-то другой из здешних комнат—никогда не <text:span text:style-name="T325">могла </text:span>ул<text:span text:style-name="T325">овить</text:span> момент, <text:span text:style-name="T325">когда</text:span>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text:span text:style-name="T325">различить разборчиво</text:span>, она увидела, там, на одном из краёв, смотр<text:span text:style-name="T325">ит</text:span> вниз на неё… Да, это <text:span text:style-name="T325">же</text:span> Ричард Хирш, с Маусигштрассе, столько лет прошло… она сразу поняла, что лицо её никогда ещё не выглядело таким беззащитным—это видно было по его глазам.... </text:p>
      <text:p text:style-name="Text_20_body">Все вокруг них брызгались, занимались любовью, смешно пререкались, наверное, это его друзья—да, <text:s text:c="2"/>вон <text:span text:style-name="T325">ведь </text:span>Зигги рядом проплыл, по-собачьи, мы звали его «<text:span text:style-name="T325">Тролль</text:span>», он с т<text:span text:style-name="T325">ой</text:span> пор<text:span text:style-name="T325">ы</text:span> даже <text:span text:style-name="T325">и </text:span>на сантиметр не подрос… с тех пор как мы бежали домой от канала, споткнулись и упали на камни самой твёрдой мостовой в мире, а когда утром проснулись, увиде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 </text:p>
      <text:p text:style-name="Text_20_body">– Но разве ты не...– она в растерянности, не знает как это сказать.– Кто-то мне говорил, что ты не вернулся из Франции.– Она смотрит на его колени. </text:p>
      <text:p text:style-name="Text_20_body">– 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я него французские девушки всё ещё прекрасные и далёкие <text:span text:style-name="T325">пособницы</text:span> Любви…. </text:p>
      <text:p text:style-name="Text_20_body">В Лени, сейчас, ничто не выдаёт её долгое занятие профессией, ничто. Она <text:span text:style-name="T325">всё </text:span>то <text:span text:style-name="T325">же</text:span>, прежнее дитя, на которую он заглядывался на дорожках парка, или встречал, как топала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text:span text:style-name="T326">ч</text:span>ка… <text:span text:style-name="T326">некоторые из</text:span> камн<text:span text:style-name="T326">ей</text:span> в стене были белыми как мука… может она его <text:span text:style-name="T326">и </text:span>ещё как-нибудь встречала, но он был старше, всегда с друзьями…. </text:p>
      <text:p text:style-name="Text_20_body">Теперь они все немного утихомирились вокруг них, стали внимательными, даже застенчивыми, рады за Ричарда и Лени. «Лучше позже, чем никогда!»– про<text:span text:style-name="T326">трубил</text:span> Зигги своим ускоренным голос<text:span text:style-name="T326">к</text:span>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он заберёт её с собою…. </text:p>
      <text:p text:style-name="Text_20_body">Старые друзья по Гимназии часто попада<text:span text:style-name="T326">лись под конец</text:span>, приход<text:span text:style-name="T326">или</text:span> с экзотической едой и винами, с новыми наркотиками, намного проще и честнее в вопросах секса. Никто не <text:span text:style-name="T326">торопится</text:span> одеться. Не прячут свои обнажённые тела. Никто не чувствует беспокойства или неловкости из-за размеров её груди или его члена.... Всё это так прекрасно всех освежает. Лени привыкает к своему новому имени «Лени Хирш», <text:span text:style-name="T326">иногда </text:span>даже к<text:span text:style-name="T326">ак</text:span> сидит <text:span text:style-name="T326">рядом </text:span>с Ричардом за столиком кафе поутру: «Лени Хирш», и он-таки улыбается, в замешательстве, пытается отвести взгляд, но не <text:soft-page-break/>может избежать её глаз и наконец оборачивается к ней откровенно, с громким смехом, смехом чистой радости, протягивает руку, ладонь его милой руки, <text:span text:style-name="T326">приложить к</text:span> её лиц<text:span text:style-name="T326">у</text:span>…. </text:p>
      <text:p text:style-name="Text_20_body">Ранним вечером на многоярусных балконах, террасах, слушатели <text:span text:style-name="T326">плотными</text:span> группа<text:span text:style-name="T326">ми</text:span>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text:span text:style-name="T326">церемониальности</text:span>, Президент, посреди <text:span text:style-name="T326">сво</text:span>его обращения к Бундестагу, его привычным голосом от забитого носа, о гигантских военных ассигнованиях, вдруг останавливается:– «А, к ебеням...» <text:span text:style-name="Emphasis">Fickt es</text:span>, фраза, что вскоре станет бессмертной, звенит до небес, проносится над страной, <text:span text:style-name="Emphasis">Ja, fickt es</text:span>! –«Я возвращаю всех солдат домой. Мы закроем все <text:span text:style-name="T327">военные</text:span> заводы, мы утопим всё вооружение в море. Мне тошно от войны. Мне тошно просыпаться каждое утро <text:span text:style-name="T327">боясь</text:span> погибнуть». И вдруг ста<text:span text:style-name="T327">новится</text:span> невозможным ненавидеть его <text:span text:style-name="T327">и </text:span>дальше: он такой же человек, такой же смертный как все люди. Будут проведены новые выборы. От Левых выставляется женщина, чьё имя никак не оглашено, но все понимают, что это Роза Люксембург. Все прочие кандидаты окажутся настолько неспособными и бесцветными, что никто не отдаст за них голоса. У Революции появится шанс. Президент обещал. </text:p>
      <text:p text:style-name="P204">Невероятно весело в бассейнах, среди друзей. <text:span text:style-name="T329">Настоящее</text:span> веселье: течение диалектических процессов не способно вызывать такой в<text:span text:style-name="T329">сплеск</text:span> в сердце. Каждый становится любовью.... </text:p>
      <text:p text:style-name="Text_20_body"><text:span text:style-name="T109">армия любовников может быть побеждена</text:span>. </text:p>
      <text:p text:style-name="Text_20_body">Руди и Ваня затеяли спор об уличной тактике. Где-то кап<text:span text:style-name="T329">а</text:span>ет вода. Улица на<text:span text:style-name="T329">стига</text:span>ет, даёт <text:span text:style-name="T329">знать о</text:span> себ<text:span text:style-name="T329">е</text:span> повсюду. Лени <text:span text:style-name="T329">известно</text:span> это и ненави<text:span text:style-name="T329">стно</text:span>. Ни минуты покоя… вынуждена доверяться чужакам, которые могут сотрудничать с полицией, если не сейчас, то потом, когда улица станет для них пустыннее, чем они в состоянии вынести… Как бы ей хотелось найти способ оградить ребёнка от <text:span text:style-name="T329">эт</text:span>ого, но возможно уже слишком поздно. Франц—Франц никогда не выходил на улицу надолго. <text:span text:style-name="T329">Вечно</text:span> какие-<text:span text:style-name="T329">нибудь</text:span> оправдания. Беспокоился о безопасности, не попасть бы в кадр кого-нибудь из фотографов в кожаных куртках, которые всегда по краям демонстрации. Или же: «Но как же с Ильзе? А если там будет драка?» Если случится драка, как нам быть с Францем? </text:p>
      <text:p text:style-name="Text_20_body">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text:span text:style-name="T329">чётко на своём месте</text:span>, вспых коленок под жемчужной юбкой, когда девушка в косынке склоняется <text:span text:style-name="T329">ухватит</text:span>ь булыжник, мужчин<text:span text:style-name="T329">у</text:span> в чёрном костюме и коричневой безрукавке <text:span text:style-name="T329">сграбастали</text:span> полицейски<text:span text:style-name="T329">е</text:span>, вцепились по одному в каждую руку, пытаются запрокинуть его голову, он скалится, пожилой либерал в грязном бежевом пальто, делает шаг назад <text:span text:style-name="T330">увернуться от</text:span> <text:span text:style-name="T330">бегущего</text:span> демонстранта, <text:span text:style-name="T330">косится</text:span> поверх лацкана как-ты-посмел или <text:span text:style-name="T330">же </text:span>смотри-мне, стёкла его очков наполнены пыланьем зимнего неба. Накатывает момент и его возможности. </text:p>
      <text:p text:style-name="Text_20_body">Она даже попробовала, с помощью той математики, насколько поняла когда-то, объяснить это Францу как приближение Δt к нулю, бесконечное приближение, отрезки времени становятся всё <text:span text:style-name="T330">мельче</text:span> и <text:span text:style-name="T330">мельче</text:span>, череда комнат со стенами всё серебристее, прозрачней, с приближением к чистому свету нуля…. </text:p>
      <text:p text:style-name="Text_20_body"><text:soft-page-break/>Но он качал головой: «Это другое, Лени. Важно доводить функцию до её предела. Δt всего лишь способ достичь этого.» </text:p>
      <text:p text:style-name="P79">У него есть, то есть была, эта способность лишать вещи всякой восхитительности всего лишь парой реплик. И даже сло<text:span text:style-name="T330">в</text:span> не подбирал: у него это получалось инстинктивно. Когда они ходили в кино, он там засыпал. Он заснул во время Нибелунгов. Пропустил как Атилла ворвался с Востока уничтожить Бургундцев. Франц любил кино, но так уж он смотрел фильмы, заснёт-проснётся. –«Ты ведь человек причины-и-следствия»,– восклицала она. Как же он увязывал фрагменты, которые смотрел пока не <text:span text:style-name="T330">слипнутся</text:span> глаза? </text:p>
      <text:p text:style-name="P79">Он был человеком причины-и-следствия: безжалостно развенчивал <text:s/>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 </text:p>
      <text:p text:style-name="Text_20_body">– Не произв<text:span text:style-name="T330">одят</text:span>,– защищалась она,– не причин<text:span text:style-name="T330">яют</text:span>. Всё идёт вместе. Параллельно, не друг за другом. Метафора. Признаки и симптомы. Наложение на разные системы координат, я не знаю...– Она не знала и просто лишь хотела достучаться до него. </text:p>
      <text:p text:style-name="Text_20_body">Но он ответил: «Попробуй спроектируй что-нибудь в таком роде и чтобы работало». </text:p>
      <text:p text:style-name="Text_20_body">Они посмотрели <text:span text:style-name="Emphasis">Die Frau im Mond</text:span>. Франца фильм позабавил, <text:s/><text:span text:style-name="T330">начал</text:span> снисходительн<text:span text:style-name="T330">о потешаться</text:span>, придирался к техническим деталям. Он знал кого-то из людей, которые работали над спецэффектами. Лени увидела грёзу полёта. Одну из многих возможных. Реальный полёт и грёзы о нём идут вместе. Они часть единого движения. Не А потом В, а вместе…. </text:p>
      <text:p text:style-name="Text_20_body">Разве с ним могло хоть что-то быть надолго? Если бы Еврейский волк Пфламбаум не поджёг свою собственную фабрику возле канала, Франц, возможно, смог бы зарабатывать <text:span text:style-name="T330">им </text:span>на <text:s/>жизнь занимаясь невозможными проектами Еврея, изобретал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text:span text:style-name="T330">г</text:span> <text:span text:style-name="T330">бы</text:span>, на этот раз смог, вдруг переключаться, застыва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 </text:p>
      <text:p text:style-name="Text_20_body">Так что Франц и Лени какое-то время здорово голодали, а Ильзе росла у неё в животе каждый день. Всё что ни подворачивалось было исключительно физическим трудом, за который почти не платили. Это его убивало. Потом он встретил старого друга из Мюнхенской ВТШ, однажды ночью на болотистой окраине. </text:p>
      <text:p text:style-name="Text_20_body">Он не был дома весь день, пролетарский муж, расклеивал афиши фильма фантазии какого-то счастливчика Макса Шлепцига, а Лени лежала беременной пока боль в спине не заставляла её переворачиваться в их меблированном мусорном ящике в последнем из многоквартирных <text:span text:style-name="Emphasis">Hinterhöfe</text:span>. Уже давно стемнело и жуткая была холодина, когда он докончил последнее ведро клея, и все афиши дожидались на своих местах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было совершенно темно, пол в <text:soft-page-break/>фойе усыпан кусками штукатурки, а внутри раздавались 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из облаков, радуг, капелек сверкающих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 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нарастал, окликая из его воспоминаний. Такими были призраки нашедшие Франца, <text:s/>привидения <text:span text:style-name="T331">не </text:span>людей, но форм энергии, абстракций…. </text:p>
      <text:p text:style-name="Text_20_body">В просвете между насыпями он увидал маленькое серебристое яйцо, с пламенем чистым и ровным, что исходило снизу, освещая <text:span text:style-name="T331">человеческие </text:span>фигуры в костюмах, свитерах, пальто, наблюдавши<text:span text:style-name="T331">е</text:span> из бункеров или траншей. Это была ракета на своём стенде: статичное испытание. </text:p>
      <text:p text:style-name="Text_20_body">Звук начал <text:span text:style-name="T331">из</text:span>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 text:style-name="T1">ложись</text:span>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 </text:p>
      <text:p text:style-name="Text_20_body">Приблизились бегущие ноги. Он посмотрел вверх и увидел Курта Мондаугена. Ветер всей этой н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text:soft-page-break/>Позднее, в подтверждение, курс теории полимеров читал Профессор-Доктор Ласло Джамф, последний в истинной преемствен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 text:style-name="Emphasis">Schnellbahnwagen</text:span>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 </text:p>
      <text:p text:style-name="P80">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text:span text:style-name="T331">чиркают</text:span> по влажным бумажным салфеткам, говорят все <text:span text:style-name="T331">разом</text:span> вокруг заставленного бокалами стола, спорят сквозь дым и шум исток тепла, специфический импульс, толкающий поток…. </text:p>
      <text:p text:style-name="P81">– 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 text:style-name="T1">никто </text:span><text:span text:style-name="T17">прежде</text:span><text:span text:style-name="T1"> не делал </text:span><text:span text:style-name="T17">такого</text:span>. Я бы не поверил Лени, я видел нечто, чего раньше никто не делал…. </text:p>
      <text:p text:style-name="Text_20_body">Он хотел обвинить её, как она пон<text:span text:style-name="T332">яла</text:span>, в желании доводить его до отчаяния. Но она лишь хотела, чтоб он повзрослел. Что за разновидность <text:span text:style-name="Emphasis">Wandervögel</text:span> идиотизма бегать всю ночь по болоту и называть себя Обществом Навигации в Пространстве? </text:p>
      <text:p text:style-name="P205">Лени выросла в Любеке, в ряду <text:span text:style-name="Emphasis">kleinbürger</text:span> домиков вдоль Траве. Стройные деревья на равноотстоящие одно от другого вдоль обращённого к реке края её мощёной улицы склоняли свои длинные ветви над водой. Из окна спальни ей виден был сдвоенный шпиль Купола вознёсшегося над крышами. Её затхлое прозябание в задних дворах Берлина стало просто декомпрессионной камерой—<text:span text:style-name="Emphasis">должно</text:span> быть. Вырвалась из чопорной мещанской удавки, с погашением долга в лучшие времена, после Революции. </text:p>
      <text:p text:style-name="Text_20_body">Франц, в шутку, частенько называл её «Ленин». Тут никогда не было сомнений кто из них активный, кто пассивный—но она всё же надеялась, что он это перерастёт. Она говорила с психиатрами, знает о германских мужчинах в пору созревания. Растянувшись на спине в лугах и среди гор, глядят в небо, мастурбируют, тоскуя. От судьбы не уйти, тьма заложена в ткань летнего ветра. Судьба предаст, сокрушит твои идеалы, сбросит тебя в то же самое отвратное <text:span text:style-name="Emphasis">Bürgerlichkeit</text:span>, 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 </text:p>
      <text:p text:style-name="Text_20_body">Франц любил её невротически, по-мазохистски, он принадлежал ей и верил, что она сможет унести его на своей спине куда-то, где Судьба не сумеет достать. Можно подумать это гравитация. Однажды ночью, наполовину проснувшись, он зарылся лицом ей в подмышку, бормоча: «Твои крылья… о, Лени, твои крылья...» </text:p>
      <text:p text:style-name="Text_20_body"><text:soft-page-break/>Но её крыльев хватит лишь для собственного веса и, она надеется, для Ильзе на какое-то время. Франц мёртвый груз. Пусть ищет себе полёт на <text:span text:style-name="Emphasis">Raketenflugplatz</text:span>, где его будут использовать милитаристы и картели. Пусть летит на мёртвую луну, если так уж ему охота…. </text:p>
      <text:p text:style-name="Text_20_body">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 </text:p>
      <text:p text:style-name="Text_20_body">Не такая уж она и Еврейка. Отчего половина всех известных Левых 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 </text:p>
      <text:p text:style-name="Text_20_body">– Если он сюда придёт, скажи ты меня не видела. </text:p>
      <text:p text:style-name="Text_20_body">Они пришли к Петеру Сачса совсем в темноте. У него вот-вот начнётся сеанс. Она тут же почувствовала до чего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чересчур роскошны. Хмм. Мужчин собралось больше, чем обычно. Лени подмечает на лацканах, тут и там, серебряные свастики. На столах отличные вина 21-го и 22-го. <text:span text:style-name="Emphasis">Schloss Vollrads, Zeltinger, Piesporter</text:span>—тут явно Особый Случай. </text:p>
      <text:p text:style-name="Text_20_body">Цель этой ночи, вступить в контакт с покойным министром иностранных дел Вальтером Ратенау. В Гимназии Лени пела с другими детьми миленький уличный напев той поры: </text:p>
      <text:p text:style-name="P276"><text:span text:style-name="Emphasis">Knallt ab den Juden Rathenau,<text:line-break/>Die gottverdammte Judensau .</text:span> . . </text:p>
      <text:p text:style-name="Text_20_body">После его убийства она несколько недель вообще не пела, в уверенности, что если и пение это вызвало, то во всяком стало пророчеством, заклятием…. </text:p>
      <text:p text:style-name="Text_20_body">В эту ночь предстоя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Отвергнутые остаются снаружи, переговариваются, показывают в напряжённости дёсна, разводят руками.... Крупный скандал вокруг ИГ Фарбен на этой неделе по поводу несчастного филиала Шпотбилигфилм АГ, чьё руководство в полном составе будет вычищено за предложенный в отдел вооружений ВКВ проект изобретения нового луча посылаемого по воздуху, который вызовет у всего населения, в радиусе десяти километров, абсолютную слепоту. Отдел проверок ИГ вовремя перехватил предложение. Бедняги в Шпотбилигфилм. Их коллективному сознанию не дошло каким образом подобное оружие скажется на рынке красок после следующей войны. Опять менталитет Сумерков Богов. Оружие было известно как С-5227, где «С» стоит за «свет», ещё один комичный немецкий эфемизм, как «А» в обозначении ракеты, сокращённое «агрегат», или сама ИГ, <text:span text:style-name="Emphasis">Interessengemeinschaft</text:span>, Товарищество по Интересам… или этот случай катализаторного отравления в Праге—правда ли, что Штат Группы VI b при Химическом Реагировании на Аномальности в полном составе вылетел на восток со статусом чрезвычайности, и что это отравление комплексное, замешан не только селений, но и теллурий… имена ядов отрезвляют беседу, как упоминание рака…. </text:p>
      <text:p text:style-name="Text_20_body"><text:soft-page-break/>Элита, которым сидеть в кругу сегодня, представители корпоративной толпы Нацистов, среди которых Лени приметилаб кто бы мог подумать, Генерального Директора Смарагда из филиала ИГ, который был заинтересован, какое-то время, в её муже. Но затем контракт был резко прекращён. Загадочно, малость зловеще, правда в те дни всё можно было валить на экономику…. </text:p>
      <text:p text:style-name="Text_20_body">В толпе, глаза её встретили взгляд Петера. –«Я ушла от него»,– шепнула она кивая, когда они пожимали руки. </text:p>
      <text:p text:style-name="Text_20_body">– Можешь уложить Ильзе в какой-то из спален. Позже поговорим, ладно?– В его глазах замечается некий фавновский прищур. Примет ли он, что она станет<text:span text:style-name="Emphasis"> его</text:span> не больше, чем принадлежала Францу? </text:p>
      <text:p text:style-name="Text_20_body">– Да, конечно. Что происходит? </text:p>
      <text:p text:style-name="Text_20_body">Он фыркает, выразить <text:span text:style-name="Emphasis">они мне не сказали</text:span>.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 </text:p>
      <text:p text:style-name="Text_20_body">Зачем им нужен Ратенау в эту ночь? Что Цезарь на самом деле сказал своему протеже, когда рухнул? <text:span text:style-name="Emphasis">Et tu, Brute</text:span>, официальная ложь, а чего ещё от них ждать—которая ровным счётом не говорит ничего. Момент убийства является мигом, когда сходятся власть и незнание власти, Смерть в роли свидетеля. Если кто-то обращается к другому, то не затем, чтоб скоротать денёк всякими <text:span text:style-name="Emphasis">et-tu-Brute</text:span>. Передаётся истина настолько жуткая, что история—в лучшем случае сговор, не всегда между джентльменами, облапошить—ни за что не признает её. Истину заглушат, или, во времена особой элегантности, переоденут во что-нибудь другое. Что Ратенау, через минуту, годы спустя в новом потустороннем бытии, может поведать о былых раскладах? Скорее всего, ничего настолько невероятного, что мог бы сказать в момент когда шок шибанул его смертные нервы, когда впорхнул Ангел…. </text:p>
      <text:p text:style-name="Text_20_body">Но они разберутся. Ратенау—согласно историям—был пророком и архитектором картелизованного государства. Из того, что начиналось как маленькое бюро при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ости и собственности, отделявшие фирму от фирмы—корпоративный Бисмарк, перед властью которого ни одна книга 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всякий прочий индустриальный наследник—он был философом провидящим послевоенное Государство. Он рассматривал длившуюся войну как мировую революцию, которая завершится ни Красным коммунизмом, ни бесконтрольностью Правых, а рациональной структурой, где бизнес по праву станет истиной властью—структура основанная, и тут удивляться нечему, на созданной им в Германии для ведения Мировой Войны. </text:p>
      <text:p text:style-name="Text_20_body"><text:soft-page-break/>Такова официальная версия. Достаточно грандиозная. Но Генеральный Директор Смарагд и коллеги собрались тут не затем, чтоб им вещали то, во что верят даже массы. Это даже может—при достаточно параноидальном взгляде—показаться сотрудничеством всех по обе стороны Стены, между материей и духом. Что им известно, чего не знают отвергнутые? Какая жуткая структура сокрыта видом разнообразия и предпринимательства? </text:p>
      <text:p text:style-name="Text_20_body">Юмор висельника. Чортова настольная игра. Смарагд не может всерьёз поверить ничему подобному, Смарагд техник и управляющий. Ему могут понадобиться лишь знаки, предзнаменования, подтверждения чему-то уже существующему, что-то, над чем можно подхихикнуть в <text:span text:style-name="Emphasis">Herrenklub</text:span>—«у нас теперь есть даже благословение Еврея!» Что ни явилось бы в эту ночь через медиума, они исказят, подредактируют в благословение. Это глумление над разреженными. </text:p>
      <text:p text:style-name="Text_20_body">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после ракетного поля, моргает под лампочкой, пока соседка фрау Зильбершлаг передаёт последнее послание Лени. Послания этой ночи, рождённые в огнях Берлина… неоновых, накаливания, звёздными… послания вплетаются в сеть информации, которую никто не в силах избежать…. </text:p>
      <text:p text:style-name="Text_20_body">– Путь ясен,– голос движет губами Сачсы и напряжённо белым горлом.– Вам там приходится следовать ему во времени, шаг за шагом. Однако, отсюда возможно охватывать всю форму сразу—не мне, я ещё не настолько продвинулся—но многим это известно как ясное присутствие… вообще-то «форма» не подходящее слово.... Позвольте быть с вами откровенным. Мне труднее смотреть с вашей точки зрения. Про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для меня смысл повторять вам, что кажущееся вам реальным всего лишь иллюзия? Я не знаю станете ли вы слушать или пропустите мимо ушей. Вам хочется знать лишь про свой путь, ваш Автобан. </text:p>
      <text:p text:style-name="Text_20_body">– Хорошо. Анилиновый пурпур: возьмите за образец. Изобретение пурпура, выход на ваш уровень этого цвета. Вы слушаете Генеральный Директор? </text:p>
      <text:p text:style-name="Text_20_body">– Я слушаю, херр Ратенау,– отвечает Смарагд из ИГ Фарбен. </text:p>
      <text:p text:style-name="Text_20_body">– Тирский пурпур, ализарин и индиго, другие краски угольной смолы имеют место, однако, наиважнейший анилиновый пурпур. Вильям Перкин открыл его в Англии, но его обучал Хофман, которого обучал Либиг. Тут прослеживается преемствен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тоит посмотреть в этом направлении. Оно сливается с линией пурпура, Перкин-Ганистер. Но всё, что у меня есть, это молекула, набросок… Метаонерин, как сульфат. Не в Германии, а в Соединённых Штатах. Тут как-то увязывается с Соединёнными Штатами. Выход на Россию. Отчего, по-вашему, фон Малцан и я настойчиво проводили договор Раппало? Это являлось необходимым шагом на восток. Вимпе может вам рассказать. Этот <text:span text:style-name="Emphasis">V-Mann </text:span>тоже там <text:soft-page-break/>бывал.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это делать. </text:p>
      <text:p text:style-name="Text_20_body">– Взгляните на уголь и сталь. Имеется место их встречи.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никогда не увидим.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 </text:p>
      <text:p text:style-name="Text_20_body">– Мы называли это индустриальным процессом. Но в этом заложено больше. Мы передав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реемственность… я пока не в состоянии видеть настолько…. </text:p>
      <text:p text:style-name="Text_20_body">– 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 </text:p>
      <text:p text:style-name="Text_20_body">– Нашу ИГ, я бы сказал,– отвечает Смарагд с более, чем обычной натянутостью и холодом. </text:p>
      <text:p text:style-name="Text_20_body">– 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 </text:p>
      <text:p text:style-name="Text_20_body">– 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изменения цен, доходы, форму башен…. </text:p>
      <text:p text:style-name="Text_20_body"><text:soft-page-break/>– Вам следует задаться двумя вопросами. Первый, в чём истинная природа синтеза? И следующий: в чём истинная природа контроля? </text:p>
      <text:p text:style-name="Text_20_body">– Вам кажется, что вы знаете, вы цепляетесь за свои убеждения. Но рано или поздно, вам придётся с ними расстаться. </text:p>
      <text:p text:style-name="Text_20_body">Затяжная тишина. Некоторое шевеление на стульях вокруг стола, однако спаренные мизинцы удерживают соприкосновение. </text:p>
      <text:p text:style-name="Text_20_body">– Херр Ратенау, вы можете сказать мне прямо,– этой Хайнц Риппенштос, шальной нацистский шутник и перекати-поле. Сидящие начинают хихикать, а Петер Сачса возвращаться в свою комнату.– Так Бог вправду Еврей? </text:p>
      <text:p text:style-name="P260"><draw:frame draw:style-name="fr1" draw:name="Image20" text:anchor-type="paragraph" svg:width="6.9252in" svg:height="0.3661in" draw:z-index="20"><draw:image xlink:href="Pictures/1000000000000B720000009B428C9716555D8079.png" xlink:type="simple" xlink:show="embed" xlink:actuate="onLoad" loext:mime-type="image/png"/></draw:frame></text:p>
      <text:p text:style-name="P206">Памм, Естерлинг, Дромонд, Ламплайтер, Спектро это звёзды на праздничной ёлке доктора. Блестят сверху в эту самую святую из ночей. Каждая как холодное напоминание о тупиках, солнцах, что не желают терпеть, а убегают к югу, всегда к югу, оставляя нас на бесконечном севере. Но Кевин Спектро самая яркая, самая далёкая из всех. Толпы нахлынули в Найтбридж, по радио звучат рождественские песни, в Подземке массовки столпотворения, и только Пойнтсмен всё один. Однако, он получил свой рождественский подарок, тра ля ля, и не придётся довольствоваться собакой из переработанной жестянки, ребята, он получил <text:span text:style-name="T334">персональное</text:span> чудо и человеческое дитя, развившееся в мужчину, пусть и с отметиной где-то на своей нынешней Слотроповой коре, полученной в пору детства своей Психики, да, уже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его смерти, после получения расчёта в, в старой центральной палате, вы ж понимаете.... </text:p>
      <text:p text:style-name="Text_20_body">Ему не у кого спросить, не с кем поделиться. Моё сердце, ощущения, сердце переполнено такой силой и надеждой.... С Ривьеры отличные новости. Эксперименты здесь вошли в ровную колею, наконец-то. Из-за какой-то неясной накладки, увеличились ассигнования, или где-то прикрыли фонд, бригадный генерал Падинг улучшил финансирование ОИА. Или он тоже ощутил силу Пойнтсмена? Покупает себе индульгенцию? </text:p>
      <text:p text:style-name="Text_20_body">Иногда среди дня Пойнтсмен обнаруживает, что член у него стоит. Он начал рассказывать анекдоты, английские анекдоты вивисектора-Павловца, в которых всё вертится вокруг какого-нибудь несчастного случая: что латинское <text:span text:style-name="T1">cortex</text:span> переводится на английский как «кора», зачем собакам кора деревьев? (Полная дребедень и у людей в ПРПУК хватает ума уворачиваться, но эти шутки верх остроумия по сравнению с его дежурными, типа, «Отчего коренной лондонец, обращаясь к ковбою из Сан-Антонио говорит, "Cor, Tex!")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же мой, поглаживает её волосы, неловко растрепав их половину из-под бордовой ленты—и вот вам, настоящий, сочный, горячий «роток» рабыни в тугих чулочках, да, среди этих по-зимнему <text:soft-page-break/>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 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5 mg q 6 h, прошлой ночью, амобарбитал соды 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л,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 </text:p>
      <text:p text:style-name="Text_20_body">Некому рассказать. Мод что-то знает наверняка, финансы ПРПУК проходят через её руки, ничего не упустит. Но он не может рассказать ей… или не всё, не в точности словами его надежды, которую он никогда, даже самому себе… она лежит впереди в темноте, определённая навыворот, <text:span text:style-name="T334">от</text:span> <text:span text:style-name="T334">боязни</text:span>, как все надежды, <text:span text:style-name="T334">которые</text:span> могут ещё рухнуть и перед ним окажется только лишь его смерть, эта тупая, пустая шутка в конце его Павловианского Продвижения. </text:p>
      <text:p text:style-name="Text_20_body">Так что Томас Гвенхидви <text:s/>тоже чувствует перемену в глубинной структуре лица и походки его коллеги. Толстый, с преждевременно побелевшей бородой Сант<text:span text:style-name="T334">ы</text:span>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выслушивай какой изберё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text:span text:style-name="T334">бомбардировщики</text:span> вибрирующей чистотой, до самого Сток Поджес, прикинь. Однажды леди написала в<text:span text:style-name="Emphasis"> Times</text:span> из Лутон Ху, Бердфордшир, спрашивая, что это за мужчина с таким превосходно глубоким голосом поёт «Диадем». Какая-то м-с Снейд. <text:span text:style-name="T335">Гвенхидви</text:span> любитель выпить, в основном <text:span text:style-name="T335">спирт</text:span> из зерна, щедро смешивая в больших странных рецептах безумца-учёного с бульоном, гранатом, сиропом от кашля, горькими каплями против отрыжки из синих колокольчиков, <text:span text:style-name="T335">с </text:span>корня<text:span text:style-name="T335">ми</text:span> валериана, бородавочника и орхидей, <text:span text:style-name="T335">со всем, </text:span>что только подвернётся, честно <text:span text:style-name="T335">говоря</text:span>. Он воплощение жизнерадостного алкоголика воспетого в <text:soft-page-break/>национальных балладах и легендах. Прямой потомок Валлийца в Генри V, что носится там предлагая всем подряд закусить его Луковицей. Однако, не из стационарных пьяниц. Пойнтсмен никогда не видел Гвенхидви <text:s/>сидящим или стоящим на месте—тот постоянно теребит<text:span text:style-name="Emphasis"> давай-давай пошевеливайтесь, бездельники</text:span>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пригодных убежищах, и на их лицах, даже у детей, всегда проглядывает какая-то древняя <text:span text:style-name="T335">породнённость</text:span> с болью и превратностями, которая изумляет Пойнтсмена, более поляризованного к перечням утончённых признаков и симптомов Вест-Енда, из рождённые из головы анорексий и запоров, на которые у Валлийца просто зла не хватает. В палатах у <text:span text:style-name="T335">Гвенхидви</text:span> есть больные с <text:span text:style-name="T335">пониженным</text:span> метаболизмом, до -35, -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стара<text:span text:style-name="T335">ются</text:span> изъязвить бедную витаминами ткань, откуда взяты на пробу. Совершенно иной домейн, понимаешь. </text:p>
      <text:p text:style-name="P82">– Я не знаю, мэн—нет, не знаю,– вскидывает толстую медленную руку из-под своей пелерины ежиного цвета, всё ещё в госпитале, когда они шагают через снегопад—у Пойнтсмена чёткое распределено, вот монахи, вот собор, вон солдаты и гарнизон—но не так просто для Гвенхидви, часть которого всё ещё остаются позади, в заложниках. Улицы пусты, день Рождества, они топают вгору, в комнаты Гвенхидви <text:s/>в тихой пелене снега падающего на них и между ними и на провалы в стенах <text:span text:style-name="T336">учреждения</text:span> шагающих в каменном параллаксе вперёд в белую сумеречность.– Как они <text:span text:style-name="Emphasis">выдерживают</text:span>. Беднота, чёрные. И евреи! Уэльс, 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 </text:p>
      <text:p text:style-name="Text_20_body">– Уэльс… </text:p>
      <text:p text:style-name="Text_20_body">– 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 </text:p>
      <text:p text:style-name="Text_20_body">– Уж ты-то конечно, веришь, Гвенхидви . </text:p>
      <text:p text:style-name="Text_20_body">– А что, нет? А ты как? </text:p>
      <text:p text:style-name="Text_20_body">– Ну, не знаю. Сегодня не чувствую себя евреем. </text:p>
      <text:p text:style-name="Text_20_body">– Я насчёт непрерывного полёта, а?– Он имеет в виду одиноким и навсегда отделённым: Пойнтсмен знает, что тот имеет в виду. Поэтому, на удивление, это как-то его затрагивает. Он чувствует сейчас Рождественский снег в складках своих ботинков, резкий холод пытается проникнуть. Коричневый шерстяной бок Гвенхидви <text:s/>движется на краю его обзора, клок цвета, зацепка против этого седеющего дня. В непрерывном полёте. В полёте… Гвенхидви, миллион точек льда падают наискосок его неизмеримой для них пелерины, его уничтожение кажется таким невероятным, что сейчас, оттуда, где он таился, возвращается всё тот же дремотно бо<text:span text:style-name="T336">рмочу</text:span>щий страх, Проклятие Книги, а вот тут кто-то, кого он хочет, честное слово, всем своим <text:soft-page-break/>низким сердцев, видеть уцелевшим… хотя он слишком застенчив, или горд, <text:span text:style-name="T336">чтобы</text:span> хотя бы <text:s/>улыбнуться Гвенхидви <text:span text:style-name="T336">не</text:span> сопрово<text:span text:style-name="T336">ждая объяснительной</text:span> реч<text:span text:style-name="T336">ью</text:span>, <text:span text:style-name="T336">что сведёт</text:span> улыбку <text:span text:style-name="T336">на нет</text:span>…. </text:p>
      <text:p text:style-name="Text_20_body">Собаки с лаем убегают при их приближении. Им достаётся Взгляд Профессионала от Пойнтсмена. Гвенхидви <text:s/>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ервую минуту после приёма. Запахи угольного дыма, мочи, мусора, вчерашней зажарки наполняют прихожие. Гвенхидви отпивает из бутылки, <text:span text:style-name="T337">по ходу донимая Эстеллу</text:span> <text:span text:style-name="T337">сноровистыми</text:span> шл<text:span text:style-name="T337">епками</text:span>-щекот<text:span text:style-name="T337">ульками</text:span>, <text:span text:style-name="T337">да ещё затеял</text:span> где-это-он-а-вот-он-где с Арчем, её младшеньким, вокруг широкой линии бедра его матери, который хочет его стукнуть, но он слишком увёртлив. </text:p>
      <text:p text:style-name="Text_20_body">Гвенхидви <text:s/>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хидви, лучистый как солнце…. </text:p>
      <text:p text:style-name="Text_20_body">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сдвинут в сторону, клубится и прижимается к земле падающим снегом. </text:p>
      <text:p text:style-name="Text_20_body">– Это пока что самое ближнее,– Гвенхидви возле чайника, запах серной спички наполняет воздух. Минутой позже, всё ещё глядя на кольцо газа,– Пойнтсмен, <text:span text:style-name="T337">хочешь скажу</text:span> что-то реально паранойное? </text:p>
      <text:p text:style-name="Text_20_body">– И ты туда же? </text:p>
      <text:p text:style-name="Text_20_body">– Ты давно сверялся с картой Лондона? Во всю эту метеоритную чуму V-оружия, они долбят сюда, понимаешь? Не <text:span text:style-name="T337">по У</text:span>айтхолл<text:span text:style-name="T337">у</text:span>, куда надо бы, а на меня, и я считаю это изуверством? </text:p>
      <text:p text:style-name="Text_20_body">– Чертовски непатриотичный разговор. </text:p>
      <text:p text:style-name="Text_20_body">– О,– отхаркнув сплюнул в умывальный таз,– ты не хочешь <text:span text:style-name="T337">по</text:span>верить. Да и с чего бы? Порода с Харлей-Стрит, мой добрый Иисусе. </text:p>
      <text:p text:style-name="Text_20_body">Это давнишняя игра с Гвенхидви, Королевским Доктором–подначки. Какой-то заблудивший ветер или термовпадина на небе доносит к ним глубокий гул хорала американских бомбардировщиков: <text:span text:style-name="Emphasis">Gymanfa Ganu </text:span>Смерти. Одиночный маневровый локомотив молча ползёт в паутине железнодорожных путей внизу. </text:p>
      <text:p text:style-name="Text_20_body">– Они падают согласно распределению Поиссона,– говорит Пойнтсмен негромко, как будто с этим можно спорить. </text:p>
      <text:p text:style-name="Text_20_body">– Несомненно, мэн, несомненно–отлично подмечено. Но распределяются они по этому <text:span text:style-name="T337">вот </text:span>ёбаному Ист-Енду, понимаешь?– Арч, или кто-то ещё, нарисовал коричневого, оранжевого и синего Гвенхидви <text:s/>с сумкой доктора на плоской линии горизонта с зелёными трубами. Сумка полна бутылок джина, Гвенхидви <text:s/>улыбается, синичка выглядывает из гнезда в его бороде, а небо синее и солнце жёлтое,– но ты никогда не задумался почему? Вот тебе Город Параноик. Все эти долгие столетия разрастался в сельскую местность, а? как разумное существо. Актёр, <text:soft-page-break/>фантастический мим, Пойнтсмен! Подделывается под все правильные силы, а? эко-номические, демо-графические? о, да, теперь ещё и слу-чайные, видишь ли? </text:p>
      <text:p text:style-name="Text_20_body">– Что значит «видишь ли»? Я не вижу.– В окне, подсвеченном белым полднем, лица Пойнтсмена не видно, кроме крохотного яркого полумесяца в каждом из его глаз. Что ему, <text:span text:style-name="T338">ощупью</text:span> искать себя в окне? Наверное, мохнатый Валлиец совсем слетел с катушек? </text:p>
      <text:p text:style-name="P83">– Ты <text:s/>их не видишь,– <text:span text:style-name="T338">узорочье</text:span> пара начинает исходить через испятнанную сталь клюва лебедя,– чёрных и евреев, в их тьме. Ты не умеешь. Ты не слышишь их молчания. Ты слишком привык к разговорам и свету. </text:p>
      <text:p text:style-name="Text_20_body">– Ну, к лаю это точно. </text:p>
      <text:p text:style-name="Text_20_body">– Через мой госпиталь не проходит никто кроме несчастных, видишь ли.– Уставился с застывшей улыбкой алкаша-придурка.– Что я могу излечить? Я могу <text:span text:style-name="T338">лишь</text:span> <text:span text:style-name="T338">выписывать</text:span> их, из госпиталя. Обратно в это? Здесь тоже вполне могла быть Европа, <text:span text:style-name="T338">с бит-вами</text:span>, дребез-г<text:span text:style-name="T338">ам</text:span>и и вытаскивать их до мини-мального уровня, чтоб<text:span text:style-name="T338">ы</text:span> <text:span text:style-name="T338">бойня </text:span>продолжа<text:span text:style-name="T338">сь</text:span>? </text:p>
      <text:p text:style-name="Text_20_body">– Так ты не знал, что идёт война?– За это Пойнтсмен<text:span text:style-name="T338">у</text:span>, вместе с чашкой чая, <text:span text:style-name="T338">уделяется</text:span> <text:span text:style-name="T341">жуткая</text:span> <text:span text:style-name="T341">хмурость</text:span>. Вообще-то, тупым недопониманием он надеется отвлечь Гвенхидви <text:s/>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пугнуть тишину, отваживание белых всадников, и Гвенхидви <text:s/>знает <text:span text:style-name="T339">лучше</text:span>, <text:span text:style-name="T339">чем</text:span> может знать Пойнтсмен, что это часть <text:span text:style-name="T339">течения</text:span> дня: сидеть в этой подлой комнате и <text:span text:style-name="T339">выкрикивать</text:span> в такую вот глухоту: что <text:span text:style-name="T339">мистер </text:span>Пойнтсмен <text:span text:style-name="T339">может</text:span> лишь играть самого же себя—стил<text:span text:style-name="T339">ь</text:span>ного, раздражённого, непонимающего…. </text:p>
      <text:p text:style-name="Text_20_body">– В некоторых городах богатые живут на возвышенности, а бедные ютятся в низине. В других, богатые занимают прибрежную линию, а бедные <text:span text:style-name="T340">оттиснуты глубже на</text:span> сушу. <text:span text:style-name="T341">Но</text:span> вот в Лондоне, <text:span text:style-name="T341">наличествует</text:span> градиент зловредности, а? <text:span text:style-name="T341">Разрастается</text:span>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text:span text:style-name="T1"> </text:span><text:span text:style-name="T18">предназначено гибнуть</text:span><text:span text:style-name="T1"> первыми</text:span>. Мы заменимы, а те, в Вест-Енде и к северу от реки, нет. О, я не хочу сказать, будто Угроза имела <text:span text:style-name="T341">хоть </text:span>какой-то тот или другой определённый образ. Политический, нет. Если Городу Параноику что-то приснится, нам <text:span text:style-name="T341">то неведомо</text:span>. Может Го-роду приснился вра-жеский город, плывёт через море вор-ваться в устье… может волны тьмы… волны огня…. Может как его заглатывает обратно бескрайний мол-чащий Материнский Континент? Это не моё дело, городские сны… Но что если Го-род это растущий нео-плазм, через столетия, постоянно изменяющийся, чтобы столкнуться с меняющейся формой своих наихудших, тай-ных страхов? Обшарпанные пешки, <text:span text:style-name="T344">обесчещенная</text:span> коро-лева, испуганный конь, мы все обречены, безнадёжно пропали, брошены тут, подставленными, в ожидании. Было известно, не отрицай—известно, Пойнтсмен! Что фронт в Ев-ропе однажды должен сложиться таким образом, а? что продвинется к востоку, сделает ракеты необходимостью, известно как и где они будут падать с недолётом. <text:soft-page-break/>Спроси<text:span text:style-name="T341">шь</text:span> своего друга Мехико? Посмотри<text:span text:style-name="T341">шь</text:span> на плотности по его карте? восток, восток и к югу от реки тоже, где <text:span text:style-name="T341">проживают</text:span> все блохи, вот <text:span text:style-name="T341">кому достаётся</text:span> по пол-ной, мой друг. </text:p>
      <text:p text:style-name="Text_20_body">– Ты прав, Гвенхидви,– рассудительно прихлёбывает чай,– это очень паранойно. </text:p>
      <text:p text:style-name="Text_20_body">– Это правда.– Он достаёт праздничную бутылку Бочки 69 и готов налить им для тоста. </text:p>
      <text:p text:style-name="Text_20_body">– За младенцев!– ухмыляется, полностью чокнутый. </text:p>
      <text:p text:style-name="Text_20_body">– Младенцев, Гвенхидви ? </text:p>
      <text:p text:style-name="Text_20_body">– А <text:span text:style-name="T341">если</text:span> я составлял свою личную карту? Отмечал данные родильных палат? младенцы родившиеся во время Блица тоже следуют распределению Поиссона, видишь ли. </text:p>
      <text:p text:style-name="Text_20_body">– Тогда за странность всего этого. Несчастные сволочата. </text:p>
      <text:p text:style-name="P84">Позже, ближе <text:span text:style-name="T343">к</text:span> темноте, <text:span text:style-name="T343">группа</text:span> громадных <text:span text:style-name="T343">тараканов</text:span>,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text:span text:style-name="T343">тащатся</text:span> следом как сопрово<text:span text:style-name="T341">ждение морских</text:span> конво<text:span text:style-name="T341">ев</text:span>. Ночью, в очень поздние затишья между бомбовозами, огнём зениток и попаданиями ракет, их можно услышать, громк<text:span text:style-name="T341">о</text:span> как мыши, <text:span text:style-name="T341">прогрызают</text:span> бумажные пакеты Гвенхидви, оставляя полосы и отпечатки говна такого же цвета, как сами. <text:span text:style-name="T342">Им</text:span>, <text:span text:style-name="T342">как видно,</text:span> не слишком <text:span text:style-name="T342">по вкусу</text:span> мягкое, фрукты, овощи и тому подобное, предпочитают твёрдую чечевицу и бобы, чтоб было что пожевать, бумагу, штукатурные преграды, прогрыз<text:span text:style-name="T342">а</text:span>ть твёрдые интерфейсы, потому что они <text:span text:style-name="T342">старатели единения</text:span>, видишь ли. Рождественские жуки. Они сидели глубоко в соломе яс<text:span text:style-name="T342">лей</text:span> в Вифлееме, они копошились, взбирались, сваливались, блестяще красные среди золотистых прядей соломы, что им должно быть казаться протяжённой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закувыркаются мимо вниз, зад-усики-зад-усики, пока ты всеми ножками вцепляешься в долгое 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text:span text:style-name="T342">С</text:span>паситель <text:span text:style-name="T342">твой</text:span>, <text:s/>понимаешь.... </text:p>
      <text:p text:style-name="P261"><draw:frame draw:style-name="fr1" draw:name="Image21" text:anchor-type="paragraph" svg:width="6.9252in" svg:height="0.3661in" draw:z-index="21"><draw:image xlink:href="Pictures/1000000000000B720000009B428C9716555D8079.png" xlink:type="simple" xlink:show="embed" xlink:actuate="onLoad" loext:mime-type="image/png"/></draw:frame></text:p>
      <text:p text:style-name="P207">В аквариуме две рыбки за<text:span text:style-name="T345">сты</text:span>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и сёстры привозили с моря. </text:p>
      <text:p text:style-name="Text_20_body">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как раз сейчас похоже на кошку. Это первый день после Рождества. Последняя бомба-ракета была час назад, где-то к югу. Клэр получила роскошную куклу, Пенелопе достался свитер, в подарок Элизабет платье, которое перейдёт Пенелопе. </text:p>
      <text:p text:style-name="Text_20_body"><text:soft-page-break/>Пантомима, куда дядя Роджер водил их всех сегодня днём, называлась <text:span text:style-name="Emphasis">Гансель и Гретель</text:span>.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а в клетке. Смешная старая Ведьма кричала до упаду и <text:span text:style-name="T345">карабкалась</text:span> на декорации. Красивая Гретель выжидала возле Печи удобный момент…. </text:p>
      <text:p text:style-name="Text_20_body">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 </text:p>
      <text:p text:style-name="P296">Пусть ничего вас не тревожит,</text:p>
      <text:p text:style-name="P297">Тогда увидим мы, быть может </text:p>
      <text:p text:style-name="P296">Что-то, что вам не заметно пока— </text:p>
      <text:p text:style-name="P296">Большое, злючее, колючее </text:p>
      <text:p text:style-name="P296">тянется вцепиться вам в бока </text:p>
      <text:p text:style-name="P296">О, садовнику сегодня радуга нужна, </text:p>
      <text:p text:style-name="P297">Мусорщик свой галстук нагладил, повязал. </text:p>
      <text:p text:style-name="P296">И каждый идёт и песенку поёт </text:p>
      <text:p text:style-name="P296">Вместе с круглым лицом в небесах. Ах! </text:p>
      <text:p text:style-name="P296"/>
      <text:p text:style-name="P296">Прекрасный в небе дом из полиэтилена </text:p>
      <text:p text:style-name="P296">Кегли из платины у тебя в руках— </text:p>
      <text:p text:style-name="P296">О, мамочка твоя толстенный пулемёт из теста, </text:p>
      <text:p text:style-name="P296">А папа страшный молодец-премолодец </text:p>
      <text:p text:style-name="P351">(Шёпотом и стакатто): </text:p>
      <text:p text:style-name="P296">О, менеджер посасывает трубку, </text:p>
      <text:p text:style-name="P296">Банкиры поедают своих жён, </text:p>
      <text:p text:style-name="P297">Весь мир <text:span text:style-name="T346">пошёл </text:span>вверх дном, пляшет под оркестры </text:p>
      <text:p text:style-name="P297">Проверь свои карманы и получи сюрприз твой наконец— </text:p>
      <text:p text:style-name="P296"/>
      <text:p text:style-name="P296"> Карманы выверни сюр-приз свой получи: </text:p>
      <text:p text:style-name="P296"><text:soft-page-break/> В них абсо-лютно ни души, в них пусто очень! </text:p>
      <text:p text:style-name="P296"> Погасли лампы над ступеньками в ночи, </text:p>
      <text:p text:style-name="P296">  Сезон для ламп прошёл и бал окончен… </text:p>
      <text:p text:style-name="P296"> А где-то на пляже <text:span text:style-name="T346">шёпот</text:span> пальм и <text:span text:style-name="T346">морская </text:span>природа, </text:p>
      <text:p text:style-name="P296"> Спасатель не пере-стаёт вздыхать, </text:p>
      <text:p text:style-name="P296"> И голоса—это Парень и Девушка Года, </text:p>
      <text:p text:style-name="P296"> Детишки, которым надо научится умирать…. </text:p>
      <text:p text:style-name="P296"/>
      <text:p text:style-name="Text_20_body">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text:span text:style-name="T346">ьнулось</text:span>: поначалу не более, чем дрожание, как будто от источника тепла перед пустым креслом. </text:p>
      <text:p text:style-name="Text_20_body">– Нет,– шепчет она громко.– Я не хочу. Ты не он. Я не знаю кто ты, но ты не мой отец. Уходи. </text:p>
      <text:p text:style-name="Text_20_body">Его подлокотники и ножки напряжённо молчат. Она всматривается. </text:p>
      <text:p text:style-name="Text_20_body"><text:span text:style-name="Emphasis">Я только хочу навестить тебя. </text:span></text:p>
      <text:p text:style-name="Text_20_body">– Ты хочешь сделать меня одержимой. </text:p>
      <text:p text:style-name="Text_20_body">Демонические одержимости не новость в этом доме. Это вправду Кайт, её отец? он прибран когда она была вдвое моложе, чем сейчас, и вот вернулся не человеком, которого она знала, но лишь как скорлупа—с мягким мяском слизня души, та улыбается и любит, и чувствует свою смертность, либо выгнившую, либо отодранную шестерёнками смерти-при-исполнении-долга—процес<text:span text:style-name="T346">с</text:span>, в котором живые души не по своей воле становятся демонами, что в основном течении Западной магии носят имя Клиппото<text:span text:style-name="T346">в</text:span>, Скорлупы Мёртвых…. То же самое нынешний распорядок делает с приличными мужчинами и женщинами целиком по эту сторону от могилы. Ни в одном из помянутых процессов нет ни достоинства, ни жалости. Матерям и отцам создают условия для предумышленной смерти каким-нибудь из наиболее предпочитаемых способов: довести себя до рака или сердечного приступа, попасть в автокатастрофу, пойти на Войну и погибнуть—бросив своих детей в лесу одних. Тебе всегда будут говорить, что отцы «взяты», но отцы только бросают—вот к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text:span text:style-name="T346">такого </text:span>отца, который ещё не умер, человека, которого ты любишь и <text:span text:style-name="T346">вынужден видеть</text:span> как оно происходит…. </text:p>
      <text:p text:style-name="Text_20_body">На кухне, вода в чайнике колотиться, пищит перед закипанием, а снаружи дует ветер. Где-то, на другой улице, срывается лист шифера крыши и падает. Роджер охватил холодные <text:span text:style-name="T346">кисти</text:span> Джессики, чтобы согреть их у себя на груди, чувствует их, ледяные, сквозь свитер и рубашку, при<text:span text:style-name="T346">тисну</text:span>ты к нему. Но она стоит отстранённо, дрожит. Он хочет согреть её всю, не только <text:soft-page-break/>комичные конечности, хочет сверх разумной надежды. Сердце его колотится как вскипающий чайник. </text:p>
      <text:p text:style-name="Text_20_body">Уже начало доходить: насколько <text:span text:style-name="T346">за</text:span>просто она может уйти. В первый раз он понимает почему это равносильно умиранию, и почему ему хочется плакать, когда она уходит. Он научился распознавать время, когда её ничто не держит, кроме его тощих рук на 20 отжиманий…. Если она уйдёт, то уже не имеет значения куда падают ракеты. Но совпадения карт, девушек, и ракетных ударов вошли в него молча, молчаливые как лёд и молекулы Квислинга, сыпанули сквозь решето заморозить его. Если бы он мог чаще быть с нею… если б это случилось, когда они вместе—в <text:span text:style-name="T347">иные</text:span> врем<text:span text:style-name="T347">ена</text:span> это могло бы звучать романтично, однако, в культуре смерти, определённые ситуации просто более популярная тема, чем другие—но они так часто не вместе…. </text:p>
      <text:p text:style-name="P85">Если её не достанут ракеты, всё равно остаётся её Лейтенант. Чёртов Бобёр/Джереми и <text:span text:style-name="Emphasis">есть </text:span>Война, он каждое из утверждений когда-либо выдвинутых ёбаной Войной—что наше предназначение работа и служба правительству, бережливая экономность: и что это всё должно быть выше любви, мечты, духа, чувств и прочей второстепенной ерунды, что подворачивается в незадействованные и бездумные часы бодрствования…. К чёрту их, они неправы. Они безумны. Джереми заберёт её словно сам Ангел в своё безрадостное выдро-сословное прозябание, а Роджер будет забыт, забавный маньяк, но неуместный в рационализированном ритуале власти, которым обернётся близящийся мир. Она станет подчиняться приказам своего мужа, <text:span text:style-name="T348">превратится в</text:span> домашн<text:span text:style-name="T348">юю</text:span> <text:span text:style-name="T348">управляющую</text:span>, младш<text:span text:style-name="T348">его</text:span> партнёр<text:span text:style-name="T348">а</text:span>, и будет <text:s/>вспоминать Роджера, если вообще будет, как ошибку, которую, слава Богу, она не совершила…. О, он чувствует как накатывает волна неистовства—как чёрт побери выжить ему без неё? Она утепляющие британские прослойки на его сутулых плечах, и зазимовавший воробей, которого он держит в своих ладонях. Она его глубочайшая невинность в пространствах сена и кущей из времён до того, как желания получили раздельные наименования, предостерегая, что они могут и не сбыться, и она его гибкая парижская дочка радости, пред вечным зеркалом, с изменчивым ароматом, в декольте от подмышек, всё очень <text:span text:style-name="T349">даже з</text:span>апросто сработает: обездолить его ради более стоящей любви. </text:p>
      <text:p text:style-name="Text_20_body">Ты бр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бывалый…. </text:p>
      <text:p text:style-name="Text_20_body">Его деяние веры. На улице ребятишки поют: </text:p>
      <text:p text:style-name="P276">Слышишь, ангелы сходят с небес, трубя:</text:p>
      <text:p text:style-name="P276">М-с Симпсон украла нашего Короля… </text:p>
      <text:p text:style-name="Text_20_body"/>
      <text:p text:style-name="Text_20_body">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держаться там, ухохатываясь, пока она с воплями бегает по комнате. Нэнси, сестра Джессики выходит из <text:soft-page-break/>уборной прекратить то, что переходит уже в полномасштабную ссору между Элизабет и Клэр. Джессика делает шаг назад от Роджера, чтобы высморкаться. </text:p>
      <text:p text:style-name="Text_20_body">Звук знаком ему как пение птички, ип-ип-ип-ип НГАННГГ, и платочек убирается… –«О, суббер дуббер»,– говорит она,–«бахоже я батхватила простуду». </text:p>
      <text:p text:style-name="Text_20_body">Ты подхватила Войну. Она заразная, ты и я не знаем как уберечься. О, Джес. Джессика. Не покидай меня…. </text:p>
      <text:p text:style-name="P262"><draw:frame draw:style-name="fr1" draw:name="Image22" text:anchor-type="paragraph" svg:width="6.9252in" svg:height="0.3661in" draw:z-index="22"><draw:image xlink:href="Pictures/1000000000000B720000009B428C9716555D8079.png" xlink:type="simple" xlink:show="embed" xlink:actuate="onLoad" loext:mime-type="image/png"/></draw:frame></text:p>
      <text:h text:style-name="P273" text:outline-level="3">2</text:h>
      <text:h text:style-name="P273" text:outline-level="3">Un Perm’ au Казино Герман Геринг<text:line-break/> </text:h>
      <text:p text:style-name="P346"><text:span text:style-name="Emphasis">Тебе достанется самый высокий, самый темноволосый ведущий актёр Голливуда.</text:span> </text:p>
      <text:p text:style-name="P362">Мериан С. Купер сказал Фэй Рэй</text:p>
      <text:p text:style-name="Text_20_body"><draw:frame draw:style-name="fr2" draw:name="Image24" text:anchor-type="paragraph" svg:width="4.9555in" svg:height="0.2618in" draw:z-index="23"><draw:image xlink:href="Pictures/1000000000000B720000009B428C9716555D8079.png" xlink:type="simple" xlink:show="embed" xlink:actuate="onLoad" loext:mime-type="image/png"/></draw:frame><text:s/></text:p>
      <text:p text:style-name="Text_20_body"/>
      <text:p text:style-name="Text_20_body">Улицы этого утра уже цокают, поближе, подальше, под ногами гражданских на деревянных подошвах. Выше по ветру стая чаек. Скользят легко, бок о бок, крылья раскинуты неподвижно, когда-никогда слегка пожмёт плечом, чтоб набрать высоту для этого расклада, сбора, белой замедленной растасовки карт в фараоне невидимых пальцев…. Вчерашний первый взгляд, на подъезде днём по эспланаде, встретил суровый приём: море в оттенках серого под серыми тучами, Казино Герман Геринг обесцвечено белым, чёрная зубчатая бахрома пальм едва пошевеливалась…. Но в это утро деревья на солнце снова зелёные. Налево, вдалеке, древний акведук заворачивает осыпаясь, <text:span text:style-name="T350">иссохше-</text:span>жёлтый, вдоль отрогов <text:span text:style-name="Emphasis">Козырька</text:span>, дома и виллы пекутся там до тёпло-ржавого, мягкая коррозия через все цвета Земли, от бледно сырой до глубоко прожаренной. </text:p>
      <text:p text:style-name="P86">Солнце, не слишком, пока что, высокое, схватывает ту или иную птицу за оперенье её крыльев, превращает кончики их в сверкающие ноготки срезанного льда. Слотроп выстукивает зубами к птицам столпившимся в вышине, охвачен дрожью тут внизу, на своём мини-балкончике, тепло от электро-камина в глубине комнаты, едва достигает тыла его ног. Ему отвели комнату высоко в белом, обращённом к морю фасаде, на одного. Тантив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дополняя его призраками своего дыхания, ощущая первое тепло солнца, <text:span text:style-name="T350">позыв</text:span> к первой сигарете—и, совсем <text:span text:style-name="T350">уж</text:span> ненормально, всё ещё дожидаясь грохота первой ракеты, что положит начало дню. Зная всё <text:span text:style-name="T350">это</text:span> время, что он в сторонке от великой войны отошедшей к северу и что взрывом тут может быть лишь хлопок пробки шампанского, мотора шикарного Испано-Свиза, любовного шлепка, будем <text:soft-page-break/>надеяться…. Вдали от Лондона? Никакого Блица? Сможет ли он свыкнуться с этим? Ну, конечно, как раз ко времени, когда пора будет вернуться назад. </text:p>
      <text:p text:style-name="Text_20_body">– Так он проснулся.– Блот, в пижонистом костюме в тончайшую полоску, украдкой проник в комнату, покусывает чубук дымящей трубки, Тантиви следом в униформе. – Торчит у щелки, прочёсывает пляж насчёт незанятой мамзели или двух, могу поспорить… </text:p>
      <text:p text:style-name="Text_20_body">– Не мог заснуть,– Слотроп, зевая, возвращается в комнату. Залитые солнцем птицы парят позади него. </text:p>
      <text:p text:style-name="Text_20_body">– Мы тоже,– откликается Тантиви,– Годы уйдут, пока привыкнешь. </text:p>
      <text:p text:style-name="Text_20_body">– Боже,– Блот не скупится на показной энтузиазм в это утро, театрально указывая на огромную постель, затем рухнул туда и <text:span text:style-name="T350">принялся вовсю</text:span> качаться,– За тебя точно замолвили словечко, Слотроп. Роскошь! А нам с тобой дали какую-то заброшенную кладовку, прикинь. </text:p>
      <text:p text:style-name="Text_20_body">– Эй, что ты тут гонишь?– Слотроп рыщет вокруг в поисках сигарет.– Я, типа, Ван Джонсон что ли? </text:p>
      <text:p text:style-name="Text_20_body">– Только в том, что касается,– Тантиви с балкона бросает свою зелёную пачку Кревенс,– девушек, понимаешь— </text:p>
      <text:p text:style-name="Text_20_body">– Англичане довольно сдержаны,– поясняет Блот, учащая качку для выразительности. </text:p>
      <text:p text:style-name="Text_20_body">– О, шальные маньяки,– бормочет Слотроп направляясь в свой личный туалет,– ворвали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 </text:p>
      <text:p text:style-name="Text_20_body">– Так вы, ребята, ждёте, что я устрою вам знакомства,– орёт он, покрывая шум спуска воды в туалете,– а мне всегда казалось, как только кто из вас пересекает Пролив, то он уже заправский Валентино. </text:p>
      <text:p text:style-name="Text_20_body">– Мне говорили, что до войны существовала такая, типа, традиция,– Тантиви с печалью прислоняется к двери,– но Блот и я часть Нового Поколения, мы вынуждены полагаться знатока Янки… </text:p>
      <text:p text:style-name="Text_20_body">И тут Блот выскакивает из постели, стараясь просветить Слотропа песней: </text:p>
      <text:p text:style-name="P77">англичанин застенчив очень (фокс-трот)</text:p>
      <text:p text:style-name="P276">Англичанин застенчив очень, <text:span text:style-name="T351">повторю вам снова,</text:span></text:p>
      <text:p text:style-name="P298">Это вам не Ка-за-но-ва,</text:p>
      <text:p text:style-name="P298">Где надо дам раскрутить, </text:p>
      <text:p text:style-name="P298">Американцы впереди— </text:p>
      <text:p text:style-name="P298"/>
      <text:p text:style-name="P298">(Тантиви): — У англичанина нет той </text:p>
      <text:p text:style-name="P298"><text:soft-page-break/>Удали заатлантической, </text:p>
      <text:p text:style-name="P298">Что <text:span text:style-name="T351">дамам кажется</text:span> столь романтической, </text:p>
      <text:p text:style-name="P298">И притягательной такой… </text:p>
      <text:p text:style-name="P298"/>
      <text:p text:style-name="P298">(Блот): Янки многоженец с толпой своих подружек </text:p>
      <text:p text:style-name="P298">Не сможет смягчить лёд британских лиц, </text:p>
      <text:p text:style-name="P298">(Тантиви): Но он втайне их восхищает, </text:p>
      <text:p text:style-name="P298">Как, типа, эро-тич-ный Клаузевиц…. </text:p>
      <text:p text:style-name="P298"/>
      <text:p text:style-name="P298">(Вместе): А если б кто-то смог в себе объединить </text:p>
      <text:p text:style-name="P298">Американскую постельную техничность </text:p>
      <text:p text:style-name="P298">И внешности английской симпатичность, </text:p>
      <text:p text:style-name="P298">Ему б красотки все достались, в любое время дня и ночи </text:p>
      <text:p text:style-name="P298">Хотя мы знаем, что Англичанин застенчив очень. </text:p>
      <text:p text:style-name="P298"/>
      <text:p text:style-name="Text_20_body">– Ну, тогда вы обратились по адресу,– кивает Слотроп, соглашаясь.– Только не ждите, что я и вставлять за вас буду. </text:p>
      <text:p text:style-name="Text_20_body">– Только для предварительного съёма,– <text:span text:style-name="T351">уверяет</text:span> Блот. </text:p>
      <text:p text:style-name="Text_20_body">– <text:span text:style-name="Emphasis">Moi</text:span>,– орёт тем временем Тантиви вниз с балкона,–<text:span text:style-name="Emphasis"> Moi</text:span> Тантиви, понимаете, Тантиви. </text:p>
      <text:p text:style-name="Text_20_body">– Тантиви,– откликается неясный девичий хор снизу. </text:p>
      <text:p text:style-name="Text_20_body">– <text:span text:style-name="T1">J’ai deux amis, aussi</text:span>, по странному совпадению. <text:span text:style-name="Emphasis">Par un bizarre</text:span> совпадение, или как оно по-французски,<text:span text:style-name="Emphasis"> oui</text:span>? </text:p>
      <text:p text:style-name="Text_20_body">Слотроп, занявшийся было бритьём, выступает со всклоченной пеной на зажатом в кулак помазке и сталкивается с Блотом, который бросил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 </text:p>
      <text:p text:style-name="Text_20_body">– Скажем, примерно в<text:span text:style-name="Emphasis"> où</text:span>,– спрашивает Блот,–<text:span text:style-name="Emphasis"> où</text:span>, хорошо, <text:span text:style-name="Emphasis">déjeuner</text:span>? </text:p>
      <text:p text:style-name="Text_20_body">– Рад, что я пригодился,– бормочет Слотроп, намыливая Тантиви между лопаток. </text:p>
      <text:p text:style-name="Text_20_body">– Так пошли с нами,– зовут девушки поверх шума волн, две из них удерживают большущую <text:span text:style-name="T351">плетёную</text:span> корзину, а в ней стройные лощёные зелёные бутылки вина и батоны с хрусткой <text:soft-page-break/>корочкой всё ещё точащие из под белой тряпицы, лёгкий парок всплыва<text:span text:style-name="T351">ет</text:span> как пёрышки от каштановой глазури и из более бледных полос-трещинок,– идёмте—<text:span text:style-name="Emphasis">sur la plage</text:span> . . . </text:p>
      <text:p text:style-name="Text_20_body">– Я просто,– Блот уже наполовину за дверью,– поддержу им компанию пока вы… </text:p>
      <text:p text:style-name="Text_20_body">– <text:span text:style-name="Emphasis">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text:span text:style-name="T357">у</text:span>истов. Искрится светом. </text:p>
      <text:p text:style-name="Text_20_body">Слотроп расхаживает стирая крем со своих с ладоней. Запах в комнате на миг переносит в Беркширские субботы—флакончики сливового и янтарного тоников, облепленная мухами бумажка поворачивает бока под волну от вентилятора над головой, щипки боли от тупых ножниц…. Выдираясь из своего свитера, затягивается <text:span text:style-name="T352">зажатой во</text:span> рт<text:span text:style-name="T352">у</text:span> сигаретой, дым валит из горловины словно от вулкана: «Эй, можно тебя расколоть на одну из твоих—» </text:p>
      <text:p text:style-name="Text_20_body">– Ты уже забрал всю пачку,– вскрикивает Тантиви,— Боже милостивый, а <text:span text:style-name="Emphasis">это</text:span> что такое? </text:p>
      <text:p text:style-name="Text_20_body">– Ты о чём?– На лице Слотропа ничего кроме невинности, пока он впихивает и начинает застёгивать помянутый объект. </text:p>
      <text:p text:style-name="Text_20_body">– Ты, конечно, пошутил. Там ожидают юные дамы, Слотроп, одень что-нибудь цивилизованное, будь умницей— </text:p>
      <text:p text:style-name="Text_20_body">– Всё путём,– Слотроп, минуя зеркало, причёсывает волосы в обычный спортивный помпадур Бинга Кросби. </text:p>
      <text:p text:style-name="Text_20_body">– Ты же не хочешь, чтоб нас увидели с— </text:p>
      <text:p text:style-name="Text_20_body">– Мой брат Хоган прислал её мне,– оповещает его Слотроп,– аж с Тихого океана. Видишь на спине? под парнями в том каноэ, налево от цветущих Китайских роз, там же грица СУВЕНИР ИЗ ГОНОЛУЛУ? Это реальная вещь, Макер-Мафик, не какая-нибудь дешёвая подделка. </text:p>
      <text:p text:style-name="Text_20_body">– Боже правый,– стонет Тантиви, удручённо таща его из комнаты, <text:span text:style-name="T352">жмуря</text:span> глаза от рубахи, которая слегка мерцает в полумраке коридора.– Ну, хотя бы заправь её и покрой чем-нибудь. Вот, я даже одолжу тебе этот <text:span text:style-name="T352">фирменный</text:span> китель…. Велика жертва: это китель из заведения на Севил-Роу, чьи примерочные в натуре украшены портретами досточтимых овечек—какие-то возвышенно позируют на скалах, другие задумчиво,<text:span text:style-name="T352">на</text:span> мягком ближнем плане—с которых изначальная, осеребрённая туманом, состригалась шерсть. </text:p>
      <text:p text:style-name="Text_20_body">– Ткань наверняка из колючей проволоки,– делится мнением Слотроп,– какая девушка захочет прижаться к чему-то <text:span text:style-name="T352">такому</text:span>. </text:p>
      <text:p text:style-name="Text_20_body">– Ну, а какая женщина в здравом уме захочет быть в радиусе десяти миль от этой— этой жуткой рубахи, а? </text:p>
      <text:p text:style-name="Text_20_body">–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 Вот так!– Сияет,– теперь, что называется, <text:span text:style-name="T1">полный блеск</text:span>. </text:p>
      <text:p text:style-name="P208"><text:soft-page-break/>Они возникают в потоках солнечного света. Чайки <text:span text:style-name="T353">встре</text:span>чают <text:span text:style-name="T353">их </text:span>криком, прикид Слотропа переливается персональной радужной жизнью. Тантиви накрепко зажмуривает глаза. Когда он их открывает, девушки уже облипли Слотропа, поглаживают его рубаху, пощипывают уголки её воротника, воркуют на французском. </text:p>
      <text:p text:style-name="Text_20_body">– Ну, конечно.– Тантиви подымает корзину,– ещё бы. </text:p>
      <text:p text:style-name="P87">Эти девушки танцовщицы. Управляющий <text:span text:style-name="T353">в </text:span>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до этого тут никому и дела нет, симпатичная мозаика из м<text:span text:style-name="T353">ел</text:span>ких отборных морских ракушек, тысячи их вмурованы в штукатурку, пурпурны<text:span text:style-name="T353">е</text:span>, <text:s/>коричневы<text:span text:style-name="T353">е</text:span>, розовы<text:span text:style-name="T353">е</text:span>, <text:span text:style-name="T353">взамен</text:span> большущ<text:span text:style-name="T353">ей</text:span> част<text:span text:style-name="T353">и</text:span> крыши (старая черепица всё ещё сложена штабелем возле Казино), созда<text:span text:style-name="T353">валась</text:span>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просто выделяет их из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 text:style-name="T353">и только</text:span> лишь отступают, уменьшаясь, пока компания спускается мимо простыней и наволочек отеля, разостланных сохнуть на склоне пляжа, мелкие морщинки очерч<text:span text:style-name="T353">иваются</text:span> голубым, который растает с подъёмом солнца к зениту, шесть пар ног пошевеливают никогда не сгребавшийся мусор, где и старая игральная фишка, наполовину выбеленная солнцем, и прозрачные кости чаек, и изношенная майка, сделано для Вермахта, разодранная, в пятнах солидола…. </text:p>
      <text:p text:style-name="P87">Они продвигаются вдоль пляжа, чудо-рубаха Слотропа, платочек Тантиви, платья девушек, зелёные бутылки в танце, все говорят разом, лингва франка меж-парней-и-девушек, девушки много о чём извещают друг дружку, поглядывая искоса на свой эскорт. Тут неплохо бы подпустить малость, хе-хе, ранней паранойи, типа, выбери меня, чтоб легче терпеть то, что уж точно стрясётся в этот днём. Ан, нет. Слишком уж утро хорошее для <text:span text:style-name="T353">всякого </text:span>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Козырька. В открытом море мигает двойня крохотных парусов, растворяясь в дали и в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остатков лета, ощущение песка на сгоревшей под солнцем коже, остро колкая трава дюн под босыми ступнями…. Ближе к берегу продвигается <text:span text:style-name="Emphasis">pedalo </text:span>полный солдат с девушками—они свешиваются, плещут, валяются в бело-зелёных полосатых шезлонгах на корме. Вдоль края воды ребятня гонятся с криками и с хохотом малышей защекотанных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 </text:p>
      <text:p text:style-name="Text_20_body">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text:soft-page-break/>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 </text:p>
      <text:p text:style-name="Text_20_body">Блот вмешивается: «Эй, Слотроп, и эта тоже твоя подружка?» </text:p>
      <text:p text:style-name="Text_20_body">Хм? о чём тут… она, что? Вот Блот сидит, самодовольный, тычет пальцем на скалы и бухточку рядом…. </text:p>
      <text:p text:style-name="Text_20_body">– Она строит тебе глазки, старик. </text:p>
      <text:p text:style-name="Text_20_body">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и задрались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 </text:p>
      <text:p text:style-name="Text_20_body">Блядь святая, это там<text:span text:style-name="Emphasis"> вылазит</text:span>—осьминог? Да, при<text:span text:style-name="T354">ч</text:span>ём наигромаднейший ёбаный осьминог из всех, что Слотроп видел не в кино, Джексон, <text:span text:style-name="T354">что</text:span> только что вырос из воды и всплюхнулся до середины одной из чёрных глыбин. Теперь, нацелив злобный глаз на девушку, он вскидывает длинное усаженное присосками щупальце, обвивает вокруг её шеи, пока все уставились, другим хватает за талию и начинает тащить её, упирающуюся, под воду. </text:p>
      <text:p text:style-name="Text_20_body">Слотроп несётся, с бутылкой в руке, мимо Тантиви, который исполняет нерешительную чечётку, прихлопывая руками по карманам парадной формы в поисках оружия, которого там нет, чем ближе он подбегает, тем больше видно осьминога и ух-ты! ну и <text:span text:style-name="Emphasis">здоровила</text:span>, охренеть—тормозит рядом, одной ногой в воде, и начинает колошматить осьминога винной бутылкой по голове. Крабы-отшельники оскальзываются, бьются на смерть вокруг его ноги. Девушка, уже наполовину в воде, пытается закричать, но щупальце, подвижное и леденящее, едва оставляет ей возможность вдоха.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text:span text:style-name="T354">подумать</text:span>, что напоследок ей привидятся вульгарные лица красоток в хула, мужики с укулеле, сёрфингисты, и всё в расцветке из книжки комиксов… о Боже пожалуйста Боже, бутылка трахает вновь и вновь по мокрой плоти осьминога, но хули толку, осьминог зырит на Слотропа, победно, пока тот, рядом с неотвратимой смертью, не в силах оторвать свой взгляд от её руки, от ткан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354">жим</text:span> отделяет от Земли— </text:p>
      <text:p text:style-name="Text_20_body">– Слотроп!– Это Блот метра за три, предлагает ему здоровенного краба. </text:p>
      <text:p text:style-name="Text_20_body">– Какого хуя?– Может, если разбить бутылку о камень и садануть паскуду промеж глаз— </text:p>
      <text:p text:style-name="Text_20_body"><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 </text:p>
      <text:p text:style-name="Text_20_body">– Окей!– Вихля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прикипели к членистоногому. </text:p>
      <text:p text:style-name="Text_20_body">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Но бывает же некий сумасшедший всплеск энергии, как с неодушевлёнными предметами, когда те грохаются со столов, а мы улавливаем шум и свою собственную неуклюжесть и не хотим, чтоб грохнулись, типа, такой бзденц! ха-ха, слышишь это? вот и опять БЗДЕНЦ! в каждом <text:span text:style-name="T354">из</text:span> движени<text:span text:style-name="T354">й</text:span> осьминога, от которого Слотроп рад наконец-то отделаться, метнув краба, словно дискобол, изо всех сил, в море, а чудище тут же—плюх!—вдогонку побулькало следом и вскоре пропало. </text:p>
      <text:p text:style-name="Text_20_body">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 </text:p>
      <text:p text:style-name="P88">Тантиви встречает улыбкой и кратким взмахом руки в символической отдаче чести. –«Отличное шоу!» – орёт Тедди Блот,– «но я б не хотел попробовать сам». </text:p>
      <text:p text:style-name="Text_20_body">– Почему нет? <text:span text:style-name="T354">При тебе</text:span> ж был тот краб. Постооой—откуда он у тебя? </text:p>
      <text:p text:style-name="Text_20_body">– Нашёл,– отвечает Блот, твердея лицом. Слотроп всматривается в эту пташку, но никак не может уловить его глаз. Что за хуйня тут происходит? </text:p>
      <text:p text:style-name="Text_20_body">–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 </text:p>
      <text:p text:style-name="Text_20_body">–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text:span text:style-name="T355">Е</text:span>вропейских ртов: «Я совсем уж было задохнулась». </text:p>
      <text:p text:style-name="Text_20_body">– Э..э—вы не немка. </text:p>
      <text:p text:style-name="Text_20_body">Отрицательно встряхива<text:span text:style-name="T355">ет</text:span> головой: «Голландка». </text:p>
      <text:p text:style-name="Text_20_body">– И вы тут оказались— </text:p>
      <text:p text:style-name="P89">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Text_20_body"><text:soft-page-break/>– Нет, по-моему. Вы молодая женщина, великолепно смотритесь.– На заднем плане, Блот восторженно толкает локтем Тантиви. За-атлантический съём. Слотроп берёт её запястье, теперь запросто читает этот опознавательный браслет. Там грица КАТЬЕ БОРГЕЗИУС. Он ощущает удары её пульса. Она его знает откуда-то? странно. Смесь узнавания и <text:span text:style-name="T355">беспричинной</text:span> хитрости в её лице… </text:p>
      <text:p text:style-name="Text_20_body">И вот тут, в пляжной компании с незнакомцами, начина<text:span text:style-name="T356">ет полязгивать</text:span> в каждом слове твёрдо-острый прищёлк <text:span text:style-name="T356">металла</text:span>, а свет, хотя по-прежнему такой же яркий, уже не <text:span text:style-name="T356">изливает</text:span> ясности… это Пуританский рефлекс выискивать иные расклады под покровом видимо<text:span text:style-name="T356">го</text:span>,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Text_20_body">Все они ещё малость побыли на пляже, доканчивая завтрак. Но бесхитростный день, птицы и солнце, 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по уставной форме,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text:span text:style-name="T356">по</text:span>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 </text:p>
      <text:p text:style-name="Text_20_body">– Ничего себе пикничок, нессе-па? </text:p>
      <text:p text:style-name="P90">Ямочки появляются возле её рта: «Ты всё время знал про осьминога? <text:span text:style-name="T356">Мне так показалось</text:span>, потому что <text:span text:style-name="T356">до того </text:span>так похоже было на танец—все вы». </text:p>
      <text:p text:style-name="Text_20_body">– Нет, честно, не знал. Так по-твоему это был, типа, прикол, что ли? </text:p>
      <text:p text:style-name="Text_20_body">– Малыш Тайрон,– она шепчет вдруг, расплываясь в большой поддельной улыбке для отвода глаз остальных. Малыш? Он вдвое выше неё: «Пожалуйста—будь осторожен….» Вот и всё. С другой стороны, у него Катье,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text:span text:style-name="T356">ье</text:span> пожимает бицепс Слотропа и говорит ему именно то, что он хочет услышать в этот момент: «Наверное, нам всё же <text:span text:style-name="T1">предназначено было встретиться</text:span>….»</text:p>
      <text:p text:style-name="P263"><draw:frame draw:style-name="fr1" draw:name="Image23" text:anchor-type="paragraph" svg:width="6.9252in" svg:height="0.3661in" draw:z-index="24"><draw:image xlink:href="Pictures/1000000000000B720000009B428C9716555D8079.png" xlink:type="simple" xlink:show="embed" xlink:actuate="onLoad" loext:mime-type="image/png"/></draw:frame></text:p>
      <text:p text:style-name="P263"><text:soft-page-break/></text:p>
      <text:p text:style-name="P209">С моря, в этот час Казино просто оспинка на горизонте: его частокол пальм уже лишь тени в тающем свете. Углубляется жёлто-коричневость этих маленьких зубчатых гор, подкрашенное морем мягкое нутро чёрных олив, белых вилл, унасестившихся шатэ, целых и разваленных, <text:span text:style-name="T358">блеклая</text:span>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доносятся 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text:span text:style-name="T358">проскальзывает</text:span>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Text_20_body">Он давно перестал переспрашивать приказы—даже переспрашивать своё изгнание. Показания о его связи с заговором Бухарина, о деталях которого он никогда не слыхал, возможно, в чём-то были правдивы—Троцкистский Блок мог знать о нём, о его репутации, использовать его тайным образом… навсегда тайным: есть формы невинности, <text:span text:style-name="T358">как ему известно</text:span>, неспособные понять такое, а ещё меньше принять, как <text:span text:style-name="T358">и </text:span>он. Потому что, в конце концов, <text:span text:style-name="T358">возможно, это был всего лишь обрывок из</text:span> неоглядно<text:span text:style-name="T358">го</text:span>, патологическо<text:span text:style-name="T358">го</text:span> сн<text:span text:style-name="T358">а</text:span> Сталина. По крайней мере, <text:span text:style-name="T359">ему </text:span>оставалась физиология, <text:span text:style-name="T359">нечто</text:span> внепартийное… те, у кого не было ничего кроме партии, которые строили все свои жизни на ней, до очередной чистки, должно быть, переживали что-то типа смерти… не зная никогда ничего определённого, без опоры на лабораторную чёткость… она-то и не давала ему свихнуться, видит Бог, уже двадцать лет. Во всяком случае, им никогда не удастся— </text:p>
      <text:p text:style-name="Text_20_body">Нет, у них не получится, такого ещё не <text:span text:style-name="T359">случалось</text:span>… если только не умолчали, в журналах, конечно, ни за что не напечатают— </text:p>
      <text:p text:style-name="Text_20_body">Станет ли Пойнтсмен— </text:p>
      <text:p text:style-name="Text_20_body">Он может. Да. </text:p>
      <text:p text:style-name="Text_20_body">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text:span text:style-name="T359">уж </text:span>подвернутся…. </text:p>
      <text:p text:style-name="Text_20_body">И вот, распросторилось небо принять единственную первую звезду. Но Поркиевич ничего не загадывает. Такая его политика. <text:span text:style-name="T359">Приз</text:span>наки начала его не интересуют, ни даже знаки отходные… Когда мотор судна даёт полный вперёд, взбитая им вода взды<text:span text:style-name="T359">билась,</text:span> розовая <text:span text:style-name="T359">от</text:span> закат<text:span text:style-name="T359">а</text:span>, скрыв белое Казино на берегу. </text:p>
      <text:p text:style-name="Text_20_body">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обеду с Тантиви и танцовщицами, Слотроп остолбенел с глазами округлившимися от вида Катье Боргезиус, волосы в одной из тех изумрудных тиар, прочие части покрыты <text:soft-page-break/>длинным платьем в стиле Медичи из бархата цвета морской волны. Её <text:span text:style-name="T359">эскортом</text:span> Генерал-полковник и Бригадный Генерал. </text:p>
      <text:p text:style-name="Text_20_body">– Привилегии вышестоящим,– напевает Тантиви, шаркая саркастическими подошвами по ковру,– о, вышестоящим, да-да-да. </text:p>
      <text:p text:style-name="Text_20_body">– Хочешь меня взбесить,– улыбается Слотроп,– <text:s/>не <text:span text:style-name="T359">про</text:span>фурычет. </text:p>
      <text:p text:style-name="Text_20_body">– Сам вижу.– Его ответная улыбка застывает.– О, нет, Слотроп, пожалуйста, нет, мы же идём к обеду— </text:p>
      <text:p text:style-name="Text_20_body">– Я знаю, что мы идём к обеду— </text:p>
      <text:p text:style-name="Text_20_body">– Это уже ни в какие ворота, сними это. </text:p>
      <text:p text:style-name="Text_20_body">– Тебе нравится? Рисунок ручной работы. Классные титьки, а? </text:p>
      <text:p text:style-name="Text_20_body">– Это галстук из лондонской тюрьмы Вормвуд-Скрабз. </text:p>
      <text:p text:style-name="Text_20_body">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text:span text:style-name="T359">вместе </text:span>с не<text:span text:style-name="T359">й</text:span> на пару только что освободившихся мест: и кто же оказался там его соседом слева, если не Катье. Он отдувает щёки, косит глаза, старательно приглаживает волосы руками и тут подают суп, к которому он приступает как к обезвреживанию мины. Катье его игнорирует, занятая оживлённой беседой, поверх своего Генерала, с каким-то пернатым Полковником о его довоенной профессии управляющего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Text_20_body">Когда принесли и разделались с рыбой, приключилось кое-что забавное. Коленка Катье, похоже, трётся об Слоптропову, бархатно-тёплая, под столом. </text:p>
      <text:p text:style-name="Text_20_body">О-оопаньки, приходит Слотроп к выводу, ты ж посмотри: я наловчусь в таких уловках, не зря же оказался в Европе, а? Он поднимает свой бокал объявить:– «Баллада Тантиви Макер-Мафика». Раздаются крики «ура», застенчивый Тантиви пытается сдержать улыбку. Эта песня известна всем: <text:span text:style-name="T359">кто-то</text:span> из Шотландцев <text:span text:style-name="T359">поспешает</text:span> через комнату к роялю. Сезар Флеботомо подкручивает свои скользкие усы придать <text:span text:style-name="T359">им </text:span>вид острий ятаганов, шарит позади пальмы в бочке ещё чуть-чуть добавить огней, моргает вынырнув обратно и шипящим шёпотом вызывает своего Метр д’отеля. Вино пробулькало, глотки прочистились и добрая половина компании затягивает </text:p>
      <text:p text:style-name="P17"><text:span text:style-name="T109">балладу тантиви макер-мафика</text:span> </text:p>
      <text:p text:style-name="P299">Джин из Италии <text:span text:style-name="T360">под стать </text:span>проклять<text:span text:style-name="T360">ю</text:span> матери,</text:p>
      <text:p text:style-name="P299">А пиво Франции мерзкий антисептик, </text:p>
      <text:p text:style-name="P299">Испанский виски <text:span text:style-name="T360">может вы</text:span>пить лишь святой, </text:p>
      <text:p text:style-name="P299">Или хотя бы эпилептик. </text:p>
      <text:p text:style-name="P299">Белая молния пламя зажгла </text:p>
      <text:p text:style-name="P299"><text:soft-page-break/>Под бродильным чаном с отравой, </text:p>
      <text:p text:style-name="P299">От которой раскалывается голова, </text:p>
      <text:p text:style-name="P299">Но всё ни по чём его глотке бравой. </text:p>
      <text:p text:style-name="P299">(<text:span text:style-name="T1">Припев</text:span>): О—Тантиви <text:span text:style-name="T362">повсюду </text:span>напивался,</text:p>
      <text:p text:style-name="P299">С кем попадя и в любых местах, </text:p>
      <text:p text:style-name="P299">Пред выпивкой не молвит он «не буду», </text:p>
      <text:p text:style-name="P299">Он хлыщет всё с улыбкой на устах! </text:p>
      <text:p text:style-name="P91"/>
      <text:p text:style-name="Text_20_body">В хоре звучат, типа, сотня—но скорее всего только два—Валлийца, тенор с юга и бас с севера их краёв, ты ж понимаешь, так что любой разговор, будь тот тихим, хоть нет, глушится по полной. Именно то, что надо Слотропу. Он склоняется в направлении Катье. </text:p>
      <text:p text:style-name="Text_20_body">– Приходи в мою комнату,– шепчет она,– 306, после полуночи. </text:p>
      <text:p text:style-name="Text_20_body">– Понял.– И Слотроп распрямляется вовремя, чтобы присоединиться к хору на первом же такте:</text:p>
      <text:p text:style-name="P91"/>
      <text:p text:style-name="P299"><text:span text:style-name="T360">З</text:span>аматерел он в океанах грога,</text:p>
      <text:p text:style-name="P299">Где шатается поддатый кашалот, </text:p>
      <text:p text:style-name="P299">Он пол-морей избороздил, как сельскую дорогу, </text:p>
      <text:p text:style-name="P299">В любые бури он прёт вперёд. </text:p>
      <text:p text:style-name="P299">И в лондонский туман, и под солнцем Сахары, </text:p>
      <text:p text:style-name="P299">И<text:span text:style-name="T360">ли</text:span> на горных ледниках, под ветра вой, </text:p>
      <text:p text:style-name="P299">Будь хоть по самые завязки он затарен, </text:p>
      <text:p text:style-name="P299">Всегда готов он хряпнуть по одной. </text:p>
      <text:p text:style-name="P299"/>
      <text:p text:style-name="P300">Да—Тантиви повсюду напивался… и т.д. </text:p>
      <text:p text:style-name="Text_20_body">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 </text:p>
      <text:p text:style-name="Text_20_body">–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ак, верно? </text:p>
      <text:p text:style-name="Text_20_body"><text:soft-page-break/>Тантиви, изображая беззаботность, прекращает напевать «У Моря Позволяешь Себе Много Всякого, Чего не Можешь в Городе <text:span text:style-name="T361">Чудить</text:span>», чтобы спросить: «Да, ну? Ты вправду так думаешь?» </text:p>
      <text:p text:style-name="Text_20_body">– Брось, хотя бы тот осьминог. </text:p>
      <text:p text:style-name="Text_20_body">– Каракатицы не редкость у берегов Средиземноморья. Хотя обычно не столь крупные—так тебя размер тревожит? Разве Американцы не любят— </text:p>
      <text:p text:style-name="Text_20_body">– Тантиви, это не случайность. Ты слышал Блота? «Не убей его!» Краб у него был наготове, а и может в той его планшетке, чтобы отманить зверя. А теперь куда он запропастился вообще? </text:p>
      <text:p text:style-name="Text_20_body">– Думаю, он на пляже. Там много выпивки. </text:p>
      <text:p text:style-name="Text_20_body">– Он много пьёт? </text:p>
      <text:p text:style-name="Text_20_body">– Нет. </text:p>
      <text:p text:style-name="Text_20_body">– Послушай, ты его друг— </text:p>
      <text:p text:style-name="Text_20_body">Тантиви стонет: «Боже, Слотроп, я не-зна-ю, тебе я тоже друг, но тут всегда, ты ж понимаешь, приходится соперничать с элементарной Слотропианской паранойей….» </text:p>
      <text:p text:style-name="Text_20_body">– Ни хрена не паранойя, а и ты знаешь тут что-то не чисто. </text:p>
      <text:p text:style-name="Text_20_body">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 </text:p>
      <text:p text:style-name="Text_20_body">– Ха! </text:p>
      <text:p text:style-name="Text_20_body">– Я увидел одно в его сумке сегодня. Просто взглянул. Не пытался вникать. Он же при Верховном Главнокомандовании, в конце концов—думаю, в этом всё дело. </text:p>
      <text:p text:style-name="Text_20_body">– Нет, не в этом. А как тебе такое….– И Слотроп рассказывает о свидании назначенном Катье в полночь. На мгновение они почти вернулись в бюро ТОТСССГ, и падают ракеты, и чай в бумажных стаканчиках, и всё опять правильно…. </text:p>
      <text:p text:style-name="Text_20_body">– Ты пойдёшь? </text:p>
      <text:p text:style-name="Text_20_body">– А что, не надо? Думаешь, она опасна? </text:p>
      <text:p text:style-name="Text_20_body">– Я думаю, она восхитительна, если б мне не надо было думать о Франсуазе, не говоря уж про Ивонну, я бы наперегонки с тобою мчался к её двери. </text:p>
      <text:p text:style-name="Text_20_body">– Но? </text:p>
      <text:p text:style-name="Text_20_body">Но часы над баром щёлкают один раз, а вскоре ещё один, утаскивая время поминутно в их прошлое. </text:p>
      <text:p text:style-name="Text_20_body">– Или твой сдвиг заразный,– начинает Тантиви,– или же они и за мной следят. </text:p>
      <text:p text:style-name="Text_20_body">Они смотрят друг на друга. Слотроп вспоминает, что без Тантиви он был бы тут совсем один: «Рассказывай». </text:p>
      <text:p text:style-name="Text_20_body"><text:soft-page-break/>– Если бы я знал что. Он изменился—только я ничем не могу тебе это доказать.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 </text:p>
      <text:p text:style-name="Text_20_body">– Что произошло? </text:p>
      <text:p text:style-name="Text_20_body">–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 он больше мне не доверяет. Я— у меня такое чувство, что он использует меня не знаю для чего. Терпит меня, покуда я полезен. Как <text:span text:style-name="T361">заведено</text:span> между университетскими приятелями. Не знаю, приходилось ли тебе почувствовать это в Гарварде… время от времени, ещё как я учился в Оксфорде, у меня возникало ощущение какой-то особой структуры, о которой все умалчивают—которая продляется дальше Тёрл-Стрит, дальше Корнмаркета, она составляет счета подлежащие оплате… никто не знает кому, когда, или в какой форме… но я думал, это неважно, частные мелочи попутно с тем, ради чего я там действительно был, понимаешь…. </text:p>
      <text:p text:style-name="P92">– Ещё как понимаю. В той же самой Америке, тебе об этом говорят прежде всего прочего. У Гарварда там своё назначение. Его «образовательная» часть <text:span text:style-name="T361">всего</text:span> лишь только вывеска. </text:p>
      <text:p text:style-name="Text_20_body">– Мы тут ещё <text:span text:style-name="T361">совершенно</text:span> невинны, как видишь. </text:p>
      <text:p text:style-name="Text_20_body">– Возможно, некоторые из вас. Сочувствую насчёт Блота. </text:p>
      <text:p text:style-name="Text_20_body">– Я всё ещё надеюсь, что ошибся. </text:p>
      <text:p text:style-name="Text_20_body">– Это заметно. Но что теперь? </text:p>
      <text:p text:style-name="Text_20_body">– Ну, как по-моему—сходи на свидание, будь осторожен. Держи меня в курсе. Возможно, завтра и мне будет что рассказать о приключении, или двух, тебе на потеху. А если нужна помощь,– взблеснули зубы, лицо чуть зарделось,– так <text:span text:style-name="T361">только кликни, </text:span>я тебе помогу. </text:p>
      <text:p text:style-name="Text_20_body">– Спасибо, Тантиви.– Иисусе, британский союзник. Заглянули Ивонна с Франсуазой, манят их на выход. Затем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осил, Ивонна пожимает плечами: «Гуляет с вашим другом? <text:span text:style-name="T361">Как</text:span> знать?»– Длинные волосы Ислейн и руки тронутые загаром, её лицо в улыбке шестилетней…. Если дознаются, что ей что-то известно, она не пострадает? </text:p>
      <text:p text:style-name="Text_20_body">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того на задницу, растопчет свора парней из школы Чойт, каждый с инстинктами и живой массой носорога-убийцы. </text:p>
      <text:p text:style-name="Text_20_body"><text:soft-page-break/>–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text:span text:style-name="T361">Заведение</text:span>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 </text:p>
      <text:p text:style-name="P210">У её двери он останавливается пригладить свои волосы. Сейчас на ней белый пелис весь в блёстках, на подплечниках, неровный белый плюмаж страусин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уж не знал, что ты так сдвинута на этом гольфе!» Безупречно романтичный Слотроп. </text:p>
      <text:p text:style-name="Text_20_body">– Он хотел быть приятным. Я отвечала приятностью,– один глаз, типа, дрогнул, лоб наморщился. Слотроп опасается, не распах<text:span text:style-name="T363">ну</text:span>лась ли у него ширинка. </text:p>
      <text:p text:style-name="Text_20_body">– А игнорировать меня. Зачем?– Вот это грамотный захват, Слотроп—но она лишь растворяется перед вопросом, возникает в другой части комнаты…. </text:p>
      <text:p text:style-name="Text_20_body">–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 </text:p>
      <text:p text:style-name="Text_20_body">– Не знаю. Но ты заигрываешь налево и направо. </text:p>
      <text:p text:style-name="Text_20_body">– Может быть, в этом моё назначение. </text:p>
      <text:p text:style-name="Text_20_body">– Типа: «Наверно, нам предназначалось встретиться». </text:p>
      <text:p text:style-name="Text_20_body">– О, ты видишь во мне нечто большее, чем я есть,– проскользнула на дивану, подкладывает одну ногу под себя. </text:p>
      <text:p text:style-name="Text_20_body">– Я знаю. Ты всего лишь голландская молочница или типа того. Одёжный отсек забит накрахмаленными фартуками и теми, как их, деревянными башмаками, верно? </text:p>
      <text:p text:style-name="Text_20_body">– Пойди, проверь. </text:p>
      <text:p text:style-name="Text_20_body">– Окей. Проверю!– Он распахивает её отделение для одежды и, в лунном свете отражённом зеркалом, обнаруживает переполненный лабиринт из сатина, тафты, замши, эпонжа, воротники и отделку тёмного меха, пуговицы, кушаки, позументы, мягкие, сбивающие с толку, женские системы тоннелей, что могут длиться милями—он бы заблудился в пол-минуты… кружево мерцает, проймы мигают, креповый шарф трётся о его лицо… Ага! минуточку, ключевой запах тут чистый <text:span text:style-name="T363">у</text:span>глерод, Джексон, и этот здешний гардероб, в основном, бутафория. – Шикарный ништяк. </text:p>
      <text:p text:style-name="Text_20_body">– Если это комплимент, то спасибо. </text:p>
      <text:p text:style-name="Text_20_body">Пусть Они поблагодарят меня, крошка: «Это <text:span text:style-name="T363">такой </text:span>Американизм». </text:p>
      <text:p text:style-name="Text_20_body"><text:soft-page-break/>– Ты первый Американец, который мне встретился. </text:p>
      <text:p text:style-name="Text_20_body">– Хм. Должно быть, ты выезжала из страны через тот Арнхем, верно? </text:p>
      <text:p text:style-name="Text_20_body">–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 </text:p>
      <text:p text:style-name="P77">слишком рано, чтоб понять (фокс-трот) </text:p>
      <text:p text:style-name="P301">Мы всё ещё не целовались в страсти жаркой, </text:p>
      <text:p text:style-name="P301">Не мчались за луной, круша покой ночной, </text:p>
      <text:p text:style-name="P301">Когда утихли танцы </text:p>
      <text:p text:style-name="P301">Над тайною лужайкой… </text:p>
      <text:p text:style-name="P301"/>
      <text:p text:style-name="P301">Слишком рано, чтоб понять </text:p>
      <text:p text:style-name="P301">Была ли наша болтовня, </text:p>
      <text:p text:style-name="P301">Вздох или два тому назад, </text:p>
      <text:p text:style-name="P301">Не просто флирт, обычный флирт, </text:p>
      <text:p text:style-name="P301">Который унесётся прочь, </text:p>
      <text:p text:style-name="P301">Минует, как и эта ночь… </text:p>
      <text:p text:style-name="P301"> </text:p>
      <text:p text:style-name="P301">Как можно знать, </text:p>
      <text:p text:style-name="P301">Как угадать? </text:p>
      <text:p text:style-name="P301">Любовь готовит сети втайне, </text:p>
      <text:p text:style-name="P301">Не нам решать… </text:p>
      <text:p text:style-name="P301"/>
      <text:p text:style-name="P301">Быть может, </text:p>
      <text:p text:style-name="P301">Это начало радостной любви, </text:p>
      <text:p text:style-name="P301">И день вдруг превратится в ночь вращением Земли</text:p>
      <text:p text:style-name="P301">Милая, откуда же нам знать, </text:p>
      <text:p text:style-name="P301">Ещё так СЛИШКОМ РАНО, ЧТОБ ПОНЯТЬ. </text:p>
      <text:p text:style-name="P301"/>
      <text:p text:style-name="Text_20_body">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text:soft-page-break/>замедленном движении припадает к её рту, перья соскальзывают, рукава 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плющатся об него, а руки убегают вверх и назад, нашарить зиппер и вжикнуть его вниз вдоль линии спины.... </text:p>
      <text:p text:style-name="Text_20_body">Кожа Катье белее белизны одежды, из которой она восстаёт.<text:span text:style-name="Emphasis"> Рождённая заново</text:span>… через окна он почти может разглядеть то место, где каракатица вползала на скалу.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сплываются, целиком покрывают пространства глаз, вытеснив белки, и в них лишь красное живое отражение когда достигает свет выявить<text:span text:style-name="Emphasis"> неизвестно когда свет достигает</text:span>— </text:p>
      <text:p text:style-name="Text_20_body">Она опрокинулась в глубокую постель, потянув его следом, вниз в атласную, серафимовую, цветастую вышивку, тут же развернулась принять его торчащий хуй в свою растянутую развилину, в единственную вибрацию для настройки ночи… в ебле она ходит ходуном, тело проваливается на мили под ним в кремовый и ноче-синий, всякий звук заглушён, глаза полумесяцами под золотом ресниц, нефритовые серьги, длинные, восьмигранные, бесшумно мечутся, ударяясь о её щёки, чёрный снег с дождём, его лицо над нею безучастно, полна отличной техники—это она для себя? или включено в Слотропианскую Случайную Встречу, как её инструктировали—она его доведёт, не даст, чтоб её покрывала пластиковая скорлупа… её дыхание погрубело, перевалив за порог в звучание… думая, что она близка к оргазму, он запускает руку в её волосы, пытается укротить её голову, ему нужно видеть её лицо: и это вдруг становится борьбой, злой и непритворной—она не сдаст своё лицо—и из ниоткуда она начинает кончать, и то же самое Слотроп. </text:p>
      <text:p text:style-name="Text_20_body">Неизвестно с чего, сейчас она, которая никогда не смеётся, вдруг превращается в маковку обширного, взмывающегося шара смеха. Позже, уже почти заснув, она прошепчет «смеюсь» и засмеётся снова. </text:p>
      <text:p text:style-name="Text_20_body">Он захочет сказать:– «О, Они и это тебе позволяют»,– хотя, возможно, Они тут ни при чём. Но Катье, с которой он разговаривает, уже заснула и вскоре его глаза закрываются тоже. </text:p>
      <text:p text:style-name="Text_20_body">Как ракета, чьи клапаны в предопределённые моменты открываются и закрываются дистанционным управлени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 </text:p>
      <text:p text:style-name="Text_20_body">– Прекрати. </text:p>
      <text:p text:style-name="Text_20_body">– Хм. </text:p>
      <text:p text:style-name="Text_20_body">– У меня чуткий сон. Попробуй захрапеть, получишь этим,– помахивает подушкой. </text:p>
      <text:p text:style-name="Text_20_body"><text:soft-page-break/>И это не шутка, нет. Такой режим сна, получить подушкой, проснуться, сказать «хм», заснуть снова, продолжается до самого утра. «Ну, брось»,– наконец,– «перестань». </text:p>
      <text:p text:style-name="Text_20_body">–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ется что у неё на уме, пока она не отбросила подушку, чтоб ухватить бутылку Зельтерской шипучки. </text:p>
      <text:p text:style-name="Text_20_body">Че-го? <text:span text:style-name="Emphasis">Бутылку Зельтерской</text:span>? Что тут, блядь, творится? Какие ещё лабораторные прибамбасы Они тут понатыкали и за какими ещё американскими рефлексами у них охота? Где же <text:span text:style-name="Emphasis">торты с банановым кремом</text:span>, а? </text:p>
      <text:p text:style-name="Text_20_body">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есна. Подушка лопается на одном из мраморных бёдер, лунный свет в комнате забит перьями и пухом, а вскоре и разреженным <text:span text:style-name="T364">фонтаном из</text:span> струй Зельтерской. Слотроп всё пытается выхватить бутылку. Скользкая девушка извернулась, прячется за стул. Слотроп берёт графин коньяка с полки серванта, откупоривает его и мечет чёткий янтарный выплеск с псевдоножками поперёк комнаты дважды, войти в лунный свет и выйти, чтоб шлёпнуться вокруг её шеи, между чёрно-конечных грудей, на её бока. «Сволочь»,– снова ударяет в него струёй Зельтерской. <text:span text:style-name="T365">Нис</text:span>падающие перья налипают им на кожу, пока бегают по спальне, её испятнанное тело постоянно увиливает, часто даже в этом свете, совсем <text:span text:style-name="T365">в</text:span>близи, неразличимо. Слотроп раз за разом сковыривается через мебель. «Ох, уж доберусь<text:span text:style-name="Emphasis"> до тебя</text:span>!»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 </text:p>
      <text:p text:style-name="Text_20_body">– Это ещё что,– спрашивает Слотроп. </text:p>
      <text:p text:style-name="Text_20_body">– Фокус,– кричит она и набрасывает скатерть на него, чётко собранные складки распелёнываются слёту как <text:span text:style-name="T365">кристаллические</text:span> разломы, красным по воздуху.– Представляем исчезновение Американского Лейтенанта. </text:p>
      <text:p text:style-name="Text_20_body">– В том-то и фокус,– вдруг внутри, рядом с ним, губы на его сосках, руки ерошат волосы у него на затылке, медленно тянет его на толстый ковёр,– мой цыплёночек. </text:p>
      <text:p text:style-name="Text_20_body">– Где ты видела это кино, а? А помнишь, как он оказался потом с той козой? </text:p>
      <text:p text:style-name="Text_20_body">– О, не спрашивай…. На этот раз просто <text:span text:style-name="T365">приятельский</text:span> лад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 </text:p>
      <text:p text:style-name="P211">Слотропа будит солнечный свет утра от здешнего Средиземноморья, отфильтрованный пальмой за окном, красной скатертью, птицами, водой спущенной этажом выше. Минуту он лежит приходя в себя, никакого похмелья, всё ещё <text:span text:style-name="T367">в</text:span>не-Слотроповски принадлежа струящемуся циклу <text:soft-page-break/>отхода и возвращения. Катье лежит, живая и тёплая, буквой S, охваченной его S, начинает шевелиться. </text:p>
      <text:p text:style-name="Text_20_body">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Слотропу слышно как его собственная мелочь бряцает в его карманах. «Вор!»– орёт он и от этого пробуждается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text:span text:style-name="T367">крупную</text:span> ступню в дву<text:span text:style-name="T367">х</text:span>цветном ботинке, кофе с индиго, исчезающем за дверью. Вбежав в спальню, он обнаруживает, что всё, в чём он <text:span text:style-name="T367">приходил</text:span>, исчезло тоже, включая обувь и трусы. </text:p>
      <text:p text:style-name="P93">–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т <text:span text:style-name="Emphasis">голый</text:span>, заметив тележку со стиркой, выдёргивает из неё лиловую атласную простыню, заворачивается в неё, типа, тога на нём. От лестничной клетки доносится хмыканье и топ-топ-топ мягких подошв. «Ага!»– вскрикивает Слотроп стартуя вдоль <text:span text:style-name="T367">коридора.</text:span> Скользкая простыня никак не хочет держаться. Она плещет, сползает, спадает под ноги. Вверх по ступеням, <text:span text:style-name="T367">через</text:span> две за шаг, лишь затем, чтоб найти наверху ещё один коридор, такой же пустой. Куда все запропастились? </text:p>
      <text:p text:style-name="P94">В <text:span text:style-name="T367">дальнем конце</text:span>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text:span text:style-name="T367">сам же он </text:span>к этому времени уже несётся туда. На лестнице он слышит шаги <text:span text:style-name="T368">спешащие </text:span><text:s/>вниз. Большой Пурпурный Змей с проклятьями ска<text:span text:style-name="T369">тывается на </text:span><text:s/>три пролёта следом <text:s/>и <text:span text:style-name="T369">через</text:span> дверь на маленькую террасу, <text:span text:style-name="T369">как раз</text:span>,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 </text:p>
      <text:p text:style-name="Text_20_body">Сперва надо перебраться на дерево, а <text:span text:style-name="T369">дальше уж</text:span> карабкаешься без проблем, как по приставной лестнице. И вот там, окружённый роскошным лиственным светом, Слотроп<text:span text:style-name="T370">у</text:span> не вид<text:span text:style-name="T370">но</text:span> дальше, чем на пару сучьев. Однако, дерево подрагивает, и<text:span text:style-name="T370">з чего</text:span> он делает вывод, что вор должен быть где-то тут. Упорно <text:span text:style-name="T370">взбирается</text:span> он дальше, простыня цепляется, рвётся, кожа исколота иглами, <text:s/><text:span text:style-name="T370">ис</text:span>царап<text:span text:style-name="T370">ана</text:span> кор<text:span text:style-name="T370">ою</text:span>.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могло значить, пока не <text:span text:style-name="T370">оказался</text:span> на сам<text:span text:style-name="T370">ой</text:span> верхушк<text:span text:style-name="T370">а</text:span> дерева и, вцепившись, <text:span text:style-name="T370">раскачивается</text:span> вместе с ней, наслажда<text:span text:style-name="T370">ется</text:span> прекрасным видом на гавань и сушу, акварельно син<text:span text:style-name="T370">ее</text:span> море, <text:span text:style-name="T370">с </text:span>барашками на гребнях волн, <text:span text:style-name="T370">со </text:span>штормом, что собирается на дальнем горизонте, <text:span text:style-name="T370">поглядывает на </text:span>макушк<text:span text:style-name="T370">и</text:span> людских голов, которые движутся далеко внизу. Ё-моё. Ниже, ствол дерева начинает <text:span text:style-name="T370">по</text:span>треск<text:span text:style-name="T370">ивать</text:span>, <text:s/>вибраци<text:span text:style-name="T370">я чувствуется и</text:span> тут, на <text:span text:style-name="T370">его</text:span> хрупком насесте. </text:p>
      <text:p text:style-name="P95">– О-о, эх…– Тот <text:span text:style-name="Emphasis">прохиндей</text:span>. <text:span text:style-name="T374">На</text:span> дерев<text:span text:style-name="T374">е</text:span> он <text:span text:style-name="T370">по</text:span>лез <text:span text:style-name="Emphasis">вниз</text:span>, а не наверх! Теперь он где-то там внизу, наблюдает! Они знали, что Слотроп <text:span text:style-name="T370">направится</text:span> вверх, а не вниз—они рассчитывали на <text:span text:style-name="Emphasis">тот</text:span> проклятый Американский рефлекс, плохой парень уходя от погони всегда устремляется вверх—почему вверх? и они <text:span text:style-name="T371">на</text:span>дпилили ствол почти напрочь <text:span text:style-name="T371">сволочи</text:span>, а и теперь—</text:p>
      <text:p text:style-name="P95"><text:soft-page-break/>Они? <text:span text:style-name="Emphasis">Они</text:span>? </text:p>
      <text:p text:style-name="P96">– Ну,– приходит Слотроп к выводу,– мне лучше пожалуй, э-э… <text:span text:style-name="T371">Но</text:span> тут верхушка обламывается и, с великим шелестом и <text:span text:style-name="T371">треском</text:span>, смерч тёмных веток с иголками <text:span text:style-name="T371">крошит</text:span> его на пару тысяч острых <text:span text:style-name="T371">нис</text:span>падающих <text:span text:style-name="T371">осколков</text:span>, вниз валится Слотроп, <text:span text:style-name="T371">перефутболиваемый</text:span> <text:span text:style-name="T371">от</text:span> ветки <text:span text:style-name="T371">к</text:span> ветк<text:span text:style-name="T371">е</text:span>, пытаясь держать лиловую простынь над головой, как парашют. 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text:span text:style-name="T371">в </text:span>шляпах с цветочками. Они играют в кр<text:span text:style-name="T372">о</text:span>кет. Похоже, Слотроп <text:span text:style-name="T371">шмякнется</text:span> где-то <text:span text:style-name="T371">среди них</text:span>. Он закрывает глаза и пытается представить тропический остров, надёжную комнату, где ничего <text:span text:style-name="T371">подобного</text:span> не может <text:span text:style-name="T371">произойти</text:span>. Откры<text:span text:style-name="T371">л он</text:span> их в момент удара о <text:span text:style-name="T371">землю</text:span>. В глубокой тиши<text:span text:style-name="T371">не</text:span>, прежде, чем он <text:span text:style-name="T371">успел </text:span>даже почувствова<text:span text:style-name="T371">ть</text:span> боль, раздаётся громкий цок удара деревом по дереву. Ярко-жёлтый полосатый шар про<text:span text:style-name="T371">носи</text:span>тся за дюйм от носа Слотропа и исчезает из виду, секундой позже <text:span text:style-name="T371">раздаётся</text:span> взрыв поздравлений, дамы в восторге, к нему приближаются шаги. Похоже, что он, ууйй, малость 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 </text:p>
      <text:p text:style-name="Text_20_body">– Это Слотроп,– грит Блот,– а на нём лиловая простыня. </text:p>
      <text:p text:style-name="Text_20_body">– Что за дела, милейший,– вопрошает Генерал,– костюм театрический, а?– К нему присоединяются пара дам, сияющих <text:span text:style-name="T371">по направлению</text:span> направлении, а возможно и сквозь, Слотропа. </text:p>
      <text:p text:style-name="Text_20_body">– С кем вы говорите, Генерал? </text:p>
      <text:p text:style-name="Text_20_body">– С эт<text:span text:style-name="T371">ой</text:span> вот <text:span text:style-name="T371">помехой</text:span> в тоге,– отвечает генерал,– что разлёгся между мной и моими следующими воротцами. </text:p>
      <text:p text:style-name="Text_20_body">– Какая странность, Ровена,– обернувшись к своей компаньонке,–<text:span text:style-name="Emphasis"> ты </text:span>видишь тут как<text:span text:style-name="T372">ую</text:span>-нибудь «<text:span text:style-name="T372">помеху</text:span> в тоге»? </text:p>
      <text:p text:style-name="Text_20_body">– Ах, ничего подобного, Джевел,– отвечает беззаботная Ровена.– <text:span text:style-name="Emphasis">Я </text:span>полагаю, Генерал <text:span text:style-name="Emphasis">на подпитии</text:span>.– Дамы начинают хихикать. </text:p>
      <text:p text:style-name="Text_20_body">– Если Генерал <text:span text:style-name="Emphasis">все</text:span> свои решения принимает в таком состоянии,– Джевел пытается отдышаться,– то, конечно, конечно же, легко докатится и до <text:span text:style-name="Emphasis">заката sauerkraut</text:span>.– Они обе начинают взвизгивать, очень громко, до неприятного продолжительно. </text:p>
      <text:p text:style-name="Text_20_body">– А твоё имя уже может стать Брун<text:span text:style-name="Emphasis">хильда</text:span>,– их лица придушено розовеют,–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 </text:p>
      <text:p text:style-name="Text_20_body">– Ну-у-у-у, кто-то спёр мою одежду, и я как раз шёл пожаловаться администрации— </text:p>
      <text:p text:style-name="Text_20_body">– Но по пути решил натянуть лилов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 </text:p>
      <text:p text:style-name="Text_20_body"><text:soft-page-break/>–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 </text:p>
      <text:p text:style-name="Text_20_body">– Йёёохх.– Завёрнутому в подранную простынь, кр<text:span text:style-name="T373">о</text:span>кетисты помогли подняться на ноги, Слотроп, прихрамывая, идёт за Блотом с травяной площадки Казино. Сначала они зашли в комнату Слотропа. Он находит её недавно убранной, совершенно пустой, готовой для новых постояльцев. –«Эй…»– Выдёргивает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Мускулы его спины пульсируют болью. –«Что это, Асс?»– ещё раз выходит проверить номер на двери, совершенно для проформы. Он знает. Больше всего жалко рубаху <text:span text:style-name="T373">от </text:span>Хогана. </text:p>
      <text:p text:style-name="Text_20_body">– Прежде всего, одень что-нибудь подобающее,– тон Блота полон отвращением директора школы.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каплю уважения»,– ха-хакает второй,– «это Лоренс Аравийский!» </text:p>
      <text:p text:style-name="Text_20_body">– Блядь,– грит Слотроп. Не может даже руку поднять, ещё меньше замахнуться. Они прошли в комнату Блота, где напару обрядили его в форму. </text:p>
      <text:p text:style-name="Text_20_body">– Слушай,– вдруг осенило Слотропа,– где этот Макер-Мафик сегодня утром? </text:p>
      <text:p text:style-name="Text_20_body">– Понятия не имею, право же. Гуляет с девушкой. Или девушками. А ты где был? </text:p>
      <text:p text:style-name="Text_20_body">Но Слотроп осматривается вокруг, сжимающий очко страх запоздало охватывает его, шея и лицо в каплях нахлынувшего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 </text:p>
      <text:p text:style-name="Text_20_body">Ничего.– «Этот Тантиви съехал, что ли?» </text:p>
      <text:p text:style-name="Text_20_body">– Он мог и съехаться, с Франсуазой или Как-бишь-её. Мог вернуться в Лондон пораньше, он мне не отчитывается, я не бюро пропавших без вести… </text:p>
      <text:p text:style-name="Text_20_body">– Он твой друг…– Блот, вызывающе пожав плечами, в первый раз за всё их знакомство, смотрит прямо в глаза Слотропу.– А ты ему нет? Кто же вы тогда? </text:p>
      <text:p text:style-name="Text_20_body">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в полдюйма, бледных квадратиков бумаги для заметок, края чётко <text:span text:style-name="T373">выровнены</text:span>… кусочек Уайтхолла на Ривьере. </text:p>
      <text:p text:style-name="Text_20_body">Слотроп отводит взгляд: «Попробую найти его»,– бормочет он, отступая за дверь, форма отвисает на заднице, а в талии жмёт. Сживайся с тем что чувствуешь, приятель, тебе её носить пока что…. </text:p>
      <text:p text:style-name="Text_20_body"><text:soft-page-break/>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text:span text:style-name="T366">Грёбанное</text:span> У.П.О.К., они там <text:span text:style-name="T366">просто </text:span>сборище нацистов». Бармена не видно. Никак не вспомнить что— </text:p>
      <text:p text:style-name="Text_20_body">– Ещё что надо? </text:p>
      <text:p text:style-name="Text_20_body">– В общем-то, я, э, Американец, просто одолжил униформу, и, ну, я искал Лейтенанта Макер-Мафика…. </text:p>
      <text:p text:style-name="Text_20_body">– Ты кто?– взревел полковник, выдёргивая зубами лепестки из хризантемы.– Это что за нацистские бредни, а? </text:p>
      <text:p text:style-name="Text_20_body">– Да, спасибо,– Слотроп убирается из комнаты, ещё раз отдавая честь. </text:p>
      <text:p text:style-name="Text_20_body">– Просто невероятно!– катится следом эхо вдоль коридоров к Гимлер-Шпильзааль.– Полный нацизм! </text:p>
      <text:p text:style-name="P212">В безлюдьи полуденного затишья, <text:span text:style-name="T375">распростёрлось</text:span> красное дерево, зелёная бязь, зависшие фестоны бордового бархата. Длинноручечные деревянные грабельки для сгребания денег разложены веерно по столам. Серебряные колокольчики с эбонитовыми <text:span text:style-name="T376">черенками</text:span> перевёрнуты <text:span text:style-name="T376">устьем</text:span> книзу на красноватую полировку. Вокруг столов, ровнёхонько расставлены Имперские кресла, пустопорожние. Но какие-то выше прочих. Здесь нет уже <text:span text:style-name="T376">безутайных</text:span> и явных признаков азартной игры на удачу. Занятие <text:span text:style-name="T376">тут</text:span> иное, более реальное, менее жалостливое, систематически скры<text:span text:style-name="T376">ваем</text:span>ое от Слотропа и ему подобных. Кто сидит на креслах, что повыше? Есть ли у Них имена? Что разложено по бязевой поверхности пред Ними? </text:p>
      <text:p text:style-name="Text_20_body">Свет медного цвета сочится внутрь сверху. Фрески опоясывают огромный зал: пневматические боги с богинями, <text:span text:style-name="T376">застенчивые</text:span> юноши <text:span text:style-name="T376">с</text:span> пастушк<text:span text:style-name="T376">ам</text:span>и, <text:s/>туманя<text:span text:style-name="T376">щаяся</text:span> листва, всплес<text:span text:style-name="T376">к</text:span> шарф<text:span text:style-name="T376">иков</text:span>…. Отовсюду <text:span text:style-name="T376">на</text:span>висает заокругленная позолота висюлек—с лепнины, люстр, колонн, оконных рам… паркетины в царапинах лоснятся под стеклом крыши… С потолка, кончаясь метра за полтора над столами, висят длинные цепи с крюками на концах. Что цепляют на эти крюки? </text:p>
      <text:p text:style-name="P97">Около минуты Слотроп, в его английской униформе, один на один с параферналиями распорядка, присутствие которого среди обыденного крошева пробуждения он только-только лишь начинает прозревать. </text:p>
      <text:p text:style-name="Text_20_body">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легко отделаться. Кратко, до неприятного, ему доходит,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 </text:p>
      <text:p text:style-name="P276">О, МИР ТАМ, он</text:p>
      <text:p text:style-name="P302">Текуч, изворотлив, необясним! </text:p>
      <text:p text:style-name="P302"><text:soft-page-break/>Словно-как-будто-бы, сон-что-пришёл, блуждать в мозгу у тебя! </text:p>
      <text:p text:style-name="P302"><text:span text:style-name="T377">П</text:span>ляск<text:span text:style-name="T377">ой шута</text:span> в Запретном Крыле, </text:p>
      <text:p text:style-name="P302"><text:span text:style-name="T377">До</text:span>жидая<text:span text:style-name="T377">сь</text:span>, вдруг-осенит-и-забрезжит?—ну, </text:p>
      <text:p text:style-name="P302">Кто сказал даже вздумать нельзя? </text:p>
      <text:p text:style-name="P302">Ес-ли станет-малость-больнее, </text:p>
      <text:p text:style-name="P302">Всегда-можешь вернуться-обратно, ведь </text:p>
      <text:p text:style-name="P302">Ты-ж-никогда не-говоришь прощай-навсегда! </text:p>
      <text:p text:style-name="P302"/>
      <text:p text:style-name="Text_20_body">Почему здесь? Отчего радужные кромки того, что ему вот-вот станет яснее ясного, прорываются в этой многообразно зашифрованной комнате? ну, почему просто войти сюда равносильно проникновению в самое Запретное—есть такие же длинные комнаты, комнаты застарелого паралича и <text:span text:style-name="T377">дисциляции</text:span> зла, конденсат и осадк<text:span text:style-name="T377">и</text:span>, к которым боишься принюхаться, от забытых коррупций, комнаты полные стоячих статуй в сером оперении простёрты<text:span text:style-name="T377">х</text:span> крыль<text:span text:style-name="T377">ев</text:span>, неразборчивые лица под пылью—комнаты полны пыли, что клубиться скрыть формы обитателей за углами, или немного глубже, что оседает на их чёрные парадные лацканы, что смягчает до сахарности белые лица, белые манишки сорочек, ювелирные камни и платья, белые руки в движении слишком быстром, чтоб смог рассмотреть… какую игру Они сдают? Что это за ходы, такие <text:span text:style-name="T377">гладкие</text:span>, такие древние и безукоризненные? </text:p>
      <text:p text:style-name="P97">– На хуй,– шепчет Слотроп. Ему известно лишь это заклятье, довольно-таки подходящее на любой случай, кстати. Шёпот его плутает в тысячах очертаний крохотных рококо. Может он сегодня ночью прокрадётся сюда—нет, не ночью—но в какое-то время, с ведром и кистью, и пририсует НА ХУЙ внутри облачка исходящего изо рта какой-нибудь из розовеньких здешних пастушек…. </text:p>
      <text:p text:style-name="Text_20_body">Он уходит, пятится через дверь, как будто половина, его ключевая половина прилипла к царственному излучению: удаляясь, оставаться лицом к Присутствию вселяющего страх, манящего. </text:p>
      <text:p text:style-name="Text_20_body">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ёт честь всем и каждому в униформе, чтоб закрепить это как рефлекс, не напрашивайся на лишние неприятности, старайся стать невидимым… с каждым разом возвращает руку к боку чуть придурковатее. Облака быстро собираются, из моря. Тантиви тут не видать, совсем. </text:p>
      <text:p text:style-name="Text_20_body">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Арбелле, флагманском судне пуританской флотилии того года, на котором первый Американский Слотроп был корабельным коком или типа того—и вот эта Арбелла и целый флот плывут под парусами задом наперёд, ветер <text:soft-page-break/>отсасывает их обратно к востоку, создания приопёршиеся на полях по краям неведомого втянули свои щёки, аж глаза с натуги вылупились, до чёрных глубоких впадин, на милость зубов, а не молочных зубиков херувимов, покуда старые лоханки прут из Бостонской Гавани вспять через Атлантику, чьи течения и валы струятся и вздымаются задом наперёд… воздаяние за каждого из корабельных коков, кто когда-либо поскальзывался и падал <text:span text:style-name="T378">от</text:span> нежданного толчк<text:span text:style-name="T378">а</text:span>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Слотроп снова Англичанин! Но похоже, это не совсем то воздаяние, на которое Они рассчитывали…. </text:p>
      <text:p text:style-name="Text_20_body">Он на широкой мощёной эспланаде с рядами пальм по сторонам, что наполн<text:span text:style-name="T378">я</text:span>ются густой чернотой, когда тучи начинают набегать на солнце. На пляже тоже Тантиви нет, как нет и двух девушек. Слотроп сидит на невысокой стенке, болтает ногами, смотрит как надвигается от моря, серый, грязно-пурпуровый, фронт дождя полосами, порывами. Воздух вокруг него холодеет. Его трясёт. Что Они делают? </text:p>
      <text:p text:style-name="Text_20_body">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ещё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text:span text:style-name="T378">задымлённого</text:span>, пропахшего самогоном бара, затем через маленький театр, где в этот вечер будет представлена сокращённая версия<text:span text:style-name="Emphasis"> L’Inutil Precauzione</text:span> (вымышленная опера, которой Росина пытается одурачить своего опекуна в Севильском цирюльнике), в его зелёную комнату, где девушки, шелковистый набор девушек, но без тех троих, которых так хотелось бы увидеть Слотропу, взбивают волосы, поправляют подвязки, наклеивают ресницы, улыбаются ему. Ни одна не видела Француазу, Ислейн, Ивонну. В соседней комнате оркестр репетирует оживлённую тарантеллу Россини. Флейты с кларнетами, все, примерн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что станет привычным задолго до того, как он утратит невинность и обернётся одним из них…. </text:p>
      <text:p text:style-name="Text_20_body">И так он шатается по ярким людным комнатам для игр, обеденному залу и его приватным спутникам поменьше, обламывая тет-а-теты, сталкиваясь с официантами и видя одних лишь незнакомцев, куда ни глянь. А если нужна помощь, так я тебе помогу…. Голоса, музыка, растасовка карт становятся всё шумнее, гнетущее, и вот он снова стоит оглядывая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 не видно—<text:span text:style-name="Emphasis">messieurs, mesdames, les jeux sont faits</text:span>—вдруг заговорили из Запретного Крыла с ним напрямую <text:soft-page-break/>и о том именно, во что Слотроп играл против невидимого Заведения, то есть, в конце концов, за собственную душу, весь день—в ужасе, он разворачивается, возвращается снова под дождь, где электрические огни Казино, полным холокостом, глазеют из отражения в обожжённых плитах мостовой. Задрав воротник, натянув фуражку Блота до ушей, повторяя <text:span text:style-name="Emphasis">блядь</text:span> каждые пару минут, дрожа, спина всё ещё ноет после того падения с дерева, он бредёт, спотыкаясь, под дождём.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снести такое не теряя достоинства? Только много позже, измотанный, шмыгая носом, замёрзший и несчастный в этой тюрьме из отсыревшей армейской шерсти, он таки подумал о Катье. </text:p>
      <text:p text:style-name="Text_20_body">В Казино он возвращается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 Е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 </text:p>
      <text:p text:style-name="Text_20_body">Он пожимает плечами, конвульсивно, беспомощно, окатив их обоих брызгами: «Это единственное место, куда я мог прийти». Её улыбка медленно распахивается. Тогда он мягко ступает через порог, толком не соображая дверь это или высокое окно, в её комнату. </text:p>
      <text:p text:style-name="P264"><draw:frame draw:style-name="fr1" draw:name="Image25" text:anchor-type="paragraph" svg:width="6.9252in" svg:height="0.3661in" draw:z-index="25"><draw:image xlink:href="Pictures/1000000000000B720000009B428C9716555D8079.png" xlink:type="simple" xlink:show="embed" xlink:actuate="onLoad" loext:mime-type="image/png"/></draw:frame></text:p>
      <text:p text:style-name="P213">Добрые утра старой доброй похоти, ранние ставни распахнуты к морю, ветра входят с увесистым трением пальмовых листьев, безудержный вспрыг сквозь поверхность к солнцу, дельфины в гавани. </text:p>
      <text:p text:style-name="Text_20_body">– О,– стонет Катье, где-то под кипой батистов и парчи,– Слотроп, ты свинья. </text:p>
      <text:p text:style-name="Text_20_body">– Хрю, хрю, хрю,– грит Слотроп радостно. Отсветы моря пляшут по потолку, вьётся дым сигареты с чёрного рынка. Свет в эти утра отчётлив и чёток, всплывающий дым демонстрирует элегантность форм, в извивах, сплетениях, <text:span text:style-name="T379">истончаясь</text:span> та<text:span text:style-name="T379">ет</text:span> до ясности…. </text:p>
      <text:p text:style-name="Text_20_body">В установленный час, синь гавани отразится в выбеленном морем фасаде и высокие окна снова закроются. Образы волн замигают по ним светящейся сетью. К тому времени Слотроп уже встанет, оденет британскую униформу, будет глотать круа<text:span text:style-name="T379">с</text:span>саны и кофе, готовый к <text:span text:style-name="T379">возобновительному</text:span> курсу <text:s/>техническо<text:span text:style-name="T379">го</text:span> <text:span text:style-name="T379">Н</text:span>емецко<text:span text:style-name="T379">го</text:span>, <text:span text:style-name="T379">либо во всю</text:span> пытаясь затвердить теорию стреловидно-стабильных траекторий, <text:span text:style-name="T379">а может</text:span> водить, почти касаясь, кончиком носом по каким-нибудь немецким электросхемам, <text:span text:style-name="T379">в</text:span> которых сопротивления выглядят как катушки, а катушки, как сопротивления— «Что за блядская каламуть»,– возмутился он однажды,– «с чего это они их так вот поменяли? Для маскировки, или <text:span text:style-name="T379">что</text:span>?» </text:p>
      <text:p text:style-name="Text_20_body">– Вспомните свои древние германские руны,– предлагает сэр Стивен Додсон-Трак, который из ОПР при МИДе и говорит на 33 языках, включая английский, с заметным Оксфордским акцентом. </text:p>
      <text:p text:style-name="Text_20_body"><text:soft-page-break/>– Мои что? </text:p>
      <text:p text:style-name="Text_20_body">– О,– губы стискиваются, тут явный приступ тошноты в мозгах,– этот символ катушки весьма подобен Старо-Норвежской руне “S”, <text:span text:style-name="Emphasis">sôl</text:span>, что означает «солнце». На Старом Верхне-Немецком именовалась “<text:span text:style-name="Emphasis">sigil</text:span>”. </text:p>
      <text:p text:style-name="Text_20_body">– Забавный <text:span text:style-name="T380">нашли </text:span>способ <text:s/>солнце <text:span text:style-name="T380">рисовать</text:span>,– <text:span text:style-name="T380">излагает своё мнение</text:span> Слотроп. </text:p>
      <text:p text:style-name="Text_20_body">– Действительно, Готы, намного ранее, <text:span text:style-name="T380">для этого применяли</text:span> кружок с точкой в его центре. Обрыв <text:span text:style-name="T380">данной</text:span> линии явно совпадает с порой утраты наследия, <text:span text:style-name="T380">с</text:span> фрагментаци<text:span text:style-name="T380">ей племени, а</text:span> возможно <text:span text:style-name="T380">и</text:span> отчуждения—любая аналогия годится, в социальном смысле, вплоть до развития независимого эго в ребёнке, понимаете ли… </text:p>
      <text:p text:style-name="Text_20_body">В общем-то, нет, Слотроп как-то не очень понимает. И такое вот всякое слышит он от Додсон-Трака почти каждый раз как они сойдутся. Этот человек просто в один из дней материализовался, там на пляже, в чёрном костюме, по плечам звёздная пыль перхоти из редеющих морковных волос, возник на фоне белого лица Казино, которое <text:span text:style-name="T380">трепетало поверх него. пока</text:span> <text:span text:style-name="T380">он</text:span> приближ<text:span text:style-name="T380">ался</text:span>. Слотроп читал какой-то из комиксов про Пластмасмэна. Катье дремала на солнце, лицом кверху. Но когда звук его шагов стал ей слышен, она перевернулась на локоть и помахала приветно. Партнёр валяется во весь рост, Отношение 8.11, Апатия, Второкурсник.– «Стало быть, это Лейтенант Слотроп». </text:p>
      <text:p text:style-name="Text_20_body">Четырёхцветный Пластмасмэн <text:span text:style-name="T380">в</text:span>текает через замочную скважину, за угол и по трубе к раковине в лаборатории нацистского безумца-учёного, из крана уже показалась голова Пластма, пустой внешний глаз и распласмасенная челюсть, как раз хотят капнуть.– «Да, <text:span text:style-name="T380">я, </text:span>а кто ты, Асс?» </text:p>
      <text:p text:style-name="Text_20_body">Сэр Стивен представляется, с любопытством взглядывает на страницы комикса:– «Насколько я понимаю, это не учебное пособие». </text:p>
      <text:p text:style-name="Text_20_body">– Он в теме? </text:p>
      <text:p text:style-name="Text_20_body">– Он в теме,– Катье, пожимая плечом, улыбается Додсон-Траку. </text:p>
      <text:p text:style-name="Text_20_body">– У меня <text:span text:style-name="T381">сейчас</text:span> перемена в этом радиоконтроле Телефункена. Т<text:span text:style-name="T381">а</text:span> их <text:span text:style-name="T381">разработка, </text:span>«Гаваи I». Что-нибудь говорит? </text:p>
      <text:p text:style-name="Text_20_body">– Ровно столько, чтобы удивиться откуда они взяли это имя. </text:p>
      <text:p text:style-name="Text_20_body">– Имя? </text:p>
      <text:p text:style-name="P98">– В нём явное присутствие поэзии, инженерной, то есть, поэзии… тут заложено <text:span text:style-name="Emphasis">Haverie</text:span>—среднее, сами знаете—<text:span text:style-name="T382">наверняка, там речь</text:span> <text:span text:style-name="T382">о</text:span> дв<text:span text:style-name="T382">ух</text:span> полусфер<text:span text:style-name="T382">ах</text:span>, не так ли, симметрично предпол<text:span text:style-name="T382">агаем</text:span>ому азимуту курса ракеты… а ещё, также, <text:span text:style-name="Emphasis">hauen</text:span>—разбивать что-то мотыгой, или палкой…– и вот уже унёсся в личное путешествие, улыба<text:span text:style-name="T382">ется</text:span> не кому-то конкретно, привод<text:span text:style-name="T382">ит</text:span> в пример популярные выражения времён войны <text:span text:style-name="T1">ab-hauen, quarterstaff-technique</text:span>, 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проявлять <text:soft-page-break/>дружелюбие единственным доступным ему образом, делясь тем, в чём вся его жизнь, любовью к Слову. </text:p>
      <text:p text:style-name="Text_20_body">– Ну, мо<text:span text:style-name="T383">жет</text:span> просто <text:span text:style-name="T383">для</text:span> пропаганд<text:span text:style-name="T383">ы</text:span> Оси. Что-то на тему того Пирл-Харбора. </text:p>
      <text:p text:style-name="P99">Сэр Стивен взвешивает предположение, явно довольный. Он <text:s/>выбра<text:span text:style-name="T383">н Ими</text:span> из-за всех тех Пуритан пришибленных словом, которыми тут и там увешано фамильное дерево Слотропа? Или <text:span text:style-name="T383">же</text:span> Они теперь <text:span text:style-name="T383">хотят</text:span> ввести в соблазн его мозги <text:span text:style-name="T383">тоже</text:span>, как и его вчитывающийся глаз? Случаются моменты, когда Слотропу и впрямь удаётся найти рычаг сцепления между собой и Их движком окованным железом в дальних далях цепочки власти, об очертаниях и конструкции которой ему приходиться лишь гадать, он может отключать сцепление, и тогда чувствует всю инертность своего движения, всю свою беспомощность… ни то, ни другое не так уж и неприятно. Странное дело. Он почти уверен, что Их намерения не включают риск его жизн<text:span text:style-name="T383">ью</text:span>, ни даже слишком больших для него неприятностей. Но у него никак не складывается общая картина, невозможно увязать такого, как Додсон-Трак, с такой, как Катье…. </text:p>
      <text:p text:style-name="Text_20_body">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text:span text:style-name="T383">из</text:span>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text:span text:style-name="T383">у</text:span>гнет<text:span text:style-name="T383">ае</text:span>т его, о чём он даже <text:span text:style-name="T383">было </text:span>и мечтал и вот нашёл, <text:span text:style-name="T383">да </text:span>слишком, к своему неподдельному испугу, <text:span text:style-name="T383">интенсивным</text:span>: ужасную возможность, что она тоже узница. Такая же жертва, как и он—это несчастное непередаваемое выражение отнятого будущего…. </text:p>
      <text:p text:style-name="Text_20_body">Однажды серым днём, ну: конечно, в Гимлер-Шпильзаале, где же ещё, он застал её одну рядом с колесом рулетки. Она стоит, склонив голову, грациозно отставив бедро, воображает себя в роли крупье. Работник Заведения. На ней белая крестьянская блуза и атласная дирндль-юбка из полос радуги, переливается под светом сквозь стекло в крыше. Тарахтенье шара,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бьётся о заслонки его сердца, открывает перед ним краткие промельки осеннего края, о котором он всего лишь подозревал, которого боялся, вне <text:span text:style-name="T384">его </text:span>личных пределов, в её стороне…. </text:p>
      <text:p text:style-name="Text_20_body">– Привет, Катье…– про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 </text:p>
      <text:p text:style-name="P100">Она качает головой. Ему ясно, что это что-то там в Голландии, до Арнхема—преграда навечно вмонтированная в схему их цепи. Ох, скольким ушам, с ароматом <text:span text:style-name="Emphasis">Palmolive</text:span> или<text:span text:style-name="Emphasis"> Camay</text:span>, мурлыкал он напевы, песенки из переулка-рядом-с-боулингом, песенки позади-рекламного-щита-Мокси, песенки субботний-вечер-так-налей-нам-ещё-по-одной, все об одном и том же, милая, неважно, где <text:s/>ты <text:span text:style-name="T384">пропадала</text:span>, не будем жить прошлым, <text:span text:style-name="T384">вот </text:span>это сейчас и <text:span text:style-name="T384">есть </text:span>всё, что у нас есть…. </text:p>
      <text:p text:style-name="P101"><text:soft-page-break/>Там это классно срабатывало. Но не тут, постукав по её голому плечу, заглянув в её Европейскую темень, ошеломлённый увиденным, а сам-<text:span text:style-name="T385">то</text:span> с прямыми волосами едва поддающимися расчёске и бритым лицом без единой морщинки, такое вот беспорочное вторжение в Гимлер-Шпильзааль до краёв полный Германо-Барокковыми недоуменьями форм (ритуал рук для каждого последнего раза, который каждая рука должна совершать, потому что на то и рука, тем и должна оборачиваться, чтобы всё выходило именно так… весь холод, боль, минувшая плоть, что когда-либо касались её….) В перекручено позолоченном игральном пространстве его тайные движения проясняют для него, кое-что. Ставки, которые Они тут делают, принадлежат прошлому, и только прошлому. Они никогда не ставили на вероятность, но исключительно на <text:span text:style-name="T385">одну лишь </text:span>уже отслеженную повторяемость. Тут банкует прошлое по своей прихоти. Оно нашептывает, и сгребает выигрыш, и, с отвратной глумливостью, ощипывает жертвы. </text:p>
      <text:p text:style-name="Text_20_body">Когда Они выбирают число, красное, чёрное, чёт, нечет, какой Они вкладывают смысл? Какое запускают Они Колесо? </text:p>
      <text:p text:style-name="Text_20_body">В далёкой комнате, в начале жизни Слотропа, в комнате запретной для него теперь, там что-то очень нехорошее. Что-то там сделали с ним и, быть может, Катье знает что. Разве не увидел он в её «лишённом будущего» виде некую связь со своим собственным прошлым, что-то, что связало их накрепко как любовников? Она <text:span text:style-name="T385">при</text:span>видилась ему стоящей в конце коридора её жизни, где нет возможности следующего шага—все её ставки сделаны, осталась лишь скука от перебр<text:span text:style-name="T385">оски</text:span> из одной комнаты в следующую, череда пронумерованных комнат, чьи номера не имеют значения, пока инерция не занесёт её в последнюю. Вот и всё. </text:p>
      <text:p text:style-name="Text_20_body">Наивный Слотроп и представить не мог, что чья-то жизнь может заканчиваться так. Ничего настолько удручающего. И для него это становится уже не совершенно чуждым—он свыкается, мастурбаторно запугано-взвинченный, с гадостной вероятностью, что в точности такой Контроль установлен уже и над ним. </text:p>
      <text:p text:style-name="Text_20_body">Запретное Крыло. О, рука жуткого крупье, прикосновение к <text:span text:style-name="T385">тем </text:span>файлам о его мечтах: всё в его жизни, что казалось произвольным или случайным, оказывается, под<text:span text:style-name="T385">ч</text:span>инялось <text:span text:style-name="T385">целенаправленному</text:span> Контролю, всё время, на манер управляемого колеса рулетки—где важен <text:span text:style-name="T385">лишь</text:span> результат, в це<text:span text:style-name="T385">н</text:span>тре внимания долгосрочная статистика, не личности: и где Заведение неизменно, конечно же, загребает прибыль…. </text:p>
      <text:p text:style-name="Text_20_body">– Ты был в Лондоне,– <text:span text:style-name="T385">в</text:span>скор<text:span text:style-name="T385">е</text:span> прошепчет она, оборачиваясь к своему колесу, чтоб крутануть его снова, лицо отвёрнуто, по-женски отматывая сотканную за ночь полосу её прошлого,– когда они падали. Я была возле Гааги.– вздыхающие фрикативы, название выговорено с тоской изгнанницы,– когда они поднимались. Между тобой и мной не только траектория ракеты, но ещё и жизнь. Ты поймёшь, что между этими двумя точками, в эти пять минут, она проживает всю свою жизнь целиком. Ты даже не изучил ещё данные с нашей стороны программы полёта, видимые или счисляемые. А ведь кроме них есть ещё столько всего, так много, ч<text:span text:style-name="T385">т</text:span>о никому из нас не известно… </text:p>
      <text:p text:style-name="Text_20_body">Однако, это кривая, и каждый из них это чувствует, несомненно. Парабола. Они должны были угадать пару раз—угадали и отказались поверить—что всё, всегда, совместно, двигалось к этой <text:soft-page-break/>очищенной форме, заложенной в небе, форме без сюрпризов, без вторых попыток, без возврата. И всё же они зашли <text:span text:style-name="T386">таки </text:span>под неё, зарезервированную для собственных чёрно-белых плохих новостей, <text:span text:style-name="T386">словно</text:span> то и вправду был<text:span text:style-name="T386">о</text:span> Радуг<text:span text:style-name="T386">ой</text:span>, а они её родны<text:span text:style-name="T386">ми</text:span> дет<text:span text:style-name="T386">ьми</text:span>…. </text:p>
      <text:p text:style-name="P214">По мере того, как Война отодвигается от них всё дальше и Казино превращается во всё более глубокий тыл, вода становится всё грязнее, а цены растут, так что военнослужащие, прибывающие в отпуск, становятся всё шумливее и предрасположеннее к полному долбоёбству—среди них и близко нет никого похожего на Тантиви, с его привычкой вытанцовывать подвыпивши, с его притворной самовлюблённостью и застенчивыми, честными порывами к заговору, как угодно мелкому, при малейшей возможности, против властей и безразличия…. Про него ни слуху ни духу. Слотропу его не хватает, не как союзника, а просто его присутствия, доброты. Он продолжает верить, тут в своём Французском отпуске, что это препятствия временные и чисто бумажные, вопрос почтовой путаницы и задержки пересылок, неприятность, которая кончится вместе с Войной, до того хорошо они распахали целину в его мозгах, разрыхлили и посеяли, и взяли подписку не выращивать ничего по собственному почину…. </text:p>
      <text:p text:style-name="Text_20_body">Никаких сообщений из Лондона, 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text:span text:style-name="T387">подтибривают</text:span> его <text:span text:style-name="T387">удостоверение</text:span>,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определишь наверняка, Слотропу взбрело завести усы. Последние усы у него были в возрасте 13, он послал почтовый перевод к тем Джонсон Смит за целый Набор Усов, 20 различных вариантов, от Фу Манчу до Грочо Маркс. Они изготовлены из чёрного картона, с крепёжными загогулинами для вставки в <text:s/>нос <text:span text:style-name="T387">пользователя</text:span>, спустя какое-то время сопли впитываются в загогулины и те теряют упругость, а усы обвисают. </text:p>
      <text:p text:style-name="Text_20_body">– Теперь какие?– спрашивает Катье, как только подделка становится явной. </text:p>
      <text:p text:style-name="Text_20_body">– Плохой-парень,– грит Слотроп. Имея ввиду, объясняет он, подбритые, узкие, негодяйские. </text:p>
      <text:p text:style-name="Text_20_body">– Нет, такие выставляют тебя в плохом свете. Почему не одеть усы хороший-парень для свежести образа? </text:p>
      <text:p text:style-name="Text_20_body">– Но у хороших парней нет— </text:p>
      <text:p text:style-name="Text_20_body">– Ах, нет? А как же Вайат Эрп? </text:p>
      <text:p text:style-name="Text_20_body">На что можно возразить, что Вайат не таким уж был и хорошим. Но покуда что тянется эра Стюарта Лейка, до того как распоясались ревизионисты, и Слотроп верит, что Вайат был что надо. Однажды такой себе Генерал Виверн из Техической Службы ВКСЭС пришёл и увидал такие. </text:p>
      <text:p text:style-name="Text_20_body">– Концы опущены,– замечает он. </text:p>
      <text:p text:style-name="Text_20_body">– Ну, как и у Вайата,– поясняет Слотроп. </text:p>
      <text:p text:style-name="Text_20_body"><text:soft-page-break/>– А ещё и у Джона Вилкиз Бута,– говорит Генерал,– а? </text:p>
      <text:p text:style-name="Text_20_body">Слотроп призадумался. –«Тот был плохим парнем». </text:p>
      <text:p text:style-name="Text_20_body">– Точно. А почему бы не подкрутить концы кверху? </text:p>
      <text:p text:style-name="Text_20_body">– Типа, на Английский манер. Ну, я так пробовал. Только из-за погоды или ещё там чего, эта ветошь всю дорогу опадает книзу, а и мне приходится обкусывать те кончики. Что вообще бесит. </text:p>
      <text:p text:style-name="Text_20_body">– Такая гадость,– грит Виверн,– в следующий приезд привезу ваксу для них. Её специально делают с горьким вкусом, чтобы отвадить, э, кончико-жуев, понимаешь. </text:p>
      <text:p text:style-name="P102">Так что, если усы начинают делать мозги, Слотроп их ваксит. Катье всегда под рукой, подложена Ими к нему в постель, как мелочь под подушку, чтоб стряхнул уже своё Американство, невинные резцы и Мамолюбящие молочные зубики рассыпаны, остав<text:span text:style-name="T388">ляя</text:span> <text:span text:style-name="T388">погромыхивающий</text:span> след, за эти дни в Казино. По какой-то неясной причине, после уроков у него встаёт. Хм, совсем непонятно. Ничего такого особо эротичного в чтении инструкций наспех переведённых с <text:span text:style-name="T388">Н</text:span>емецкого—смазанные <text:s/><text:span text:style-name="T388">оттиски мимеографа</text:span>, несколько выужен<text:span text:style-name="T388">ы даже</text:span> Польским Сопротивлением в сортирах тренировочного лагеря в Ближне, в пятнах неподдельного SS дерьма с мочой… или <text:span text:style-name="T388">в </text:span>заучивани<text:span text:style-name="T388">и</text:span> факторов конвертирования, дюймы в сантиметры, лошадиные силы в <text:span text:style-name="Emphasis">Pherdestärke</text:span>, <text:span text:style-name="T388">в </text:span>рисование по памяти схем и изометрии <text:span text:style-name="T388">крученного</text:span> лабиринта линий топлива, окислителя, пара, пероксида, перманганата, 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и отправляется на поиски Катье, рук, что бегают крабами по его спине и шёлковистого поскрипывания чулок о его берцовые кости…. </text:p>
      <text:p text:style-name="P102">Во время занятий, поднимая голову, он частенько ловит сэра Стивена Додсон-Трака на том как тот, сверившись с секундомером, чиркает какие-то заметки. Охренеть. Хотелось бы знать, к чему это всё. Ему и в голову не приходит, что это как-то связано с теми его загадочными эрекциями. Личность человека была подобрана—или же подогнана так—чтобы подозрения сбивались на побочные прежде, чем наберут разгон. Зимний свет солнца охватывает половину его лица, как мигрень, наутюженные отвороты брюк, мокры и полны песка, потому что каждый день в шесть утра он шагает вдоль берега, сэр Стивен делает <text:s/>свой прикид вполне опознаваемым, если не свою роль в заговоре. Слотропу известно лишь, что он агроном, хирург мозгов, исполнитель партии <text:span text:style-name="T388">г</text:span>обоя в концерте—в том же Лондоне на всех командных уровнях <text:span text:style-name="T388">полно таких</text:span> <text:s/>многосторонних гениев. Но, как и с Катье, вокруг всесторонне образованной задорности Додсон-Трака висит явная аура подёнщика и лузера…. </text:p>
      <text:p text:style-name="Text_20_body">Однажды Слотропу подвернулся случай проверить это. Похоже, <text:span text:style-name="T388">этот</text:span> Додсон-Трак <text:span text:style-name="T389">любитель </text:span>шахмат. Под вечер одного из дней он в баре спросил Слотропа играет ли тот. </text:p>
      <text:p text:style-name="Text_20_body">– Никак нет,– врёт,– ни даже в шашки. </text:p>
      <text:p text:style-name="Text_20_body">– Проклятье. Мне до сих пор не <text:span text:style-name="T389">случилось сыграть</text:span> ни одной стоящей партии. </text:p>
      <text:p text:style-name="Text_20_body">–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text:soft-page-break/>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то какой себе надумает, и он теперь Принц этот самый, шесть или ещё там что, понятно, спе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и номер второй отвечает, не я, сэр— </text:p>
      <text:p text:style-name="Text_20_body">– Да, да, но,– взглянув на Слотропа самым странным взглядом,– то есть, хочу сказать, я не совсем понимаю, знаете ли, в чём, собственно, суть. Как в ней выигрывать? </text:p>
      <text:p text:style-name="P103">Ха! Он ещё спрашивает как выигрывать: «Тут не выигрывают»,– уже на всех парусах, вспомянув Тантиви, маленький такой анти-заговорный экспромт,– «в неё проигрывают. Один за другим, победитель тот, кто остался». </text:p>
      <text:p text:style-name="Text_20_body">– Звучит довольно отрицательно. </text:p>
      <text:p text:style-name="Text_20_body">–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1">компредез</text:span>?– Какое-то число висло-губых младших офицеров, заслышав магическое слово, подтягиваются ближе и занимают места, пока Слотроп объясняет правила. </text:p>
      <text:p text:style-name="Text_20_body">– Я не вполне уверен,— начинает Додсон-Трак. </text:p>
      <text:p text:style-name="Text_20_body">– Чепуха. Чего там, только на пользу вырваться из той шахматной колеи. </text:p>
      <text:p text:style-name="Text_20_body">– Стаканы побольше,– орёт Слотроп официанту.– Наверное, вон те пивные бокалы! Да! Самое оно. – Официант выхлопывает пробку из трёхлитровой бутыли <text:span text:style-name="Emphasis">Veuve Clicquot Brut</text:span> и наполняет всем по кругу. </text:p>
      <text:p text:style-name="Text_20_body">– В общем, Принц Уэльский,– заводится Слотроп,– потерял свои хвосты и номер третий нашёл их. Принц, хвосты, номер три. </text:p>
      <text:p text:style-name="Text_20_body">– Не я, сэр,– отвечает Додсон-Трак, как-то малость оборонительно. </text:p>
      <text:p text:style-name="Text_20_body">– Кто, сэр? </text:p>
      <text:p text:style-name="Text_20_body">– Пять, сэр. </text:p>
      <text:p text:style-name="Text_20_body">– А что говорить надо?– Спрашивает Пять, шотландец в парадных брюках в клеточку, хитрый с виду. </text:p>
      <text:p text:style-name="Text_20_body">– Ты проебал,– распоряжается по-принцевски Слотроп,– так что пей. Всё до дна и без передыху. </text:p>
      <text:p text:style-name="Text_20_body">Так оно и идёт. Слотроп <text:span text:style-name="T389">сдаёт</text:span>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Emphasis">degorgement </text:span>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text:soft-page-break/>горшком пальмы. Другой молодой офицер немедленно вскальзывает на его место. Слово, из уст в уста, разнеслось по Казино, и вскоре толпа обитателей собралась вокруг стола, выжидая вылета следующих. Притащен лёд громадным куском, папоротниково-растресканный внутри, испускающий белое дыхание каждой своею гранью, размолочен и <text:span text:style-name="T389">расщеплён</text:span> в большое мокрое корыто принимать процессию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какой-то шутник дотягивается выдернуть бокал у основания, вся конструкция начинает шататься, все подскакивают спасти что получится прежде чем всё с грохотом <text:span text:style-name="T389">рухнет</text:span>, обливая униформы и обувь—чтобы они могли начать построение заново. Игра пере<text:span text:style-name="T389">ходит</text:span> в <text:span text:style-name="T389">Сменного</text:span> Принца, где каждый <text:span text:style-name="T389">на</text:span>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 </text:p>
      <text:p text:style-name="P17">ВУЛЬГАРНАЯ ПЕСНЯ </text:p>
      <text:p text:style-name="P303">Всю ночь вчера я шпокал Королеву Трансиль-ва-ни-и,</text:p>
      <text:p text:style-name="P303">Бургундскую сегодня буду шпокать, брат, </text:p>
      <text:p text:style-name="P303">Вот-вот пересеку границу Шизофре-ни-и, </text:p>
      <text:p text:style-name="P303">У Королевок я просто нарасхват…. </text:p>
      <text:p text:style-name="P303">На завтрак розовый шампусик и икра, </text:p>
      <text:p text:style-name="P303">А к чаю <text:span text:style-name="T390">завсегда</text:span> Шатобриан, кусочка два—</text:p>
      <text:p text:style-name="P303"><text:span text:style-name="T390">С</text:span>игары <text:span text:style-name="T390">я курю не ниже </text:span>десят<text:span text:style-name="T390">и</text:span> за штуку шиллингов, </text:p>
      <text:p text:style-name="P303">И до упаду хохочу, <text:span text:style-name="T391">когда хочу,</text:span></text:p>
      <text:p text:style-name="P303"><text:span text:style-name="T391">Передо мною</text:span> <text:span text:style-name="T390">чернь</text:span> расступ<text:span text:style-name="T391">ится</text:span> заранее, </text:p>
      <text:p text:style-name="P303">Дорогу <text:span text:style-name="T390">дать Шпок-</text:span>шпокарю Царицы Трансиль-вааа-ни-ии! </text:p>
      <text:p text:style-name="P104">Голова у Слотропа уже шар, который <text:span text:style-name="T392">летит</text:span> не вертикально, а по горизонтали, исключительно поперёк комнаты, но при этом остаётся на месте. Каждая клетка мозга <text:span text:style-name="T392">стала</text:span> пузырё<text:span text:style-name="T392">ч</text:span>к<text:span text:style-name="T392">ом</text:span>: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прям,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text:span text:style-name="Emphasis"> Taittinger</text:span>, без всякой даты на наклейке. Официанты и сменившиеся крупье, сидят вдоль стойки, как птички на проводе, глазеют. Шум вокруг невероятнейший. Валлиец с аккордеоном стоит на столе. Наяривает «Испанскую красавицу» в до-мажоре, терзая этот хрипоящик как маньяк. Дым висит густой, клубящийся. В глубине его тлеют трубки. <text:s/><text:span text:style-name="T392">Н</text:span>е менее трёх кулачных поединков <text:span text:style-name="T392">в процесс продолжения</text:span>. Уже трудно определить <text:span text:style-name="T392">в каком конкретно месте идёт</text:span> игр<text:span text:style-name="T392">а</text:span> Принц. Девушки толпятся в дверях, хихикая, указывая пальцами. Свет в комнате побурел от набившейся униформы. Слотроп ухватил свой бокал, пытается встать на ноги, его крутануло и он с грохотом <text:soft-page-break/>падает на текущую игру в кости. Элегантность, предупреждает он себя: эл<text:span text:style-name="T392">лл</text:span>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ещё один пруд искристого, добавочную трясину блевотины, прежде чем нащупалось то, что кажется ему набитыми песком отворотами брюк Додсон-Трака. </text:p>
      <text:p text:style-name="Text_20_body">Осторожно опуская взгляд вниз на Слотропа: «Не уверен смогу ли, собственно, стоять….» 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 Шатаясь, поддерживая друг друга, они протолкались сквозь машущую бутылками, застывшую глазами, расхрыстанную, орущую, побелело-лицую, <text:span text:style-name="T393">брюхо</text:span>-хватную <text:span text:style-name="T393">шарагу</text:span>, в плывуче гибкую надушенную зрительскую аудиторию из девушек у двери, такие все сладко высокие, шлюз декомпрессии перед выходом. </text:p>
      <text:p text:style-name="P215">– Блядь Святая!– таких закатов уже почти не бывает, закат необжитых земель 19-го столетия, пара из которых были перенесены, того стоили, на полотно, пейзажи Дикого Запада кисти художников, о которых никто никогда не слыхал, когда земли оставались ещё свободными, <text:s/>глаз невинным, а присутствие Творца более явным. И вот он всколоколил тут над Средиземноморьем, возвышенный и одинокий, этот анахронизм изначально красным, жёлтым такой чистоты, что уж нигде не отыщешь сегодня, чистота, что так и напрашивается на загрязнение… несомненно Империя продви<text:span text:style-name="T394">га</text:span>лась к западу, а куда <text:span text:style-name="T394">ж </text:span>ещё <text:span text:style-name="T394">ей было</text:span> кроме этих девственных закатов, чтобы всунуться и осквернить? </text:p>
      <text:p text:style-name="Text_20_body">Но там на горизонте, вон возле кромки обожжённого мира, кто они, те недвиж<text:span text:style-name="T394">им</text:span>ые гости… вон те фигуры в длинных одеяниях—наверное, <text:span text:style-name="T394">с учётом</text:span> такой удалённости, ростом в сотни миль—их лица, безмятежные, отстранённые, как у Будды, склоняются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но засвидетельствовать игру в соблазн. Это стало предпоследним шагом британской столицы перед тем, как она отдалась, вступила в связь, от которой пойдут у неё после сыпь и струпья отмеченные на карте Роджера Мехико, <text:span text:style-name="T394">таящиеся</text:span> в этой любви, разделённой с <text:span text:style-name="T394">череном</text:span> еженощных грабель Господина Смерти… потому что приказ КАС совершить рейд против гражданского Любека <text:span text:style-name="T394">явился</text:span> тем долгим взглядом, который не спутаешь ни с чем, зовущим <text:span text:style-name="T1">скорей же, иди и выеби меня,</text:span> на который подымаются и с визгом сыпятся ракеты, те самые, А4, которые по любому должны были пускать, да только б чуть пораньше…. </text:p>
      <text:p text:style-name="Text_20_body">Так что же в этот вечер высматривают стражи края мира? теперь уже темнеющие, монументальные создания, стоически переходя в цвет шлака, пепла для стабилизации ночи, сегодняшней ночи… что тут такого грандиозно сто́ящего наблюдения? Только Слотроп тут, да сэр Стивен, счастливо бредут себе поперёк длинных тюремно-решёточных теней отбрасываемых пальмами, что окаймляют эспланаду, отрезки между тенями сейчас омыты очень тёплым закатно-красным, поверх зернисто-шоколадного пляжа. Тут явно ничего с минуты на минуту не случится. Ни шелеста автомобильного движения на круговых дорожках, ни миллиарда франков поставленных на женщину или на соглашение наций за каким-то из столов внутри. Всего лишь довольно формальные взрыды сэра Стивена, только что опустившегося на <text:soft-page-break/>одно колено в песок, ещё тёплый после минувшего дня: мягкие придушенные всхлипы отчаяния сдерж<text:span text:style-name="T395">иваем</text:span>ого внутри, <text:span text:style-name="T395">так </text:span>явно выдающие всю муку и гнёт, через которые пришлось ему пройти, что даже Слотроп способен ощутить, в своём личном горле, болезненные вспышки сочувствия к усилиям, что прилагает этот человек…. </text:p>
      <text:p text:style-name="Text_20_body">– О, да, да, знаете ли, я, я, я не могу. Нет. Я полагал, что вы знаете—хотя зачем вам скажут? Все <text:span text:style-name="Emphasis">Они</text:span> знают. Я служебный курьёз. Даже людям известно. Нора путалась с толпой психов годы напролёт. Всегда сгодится для выпуска <text:span text:style-name="Emphasis">Новости Мира</text:span>— </text:p>
      <text:p text:style-name="Text_20_body">– Ах! Да! Нора—та дама, которую застукали в тот раз с парнишкой который-кто может<text:span text:style-name="Emphasis"> менять свой цвет</text:span>, верно? Охренеть! Точно, Нора Додсон-Трак! То-то мне имя показалось знакомым— </text:p>
      <text:p text:style-name="Text_20_body">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 они, домогаются, им только бы за-затащить в постель. Я не мог,– тряся головой, волосы раскалённо-оранжевые в этих сумерках,– я не мог. Забрался слишком далеко. Другая ветвь. Не мог спуститься обратно к ней. Она-она ст<text:span text:style-name="T395">а</text:span>новилась счастливой просто от <text:span text:style-name="Emphasis">прикосновения</text:span>, когда-никогда…. Слушайте, Слотроп, ваша девушка, ваша Катье, о-она очень <text:span text:style-name="Emphasis">красивая</text:span>, знаете. </text:p>
      <text:p text:style-name="Text_20_body">– Знаю. </text:p>
      <text:p text:style-name="Text_20_body">– О-они думают мне всё равно, уже. «Вы <text:span text:style-name="T395">с</text:span>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text:span text:style-name="T396">что</text:span>, по-вашему, я <text:span text:style-name="Emphasis">чувствую</text:span>? Когда вы отлучаетесь после каждого урока. Да, я<text:span text:style-name="Emphasis"> бессильный</text:span>—мне остаётся лишь вести учёт, Слотроп. Писать отчёты… </text:p>
      <text:p text:style-name="Text_20_body">– Эй, Асс… </text:p>
      <text:p text:style-name="Text_20_body">– Не злитесь. Я безвреден. Вот ударьте меня, я свалюсь и тут же вскочу. Вот так.– Он демонстрирует.– Я переживаю за вас, за вас обоих. Я правда переживаю, поверьте, Слотроп. </text:p>
      <text:p text:style-name="Text_20_body">– Окей. Вот и скажите мне что происходит. </text:p>
      <text:p text:style-name="Text_20_body">– Мне <text:span text:style-name="Emphasis">не всё равно</text:span>. </text:p>
      <text:p text:style-name="Text_20_body">– Ладно, ладно… </text:p>
      <text:p text:style-name="Text_20_body">– Моя «задача» наблюдать вас. Это моя задача. Вам нравится моя задача? Нравится?<text:span text:style-name="Emphasis"> Ваша</text:span> «задача»… изучить ракету, дюйм за дюймом.<text:span text:style-name="Emphasis"> Я</text:span> должен… посылать ежедневный отчёт о вашем прогрессе. И это всё, что мне известно. </text:p>
      <text:p text:style-name="Text_20_body">Но это не всё. Он что-то утаивает, что-то <text:span text:style-name="T396">ещё </text:span>в глубине, а дурак Слотроп слишком пьян, чтоб<text:span text:style-name="T396">ы хоть как-то</text:span> докопаться.– «<text:span text:style-name="T396">Про м</text:span>еня и Катье тоже? Подглядываешь в замочную скважину?» </text:p>
      <text:p text:style-name="Text_20_body">Всхлипы:– «Какая разница? Для этого я совершенно подходящий человек. Совершенно. В половине случаев я не могу даже мастурбировать… гадкая молофья не брызжет на отчёты, <text:soft-page-break/>знаете ли. Им не понравилось бы. Просто нейтральный, просто регистрирующий <text:span text:style-name="T396">взгляд</text:span>.… Они так жестоки. Не думаю, что они даже понимают, на самом деле… Они даже и не садисты… Там просто <text:span text:style-name="Emphasis">полное бесчуствие</text:span>…. </text:p>
      <text:p text:style-name="Text_20_body">Слотроп кладёт руку на его плечо. Подкладка костюма с<text:span text:style-name="T396">двига</text:span>ет<text:span text:style-name="T396">ся</text:span> <text:s/>соб<text:span text:style-name="T396">равшись</text:span>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 </text:p>
      <text:p text:style-name="P77">Пенис, Который Он Считал Своим </text:p>
      <text:p text:style-name="P304">(ведущий тенор): <text:span text:style-name="T396">Он</text:span> пенис <text:span text:style-name="T396">тот </text:span>считал <text:span text:style-name="T397">за</text:span> сво<text:span text:style-name="T397">й</text:span>—</text:p>
      <text:p text:style-name="P304">Твёрд <text:span text:style-name="T397">словно</text:span> кость, большой, озорной… </text:p>
      <text:p text:style-name="P304">С отважной сизой головой </text:p>
      <text:p text:style-name="P304">Торчком в кровати той, </text:p>
      <text:p text:style-name="P304">Где девоньки играли в Телефон— </text:p>
      <text:p text:style-name="P304">(бас): Те-ле-фон…. </text:p>
      <text:p text:style-name="P304">(внутренние голоса): Но пришли Они из дырки ночью, </text:p>
      <text:p text:style-name="P304">(бас): И ласково тетешкали покуда не пропал— </text:p>
      <text:p text:style-name="P304">(внутренние голоса): И больше уж нигде его он не сыскал… </text:p>
      <text:p text:style-name="P304">(тенор): Теперь он тает на глазах, </text:p>
      <text:p text:style-name="P304">Всё только "ох!", да только "ах!" </text:p>
      <text:p text:style-name="P304">По пенису, который он считал своиииим! </text:p>
      <text:p text:style-name="P304">(внутренние голоса): Был <text:span text:style-name="T397">да сплыл</text:span>! </text:p>
      <text:p text:style-name="Text_20_body">Фигуры в море выслушали, а теперь растрепались ветром и стали ещё отдалённей, пока отходит, холоде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Впоследствии, в Лондоне, состоялся визит самого вездесущего из всех двойных агентов, Сэмми Хильберт-Шпейса, про которого все думали, что он в Стокгольме, или всё-таки в Парагвае? </text:p>
      <text:p text:style-name="Text_20_body">– Вот оно что,– снисходительно рыбье лицо изучает Эвентира, подвижное, как тарелка антенны управления стрельб<text:span text:style-name="T397">ой</text:span> и даже менее жалостливое,– а я-то думал, что— </text:p>
      <text:p text:style-name="Text_20_body">– Вы думали, что просто отметитесь. </text:p>
      <text:p text:style-name="Text_20_body">– Ещё и телепат, Боже, ну, он хорош, а?– Однак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ь заклинания, как вызывать именно тех, кто потребуется…. Стол уставлен стаканами, <text:soft-page-break/>захватанными, беловатыми, пустыми или с осадком от тёмно-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стёрта годами мелькающих теней агентов, как некоторые зеркала в общественных пунктах питания от отражений посетителей: поверхность обретает характер, как старое лицо…. </text:p>
      <text:p text:style-name="Text_20_body">– Но ведь вы с ним не беседуете на самом деле,– ах, Сэмми, уж этого у него не отнять, умеет эдак вот мягонько, мягче мягкого,– то есть это же вам не телеграфист какой-то, типа, малость поболтать среди ночи…. </text:p>
      <text:p text:style-name="Text_20_body">– Нет, нет.– Эвентир тут понимает, что записи всего, что приходит через Сачсу, прочитываются—и ему показывают то, что прошло цензуру. И что <text:span text:style-name="T397">именно </text:span>так оно и <text:span text:style-name="T397">продолжается</text:span> уже какое-то неопределённое время…. Вот и расслабься, впади в пассивность, посмотри что <text:span text:style-name="T397">вы</text:span>рис<text:span text:style-name="T397">овыва</text:span>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личной скрытой жизни. Обрывки, тон голосов, выбор слов сейчас всё сплетается в нечто целостное: «…должно быть изумился, как обнаружил себя по ту сторону… однажды мне тоже достался Зачза или два… так уж держись от улицы подальше… <text:span text:style-name="T397">с</text:span>вер<text:span text:style-name="T397">ять</text:span> что к чему, <text:span text:style-name="T397">старина</text:span> Зачза тоже фильтрует <text:span text:style-name="Emphasis">наши личности</text:span>, понимаешь, исходя из данных, так нам будет легче…» </text:p>
      <text:p text:style-name="Text_20_body"><text:span text:style-name="Emphasis">Подальше от улицы</text:span>? Всем известно как погиб Сачса. Но никто не знает почему он выходил в тот день, что привело его к этому. И Сэмми сейчас говорит Эвентиру: <text:span text:style-name="Emphasis">Не спрашивай</text:span>. </text:p>
      <text:p text:style-name="Text_20_body">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Сачса любил, Лени Пёклер? Распространится ли вето на прокуренный голос Норы и её уверенные руки, и не станут ли держать Эвентира, на срок, может даже пожизненный, под некоей весьма утончённой формой домашнего ареста за преступления, о которых ему никогда не скажут? </text:p>
      <text:p text:style-name="P105">Нора всё ещё продолжает своё Приключение, свою «Идеологию Нуля», <text:span text:style-name="T398">у</text:span>держи<text:span text:style-name="T398">ва</text:span>тся среди прочёсанных кам<text:span text:style-name="T398">енных</text:span> волос самых последних белых хранителей, пред самым последним шагом в тьму, в сияющее…. Но где теперь отыщешь Лени? Куда могла она уйти, унося своего ребёнка и свои грёзы, что никак не взрослеют? 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причинам не подлежащим разглашению, и смерть Сачсы часть этого. <text:span text:style-name="T398">С</text:span>воими крыльями <text:span text:style-name="T398">о</text:span>на смела <text:span text:style-name="T398">не ту</text:span> жизнь—не жизнь своего мужа Франца, который мечтал, умолял быть забранным именно так, но вместо этого удерж<text:span text:style-name="T398">ан</text:span> для чего-то совершенно другого—Петера Сачсу, <text:span text:style-name="T398">что</text:span> был пассивен по иному… или тут какая-то ошибка? Неужто Они никогда не д<text:span text:style-name="T398">опуск</text:span>ают ошибок, или… почему он оказался тут, мчась вместе с нею к её собственному концу (как, собственно, и Эвентир втянутый в буруны оставленные яростным продвижением Норы) её тело заслоняет ему полный обзор того, что лежит впереди, стройная девушка оберну<text:span text:style-name="T398">лась</text:span> древесной, широкой, материнской… всё, чему он должен следовать, это <text:soft-page-break/>обломки их времён <text:span text:style-name="T398">осыпающиеся</text:span> от каждой стороны, разлетающиеся длинными спиралями, в запылённое невидимое, где последний оско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text:span text:style-name="T19">взят</text:span>: уносимый вперёд в эфиро-ветер запах которого… нет,<text:span text:style-name="T1"> не тот запах</text:span>, что он ощутил в последний миг перед своим рождением… пустоты задолго до того, которую он должен был запомнить… и стало быть, если он здесь опять… значит… <text:span text:style-name="T1">тогда</text:span>…. </text:p>
      <text:p text:style-name="P265"/>
      <text:p text:style-name="P216">Их оттесняет цепь полицейских. Петер Сачса стиснут со всех столон, пытается удержаться на ногах, вырваться невозможно… Лицо Лени движется, безостановочно, напротив проносящихся окон Гамбургского Экспресса, бетонных дорог, эстакад, произодственных башен Марка, улетающих прочь свыше сотни миль в час, превосходный фон, коричневый, смазанный, малейшая ошибка курса, дорожного покрытия на такой скорости и им конец… её юбка задралась сзади, оголились ляжки, красноватые отметины от сиденья в вагоне, обёрнуты к нему… да.. от неизбежности катастрофы, да, кто бы ни взглянул, да…. «Лени, ты где?» Она держала его локоть меньше десяти секунд назад. Они условились заранее держаться вместе насколько получится. Но тут уже движение двух разновидностей—не реже, чем случайные промельки чужаков, за чёткой линией стычки по разметкам Силы сводящей людей, оказаться какое-то время вместе, в любви, когда даже насилие кажется бессильным фиаско, точно так же любовь, здесь на улице, может оказаться вновь в центробежном разбросе: лица, увиденные тут в последний миг, слова, выговоренные бездумно, через плечо, в полной уверенности, что она рядом, уже последние слова… «Вальт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каждую ночь посидеть рядом с её кроваткой, совсем запоздно, глядя как она спит, попкой кверху, лицом в подушку… такая чистота, <text:span text:style-name="T1">истинность</text:span>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Вот уже неделю… ну, что он понимает в политике? Он толькео лишь видит, что она переступила порог, нашла развилку во времени, куда ему не дано последовать…. </text:p>
      <text:p text:style-name="Text_20_body">– Ты ведь мать ей… а если тебя арестуют, с нею что будет? </text:p>
      <text:p text:style-name="Text_20_body">– А им только этого—Петер, как ты не понимаешь, им нужна громадная набухшая титька и некое атрофированное ничто, под именем человека, блеющее где-то там в её тени. Разве могу я быть для неё <text:span text:style-name="T1">человеком</text:span>? Ни даже <text:span text:style-name="T1">матерью </text:span><text:span text:style-name="T19">е</text:span><text:span text:style-name="T115">й</text:span>. «Мать» это категория общественных служб, Матери <text:span text:style-name="T399">работают</text:span> на <text:span text:style-name="T1">Них</text:span>! Они полицаи душ…– лицо её потемнело, стало иудейским от слов произносимых ею, не потому, что громко, а потому, что она так и думает, и она права. Рядом с её убеждённостью, Сачсе виднее мелкота его собственной жизни, застоялая ванна тех посиделок, где годами не меняются даже лица... слишком много полу-тёпленьких лет…. </text:p>
      <text:p text:style-name="Text_20_body">– Но я люблю тебя…– она отбрасывает волосы с его вспотевшего лба, они лежат под окном, куда уличный-и-рекламный свет вливается постоянно, охлёбывая их кожу, все её выпуклости и затенённости, в спектрах холоднее тех, что астрологи отводят луне…. – Тебе не надо быть кем-то, кем ты не есть, Петер. Меня бы здесь не было, если бы я не любила тебя такого…. </text:p>
      <text:p text:style-name="Text_20_body"><text:soft-page-break/>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 </text:p>
      <text:p text:style-name="Text_20_body">А Ильсе, заигрывает с ним своими тёмными глазками. Она может произносить его имя. Но часто, чтобы пофлиртовать, отказывается, или зовёт его <text:span text:style-name="T1">Мама</text:span>. «Нет-нет, Мама вон <text:span text:style-name="T403">она</text:span>, а я Петер. Запомнила? Петер». </text:p>
      <text:p text:style-name="Text_20_body">– Мама. </text:p>
      <text:p text:style-name="Text_20_body">Лени только уставится и смотрит, задержавшаяся меж её губ улыбка почти что, должен он отметить, самодовольная, попустительская путанице имён, вызывает затухающее эхо попранной мужской гордости, которого она не может не слышать. </text:p>
      <text:p text:style-name="Text_20_body">– Я просто радуюсь, что <text:span text:style-name="T1">на меня</text:span> она не говорит Мама,– Лени это кажется исчерпывающим объяснием, но это всё слишком связано с идеологии, он в этом ещё не разобрался. Он не знает, как слушать такие разговоры, выходящие за пределы лозунгов: не научился слушать революционным сердцем, и ему, фактически, не отпущено достаточно времени, чтобы накопить революционное сердце из худородной товарищеской любви остальных, нет, на это теперь уже нет времени, да и вообще ни на что-либо другое кроме последнего вдоха,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так без понятия про него и его мощь… первый чёткий удар шуцмана за весь день… секундочка в секунду, он чувствует это в своей руке и в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1">как</text:span>— </text:p>
      <text:p text:style-name="Text_20_body"><text:span text:style-name="T1">Как </text:span><text:span text:style-name="T20">оно </text:span><text:span text:style-name="T1">прекрасно</text:span>! </text:p>
      <text:p text:style-name="Text_20_body">В эту ночь сэр Стивен исчезает из Казино. </text:p>
      <text:p text:style-name="Text_20_body">Но не прежде, чем сказать Слотропу, что его эрекции представляют немалый интерес для Фицморис-Хауса. </text:p>
      <text:p text:style-name="Text_20_body">Уже утром врывается Катье, всполошённая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ничто его не задевает, кроме просто любви к тому, что видит. </text:p>
      <text:p text:style-name="Text_20_body">Затем, извращенчески сознавая это, он отворачивается, обратно в комнату. Время поиграть с Катье, теперь…. </text:p>
      <text:p text:style-name="Text_20_body">Её лицо побелело, как её волосы. Дождевая ведьма. Поля её шляпы создают шикарный кремово-зелёный ореол вокруг её лица. </text:p>
      <text:p text:style-name="Text_20_body"><text:soft-page-break/>– <text:s/>Ну, тогда его, выходит, нет.– Глубокомыслие подобного рода вполне может вывести её из себя.– Это плохо, очень. Но, опять-таки—может и к лучшему. </text:p>
      <text:p text:style-name="Text_20_body">– Хватит о нём. Что тебе известно, Слотроп? </text:p>
      <text:p text:style-name="Text_20_body">– Что значит, хватит о нём? Ты что, так вот просто отшвыриваешь людей? </text:p>
      <text:p text:style-name="Text_20_body">– Ты хочешь узнать? </text:p>
      <text:p text:style-name="Text_20_body">Он стоит покручивая ус:– «Расскажи мне, в чём дело». </text:p>
      <text:p text:style-name="Text_20_body">– Ты сволочь. Всё пустил под откос, этой своей хитренькой игрой в коллективную пьянку. </text:p>
      <text:p text:style-name="Text_20_body">– Что всё, Катье? </text:p>
      <text:p text:style-name="Text_20_body">–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Да тут и запротоколировать некому, или размыслить с чего бы оно так…. </text:p>
      <text:p text:style-name="Text_20_body">– Точно не говорил, что ты натаскана в этом дзюдо. Обучалась, небось, в той <text:span text:style-name="T1">Голландии</text:span>, а? Правда, мелочи,– распевает нисходящими ребячьими терциями,– тебя выдают, сама знаешь…. </text:p>
      <text:p text:style-name="Text_20_body">– Ааа…– взбешённо, она в броске целит ему в голову, от чего ему удаётся увернуться—идёт нырком под её руку, вскидывает на себя, как пожарный пострадавшего, швыряет её на кровать и бросается следом. Она пинает 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 </text:p>
      <text:p text:style-name="Text_20_body">– Послушай, пизда, не выводи меня из себя, мне женщин бить не жалко, я Кэгни из Французской Риверы, так что смотри мне. </text:p>
      <text:p text:style-name="Text_20_body">– Я убью тебя… </text:p>
      <text:p text:style-name="Text_20_body">– Что? И пустишь под откос всё это? </text:p>
      <text:p text:style-name="Text_20_body">Катье оборачивает голову и впивается зубами ему в предплечье, как раз то место, куда входили иглы с Пентоналом.– «О, <text:span text:style-name="T1">блядь</text:span>—»,– он отпускает руку, которую выкручивал и сдёргивает трусики с неё, стискивает одно бедро и входит в неё сзади, дотягиваясь снизу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обливаясь потом, прерывисто дышит, глядя на её лицо отвернувшееся на ¾, не профиль даже, а ужасное Лицо, что Уже не Лицо, ставшее слишком абстрактным, недосягаемым: впадинка глазницы, но никак не скачущий глаз, всего лишь анонимный изгиб щеки, выступ рта, безносая маска Существа Иного Порядка, существа Катье—безжизненная безликость единственное из её лиц, что он действительно изучил, или навсегда запомнил. </text:p>
      <text:p text:style-name="Text_20_body">– Эй, Катье,– всё, что он грит. </text:p>
      <text:p text:style-name="Text_20_body"><text:soft-page-break/>– Мм.– Но теперь остаётся лишь её давняя осадочная горечь, а они, в конце концов, не из тех любовников, кто спускается на парашютах в залитой солнечным светом кисее, мягко спадая, рука об руку, на что-то полное лужаек и покоя. Тебя удивляет? </text:p>
      <text:p text:style-name="Text_20_body">Она отодвинулась, выпустив его хуй в холод комнаты.– «Как оно в Лондоне, Слотроп? Когда падают ракеты?» </text:p>
      <text:p text:style-name="Text_20_body">– Как?– После ебли, он обычно любит поваляться, подымить сигаретой думая о еде,– ну, пока не ахнет, ты не знаешь, что она где-то есть. Блин, уже после того, как рванёт. И если не в тебя, значит ты в порядке до следующей ракеты. Как услышишь взрыв, стаёт ясно, что ты должно быть жив. </text:p>
      <text:p text:style-name="Text_20_body">– Это так узнаёшь, что жив. </text:p>
      <text:p text:style-name="Text_20_body">– Верно.– Она садиться, подтягивая трусики обратно вверх, а юбку обратно вниз, проходит к зеркалу, начинает причёсывать волосы:– «Ну-ка, послушаем про температуры внешнего слоя. Пока ты одеваешься». </text:p>
      <text:p text:style-name="Text_20_body">– Температура внешнего слоя, Т корень из е, что <text:span text:style-name="T1">оно</text:span> такое? нарастает резко до <text:span text:style-name="Emphasis">Brennschluss</text:span>, где-то в районе 70 миль, а и потом там крутой взмыв, 1200 градусов, потом немного падает, минимум 1050 градусов, пока не покинет атмосферу, где опять скачок до 1080 градусов. Остаётся довольно стабильной при обратном вхождении,– блаблабла. <text:span text:style-name="T400">Тут</text:span> музыка <text:span text:style-name="T400">перехода</text:span>, <text:span text:style-name="T401">расц</text:span>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а хоть даже и «Ох, жаркой будет эта ночка в нашем городишке», выбирай что приглянётся—замедляется и стихает к остеклённому крыльцу входа, Слотроп и Катье в<text:span text:style-name="Emphasis"> tête-à-tête</text:span>, за исключением нескольких музыкантов в углу, что кряхтя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круссантами,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 text:style-name="Emphasis">Brennschluss</text:span> по IG и радио методы… уравнения, трансформации…. </text:p>
      <text:p text:style-name="Text_20_body">– Теперь рост тяги при изменении угла. Я называю высоту, ты говоришь мне угол. </text:p>
      <text:p text:style-name="Text_20_body">– Катье, может ты будешь говорить<text:span text:style-name="Emphasis"> мне </text:span>угол? </text:p>
      <text:p text:style-name="P217">Её позабавила, как-то раз, мысль о павлине, обхаживает, распускает свой хвост… она углядела это в переливающихся оттенках цвета пламени, что отрывалось от платформы, алый, оранжевый, радужно-зелёный… некоторые немцы, даже из SS, называли ракету <text:span text:style-name="Emphasis">Der Phau. «</text:span><text:span text:style-name="Emphasis"><text:span text:style-name="T112">Phau Zwei»</text:span></text:span>. Подъём, <text:span text:style-name="T404">пере</text:span>программированный в обряд любви… к <text:span text:style-name="Emphasis">Brennschluss</text:span> он завершался—чисто женское дополнение Ракеты, нулевая точка в центре цели, отдавалась. Всё прочее произойдёт следуя законам баллистики. Тут у Ракеты уже нет вариантов. Что-то распоряжается ею. Что-то за пределами встроенного. </text:p>
      <text:p text:style-name="Text_20_body"><text:soft-page-break/>Катье воспринимала огромную арку в безвоздушность, как <text:s/>явный намёк на некие похотливые желания, что движут планетой и ею, и Теми, кто использует её—перевалить через пик и вниз, с разгону, в горении, к окончательному оргазму… чего, конечно, она никак не может пересказать Слотропу. </text:p>
      <text:p text:style-name="Text_20_body">Они сидят выслушивая порывы ливня порой почти переходящего в мокрый снег. Зима накапливается, дышит, углубляется. Шарик рулетки тарахтит где-то в глубине другой комнаты. Она увиливает. Почему? Слотроп пытается припомнить, всегда ли только лишь так приходилось ей говорить, отстреливаясь, отшатываясь прежде, чем сможет к нему прикоснуться. Самое время, чтоб начать задаваться вопросами. Он составляет анти-заговор впотьмах, налегая на ту, или другую из дверей, никогда не знаешь что выбредет наружу…. </text:p>
      <text:p text:style-name="Text_20_body">Тёмный базальт выпирает из моря. Па́ром зависла маскировочная сеть над сушей и над шатэ на ней, превращая всё это в зернисто-старинную почтовую открытку. Он прикасается к её кисти, пальцы движутся вверх по обнажённой руке, достигая… </text:p>
      <text:p text:style-name="Text_20_body">– Хмм? </text:p>
      <text:p text:style-name="Text_20_body">– Пойдём наверх,– грит Слотроп. </text:p>
      <text:p text:style-name="Text_20_body">Она, возможно, заколебалась, но до того кратко, что он и не заметил:– «О чём мы только что тут говорили?» </text:p>
      <text:p text:style-name="Text_20_body">– Про ту ракету, А4. </text:p>
      <text:p text:style-name="Text_20_body">Она смотрит на него очень долго. Сперва ему кажется, что она вот-вот рассмеётся. Потом, похоже, она собирается заплакать. Он не понимает. –«О, Слотроп. Нет. Ты меня не хочешь. Может им это нужно, но ты не хочешь. Не больше, чем А4 хочет Лондон. Однако, не думаю, что кого-то <text:span text:style-name="T404">интересуют</text:span> другие «я»… твоё, или Ракеты… нет. Не больше твоего. Если сейчас не в состоянии понять этого, то хотя бы запомни. Это всё, что я могу для тебя сделать. </text:p>
      <text:p text:style-name="Text_20_body">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Нет, <text:span text:style-name="Emphasis">merci, non</text:span>….» Он старается заучить организационную структуру там у них в Пенемюнде. </text:p>
      <text:p text:style-name="Text_20_body">Когда свет начинает стекать проч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Они останавливаются, <text:span text:style-name="T404">опёршись</text:span> на перила, он смотрит на <text:span text:style-name="T404">с</text:span>редизимнее море, она на слепое промозглое Казино, высящееся позади них. Бесцветные тучи скользят мимо, бесконечно, в небе. </text:p>
      <text:p text:style-name="Text_20_body">– Мне вспомнилось, как я наткнулся на тебя. В тот день.– Он как-то не может выразиться вслух точнее, но она знает, что это про Гимлер-Шпильзааль. </text:p>
      <text:p text:style-name="Text_20_body">Она резко обернулась:– «Мне тоже». </text:p>
      <text:p text:style-name="Text_20_body"><text:soft-page-break/>Их дыхания отрываются клочками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через её лицо, уносит цвета, мало что оставляя, кроме формального снимка, вроде того, что вклеивают в паспорт…. </text:p>
      <text:p text:style-name="Text_20_body">– А и ты так была далеко тогда… Я не мог до тебя дотянуться…. </text:p>
      <text:p text:style-name="Text_20_body">Тогда.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воспоминание затанцует перед тобой, и ты сможешь даже представить мой голос <text:span text:style-name="T404">прозносящий</text:span> то, что я не смогла тогда сказать. Или сейчас». О, что это, неужто она улыбнулась ему, всего на эту секунду? и вот уже нет. Вернулась к маске не имеющей удачи, ни будущего—дежурное состояние её лица, <text:span text:style-name="T404">излюбленное</text:span>, самое лёгкое…. </text:p>
      <text:p text:style-name="Text_20_body">Они стоят среди гнутых чёрных скелетов скамей, на изгибе эспланады вздыбленной круче, чем вообще требуется для яви: круговоротно, стараясь сбросить их в море и отделаться от этого всего в конце концов. День схолодал. Ни один из них не может удерживаться в равновесии надолго, каждую пару секунд кто-то переступает с ноги на ногу, чтоб устоять. Он протягивает руки и подним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что просачиваются через ресницы, тушь истекает чёрной кровью тонких витков… прозрачные каменья, дрожащие в своей оправе…. </text:p>
      <text:p text:style-name="Text_20_body">Волны дёргают и колошматят камни пляжа. Гавань разбита в барашки, слишком блестящие, вряд ли собрали свой свет со скудного неба. Вот он снова тут, тот идентичного вида Иной Мир—так ему теперь ещё и об этом переживать, сейчас? Что за—гля, эти деревья—каждая из длинных косм, пронизана, выворачиваясь напряжённым <text:span text:style-name="T404">изломом</text:span> напротив неба, каждая размещена с таким совершенством…. </text:p>
      <text:p text:style-name="Text_20_body">Она выгнула свои ляжки прикоснуться к нему выступом бёдер, сквозь своё пальто—может это поможет, всё-таки, вернуть его обратно—её дыхание белым шарфиком, дорожки от её слёз, подсвечен<text:span text:style-name="T405">ы</text:span> зимо<text:span text:style-name="T405">й</text:span>, л<text:span text:style-name="T405">ьдисты</text:span>. Ей тепло. Но этого недостаточно. Никогда не было—нет уж, он понимает всё правильно, она имела ввиду <text:span text:style-name="T405">прощание</text:span> надолго. Противостоя ветру испускаемому барашками, или же уклону тротуара, они держаться друг за друга. Он целует её глаза, чувствует, что хуй снова начал полниться добрым старым, <text:span text:style-name="T405">остервенелым</text:span> давним—давним, в любом случае—вожделением. </text:p>
      <text:p text:style-name="Text_20_body">Где-то от моря начинает играть одинокий кларнет, комичная мелодия, поддержанная через несколько тактов мандолинами и гитарами. Птицы хохлятся, блеско-глазые, на пляже. На сердце у Катье легчает, немного, от звука. У Слотропа ещё не выработаны Европейские рефлексы на кларнет, он всё ещё представляет Бенни Гудмена, а не клоунов цирка—но погоди-ка… это не <text:span text:style-name="T1">казу</text:span> ли вступа<text:span text:style-name="T406">е</text:span>т? Точняк, <text:span text:style-name="T1">цел</text:span><text:span text:style-name="T21">ьн</text:span><text:span text:style-name="T1">ая куча</text:span> казу! Казу <text:span text:style-name="T1">Оркестр</text:span>! </text:p>
      <text:p text:style-name="Text_20_body"><text:soft-page-break/>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йки скачущие на белом море. Но глаза её затянуты поволокой: ему не видно даже её обычного отхода, в этот последний раз, скрытного, ловкого, в угол какой-то далёкой внутренней комнаты…. </text:p>
      <text:p text:style-name="Text_20_body">– Катье. </text:p>
      <text:p text:style-name="Text_20_body">– Шшш,– проведя <text:span text:style-name="T405">замечтавшимися</text:span> ногтями в направлении утра, вдоль Côte d’Azur, в сторону Италии. Слотропу хочется за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её никогда не надёванных платьев так и висят в гардеробе, волдыри, малость воска на его пальцах, и одна сигарета, <text:span text:style-name="T405">до сроку</text:span> сдавленная в раздражённый рыболовный крюк… Она никогда не тратила сигарет попусту. Должно быть, она сидела, курила, наблюдая, как он спит… покуда что-то, ему никогда уже не спросить её что именно, сорвало её, сделало невозможным ждать пока кончится сигарета. Он распрямил её, докуривает, нечего разбрасываться куревом, раз война идёт дальше…. </text:p>
      <text:p text:style-name="P266"><draw:frame draw:style-name="fr1" draw:name="Image26" text:anchor-type="paragraph" svg:width="6.9252in" svg:height="0.3661in" draw:z-index="26"><draw:image xlink:href="Pictures/1000000000000B720000009B428C9716555D8079.png" xlink:type="simple" xlink:show="embed" xlink:actuate="onLoad" loext:mime-type="image/png"/></draw:frame><text:s/></text:p>
      <text:p text:style-name="P218">– Обычно, своим поведением мы реагируем не на что-<text:span text:style-name="T408">либо</text:span> единичное, но на всю совокупность содержа<text:span text:style-name="T408">щегося</text:span> в нашем <text:span text:style-name="T408">непрестанно</text:span> присутствующем окружении. Тогда как у стариков,– излагал в своих лекциях 83-летний Павлов,– всё обстоит совершенно иначе. Сосредотачиваясь на единичном стимуле, мы исключаем, путём отрицательной индукции, другие сопутствующие и одновременные стимулы, поскольку те зачастую не вписываются в обстоятельства, не являются дополняющими реакциями на данную обстановку. </text:p>
      <text:p text:style-name="Text_20_body"/>
      <text:p text:style-name="P305">Так [никому эти личные записи Пойнтсмен никогда показывает], потянувшись</text:p>
      <text:p text:style-name="P305">к цветку на столе у себя, </text:p>
      <text:p text:style-name="P305">Знаю я, что комнаты моей мозаика простая </text:p>
      <text:p text:style-name="P305">Неспешно начинает растворяться, ингибиционно, </text:p>
      <text:p text:style-name="P305">Вокруг цветенья, стимула, потребности </text:p>
      <text:p text:style-name="P305">Горящей ярче, покуда резкость отхлынувшая </text:p>
      <text:p text:style-name="P305">Из всего вокруг, на нём сосредоточена </text:p>
      <text:p text:style-name="P305">(Но не настолько, чтобы слепить), как фокус наведённый. </text:p>
      <text:p text:style-name="P305">Хоть тут же, в гипнотичном комнаты смерканьи, </text:p>
      <text:p text:style-name="P307">Немало прочей всячины—книги, инструменты, </text:p>
      <text:p text:style-name="P307"><text:soft-page-break/>Одежда старика, для городков увесистая бита, </text:p>
      <text:p text:style-name="P305">Всё <text:span text:style-name="T409">стушевалось в призраки вещей</text:span>, </text:p>
      <text:p text:style-name="P305"><text:span text:style-name="T409">В</text:span> мои воспоминанья о том, где, как и почему всё было, </text:p>
      <text:p text:style-name="P305">Стёрты, в этот миг, лишь фокус пламенеет: </text:p>
      <text:p text:style-name="P305">В наклоне к хрупкому и ждущему цветку…</text:p>
      <text:p text:style-name="P305">Попутно, что-то там из прочего всего—ручка, иль пустой стакан— </text:p>
      <text:p text:style-name="P305">Задето, уронилось с места, где стояло, и, возможно, закатится </text:p>
      <text:p text:style-name="P308"><text:span text:style-name="T410">Вовне</text:span> границ померкших памяти…. </text:p>
      <text:p text:style-name="P305">Что, ясность тут внесём, отнюдь не «ротозейство старца», </text:p>
      <text:p text:style-name="P305">Тут сконце<text:span text:style-name="T407">н</text:span>трированность, которую те, что помоложе, </text:p>
      <text:p text:style-name="P305">Со смехом, тут же отметут, их мир </text:p>
      <text:p text:style-name="P305">Им дарит больше, чем одна потеря— </text:p>
      <text:p text:style-name="P305">Тогда как, в восемьдесят три, кора уж ослабела, </text:p>
      <text:p text:style-name="P305">Процессы возбуждения сгорели до золы, </text:p>
      <text:p text:style-name="P305">Настройкой к сдерживающим запретам истёрты пальцы, </text:p>
      <text:p text:style-name="P305">И всякий раз, как комната уходит в <text:s/>неясность <text:span text:style-name="T410">таковую</text:span>, </text:p>
      <text:p text:style-name="P305">Мне кажется, что я взглянул на город в учениях по отключенью света </text:p>
      <text:p text:style-name="P305">(Докатимся и до такого, если Германия <text:s/>продолж<text:span text:style-name="T408">и</text:span>т </text:p>
      <text:p text:style-name="P306">Столь безумный курс). И гаснет каждый огонёк…. </text:p>
      <text:p text:style-name="P306">За исключеньем одного цветка <text:span text:style-name="T410">горящего</text:span>, </text:p>
      <text:p text:style-name="P306">И не под силу погасить его Дежурным. Ил<text:span text:style-name="T410">ь</text:span> не <text:span text:style-name="T410">на</text:span> этот раз. </text:p>
      <text:p text:style-name="P306"/>
      <text:p text:style-name="Text_20_body">Еженедельные брифинги в «Белом Посещении» попросту прекратились. Бригадного Генерала как-то и не видать нигде. Явный признак бюджетной необеспеченности начавшей просачиваться в увенчанные херувимами залы и закоулки дислокации ПРПУК. </text:p>
      <text:p text:style-name="Text_20_body">– Старик сдрейфил,– вопит Майрон Грантон, и сам-то не сильно стабильный в эти дни. Группа по Слотропу собралась на своё регулярное заседание в крыле ОИА.– Он прикончит всю программу, стоит ему хоть одну ночь <text:span text:style-name="T411">промаятьс</text:span>я <text:span text:style-name="T411">в </text:span>бессоннице…. </text:p>
      <text:p text:style-name="Text_20_body">Некая доля благовоспитанной паники проступает среди присутствующих. 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несутся в колёсах в сотне клеток. </text:p>
      <text:p text:style-name="Text_20_body"><text:soft-page-break/>Лишь Пойнтсмен сохраняет при этом спокойствие. Его отличает вид невозмутимой силы. Лабораторные халаты на нём с недавних пор начали приобрет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произносит, <text:span text:style-name="T411">успокаивающе</text:span>: «Бояться нечего». </text:p>
      <text:p text:style-name="Text_20_body">– Бояться нечего?– вскрикивает Аарон Тростер и все они заводят снова свой скулёж и причитания. </text:p>
      <text:p text:style-name="Text_20_body">– Слотроп вышиб Додсон-Трака и девушку <text:span text:style-name="T411">за</text:span> один день! </text:p>
      <text:p text:style-name="Text_20_body">– Всё рухнуло, Пойнтсмен! </text:p>
      <text:p text:style-name="Text_20_body">– С момента возвращения сэра Стивена, Фицморис-Хаус отменил их участие в программе, и последовали нескромные запросы от Дункана Сандис— </text:p>
      <text:p text:style-name="Text_20_body">– Это же зять Премьер-Министра, Пойнтсмен, нехорошо, нехорошо! </text:p>
      <text:p text:style-name="Text_20_body">– Мы начинаем уже скатываться в дефицит— </text:p>
      <text:p text:style-name="Text_20_body">– Финансирование,– ЕСЛИ не терять головы,– выделено и вскоре будет поступать… наверняка, раньше, чем у нас возникнут серьёзные трудности. Сэра Стивена вовсе не «вышиб<text:span text:style-name="T411">л</text:span>и», и он, как ни в чём не бывало, работает в Фицморис-Хаус, желающие мо<text:span text:style-name="T411">г</text:span>ут у<text:span text:style-name="T411">бед</text:span>иться. Мисс Боргезиус остаётся в программе, а м-р Дункан Сандис получил ответы на свои запросы. Но самое главное, мы в бюджете на финансовый '46-й, прежде, чем что-либо смахивающее на дефицит начнёт поднимать голову. </text:p>
      <text:p text:style-name="Text_20_body">– Опять ваши Заинтересованные Стороны, Пойнтсмен?– грит Ролло Грост. </text:p>
      <text:p text:style-name="Text_20_body">– А, то-то я видел как Клив Монсун из Империал Кемикалз уединялся с вами позавчера,– припоминает Эдвин Трикл. – Мы с Кливом проходили курс-другой органической химии в Манчестере– Так ИК один из наших, э, спонсоров, Пойнтсмен? </text:p>
      <text:p text:style-name="Text_20_body">– Нет,– без запинки.– Клив Монсун, во<text:span text:style-name="T411">о</text:span>бще-то, работает от Молет-Стрит сейчас. Боюсь, мы не злоумышляли ничего страшнее небольшой координации усилий в этом дел<text:span text:style-name="T411">е</text:span> по<text:span text:style-name="Emphasis"> Schwarzkommando</text:span>. </text:p>
      <text:p text:style-name="Text_20_body">– Чёрта с два. Я знаю, что Клив в ИК заведует какой-то разработкой по полимерам. </text:p>
      <text:p text:style-name="Text_20_body">Они уставились друг на друга. Один из них лжёт, либо блефует, или оба, или же сразу всё из вышеперечисленного. Но при любом раскладе у Пойн<text:span text:style-name="T411">т</text:span>смена есть небольшое преимущество. В упор наблюдая, как сдыхает его программа, он обрёл здоровенный шмат Мудрости: что если в природе существует некая жизненная сила, то ничего подобного бюрократия не имеет. Ничего настолько мистич<text:span text:style-name="T411">но</text:span>го. Всё сводится, как и следовало ожида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от умения использовать её. Работа такая, только и всего, и тут не остаётся места внечеловеческим опасениям—те только расслабляют волю, делают её бабьей, а мужчина либо <text:soft-page-break/>поддаётся им, или же бьётся до победного конца,<text:span text:style-name="Emphasis"> und so weiter</text:span>. –«Хотел бы я, чтобы ИК и <text:span text:style-name="T1">впрямь</text:span> отчасти финансировали это»,– улыбается Пойнтсмен. </text:p>
      <text:p text:style-name="Text_20_body">– Слабовато, слабовато,– бормочет д-р Грост, молодой ещё. </text:p>
      <text:p text:style-name="Text_20_body">– Ну, и что с того?– кричит Аарон Тростер.– Стоит старику встать не с той ноги и капут всей музыке. </text:p>
      <text:p text:style-name="Text_20_body">– Бригадный Генерал Падинг будет придерживаться своих обязательств,– Пойнтсмен весьма уверен, спокоен,– с ним у нас имеются договорённости. Детали не <text:span text:style-name="T412">слишком </text:span>важны. </text:p>
      <text:p text:style-name="Text_20_body">А други<text:span text:style-name="T412">х</text:span> и не бывают на этих его собраниях. Трикл в два счёта пущен по ложному следу насчёт Монсуна, въедливое пыхтенье Ролло Гроста никогда не поднимается до уровня серьёзной оппозиции, и оно на руку для придания видимости открытого обсуждения, так же как эпизодические истерики Тростера для отвлечения остальных…. Так-то вот, собрание заканчивается, заговорщики направляются к чашечкам кофе, жёнам, виски, сну, безразличию. Вебли Силвермейл остаётся настраивать свой аудиовизуальный прибор и шмонать пепельницы. Пёс Ваня, на данный момент в своём нормальном состоянии рассудка, но не почек (которые у него бобо после курса бромо-терапии), выпущен ненадолго из тестового стенда и сейчас со всех сторон обнюхивает клетку Крысы Ильи. Илья прикладывает свою мордочку к гальванизированной сетке и оба замирают так, нос к носу, жизнь и жизнь…. Силвермейл, обдувая согнутый в дугу окурок, под грузом 16-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text:span text:style-name="T411">а</text:span> я <text:span text:style-name="T411">и </text:span>насру ему прямо в руку! Лучче не нада, сам знаешь шо было Слагу, не? Када он так вот учудил, они ево паджарили, паря, как токо сунулсси не туды в ёбаном лабиринте. Сто вольт, ага. Сказали, шо то так по случайности вышло. Ага… <text:span text:style-name="T1">канешна</text:span>, а шо ж ишчо! </text:p>
      <text:p text:style-name="P220">Сверху, под Германск<text:span text:style-name="T415">им</text:span> углом <text:span text:style-name="T414">съёмки</text:span>, Вебли Силвермейлу вся эта лаборатуха смахивает на полн<text:span text:style-name="T415">ейший</text:span> лабиринт, <text:span text:style-name="T415">а </text:span>чё не<text:span text:style-name="T415">т</text:span>?.. бихейвиористы крутятся вокруг всех тех ихних столов и приборов, <text:span text:style-name="T415">прям тебе</text:span> крысы с мыш<text:span text:style-name="T415">вой</text:span>. Их <text:span text:style-name="T415">заставляет</text:span> бег<text:span text:style-name="T415">ать</text:span> не кусочек жрачки, а удачный эксперимент. Но кто наблюдает сверху, кто <text:span text:style-name="T415">от</text:span>сле<text:span text:style-name="T415">живает</text:span> их реакци<text:span text:style-name="T415">ю</text:span>? Кто слушает зверушек в клетке, когда они спариваются, кормят, или общаются через серые прямоугольнички, или же, вот как сейчас, начинают петь… <text:span text:style-name="T415">покидают</text:span> <text:s/>свои загород<text:span text:style-name="T415">ки</text:span>, разрастаясь до размеров Вебли Силвермейла (хотя все <text:span text:style-name="T415">те</text:span> лаборанты, похоже, без понятия про это всё), чтоб танцевать с ним вдоль длинных проходов и мимо <text:span text:style-name="T415">всякого железа</text:span> приборов-аппаратов под <text:s/>барабаны конга и там-тамы тропически жгучего оркестра, под очень популярный бит и мелодию: </text:p>
      <text:p text:style-name="P17"><text:span text:style-name="T109">Павловия</text:span> (бальный танец) </text:p>
      <text:p text:style-name="P310">Весна пришла в Павловию-ю-ю,</text:p>
      <text:p text:style-name="P310">Я в лабиринте заблудился… </text:p>
      <text:p text:style-name="P309"><text:soft-page-break/>Пропах лизолом лёгкий бриз, </text:p>
      <text:p text:style-name="P309">И без конца мой поиск длился. </text:p>
      <text:p text:style-name="P309">Тебя я встретил в тупичке, </text:p>
      <text:p text:style-name="P310">Откуда взялась ты <text:span text:style-name="T416">и</text:span> как тебя звать? </text:p>
      <text:p text:style-name="P310">Тут наши носики нечаянно столкнулись </text:p>
      <text:p text:style-name="P310">И сердце моё научилось летать! </text:p>
      <text:p text:style-name="P309"/>
      <text:p text:style-name="P309">Так вместе отыскали мы путь свой, </text:p>
      <text:p text:style-name="P309">Кусочек жрачки сгрызли, или два… </text:p>
      <text:p text:style-name="P309">Всё было словно вечер в кафешке с тобой, </text:p>
      <text:p text:style-name="P309">Ничё мне не надо, не нужны нам слова… </text:p>
      <text:p text:style-name="P309">Осень пришла в Павловию-ю-ю, </text:p>
      <text:p text:style-name="P309">И <text:span text:style-name="T415">вот</text:span> я <text:span text:style-name="T415">снова </text:span>один— </text:p>
      <text:p text:style-name="P309">Долбают меня милливольтами, </text:p>
      <text:p text:style-name="P309">Аж до нейронов и до кости </text:p>
      <text:p text:style-name="P309">Тебя вспоминаю моментами, </text:p>
      <text:p text:style-name="P311">Хоть имя <text:span text:style-name="T416">забылось</text:span>, уж ты прости— </text:p>
      <text:p text:style-name="P309">Ничего не осталось <text:span text:style-name="T416">мне кроме</text:span> Павлови-и-и, </text:p>
      <text:p text:style-name="P309">Уйду в лабиринт и меня не зовиии…. </text:p>
      <text:p text:style-name="Text_20_body">Они танцуют плавными витками. Крысы и мыши кружат в хороводе, выгибая свои хвосты так и эдак, чтоб сложился узор хризантемы, или <text:span text:style-name="T416">же </text:span>солнца раскинувшего лучи, под конец, все вместе составляют очертание единой гигантской мыши, в чьём глазу Сильвермейл позирует с улыбкой, вскинув руки буквой V, продляя последнюю ноту песни вместе с огромным хором грызунов и оркестром. Одна из классических пропагандистских листовок ОПВ в эти дни призывает гренадеров фольксштурма:<text:span text:style-name="Emphasis"> SETZT V-2 EIN</text:span>!, а в примечании поясняет, что «V-2» означает вскинуть руки над головой и «почётно сдаться»—такой вот юмор висельника—а заодно учит как надо фонетически правильно говорить «йа здайусся». Так эта Веблинова V тут призвана символизировать «викторию» или «здайусся»? </text:p>
      <text:p text:style-name="Text_20_body">Они насладились моментом своей свободы. Вебли нужен был лишь как заезжая звезда на гастролях. Теперь брысь по клеткам, обратно к рационализированным формам смерти—смерть на службе единственному виду, что проклят знанием о собственной смертности…. «Я б вас освободил, если б знал как. Но свободы тут не дождёшься. Все животные, растения, минералы, даже другие виды человека, ежедневно распускаются и складываются заново, ради сохранности немногих элитных, что громче всех теоретизируют о свободе, но свободны меньше остальных. Я <text:soft-page-break/>даже не могу вас обнадёжить, что когда-нибудь станет иначе—что Они выйдут и забудут смерть, и утратят выверенный ужас своей технологии, и перестанут использовать все остальные формы жизни без жалости, для поддержания человека на достаточно запуганном уровне—но вместо этого просто станут как вы тут, просто живыми….» Гастролирующая звезда удаляется вдоль коридоров. </text:p>
      <text:p text:style-name="Text_20_body">Огни, все, кроме розбрызгов там и сям, погашены в «Белом Посещении». Небо в эту ночь тёмно-синее, синее как флотская шинель, и облака в нём удивительно белые. Ветер твёрд и холоден. Старый Бригадный Генерал Падинг, дрожа, выскальзывает из своего помещения по ступеням чёрного хода, маршрутом известным лишь ему, через пустую оранжерею в свете звёзд, вдоль галереи развешенной, чтобы сплести кружево из модников, лошадей, дам с яйцами варёными вкрутую вместо глаз, чтобы покинуть её через маленькую антресоль (пункт <text:span text:style-name="T22">максимальной</text:span><text:span text:style-name="T1"> опасности</text:span>…) и далее в комнату-склад лишней мебели, где штабели старья и черноты пролёгшей без разбору, даже на таком удалении от детства, запросто осыпают морозом по коже, а там снова наружу и вниз по нескольким ступенькам из метала, напевая, как он надеется, тихонько, для храбрости: </text:p>
      <text:p text:style-name="P310">Омой меня водой, </text:p>
      <text:p text:style-name="P310">Которой моешь дочь свою грязнулю, </text:p>
      <text:p text:style-name="P310">И стану я белей побелки на стене…. </text:p>
      <text:p text:style-name="Text_20_body">Вот наконец и крыло Д, где окопались сумасшедшие из 30-х. Ночной дежурный спит накрывшись номером <text:span text:style-name="Emphasis">Дейли Херальд</text:span>. По виду он грубый жлоб, а читал передовицу. Знак близящихся перемен, предстоят выборы? Ой-ой-ой… </text:p>
      <text:p text:style-name="Text_20_body">Но у того приказ пропускать Бригадного Генерала. Старик крадётся мимо на цыпочках, учащённо дыша. Мокрота похрипывает в глубине его горла. В таком возрасте мокрота ежедневный компаньон, культура мокроты среди пожилых, в тысяче её проявлений, мокрота , что выскакивает сгустками, когда совсем не ждёшь, на скатерть стола в гостях у друга, окольцовывает его дыхательные пути по ночам, превращая их в трубки Вентури, такие твёрдые, что затемняют сны и заставляют пробудиться, с мольбою…. </text:p>
      <text:p text:style-name="Text_20_body">Голос из камеры слишком отдалённой, чтоб удалось <text:span text:style-name="T416">отсюда</text:span> уловить обертона: «Я благословенный Метатрон. Я хранитель Тайны. Я о<text:span text:style-name="T416">берегаю</text:span> Трона...» Здесь, самые возбуждающие из Виговских эксцессов были срублены долотом или замазаны краской. Ни к чему ерепенить пациентов. Всё в нейтральных тонах, с мягкими шторами, на стенах репродукции Импрессионистов. Только мраморный пол оставлен как был и взблёскивает под лампами <text:span text:style-name="T417">словно</text:span> вода. Старому Падингу нужно выдержать с полдюжины кабинетов или приёмных, прежде чем он достигнет <text:s/>место <text:span text:style-name="T417">своего </text:span>назначения. Не прошло ещё и полмесяца, но здесь уже зарождается некое подобие ритуала, его повторяемости. В каждой из комнат <text:span text:style-name="T417">подстроена</text:span> какая-нибудь особенная гадость для него: тест, который он должен пройти. Хотелось бы ему знать, не <text:span text:style-name="T417">происки </text:span><text:s/>ли это Пойнтсмен<text:span text:style-name="T417">а</text:span>. Конечно, конечно, <text:span text:style-name="T417">чьи</text:span> же ещё… как <text:span text:style-name="T417">только </text:span>этот молодой ублюдок вообще узнал? Может я разговаривал во сне? Или они проникали среди ночи со своими уколами истины и—и лишь мелькнула эта мысль, как перед ним начальный тест <text:soft-page-break/><text:span text:style-name="T417">текущей</text:span> ночи. В первой комнате: шприц и прочие к нему причиндалы оставлены на столе. Очень явно поблескивают, а всё прочее в<text:span text:style-name="T417">округ</text:span> лишено резкости. Да, по утрам я чувствовал жуткую вялость, не мог проснуться после снов—но во сне ли это было? Я разговаривал… Но всё, что <text:span text:style-name="T417">сохранилось в памяти</text:span>, это <text:span text:style-name="T417">что</text:span> он говори<text:span text:style-name="T417">т</text:span>, а кто-то его слуша<text:span text:style-name="T417">ет</text:span>… Он дрожит <text:span text:style-name="T417">в</text:span> страх<text:span text:style-name="T417">е с</text:span> лицо<text:span text:style-name="T417">м</text:span> белее побелки. </text:p>
      <text:p text:style-name="Text_20_body">Во второй приёмной красная жестянка из-под кофе, Название бренда Саварин. Он понимает, что тут подразумевается Северин. О, грязный, глумливый негодяй…. Но это не злобные насмешки предуготовленные страдальцу, скорее сочувственная магия, повторение, где <text:span text:style-name="T417">лишь</text:span> <text:span text:style-name="T417">воз</text:span>можно, преобладающей формы (<text:span text:style-name="T417">типа, </text:span>как безумный разрушитель в своей вечерней посудомоечной воде нач<text:span text:style-name="T417">инае</text:span>т тереть ложку меж<text:span text:style-name="T417">ду</text:span> двух чашек, или даже <text:span text:style-name="T417">затиснув</text:span> стаканом и тарелкой, из страха перед Трясучкой, якобы… потому что на самом деле это он <text:span text:style-name="T417">уже </text:span>ухватил трясучкин язык, защемил между двух фатальных контактов пальцами, что <text:span text:style-name="T417">аж </text:span>заныли от такого нежданного напоминания)… В третьей, ящик стола чуть выдвинут с кипой историй болезни и томом Крафт-Эбинга. В четвёртой, человеческий череп. Его возбуждение растёт. В пятой, обрезок тростника с Малакки с узловатой головкой набалдашника. Я участвовал в<text:span text:style-name="T417">о</text:span> стольких войнах за Англию, <text:span text:style-name="T417">ч</text:span>то всех уж не упомню… разве я не <text:span text:style-name="T417">заплатил сполна</text:span>? Рисковал для них всем, раз за разом… Зачем им мучить старика? 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его собственный левый глаз выбит напрочь, труп уже завонялся… нет… нет! Пальто, чьё-то старое пальто забыто на крюке в стене… но разве он не слышал <text:span text:style-name="T1">запах</text:span>? А вот теперь наплывает горчичный газ, с фатальным гу<text:span text:style-name="T417">л</text:span>ом, как сны, которых не хотим, или когда задыхаемся. Пулемёт с Германской стороны напевает <text:span text:style-name="T1">дам диди да да</text:span>, Английский ему отвечает <text:span text:style-name="T1">дум дум</text:span>, и ночь обвивает, стискивает его тело, за минуту до назначенной атаки…. </text:p>
      <text:p text:style-name="Text_20_body">В седьмую камеру, суставами хрупкими против тёмного дуба, он стучит. Замок, дистанционно, электрически управляемый, распахивается с чётким лязгом эха. Войдя, он закрывает за собою дверь. Камера тонет в полумраке, лишь ароматическая свеча светит в углу, далеко, словно за несколько миль. Она ждёт его на высоком Адамовом стуле, белое тело и чёрная униформа мрака. Он падает на колени. </text:p>
      <text:p text:style-name="Text_20_body">– Повелительница Ночи… блистающая мать и последняя любовь… слуга твой, Эрнест Падинг, явился по <text:span text:style-name="T418">вызову</text:span>. </text:p>
      <text:p text:style-name="Text_20_body">В эти военные годы, средоточие женского лица это её рот. Губная помада, среди этих грубоватых и часто недалёких девушек, преобладает как кровь. Глаза оставлены погоде и слезам: в эти дни, когда 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наполненных фотопортретами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громадным чёрным париком. Когда она сидит опустив голову, <text:span text:style-name="T418">отвлёкшись</text:span> от царственной позы, волосы спадают вперёд через плечи ниже её грудей. <text:soft-page-break/>Сейчас на ней нет одежды, за исключением длинной отороченной соболями мантии и чёрных сапог на дворцовых каблуках. Единственная драгоценность на ней, серебряное кольцо с искусственным рубином, <text:span text:style-name="T418">но</text:span> без огранки, а цельным куском, наглый артрит крови, протянута сейчас принять его поцелуй. </text:p>
      <text:p text:style-name="Text_20_body">Его подстриженные усы топорщатся, трепеща поперёк её пальцев. Она подточила свои ногти в длинные острия и отполировала в тот же красный, как и её рубин. Их рубин. При <text:span text:style-name="T413">таком</text:span> свете ногти почти черны. «Хватит. Приготовься». </text:p>
      <text:p text:style-name="P221">Она наблюдает его раздевание, ордена чуть позвякивают, шелестит накрахмаленная рубаха. Ей жутко хочется курить, но у неё инструкция, никаких сигарет. Она старается удерживать руки неподвижными. «О чём ты думаешь, Падинг?» </text:p>
      <text:p text:style-name="Text_20_body">– О той ночи, когда мы встретились впервые.– Смердела грязь. Зенитки частили в темноте. Его люди, его бедные овцы, с утра наглотались газов. Через перископ, под <text:span text:style-name="T426">осветительной ракетой</text:span>, что висел<text:span text:style-name="T426">а</text:span> в небе, он увидал её… и хотя он был в укрытии, она видела Падинга. Лицо её было бледно, одежда вся чёрная, она стояла на Ничейной Земле, пулемёты <text:span text:style-name="T419">вы</text:span>стр<text:span text:style-name="T419">а</text:span>чи<text:span text:style-name="T419">ва</text:span>ли свои узоры <text:span text:style-name="T419">со всех сторон</text:span> вокруг неё, но она не нуждалась в защите. «Они знали тебя, Госпожа. Они были твоими». </text:p>
      <text:p text:style-name="Text_20_body">– И ты тоже. </text:p>
      <text:p text:style-name="Text_20_body">– Ты позвала меня, сказала: «Я тебя никогда не оставлю. Ты принадлежишь мне. Мы будем вместе, снова и снова, хотя может <text:span text:style-name="T419">миновать</text:span> много лет. И ты всегда будешь служить мне». </text:p>
      <text:p text:style-name="Text_20_body">Он опять на коленях, голый как младенец. Его старческая плоть всколыхивается, грубо шершавая в свете свечи. Старые шрамы и свежие рубцы сгруппированы тут и там <text:span text:style-name="T419">по</text:span> его коже. Его член стоит навытяжку. Она усмехается. По её команде, он ползёт вперёд поцеловать ей сапоги. Он чувствует запах ваксы и кожи, чувствует как пальцы её ног подаются под его языком, сквозь чёрную <text:span text:style-name="T419">союзку</text:span>. Уголком глаза, на столике, <text:span text:style-name="T420">ему удаётся</text:span> различить остатки её раннего ужина, край тарелки, горлышки двух бутылок, минеральная вода, французское вино…. </text:p>
      <text:p text:style-name="P106">– Время для боли, Генерал. Получишь двенадцать самых лучших, если твоё <text:span text:style-name="T420">священодейство</text:span> в эту ночь понравится мне. </text:p>
      <text:p text:style-name="P106">Это <text:span text:style-name="T420">самый тяжкий</text:span> момент для него. Она уже отвергала его <text:span text:style-name="T420">прежде</text:span>. Его воспоминания про Выступ ей не интересны. Похоже ей не так интересно про массовую мясорубку, как <text:span text:style-name="T420">сам</text:span> миф, <text:span text:style-name="T420">а</text:span> <text:span text:style-name="T420">пр</text:span>о пережит<text:span text:style-name="T420">ый</text:span> ужас не интересно… но, пожалуйста… пожалуйста, пусть она выслушает…. </text:p>
      <text:p text:style-name="P106">– В Бадайозе,– уничижённым шёпотом,– во время войны в Испании, соединение из Легиона Франко атаковало город распевая гимн своего полка. Они пели о взятой невесте. Это была ты, Госпожа: они– они объявляли тебя своей невестой. </text:p>
      <text:p text:style-name="P107">Она чуть помолчала, заставляя его ожидать. Наконец, глядя ему в глаза, она улыбается, <text:span text:style-name="T420">добавка</text:span> злости, <text:span text:style-name="T420">что</text:span>, <text:span text:style-name="T420">как </text:span>ей уже известно, нужна ему, <text:span text:style-name="T420">подействует</text:span> <text:span text:style-name="T420">и скажется</text:span>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т голос встречал его в разбитых комнатах фламандских деревень, он знает это, <text:soft-page-break/>чувствует по акценту, все те девушки, что <text:span text:style-name="T421">старели</text:span> в Нидер-Ландах, чьи голоса портились из юных в старческие, от задорности к безразличию, а та война <text:span text:style-name="T421">всё так и </text:span>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рочки… большинство <text:span text:style-name="T421">оказались</text:span> <text:span text:style-name="T421">совсем</text:span> молоденькими. Летний день, день любви: один из самых страстных дней, что я познала. <text:span text:style-name="T421">Неплохо</text:span>. Ты заслужил сегодня <text:s/>свою боль». </text:p>
      <text:p text:style-name="Text_20_body">Эта часть исполняемой рутины ей не претит, по крайней мере. Хотя <text:span text:style-name="T422">ей</text:span> никогда не <text:span text:style-name="T422">доводилось </text:span>чита<text:span text:style-name="T422">ть</text:span> класси<text:span text:style-name="T422">ку</text:span> британской порно-литературы, она чувствует себя уверенно, как рыба в воде, <text:span text:style-name="T422">в</text:span> основно<text:span text:style-name="T422">м из</text:span> местн<text:span text:style-name="T422">ых</text:span> течени<text:span text:style-name="T422">й</text:span>. Шесть по ягодицам, ещё шесть по соскам. <text:span text:style-name="T1">Хрясь</text:span> так где теперь тот Тыквенный Сюрприз? А? Ей нравится как взбрызгивает кровь из рубцов от предыдущей ночи. Часто, <text:span text:style-name="T422">лишь</text:span> так ей удаётся сдерж<text:span text:style-name="T422">ив</text:span>ать собственные стоны <text:span text:style-name="T422">при</text:span> кажд<text:span text:style-name="T422">ом</text:span> из его всхлипов боли, два голоса диссонанс<text:span text:style-name="T422">ом</text:span> , что стал бы куда менее случайным, чем звучащее…. В какие-то из ночей она затыкала его рот парадным кушаком, связывала наградным вымпелом с золотыми аксельбантами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text:span text:style-name="T422">в </text:span>боли, <text:span text:style-name="T422">нужды в чём-то</text:span> <text:s/>настояще<text:span text:style-name="T422">м</text:span>, неподдельно<text:span text:style-name="T422">м</text:span>. Его так далеко <text:span text:style-name="T422">сманили </text:span>от его простых нервов. Напихали бумажных иллюзий и армейских эвфемизмов между ним и этой истиной, этой неспешной откровенностью, этим моментом у её победительных ног… нет, тут не за что винить, тут можно скорее лишь изумляться—что он смог столько лет слушать министров, учёных, врачей, каждый излагает свою профессиональную ложь, тогда как она всё время была тут, уверенная в своём владении его слабеющим телом: не спрятанным униформой, не набитым лекарствами, чтоб скрыть от него её оповещение тошноты, головокружения и боли…. Прежде всего, боли. Наичистейшей поэзии, бесценнейшей ласки.... </text:p>
      <text:p text:style-name="Text_20_body">Он приподымается на колени, поцеловать орудие. Теперь она стоит над ним, ноги широко расставлены, лобок выпячен, мантия в меховой опушке распахнута на бёдрах. Он осмеливается поднять взгляд к её пизде, этому жуткому омуту. <text:span text:style-name="T422">Для</text:span> тако<text:span text:style-name="T422">го</text:span> случа<text:span text:style-name="T422">я</text:span>, волосы у неё на лобке покрашены чёрным. Он вздыхает, испуская маленький постыдный стон. </text:p>
      <text:p text:style-name="Text_20_body">– Ах… да, знаю.– Она смеётся.– Несчастный смертный Генерал, я знаю. Это моя заключительная тайна,– поглаживая ногтями губки своего влагалища,– нельзя просить женщину, чтобы раскрыла свою последнюю тайну, так ведь? </text:p>
      <text:p text:style-name="Text_20_body">– Пожалуйста… </text:p>
      <text:p text:style-name="Text_20_body">– Нет. Не сегодня. На колени и принимай, что я даю тебе. </text:p>
      <text:p text:style-name="Text_20_body">Невольно—это уже рефлекс—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Ещё несколько, золотисто-прозрачных, зависли на <text:soft-page-break/>блестящих волосках её пизды. Её лицо, проглядывающее между её голых грудей, гладко как сталь. </text:p>
      <text:p text:style-name="Text_20_body">Она разворачивается. «Придержи мои меха»,–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ёт вниз и вовне.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инает ощущать кожу её сапог. Он наклоняется вперёд охватить губами горячую какашку, нежно посасывая, облизывая её нижний край… <text:s text:c="2"/>ему <text:span text:style-name="T423">представляется, такая неловкость</text:span>, но <text:span text:style-name="T423">с</text:span>держаться <text:span text:style-name="T423">никак</text:span> не <text:span text:style-name="T423">получается</text:span>, <text:span text:style-name="T423">представляется</text:span> негритянск<text:span text:style-name="T423">ий</text:span> член, он знает, что <text:span text:style-name="T423">да,</text:span> отчасти <text:span text:style-name="T423">это </text:span>вразрез с <text:span text:style-name="T423">окружающими</text:span> условиями, но невозможно отринуть этот образ брутального Африканца, <text:span text:style-name="T423">что</text:span> сделает его шёлковым…. Смрад говна переполняет его нос, забив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уплывал бы где-то в фаянсовых водах, невиданным, не испробованным—подошёл и был <text:span text:style-name="T423">испечён</text:span> сейчас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 </text:p>
      <text:p text:style-name="P108">Есть ещё две какашки, поменьше, а когда он съел их, <text:span text:style-name="T423">ему досталось вылизать </text:span>ещё и остатки кала из её ануса. Он молит, чтоб она ему позволила опустить низ мантии и на него, и разрешила, в отороченной шёлком тьме, побыть так чуть дольше, засунув его верноподданнический язык вверх, в дыру её жопы. Но она отходит. Мех <text:span text:style-name="T423">выскальзывает</text:span> из его рук. Она приказывает ему дрочить пред нею. <text:span text:style-name="T423">Н</text:span>а<text:span text:style-name="T423">смотревшись</text:span> капитана Блисеро с Готфридом, <text:span text:style-name="T423">она </text:span>знает как отдать команду надлежащ<text:span text:style-name="T423">и</text:span>м <text:span text:style-name="T423">тоном</text:span>. </text:p>
      <text:p text:style-name="Text_20_body">Бригадный Генерал быстро кончает. Густой запах семени заполняет комнату, словно дым. </text:p>
      <text:p text:style-name="Text_20_body">– Теперь уходи.– Ему хочется плакать. Но он уже молил прежде, предлагал ей—какой абсурд—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 </text:p>
      <text:p text:style-name="Text_20_body">– Нет. Нет. Мне надоело только <text:span text:style-name="T1">это</text:span>,– дёргает головой назад, в сторону крыла Д, чтоб охватить всё остальное «Белое Посещение»,– насточертело…. </text:p>
      <text:p text:style-name="Text_20_body">– Оденься. Не забудь рот вытереть. Я пришлю за тобой, когда захочу тебя снова. </text:p>
      <text:p text:style-name="Text_20_body">Отпущен. Вновь в униформе, он закрывает дверь камеры и возвращается тем же путём, которым приходил. Ночной дежурный всё ещё спит. Холодный воздух наотмашь <text:span text:style-name="T425">хлещет</text:span> Падинга. Он рыдает, согбенный, одинокий, щека на миг прижимается к шершавому камню стен Палладиева <text:soft-page-break/>дома. Его обычная квартира превратилась в место ссылки, а его <text:span text:style-name="T424">истинный</text:span>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для <text:span text:style-name="T424">сдерживания</text:span> поноса. Хотя возможно, завтрашней ночью… может тогда. Он не знает как ему выдерживать дальше. Но, может, <text:s/>в <text:span text:style-name="T427">часы перед <text:s/></text:span>рассвет<text:span text:style-name="T427">ом</text:span>…. </text:p>
      <text:p text:style-name="P267"><draw:frame draw:style-name="fr1" draw:name="Image27" text:anchor-type="paragraph" svg:width="6.9252in" svg:height="0.3661in" draw:z-index="27"><draw:image xlink:href="Pictures/1000000000000B720000009B428C9716555D8079.png" xlink:type="simple" xlink:show="embed" xlink:actuate="onLoad" loext:mime-type="image/png"/></draw:frame></text:p>
      <text:p text:style-name="P222">Великий гребень—зелёное равноденствие и превращение, сонных рыб в молодого барашка, водной дрёмы в пробудившийся огонь, <text:span text:style-name="T428">при</text:span>хлынув катится к нам. За Западным фронтом, в Бляхероде среди гор Гарца, Вернер фон Браун, с рукой загипсованной после недавней поломки, готовиться отпраздновать свой 33-й день рождения. В дневное время громыхает артиллерийская канонада. Русские танки вздымают пылевые фантомы над Германскими пастбищами. Аисты вернулись из тёплых краёв и появились первые фиалки. </text:p>
      <text:p text:style-name="P110">В «Белом Посещении», дни, вдоль отрезка мелового побережья, стали прекрасно ясными теперь. Девушки из офисов перестали укутываться в несколько свитеров за раз и груди снова бугрятся для обозрения. Март прибрёл как ягнёночек. Лойдж Джордж при смерти. Приблудные гуляки уже замечаются вдоль всё ещё запретного пляжа, сидят себе среди заброшенной сети стальной арматуры и тросов, штаны закатаны до колен, или до волос <text:span text:style-name="T429">выпущенных на волю</text:span>, продрогшие серые пальцы ног пошевеливают гальку. Чуть дальше от берега, под водой, проложены мили секретного трубопровода, нефть готов<text:span text:style-name="T429">а</text:span>, с поворотом задвижки, выплеснуться и поджарить Германских захватчиков, <text:span text:style-name="T429">которые застряли</text:span> в устаревших уже кошмарах… горючее в ожидании гиперголичного возж<text:span text:style-name="T430">ига</text:span>ния, либо майского <text:span text:style-name="T430">бунта</text:span> ду<text:span text:style-name="T430">ши</text:span>, <text:span text:style-name="T430">чтобы </text:span>под <text:span text:style-name="T430">бодрую</text:span> мелодию баварского музыкотворца Карла Орфа </text:p>
      <text:p text:style-name="P293">O, O, O,</text:p>
      <text:p text:style-name="P293">To-tus flore-o! </text:p>
      <text:p text:style-name="P293">Iam amore virginali </text:p>
      <text:p text:style-name="P312"><text:span text:style-name="T1">Totus ardeo .</text:span> . .</text:p>
      <text:p text:style-name="P111">воспламенить вс<text:span text:style-name="T430">ю</text:span> эт<text:span text:style-name="T430">у </text:span>крепость-побережье, от Портсмута до Дангениза, полыхать весенней люб<text:span text:style-name="T430">овью</text:span>. Такие вот замыслы вынашиваются ежедневно в <text:span text:style-name="T430">самых</text:span> <text:span text:style-name="T430">шустрых</text:span> из голов пребывающих в «Белом Посещении»—зиме собак, чёрных снегопадов из бессвязных слов, приходит конец. Скоро мы оставим её позади. Но оказавшись там, позади нас—продолжит ли она испускать свой <text:span text:style-name="T430">затаённый</text:span> холод, вопреки раздуваемым в море пожарам? </text:p>
      <text:p text:style-name="P111">В Казино Герман Геринг новый режим приходит к власти. Единственн<text:span text:style-name="T430">о</text:span> знакомым остаётся теперь лишь лицо Генерала Виверна, хотя его, похоже, понизили. Собственное представление Слотропа о сговоре против него заметно <text:span text:style-name="T430">пошло в рост</text:span>. Прежде заговор был монолитным, всемогущим, вне пределов его досягаемости. До той упойной игры, и той сцены с Катье, и двух нежданных <text:span text:style-name="T430">расставаний</text:span>. Но теперь— </text:p>
      <text:p text:style-name="P346"><text:soft-page-break/>Пословицы для Параноиков, 1: Тебе никак не позволяется коснуться Хозяина, но можешь щекотать <text:s/>его <text:span text:style-name="T428">творения</text:span>. </text:p>
      <text:p text:style-name="Text_20_body">И потом, ну, он с недавних пор начинает <text:span text:style-name="T431">осваивать способ приходить </text:span><text:s/>в особое состояние сознания, не то, чтобы сон, а так называемые «грёзы», только цвета там довольно резкие, не пастельные… и в такие моменты <text:span text:style-name="T431">ему </text:span>кажется будто он прикоснулся, и остался притронутым, на какое-то время, к знакомой нам <text:span text:style-name="T431">уже </text:span>душе, к голосу, который не раз <text:span text:style-name="T431">вещал</text:span> через медиума исследовательского заведения Кэрола Эвентира: <text:span text:style-name="T431">снова</text:span> покойный Роланд Фельдпат, издавна привлечённый специалист по системам управления, формулам наведения, <text:span text:style-name="T431">реагированию </text:span><text:s/>на <text:span text:style-name="T431">ЧП</text:span> <text:s/>в одном <text:span text:style-name="T431">или ином </text:span>из Заведений Аэронавтики. <text:span text:style-name="T431">Похоже</text:span> на то, что, по неким личным мотивам, Роланд продолжает зависать над этим Слотропианским пространством, <text:span text:style-name="T431">как</text:span> залитом светом солнца, чья энергия едва ли до него доходит, <text:span text:style-name="T431">так </text:span>и в бури щекочущие его спину статичным электричеством, шептания Роланда доносятся с восьми километров, <text:span text:style-name="T431">крутая</text:span> высота, где он расквартирован на одной из Последних Парабол—куда никогда не <text:span text:style-name="T431">следует</text:span> распростран<text:span text:style-name="T431">ять</text:span> зон<text:span text:style-name="T431">у</text:span> полётов—<text:span text:style-name="T431">занимая</text:span> теперь должност<text:span text:style-name="T431">ь</text:span> одного из невидимых <text:span text:style-name="T431">Огранич</text:span>ителей в стратосфере, на безнадёжно <text:span text:style-name="T431">обюрократившейся</text:span> той стороне, ничуть не <text:span text:style-name="T431">в </text:span>мен<text:span text:style-name="T431">ьш</text:span>е<text:span text:style-name="T431">й мере</text:span>, чем всегда было и на этой, он <text:span text:style-name="T432">поджал</text:span> свои астральные растопырки насколько можно было <text:span text:style-name="T432">рассчитывать</text:span>, при<text:span text:style-name="T434">мазался</text:span> к «небу», такой весь из себя взвинченный <text:span text:style-name="T435">провалами</text:span> попыт<text:span text:style-name="T435">ок</text:span> установить контакт, <text:span text:style-name="T435">по причине</text:span> бессилия <text:span text:style-name="T435">кое-каких</text:span> сновидцев, <text:span text:style-name="T433">что</text:span> пытаются про<text:span text:style-name="T433">буди</text:span>ться, <text:span text:style-name="T435">либо</text:span> заговорить, <text:span text:style-name="T434">да</text:span> не <text:span text:style-name="T434">выходит,</text:span> и <text:span text:style-name="T435">брыкаются против гирек</text:span> и щуп<text:span text:style-name="T435">ов</text:span> черепной боли, той что, похоже, при пробуждении станет и вовсе невыносимой, он <text:span text:style-name="T435">дожидается</text:span> бесцельны<text:span text:style-name="T435">х,</text:span> не вызванны<text:span text:style-name="T435">х</text:span> необходимостью появлени<text:span text:style-name="T435">й</text:span> тут пеньтюхов наподобие Слотропа— </text:p>
      <text:p text:style-name="Text_20_body">Роланд <text:span text:style-name="T435">в мандраже</text:span>. Может вон <text:span text:style-name="T23">тот</text:span>? <text:span text:style-name="T440">Или </text:span>тот? станет марионеткой в ближайшем воплощении? Ё-моё. Помилуй, Господи: ну, и штормит, что за чудищ Эфира вообще раздрочил этот Слотроп, для кого <text:span text:style-name="T435">о</text:span>н наживка? </text:p>
      <text:p text:style-name="P112">Как видно, Роланду придётся попыхтеть, тут уж ничего не поделаешь. Раз <text:span text:style-name="T435">уж </text:span>они до такого доходят, он им <text:span text:style-name="T435">растолкует</text:span> свои понятия об Управлении. В этом одна из секретных миссий его смерти. Загадочные высказывания, что выдавал он в ту ночь в Сноксоле насчёт экономических систем, всего лишь ежедневный фон будничной болтовни на этой стороне, привходящее условие существования. В особенности порасспросите Немцев. О, это и впрямь печальная история, как подло использовалась их<text:span text:style-name="Emphasis"> Schwärmerei</text:span> к Управлению теми, кто дорвался к власти. Параноидные Системы Истории (ПСИ), скоропостижно <text:span text:style-name="T435">пропавшее</text:span> периодическое издание 1920-х, все выпуски которого мистически исчезли, есессно, предполагали даже, более чем в одной передовице, что вся Германская Инфляция была подстроена намеренно, просто <text:span text:style-name="T435">за</text:span>гнать молодых энтузиастов Кибернетической Традиции в <text:span text:style-name="T436">пахоту на</text:span> Управлени<text:span text:style-name="T436">е</text:span>: в конце концов, экономическая инфляция, устремляясь в высь, как шар, в её своеобразном <text:span text:style-name="T436">воспроизведении</text:span> поверхности Земли, возносясь ценами всё выше, неуправляемо, день за днём взлетала <text:span text:style-name="T436">всё выше и выше</text:span>, <text:span text:style-name="T436">а</text:span> конструктивная система призванная удерживать стоимость марки постоянной, так жалко провалилась…. Идентичный рост за оборот, идентичность роста, ноль изменений, и тишина, таким образом, навеки, такими были тайные считалочки детства Науки Управления—тайные и ужасные, как повествуют багровые истории. Отклоняющиеся колебания любого рода это почти Худшая из Угроз. Ты не мог раскачивать качели на этих игровых площадках выше <text:soft-page-break/>определённого угла от вертикали. Драки прекращались быстро, с<text:span text:style-name="T437">о сноровкой</text:span>, которая не заставила себя ждать. Дождливые дни никогда не <text:span text:style-name="T438">позволяли себе лишнего</text:span> гром<text:span text:style-name="T438">а</text:span> и молни<text:span text:style-name="T438">й</text:span>, <text:span text:style-name="T438">а только</text:span> высокомерно стеклянная серость <text:span text:style-name="T438">с</text:span>капливала<text:span text:style-name="T437">с</text:span>ь в нижних <text:span text:style-name="T438">слоях</text:span>, монохромный вид долин заполненных мшистой трухой, корнями торчащими к небу с не слишком злобной игривостью (вроде <text:span text:style-name="T438">определённого</text:span> бело<text:span text:style-name="T438">го сюрприза</text:span> для элитарников, там наверху, которые никогда не замечают, нет… ), долины переполняются осенью, <text:span text:style-name="T438">и</text:span> <text:s/>увядают <text:span text:style-name="T438">с дождём</text:span>, стародевственно коричневые за её золотом… весьма избирательно дроблённый ливень выманивает тебя через участки в окраинные улочки, что становятся всё загадочней и хуже мощёными, и всё плотнее спланированными, участок втискивается в перекрученный другой раз семь, а то и больше, <text:s text:c="2"/>углами каменной ограды, <text:span text:style-name="T438">с</text:span> выкрутасами оптического дневного времени, покуда не вырвемся, разгорячённые, примолкшие, из крайнего района улиц за город, в чересполосицу тёмных полей и перелесков, к началу настоящего леса, где предстоящее испытание понемногу начинает возникать, и наши сердца чувствовать страх… но, как ни одни качели не в состоянии размахнуться дальше определённой высоты, так же и лес, за пределы определённого радиуса, не пускает проникнуть, до сих <text:span text:style-name="T438">и не далее</text:span>. Предел присутствовал всегда, чтобы в него упереться. И до чего же легко было расти при подобной упорядоченности. Всё являлось до того цельным, насколько можно. Кромки едва ли вообще удавалось приметить, ещё меньше заглянуть за них. Разрушение, о, и демоны—да, в том числе и Максвелов—таились глубоко в лесах, с прочим зверьём, в склепах и недрах редутов твоей безопасности…. </text:p>
      <text:p text:style-name="P109">Точно так же и жуткий пробег Ракеты был сведён, буквально, к буржуазным терминам, терминам уравнения, как тот элегантн<text:span text:style-name="T439">ое</text:span> <text:span text:style-name="T439">сочетание</text:span> философии и материальной конструкции, абстрактный переход и ключевой механизм из настоящего металла, которое описывает движение в аспекте контроля направления:</text:p>
      <text:p text:style-name="P19"><text:s/><draw:frame draw:style-name="fr3" draw:name="Image28" text:anchor-type="as-char" svg:width="5.4618in" svg:height="0.7909in" draw:z-index="28"><draw:image xlink:href="Pictures/10000201000003340000006A8A05325EC82813B0.png" xlink:type="simple" xlink:show="embed" xlink:actuate="onLoad" loext:mime-type="image/png"/><svg:title>formula</svg:title></draw:frame><text:s/></text:p>
      <text:p text:style-name="P109">сохраняя, владея, направляя между Скиллой и Харибдой на протяжении всего пути до <text:span text:style-name="Emphasis">Brennschluss</text:span>. Если кто-то из молодых инженеров замечал соответствие между глубоким консерватизмом Обратой Связи и жизнями всякого рода, которые им доводилось вести по ходу процесса прожития их, то оно утрачивалось или заморачивалось—никто из них не пользовался связью, во всяком случае при жизни: потребовалась смерть, чтоб Роланд Фелдпат её обнаружил, смерть плюс очень большая вероятность, что Слишком Поздно, и несчётное число прочих душ, что чувствуют себя, даже теперь, Ракетоподобными, уносясь к огонькам каменной синевы Управляемого Вакуума, имя которого им вряд ли известно… освещение тут на удивление мягкое, <text:span text:style-name="T439">бархатистое</text:span>, как небесные одеяния, ощущение многонаселённости и невидимой силы, обрывков «голосов», мимолётные видения <text:span text:style-name="T1">бытия иного порядка</text:span>…. </text:p>
      <text:p text:style-name="P114">После чего Слотроп оставался не то, чтобы с каким-то <text:span text:style-name="T441">чётким</text:span> символом или схемой, а скорее с щемящим привкусом горечи, не поддающаяся сокращению <text:span text:style-name="T1">чуждость</text:span>, непроницаемая самодостаточность…. </text:p>
      <text:p text:style-name="P114"><text:soft-page-break/><text:span text:style-name="T145">Да, такие эпизоды бывали, типа, </text:span><text:span text:style-name="T147">Германскими</text:span><text:span text:style-name="T145">. Ну, в последнее время Слотропу даже сны сн</text:span><text:span text:style-name="T146">ятся</text:span><text:span text:style-name="T145"> на этом языке. Его тут вовсю обуча</text:span><text:span text:style-name="T146">ют</text:span><text:span text:style-name="T145"> диалектам,</text:span><text:span text:style-name="Emphasis"><text:span text:style-name="T148"> Plattdeutsch</text:span></text:span><text:span text:style-name="T145">, для зоны, которая планир</text:span><text:span text:style-name="T146">уется</text:span><text:span text:style-name="T145"> под Британскую оккупацию, говор Тюрингии, на случай если русские не продвинутся до Нордхаузена, где расположены основные линии производства ракет. Вместе с преподавателями языка, </text:span><text:span text:style-name="T146">по</text:span><text:span text:style-name="T145">являлись эксперты по баллистике, электронике, и аэродинамике, а также один малый из Шелл Интернэшнэл Петролеум по имени Хилари Бонс, для обучения насчёт движущей силы. </text:span></text:p>
      <text:p text:style-name="Text_20_body">Похоже, в начале 1941, Британское Министерство Снабжения выделило £10,000 на исследовательский контракт с Шелл—хотели, чтобы в Шелл разработали ракетный двигатель с каким-нибудь другим горючим вместо кордита, который в те дни уходил на взрывы людей всякого сорта со скоростью охренеть сколько тонн в час и жалко было его тратить на ракеты. Группа, сколоченная неким Айзеком Лабоком, устроил<text:span text:style-name="T442">и</text:span> базу статичных тестов в Лэнгхёрсте возле Хорсхэма и начал<text:span text:style-name="T442">и</text:span> экспериментировать с жидким кислородом и авиационным топливом, первые удовлетворительные результаты пришлись на август 42-го. Инженер Лабок с отличием закончил два из курсов Кембриджа и <text:span text:style-name="T442">стал</text:span> Отцом Британских Исследований Жидкого Кислорода, <text:span text:style-name="T442">так что</text:span> то, чего он не знал про этот кислый род уже и знать не стоило. Заместителем его в те дни был м-р Джеффри Голин, вот этому-то Голину и подчиняется Хилари Бонс. </text:p>
      <text:p text:style-name="Text_20_body">– Ну, я, вообще-то, болельщик Эссо,– считает нужным отметить Слотроп.– Мой старый коротышка жрал бензин как все, но был гурманом. При заправке тем Шеллом мне приходилось заливать в него ещё и целую бутылку Бромо, чтоб ёбаный бедняга Тераплейн прочхался. </text:p>
      <text:p text:style-name="Text_20_body">– Фактически,– брови капитана Бонса, человека верного компании на 110%, ходят вверх-вниз, помогая ему вывернуться,– тогда мы отвечали лишь за транспортировку и хранение. В те дни, до Япошек и Наци, и всё такое, добычей и очисткой занимался голландский офис, в Гааге. </text:p>
      <text:p text:style-name="Text_20_body">Слотроп, бедный простофиля, вспоминает Катье, утраченную Катье, произнося название её города, бормоча голландские слова любви, переносящие на утренний пляж у моря, уже в ин<text:span text:style-name="T442">ую</text:span> эпох<text:span text:style-name="T442">у</text:span>, <text:span text:style-name="T442">к </text:span>иной распределённости…. <text:span text:style-name="T1">Но погоди-ка</text:span>. –«Это Батафше Петролеум Маатшапий, Н.В.?» </text:p>
      <text:p text:style-name="Text_20_body">– Точно. </text:p>
      <text:p text:style-name="Text_20_body">Всплывает также негатив разведснимка города, в разляпистых пятнах от воды, никогда нет времени просушить их как следует— </text:p>
      <text:p text:style-name="Text_20_body">– А вы, парни, <text:span text:style-name="T1">отдаёте себе отчёт</text:span>,– Слотропа заодно пытаются обучить и англо-английскому, одному только небу известно зачем, и это звучит как, типа, у Кэри Гранта,– что Фрицы—ещё те Фрицы, само собой—были <text:span text:style-name="T1">в той</text:span> Гааге, пускали грёбаные ракеты на тот Лондон, а и <text:span text:style-name="T1">использовали</text:span>… здание <text:span text:style-name="T1">штаб-квартиры</text:span> Роял Датч Шелл на Йосеф Исраелплейн, если правильно помню, установили там <text:span text:style-name="T1">радио передатчик для наведения</text:span>? Что <text:span text:style-name="T443">это</text:span> за хрень с подвохом, старина? </text:p>
      <text:p text:style-name="Text_20_body">Бонс уставился на него, побалтывая своей желудочной висюлькой, не зная о чём это Слотроп вообще. </text:p>
      <text:p text:style-name="Text_20_body">– Хочу сказать,– Слотроп тут уж и себя ввёл в мандраж из-за чего-то, что всего лишь беспокоит его, смутно, ничего такого, чтоб затевать бучу, так ведь?– тебе не кажется <text:span text:style-name="T443">такое</text:span> малость странным, вы, парни из Шелла, работаете над <text:span text:style-name="T1">своим</text:span> жидким двигателем с одной стороны <text:soft-page-break/>Канала, понимаешь, а их парни <text:s/><text:span text:style-name="T1">своими</text:span> чёртовыми хреновинами пуляют по вам с вашей собственной… башни Шелла <text:span text:style-name="T443">с</text:span> передатчик<text:span text:style-name="T443">ом</text:span>, понимаешь. </text:p>
      <text:p text:style-name="Text_20_body">– Нет, я не вижу какой тут—к чему ты клонишь? Да они просто выбрали самое высокое здание, какое подвернулось, на прямой линии от их пусковых площадок до Лондона. </text:p>
      <text:p text:style-name="Text_20_body">– Да, а к тому же и на нужном <text:span text:style-name="T1">расстоянии</text:span>, не забывай—ровно двенадцать километров <text:span text:style-name="T1">от</text:span> пусковой площадки. Каково? Вот я о чём толкую.– Погоди-ка, о, по<text:span text:style-name="T443">стой</text:span>. <text:s/><text:span text:style-name="T447">Т</text:span>олько <text:span text:style-name="T447">ли </text:span><text:span text:style-name="T1">это</text:span> <text:span text:style-name="T447">он </text:span>имеет в виду? </text:p>
      <text:p text:style-name="Text_20_body">– Ну, я как-то об этом не задумывался. </text:p>
      <text:p text:style-name="Text_20_body">Мне тоже, Джексон, даже и в голову не приходило. Да, и мне, парни, нет…. <text:span text:style-name="T446">с</text:span> </text:p>
      <text:p text:style-name="Text_20_body">Хилари Бонс и его Озадаченная Улыбка. Ещё один невинный, тихий энтузиаст, <text:span text:style-name="T443">из породы</text:span> сэр<text:span text:style-name="T443">а</text:span> Стивен<text:span text:style-name="T443">а</text:span> Додсон-Трак<text:span text:style-name="T443">а</text:span>. Но: </text:p>
      <text:p text:style-name="P346">Пословицы для Параноиков, 2: невинность созданий обратно пропорциональна аморальности Творца. </text:p>
      <text:p text:style-name="Text_20_body">– Надеюсь, я не сказал чего-то лишнего. </text:p>
      <text:p text:style-name="Text_20_body">– Эт чё так? </text:p>
      <text:p text:style-name="Text_20_body">– У тебя,– Бонс пытается <text:span text:style-name="T443">изобразить</text:span> что-то <text:span text:style-name="T443">такое</text:span>, что, по его мнению, прокатит за дружеский смешок,– вид встревоженный. </text:p>
      <text:p text:style-name="Text_20_body">Встревожен, это точно. Зубами и челюстями некоего Создания, какого-то Присутствия настолько огромного, что никто, кроме него, не замечает—вон там! вон это чудище, что я вам говорил.—Это не чудище, глупышка, это <text:span text:style-name="T1">облака</text:span>!—Да нет же, разве ты не <text:span text:style-name="T1">видишь</text:span>? Вон его <text:span text:style-name="T1">ноги</text:span>—Ну, Слотроп может чувствовать этого зверюгу в небе: те явные когти и чешую по ошибке принимают за тучи и прочие предположительности… либо же все сговорились <text:span text:style-name="T1">называть их другими именами</text:span>, в присутствии Слотропа…. </text:p>
      <text:p text:style-name="Text_20_body">– Это просто «шальное совпадение», Слотроп. </text:p>
      <text:p text:style-name="Text_20_body">Он научится слышать кавычки в разговоре других. Такой вот рефлекс с книжным уклоном, <text:span text:style-name="T443">вероятно</text:span> у него генетическая к тому предрасположенность—<text:span text:style-name="T443">от </text:span>все<text:span text:style-name="T443">х</text:span> те<text:span text:style-name="T443">х</text:span> былые Слотропы, таскавши<text:span text:style-name="T443">х</text:span> библии сред<text:span text:style-name="T443">и</text:span> синеющих вершин, как часть своего снаряжения, знавши<text:span text:style-name="T443">х</text:span> назубок главы и стихи <text:span text:style-name="T443">о </text:span>конструкци<text:span text:style-name="T443">ях</text:span> Арок, Храмов, Тронов <text:span text:style-name="T443">Зримых</text:span>—все материалы и размеры. Данные, за которыми <text:span text:style-name="T443">повсюду</text:span>, когда ближе, когда дальше, стояла сверхъестественная неоспоримость Бога. </text:p>
      <text:p text:style-name="Text_20_body">Ну, разве мог Тайрон Усечь Это более надёжным образом, чем, в одно холодное утро, <text:span text:style-name="T443">эд</text:span>аким макаром: </text:p>
      <text:p text:style-name="Text_20_body">Вот копия Германского списка частей, составленного до того плотно, что он насилу может вычитать слова—“<text:span text:style-name="Emphasis">Vorrichtung für die Isolierung, 0011-5565/4</text:span>”, а это ещё что такое? Номер он знает наизусть, это изначальный номер контракта на ракету А4 в целом. <text:span text:style-name="T444">Однако,</text:span> что <text:span text:style-name="T444">данное</text:span> «устройство изоляции» делает рядом с номером контракта на Агрегат? А к тому же ещё <text:soft-page-break/>помечен<text:span text:style-name="T444">о</text:span> DE, самым высоким уровнем приоритета у Наци? Либо писарь в ВКВ хуйню спорол, что, таки, случается, или же не знал номера и вписал ракету, как самое подходящее. Заказ, <text:span text:style-name="T444">зап</text:span>часть и номер исполнителя имеют одну и ту же пометку, что отсылает Слотропа к Документу SG-1. Сама же пометка помечена «<text:span text:style-name="Emphasis">Geheime Kommandosache</text:span>! Это государственный секрет, в силу § 35 R5138». </text:p>
      <text:p text:style-name="Text_20_body">– В общем,– вместо «здрасьте!» приветствует он <text:span text:style-name="T446">Г</text:span>енерала Виверна, заскакивая в дверь,– хотелось бы глянуть на тот Документ SG-1. </text:p>
      <text:p text:style-name="Text_20_body">– Хо, хо,– отвечает <text:span text:style-name="T446">Г</text:span>енерал,– я так прикидываю, что наши парни тоже б не отказались. </text:p>
      <text:p text:style-name="Text_20_body">– Кроме шуток.– Каждый кусочек информации имеющейся в распоряжении Союзников по А4, любого уровня секретности, засовывают в тайную воронку где-то в Лондоне и всё выныривает в шикарной камере Слотропа при Казино. До сих пор от него ничего не скрывалось. </text:p>
      <text:p text:style-name="Text_20_body">– Слотроп, никаких документов SG не существует. </text:p>
      <text:p text:style-name="Text_20_body">Первым порывом было сунуть тому под нос список частей, но сегодня он проныра Янки перехитривший красномундирников. «О. Ладно, наверно я не так прочитал»,– простоватый взгляд вокруг себя по комнате заваленной бумагами,– «может там было ”56”, или типа того, блин, где-то же <text:span text:style-name="T1">тут</text:span> мне попадалось….» </text:p>
      <text:p text:style-name="Text_20_body">Генерал уходит снова, оставив Слотропа в недоумении и с, типа как, нет, не с навязчивой идеей… пока нет… Напротив перечня частей, над колонкой «Материалы», проставлено «Imipolex G». О, вот оно что. Устройство изоляции сделан из Imipolex G, да? Он рыщет по комнате за своим указателем немецких торговых наименований. Там ничего и близко нет такого… он находит затем главный список материалов для А4 и всего вспомогательного оборудования, а кто бы сомневался, что Imipolex G в нём тоже отсутствует. Чешуя и когти, а ещё <text:span text:style-name="T444">крадущиеся</text:span> шаг<text:span text:style-name="T444">и</text:span>, которые, похоже никому не слышны…. </text:p>
      <text:p text:style-name="Text_20_body">– Что-то не так?– В дверном проёме снова нос Хилари Бонса. </text:p>
      <text:p text:style-name="Text_20_body">– <text:span text:style-name="T444">Да</text:span> насчёт этого жидкого кислорода, нужны ещё данные по его импульсу. </text:p>
      <text:p text:style-name="Text_20_body">– То есть... по движущей силе? </text:p>
      <text:p text:style-name="Text_20_body">– Чёрт! Силе, силе, конечно.– Англо-английский выручает, забил баки Бонсу. </text:p>
      <text:p text:style-name="Text_20_body">– Для ЖК в смеси со спиртом это 200. Что тебе ещё надо знать? </text:p>
      <text:p text:style-name="Text_20_body">– Ну, а бензин <text:span text:style-name="T444">вы</text:span>, ребята, в Лангхёрсте не <text:span text:style-name="T444">использовали</text:span>? </text:p>
      <text:p text:style-name="Text_20_body">– Среди всего прочего, да. </text:p>
      <text:p text:style-name="Text_20_body">– Так вот речь как раз об этих прочих. Или забыл, что тут война идёт. Нельзя утаивать такие вещи. </text:p>
      <text:p text:style-name="Text_20_body">– Но все отчёты нашей компании в Лондоне. Может, когда поеду туда— </text:p>
      <text:p text:style-name="Text_20_body">– Блядь, этот бюрократизм. Мне нужно это сейчас, капитан.– Он зашёл с тыла, предполагая, что ему отпущено безграничное Нужно Знать, и Бонс подтверждает это: </text:p>
      <text:p text:style-name="Text_20_body"><text:soft-page-break/>– Я бы мог запросить по телетайпу, наверное… </text:p>
      <text:p text:style-name="P113">– Вот <text:span text:style-name="T1">это</text:span> дело!– Телетайп? Да, у Бонса есть свой персональный Телетайп, Терминал Международной Сети Шелл, как Слотроп и надеялся, прямо в его номере отеля, в гардеробе позади вешалки элитарных форм от Алкита и крахмальных сорочек. Слотроп ухитряется проникнуть с помощью своей подружки Мишель, с которой, как он заметил, Бонс глаз не сводит. –«Приветули, крошка»,– в коричневом, увешанном чулками, чердаке, где спят хористки. –«Как ты насчёт прификсироваться с большим нефтяником сегодня ночью?» Тут возникает языковая проблема, ей представилось, что её привинтят к здоровяку, у которого откуда-то капает сырая нефть, она не уверена, что ей понравится секс в таком ракурсе, но они сняли недоразумение и Мишель уже полна рвения отманить человека от его телетайпа настолько, чтоб Слотроп успел связаться с Лондоном и спросить про Imipolex G. И впрямь, она иногда примечала капитана Бонса среди своих еженощных поклонников, заметила и безделушку набрюшной меди, которую видел также Слотроп: бензольное кольцо с тевтонским крестом внутри—награда от ИГ Фарбен за Похвальный Вклад в Исследование Синтетических Материалов. Бонсу она досталась ещё в ’32-м. Свидетельство промышленной связи, это украшеньице дремало в уме Слотропа, когда поднялся Вопрос Радиопередатчика Наводки Ракет. Оно даже, в некотором смысле, дало толчок текущему плану с телетайпом. Кому же лучше знать, если не Шелл, организации без прописки в какой-либо определённой стране, не участвующей в войнах на чьей-либо стороне, без определённого лица или наследника: <text:span text:style-name="T444">разве сдержишься</text:span> не подбуриться к этому глобальному слою, самому глубинному, от которого берут начало все проявления корпоративной собственности? </text:p>
      <text:p text:style-name="Text_20_body">Ладненько. Итак, сегодня званый вечер на Козырьке, в доме Рауля де ла Перлимпиньпиня, молодого чокнутого наследника Жоржа («Пудры») де ла Перлимпиньпиня, фейерверочного магната из Лиможа—если «званый вечер» подходящее название для чего-то продолжающегося нон-стоп <text:span text:style-name="T444">аж</text:span> с момента освобождения данного куска Франции. Слотропу позволено—под обычным присмотром—заскакивать к Раулю, когда будет охота. Там неизменная умопомрачительная толпа—стекаются <text:span text:style-name="T445">со</text:span> всех уголков Союзной Европы связанные некоей сетью семейственности, сладострастия и историей других таких же вечеринок, со столь неохватной переплетенностью, что как-то никак не укладывалась у него в голове. Тут и там промелькнут лица, давние Американские лица из Гарварда или В<text:span text:style-name="T448">К</text:span>С<text:span text:style-name="T448">Э</text:span>С, забытые им имена—тут вот воскресли тебе, может и случайно, может быть…. </text:p>
      <text:p text:style-name="Text_20_body">Как раз туда, на этот званый вечер, и соблазнила Мишель Бонса, и для которого Слотроп, как только <text:span text:style-name="T445">получен</text:span> ответ из Лондона, пр<text:span text:style-name="T445">и</text:span>тарахтел, чисто печатаясь на машине Бонса, теперь прихорашивается. Информацию можно прочесть и после. Напевает, </text:p>
      <text:p text:style-name="P313">С лицом как микрофон <text:s/>сияющим,</text:p>
      <text:p text:style-name="P313"><text:span text:style-name="T445">С прямым пробором</text:span> в волосах, </text:p>
      <text:p text:style-name="P313"><text:span text:style-name="T445">Пломбира</text:span> шарик<text:span text:style-name="T445">ом сладкo <text:s/>тающим,</text:span>, </text:p>
      <text:p text:style-name="P313">Я, мистер Беззаботность, <text:span text:style-name="T445">у всех на устах</text:span>…. </text:p>
      <text:p text:style-name="Text_20_body"><text:soft-page-break/>и наряжается в зелёный Французский костюм нахального кроя, с лёгким лиловым отливом, широкий цветастый галстук выигранный за столом для<text:span text:style-name="Emphasis"> trente-et-quarante</text:span>, туфли-броги для гольфа, со вставками, и белые носки, всё это Слотроп завершает федорой с короткими полями цвета полуночной сини и, с чечёточным <text:span text:style-name="T445">перестуком</text:span> покидает фойе Казино Герман Геринг, выглядя крутым франтом. Когда он выходит, мускулистый гражданский, переодетый по понятиям Секретной Службы о стиле Апаш, возникает из <text:span text:style-name="Emphasis">porte-cochere</text:span> и следует за такси Слотропа по тёмной извилистой дороге на вечеринку у Рауля. </text:p>
      <text:p text:style-name="P268"><draw:frame draw:style-name="fr1" draw:name="Image29" text:anchor-type="paragraph" svg:width="6.9252in" svg:height="0.3661in" draw:z-index="29"><draw:image xlink:href="Pictures/1000000000000B720000009B428C9716555D8079.png" xlink:type="simple" xlink:show="embed" xlink:actuate="onLoad" loext:mime-type="image/png"/></draw:frame></text:p>
      <text:p text:style-name="P223">Оказывается, кто-то из веселящихся гостей успел нашпиговать голландский сыр сотней граммов гашиша. Слушок разнёсся. Приглашённых враз потянуло на брокколи с сыром. Ростбифы лежат <text:span text:style-name="T449">нетронутыми, </text:span>остывая на длинных столах буфетной. Треть собравшихся уже уснули, в основном на полу. Приходится пробираться между тел, чтобы добраться туда, где хоть что-то вообще происходит. </text:p>
      <text:p text:style-name="P115">Что именно происходит неясно. В сад<text:span text:style-name="T449">у,</text:span> на свежем воздухе, обычные тесные группки, заняты сделками. Сегодня особо не на что посмотреть. Гомосексуальный треугольник шипит в обоюдных щипках и обличения<text:span text:style-name="T449">х</text:span>, перекрыв доступ к двери в туалет. <text:span text:style-name="T449">Снаружи,</text:span> офицеры <text:span text:style-name="T449">помоложе</text:span> заблёвывают цинии. Парочки прогуливаются. Девушек предостаточно, драпированы <text:span text:style-name="T449">в</text:span> бархат, рукава прозрачны<text:span text:style-name="T449">е</text:span>, <text:span text:style-name="T449">сами широкие в плечах, со </text:span>следами недоедания, <text:span text:style-name="T449">в</text:span> шестимесячны<text:span text:style-name="T449">х</text:span> завивка<text:span text:style-name="T449">х</text:span>, говорят на полудюжине языков, <text:span text:style-name="T449">попадаются</text:span> коричневые от здешнего солнца, другие бледны как Зам Смерти из более восточных <text:span text:style-name="T449">регионов</text:span> Войны. Рьяные молодчики с волосами <text:span text:style-name="T449">глаже </text:span>патентованной кожи шустрят вокруг, старательно завлекая дам, тогда как головы постарше и <text:span text:style-name="T449">вовсе</text:span> без волос предпочитают <text:span text:style-name="T449">вы</text:span>ж<text:span text:style-name="T449">и</text:span>дать, прикладывая минимум усилий, глаза <text:s/>и рт<text:span text:style-name="T450">ы устремлены</text:span> по комнатам вокруг, толкуя, между тем, про бизнес. <text:span text:style-name="T450">Дальний</text:span> конец салона занят танцевальным оркестром и тощим шансонье с очень красными глазами, который поёт: </text:p>
      <text:p text:style-name="P77">Джулия (Фокс-Трот) </text:p>
      <text:p text:style-name="P314">Джу-лия,</text:p>
      <text:p text:style-name="P314">Без тебя проживу ли я? </text:p>
      <text:p text:style-name="P314">Как мне выманить твой </text:p>
      <text:p text:style-name="P314">Хоть один поцелуй? </text:p>
      <text:p text:style-name="P314"/>
      <text:p text:style-name="P314">Джуул-яааа, </text:p>
      <text:p text:style-name="P314">Никто тебя не любит так как я, </text:p>
      <text:p text:style-name="P314">Никто не приголубит так, как я, </text:p>
      <text:p text:style-name="P314">Только дай мне один поцелуй! </text:p>
      <text:p text:style-name="P314"/>
      <text:p text:style-name="P314"><text:soft-page-break/>Ах, Джуул-яааа— </text:p>
      <text:p text:style-name="P314">Тебя одну люблю я, </text:p>
      <text:p text:style-name="P314">Стремлюсь, как пчёлка к улью, </text:p>
      <text:p text:style-name="P314">К тебе одной— </text:p>
      <text:p text:style-name="P314">Поверь, постой— </text:p>
      <text:p text:style-name="P314"/>
      <text:p text:style-name="P314">Джу-лия, </text:p>
      <text:p text:style-name="P314">Вопить я буду Алелуйа, </text:p>
      <text:p text:style-name="P314">Когда красотка Джулия </text:p>
      <text:p text:style-name="P314">Придёт в объятия мои. </text:p>
      <text:p text:style-name="Text_20_body">Саксофония и мелодия в стиле Парк-Лейн, <text:span text:style-name="T450">самое оно </text:span><text:s/>для определённых состояний сознания. Слотроп <text:span text:style-name="T450">заметил</text:span> Хилари Бонса, <text:s/>явно <text:span text:style-name="T450">павшего</text:span> жертвой <text:span text:style-name="T450">галлюциногенного</text:span> голландского сыра, <text:span text:style-name="T450">тот</text:span> <text:span text:style-name="T450">задремал</text:span> на здоровенном пуфе с Мишель, которая ласкает его брелок от ИГ Фарбен вот уже часа два или три. Слотроп помахал, но никто из них его не <text:span text:style-name="T450">видит</text:span>. </text:p>
      <text:p text:style-name="P116">Алкаши с наркушами, утратив всякий стыд, вступают в <text:span text:style-name="T450">бойцовские</text:span> <text:span text:style-name="T450">единоборства</text:span> в буфете и на кухнях, обыскивают кладовки, вылизывают донышки кастрюль. <text:span text:style-name="T450">Фланирует </text:span>партия купальщиков-нудистов, направляясь к ступеням ведущим на пляж. Наш гостеприимец, этот самый Рауль, бродит в трёхведёрной шляпе, рубахе как у Тома Микса, с парой шестизарядных, водя за узду Першеронскую лошадь. Лошадь роняет яблоки навоза на Бухарский ковёр, и на распростёртых гостей, кто подвернётся. Всё это как-то бесформенно, не <text:span text:style-name="T450">сфокусировано</text:span>, пока не разда<text:span text:style-name="T450">ёт</text:span>ся саркастичный туш оркестра на появление сам<text:span text:style-name="T450">ого</text:span> жутк<text:span text:style-name="T450">ого</text:span> мордоворота из всех, какие <text:span text:style-name="T450">попадались</text:span> Слотропу за пределами кино про Франкенштейна—в белом зут-с<text:span text:style-name="T450">ъю</text:span>те, с уймой складок <text:span text:style-name="T450">на штанинах</text:span>, да <text:span text:style-name="T450">при том</text:span> ещё и длинная золотая цепочка <text:span text:style-name="T450">от</text:span> часов, что взбалтывается сверкающей петлёю на каждый его шаг по комнате, где он хмурится на каждого, типа, в спешке, <text:span text:style-name="T451">однако,</text:span> уделяя время осмотру лиц и тел, качая головой из стороны в сторону, методично, чуть зловеще. Он останавливается наконец перед Слотропом, который <text:span text:style-name="T451">смешивает</text:span> коктейль Ширли Темпл для самого себя. </text:p>
      <text:p text:style-name="Text_20_body">– Ты.– Палец размером с кукурузный початок, за дюйм от носа Слотропа. </text:p>
      <text:p text:style-name="Text_20_body">– Эт точно,– Слотроп <text:span text:style-name="T451">роняет</text:span> на ковёр вишню марашино и раздавливает <text:span text:style-name="T451">при</text:span> шаг<text:span text:style-name="T451">е</text:span> назад.– Эт я. Точняк. А чё? Да хоть шо. </text:p>
      <text:p text:style-name="Text_20_body">– Пошли.– Они выходят наружу в рощицу эвкалиптов, где Жан-Клод Гонгье, пресловутый торговец белыми рабынями из Марселя, ведёт охоту на потенциальный товар. «Эй, ты»,– орёт он в деревья,– «хочешь быть белой рабыней, а?» –«Да, ну, на хер»,– откликается голос невидимой девушки,– «я хочу быть зелёной рабыней!» –«Лиловой!»–кричит кто-то с оливкового дерева. –«Бордовой!» –«<text:span text:style-name="T451">Пора переходить в толкачи</text:span> наркот<text:span text:style-name="T451">ой</text:span>»,– грит Жан-Клод. </text:p>
      <text:p text:style-name="Text_20_body"><text:soft-page-break/>– Слышь,– приятель Слотропа вытаскивает конверт плотной бумаги, который, <text:span text:style-name="T451">как </text:span>даже в сумраке <text:span text:style-name="T451">угадывает</text:span> Слотроп, набит американскими оккупационными кредитками с жёлтой печатью,– ты подержи это при себе, пока не <text:span text:style-name="T451">заберу</text:span>. Похоже Итало хочет <text:span text:style-name="T451">за</text:span>явиться <text:span text:style-name="T451">сюда</text:span> раньше Тамары, а я не уверен кто— </text:p>
      <text:p text:style-name="Text_20_body">– Расклад, сталпыть, такой, Тамара <text:span text:style-name="T451">на</text:span>думала <text:span text:style-name="T451">тут показаться</text:span> раньше, чем сегодня,– вставляет Слотроп голосом Грочо Маркса. </text:p>
      <text:p text:style-name="Text_20_body">– Не подрывай свой авторитет в моих глазах,– советует Здоровила.– Ты как раз, кто нужен. </text:p>
      <text:p text:style-name="Text_20_body">– Точно,– Слотроп впихивает конверт в карман.– Эй, а где ты пригрёб себе такой зут-с<text:span text:style-name="T451">ъ</text:span>ют, шо на тебе прям щас? </text:p>
      <text:p text:style-name="Text_20_body">– Ты какой размер носишь? </text:p>
      <text:p text:style-name="Text_20_body">– 42, средний. </text:p>
      <text:p text:style-name="Text_20_body">– Будет тебе такой,– и, <text:span text:style-name="T451">после </text:span>эти<text:span text:style-name="T451">х</text:span> слов, <text:s/>угрохотал обратно в дом. </text:p>
      <text:p text:style-name="Text_20_body">– А и <text:span text:style-name="T1">крутую цепочку для часов</text:span>!– кричит вслед Слотроп. Что за херня тут творится? Он бродит кругами, задаёт вопрос-другой. Оказыца, детину зовут Бладгет Ваксвинг, широко известный беглец из Казарм Мартьер в Париже, худшей из тюрем для военнослужащих на Европейском Театре Военных Действий. Ваксвинг специализируется на подделке всевозможных документов—карточки для военных магазинов, паспорта, <text:span text:style-name="Emphasis">Soldbücher</text:span>—армейским снаряжением тоже приторговывает. Он в самоволке и в бегах после Бельгийской Битвы и, с приговором к смерти над головой за это, продолжает по ночам появляться в столовых армейских баз посмотреть кино—при условии, что <text:span text:style-name="T451">будет</text:span> вестерн, он любит такую хренотень, топот копыт из металлических репродукторов вдоль сотни метров бочек с горючим на чужой земле изъезженной покрышками армейских тягачей ерошит его сердце, словно <text:s/>ду<text:span text:style-name="T452">новения</text:span> бриз<text:span text:style-name="T452">а</text:span>, через кого-то из множества своих контактов он снял общее расписание на каждый фильм в каждом оккупационном городе, и известен случай, <text:span text:style-name="T452">когда</text:span> он угнал Генеральский джип просто <text:span text:style-name="T452">затем</text:span>, чтоб <text:span text:style-name="T452">смотаться</text:span> в тот Понтьер на один вечер посмотреть старого доброго Боба Стила, а может Мака Брауна. И пусть его фото висит на видном месте во всех караул<text:span text:style-name="T452">ка</text:span>х и запечатлено в мозгах тысяч военных полицейских, но он посмотрел <text:span text:style-name="Emphasis">Возвращение Джека Слейда </text:span>двадцать семь раз. </text:p>
      <text:p text:style-name="Text_20_body">История, что разворачивается тут сегодня ночью, типично романтичная интрига <text:span text:style-name="T452">времён</text:span> Второй Мировой, <text:span text:style-name="T452">обыкновенная</text:span> вечеринка у Рауля, на которой предстоящая доставка <text:span text:style-name="T452">партии </text:span>опиума используется Тамарой <text:span text:style-name="T452">в виде</text:span> обеспечения её займа у Итало, а тот, в свою очередь, должен Ваксвингу за танк Шерман, который его друг Теофил пытается контрабандно переправить в Палестину, но должен собрать пару тысяч фунтов для взяток на границах, вот он и заложил танк, чтобы одолжить у Тамары, которая уделила ему часть своего займа от Итало. Тем временем, сделка с опиумом, похоже, накрылась, потому что от посредника уже несколько недель ни слуху ни духу, не говоря уж<text:span text:style-name="T452">е</text:span> про деньги, полученные авансом от Тамары, которые она взяла у Рауля де ла Перлимпиньпина через Ваксвинга, от которого теперь Рауль требует деньги, потому что Итало, сделал вывод будто танк принадлежит теперь Тамаре, явился прошлой ночью и забрал его в Неизвестном Направлении, в виде платы за свой займ, оттого-то Рауль теперь в панике. Примерно, типа, в таком роде. </text:p>
      <text:p text:style-name="Text_20_body"><text:soft-page-break/>Хвост за Слатропом получает неприличные предложения от двух из дерущихся в туалете гомосексуалистов. Бонса с Мишелью нигде не видать, как и Ваксвинга. Рауль на полном серьёзе беседует с лошадью. Слотроп только что присоседился к девушке в довоенном платье от Ворта и с лицом как у Алисы у Тенниела, такой же лоб, нос, волосы, когда снаружи раздаётся этот богомерзкий лязг, рёв, треск дерева, девушки в ужасе разбегаются из эвкалиптовых деревьев прямиком в дом, а по пятам за ними что <text:span text:style-name="T452">оно </text:span>там прёт <text:span text:style-name="T452">такое </text:span>сюда в мертвенном полумраке сада?—опа! Танк Шерман собственной персоной! фары горят как глаза Кинг-Конга, гусеницы изрыгают траву и куски бордюра пока он прокручивается, чтоб остановиться. Его 75 мм пушка разворачивается и целит через Французские окна прямиком в комнату. «Антуан!»– молодая дама сфокусировалась на гигантском жерле,– «ради всего святого, не сейчас...» Крышка люка распахивается и Тамара—насколько понимает Слотроп: но разве танк не у Итало?—ёпсь—возникает снизу, визгливо понося Рауля, Ваксвинга, Итало,Теофила и посредника в сделке с опиумом. «Но теперь»,– верезжит она,– «я всех вас поимею! Одним <text:span text:style-name="Emphasis">coup de foudre</text:span>!» Люк захлопывается—Исусе!—слышен звук подачи 3-дюймового снаряда в затвор. Девушки <text:span text:style-name="T452">заводятся</text:span> визжать, спринтуя на <text:span text:style-name="T452">все </text:span>выходы. Наркуши оглядываются по сторонам, помаргивая, улыбаясь, вторя, всяк <text:span text:style-name="T452">по своему</text:span>. Рауль пытается сесть на лошадь и ускакать, однако не попадает в седло и соскальзывает на другую сторону, шмякнуться в таз Желе-о с чёрного рынка, со вкусом малины и взбитыми сливками сверху. «О, нет...»– Слотроп почти решил бегом зайти к танку с фланга когда ЕБЛАААНННГГГ! Пушка издаёт оглушительный рёв, пламя на метр влетает в комнату, разрывная волна вбивает барабанные перепонки до центра мозгов, вплющив всех в окружающие стены. </text:p>
      <text:p text:style-name="Text_20_body">Штора вспыхнула. Слотроп, спотыкаясь об участников вечеринки, глухой как пень, голова раскалывается от боли, продолжает бежать сквозь дым к танку—запрыгивает на него, тянется открыть люк и его чуть не сшибает Тамара, выскочив как буёк снова наорать на всех. Последовала борьба не без своих эротичных моментов, потому что Тамара смотрится классно и умело выкручивается, Слотропу удаётся довести её до ладно-чё-<text:span text:style-name="T452">ты-</text:span>уж-та<text:span text:style-name="T452">к-в-натуре</text:span> и стащить вниз с танка. Но, при этом грохоте и всё такое, глянь-ка—у него не встал. Хмм. Эти данные Лондон не получит никогда, потому что никто не отслеживал. </text:p>
      <text:p text:style-name="Text_20_body">Оказывается, снаряд, холостой, всего лишь пробил дыры в нескольких стенах и разнёс большую аллегорическую картину Добродетель и Порок в неестественном акте. У Добродетели одна из тех туманных отсутствующих улыбок. Порок почёсывает свою лохматую голову, малость озадаченный. Горящая штора потушена шампанским. Рауль в слезах, с благодарностью за спасение его жизни, вцепляется в руки Слотропа, обцеловывает ему щёки, оставляя мазки Желе-о на всём, к чему прикоснётся. Тамару сопровождают прочь телохранители Рауля. Слотроп только что отцепился и вытирает Желе-о со своего костюма, когда на его плечо ложится тяжкая рука. </text:p>
      <text:p text:style-name="Text_20_body">– Ты пральна грил. Ты чек чё нада. </text:p>
      <text:p text:style-name="P117">– Эт чепуха.– Эрол Флин приглаживает свои усики.– Я <text:span text:style-name="T453">тут недавно</text:span> даму спас от осьминога, <text:span text:style-name="T453">прикинь</text:span>? </text:p>
      <text:p text:style-name="Text_20_body"><text:soft-page-break/>– С одной разницей,– грит Бладгет Ваксвинг,– щас эт всё взаправду было. А с тем осьминогом нет. </text:p>
      <text:p text:style-name="Text_20_body">– Откуда ты знаешь? </text:p>
      <text:p text:style-name="Text_20_body">– Я много чё знаю. Не всё, но кой-чё, чево и ты не знаешь. Слушай, Слотроп—тебе понадобится друг и скорее, чем ты думаешь. На виллу эту не приходи—тут стаёт сильно жарко—но если сможешь добраться до Ниццы— он протягивает визитную карточку с рельефом шахматного коня и адресом на <text:span text:style-name="Emphasis">Rue</text:span> Россини.– Конверт я забираю. Вот твой костюм. Спасибо, брат.– Он исчез<text:span text:style-name="T455">ает</text:span>. У него талант растворяться, когда захочет. Костюм зуттера в коробке обвязанной пурпурной ленточкой. Цепочка для часов тоже там. Они принадлежали пареньку, что жил в Восточном Лос-Анжелосе, по имени Рики Гутьерес. Во время Зут-С<text:span text:style-name="T454">ъ</text:span>ют Бунтов 1943, на юного Гутьереса навалились кучей Англо-дружинники из Витера и молотили, пока полиция Лос-Анжелеса любовались и помогали им советами, а потом арестовали его за нарушение общественного порядка. Судья предоставлял зуттерам выбор между тюрьмой и армией. Гутьерес призвался, получил ранение на Сайпане, подцепил гангрену, руку пришлось ампутировать, теперь вернулся домой, женился на девушке, что готовит тортиллы-тако на кухне одной забегаловки в Сан Габриел, а сам не может найти работы, много пьёт по ходу дня… Но его старый зут-с<text:span text:style-name="T454">ъ</text:span>ют и костюмы тысяч других зуттеров, кого прищучили в то лето, висели пустыми на обратной стороне всех Мексиканских дверей в Лос-Анжелосе, были скуплены и добрались аж сюда, на рынок, кому повредит немножко зашибить деньгу, а там висели себе просто в жирном дыму, запахах младенцев, в комнатах с занавесками опущенными от солнца, что палит день за днём усохшие пальмы и забитые мусором сточные канавы, внутри <text:span text:style-name="T454">тех</text:span> пустых комнат, где роятся мухи…. </text:p>
      <text:p text:style-name="P269"><draw:frame draw:style-name="fr1" draw:name="Image30" text:anchor-type="paragraph" svg:width="6.9252in" svg:height="0.3661in" draw:z-index="30"><draw:image xlink:href="Pictures/1000000000000B720000009B428C9716555D8079.png" xlink:type="simple" xlink:show="embed" xlink:actuate="onLoad" loext:mime-type="image/png"/></draw:frame></text:p>
      <text:p text:style-name="P224">Imipolex G <text:s/>оказался <text:span text:style-name="T467">ни</text:span>чем <text:s/>более—или менее—страшным, чем новы<text:span text:style-name="T458">м видом </text:span>пластик<text:span text:style-name="T458">а</text:span>, <text:span text:style-name="T458">этот</text:span> ароматический гетероцикличный полимер <text:span text:style-name="T458">был</text:span> разработан <text:s/>в 1939, на годы опередив своё время, неким Л. Джамфом для ИГ Фарбен. Он стабилен при высоких температурах, где-то порядка 900°, сочетает высокую прочность с низким фактором потери упругости. По своей структуре, это отвердевшая цепь ароматических колец, шестиугольники, как <text:span text:style-name="T458">и </text:span>тот из золота, что болтается и пошлёпывает вокруг пупка Хилари Бонса, сочетаясь, тут и там, в так называемые гетероцикличные кольца. </text:p>
      <text:p text:style-name="P118">Происхождение Imipolex G прослеживается <text:span text:style-name="T458">до</text:span> ранни<text:span text:style-name="T458">х</text:span> исследовани<text:span text:style-name="T458">й</text:span> проводивши<text:span text:style-name="T458">х</text:span>ся в лабораториях Дюпона. Пластичность имеет собственную великую традицию и основное течение, которому случилось протекать через владения Дюпонов и их знаменитого исследователя Каротерса, известного как Великий Синтезаторщик. Его классическое изучение больших молекул, охватывая десятилетие двадцатых, напрямую вывело нас к нейлону, который не только добавил восторга фетишистам и удобств для восставших с оружием в руках, но <text:s/>также <text:span text:style-name="T458">послужил весьма</text:span> своевременным, и хорошо вписавшимся в Систему, провозглашением главного канона Пластичности: химики уже не ждут милостей от Природы. Теперь они <text:span text:style-name="T458">могут </text:span>заранее <text:s/>определится какие <text:span text:style-name="T459">именно </text:span>свойства ожидают от молекулы, и – приступать к её созданию. У <text:soft-page-break/>Дюпонов, следующим шагом после нейлона, стало введение ароматических колец в цепочку полиамидов. Очень скоро возникла целая семья «ароматических полимеров»: ароматические полиамиды, поликарбонаты, полиэфиры, полисульфаты. Целевым свойством чаще всего оказывалась прочность—первая в достохвальной триаде Пластичности, включающей Прочность, Устойчивость, Белизну (<text:span text:style-name="Emphasis">Kraft, Standfestigkeit, Weiße</text:span>: <text:span text:style-name="T459">их</text:span> часто принимали <text:s/>за Нацистские лозунги и, <text:s/>в общем-то, <text:s text:c="2"/>они <text:span text:style-name="T459">и впрямь почти</text:span> неотличимы на промытых дождём стенах, вдоль которых автобусы переключали скорость сворачивая в следующую улицу, трамваи скрежетали металлом, а люди больше помалкивали в дождь, пок<text:span text:style-name="T459">уд</text:span>а <text:span text:style-name="T459">близящийся</text:span> вечер сгущался до фактуры дыма из курительной трубки, а руки молодых пассажиров <text:span text:style-name="T459">тянулись прочь</text:span> из рукавов своих пальто в<text:span text:style-name="T459">о</text:span> <text:span text:style-name="T459">что</text:span>-нибудь ещё, как карлики в поисках убежища, либо экстатично <text:span text:style-name="T459">отрешались от</text:span> расписания <text:span text:style-name="T460">ради</text:span> тактильны<text:span text:style-name="T460">х</text:span> утех с бельём намного <text:span text:style-name="T460">превосходившим нейлон своей </text:span>соблазнительн<text:span text:style-name="T460">остью</text:span>…). Л. Джамф, <text:span text:style-name="T460">в числе</text:span> прочих, предложил тогда, логично, диалектично, взять родительские полиамидные секции новой цепочки и увязать их петлеобразно, тоже в кольца, гигантские «гетероцикличные» кольца, перемежая их с ароматическими. Этот же принцип легко распространялся и на предшествующие молекулы. <text:span text:style-name="T460">Искомый</text:span> мономер высокого молекулярного веса мог быть синтезирован подобным образом, свёрнут в своё гетероцикличное кольцо, увязан в звено и сочленён в цепочку с более «естественными» бензольными и ароматическими кольцами. Такие цепочки станут известны как «ароматические гетероцикличные полимеры». Одна из гипотетических цепочек предложенных Джамфом, как раз перед войной, была впоследствии модифицирована в Imipolex G. Джамф в то время работал на Швейцарскую компанию Psychochemie AG, изначально именовавшуюся Grössli Chemical Corporation, побочное предприятие от Сандоз (где, как известно любому школьнику, легендарный д-р Хофман сделал своё грандиозное открытие.) В начале 20-х, Сандоз, Циба, и Гейги слились в Швейцарский Химический картель. Вскоре после этого, химическая фирма Джамфа также была поглощена. По-видимому, бо́льшая часть контрактов Grössli был<text:span text:style-name="T460">и уже</text:span> заключена с Сандоз, и без того. Ещё в 1926 имелась устная договорённость между Швейцарским картелем и ИГ Фарбен. Когда Немцы создали свою офшорную компанию в Швейцарии, ИГ Химие, то два года спустя, контрольный пакет акций Grössli был продан им, а компания преобразовалась в Psychochemie AG. Патент на Imipolex G был, таким образом, перекрёстно зарегистрирован как на ИГ, так и на Psychochemie. Шелл Ойл затесался туда же через соглашение с Имперал Кемиклз в 1939. По какой-то любопытной причине, как обнаружит Слотроп, ни одно соглашение между ИК и ИГ не датируется позднее 39-го года. <text:span text:style-name="T460">Согласно</text:span> упомянутому соглашению об Imipolex, Икота могла поставлять новый пластик на рынки Британского Содружества в обмен на один фунт и прочие <text:span text:style-name="T460">достаточно</text:span> ценные <text:span text:style-name="T460">эквиваленты</text:span>. Очень мило. Psychochemie AG всё ещё при делах, продолжает делать бизнес по своему старому адресу на Шоколадештрассе, в том Цюрихе, Швейцария. Слотроп раскачивает длинную цепочку часов своего зут-съюта, <text:span text:style-name="T460">с нескрываемым</text:span> <text:span text:style-name="T460">волнением</text:span>. Пара моментов, <text:span text:style-name="T461">незамедлительно</text:span> бросаются в глаза. Ему доходит больше, чем он вообще мог <text:span text:style-name="T461">предположит</text:span>ь, даже в <text:span text:style-name="T461">своих</text:span> самых параноидных <text:span text:style-name="T461">озарениях</text:span>. Imipolex G выныривает как загадочное «устройство изоляции» на ракете, которую запускают с помощью передатчика на крыше штаб-квартиры Датч Шелл, имеющей со-лицензию на продажу Imipolex—двигательная система ракеты сверхъестественно похожа на ту, что разрабатыва<text:span text:style-name="T461">ется</text:span> в Бритиш Шелл в тот же, примерно, период… и, ой, ё-моё, <text:soft-page-break/>Слотропу вдруг доходит где <text:span text:style-name="T26">собрана</text:span><text:span text:style-name="T461"> </text:span>вся информация о ракете—в офисе м-ра Дункана Сандиса, где же ещё, у зятя Черчилля собственной персоной, который работает в Министерстве Снабжения, что расположено где бы вы думали, если не в Мекс-<text:span text:style-name="T1">Хаус принадлежащем Шелл, о, ради Бога</text:span>…. Тут Слотроп организует блестящий развед-рейд, вместе с верным напарником Бладгетом Ваксвингом, в сам<text:span text:style-name="T461">оё</text:span> Шелл Мекс-Хаус—<text:span text:style-name="T461">буквально</text:span> в сердце <text:span text:style-name="T461">личного</text:span> филиала Ракеты в Лондоне. Кося вооружённую охрану, взвод за взводом, из своего автомата «стен», отшвыривая заневестившихся, визжащих секретарш из ЖКАП (а как ещё <text:span text:style-name="T461">от них отделаешься</text:span>, даже если не больно?), грубо <text:span text:style-name="T461">расшвыривая</text:span> папки, <text:span text:style-name="T461">меча</text:span> коктейли Молотова, Дуболомы Зуттеры ворвались, наконец, в святая святых, подтягивая свои штаны до подмышек, попахивая жжёной волоснёй, пролитой кровью, чтобы найти не м-ра Дункана Сандиса <text:s/>труслив<text:span text:style-name="T462">о</text:span> бле<text:span text:style-name="T462">ющего</text:span> перед их правотой, и не распахнутое окно, побег по-Цыгански, гадальные карты <text:span text:style-name="T462">россыпью</text:span> в спешке, и даже не <text:span text:style-name="T462">давай-</text:span>посмотрим-кто-кого с сами великим Консорциумом—но всего лишь довольно унылую комнату бизнес-машин расставленных вдоль стен, спокойно себе перемаргиваются, кипы перфокарт зияющих дырами <text:span text:style-name="T462">словно</text:span> кожа прыщавых лиц, хрупких как последние <text:span text:style-name="T462">из</text:span> Германски<text:span text:style-name="T462">х</text:span> стен, <text:span text:style-name="T462">что</text:span> стоя<text:span text:style-name="T462">т </text:span><text:s/><text:span text:style-name="T462">лишившись</text:span> опоры после <text:span text:style-name="T462">взрывов</text:span> отгремевшей бомбёжки и <text:span text:style-name="T462">колеблются </text:span>теперь высоко над головой, готовые <text:span text:style-name="T462">вот-вот </text:span>сложиться вниз с небес под <text:span text:style-name="T462">дуновением</text:span> ветерка, что относит дым прочь…. В воздухе пахнет порохом и гарью дымящихся стволов, и ни одной офисной дамы вокруг. Машины болтают и перезваниваются друг с другом. <text:span text:style-name="T462">Пора</text:span> сдвинуть шляпу на лоб, пустить по кругу после-заварушную сигарету, прикидывая как будем ноги уносить… ты запомнил как<text:span text:style-name="T462">им путём</text:span> добирались, все <text:span text:style-name="T462">те</text:span> повороты с заворотами? Нет. Ты не смотрел. Любая из этих дверей может стать путём спасения, но времени может и не остаться…. </text:p>
      <text:p text:style-name="Text_20_body">Однако, Дункан Сандис всего лишь имя, функция во всём этом. «Как высоко это заходит?» вопрос излишний абсолютно, потому что организационные списки составляли Они, имена и должности заполняли Они, потому что </text:p>
      <text:p text:style-name="P346">Пословица для Параноиков, 3: Если тебя вынудили задавать неправильные вопросы, то им <text:span text:style-name="T463">и</text:span> думать <text:span text:style-name="T463">ни к чему как отвечать </text:span>на <text:span text:style-name="T463">них</text:span>. </text:p>
      <text:p text:style-name="Text_20_body">Слотроп замечает, что он застыл над синим листком списка деталей с которого всё и началось. <text:span text:style-name="T1">Как высоко это заходит</text:span>… уххх. Вопрос-капкан не предназначен быть обращённым к людям вообще, но к <text:span text:style-name="T1">оборудованию</text:span>! Прищурившись, внимательно передвигая палец по колонкам, Слотроп находит, что<text:span text:style-name="Emphasis"> Vorrichtung für die Isolierung</text:span> является Составной Частью Более <text:span text:style-name="T463">C</text:span>ложного Изделия. </text:p>
      <text:p text:style-name="P119">“<text:span text:style-name="Emphasis"><text:span text:style-name="T112">S-Gerät</text:span></text:span>, 11/00000.” </text:p>
      <text:p text:style-name="P119">Если эти цифры серийный номер ракеты, как видно по их форме, то это должн<text:span text:style-name="T463">о</text:span> быть <text:span text:style-name="T463">некая</text:span> спецмодель—Слотроп ни разу не слыхал о чём-то с четырьмя нулями, не говоря уж о пяти… и ни про какое изделие <text:span text:style-name="Emphasis"><text:span text:style-name="T112">S-Gerät</text:span></text:span>, <text:span text:style-name="T463">имеются лишь</text:span> <text:span text:style-name="Emphasis">K-Gerät</text:span> и <text:span text:style-name="Emphasis">L-Gerät </text:span><text:s/>упом<text:span text:style-name="T463">янутые</text:span> в руководстве… ну, Документ SG-1, который, якобы, не существует, должен прояснять всё это…. </text:p>
      <text:p text:style-name="Text_20_body"><text:span text:style-name="T463">Он в</text:span>ыходит из номера: никуда конкретно, двигаясь под медленный барабанный бой в брюшных мускулах, <text:span text:style-name="T1">по</text:span><text:span text:style-name="T25">гляд</text:span><text:span text:style-name="T1">им что дальше, будь наготове</text:span>…. В ресторане Казино ни малейшего препятствия на входе, ни перепада температур ощутимого его кожей, Слотроп садится за стол, где кто-то оставил лондонскую <text:span text:style-name="Emphasis">Times</text:span> за прошлый четверг. Хмм. Давненько ни одн<text:span text:style-name="T463">а</text:span> из <text:span text:style-name="T1">них</text:span> не <text:soft-page-break/>попадалось…. Перелистывает страницы, дум, дум, дем-ду, да, Война идёт как и шла, Союзники надвигаются на Берлин с востока и запада, порошковые яйца по-прежнему держатся на одном и трёх за дюжину, «Погибшие Офицеры», МакГрегор, Макер-Мафик, Вайтстрит, Личные Награды… <text:span text:style-name="Emphasis">Встретимся в Сант-Луи</text:span><text:span text:style-name="Emphasis"><text:span text:style-name="T468">c</text:span></text:span><text:span text:style-name="Emphasis">е</text:span> крутят в Эмпайр Синема (вспоминает давний трюк член-в-коробке-с-поп-корном, который повторял там с какой-то Мадлен, а та даже—)— </text:p>
      <text:p text:style-name="Text_20_body">Тантиви… О, нет, блядь, нет погоди— </text:p>
      <text:p text:style-name="Text_20_body">«Истинное обаяние… отсутствие заносчивости… сила характера… фундаментальная Христианская чистота и правильность… мы все любили Оливера, его смелость, доброе сердце и неизменно добрый юмор служили вдохновением для каждого из нас… отважно погиб в бою пытаясь доблестно спасти бойцов своего подразделения прижатого к <text:span text:style-name="T468">земле</text:span> Германской артиллерией...» и подписал его самый предан<text:span text:style-name="T463">н</text:span>ый товарищ по оружию, Теодор Блот. <text:span text:style-name="T1">Майор</text:span> Теодор Блот теперь уже— </text:p>
      <text:p text:style-name="Text_20_body">Уставясь в окно, уставясь ни на что, стис<text:span text:style-name="T464">кивает</text:span> нож со стола так, что вот-вот треснут какие-то из костей в его руке. Так случается иногда у прокажённых. Сбой сигнала мозгу—не могут знать насколько крепко сжат их кулак. Сам знаешь, эти прокажённые. В общем— </text:p>
      <text:p text:style-name="Text_20_body">Десять минут спустя, в своём номере, лёжа ничком на своей кровати, он чувствует себя опустошённым. Не может плакать. <text:span text:style-name="T1">Ничего</text:span> не может. </text:p>
      <text:p text:style-name="Text_20_body">Они это сделали. <text:span text:style-name="T464">Отправили</text:span> его друга <text:span text:style-name="T464">погибнуть </text:span>в какой-то <text:span text:style-name="T464">ловушке</text:span>, возможно, позволили изобразить «почётную» смерть… а потом просто <text:span text:style-name="T1">закрыли его личное дело</text:span>…. </text:p>
      <text:p text:style-name="Text_20_body">Позднее у него появится мысль, что может вся эта история ложь. Они запросто могли вложить её в ту лондонскую <text:span text:style-name="Emphasis">Times</text:span>, разве нет? подбросили газету, чтоб Слотроп её нашёл? Но на тот момент, когда он это вычислил, возврата уже не было. </text:p>
      <text:p text:style-name="Text_20_body">В полдень Хилари Бонс заходит потирая глаза, с подхалимской улыбочкой. –«Как вчера повеселился? Я замечательно». </text:p>
      <text:p text:style-name="Text_20_body">– Рад слышать,– Слотроп улыбается. <text:span text:style-name="T1">Ты </text:span><text:span text:style-name="T24">тоже у меня дождёшься</text:span><text:span text:style-name="T1">, </text:span><text:span text:style-name="T24">миляга</text:span>. Эта улыбка потребовала от него больше грации, чем за всю его вялую Американскую жизнь, до этого момента. Он всегда <text:span text:style-name="T464">считал</text:span>, что на грацию у него дефицит. Однако, <text:span text:style-name="T464">получилось</text:span>. Он изумлён и <text:span text:style-name="T465">еле сдерживает слёзы</text:span> благодарности. Самое замечательное тут не в том, что Бонс явно одурачен его улыбкой, но что Слотроп теперь знает: у него получается это…. </text:p>
      <text:p text:style-name="Text_20_body">Так что он, таки, <text:span text:style-name="T465">сорвался</text:span> в Ниццу, в быстром побеге по горной дороге, заносясь на виражах и <text:span text:style-name="T465">визжа</text:span> тормозами над согретыми солнцем пропастями, <text:span text:style-name="T465">стряхнув </text:span><text:s/>хвосты <text:s/>ещё на пляже, где он догадался одолжить своему приятелю Клоду, помощнику повара, такого же роста и сложения, свои собственные новенькие псевдо-Таитянские плавки и, пока они стерегли того Клода, нашёл чёрный Ситроен с оставленными ключами, а что такого, парни—в<text:span text:style-name="T466">ъезж</text:span>ает в город в своём белом зуте, тёмных очках, трепеща полями шляпы как у Сидни Гринстрита. Он не <text:span text:style-name="T466">отличается особой</text:span> непримет<text:span text:style-name="T466">ностью в</text:span> толп<text:span text:style-name="T466">е</text:span> военных и мамзелей, <text:span text:style-name="T466">что перешли</text:span> уже на летнюю форму одежды. Но <text:s/>брос<text:span text:style-name="T466">ив</text:span> машину возле Площади Гарибальди, <text:span text:style-name="T466">он отыскивает</text:span> бистро в старой Ницце, по ту сторону<text:span text:style-name="Emphasis"> La Porte Fausse</text:span>, и находит время на булочку с кофе, прежде чем пойти по адресу, <text:soft-page-break/><text:span text:style-name="T466">который</text:span> дал ему Ваксвинг. Там оказался древний четырёхэтажный отель с ранними алкашами распростёртыми по коридорам, веки глаз в виде крохотных буханок смазанных прощальными лучами заходящего солнца, а летняя пыль чинно проворачивается сквозь тёмно-серый свет, летнее приволье на прилегающих улицах, апрельское лето, пока великая передислокация из Европы в Азию курлычет мимо, заставляя немало душ каждую ночь чуть крепче хвататься за здешние безмятежности, в этой близи к канализационному люку Марселя, на этой предпоследней остановке бумажного циклона, что уносит их из Германии, вниз по долинам вдоль течения рек, начиная захватывать некоторых аж из Антверпена и других северных портов теперь, когда круговерть набирает силу и устанавливаются торные пути…. Просто как острие к этому лезвию, тут на <text:span text:style-name="Emphasis">Rue</text:span> Россини, Слотропа посещает самое лучшее из ощущений, что могут принести сумерки в чужеземном городе: как раз <text:span text:style-name="T466">когда</text:span> свет неба уравнивается со светом уличных фонарей, <text:s/>перед <text:span text:style-name="T466">самой </text:span>первой звездой, <text:span text:style-name="T466">некое</text:span> обещание беспричинных событий, неожиданностей, направление под прямым углом ко всем направлениям, которые его жизнь способна была избирать до сих пор. </text:p>
      <text:p text:style-name="P225">Слишком нетерпеливый, чтобы дождаться первой звезды, Слотроп заходит в отель. Ковры нечищены, всё пропахло алкоголем и жавелём. Матросы и девушки прогуливаются туда-сюда, вместе и по отдельности, пока Слотроп параноится от двери к двери, высматривая кого-то, у кого есть что ему сказать. Радиоприёмники играют <text:span text:style-name="T469">вовсю </text:span>в комнатах с увесистой мебелью. Лестничная клетка оказывается не очень вертикальной, а <text:span text:style-name="T471"><text:s/></text:span><text:span text:style-name="T1">скошенной</text:span> под некоторым углом, а спадающий по стенам свет всего из двух цветов: землистого и блекло-лиственного. На самом верхнем этаже Слотроп замечает, наконец, старую материнскую <text:span text:style-name="Emphasis">femme de chambre</text:span>, что заходит в какую-то из комнат со сменой постельного белья, очень белого в глубине сумерек. </text:p>
      <text:p text:style-name="Text_20_body">– Зачем ты сбежал,– грустный шёпот звучит словно в телефонной трубке откуда-то очень издалека.– Они хотели тебе помочь. Ничего плохого не сделали б….– Её волосы завиты кверху, в стиле Джорджа Вашингтона, со всех сторон. Она уставилась на Слотропа под углом в 45°, терпеливым взором игрока в шахматы на парковой скамье, очень большой, добродушно горбатый нос и сияющие глаза: <text:span text:style-name="T470">вся из себя</text:span> крахмальна, крепко сложена, носки её кожаных туфель слегка загибаются кверху, полосатые красно-белые носки на громадных ступнях придают ей вид вспомогающего существа из какого-то иного мира, типа, эльфа, что не только начисти<text:span text:style-name="T470">т</text:span> обувь пока ты спишь, но ещё и подм<text:span text:style-name="T470">етёт</text:span> маненько, постави<text:span text:style-name="T470">т</text:span> горшок на огонь перед тем, как проснёшься и, может быть, живой цветок на подоконник— </text:p>
      <text:p text:style-name="Text_20_body">– Ещё не поздно. </text:p>
      <text:p text:style-name="P122">– Вы не понимаете. Они убили моего друга.– Но увидеть это напечатанным в <text:span text:style-name="T471"><text:s/></text:span><text:span text:style-name="Emphasis">Times</text:span>, так публично… как может что-то подобное быть реальным, настолько реальным, чтоб убедить его, что Тантиви не перешагнёт порог однажды,<text:span text:style-name="Emphasis"> </text:span><text:span text:style-name="Emphasis"><text:span text:style-name="T471"><text:s/></text:span></text:span><text:span text:style-name="Emphasis">как вы парни</text:span> и застенчивая улыбка… эй, Тантиви, ты где пропадал? </text:p>
      <text:p text:style-name="P122">– Где <text:span text:style-name="T471"><text:s/></text:span><text:span text:style-name="T1">я пропадал</text:span>, Слотроп? Ну, ты умеешь пошутить.– Его улыбка снова озаряет время и вольный мир…. </text:p>
      <text:p text:style-name="Text_20_body">Он достаёт карточку Ваксвинга. Старуха расплывается в невиданной улыбке, два зуба оставшиеся у неё в голове лучатся под свежевключенными на ночь лампочками. Большим <text:soft-page-break/>пальцем она отсылает его выше и шлёт ему то ли V-знак-победы, то ли захолустное заклятье против сглаза, чтоб не скисало молоко. Что бы то ни было, хихикает она саркастически. </text:p>
      <text:p text:style-name="P122">Выше только крыша и, типа, пентхаус, по центру. Три молод<text:span text:style-name="T470">чика</text:span> с бачками Апашей и молодая женщина вооружённая плетёной кожаной дубинкой сидят перед входом и курят тонкие сигареты двусмысленного аромата. «Ты заблудился, <text:span text:style-name="T471"><text:s/></text:span><text:span text:style-name="Emphasis">mon ami</text:span>». </text:p>
      <text:p text:style-name="Text_20_body">– Ну, ладно,– снова машет карточкой Ваксвинга. </text:p>
      <text:p text:style-name="P122">– Ах, <text:span text:style-name="T471"><text:s/></text:span><text:span text:style-name="Emphasis">bien</text:span>. . . .– они сдвигаются в сторону и он заходит в разнобой канареечно-жёлтых шляп от Борсалини, обуви на пробковых подошвах из книжек комиксов, с громадными круглыми носками, до фига тех седельных прошивок контрастных цветов (таких как оранжевый на синем, и вечный фаворит, зелёный на лиловом), будничные стоны усмир<text:span text:style-name="T470">яем</text:span>ого дискомфорта, обычно слышные в публичных туалетах, телефонные переговоры внутри тучи сигарного дыма. Ваксвинга нет, но один из коллег приостанавливает какую-то громкую сделку при виде его визитки. </text:p>
      <text:p text:style-name="Text_20_body">– Что нужно? </text:p>
      <text:p text:style-name="Text_20_body">– <text:span text:style-name="Emphasis">Carte d’identité</text:span>, проезд в Цюрих, Швейцария. </text:p>
      <text:p text:style-name="Text_20_body">– Завтра. </text:p>
      <text:p text:style-name="Text_20_body">– Место ночёвки. </text:p>
      <text:p text:style-name="Text_20_body">Человек протягивает ключ от одной из комнат внизу. «Деньги есть?» </text:p>
      <text:p text:style-name="Text_20_body">– Немного. Только не знаю, когда смогу— </text:p>
      <text:p text:style-name="Text_20_body">Отсчитывает, прищуривается, <text:span text:style-name="T470">пере</text:span>пролистывает. «Вот». </text:p>
      <text:p text:style-name="Text_20_body">– Э… </text:p>
      <text:p text:style-name="Text_20_body">– Всё нормально, это не в долг. Из прошлого заработка. Теперь, отель не покидать, не напиваться, держись подальше от девушек, что тут работают. </text:p>
      <text:p text:style-name="Text_20_body">– О… </text:p>
      <text:p text:style-name="Text_20_body">– Увидимся завтра.– Вернулся к делам. </text:p>
      <text:p text:style-name="Text_20_body">Ночь Слотропа проходит с неудобствами. Никак не удаётся заснуть дольше, чем минут на десять. Боевые группы клопов <text:span text:style-name="T470">совершают</text:span> вылазки на его тело не без учёта уровня его сонливости. Алкаши стучат в дверь, алкаши и пропавшие без вести. </text:p>
      <text:p text:style-name="Text_20_body">– Тайр, впусти меня, это Дампстер, Дампстер Вилард. </text:p>
      <text:p text:style-name="Text_20_body">–Что за— </text:p>
      <text:p text:style-name="Text_20_body">– Сегодня совсем плохая ночь, извини. Мне не стоило так врываться, от меня больше неприятностей, чем я того стою… слушай… я замёрз… я долго добирался…. </text:p>
      <text:p text:style-name="Text_20_body">Резкий стук. «Дампстер—» </text:p>
      <text:p text:style-name="Text_20_body"><text:soft-page-break/>– Нет, нет. Это Мюрей Смайл, я был с тобой в учебке, 84 рота, помнишь? У наших серийных номеров разница всего в две цифры. </text:p>
      <text:p text:style-name="Text_20_body">– Мне надо было впустить… впустить Дампстера… куда он делся? Или я заснул? </text:p>
      <text:p text:style-name="Text_20_body">– Не говори им, что я тут был. Пришёл сказать, что тебе не обязательно возвращаться. </text:p>
      <text:p text:style-name="Text_20_body">– Правда? Они сказали, что ничего? </text:p>
      <text:p text:style-name="Text_20_body">– Да, ничего. </text:p>
      <text:p text:style-name="P121">– Хорошо, но они <text:span text:style-name="T471"><text:s/></text:span><text:span text:style-name="T1">так сказали</text:span>?– Тишина.– Мюрей?– Тишина. </text:p>
      <text:p text:style-name="Text_20_body">Ветер звучно продувает железо пожарной лестницы, а внизу по улице кувыркается упаковочный ящик для овощей, деревянный, пустой, тёмный. Должно быть четыре утра. –«Пора <text:span text:style-name="T470">возвращаться</text:span>, блядь, я опаздываю….» </text:p>
      <text:p text:style-name="Text_20_body">– Нет.– Только шёпот…. Но с ним остался только её «нет». </text:p>
      <text:p text:style-name="Text_20_body">– Эт кто? Дженни? Это ты, Дженни? </text:p>
      <text:p text:style-name="Text_20_body">– Да, это я. О, милый, как хорошо, что я тебя нашла. </text:p>
      <text:p text:style-name="Text_20_body">– Но я должен...– Они бы ей позволили жить с ним в Казино… </text:p>
      <text:p text:style-name="P120">– Нет, я не могу.– <text:span text:style-name="T471"><text:s/></text:span><text:span text:style-name="T1">Но что у неё <text:s/>с голосом</text:span>? </text:p>
      <text:p text:style-name="Text_20_body">– Дженни, я слышал твой парень убит, кто-то мне говорил, через день после Нового года… ракета… мне надо было придти, увидеть как ты… только я не пошёл… а потом Они забрали меня в то Казино…. </text:p>
      <text:p text:style-name="Text_20_body">– Это ничего. </text:p>
      <text:p text:style-name="Text_20_body">А где-то, тёмными рыбинами затаившимися вне углов отражения в течении этой ночи, Катье и Тантиви, два гостя, которых он хочет увидеть больше всего. Он пытается <text:span text:style-name="T470">подправить</text:span> голоса, что подходят к двери, смодулировать как на губной гармонике, однако, не получается. То, что он хочет, запрятано слишком глубоко…. </text:p>
      <text:p text:style-name="Text_20_body">Перед самым рассветом стук становится совсем громким, упорным как сталь. Слотропу хватило ума не откликнуться на этот раз. </text:p>
      <text:p text:style-name="Text_20_body">– Открывай давай! </text:p>
      <text:p text:style-name="Text_20_body">– Военная полиция, открывай. </text:p>
      <text:p text:style-name="Text_20_body">Американские голоса, голоса кантри, высокие и безжалостные. Он лежит замерзая, думая выдадут ли его пружины кровати. Потому что впервые он слышит Америку, как она должна звучать для не-Американца. Позднее он припомнит, что более всего его изумила фанатичность, уверенность не просто в силе, а в <text:span text:style-name="T471"><text:s/></text:span><text:span text:style-name="T27">правоте</text:span> того, что они сделают… когда-то давным-давно ему говорили, что именно так будут вести себя Нацисты, а тем более Япошки—а мы всегда играли по-честному—но эти двое за дверью настолько же деморализуют, как ближний план Джона <text:soft-page-break/>Уэйна (в ракурсе, что подчёркивает насколько у него раскосые глаза, смешно: как ты до сих пор не замечал), орущего БАНЗАЙ! </text:p>
      <text:p text:style-name="Text_20_body">– Погоди, Рой, вон он— </text:p>
      <text:p text:style-name="Text_20_body">– Хопер! Иди сюда, падла— </text:p>
      <text:p text:style-name="Text_20_body">– Вы больше не запхнёте меня в смирительную рубаааашку!– Голос Хопера гаснет за углом, военная полиция бросаются в погоню. </text:p>
      <text:p text:style-name="Text_20_body">Слотропу доходит, вместе с рассветом за жёлто-коричневой занавеской в окне, что это его первый день За Пределами. Его первое утро на свободе. Он не обязан возвращаться. Свободный? Что такое свободный? Он наконец-то засыпает. Ближе к полудню молодая женщина заходит в комнату, открыв дверь своим ключом, и оставляет документы. Теперь он английский военный корреспондент Йан Скафлинг. </text:p>
      <text:p text:style-name="Text_20_body">– Вот адрес одного из наших людей в Цюрихе. Ваксвинг желает вам удачи и спрашивает что вас так задержало. </text:p>
      <text:p text:style-name="Text_20_body">– То есть он ждёт ответа? </text:p>
      <text:p text:style-name="Text_20_body">– Он сказал, чтоб вы об этом подумали. </text:p>
      <text:p text:style-name="Text_20_body">– А скажи-и-и-те,– его только что осенило,– а почему вы мне помогаете? Так вот бесплатно и вообще? </text:p>
      <text:p text:style-name="Text_20_body">– А кто его знает? Нам приходится играть по схемам. Должно быть есть какая-то схема, в которой вы находитесь, на данный момент. </text:p>
      <text:p text:style-name="Text_20_body">– Э… </text:p>
      <text:p text:style-name="Text_20_body">Но она уже ушла. Слотроп осматривает номер: при свете дня тот жалок и безлик. Даже тараканам тут должно быть неуютно…. Выходит, он сорвался, так же скоро как Катье с её колесом, сорвался в неизбывную колею таких вот комнат, побыть в каждой не дольше пока наберётся достаточно сил или отчаяния, чтобы двигаться дальше, к следующей, но теперь уже без возврата, никогда. Нет времени даже на то, чтоб познакомиться с <text:span text:style-name="Emphasis">Rue</text:span> Россини, чьи лица шумят за окнами, где тут можно вкусно поесть, как называется песня, которую каждый насвистывает в это преждевременное лето…. </text:p>
      <text:p text:style-name="Text_20_body"/>
      <text:p text:style-name="Text_20_body">Неделю спустя он в Цюрихе, после долгой поездки поездом. Покуда создания из металла в их отъединённости, день за днём плотного стойкого тумана, <text:span text:style-name="T471">из</text:span>водят часы <text:span text:style-name="T471">на </text:span>игр<text:span text:style-name="T471">у</text:span> в молекулы, имитиру<text:span text:style-name="T471">ют</text:span> производственный синтез, рассыпаясь, складываясь вновь, сцепленные и пересцепленные, он то <text:span text:style-name="T471">погружается</text:span>, то всплывает из дремотной галлюцинации из Альп, туманов, пропастей, туннелей, скрежещущих подъёмов по невообразимым уклонам, коровьих колокольчиков в темноте, поутру зелёные насыпи, запахи мокрых пастбищ, за окнами всегда небритая бригада рабочих направля<text:span text:style-name="T471">ется</text:span> подштопать где-то отрезок колеи, долгие ожидания на сортировочных станциях, где рельсы <text:span text:style-name="T471">расходятся</text:span> подобно слоям в располовиненной луковице, серые пустынные места, ночи сигнальных гудков, сцепок, лязгов, боковых веток, взоры коров с <text:soft-page-break/>вечерних склонов, армейские колонны в ожидании на переездах, покуда поезд пропыхтит мимо, нигде никакого отчётливого ощущения что это за страна конкретно, ни даже <text:span text:style-name="T471">какая из </text:span>воюющих сторон, только сама Война, неизменный исковерканный пейзаж, в котором «нейтральная Швейцария» довольно <text:span text:style-name="T471">приблизительный</text:span> термин, употребляемый с такой же долей сарказма, как «освобождённая Франция», «тоталитаристская Германия», «фашистская Испания» и тому подобные…. </text:p>
      <text:p text:style-name="Text_20_body">Война перекроила пространство и время по своему подобию. Пути расходятся теперь в иных сетях железных дорог. То, что выглядит разрушением, на самом деле преобразование железнодорожных пространств для иных целей, для назначений, чьи контуры он, проезжая тут впервые, может только лишь предугадывать…. </text:p>
      <text:p text:style-name="P226">Он останавливается в Отеле Нимбус, в районе цюрихских кабаре. Комната на чердаке, взбираться по приставной лестнице. За окном есть ещё одна лестница, так что он решил всё будет как надо. С наступлением ночи он отправляется искать местного представителя Ваксвинга, находит его дальше по Лимматквей, под мостом, в комнатах, где полно наручных и стенных швейцарских часов, вперемешку с альтиметрами. Это русский, фамилия Семявин. Снаружи корабли <text:span text:style-name="T472">перекликаются</text:span> гудк<text:span text:style-name="T472">ам</text:span>и на реке и озере. Этажом выше, кто-то упражняется на пианино: спотыкается, сладкие <text:span text:style-name="T1">lieder</text:span>. Сенявин вливает водку из горечавки в стаканы только что заваренного им чая. –«Прежде всего, ты должен <text:span text:style-name="T472">усвоить</text:span> как именно всё тут специализировано. Если нужны часы, отправляйся в одно кафе. За женщинами, в другое. Меха распределяются на Соболей, Горностаев, Норку и Прочих. То же самое с наркотиками: Стимулянты, Депресанты, Психомиметики…. А тебе что надо?» </text:p>
      <text:p text:style-name="Text_20_body">– Ну, информацию?– Опа, это питьё на вкус, типа, Мокси… </text:p>
      <text:p text:style-name="P123">– О. В совсем другое.– дарит Слотропу кислый взгляд.– Жизнь была проще до первой войны. Не на твоей памяти. Наркотики, секс, драгоценности. Валюта в те дни была просто мелким приработком, а термина «промышленный шпионаж» вообще не существовало. Но я видел как всё меняется—о, и <text:span text:style-name="T472">до чего</text:span> же всё переменилось. Германская инфляция, мне с бы <text:span text:style-name="T472">с</text:span>ледовало делать выводы, нули нанизанные друг за другом отсюда и аж до Берлина. Мне при<text:span text:style-name="T472">ходи</text:span>лось уговаривать самого себя: «Семявин, это просто временное помутнение реальности. Небольшое отклонение, беспокоиться не о чем. Крепись, будь тем же—сила характера, крепкое умственное здоровье. Смел<text:span text:style-name="T472">ее</text:span>, Семявин! Скоро всё опять придёт в норму.» Но знаешь что? </text:p>
      <text:p text:style-name="Text_20_body">– Попробую угадать. </text:p>
      <text:p text:style-name="Text_20_body">Трагический вздох. –«Информация. Чем плохи наркотики и женщины? Что ж удивляться, что мир сошёл с ума, если основным средством обмена стала информация?» </text:p>
      <text:p text:style-name="Text_20_body">– Я думал сигареты стали. </text:p>
      <text:p text:style-name="Text_20_body">– Размечтался.– Он приносит список кафе и мест <text:span text:style-name="T472">тусовок</text:span> в Цюрихе. Под рубрикой Шпионаж, Промышленный, Слотроп находит три. Ультра, Лихтшпиль и Штрёгли. Они на разных берегах Лиммат и далеко<text:span text:style-name="T472">вато</text:span> друг от друга. </text:p>
      <text:p text:style-name="Text_20_body">– Ногам работа,– складывая список в карман зут-съюта. </text:p>
      <text:p text:style-name="Text_20_body"><text:soft-page-break/>– Оно полегчает. Придёт день и всё это будут делать машины. Машины информации. Ты выбрызг из волны будущего. </text:p>
      <text:p text:style-name="P124">Начался период обходов трёх кафе, просиживания по два часа над кофе в каждом из них, еды раз в день, цюрихская колбаса и <text:span text:style-name="T1">rösti</text:span> в Народных Кухнях… наблюдение нескончаемых толп бизнесменов в синих костюмах, дочерна загорелых лыжников, всё своё время отдающих скоростному спуску по ледникам и снегу, которые и слыхом не слыхали ни про политику, ни про смены курса, они читают лишь термометры и флюгера, находят свои ужасы в лавинах и рухнувших колоннах глетчерного льда, свои триумфы в напластованиях хорошей снежной пудры… оборванные иностранцы в промасленных кожаных куртках и подранной по<text:span text:style-name="T473">лев</text:span>ой форме, выходцы из Южной Америки, закутанные в меховые пальто и дрожащие на ярком солнце, пожилые ипохондрики, <text:span text:style-name="T473">которых</text:span> <text:span text:style-name="T473">грянувшая</text:span> Войн<text:span text:style-name="T473">а</text:span> застука<text:span text:style-name="T473">ла</text:span> на каком-нибудь курорте, где они и торчат с тех пор, неулыбчивые женщины в длинных чёрных платьях, мужчины в засалившихся пальто, которые… и сумасшедшие, спустившиеся из своих психбольниц на дни уик-энда—о, психические отклонения Швейцарии: Слотроп значится среди них, <text:span text:style-name="T473">уж это </text:span>будь уверен, среди всех мрачных лиц и улиц <text:span text:style-name="T473">тёмных оттенков</text:span>, только он в белом, туфли, зут и шляпа, белые как кладбищенские горы тут…. К тому же, он Новый Лох в Городе. Ему трудно отличать первую волну корпоративных шпионов от тех, кто просто </text:p>
      <text:p text:style-name="P17"><text:span text:style-name="T109">Психи на Побывке!</text:span> </text:p>
      <text:p text:style-name="P276">(Линия хористов поделена не на традиционных Парней и Девушек, но на Санитаров и Чокнутых, без учёта половой принадлежности, хотя все четыре возможных варианта представлены на сцене. На многих чёрные очки в белых оправах, не как дань моде, а для намёка на снежную слепоту, антисептическую белизну Клиники, возможно даже <text:span text:style-name="T473">на </text:span>затемнение рассудка. Однако, с виду все счастливы, по-свойски <text:span text:style-name="T473">приятельски</text:span>… ни малейшего признака подавления, даже одежда не отличается, так что поначалу как-то трудно разобраться кто Чокнутые, а кто Санитары, когда они врываются из коридоров приплясывая под свой напев): </text:p>
      <text:p text:style-name="P276"/>
      <text:p text:style-name="P315">А вот и мы, привет-привет—готовы вы к такому или нет,</text:p>
      <text:p text:style-name="P315">Хоть маски одевайте, хоть козни <text:span text:style-name="T473">затев</text:span>айте, </text:p>
      <text:p text:style-name="P315">Нам все лишь смех—из саночек мы сковырнулись в снег,</text:p>
      <text:p text:style-name="P315">Как детвора, когда пришла весёлая пора </text:p>
      <text:p text:style-name="P315">Каникулов. </text:p>
      <text:p text:style-name="P315"/>
      <text:p text:style-name="P315">О, да, мы Психи на Побывке </text:p>
      <text:p text:style-name="P315">Забот ни шиша— </text:p>
      <text:p text:style-name="P315">Мозги наши в промывке, </text:p>
      <text:p text:style-name="P315"><text:soft-page-break/>На Ярмарке душа, </text:p>
      <text:p text:style-name="P315">Придурки в отпуску, похерили тоску, </text:p>
      <text:p text:style-name="P315">Под лёгкий модный стук </text:p>
      <text:p text:style-name="P315">Нашей чечётки! </text:p>
      <text:p text:style-name="P315"/>
      <text:p text:style-name="P315">По кругу шляпу мы пускаем—для вашей хмурости и слёз, </text:p>
      <text:p text:style-name="P315"><text:span text:style-name="T474">А с ними</text:span> страхов, что одолевают вас <text:span text:style-name="T474">из</text:span>давн<text:span text:style-name="T474">а</text:span> и так всерьёз— </text:p>
      <text:p text:style-name="P315">Поверьте опытному психу, жизнь стоит, чтобы жить её, </text:p>
      <text:p text:style-name="P315">Так обними и расцелуй своё сегодня и моё! </text:p>
      <text:p text:style-name="P315">Ла-да-да, яа-та, йа-та, та-та… (Они продолжают распевать без слов, фоном для того, что следует дальше): </text:p>
      <text:p text:style-name="P353">Первый Чокнутый (или, возможно, Санитар): Имеется бесподобное предложение, как раз тебе. Американец? Я так и думал, всегда опознаю наших по лицу, опять же этот твой костюм, влезь на ледник повыше и фиг тебя <text:span text:style-name="T474">хоть </text:span>кто разглядит! Ну, в общем, короче, мне ясно прекрасно как тебя колбасит от этих уличных торгашей, что тут т<text:span text:style-name="T474">у</text:span>суются, это же старая три-листика на тротуаре [грузовики пересекают сцену какое-то время, туда-сюда, помахивает пальцем в воздухе, напевая: «Три-листика на трот, уаре», раз за разом, с одной и той же монотонной зацикленностью, не переставая до тех пор, сколько его могут выдержать], да ты-то враз смекнёшь, что оно не так, каждый обещает тебе что-то затак, точно? да, и как ни странно, основное возражение на это исходит от учёных с инженерами, которые всегда катили против идеи [понижая голос] вечного движения, но нам привычней называть это Контролем Энтропии—вот в чём наш козырь—ну, а они, конечно, правы. Во всяком случае, были. До сих пор…. </text:p>
      <text:p text:style-name="P352"/>
      <text:p text:style-name="P352">Второй Чокнутый или Санитар: Короче, ты уже наслушался про карбюратор галлон-бензина-на-двести миль, и лезвие бритвы, что ни в жизнь не затупится, про вечную ботиночную подошву, таблетку от чесотки полезную <text:span text:style-name="T474">при</text:span> гланд<text:span text:style-name="T474">ах</text:span>, мотор, что заправляется песком, про орнитоптеров и робобостеров—ты не ослышался, с маленькой бородкой из стальной ваты—круто, то, что надо, но есть кое что как раз тебе по уму! Готов? Это Люк-Молния, Дверь, что Распахивает Тебя! </text:p>
      <text:p text:style-name="P352">Слотроп: Пойду вздремну, пожалуй… </text:p>
      <text:p text:style-name="P352">Третий Ч. Или С.: Трансмогрифируй обыкновенный воздух в бриллианты через Катаклизменную Редукцию Углекислого Газ-а-а-а-а-а-а…. </text:p>
      <text:p text:style-name="Text_20_body">Будь он чувствительнее к подобным вещам, всё это воспринималось бы просто как оскорбление, эта первая волна. Она прокатывает, жестикулирует, обвиняюще, умоляюще. Слотропу удаётся сохранять спокойствие. Минует пауза—затем появляются настоящие, медленно поначалу, но <text:soft-page-break/>собираются, собираются. Синтетическая резина или бензин, электронные калькуляторы, анилиновые краски, акриловые, духи (краденые эсенции в фиалах для пробы), сексуальные привычки сотни членов совета директоров, на выбор, дислокация заводов, кодовые книги, связи и выплаты, только попроси, они достанут. </text:p>
      <text:p text:style-name="Text_20_body">Наконец, однажды в Штрёгли, Слотроп заправляется жареной капустой и краюхой хлеба, которую всё утро таскал с собой в бумажном пакете, вдруг из ниоткуда появляется некий Марио Швайтар в зелёно-лягушачьем жилете, просто вынырнул из отголосков эха часов с кукушкой, прям тебе Тук Тук и Тут, бесконечные тёмные коридоры за его спиной, с оборотом удачи для Слотропа. «Псст, Джо»,– начинает он,– «эй, мистер». </text:p>
      <text:p text:style-name="Text_20_body">– Не ко мне,– отвечает Слотроп с набитым ртом. </text:p>
      <text:p text:style-name="Text_20_body">– Интересуетесь насчёт L.S.D.? </text:p>
      <text:p text:style-name="Text_20_body">– Это сокращение от фунтов, шиллингов, пенсов. Ты попал не в то кафе, Дружище. </text:p>
      <text:p text:style-name="Text_20_body">– Мне кажется, я попал не в ту страну,– Швайтар немного траурен.– Я из Сандоза. </text:p>
      <text:p text:style-name="Text_20_body">– Ага, Сандоз!– Вскрикивает Слотроп и выдвигает стул для мужика. </text:p>
      <text:p text:style-name="Text_20_body">Оказывается Швайтар и впрямь очень крепко связан с Psychochemie AG, он один из тех вольноплавающих улаживателей проблем вокруг Картеля, нанимается ими для подённой работы и занимается шпионажем на стороне. </text:p>
      <text:p text:style-name="Text_20_body">– Ну,– грит Слотроп,– я б не прочь насчёт что у них есть по Л. Джамфу, а и про Imipolex G. </text:p>
      <text:p text:style-name="Text_20_body">– Веее… </text:p>
      <text:p text:style-name="Text_20_body">– Извините? </text:p>
      <text:p text:style-name="Text_20_body">– Та мура? Забудь. Это даже не по нашей части. <text:span text:style-name="T474">Случалось заниматься</text:span> разраб<text:span text:style-name="T474">откой</text:span> полимер<text:span text:style-name="T474">а</text:span>, когда вокруг одни <text:span text:style-name="T474">лишь</text:span> праздношатающиеся? <text:span text:style-name="T474">При</text:span> наш<text:span text:style-name="T474">е</text:span>м гигантск<text:span text:style-name="T474">о</text:span>м родителе <text:span text:style-name="T474">с</text:span> север<text:span text:style-name="T474">а</text:span>, что каждый день шлёт ультиматумы? Imipolex G это обуза для компании, Янки. В ней даже имеются вице-президенты, чья единственная обязанность прослеживать неукоснительное соблюдение ритуала ежевоскресного посещения могилы Джамфа, чтоб плюнуть на неё. У тебя мало опыта тусовки с толпой бездельников. Они очень элитарны. Воспринимают себя как завершение долгой Европейской диалектики, поколений недорода, эрготизма, оргий в складчину, из кантонов где-то там наверху, затерянных в горных складках, где не знали и дня без галлюцинаций за последние 500 лет, ведьмы на мётлах—блюстители традиции, аристократы— </text:p>
      <text:p text:style-name="Text_20_body">– Постой-постой…. Джамф умер? Ты сказал «могила Джамфа»?– Должно быть зацепило, не считая того, что этот человек, в сущности, не жил, и как он теперь, спрашивается— </text:p>
      <text:p text:style-name="Text_20_body">– Высоко в горах, неподалёку от Йетлиберга. </text:p>
      <text:p text:style-name="Text_20_body">– Ты когда-нибудь— </text:p>
      <text:p text:style-name="Text_20_body">– Что? </text:p>
      <text:p text:style-name="Text_20_body">– Когда-нибудь встречал его? </text:p>
      <text:p text:style-name="Text_20_body"><text:soft-page-break/>– <text:span text:style-name="T475">Случилось</text:span> до меня. Но мне известно, что на него большое досье в засекреченных файлах Сандоза. Достать что тебе надо не просто будет. </text:p>
      <text:p text:style-name="Text_20_body">– Эх… </text:p>
      <text:p text:style-name="Text_20_body">– Пять сотен. </text:p>
      <text:p text:style-name="Text_20_body">– Пятьсот чего? </text:p>
      <text:p text:style-name="Text_20_body">Швейцарских франков. У Слотропа нет 500 чего-либо, за исключением проблем. Деньги из Ниццы почти на исходе. Он отправляется к Сенявину, через мост Гемюзе-Брюке, принимая решение отныне и впредь ходить пешком, дожёвывая свою белую колбасу, гадая когда ему достанется другая. </text:p>
      <text:p text:style-name="Text_20_body">– В первую очередь, тебе нужно,– советует Сенявин,– отправиться в ломбард и получить несколько франков за это вот,– указывая на костюм. О, нет, только не костюм. Сенявин отправляется порыться в задней комнате, возвращается с узлом одежды разнорабочего.– Пора задуматься о своей приметности. Приходи завтра, посмотрю что ещё найдётся. </text:p>
      <text:p text:style-name="Text_20_body">Белый зут в свёртке подмышкой, менее приметный Йан Скафлинг возвращается на улицу, в средневековый день Нидердорфа, каменные стены доходят как хлеб в печи под меркнущим солнцем, ё-моё, ему теперь доходит: нарвётся тут на ещё одни манёвры Тамара/Итало и окажется в таком глубоком, что в жизнь не выкарабкаться…. </text:p>
      <text:p text:style-name="P227"><text:span text:style-name="T480">С</text:span>ворачивая в свою улицу, в колодцах тени, он замечает чёрный роллс-ройс, мотор не заглушен, затемнённые стекла, а день настолько сумрачный, что ему не видно кто внутри. Красивая машина. Давно такую не видел, должно быть просто из любопытства, если бы не </text:p>
      <text:p text:style-name="P276">Пословицы для Параноиков, 4: <text:span text:style-name="T476">Начнёшь с</text:span>крыва<text:span text:style-name="T476">т</text:span>ься, начинают искать. </text:p>
      <text:p text:style-name="Text_20_body">Заннгггг! диддиланг, диддила-та-та-та, йа-та-та-та это тут Увертюра к Вильгельму Теллю, <text:span text:style-name="T476">назад</text:span> в тени, хоть бы только никто не глянул через те односторонние стёкла, скорей, скорей, виляя за углы, проносясь вдоль аллей, погони не слышно, но ведь это самый тихий мотор на дорогах, за исключением танка Королевский Тигр. </text:p>
      <text:p text:style-name="Text_20_body">Забудь этот отель Нимбус, <text:span text:style-name="T476">прикидывает</text:span> он. Ноги уже нач<text:span text:style-name="T476">али</text:span> ныть. Он выходит на Луизенштрассе и к магазинчику как раз перед закрытием, где ему удаётся отовариться немного, на пару дней, болонской колб<text:span text:style-name="T476">а</text:span>сой, за зут-съют. Прощай зут. </text:p>
      <text:p text:style-name="Text_20_body">Этот город и вправду закрывается рано. Но где же будет Слотроп спать в эту ночь. У него минутный рецидив оптимизма: заскакивает в какой-то ресторан и звонит в регистратуру отеля Нимбус: «Ах, да»,– на Англо-Английском,– «не могли бы вы мне сказать, тот Британский парень, что ожидал в фойе, он ещё <text:span text:style-name="T1">там</text:span>?...» </text:p>
      <text:p text:style-name="Text_20_body">Через минуту отвечает приятный недоумевающий голос с а-ты-кто? О, такой ангельский. Слотроп в панике вешает трубку, смотрит на обедающих, которые смотрят на него—напартачил, напартачил, теперь Они знают, что он подбирается к Ним. Остаётся обычный шанс, что у него разгулялась паранойя, но слишком уж участились совпадения. Кроме того, ему уже знакомо звучание Их расчётливой невинности, это часть Их стиля…. </text:p>
      <text:p text:style-name="P125"><text:soft-page-break/>Снова по городу: прецизионные банки, церкви, готические входы маршируют мимо… от отеля нужно держаться подальше, и от трёх кафе, <text:span text:style-name="T476">точно</text:span>, <text:span text:style-name="T476">точно</text:span>… В начинающемся вечере постоянные жители Цюриха гуляют в синем. Синий, как городские сумерки, густеющий синий…. Шпионы и дилеры разошлись по домам. К Семявину нельзя, круг Ваксвинга оказал поддержку, не стоит их подставлять. Какой вес имеют Пришлые в этом городе? Может ли Слотроп рискнуть в другом отеле? Наверное, нет. Холодает. Ветер дует с озера. </text:p>
      <text:p text:style-name="P126">Он замечает, что <text:span text:style-name="T477">уже</text:span> дотопал аж до Одеона, одного из кафе широкого мира, специализированность которого не значится ни в каких списках—фактически, никогда не была установлена. Ленин, Троцкий, Джеймс Джойс, д-р Эйнштейн, все они посиживали за этими столиками. Что-то же всех их объединяло: чего-то ради они тут отмечались… возможно, это как-то связано с людьми <text:span text:style-name="T477">вообще</text:span>, со смертностью пешеходов, с безостановочным пересечением потребностей или отчаяния <text:span text:style-name="T477">на</text:span> одном роковом отрезке улицы… диалектики, матрицы, архетипы, всем нужно подключаться, время от времени, снова к части пролетарской крови, к запахам тел и бессмысленным воплям через стол, к обману и последним надеждам, иначе всё оборачивается ветхим Дракулизмом, известным проклятием Запада…. </text:p>
      <text:p text:style-name="Text_20_body">Слотроп убедился, что <text:span text:style-name="T477">наличной </text:span>мелочи хват<text:span text:style-name="T477">и</text:span>т на один кофе. Он заходит и садиться, выбрав место лицом ко входу. Через пятнадцать минут он получает шпионский сигнал от смуглого кудрявого пришельца в зелёном костюме за пару стоиков от него. Ещё один боец с передовой. На его столике старая газета, <text:span text:style-name="T478">да </text:span>ещё и на испанском. Она раскрыта на определённой политической карикатуре с шеренгой мужчин среднего возраста в платьях и париках, внутри полицейского участка, где коп держит буханку белого… нет, это младенчик, а бирка на его пелёнке грит <text:span text:style-name="Emphasis">LA REVOLUCIÓN</text:span> . . . о, а каждый из них твердит, что новорожденная революция его произведение, и эт<text:span text:style-name="T478">а</text:span> вот карикатура тут, типа как, для <text:span text:style-name="T478">о</text:span>познания, этот парняга в зелёном костюме, который оказался аргентинцем по имени Франческо Сквалидози, следит за реакцией… ключевые слова в самом конце строки, где великий поэт Аргентины, Леопольд Лугонес, говорит: «Теперь я расскажу тебе стихами, как я зачал её свободной от грязи Первородного Греха...» Это революция Урибуру 1930. Газете уже пятнадцать лет. Трудно сказать, что именно Сквалидози ожидает от Слотропа, но натыкается на полное невежество. Оно, похоже, прокатило за приемлемое и вот уже Аргентинец делится секретом, что он с дюж<text:span text:style-name="T478">и</text:span>ной коллег, <text:span text:style-name="T478">в том числе</text:span> международн<text:span text:style-name="T478">ая звезда</text:span> эксцентрик<text:span text:style-name="T478">и</text:span> Грасиела Имаго Порталес, угнали Германскую подлодку устаре<text:span text:style-name="T478">вше</text:span>го образца <text:span text:style-name="T478">из </text:span>Мар де Плата, пару недель назад, и вот приплыли обратно через Атлантику, просить политического убежища в Германии, как только война там…. </text:p>
      <text:p text:style-name="Text_20_body">– Ты говоришь в <text:span text:style-name="T1">Германии</text:span>? Вы что, с катушек <text:span text:style-name="T478">по</text:span>слет<text:span text:style-name="T478">а</text:span>ли? Там полный бардак, Джексон! </text:p>
      <text:p text:style-name="Text_20_body">– И близко не тянет на тот бардак, что мы оставили дома,– отвечает печальный Аргентинец. Длинные морщины пролегли по сторонам его рта, морщины, которым обучила жизнь рядом с тысячами лошадей, где повидал слишком много обречённых жеребят и закатов к югу от Ривадавиа, где начинается истинный Юг….– Всё обернулось бардаком, когда к власти пришли полковники. Теперь их смен<text:span text:style-name="T478">ил</text:span> Перóн… нашей последней надеждой стала<text:span text:style-name="Emphasis"> Acción Argentina</text:span>,– (<text:span text:style-name="T1">о чём он болтает, Исусе, до чего же жрать охота</text:span>),– но подавили через месяц со дня восстания… теперь все в ожидании. Выходят на демонстрации просто по привычке. Надежды уже не осталось. Мы решили убраться прежде, чем Перóн получит ещё один портфель. Скорее <text:soft-page-break/>всего министерство обороны. Он уже прибрал к рукам <text:span text:style-name="Emphasis">descamisados</text:span>, это отдаст ему и Армию, понятное дело… просто вопрос времени… мы могли бы двинуть в Уругвай, переждать его, такая традиция. Но он наверное надолго. Монтевидео переполнено эмигрантами, рухнувшими надеждами…. </text:p>
      <text:p text:style-name="Text_20_body">– Да, но Германия—туда лучше не попадать вообще. </text:p>
      <text:p text:style-name="P127">– <text:span text:style-name="Emphasis">Pero ché, no sós argentino</text:span>. . . .– Долгий взгляд прочь вдоль шрамов швейцарских авеню, высматривая оставленный им Юг. Не тот Аргентинец, Слотроп, которого тот Боб Эберле видел в каждом-прекаждом баре по пути, подымающим тост за мандарины… <text:span text:style-name="T478">Сквалидози</text:span> хочет сказать: <text:span text:style-name="T1">Мы, </text:span><text:span text:style-name="T28">во всём</text:span><text:span text:style-name="T1"> <text:s/>стонуще</text:span><text:span text:style-name="T28">м</text:span><text:span text:style-name="T1">, исходящ</text:span><text:span text:style-name="T28">ем</text:span><text:span text:style-name="T1"> парами </text:span><text:span text:style-name="T28">к</text:span><text:span text:style-name="T1">олдовской возгонки, перегонно</text:span><text:span text:style-name="T28">м</text:span><text:span text:style-name="T1"> куб</text:span><text:span text:style-name="T28">е</text:span><text:span text:style-name="T1"> Европы, мы самые тощие, опасные, подходящие для мирского использования…. Мы пытались извести своих индейцев, как и вы: нам </text:span><text:span text:style-name="T28">возжелали</text:span><text:span text:style-name="T1"> замкнутой белой версии доставшейся нам реальности—но даже в самых задымлённых лабиринтах, в самом глубинном отупении полуденного балкона или двора с воротами, земля никак не позволяла нам забыть</text:span>…. Однако, вслух он спросил, –«Послушай— у тебя голодный вид. Ты ел вообще-то? Не окажешь ли мне честь?» </text:p>
      <text:p text:style-name="Text_20_body">В Кроненхале они нашли свободный стол наверху. Вечерний наплыв спадает. Сосиски и фондю: Слотроп загибается с голоду. </text:p>
      <text:p text:style-name="Text_20_body">– В дни гаучо, моя страна была нетронутым листом бумаги. Пампасы простирались насколько могло хватить воображения, неисчерпаемые, неограждённые. Куда гаучо мог прискакать, место принадлежало ему. Но Буэнос-Айрес добивался гегемонии над провинциями. Все неврозы <text:span text:style-name="T478">на почве</text:span> собственности набирали силу, и начали заражать вольные просторы. Выросли ограждения и гаучо стали не такими свободными. Это наша национальная трагедия. У нас мания строить лабиринты там, где прежде простирались открытая равнина и небо. Чтобы выписывать всё более усложнённые вавилоны на чистом листе. Нам нестерпима <text:span text:style-name="T479">подобная</text:span> открытость: она нас ужасает. Взгляни на Борхеса. Посмотри на окраины Буэнос-Айреса. Тиран Розас умер столетие тому, но культ его процветает. Под городскими улицами, катакомбы комнатушек и коридоров, заборы и сеть стальных путей, Аргентинское сердце, при вс<text:span text:style-name="T479">е</text:span>й его извращённости и <text:span text:style-name="T479">греховности</text:span>, жаждет возвращения к той неисчёрканной безмятежности… к анархическому единению пампасов и неба…. </text:p>
      <text:p text:style-name="Text_20_body">– Но ведь проволока,– Слотроп со ртом набитым фондю, глотает не жуя,– это ж <text:s/><text:span text:style-name="T1">прогресс</text:span>—невозможно хранить целину веками, нельзя стоять на пути прогресса— да, он и впрямь готов завестись не меньше, как на полчаса, цитируя воскресные дневные сеансы с вестернами, где всё посвящено Собственности, такое кино, перед этим иностранцем, что оплатил его еду. </text:p>
      <text:p text:style-name="Text_20_body"><text:span text:style-name="T479">Сквалидози</text:span> принимает это за тихое помешательство, не грубость, просто моргает пару раз: «В обычные времена»,– пытается он объяснить,– «центр всегда побеждает. Власть его растёт с течением времени, и это необратимо, неодолимо обычными средствами. Децентрализа<text:span text:style-name="T479">ц</text:span>ия, возврат к анархизму требует экстраординарных времён… эта Война—эта невероятная Война—на данный момент стёрла размножение мелких государств преобладавшее в Германии тысячу лет. Стёрла начисто. <text:span text:style-name="T29">Распахнула</text:span> её. </text:p>
      <text:p text:style-name="Text_20_body">– Эт точно. Надолго ли? </text:p>
      <text:p text:style-name="Text_20_body"><text:soft-page-break/>– Долго не протянет. Конечно, нет. Но на несколько месяцев… наверно, к осени наступит мир—<text:span text:style-name="Emphasis">discúlpeme</text:span>, к весне, я всё ещё не привык к вашему полушарию—к наступлению весны, наверно…. </text:p>
      <text:p text:style-name="Text_20_body">– Да, но—что вы собираетесь делать, захватить землю и попытаться её удержать? Вас сгонят, партнёр. </text:p>
      <text:p text:style-name="Text_20_body">– Нет. Захватывать землю значит разводить ещё больше заборов. Мы хотим оставить её открытой. Мы хотим, чтобы она росла, менялась. В открытости Германской Зоны, наша надежда безгранична.– Затем, словно получив по лбу, быстрый взгляд, не на дверь, а <text:span text:style-name="T1">вверх, к потолку</text:span>— Но и наша опасность не меньше. </text:p>
      <text:p text:style-name="Text_20_body">Подводная лодка в данный момент плавает у берегов Испании, большую часть дня в погружении, по ночам поднимается зарядить батареи, время от времени украдкой заходит пополнить запас горючего. <text:span text:style-name="T479">Сквалидози</text:span> не слишком-то распространяется о деталях договорённости о заправках, но у них явно имеется давняя связь с Республиканским подпольем—сообщество светлости, дар упорства…. Теперь <text:span text:style-name="T479">Сквалидози</text:span> в Цюрихе, чтобы установить контакт с правительствами, которые захотели бы, <text:span text:style-name="T479">из каких</text:span> угодно <text:span text:style-name="T479">побуждений</text:span>, содействовать его анархизму-в-изгнании. К завтрашнему дню он должен доставить сообщение в Женеву: оттуда весточка попадёт в Испанию и на подлодку. Но здесь в Цюрихе крутятся агенты Перона. За ним следят. Он не может рисковать связным в Женеве. </text:p>
      <text:p text:style-name="Text_20_body">– Я могу помочь,– Слотроп облизывает свои пальцы,– но у меня с деньгами туго и— </text:p>
      <text:p text:style-name="Text_20_body"><text:span text:style-name="T479">Сквалидози</text:span> называет сумму, которой хватит расплатиться с Марио Швейтаром и поддержит Слотропа <text:span text:style-name="T479">в </text:span>сыт<text:span text:style-name="T479">ости</text:span> несколько месяцев. </text:p>
      <text:p text:style-name="Text_20_body">– Половину вперёд и я отправляюсь. </text:p>
      <text:p text:style-name="Text_20_body">Аргентинец передаёт записку, адреса, деньги и платит по чеку. Они договариваются о встрече в Кроненхале через три дня. –«Удачи». </text:p>
      <text:p text:style-name="Text_20_body">– Тебе тоже. </text:p>
      <text:p text:style-name="Text_20_body">Прощальный грустный взгляд от <text:span text:style-name="T479">Сквалидози</text:span>, что остаётся один за столом. Встрях чубом, свет меркнет. </text:p>
      <text:p text:style-name="P270"/>
      <text:p text:style-name="P228">Самолёт, развалюшный DC-3, выбран за сходство с лунным светом, за доброе выражение его морды с окошками, <text:span text:style-name="T481">за</text:span> неосвещённость внутри и снаружи. Он просыпается свернувшись среди груза, мрак металла, вибрация мотора в его костях… красный огонёк едва сочится от кабины в голове фюзеляжа. Он пробирается к маленькому окошку и смотрит наружу. Альпы в лунном свете. Маловаты, не <text:span text:style-name="T481">так</text:span> зрелищны, как <text:span text:style-name="T481">ожидалось</text:span>… Ну, ладно… Он садится обратно на мягкую кровать из упаковочной стружки, закуривает одну из Сквалидозиных с пробковым мундштуком, в раздумьи, ё-моё, неплохо, парни просто прыгают <text:span text:style-name="T481">себе </text:span>в самолёт и летят куда хотят… зачем тормозится в Женеве? Точн<text:span text:style-name="T481">як</text:span>, <text:span text:style-name="T481">и </text:span>как насчёт—ну, той же Испании? Нет, погоди, там фашисты. Острова Южных Морей! хмм, полно Япошек и Американских солдат. Ну, ещё Африка, Тёмный Континент, уж <text:span text:style-name="T1">там-</text:span><text:span text:style-name="T30">то</text:span> ничего кроме аборигенов и слонов, и ещё тот Спенсер Трейси…. </text:p>
      <text:p text:style-name="Text_20_body"><text:soft-page-break/>– Податься некуда, Слотроп, некуда.– Фигура жмётся к упаковочному ящику и дрожит. Слотроп щурится в слабом красном свете. Это широко известное лицо с обложек, лицо беззаботного искателя приключений Ричарда Халибёртона: но странно изменившееся. Вниз по его обеим щекам жуткая сыпь, покрывшая россыпь давних оспинок от прыщей, по симметричности которой Слотроп, <text:span text:style-name="T482">имей он намётанный</text:span> взгляд врача, прочёл бы реакцию на наркотики. Брюки для верховой езды на Ричарде Халибёртоне порваны и запятнаны, его яркие волосы засалились, висят сосульками. Похоже, он молча рыдает, <text:span text:style-name="T482">скрючившись</text:span>, падший ангел, над всеми этими второсортными Альпами, над всеми ночными лыжниками далеко внизу, на склонах, пересекают без устали, оттачивают и совершенствуют свой Фашистский идеал Действия, Действия, Действия, что был когда-то и его стимулом к существованию. Минуло навсегда. Навсегда миновало. </text:p>
      <text:p text:style-name="Text_20_body">Слотроп потянулся затушить сигарету о пол. Слишком легко эти ангельски белые древесные стружки могут заняться. Лежи тут в этом дребезжащем разболтанном аэроплане, лежи тихо, как только можешь, чёртов дурак, да, они тебя обложили—обложили тебя опять. Ричард Халибёртон, Ловел Томас, Парни Ровера и Мотора, желтушные кипы <text:span text:style-name="T1">National Geographics</text:span>, наверху в комнате Хогана, <text:span text:style-name="T482">ведь</text:span> все ему лгали, и не было никого, ни даже призрака с колониальных времён на чердаке, сказать ему, что не так оно…. </text:p>
      <text:p text:style-name="Text_20_body">Шарах, занос, ещё и ещё, приземление как блин комом, ёбаные недоучки из школы запуска воздушных змеев, свет серого швейцарского рассвета через маленькие оконца и каждый сустав, мускул и кость Слотропа ноет и болит. Пора на выход. </text:p>
      <text:p text:style-name="Text_20_body">Он сходит с самолёта без происшествий, смешивается с зевающим недовольным стадом ранних пассажиров, агентов по доставке, рабочих аэродрома. Коинтрин ранним утром. Ошеломляюще зелёные холмы с одной стороны, по другую коричневый город. Мостовые скользки и влажны. Облака медленно разбухают в небе. Монблан грит привет, озеро тоже грит как ты, Слотроп покупает 20 сигарет и местную газету, спрашивает в какую ему сторону, садится в подошедший трамвай, и в холоде сквозящем от дверей и окон, чтоб <text:span text:style-name="T482">он проснулся</text:span>, катит в Город Мира. </text:p>
      <text:p text:style-name="Text_20_body">Ему надо встретить Аргентинского связного в Café l’Éclipse, далеко от троллейбусных линий, по мощёной брусчаткой улице и на маленькую площадь окружённую овощными и фруктовыми лавками под бежевыми навесами, магазинами, другими кафе, витринами, чистыми промытыми тротуарами. Собаки <text:span text:style-name="T482">шастают</text:span> из <text:span text:style-name="T482">улочки</text:span> в <text:span text:style-name="T482">улочку</text:span>, Слотроп сидит с кофе, круасантом, газетой. Вскоре тучи рассеиваются. Солнце <text:span text:style-name="T482">раскинуло</text:span> тени почти до того места, где сидит он в насторожённом внимании. Похоже, никто не следит. Он ждёт. Тени отступают, солнце поднялось, потом начинает опускаться, наконец, показывается нужный ему человек, точно по описанию: костюм повседневно чёрного, как в Буэнос-Айресе, усы, очки в золотой оправе, и насвистывает старинное танго Хуана д’Ариенцо. Слотроп устраивает представление, рыща по своим карманам, достаёт иностранную купюру, как говорил ему Сквалидози, хмурится на неё, встаёт, подходит ближе. </text:p>
      <text:p text:style-name="Text_20_body"><text:span text:style-name="T1">Como no, señor</text:span>, нет проблем разменять банкноту в 50 песо—приглашает присесть, достаёт валюту, блокноты, карты, скоро стол завален бумагами всякого рода, которые всё же <text:soft-page-break/><text:span text:style-name="T482">рассовываются</text:span> обратно по карманам так, что человек забирает записку от Сквалидози, а Слотроп ту, что отвезёт к нему. Всего и делов-то. </text:p>
      <text:p text:style-name="Text_20_body">Обратно в Цюрих на послеполуденном поезде, в дремотном сне большую часть пути. Он сходит в Шлирен, в безбожно тёмный час, на всякий, если Они следят за городским вокзалом, на такси добирается до Св. Петерхофштат. Стрелки его огромных часов зависли высоко над ним и пустыми акрами улиц, в чём <text:span text:style-name="T482">он</text:span> сейчас <text:span text:style-name="T482">усматривает </text:span>туп<text:span text:style-name="T482">ую</text:span> зловещесть. Как-то увязывается с квадратами Лиги Плюща в его отдалённой юности, башни циферблатов освещались так слабо, ничего не разберёшь, и соблазн, не такой сильный как сейчас, поддаться смеркающемуся году, принять по полной настоящего ужаса в час без имени (если только это не… нет… НЕТ…): то было тщеславием, тщеславием как его понимали его Пуританские предки, кости и сердце настороженные на Ничто, Ничто под саксофоны колледжа в сладостном слиянии, белые блейзеры в губной помаде на отворотах, дым робеющих Фатим, мыло Кастилии испаря<text:span text:style-name="T483">ет</text:span>ся с блестящих волос, и мятные поцелуи, и роса на гвоздиках. Дошло до того, что перед самым рассветом шутники моложе него, вытащили из постели, завязали глаза, на то и Райнхардт, вывели в осенний холод, <text:span text:style-name="T483">к </text:span>тен<text:span text:style-name="T483">ям</text:span> и листв<text:span text:style-name="T483">е</text:span> под ногами, и к мигу сомнения, а вдруг они и впрямь что-то другое—а всё что перед этим не настоящее: просто продуманный театр, чтобы тебя одурачить. Но теперь экран потемнел, и времени нисколько не осталось. Вот тебе агенты наконец…. </text:p>
      <text:p text:style-name="Text_20_body">Где более подходящее место, чем Цюрих, чтоб заново найти тщету? Это страна Реформации, город Цвингли, человека в самом конце энциклопедии, и повсюду напоминания в камне. Шпионы и большой бизнес в своей стихии, неутомимо движутся среди суровых памяток. Будь уверен, здесь найдутся экс-молодые люди, в самом этом городе, лица которых попадались Слотропу в школьных спортивных командах, которые приобщились в Гарварде к Пуританским Таинствам: они на полном серьёзе давали клятву почитать и действовать всегда во имя <text:span text:style-name="T1">Vanitas</text:span>, Тщеты, их правителя… кто теперь по плану жизни такого-то и такого прибыли сюда в Швейцарию, работать на Аллена Даллеса и его «разведывательную» сеть, которая нынче проходит под именем «Офис Стратегических Служб». Но для посвящённых ОСС ещё и тайный акроним: в виде мантры для моментов неотвратимых кризисов, они обучены выговаривать про себя… <text:span text:style-name="T1">oss . . . oss</text:span>, слово-покойник, перевранное Латинское слово Тёмных Веков обозначать кость…. </text:p>
      <text:p text:style-name="P128">На следующий день, когда Слотроп встречается с Марио Швейтаром у Штрёгли <text:span text:style-name="T484">выплатить тому аванс, он также спрашивает о месте захоронения Джамфа. И они уславливаются завершить там сделку, в горах.</text:span></text:p>
      <text:p text:style-name="Text_20_body">Сквалидози не показывается в Кроненхале, или в Одеоне, или в любом из других мест, что Слотроп догадается проверить в последующие дни. Исчезновения, в Цюрихе, не такая уж и редкость. Но Слотроп так и будет возвращаться, на всякий. Записка на испанском, он не в силах разобрать больше одного слова, или двух, но он не расстаётся с ней, вдруг подвернётся случай передать. И, ну, та анархистская убеждённость его подкупает немного. Когда-то, когда Шэйс сражался против федеральных войск в Масучусетсе, где Регуляторы Слотропы патрулировали Бёркшир помогая восставшим, с веточками болиголова в их шляпах, чтобы отличаться от солдат Правительства. Федералы втыкали в свои обрывок белой бумаги. Слотропы в те дни ещё не <text:soft-page-break/>настолько вовлеклись в бумажный бизнес и поголовную резню деревьев. Они всё ещё были за живой зелёный против мёртвого белого. Позднее они утратили, или продали, своё понятие на чьей они стороне. Наш Тайрон унаследовал полное невежество на эту тему. </text:p>
      <text:p text:style-name="Text_20_body"/>
      <text:p text:style-name="Text_20_body">За спиной у него ветер дует сквозь склеп Джамфа. Слотроп уже две ночи как устроил тут кемпинг, деньги почти на исходе, дожидается <text:span text:style-name="T483">вести</text:span> от Швайтара. Укрывшись от ветра, укутавшись в пару швейцарских армейских одеял, он смог продержаться, ему удаётся даже поспать. Точнёхонько поверх Мистера Imipolex. В первую ночь засыпать было страшно, боялся посещения духа Джамфа, чей Германо-научный склад ума Смерть разнесёт до самых диких рефлексов, бесполезно умолять тупо ухмыляющееся зло остатков скорлупы… голоса похрипывают в лунном свете вокруг его явления, пока он, Оно, Подавленное, приближается… <text:span text:style-name="T1">стойчтоза</text:span> проснувшись, лицо на холоде, оглядывается на чуждые могильные камни, <text:span text:style-name="T1">то что? что это было</text:span>… обратно в сон, почти, снова проснулся… туда-сюда, и так большую часть первой ночи. </text:p>
      <text:p text:style-name="Text_20_body">Явления не состоялось. Похоже Джамф просто мёртв. Слотроп, проснувшись наутро, чувствует, несмотря на пустой желудок и текущий нос, себя лучше, чем за многие месяцы. Похоже, он прошёл испытание проводимое не кем-то другим, но лично им, для разнообразия. </text:p>
      <text:p text:style-name="Text_20_body">Город под ним, отчасти уже в купели света, являет собой некрополь из церковных шпилей и флюгеров, белых музейно-замковых башен, широких зданий с мансардами крыш, и тысяч блестящих окон. В это утро горы прозрачны как лёд. Позднее, днём они обернутся грудами синего мятого атласа. Озеро зеркально гладко, но горы и дома отражённые в нём странно размыты, края их источены, словно мелкий дождь: сон про Атлантиду, Suggenthal. Игрушечные деревушки, уединённый город из раскрашенного алебастра… Слотроп сидит тут на корточках, на повороте горной тропы, леп<text:span text:style-name="T483">ит</text:span> и швыря<text:span text:style-name="T483">ет</text:span> снежки от безделья, нечем заняться, кроме как докуривать последнюю, как ему кажется, Лаки Страйк на всю Швейцарию…. </text:p>
      <text:p text:style-name="Text_20_body">Шаги по тропе снизу. Щёлканье галош. Это посыльный Марио Швейтара с большим толстым конвертом. Слотроп платит ему, выпрашивает сигарету и несколько спичек и они расстаются. Вернувшись в склеп, Слотроп опять зажигает маленькую кучку растопки и веток сосны, согревает руки и приступает листать папку. Отсутствие Джамфа окружает его словно запах, который он не может точно определить, аура грозящая впасть в эпилепсию каждую секунду. Вот она, информация—не так много, как ему хотелось (о, <text:span text:style-name="T483">так</text:span> и сколько же он хотел?), но больше чем надеялся, как всякий из практичных Янки. В последующие недели, в те очень редкие минуты, что выпадали ему заглянуть в своё прошлое, он улучал время пожалеть, что вообще прочёл это…. </text:p>
      <text:p text:style-name="P271"><draw:frame draw:style-name="fr1" draw:name="Image31" text:anchor-type="paragraph" svg:width="6.9252in" svg:height="0.3661in" draw:z-index="31"><draw:image xlink:href="Pictures/1000000000000B720000009B428C9716555D8079.png" xlink:type="simple" xlink:show="embed" xlink:actuate="onLoad" loext:mime-type="image/png"/></draw:frame></text:p>
      <text:p text:style-name="P229">М-р Пойнтсмен решил Троицу <text:span text:style-name="T485">отметить </text:span>на море. Чувствует себя малость великим в последнее время, беспокоиться, право же, не о чем, до мании далеко, о, наверное, от ощущения, когда он скорым шагом <text:span text:style-name="T486">верстает</text:span> коридоры «Белого Посещения», где все прочие словно бы застыли в <text:soft-page-break/>позах явно паркинсонов<text:span text:style-name="T486">ы</text:span>х, и только он единственный полон бодрости, не парализован. Вот и снова настало мирное время, голубям не пробиться было на Трафальгарскую площадь в Ночь Победы, в заведении тогда все понапивались поголовно до умопомрачения, объятий, поцелуев, за исключением Блаватского крыла Отдела Пси, которые по случаю Дня Белого Лотоса отправились в паломничество на Авеню-Роуд, 19, в Св. Джонз Вуд. </text:p>
      <text:p text:style-name="Text_20_body">Снова пришло время празднеств. Хоть Пойнтсмен и без того чувствует себя просто обязанным поехать расслабиться, однако, разразился и, разумеется, Кризис. Руководитель обязан проявлять самообладание, вплоть до демонстрации праздничного настроения посреди Кризиса. О Слотропе ни слуху ни духу, почти <text:span text:style-name="T486">уже</text:span> месяц, с того момента, как тупые ослы из военной разведки упустили его в Цюрихе. Пойнтсмен малость раздосадован на Контору. Его хитроумная стратегия явно накрылась. В изначальных обсуждениях с Клайвом Мосмуном и остальными всё выглядело железно надёжным: позволить Слотропу сбежать из Казино Герман Геринг и после этого положиться на Секретную Службу вместо ПРПУК. Из чистой экономии. Счёт за слежку был самым мучительным тернием в венце проблем по финансированию, который ему, похоже, суждено носить по ходу всего данного проекта. Проклятое финансирование станет причиной его кончины, если Слотроп не доведёт его сперва до психушки. </text:p>
      <text:p text:style-name="Text_20_body">Пойнтсмен лоханулся. Нет даже Теннисонова утешения свалить просчёт на «кого-то». Нет, именно он, и только он, дал «добро» Англо-Американской команде в составе Харвея Спида и Флойда Пурде исследовать произвольный <text:span text:style-name="T486">срез</text:span> секс<text:span text:style-name="T486">уальных</text:span> приключений Слотропа. Бюджет позволял, и кому помешает? Они стартовали буквально <text:span text:style-name="T1">вприпрыжку</text:span>, как братцы-козлики, углубиться в эротическое приложение Поиссона. Дон Хуанова карта Европы—640 в Италии, 231 в Германии, 100 во Франции, 91 в Турции, <text:span text:style-name="T1">но</text:span>, но, но—в Испании! в Испании, 1003!—представляет карту Лондона Слотропа , и эти два полукеда заразились столь непомерной склонностью к бездумным удовольствиям, что нынче дни напролёт засиживаются в ресторанных <text:span text:style-name="T486">сквериках</text:span>, корота<text:span text:style-name="T486">ют</text:span> время над салатами из хризантем и кастрюльками <text:span text:style-name="T486">с </text:span>баранин<text:span text:style-name="T486">ой</text:span>, либо торчат в <text:span text:style-name="T486">какой-нибудь</text:span> фруктовой лавке. —«Эй, Спид, гля<text:span text:style-name="T486">нь</text:span>, <text:span text:style-name="T1">дыни</text:span>! Я ни одной не <text:span text:style-name="T486">пробовал</text:span> <text:span text:style-name="T486">с</text:span> Третьего Курса—ух-ты, понюхай вот эту, просто прелесть! Как насчёт дыни, Спид? А? Да, <text:span text:style-name="T486">да</text:span>вай. </text:p>
      <text:p text:style-name="Text_20_body">– Отличная идея, Пурде, отличная! </text:p>
      <text:p text:style-name="Text_20_body">– Ага… О, ну, ты выбери какую сам захочешь. </text:p>
      <text:p text:style-name="Text_20_body">– Самую-самую? </text:p>
      <text:p text:style-name="P129">– Да. Вот <text:span text:style-name="T487">эта вот</text:span>,– проворачивает показать ему, как негодяи поворачивают лица запуганных девушек,– та самая, что выбрал я, <text:span text:style-name="T487">ну, как</text:span>? </text:p>
      <text:p text:style-name="Text_20_body">– Но, но я думал мы собирались на двоих— слабо машет в сторону того, что он всё ещё не может принять за дыню Пурде, в чьей гравюрной сетке, как из кратеров бледной луны, и впрямь вырисовывается лицо, лицо пленённой женщины с глазами опущенными вниз, веки гладки поверху словно Персидские потолки…. </text:p>
      <text:p text:style-name="Text_20_body">– Ну, нет, в общем, я обычно, э...— Пурде приходит в <text:span text:style-name="T1">замешательство</text:span>, это как найти повод, чтобы съесть яблоко, или даже вбросить <text:span text:style-name="T1">виноградину</text:span> себе в рот— просто, ну, типа, ем их… <text:soft-page-break/>целиком, понимаешь,– прихихикивает, чтобы, как ему кажется, дружески указать, повежливее, <text:span text:style-name="T1">странность</text:span> подобного обсуждения на публике— <text:s/>но смешок воспринят неверно Спидом: истолкован как свидетельство умственной нестабильности этого угловатого Американца с парой выпирающих верхних зубов, который скатывается уже от сутулости к Английской сутулости, тощий как уличная марионетка на ветру. Покачивая головой, он всё же выбирает свою целую дыню, осознаёт, что был оставлен заплатить по непомерно большому счёту, и вприпрыжку отправляется вслед за Пурде, с притопом да с пристуком, оба они, тра-ля-ля-ля плюх прямиком в очередной тупик: </text:p>
      <text:p text:style-name="Text_20_body">– Дженни? Нет— тут никакой Дженни… </text:p>
      <text:p text:style-name="Text_20_body">– А какая-нибудь Дженифер, тогда? Дженивив? </text:p>
      <text:p text:style-name="Text_20_body">– Джинни (может записано было с ошибкой), Вирджиния? </text:p>
      <text:p text:style-name="Text_20_body">– Если вы, джентльмены, ищите хорошо провести время— её ухмылка, её красная, маниакально доброе-утро-и-говорю-<text:span text:style-name="T487">ж-оно-</text:span>точно-<text:span text:style-name="T1">доброе</text:span>! ухмылка <text:span text:style-name="T487">достаточно</text:span> широка, чтоб <text:span text:style-name="T487">распрямить</text:span> их обоих, <text:s text:c="2"/>осклабившихся <text:span text:style-name="T487">до дрожи</text:span>, тут <text:span text:style-name="T487">вот</text:span>, а сама <text:span text:style-name="T487">до того</text:span> <text:span text:style-name="T1">старая</text:span>, что годится <text:span text:style-name="T487">им в</text:span> Матер<text:span text:style-name="T487">и</text:span>—их общей Матерью, вобравшей самые гадкие черты м-с Пурде и м-с Спид—фактически, она теперь и становится именно такой, <text:span text:style-name="T487">буквально</text:span> у них на глазах. Эти <text:span text:style-name="T487">руины </text:span>моря <text:s/>полны <text:span text:style-name="T487">соблазни</text:span>тельниц—вот уж где склизко и блудливо. И пок<text:span text:style-name="T488">уд</text:span>а <text:span text:style-name="T488">двух вылупившихся</text:span> детектив<text:span text:style-name="T488">ов</text:span> всмятку <text:span text:style-name="T488">затягивает</text:span> её аур<text:span text:style-name="T488">а</text:span>, <text:span text:style-name="T488">с </text:span>подмиг<text:span text:style-name="T488">ами</text:span> прям тут, на улице, <text:span text:style-name="T488">в </text:span>медн<text:span text:style-name="T488">ых</text:span> <text:span text:style-name="T488">от</text:span>блеск<text:span text:style-name="T488">ах</text:span> хны, с цветами страсти на вискозном шёлке—за миг до спотыкливой <text:span text:style-name="T488">безоговорочной</text:span> капитуляции безумию её лиловых глаз, они позволяют себе, ради греховного интереса, последнюю мысль об исследовании, которое они тут, типа, проводят—Зона Случаев Слотропа, Еженедельные Отслеживание Истории (ЗСС ЕОИ)—мысль, что промелькнула обрядившись клоуном, вульгарным нахрапистым клоуном в мишуре бессловесных острот <text:span text:style-name="T488">пр</text:span>о сок<text:span text:style-name="T488">и</text:span> тела, лысого, с ошеломляющим потоком волос из носа через обе ноздри, которые он заплёл в косички и повязал кислотно-зелёными бантами—резк<text:span text:style-name="T488">о</text:span> <text:span text:style-name="T488">выскакивает</text:span> <text:span text:style-name="T488">в этот миг</text:span>, мимо мешков с песком и <text:span text:style-name="T488">низвергающихя</text:span> кулис, сдерживая одышку, чтобы прокартавить им скрипуче <text:span text:style-name="T488">отвратным</text:span> визгом: «Никакой Дженни. Никакой Салли В. Никакой Сибелы. Никакой Анджелы. Никакой Катрин. Никакой Люси. Никакой Гретхен. Когда вам уже дойдёт? Когда вам уже дойдёт?» </text:p>
      <text:p text:style-name="Text_20_body">Никакой «Дарлин» тоже. Это выяснилось вчера. Они отследили имя до резиденции м-с Квод. Но броская молодая разведёнка никогда, так прямо и заявила, не предполагала даже, что Английским детям давали бы имя «Дарли». Ей ужасно жаль, но ничем. А м-с Квод нынче бездельничает по довольно напедикюренному адресу в Мэйфловер, и оба исследователя с облегчением покинули этот район…. </text:p>
      <text:p text:style-name="Text_20_body"><text:span text:style-name="T1">Когда вам уже дойдёт</text:span>? Пойнтсмену доходит моментально. <text:span text:style-name="T488">Однако,</text:span> «доходит» <text:span text:style-name="T488">на тот манер </text:span>как, типа, заходишь <text:span text:style-name="T489">к себе в</text:span> спальню, а на тебя <text:span text:style-name="T489">валится</text:span>, из лёгкой <text:span text:style-name="T489">сумеречности</text:span> на твоём потолке, гигантский угорь мурена, зубы <text:span text:style-name="T489">оскалены</text:span> в дурноватой ухмылке смерти, выдыхает, <text:span text:style-name="T489">шмякнувшись</text:span> на твоё открытое лицо, долгий человечий звук, в котором ты распознаёшь, ужасаясь, <text:span text:style-name="T1">сексуальн</text:span><text:span text:style-name="T32">ое придыхание</text:span>…. </text:p>
      <text:p text:style-name="Text_20_body"><text:soft-page-break/>Это к тому, что Пойнтсмен избегает затронутую тему—настолько же рефлективно, как избегал бы любой кошмар. На случай, если вдруг обернётся не сном, а <text:span text:style-name="T1">реальностью</text:span>, ну… </text:p>
      <text:p text:style-name="P130">– Данные, пока что, неполны.– Это следует отчётливо подчёркивать в любых заявлениях.– Надо признать, что предварительные данные демонстрируют,– помни, <text:span text:style-name="T31">держаться с</text:span><text:span text:style-name="T1"> искренность</text:span><text:span text:style-name="T31">ю</text:span>,– <text:span text:style-name="T489">обнаружение</text:span> случа<text:span text:style-name="T489">ев</text:span>, когда имена на карте Слотропа не <text:span text:style-name="T489">не приходят в</text:span> соответстви<text:span text:style-name="T489">е</text:span> с фактами, которые нам удалось установить, его пребывани<text:span text:style-name="T489">я</text:span> в Лондоне. Установ<text:span text:style-name="T489">ленными</text:span> на <text:span text:style-name="T1">данный момент</text:span>, разумеется. Это, в основном, всего лишь первые, видите ли, имена, <text:s/>просто Иксы <text:s/>без Игреков, так сказать, звания без указания принадлежности.— Пойди определи сколько тянется один «данный момент» на самом деле. </text:p>
      <text:p text:style-name="Text_20_body">– А <text:span text:style-name="T489">вдруг</text:span> многие—даже большинство—Слотроповских звёзд окажутся, в отдалённом будущем, отражением сексуальных фантазий вместо реальных событий? Вряд ли подобный оборот сведёт на нет наш подход более, чем это случилось с воззрениями Зигмунда Фрейда столкнувшегося там, в старой Вене, с похожими отклонениями от вероятности—все те истории папенька-меня-изнасиловал, которые, будучи, фактически, ложью, остаются истинными <text:span text:style-name="T1">клинически</text:span>. Постарайтесь понять, мы, в ПРПУКе, заинтересованы в строго определённой, клинической версии истины. Мы не углубляемся в вопрос чем это <text:span text:style-name="T489">было </text:span>вызвано. </text:p>
      <text:p text:style-name="Text_20_body">На данный момент, Пойнтсмен несёт это бремя один. Одиночество фюрера: он чувствует себя сильнее в лучах этого тёмного компаньона теперь, когда его звезда на подъёме… но он и не хочет делиться этим, нет не не сейчас ещё пока что…. </text:p>
      <text:p text:style-name="Text_20_body">Собрания штата служащих, его служащих, становятся много хуже, чем бесполезными. Погрязли в бесконечных спорах о мелочах—нужно или нет переименовывать ПРПУК теперь, когда Капитуляция уже Ускорена, аббревиатуру какого сорта, если вообще какого-то, принять. Представитель Шелл Мекс-Хаус, м-р Деннис Джойнт, <text:span text:style-name="T490">намеревается</text:span> перевести программу в Группу Операций Особых Запусков (ГООС), <text:span text:style-name="T490">в виде</text:span> придаток<text:span text:style-name="T490">а</text:span> к Британским усилиям ракетной зачистки, Операция Ответный Огонь, что базируется в Каксхевене на Северном море. Чуть ли не каждый день <text:span text:style-name="T490">видит</text:span> <text:span text:style-name="T490">очередную</text:span> попытку, с той или иной стороны, реконструировать или даже распустить ПРПУК. Пойнтсмену всё проще, с недавних пор, впадать в настроение <text:span text:style-name="T1">l’état c’est moi</text:span>—а кто <text:span text:style-name="T490">же </text:span><text:span text:style-name="T1">ещё</text:span> делает хоть что-нибудь? разве не на нём всё <text:span text:style-name="T1">держится</text:span>, <text:span text:style-name="T492">за</text:span>част<text:span text:style-name="T492">ую</text:span> без опоры на что-<text:span text:style-name="T490">либо</text:span> помимо его голой воли…? Шелл Мекс-Хаус, естественно, вне себя по поводу исчезновения Слотропа. Нате вам, в бега сорвался человек, который знает всё, что возможно знать—не только об А-4, но и о том, что <text:span text:style-name="T1">Великобритания</text:span> знает об А-4. Цюрих кишит советскими агентами. Что если они уже заполучили Слотропа? Весно<text:span text:style-name="T490">ю</text:span> они заняли Пенемюнде, похоже теперь им достанется центральный ракетный завод в Нордхаузене, ещё одна из Ялтинских договорённостей…. Не менее трёх агенств, ВИПМ, ЦАГИ, и РСКФ, а также инженеры из других комиссариатов, уже сейчас являются в оккупированную Советами Германию со списками персонала и оборудования подлежащего отправке на восток. В <text:span text:style-name="T490">распоряжении</text:span> ВКСЭС Артиллерийское управление Американской Армии и целая рать конкурирующих исследовательских команд заняты<text:span text:style-name="T490">х</text:span> сбором всего, что <text:span text:style-name="T490">только </text:span>подвернётся. Они уже обложили фон Брауна и 500 других, интернировали их в Гармише. Что если они <text:span text:style-name="T490">с</text:span>хватили Слотропа? </text:p>
      <text:p text:style-name="P131"><text:soft-page-break/><text:span text:style-name="T490">Произошли,</text:span> также ухудшая Кризис, и предательства: Ролло Грост перекинулся обратно в Общество Психологических Исследований, Трикл налаживает собственную практику, Майрон Грантон снова постоянная фигура на радио. Мехико начал отдаляться. Эта Боргесиус всё ещё исполняет свои ночные обязанности, но с болезнью бригадного генерала (может старый дурак <text:span text:style-name="T491">забыл</text:span> про свои антибиотики? Неужто Пойнтсмену всё нужно делать самому?) она начинает беспокоить. Конечно, Гёза Рожевоглий всё ещё в программе. Фанатик. Рожевоглий <text:span text:style-name="T1">никогда</text:span> не оставит. </text:p>
      <text:p text:style-name="P230">Итак, выходной на море. Из политических соображений, участвуют Пойнтсмен, Мехико, девушка Мехико, Деннис Джойнт, Катье Боргесиус. На Пойнтсмене сандалии, довоенная шляпа-котелок, редкая улыбка. Погода не идеальная. Пасмурно, ветер, который к вечеру станет холодным. Запах озона доносится от аттракцион-машинок в серой стальной загородке вдоль променада, вместе с запахами ракушек на тачках и солёного моря. Галечный пляж заполнен семьями: разутые отцы в пиджачных костюмах и высоких белых воротничках, матери в блузах и юбках вытащенных из камфорного забытья длинною в целую войну, дети бегают повсюду в костюмчиках для приёма солнечных ванн, подгузниках, комбинезончиках, коротких штанишках, гольфах, итоновских шляпах. Идёт торговля мороженым, сладостями, кока-колой, съедобными моллюсками, устрицами, креветками <text:span text:style-name="T493">под</text:span> солью и соусом. Автоматы для игры в пинбол морщатся от грубостей фанатичных солдат и их девушек, которые своими телодвижениями поддерживают движение ярких шариков, клянут, пристанывают, пока те тарахтят книзу о деревянные препятствия аркад, вспышки огоньков, гулкие рычажки. Ослы и-акают и срут, дети вступают в дерьмо, родители орут. Мужчины провисают в полосатых холстяных стульях и разговаривают о бизнесе, спорте, сексе, но <text:span text:style-name="T493">чаще</text:span> всего о политике. Шарманщик играет увертюру Россини к <text:span text:style-name="T1">La Gazza Ladra</text:span> (которая, как мы увидим позже, в Берлине, является высоким достижением в музыке, которое все игнорируют, отдавая предпочтение Бетховену, а тот в жизни не продвинулся далее одних лишь заявлений о намерениях), а здесь, без барабанов или вопленного надрыва духовых труб, мягкое произведение, <text:span text:style-name="T493">исполненное</text:span> надежд<text:span text:style-name="T493">ы</text:span>, обещани<text:span text:style-name="T493">я</text:span> лавандовых сумерек, беседок из нержавеющей стали, где каждый возведён наконец-таки в аристократы, и где любовь без <text:span text:style-name="T494">всякой</text:span> платы…. </text:p>
      <text:p text:style-name="P132">Пойнтсмен на сегодня планировал не говорить о делах, <text:span text:style-name="T494">а</text:span> пустить беседу на самотёк, более или менее органичный. Ждать пока другие выдадут себя. Разговор минимален. Деннис Джойн<text:span text:style-name="T494">т</text:span> посматривает на Катье с возбуждённой улыбкой, время от времени бросает на Мехико подозрительный взгляд. У Мехико тем временем свои проблемы с Джессикой—всё более и более частые в эти дни—и в данный момент эти двое даже не смотрят друг на друга. Глаза Катье Боргесиус направлены далеко в море и невозможно сказать что с ней происходит. Невесть с чего, Пойнтсмен, хот<text:span text:style-name="T495">я</text:span> никак не предполагает в ней какого-либо влияния, всё же её побаивается. Много чего он всё-таки пока ещё не знает. <text:span text:style-name="T496">Пожалуй</text:span>, всего бол<text:span text:style-name="T496">е</text:span>е, что беспокоит его <text:span text:style-name="T496">нынче</text:span>, это её связь, если таковая имеет место, с Пиратом Прентисом. Прентис приезжал в «Белое Посещение» несколько раз и задавал весьма конкретные о ней вопросы. <text:span text:style-name="T497">С недавних пор, к</text:span>огда ПРПУК открыли свой офис-филиал в Лондоне (который какой-то бездельник, скорее всего, этот молодой недоумок, Вебли Силвермейл, уже окрестил « <text:span text:style-name="T497">Дом </text:span>Двенадцат<text:span text:style-name="T497">ь</text:span>»), Прентис слишком <text:span text:style-name="T497">уж</text:span> зачастил туда, подкатывает к секретаршам, пыта<text:span text:style-name="T497">ется</text:span> заглянуть в ту или иную папку…. С чего бы это? Какую послежизнь <text:span text:style-name="T497">обрела</text:span> Контора по эту сторону Дня Победы? Что <text:span text:style-name="T497">надо </text:span>Прентису… <text:soft-page-break/>сколько он стоит? Может влюбился в эту Боргесиус? Разве <text:span text:style-name="T497">способна</text:span> эта женщина любить? <text:span text:style-name="T1">Любовь</text:span>? <text:span text:style-name="T498">Попробуй</text:span> тут не <text:span text:style-name="T498">за</text:span>вопить. Каким может быть её представление о любви…. </text:p>
      <text:p text:style-name="Text_20_body">– Мехико,– ухватывая руку молодого статистика. </text:p>
      <text:p text:style-name="Text_20_body">– А?– Роджер прекратил глазеть на хорошенькую, <text:span text:style-name="T497">чуть</text:span> смахивает на Риту Хейворт, в цельном цветастом купальнике, бретельки скрещены в Х на её худощавой спине…. </text:p>
      <text:p text:style-name="Text_20_body">– Мехико, мне кажется у меня галлюцинации. </text:p>
      <text:p text:style-name="Text_20_body">– О, правда? Вам так кажется? И что же видите? </text:p>
      <text:p text:style-name="Text_20_body">– Мехико, я вижу… Я вижу… При чём тут что я <text:span text:style-name="T1">вижу</text:span>, олух! Я о том, что я <text:span text:style-name="T1">слышу</text:span>. </text:p>
      <text:p text:style-name="Text_20_body">– Хорошо, и что же слышится, в таком случае,– Роджер уже малость сварливо. </text:p>
      <text:p text:style-name="Text_20_body">– Только что я услышал твои слова «И что же слышится, в таком случае». И <text:span text:style-name="T1">мне это не нравится</text:span>! </text:p>
      <text:p text:style-name="Text_20_body">– Почему нет? </text:p>
      <text:p text:style-name="P133">–Потому что: при всей неприятности этой галлюцинации, я бы ей <text:span text:style-name="T1">скорее предпочёл</text:span> звук твоего голоса. </text:p>
      <text:p text:style-name="Text_20_body">Весьма странное поведение со стороны кого угодно, но от обычно сдержанного м-ра Пойнтсмена этого достаточно, чтобы застопорить эту взаимно параноидную собирушку намертво. Неподалёку Колесо Фортуны с пачками Лаки Страйк, куклами пупсиками и конфетами нанизанными между спиц. </text:p>
      <text:p text:style-name="Text_20_body">– Это ж надо,– светловолосый здоровяк Деннис Джойнт подталкивает Катье локтем широким, как колено. В своей профессии он научился моментально <text:span text:style-name="T499">смекать</text:span> с кем имеет дело. Он прикинул, что эта милашка Катье весёлая девушка, которой тут охота малость порезвиться. Да, он прирождённый руководитель, определённо.– Тут явн<text:span text:style-name="T500">ы</text:span>й сдвиг по фазе, нет?– старается говорить негромко, ухмыляясь со спортивной паранойей туманно в сторону странного Павловца—не <text:span text:style-name="T500">прямиком</text:span> на него, ты ж понимаешь, встретиться глазами может оказаться самоубийственной глупостью при таком умственной состоянии…. </text:p>
      <text:p text:style-name="Text_20_body">Тем временем Джессика перешла к своему номеру с Фэй Рей. Это разновидность защитного паралича, наподобие твоей личной реакции, когда на тебя прыгает с потолка угорь мурена. Но сейчас всё за Кулак Гориллы, огни электрического Нью-Йорка, чтоб вдруг вспыхнули в комнате, которая казалась тебе безопасной, куда никогда не ворвутся… за жёсткость чёрных волос, за сухожилия потребностей трагичной любви…. </text:p>
      <text:p text:style-name="Text_20_body">– Да уж,– как высказался кинокритик Митчел Притифейс в своём исчерпывающем 18-томном исследовании <text:span text:style-name="T1">Кинг Конг</text:span>,– он, таки, любит её, парни.– Исходя из этого тезиса, похоже Притифейс затронул всё, что можно, каждый кадр, включая вырезанные, прочёсан, выгрести все крохи символизма до последней, представлены полные биографии <text:span text:style-name="T500">вснх имеющих</text:span> хоть как-то <text:span text:style-name="T500">отношение к</text:span> фильм<text:span text:style-name="T500">у</text:span>, участников массовок, установщиков камер, работников <text:span text:style-name="T500">по </text:span>проявлени<text:span text:style-name="T500">ю</text:span> плёнки… Включены даже интервью с приверженцами Культа Кинг Конга, для членства в котором нужно просмотреть фильм не менее 1000 раз и пройти 8-часовый вступительный <text:soft-page-break/>экзамен… И всё-таки, и всё же: нельзя сбрасывать со счетов Закон Мёрфи, это нахальное ирландско-пролетарское изложение Теоремы Гёделя—<text:span text:style-name="T1">когда всё предусмотрено, когда ничто не может пойти не так, ни даже застать нас врасплох… что-то всё-таки сможет</text:span>. Так что, перестановки и комбинации у Падинга в его <text:span text:style-name="T1">Что мо</text:span><text:span text:style-name="T33">гло бы</text:span><text:span text:style-name="T1"> произойти в Европейской Политике</text:span> за 1931 год, год публикации Теоремы Гёделя, Гитлер не получал ни малейшего шанса. Потому-то, при фундаментально обоснованных законах наследственности, начинают рождаться мутанты. Даже такое детерминированное вооружение, как ракета А-4, начинает спонтанно выкидывать <text:span text:style-name="T500">фортели наподобие</text:span> <text:s/>«S-Gerät», за которым Слотроп, по его личному мнению, гоняется как за Граалем. И точно так же, легенда о чёрной обезьяне отпущения сброшенной нами, как Люцифер, с высочайшего возвышения в мире смогла, когда пришло время, произвести своих собственных деток, что бегают по Германии даже теперь—<text:span text:style-name="T1">Schwarzkommando</text:span>, которых Митчел Притифейс и вообразить не мог. </text:p>
      <text:p text:style-name="P134">В ПРПУК широко распространено мнение, что <text:span text:style-name="T1">Schwarzkommando</text:span> были вызваны, подобно заклятию для призыва демонов в мир и на свет дневной, Операцией Чёрное Крыло, ныне уже покойной. Будьте уверены, поначалу в Отделе Пси только хихикали. Кто мог предположить, что и взаправду появятся чёрные ракетчики? Что история выдуманная для <text:span text:style-name="T500">устрашения</text:span> прошлогоднего врага окажется истинной, буквально—и теперь никак не <text:span text:style-name="T500">выйдет</text:span> загнать их назад в бутылку или даже выговорить заклинание задом наперёд: никто и не знал заклинани<text:span text:style-name="T500">я </text:span>целиком—разным людям были известны различные его кусочки, в чём и заключается суть работы командой…. К моменту, когда им дошло обратиться к Наисекретнейшей Документации относительно Операции Чёрное Крыло, попытаться понять как такое могло случиться, они обнаружат, что любопытно, отсутствие некоторых основных документов или обновление их по завершении Операции, и невозможность с таким опозданием воссоздать заклинание вообще, хотя начнутся, как обычно, элегантные или плохо рифмующиеся предположения. Даже более ранние из предположений будут урезаны и сглажены. Ничего не останется, например, от предварительных выводов Фрейдиста Эдвина Трикла с его приспешниками, который под конец оказался на ножах со своим собственным меньшинством, психоаналитическим крылом Отдела Пси. Началось это с поиска соизмеримого о<text:span text:style-name="T500">бо</text:span>снования общего случаям преследования умершими. Через какое-то время коллеги начали подавать рапорты с просьбой о переводе их куда-нибудь. Гадости, типа, «Тут уже попахивает Институтом Тавистока», начали бурчаться по всем подвальным коридорам. Дворцовые перевороты, многие из которых задумывались в орнаментально изящных приливах паранойи, приводили к регулярным вызовам бригад слесарей и сварщиков, вызывали нехватку офисных принадлежностей, даже воды и отопления… ничто не свернуло Трикла и его приспешников от приверженности Фрейдисткому, не говоря уже о Юнговском, направлению ума. Известие о реальном существовании <text:span text:style-name="T1">Schwarzkommando</text:span> <text:span text:style-name="T500">п</text:span>остигло их за неделю до Дня Победы. Отдельные эпизоды, кто на кого что именно сказал на самом деле, затерялись в пылу обвинений, криков, нервных припадков и выходок дурного толка, которые последовали. Кому-то запомнилось как Гавин Трефойл, с лицом синим как у Кришны, бегал среди подстриженных деревьев совершенно голым, а Трикл гнался за ним с топором крича: «Большая <text:span text:style-name="T1">горилла</text:span>? Я покажу тебе <text:span text:style-name="T1">гориллу</text:span>!» </text:p>
      <text:p text:style-name="Text_20_body">Действительно, он показал бы эту животину многим из нас, только мы и смотреть бы не стали. В своей невинности, он не находил причин почему бы сотрудникам по служебному проекту не <text:soft-page-break/>практиковать самокрити<text:span text:style-name="T501">чность</text:span> с дотошностью присущей революционным ячейкам. И в мыслях не держа задеть чьи-либо чувства, он всего лишь хотел показать всем, вполне даже достойные парни до единого, что их отношение к черноте связано с их отношением к говну, а отношение к говну с их отношением к разложению и смерти. Самом<text:span text:style-name="T501">у</text:span>-то это казалось настолько явным… почему они даже и слушать не хотят? Почему не хотят признать, что их подавления <text:span text:style-name="T34">являются</text:span>, в смысле, который Европа, в своём изнеможении на заключительных стадиях своего извращения волшебного, утратила, <text:span text:style-name="T34">есть</text:span><text:span text:style-name="T502"> </text:span>воплощением реально существующих людей, возможно управляющих (по свидетельству самой лучшей разведки) реально существующим вооружением, подобно тому как мёртвый отец, никогда с тобой не переспавший, Пенелопа, ночь за ночью возвращается в твою постель, чтобы пристроиться сзади… или как твой нерождённый ребёнок будит <text:span text:style-name="T1">тебя</text:span> своим плачем посреди ночи и ты чувствуешь его призрачные губы у себя на груди… они настоящие, они живут, пока ты притворяешься визжащей в Кулаке Гориллы… но погляди на более подходящего сейчас кандидата, кремово-кожую Катье под Колесом Фортуны, что готова пуститься бегом по пляжу к относительному покою Американских горок. Пойнтсмен галлюцинирует. Он потерял управление. Пойнтсмену положено иметь абсолютный контроль над Катье. И где она теперь? Под управлением утратившего контроль. Даже в прошлом, в кожах и боли <text:span text:style-name="T1">gemütlich</text:span> мира Капитана Блисеро, не испытывала она такого ужаса, как сейчас. </text:p>
      <text:p text:style-name="Text_20_body">Роджер Мехико принимает это на свой счёт, о-подумаешь, просто хотел помочь…. </text:p>
      <text:p text:style-name="Text_20_body">То, что несколько отрешённый м-р Пойнтсмен слышал всё это время, было голосом, странно знакомым, голосом, который <text:s/>однажды представлял<text:span text:style-name="T501">ся ему</text:span> принадлежащим лицу на широко известной фотографии <text:span text:style-name="T501">из </text:span>газет Войны: </text:p>
      <text:p text:style-name="Text_20_body">– Вот что ты должен сделать. Сейчас тебе нужен Мехико, больше, чем когда-либо. Твои зимние тревоги на тему Конца Истории уже похоже упокоились с миром, часть твоей биографии стала дурным минувшим сном. Но, как всегда грит лорд Актон, Историю ткут отнюдь не невинные руки. Эта вот подружка Мехико угроза всей твоей затее. Он пойдёт на всё, чтоб удержать её. Своею хмуростью и даже нападками, она, тем не менее, его спровадит, в густой туман гражданской жизни, где ты его потеряешь и уже никогда не найдёшь—если не начнёшь сейчас же действовать, Пойнтсмен. Операция Ответный Огонь <text:span text:style-name="T501">направляет</text:span> девушек ВТС в Зону. Девушки ракетчицы: секретарши и даже несложные технические обязанности на полигоне в Каксхавене. Тебе стоит лишь замолвить слово в ГООС, через этого Денниса Джойнта, и Джессика Свонлейк убрана с пути. Мехико, возможно, поноет какое-то время, но у него станет больше причин, если придать правильное направление, С Головою Уйти в Работу, а? Вспомни красноречивые слова сэра Дэниса Нейланда Смита юному Алану Стёрлингу, чья невеста оказалась в когтях коварного жёлтого Врага: «Мне довелось проходить через огонь, который испепеляет сейчас тебя, Стёрлинг, и я всегда находил, что работа является лучшей из всех мазей от ожогов». И мы оба знаем что олицетворяет Нейланд Смит, не так ли, а? </text:p>
      <text:p text:style-name="Text_20_body">– Я знаю,– грит Пойнтсмен,– только я не могу знать знаешь ли ты, не так ли, если я даже не знаю кто ты, знаешь ли. </text:p>
      <text:p text:style-name="Text_20_body">Эта странная выходка не добавляет уверенности компаньонам Пойнтсмена. Они начинают отодвигаться, явно встревоженные. –«Мы должны найти доктора»,– бормочет Деннис Джойнт, <text:soft-page-break/>подмигивая Катье, как светловолосый Грочо Маркс. Джессика, забыв сердиться, берёт руку Роджера. </text:p>
      <text:p text:style-name="Text_20_body">– Вот видишь,– снова заводится голос,– она чувствует, что защищает его<text:span text:style-name="T1"> против тебя</text:span>. Часто ли <text:span text:style-name="T501">по</text:span> шанс стать синтезом, Пойнтсмен? Восток и Запад в одном и том же малом? Ты можешь быть не только Нейландом Смитом, давать мудрые советы впавшему в панику юноше, но вместе с тем, в то же самое время, становишься ещё и <text:span text:style-name="T1">Фу Манчу</text:span>, а? и в чьих руках оказывается теперь юная леди?! Ну, <text:span text:style-name="T1">как</text:span>? Протагонист и антагонист в одном лице. Я бы долго не думал на твоём месте. </text:p>
      <text:p text:style-name="Text_20_body">Пойнтсмен собирается ответить что-нибудь вроде: «Но ты, не я»,– однако, замечает как все таращатся на него. –«О, ха, ха, ха»,– грит он вместо этого.– «Разговорился тут сам с собой. Немножко—так сказать—эксцентричности, хе, хе» </text:p>
      <text:p text:style-name="Text_20_body">– Инь и Янь,– шепчет голос,– Инь и Янь. </text:p>
      <text:p text:style-name="P272"><draw:frame draw:style-name="fr1" draw:name="Image32" text:anchor-type="paragraph" svg:width="6.9252in" svg:height="0.3661in" draw:z-index="32"><draw:image xlink:href="Pictures/1000000000000B720000009B428C9716555D8079.png" xlink:type="simple" xlink:show="embed" xlink:actuate="onLoad" loext:mime-type="image/png"/></draw:frame></text:p>
      <text:h text:style-name="P275" text:outline-level="3">2</text:h>
      <text:h text:style-name="Heading_20_1" text:outline-level="1">В Зоне</text:h>
      <text:h text:style-name="P274" text:outline-level="3"> </text:h>
      <text:p text:style-name="P356">Тото, у меня такое чувство, что это мы совсем не в Канзасе… </text:p>
      <text:p text:style-name="P17">—<text:span text:style-name="T109">Дороти, оказавшись в Оз</text:span>...</text:p>
      <text:p text:style-name="Text_20_body"><draw:frame draw:style-name="fr1" draw:name="Image33" text:anchor-type="paragraph" svg:width="6.9252in" svg:height="0.3661in" draw:z-index="33"><draw:image xlink:href="Pictures/1000000000000B720000009B428C9716555D8079.png" xlink:type="simple" xlink:show="embed" xlink:actuate="onLoad" loext:mime-type="image/png"/></draw:frame><text:s/></text:p>
      <text:p text:style-name="P135">Мы без ущерба миновали дни <text:span text:style-name="Emphasis">Eis-Heiligen</text:span>— Св. Панкратия, Св. Серватия, Св. Бонифация и <text:span text:style-name="Emphasis">die kalte</text:span> Софии… они витают в тучах над виноградниками, свят<text:span text:style-name="T503">ой</text:span> <text:span text:style-name="T503">леденящий сонм</text:span>, способные одним выдохом, <text:span text:style-name="T503">по своей воле</text:span>, загубить урожай года морозом и холодом. В определённые годы, особенно годы Войны, они не склонны к благотворительности, капризны, <text:span text:style-name="T504">хохорятся</text:span> своею мощью: не <text:span text:style-name="T504">слишком</text:span>-то <text:s/>к лицу святым <text:span text:style-name="T504">такое</text:span>, ни даже Христианам. Молитвы виноградарей, сборщиков, энтузиастов винопотребления, к ним <text:span text:style-name="T504">несомненно</text:span> возносятся, но пойди угадай как примут их ледовые святые—грубым смехом, языческой непримиримостью, кто разберёт этот заключительный отряд <text:span text:style-name="T504">о</text:span>хранителей зимы от революционеров Мая? </text:p>
      <text:p text:style-name="Text_20_body">Горы и долы, в этом году, встретили их миром наступившим считанные дни тому назад. Уже лоза нач<text:span text:style-name="T504">ала</text:span> <text:span text:style-name="T504">возрастать</text:span> поверх зубов дракона, падших Юнкерсов, сожжённых танков. Солнце <text:span text:style-name="T504">про</text:span>гре<text:span text:style-name="T504">ва</text:span>ет холмистые склоны, реки текут яркие, как вино. Святые сжали<text:span text:style-name="T504">ли</text:span>сь. Ночи мягки. Мороз не вернулся. Это весна мира. Урожай винограда, даст Бог хотя бы сто солнечных дней, <text:span text:style-name="T504">выдастся замечательный</text:span>. </text:p>
      <text:p text:style-name="Text_20_body"><text:soft-page-break/>В Нордхаузене меньше почтения ледо-святым, чем в более южных винодельческих регионах, но даже тут сезон выглядит многообещающим. Дождь налет<text:span text:style-name="T504">ел,</text:span> рассыпаясь по городу, <text:span text:style-name="T505">с приходом сюда</text:span> Слотропа ранним утром, босые ноги, натёртые и перенатёртые, охлаждает мокрая трава. На горах лежит солнечный свет. Его ботинки спёр какой-то Пе-Э<text:span text:style-name="T505">л</text:span>, чьи пальцы легче снов, на <text:span text:style-name="T505">одном</text:span> из многих поездов после Швейцарской границы, пока сам он похрапывал под стук колёс через Баварию. Кто бы то ни был, он оставил красный тюльпан между пальцев ступни Слотропа. Тот воспринял это как знак. Напоминание о Катье. </text:p>
      <text:p text:style-name="Text_20_body">Знаки будут находить его тут в Зоне, и предки снова и снова напоминать о себе. Это, типа, как отправиться в ту Темнейшую Африку для изучения местных жителей и обнаружить, что перенимаешь их дикие предрассудки. Фактически, даже и забавно, в минувшую ночь Слотропу встретился Африканец, первый увиденный им в своей жизни. Их разговор на крыше товарного вагона в лунном свете продлился всего минуту или две. Обмен мнениями по поводу внезапного отбытия майора Дуайна Марви под откос железнодорожной насыпи с гравийной отсыпкой в глубь долины—но, разумеется, <text:span text:style-name="T506">по ходу события</text:span> <text:span text:style-name="T506">никакого</text:span> обсужд<text:span text:style-name="T506">ения</text:span> <text:s/>верований Иреро относительно предков <text:span text:style-name="T506">не велось</text:span>. И всё же своих он чувствует сейчас тем сильнее, чем дальше отступают границы, а Зона <text:span text:style-name="T506">смыкается вокруг</text:span> <text:span text:style-name="T506">н</text:span>его, тех своих Англо-Саксонских Белых Протестантов в застёгнутом чёрном, которы<text:span text:style-name="T507">м</text:span> слышал<text:span text:style-name="T507">ся</text:span> обращённый к ним голос Бога в каждом встрепенувшемся листке или <text:span text:style-name="T507">в </text:span>корове отпущенной пастись среди яблоневых садов осенью…. </text:p>
      <text:p text:style-name="Text_20_body">Знаки Катье и <text:span text:style-name="T507">её </text:span>двойники тоже. Однажды ночью он сидел в детском домике для игр среди покинутой усадьбы, подкладыва<text:span text:style-name="T507">л</text:span> в костёр волосы куклы блондинки с глазами из ляпис-лазури. Он оставил эти глаза, через пару дней <text:span text:style-name="T507">об</text:span>менял на них проезд попутным поездом и половинку варёной картофелины. Собаки лаяли вдали, летний ветер гулял в березняке. Он был на одной из основных <text:span text:style-name="T507">магистралей</text:span> последнего рас<text:span text:style-name="T507">сея</text:span>ния весны и отступления. Где-то поблизости один из ракетных расчётов Генерал-Майора Камлера сообща нашли свою корпоративную смерть, оставив, в своей изувеченной военной ярости, обломки, модули, секции остова, батареи гнить, бумажные секреты рассыпанными по навозной жиже. Слотроп идёт по следу. Малейшего намёка достаточно, чтоб вспрыгнул на попутный поезд…. </text:p>
      <text:p text:style-name="Text_20_body">Волосы на кукле были человечьи. Воняли в огне жутко. Слотроп услышал движение по ту сторону костра. Потрескивающий шумок—схватил своё одеяло, готовый выскочить в пустой оконный проём, ожидая гранату. Но тут одна из тех ярко раскра<text:span text:style-name="T507">ш</text:span>енных Германских игрушечек, орангутанг на колёсиках, появляется ки-ки-кикая в света костра, дёргается, болта<text:span text:style-name="T508">я</text:span> головой, на лице ухмылка идиота, царапая ста<text:span text:style-name="T507">л</text:span>ьными сгибами пальце<text:span text:style-name="T507">в</text:span> пол. Чуть не за<text:span text:style-name="T507">ехал</text:span> в огонь прежде чем кончился завод, качающаяся голова замерла в <text:span text:style-name="T508">полуобороте</text:span>, чтобы уставиться на Слотропа. </text:p>
      <text:p text:style-name="Text_20_body">Он подбрасывает в костёр ещё один локон золотистых волос. –«Здрасте». </text:p>
      <text:p text:style-name="Text_20_body">Смех, откуда-то: Ребёнок. Но смех старческий. </text:p>
      <text:p text:style-name="Text_20_body">– Выходи, от меня вреда не бойся. </text:p>
      <text:p text:style-name="Text_20_body">– Зачем ты жжёшь волосы моей куклы? </text:p>
      <text:p text:style-name="Text_20_body">– Ну, это не её волосы, вообще-то. </text:p>
      <text:p text:style-name="Text_20_body"><text:soft-page-break/>– Папа сказал, они от Русской Еврейки. </text:p>
      <text:p text:style-name="Text_20_body">– Почему не идёшь к огню? </text:p>
      <text:p text:style-name="Text_20_body">– Мне глаза щиплет.– Снова заводит что-то. Ничего не выкатывается. Но начинает играть музыкальная шкатулка. Отчётливая мелодия в миноре.– Потанцуй со мной. </text:p>
      <text:p text:style-name="Text_20_body">– Я тебя не вижу. </text:p>
      <text:p text:style-name="Text_20_body">– Вот я.–Из бледности пламени, крохотный заиндевелый цветок. Слотроп тянется, насилу удаётся найти её руку, ухватить маленькую талию. Они начинают свой чинный танец. Он даже не знает ведёт ли он. </text:p>
      <text:p text:style-name="Text_20_body">Лица её он так и не увидел. <text:span text:style-name="T508">Прикосновение</text:span> как вуаль из тонкой кисеи. </text:p>
      <text:p text:style-name="Text_20_body">– Красивое платье. </text:p>
      <text:p text:style-name="Text_20_body">– Я одевала его на моё первое причастие.– Огонь вскоре угас, оставив свет звёзд и слабое мерцание над каким-то городом восточнее через полностью выбитые окна. Музыкальная шкатулка всё играла уже, казалось, без завода, про обыкновенную весну. Их ноги двигались по затуманенным осколкам старого стекла, по лоскутам шелков, костям мёртвых котят и кроликов. Геометрическая дорожка вывела их к вздувшимися разодранным гобеленам, запаху пыли, и более древних зверюг, чем та у костра… единороги, химеры… но что там за гирлянды в дверных проёмах детского размера? Головки чеснока? Погоди—ими кажется отпугивают вампиров? Слабый запах чеснока доносится к нему в тот самый миг, вторжение Балканской крови в мотив его севера, когда он оборачивается спросить действительно ли она Катье. Прекрасная маленькая королева Трансильвании. Но музыка уже умолкла. Она испарилась уже из его рук. </text:p>
      <text:p text:style-name="Text_20_body">Ну, вот он скользит по Зоне как сердцевидная дощечка по доске Видже, а что показывается внутри пустого круга в его мозгу может сложиться в послание, а может и нет, ему виднее. Но он ощущает внимательные пальцы, что неслышно, однако уверено, возложены на его дни и, как ему думается, это пальцы Катье. </text:p>
      <text:p text:style-name="Text_20_body">Он всё ещё Йан Скафлинг, военный (мирный?) корреспондент, хотя снова облачился в Британскую униформу с некоторых пор, и времени у него вагон на этих поездах, чтоб так и эдак обдумывать информацию контрабандно доставленную Марио Швейтаром ещё там в Цюрихе. Среди прочего, толстая папка по Imipolex G, и та<text:span text:style-name="T508">м</text:span>, похоже, указывает<text:span text:style-name="T508">ся</text:span> Нордхаузен. Инженер, заказавший Imipolex, некто Франц Пёклер, прибыл в Нордхаузен в начале 44-го, когда ракета переводилась в массовое производство. Он был <text:span text:style-name="T508">приписан к</text:span> <text:s/>Миттельверке, <text:s/>подземном<text:span text:style-name="T509">у призводственному</text:span> комплекс<text:span text:style-name="T509">у</text:span> <text:span text:style-name="T509">в подчинении </text:span><text:s/>SS. <text:span text:style-name="T509">И</text:span> слова <text:span text:style-name="T509">нет</text:span>, куда он делся при эвакуации завода в феврале и марте. Но Йан Скафлинг, асс репортёрской журналистики, наверняка найдёт зацепку в Миттельверке. </text:p>
      <text:p text:style-name="P136">Слотроп сел в раскачивающийся вагон с тридцатью другими продрогшими оборванными душами, глаза <text:span text:style-name="T509">пере</text:span>полнены зрачками, губы в кратерах болячек. Они пели, <text:span text:style-name="T509">не все, но </text:span>некоторые. Многие из них ещё дети. Это песня Перемещённого Лица, Пе-Эла, и Слотропу не раз ещё доведётся <text:span text:style-name="T509">выслушать</text:span> её в Зоне, на привалах, на дорогах, в дюжине вариаций: </text:p>
      <text:p text:style-name="P316">Как увидишь поезд этим вечером,</text:p>
      <text:p text:style-name="P316"><text:soft-page-break/>На краю небес вдали, </text:p>
      <text:p text:style-name="P316">Завернись в одеяло из досок </text:p>
      <text:p text:style-name="P316">Пусть пройдёт он, а ты засни. </text:p>
      <text:p text:style-name="P316"/>
      <text:p text:style-name="P317"><text:span text:style-name="T510">Ночь за ночью поезда нас зовут</text:span>, </text:p>
      <text:p text:style-name="P316">Из далей <text:span text:style-name="T511">где меркнет свет</text:span>, </text:p>
      <text:p text:style-name="P317"><text:s/><text:span text:style-name="T510">Ч</text:span>ерез пустые города <text:span text:style-name="T510">п</text:span>оезда <text:span text:style-name="T510">те</text:span> идут, </text:p>
      <text:p text:style-name="P316"><text:span text:style-name="T511">Нигде им пристанища нет</text:span>. </text:p>
      <text:p text:style-name="P316"/>
      <text:p text:style-name="P316">Паровоз без машиниста, </text:p>
      <text:p text:style-name="P316">И прожектор светит сам, </text:p>
      <text:p text:style-name="P316">Пассажиров им не надо </text:p>
      <text:p text:style-name="P316">Полуночным поездам, </text:p>
      <text:p text:style-name="P316"/>
      <text:p text:style-name="P316">Опустели все вокзалы, </text:p>
      <text:p text:style-name="P316">Рельсы холодно молчат: </text:p>
      <text:p text:style-name="P316">Что <text:span text:style-name="T511">теряем –</text:span> им в прибыток, </text:p>
      <text:p text:style-name="P316"><text:span text:style-name="T513">И </text:span>колёса <text:span text:style-name="T513">всё</text:span> стучат. </text:p>
      <text:p text:style-name="P316"/>
      <text:p text:style-name="P318">Поезда<text:span text:style-name="T512">м</text:span> <text:span text:style-name="T512">средь</text:span> ночи чёрной,</text:p>
      <text:p text:style-name="P316"><text:span text:style-name="T512">Вольно</text:span> вместе с ветром выть, </text:p>
      <text:p text:style-name="P318"><text:span text:style-name="T514">Да греметь во тьме бездонной</text:span>, </text:p>
      <text:p text:style-name="P316">Ну, а нам петь и грешить. </text:p>
      <text:p text:style-name="P231"/>
      <text:p text:style-name="P231">Трубки ходят по кругу. Дым зависает на сырых деревянных брусьях, выплёскивается через щели в <text:span text:style-name="T515">течение </text:span>ноч<text:span text:style-name="T515">и</text:span>. Спящие дети заходятся кашлем, пищат рахитичные младенцы… время от времени матери перекинутся словом. Слотроп нахохлился над своим бумажным <text:span text:style-name="T515">несчастьем</text:span>. </text:p>
      <text:p text:style-name="Text_20_body">Досье Швейцарской фирмы на Л. (т. е. Ласло) Джамфа перечисляет все его достижения к моменту <text:span text:style-name="T515">его </text:span><text:s/>при<text:span text:style-name="T515">езда для</text:span> работ<text:span text:style-name="T515">ы</text:span> в Цюрихе. <text:span text:style-name="T515">В</text:span>ыясн<text:span text:style-name="T515">яется</text:span>, <text:span text:style-name="T515">что</text:span> он сидел—в качестве символического учёного—в совете директоров Химической Корпорации Грёсли после 1924 года. Среди биржевых бумаг данной фирмы и её кусочков-отростков в Германии за тот же период—в <text:soft-page-break/>последующие год-два отростки были вобраны гигантским спрутом ИГ—имелась запись о сделке между Джамфом и м-ром Лайлом Блендом из Бостона, штат Масачусетс. </text:p>
      <text:p text:style-name="P137">Лёг на курс, Джексон. Имя Лайла Бленда ему знакомо, даже очень. И оно же часто всплывает в частных записях Джамфа о <text:span text:style-name="T515">личных</text:span> деловых сделках. Похоже этот Бленд, в начале двадцатых, плотно стыковался с операциями Гуго Штинеса в Германии. Штинес, при жизни, <text:span text:style-name="T515">представлял из себя</text:span> вундеркинда Европейских финансов. За пределами Рура, где его семья на протяжении поколений <text:span text:style-name="T516">оставались</text:span> угольными баронами, молодой Штинес создал <text:span text:style-name="T516">обширную</text:span> империю производства стали, газа, электроэнергии, трамвайных и судоходных линий <text:span text:style-name="T516">прежде</text:span>, <text:span text:style-name="T516">чем</text:span> ему исполнилось 30. Во время Мировой Войны он тесно сотрудничал с Вальтером Ратенау, заправлявшего тогда всей экономикой. После войны Штинесу удаётся объединить горизонтальный электрический трест Сименс-Шухерт с запасами угля и железа <text:span text:style-name="T516">под контролем </text:span>Рейнелбе-Юнион в <text:span text:style-name="T516">единый </text:span>сверх-картель, ставший как вертикальным, так и горизонтальным, и вкладывал деньги буквально во всё—судоверфи, пароходные линии, отели, рестораны, леса, производство бумаги, газеты—при этом продолжал валютные спекуляции, скупа<text:span text:style-name="T516">л</text:span> иностранные деньги за марки занятые в Рей<text:span text:style-name="T516">х</text:span>сбанке, <text:span text:style-name="T516">по</text:span>нижая <text:span text:style-name="T516">затем </text:span>курс марки, и выплачива<text:span text:style-name="T516">л</text:span> займы ничтожной долей <text:span text:style-name="T516">от </text:span>первоначальной <text:span text:style-name="T516">суммы</text:span>. Бол<text:span text:style-name="T516">е</text:span>е всех прочих финансистов <text:span text:style-name="T516">в нём видели виновника</text:span> Инфляции. В те дни за покупками на день ты отправлялся с мешком марок на тачке и их же использовал как туалетную бумагу, если тебе было чем срать. Международные связи Штинеса охватывали весь мир—Бразилия, Индокитай, Соединённые Штаты—на бизнесменов подобных Лайлу Бленду его показатели роста доходов действовали неотразимо. По возникшей в те времена теории, Штинес сговорился с Круппом, Тиссеном и другими обесценить марку и тем самым освободить Германию от уплаты её военных долгов. </text:p>
      <text:p text:style-name="Text_20_body">Связь с Блендом не очень ясна. Записи Джамфа упоминают, что тот устраивал контракты на многотонные поставки негосударственных бумажных денег, так называемые Нотгельд, Штинесу и его коллегам, а также «банкноты МЕФО» в Веймарскую республику—одна из многих бухгалтерских уловок Ялмара Шахта, чтобы в официальных отчётах не оставалось и намёка о закупках вооружений, что запрещалось Версальским договором. </text:p>
      <text:p text:style-name="Text_20_body">Некоторые из таких банкнотных контрактов выводили на некое предприятие в Масачусетсе, в совете которого сидел и Лайл Бленд. Контрактором значилась Бумажная Компания Слотропа. </text:p>
      <text:p text:style-name="Text_20_body">Он прочитывает собственное имя не слишком-то удивляясь. Оно сюда вполне вписывается, как большинство мелких деталей по ходу <text:span text:style-name="Emphasis">déjà vu</text:span>. Вместо нежданного озарения (даже в <text:span text:style-name="T517">образе</text:span> человеческого существа: золотистого и предостерегающе невесомого), пока он уставился на эту семёрку зачернённых значков, в нём проворачивается неприятный желудочный случай, жутко осязаемый, как <text:span text:style-name="T517">нарастающий</text:span> позыв к рвоте—такое же головокружение, что однажды, очень давно, охватывало его в Гимлер-Шпильзааль. Противогаз обжимает его голову, резиновый, нескончаемый, давит со всех сторон, это чувство нам знакомо, да, но… У него при этом ещё и хуй встаёт, без особого повода. И к тому же опять <text:span text:style-name="T517">э</text:span>тот <text:span text:style-name="T1">запах</text:span>, запах из времени до начала его сознательной памяти, вкрадчивый химический запах, угрожающий, неотступный, такой не встретишь в мире—<text:span text:style-name="T35">так пахнет дыхание</text:span><text:span text:style-name="T1"> Запретного Крыла</text:span>… квинтэссенция всех тех неподвижных фигур, что ждут его внутри, берут на слабо́, чтобы вошёл узнать тайну, которую не переживёт. </text:p>
      <text:p text:style-name="Text_20_body"><text:soft-page-break/>Однажды что-то сделали с ним, в комнате, где он беспомощно лежал…. </text:p>
      <text:p text:style-name="Text_20_body">У его эрекции какой-то отдалённый гул, словно <text:span text:style-name="T517">от </text:span>вживлённ<text:span text:style-name="T517">ого</text:span> <text:span text:style-name="T517">прибора</text:span>, <text:span text:style-name="T517">который они внесли</text:span> в его тело подобно колониальному аванпосту тут, в нашем неупорядоченном шумном мире, ещё одно <text:span text:style-name="T517">из </text:span>представительств их белой Метрополии за тридевять земель…. </text:p>
      <text:p text:style-name="Text_20_body">Печальный случай, чего уж там. Слотроп, разнервничавшись, продолжает чтение. Лайл Бленд, да? Ещё бы, всё сходится. Он может смутно припомнить те раза два, когда он видел Дядю Лайла. Тот человек приходил к его отцу, приветливый, со светлыми волосами, пройдоха в региональном стиле Джима Фиска. Бленд всегда хватал маленького Тайрона и покачивал его за ноги. Слотроп не протестовал—в те времена ему и кверх ногами нравилось. </text:p>
      <text:p text:style-name="Text_20_body">Судя по тому, что идёт дальше, Бленд или предчувствовал, что Штинесу подкрадывается капец, либо просто занервничал. В начале 23-го он начал <text:span text:style-name="T517">рас</text:span>продавать свою долю в операциях Штинеса. <text:span text:style-name="T517">Какая-то</text:span> из <text:span text:style-name="T517">таких</text:span> продаж произв<text:span text:style-name="T517">одилась</text:span> через Ласло Джамфа <text:span text:style-name="T517">в </text:span>Химической Корпорации Грёсли (впоследствии Psychochemie AG). Одним из активов переведённых в той сделке стало «владение предприятием Чёрный Пацан целиком. Продавец соглашается исполнять обязанности по наблюдению в продолжение времени, сколько понадобиться Деляге для выкупа, приемлемость которого определяется продавцом». </text:p>
      <text:p text:style-name="Text_20_body">Кодовая книга Джамфа оказалась в досье. Тоже ведь часть личности, в конце концов. «Деляга» было кодовым именем Гуго Штинеса. Тонкое чувство юмора, старый пердун. Напротив «Чёрного Пацана» значатся лишь инициалы: «Т. С.» </text:p>
      <text:p text:style-name="Text_20_body">Ну, святые угодники, прикидывает Слотроп, это должен быть я, ха. Исключая побочную вероятность: Тупая Срань. </text:p>
      <text:p text:style-name="Text_20_body">В списке задолженности «Чёрному Пацану», неоплаченный остаток счёта Гарвардского университета, около $5000, включая проценты, как «условлено (устно) с Чёрным Папой». </text:p>
      <text:p text:style-name="Text_20_body">«Чёрный Папа» это кодовое обозначение для «С. С.» Что, исключая побочную вероятность "Сукин Сын", похоже собственный отец Слотропа, Саймон. Чёрн<text:span text:style-name="T523">о</text:span>папа Слотроп. </text:p>
      <text:p text:style-name="P138">Н<text:span text:style-name="T518">е</text:span>слабый способ докопаться, что твой отец заключил, 20 лет тому, сделку для <text:span text:style-name="T518">о</text:span>платы тво<text:span text:style-name="T518">его</text:span> образовани<text:span text:style-name="T518">я</text:span>. Если вдуматься, Слотропу не <text:span text:style-name="T518">слишком-то </text:span>удавалось увязывать объявления о неминуемом разорении семьи, на протяжении всей Депрессии, с комфортом предоставленным ему в Гарварде. Ну, так что же за сделка заключена была между его отцом и Блендом? Я был продан, Боже правый, меня продали в ИГ Фарбен как кусок говядины. А <text:span text:style-name="T518">насчёт </text:span>наблюдени<text:span text:style-name="T518">я</text:span>? Штинес, как любой промышленный император, имел в своей компании штат шпионов. Точно так же и ИГ. Выходит Слотроп находился у них под присмотром—м-может с момента рождения? Ввеее… </text:p>
      <text:p text:style-name="Text_20_body">Вновь в его мозгу всплеск страха. Такой не <text:span text:style-name="T518">обуздат</text:span>ь обычным Ёб Твою… Запах, запретная комната, на самом краешке его памяти. Не видно, <text:span text:style-name="T518">нет возможности </text:span>различить. Он и не хочет. Это смыкается с Самым Худшим. </text:p>
      <text:p text:style-name="Text_20_body">Ему известно каким должен быть тот запах: хотя согласно этим бумагам для этого ещё слишком рано, хотя он никогда не пересекался с ним в дневных координатах <text:span text:style-name="T518">своей</text:span> жизни, однако, <text:s/>в <text:soft-page-break/><text:span text:style-name="T518">самых</text:span> глубин<text:span text:style-name="T518">ах</text:span>, <text:span text:style-name="T518">вернувшись </text:span>обратно <text:s/>в <text:span text:style-name="T518">ту </text:span>тёпл<text:span text:style-name="T518">ую</text:span> тем<text:span text:style-name="T518">ень</text:span>, <text:span text:style-name="T518">к</text:span> начальны<text:span text:style-name="T518">м</text:span> форм<text:span text:style-name="T518">ам</text:span>, где часы и календари мало что значат, он знает, <text:s/>то, что преследует его сейчас, окажется запахом Imipolex G. </text:p>
      <text:p text:style-name="Text_20_body">А ко всему этому тут ещё и тот недавний сон, который страшно увидеть снова. Он был в своей комнате, дома. Летний день сирени и пчёл, и тёплый воздух в открытое окно. Слотроп нашёл очень <text:span text:style-name="T519">древний</text:span> словарь технического немецкого. Тот упал и раскрылся на определённой странице, что наёжилась чёрным шрифтом. Прочитывая страницу, он доходит до ДЖАМФ. В определении стоит: я. Он проснулся умоляя Это<text:span text:style-name="Emphasis"> нет</text:span>—но даже после пробуждения, он знал наверное, и останется уверен, что Это может явиться ему снова, как только Оно так захочет. Возможно, и тебе знаком этот сон. Возможно, Оно предупреждало тебя никому не называть Его имени. Если да, тогда тебе известно каково Слотропу. </text:p>
      <text:p text:style-name="Text_20_body">На этом он подымается на ноги, пошатываясь, направляется к двери товарного вагона, что ползёт вверх по уклону. Отодвинув дверь в сторону, он выскальзывает наружу—действие действие—и карабкается по лесенке на крышу. За полметра от его лица, тут висит двойной ряд блестящих ярких зубов в воздухе. Именно то, что ему надо. Это Майор Марви из армейской артилерии США, командир Мамочек Марви, самой хитрожопой группы технической разведки на всё эту ёбаную Зону, мистер. Слотроп может называть его Дуэйн, если хочет. «Распробуги всю их вуги! Зацени этих <text:span text:style-name="T1">джунглевых</text:span> зайчиков <text:span text:style-name="T522">прям ото </text:span>в <text:span text:style-name="T1">следующем вагоне</text:span>! Ни себе хохо!» </text:p>
      <text:p text:style-name="Text_20_body">– Погоди-ка,– грит Слотроп,– я похоже чёй-то проспал или ещё чего.– Этот Марви жирный-прежирный. Штаны заправлены в начищенные ботинки, валик жира свешивается поверх армейского ремня, на котором он держит свои солнцезащитные очки и кольт .45, волосы прилизаны назад, глаза как предохранительные клапаны, что таращятся на тебя как только—вот как сейчас—давление у него в голове зашкаливает. </text:p>
      <text:p text:style-name="Text_20_body">На попутном П-47, он прилетел из Парижа в Кассель, пересел на этот поезд к западу от Хайлигенштадта. Его место назначения Миттельверке, как и у Йана Скафлинга. Надо скоорд<text:span text:style-name="T519">и</text:span>нироваться с каким-то проектом Гермес парней из Дженерал Электрик. Конечно же, действуют ему на нервы, те негры по соседству. –«Эй, можешь сделать неплохую статью. Предупреди своих дома». </text:p>
      <text:p text:style-name="Text_20_body">– Военнослужащие? </text:p>
      <text:p text:style-name="P139">– Нет блядь. Капустники. Юго-Западные Африканосы. Вроде того. Так говоришь, ты не знал? Да брось. О. Разведка Англикашек мало ела каши, хахахах, без обид, сам знаешь. Я думал всем известно.– Тут следует крутая побасенка—похоже, состряпанная <text:span text:style-name="T520">при </text:span>ВКОЭС, фантази<text:span text:style-name="T520">ям</text:span> Геббельса не <text:span text:style-name="T520">хватало такой</text:span> разухабист<text:span text:style-name="T520">ости</text:span>, те не улетали дальше Альпийских Редутов и тому подобного—про планы Гитлера установить Нацистскую империю в чёрной Африке, но планы ухнули, когда старый вояка Паттон отшиб Роммелю задницу в пустыне. –«Получите вашу жопу, Генерал». –«<text:span text:style-name="Emphasis">Ach du lieber! Mein Arsch</text:span>! АГА—хахаха...»– комически хватается за свои широкие штанины сзади. Вопщем, чёрным кадрам уже ничто не светило в Африке, остались в Германии как эмиграционное правительство даже без официального признания, как-то прибились к артиллерии Германской армии и очень скоро обучились запускать ракеты. А теперь просто болтаются без дела. Дикие. Не были интернированы как военнопленные <text:span text:style-name="T520">и</text:span> даже, как известно <text:soft-page-break/>Марви, не разоружены. –«Мало нам забот с Русами, <text:span text:style-name="T520">Л</text:span>ягушатниками, <text:span text:style-name="T520">А</text:span>нгликашками—уй, извини, приятель. Так теперь ещё влупились не просто в ниггеров, а в ниггеров <text:span text:style-name="T36">К</text:span><text:span text:style-name="T1">апустников</text:span>. Охренеть, Исусе. <text:span text:style-name="T520">После</text:span> Д<text:span text:style-name="T520">ня</text:span> Победы почти везде, где была ракета, <text:span text:style-name="T520">встретишь</text:span> ниггера. Никогда чтоб вся батарея из одних буги-вугов, даже <text:span text:style-name="T520">К</text:span>апустники не <text:span text:style-name="T1">настолько</text:span> тупые! Одна батарея это 81 человек, <text:span text:style-name="T1">плюс</text:span> всё <text:span text:style-name="T520">её</text:span> обеспечение, тут тебе и управление стартом, и электричество, и топливо, охранение тоже—кореш, это <text:span text:style-name="T520">получилася</text:span> б целая куча ниггеров в одном месте. А они всё так же по<text:span text:style-name="T520">разбросаны</text:span>, как раньше? Вот узнай и заимеешь полную сенсацию, друг. Патамушша, если они теперь соберутся вместе, будет <text:span text:style-name="T1">бааальшущая</text:span> беда! В том вагоне их не меньше как дюжины две—прямо там, слушай. А и они <text:span text:style-name="T1">едут в Нордхаузен</text:span>, приятель!»– толстый палец тычет в грудь на каждое слово,– «а? И шо по-твоему они задумали? Знаешь шо я думаю? У них есть план. Да. Думаю насчёт ракет. Не спрашивай как, ну, просто вот сердцем чую. А и сам знаешь, это <text:span text:style-name="T1">жуть</text:span> как опасно. Нельзя <text:span text:style-name="T1">им</text:span> доверять— С <text:span text:style-name="T1">ракетами</text:span>? Они же как дети, их раса. Мозги ме<text:span text:style-name="T520">л</text:span>ь<text:span text:style-name="T520">ч</text:span>е. </text:p>
      <text:p text:style-name="Text_20_body">– Зато наше терпение,– добавляет спокойный голос из темноты,– <text:span text:style-name="T521">необъятно</text:span>, хотя, <text:span text:style-name="T521">пожалуй</text:span>, не безгранично.– С этими словами, высокий Африканец с широкой длинной бородой подступает <text:span text:style-name="T521">и </text:span>сошвыр<text:span text:style-name="T521">ивает</text:span> толстяка Американца, который успевает кратко вскрикнуть, слетая с крыши. Слотроп и Африканец прослеживают как Майор скатывается с насыпи, отстав от поезда и, <text:span text:style-name="T524">колеся</text:span> руками-ногами, пропадает из виду. Ели толпятся на холмах. Ущербная луна взошла над зазубренным кряжем.</text:p>
      <text:p text:style-name="P232">Человек представляется как Оберст Енцин, из <text:span text:style-name="Emphasis">Schwarzkommando</text:span>. Он просит извинить его за проявленную несдержанность, замечает нарукавную повязку Слотропа и отказывается давать интервью прежде, чем тот успел и сказать хоть слово. –«Статьи не получится. Мы такие же перемещённые лица, Пе-Элы, как и все остальные. </text:p>
      <text:p text:style-name="Text_20_body">– Майора, похоже, беспокоило, что вы направляетесь в Нордхаузен. </text:p>
      <text:p text:style-name="Text_20_body">– <text:span text:style-name="T526">С</text:span> Марви одн<text:span text:style-name="T526">и</text:span> беспокойств<text:span text:style-name="T526">а</text:span>, это точно. Всё же он не настолько большая проблема как...– Он всматривается в Слотропа.– Хмм. А вы действительно военный <text:span text:style-name="T526">корреспондент</text:span>? </text:p>
      <text:p text:style-name="Text_20_body">– Нет. </text:p>
      <text:p text:style-name="Text_20_body">– Независимый агент, я полагаю. </text:p>
      <text:p text:style-name="Text_20_body">– Не уверен насчёт «независимого», Оберст. </text:p>
      <text:p text:style-name="Text_20_body">– Но вы вот независимый. Мы все тут свободны. Увидите сами. И очень скоро.– Он шагает прочь по хребту товарного вагона, помахав на прощанье.– Очень скоро… </text:p>
      <text:p text:style-name="Text_20_body">Слотроп сиди<text:span text:style-name="T525">т</text:span> на крыше, по<text:span text:style-name="T525">чёсывает</text:span> свои босые ноги. Друг? Добрый знак? <text:span text:style-name="T1">Чёрные ракетчики</text:span>? Что блядь за головоломки? </text:p>
      <text:p text:style-name="P319">Ну, банда, <text:s/>утро доброе, начнём его прощаньем:</text:p>
      <text:p text:style-name="P320"><text:span text:style-name="T526">Бывай, </text:span>Втора-а-я Мирова-а-я!</text:p>
      <text:p text:style-name="P319"><text:span text:style-name="T525">П</text:span>ока, трах-тарарах! </text:p>
      <text:p text:style-name="P319">Б<text:span text:style-name="T526">итвы позади</text:span> и мы кайфуем, </text:p>
      <text:p text:style-name="P319"><text:soft-page-break/>И вот он я, несу вам солнца на плечах— </text:p>
      <text:p text:style-name="P319">Привет, Германский Герман, и неча рожу кривить, </text:p>
      <text:p text:style-name="P319">Домой ты попадёшь, так радуйся давай— </text:p>
      <text:p text:style-name="P319">Нам тут в Ракете хмурых лиц не нада, </text:p>
      <text:p text:style-name="P319">У нас прекрасен каждый-божий день— </text:p>
      <text:p text:style-name="P319">(Брось хныкать, Гретхен!) <text:span text:style-name="T526">В</text:span>аляй </text:p>
      <text:p text:style-name="P319">И поимей прекрасный деееень! </text:p>
      <text:p text:style-name="Text_20_body">Утром Нордхаузен: пастбище зелёный салат, хрусткий, в каплях дождя. Всё свежо, промыто. Гарц горбится со всех сторон, тёмные склоны до верху в бороде из ел<text:span text:style-name="T526">ей</text:span>, пихт, лиственниц. Дома с высокими фронтонами, лужи воды с отражением неба, грязь на дорогах, Американские и Русские военные валят в и из кабаков и импровизированных магазинчиков, у каждого на боку пистолет. Луга и бессвязные клинья на сторонах гор истекают пёстрым светом покуда дождевые тучи продвигаются над Тюрингией. Замки унасестились высоко над городами, заныривая и всплывая из разорванных туч. Старые лошади с ошмётками грязи на узловатых коленях, коротконогие и широкогрудые, напрягают шеи в хомутах сдвоенных запряжек, тяжёлые подковы всплескивают букеты грязи каждым мокрым шлёпом, от виноградников к кабакам. </text:p>
      <text:p text:style-name="Text_20_body">Слотроп забредает в лишённую крыш часть города. Старики в чёрном поторапливаются меж стен, как летучие мыши. Магазины и дома тут давно разграблены рабами-рабочими освобождёнными из лагеря Дора. Целая куча этих <text:span text:style-name="T1">педиков</text:span> всё ещё тут с корзинами и розовыми треугольниками по статье 175, увлажнённо выглядывают в дверные проёмы. Из выступающей, лишённой стекла витрины магазина одежды, в сумраке позади пластмассового манекена, лысого, опрокинутого, вскинувшего к небу руки с пальц<text:span text:style-name="T526">ами</text:span> скрюченными для букета или фужера, которые ему уже никогда не держать, Слотроп слышит пение девушки. Подыгрывает себе на балалайке. Одна из тех грустных парижских песенок на три-четверти. </text:p>
      <text:p text:style-name="P319">Любовь никогда не уйдёт, </text:p>
      <text:p text:style-name="P319">До конца никогда не умрёт, </text:p>
      <text:p text:style-name="P319">При взгляде на сувенир, </text:p>
      <text:p text:style-name="P319">Нежданно вдруг оживёт. </text:p>
      <text:p text:style-name="P319"/>
      <text:p text:style-name="P319">Ты покинул меня, </text:p>
      <text:p text:style-name="P319">Но цветок розы белой </text:p>
      <text:p text:style-name="P319">Хранит книга моя, </text:p>
      <text:p text:style-name="P319">Меж страниц пожелтелых… </text:p>
      <text:p text:style-name="P319"/>
      <text:p text:style-name="P319"><text:soft-page-break/>Год сменяется годом, </text:p>
      <text:p text:style-name="P319">Я давно уж не та, </text:p>
      <text:p text:style-name="P319">Отчего же слезами </text:p>
      <text:p text:style-name="P319">Роза та залита… </text:p>
      <text:p text:style-name="P319"/>
      <text:p text:style-name="P319">Любовь не пройдёт никогда, </text:p>
      <text:p text:style-name="P319">Если это любовь, </text:p>
      <text:p text:style-name="P319">Днём, иль ночью тревожит она, </text:p>
      <text:p text:style-name="P319">Вновь свежа и нежна, </text:p>
      <text:p text:style-name="P319">Как алая роза, любимый, </text:p>
      <text:p text:style-name="P319">Что я тебе подарила. </text:p>
      <text:p text:style-name="Text_20_body">Как оказалось, её зовут Гели Трипинг, а балалайка от русского офицера разведки по фамилии Чичерин. По-своему, Гели тоже занимается разведкой—временами, во всяком случае. Этот Чичерин, похоже, держит гарем, по девушке в каждом ракетном городе Зоны. Да, вот ещё один ракетный маньяк. Слотроп чувствует себя участником экскурсии. </text:p>
      <text:p text:style-name="Text_20_body">Гели толкует о своём ненаглядном. Они сидят в её комнате без крыши, пьют бледное вино, которое в округе зовётся Нордхаузенский Сок Теней. Над головой чёрные дрозды с жёлтыми клювами ширяют в небе, кружат в солнечном свете, взлетев из своих гнёзд в горных замках наверху и руин города понизу. Вдалеке, наверное на рыночной площади, колонна грузовиков стоит урча всеми своими моторами, запах выхлопных газов разносится по лабиринту стен, обомшелых, сочащихся водой, с тараканами в поисках поживы, стен<text:span text:style-name="T526">ы</text:span> сбивают с толку звук моторов и, кажется, он идёт <text:span text:style-name="T526">с</text:span>о всех сторон. </text:p>
      <text:p text:style-name="Text_20_body">Она худа, немного неловка, очень молода. В глазах её нет и следа порчи—возможно всю свою Войну она провела под кровом, в безопасности, покое, играя с лесными зверушками где-нибудь на отшибе. Её песня, соглашается она со вздохом, в основном просто мечтания. –«Если его нет, то уж нет. Когда ты зашёл, мне почти показалось, что это Чичерин». </text:p>
      <text:p text:style-name="Text_20_body">– Ничего подобного. Старательный пёс из породы ищеек новостей, вот и всё. Никаких гаремов, никаких ракет. </text:p>
      <text:p text:style-name="Text_20_body">– Это договорённость,– говорит она,– Тут <text:span text:style-name="T527">до того </text:span>всё <text:s/>неорганизованно. Без договорённостей никак не<text:span text:style-name="T527">л</text:span>ь<text:span text:style-name="T527">зя</text:span>. Сам увидишь.– И он действительно увидит—столкнётся с тысячами договорённостей об обогреве, любви, просто передвижении по дорогам, путям, каналам. Даже Группа 5-ти, живя своей фантазией будто стала теперь единственной властью в Германии, является просто договорённостью <text:span text:style-name="T527">являться</text:span> победителями, только и всего. Не более и не менее реальной, чем все прочие, такие частные, умалчиваемые, пропавшие для Истории. Слотроп, хоть он пока что не знает об этом, является настолько же правомочным государством, как любое другое в эти дни в Зоне. Никакая не паранойа. Просто как оно есть. Временные альянсы <text:soft-page-break/>заключаются и расторгаются. Он и Гели достигают свою договорённость утаённую от оккупированных улиц останками стен, на древней кровати с четырьмя стойками обёрнутой к тёмному зеркалу трюмо. Через крышу, которой нет, ему виден затяжной горный подъём покрытый деревьями. Вино в её дыхании, мягкий пушок в ямках под руками, в ляжках упругость саженцев под ветром. Едва он успел войти, она <text:span text:style-name="T527">тут же</text:span> кончает, фантазии о Чичерине, нескрываемо и трогательно, на её лице. Это раздражает Слотропа, хотя не мешает кончить и самому. </text:p>
      <text:p text:style-name="P233">Тупизм нахлынул сразу же как обмяк, пошли смешные вопросы, типа, какое такое слово отвадило от Гели всех, кроме меня. Или, может что-то во мне напоминает ей Чичерина, а если так, <text:span text:style-name="T1">что</text:span> именно? А, интересно, где этот Чичерин сейчас? Он <text:span text:style-name="T528">погружается</text:span> в дремоту, вновь возбуждается её губами, пальцами, скольжением по нему рос<text:span text:style-name="T528">ян</text:span>ых ног. Солнце в <text:span text:style-name="T528">броске</text:span> через их кусочек неба, затмевается грудью, отражается в её детских глазах… затем тучи, дождь, от которого она натягивает зелёный брезент с кисточками, которые сама нашивала, на манер балдахина… дождь хлыщет с кисточек, холодный и звучный. Свечерело. Она <text:span text:style-name="T528">угощает</text:span> его вареной капустой, ложк<text:span text:style-name="T528">а</text:span> из старинного наследства, с гребешком. Они снова пьют то же вино. Сумерки в мягких тонах. Дождь перестал. Где-то дети пинают пустую бензиновую канистру <text:span text:style-name="T528">вдоль</text:span> мостовой. </text:p>
      <text:p text:style-name="Text_20_body">Что-то <text:span text:style-name="T529">грянуло</text:span>, хлопая крыльями, с неба, когти скребут верх балдахина. «Что это?»– <text:span text:style-name="T529">сквозь сон,</text:span> и она снова укрывает одеялом, ну же, Гели... </text:p>
      <text:p text:style-name="Text_20_body">– Мой филин,– грит Гели,– Вернер. Там в верхнем ящике шифоньера есть шоколадка, <text:span text:style-name="Emphasis">Liebchen</text:span>, можешь его покормить? </text:p>
      <text:p text:style-name="Text_20_body">Да уж, <text:span text:style-name="Emphasis">Liebchen</text:span>. Выбравшись из постели, впервые за весь день вертикально, Слотроп снимает обёртку с Беби Рут, откашливается, решает не спрашивать откуда у неё это, потому что он и так знает, и зашвыривает шоколад на брезент тому Вернеру. Вскоре, снова лёжа вместе, они слышат хруст арахиса, прищёлкивания клюва. </text:p>
      <text:p text:style-name="Text_20_body">– Шоколадные батончики,– брюзжит Слотроп,– Что с ним не так? Ты что, не знаешь? Ему надо </text:p>
      <text:p text:style-name="Text_20_body">охотиться на мышей или ещё какую-то там херню. Ты превратила его в ручную сову. </text:p>
      <text:p text:style-name="Text_20_body">– Ты и сам лентяй,– младенческие пальцы сползают вниз по его рёбрам. </text:p>
      <text:p text:style-name="Text_20_body">– Ну—могу поспорить—ладно, забудь—могу поспорить, что <text:span text:style-name="T1">Чичерину</text:span> не приходиться вставать и кормить ту сову. </text:p>
      <text:p text:style-name="Text_20_body">Она застывает, рука остановилась в движении. –«Он любит Чичерина,. Никогда не прилетит <text:s/><text:span text:style-name="T529">полакомится</text:span>, <text:span text:style-name="T529">пока тот не </text:span>тут. </text:p>
      <text:p text:style-name="Text_20_body">Слотроп похолодел, точнее оледенел. «Э-э, ты ж не имеешь в виду, что Чичерин и вправду, э-э..» </text:p>
      <text:p text:style-name="Text_20_body">– Должен бы был,– вздыхает. </text:p>
      <text:p text:style-name="Text_20_body">– О. Когда? </text:p>
      <text:p text:style-name="Text_20_body">– Сегодня утром. <text:span text:style-name="T529">Но где-то </text:span>задерживается. Так<text:span text:style-name="T529">ое </text:span>случается. </text:p>
      <text:p text:style-name="Text_20_body"><text:soft-page-break/>Слотроп выс<text:span text:style-name="T529">прыгну</text:span>л из кровати до середины комнаты, хуй упал, один носок одет, второй держит в зубах, голова продета не в тот проём майки, зиппер ширинки заело, орёт <text:span text:style-name="T1">блядь</text:span>. </text:p>
      <text:p text:style-name="Text_20_body">– Мой бравый Англичанин,– мурлычет она. </text:p>
      <text:p text:style-name="Text_20_body">– Что ж ты раньше не сказала, Гели, а? </text:p>
      <text:p text:style-name="P140">– О, иди сюда. Ночь уже, он где-нибудь с женщиной. <text:span text:style-name="T529">Один н</text:span>е может спать один. </text:p>
      <text:p text:style-name="Text_20_body">– Надеюсь, ты сможешь. </text:p>
      <text:p text:style-name="Text_20_body">– Тише ты. Ну, иди же. Куда пойдёшь босиком? Я дам тебе его старые ботинки и расскажу его тайны. </text:p>
      <text:p text:style-name="Text_20_body">– Тайны?– Ой, осторожней, Слотроп,– Зачем мне его— </text:p>
      <text:p text:style-name="Text_20_body">– Ты не военный корреспондент. </text:p>
      <text:p text:style-name="Text_20_body">– Ну, почему все твердят это? Никто мне не верит.– Машет перед ней своей нарукавной повязкой.– Читать умеешь? Грит: « Военный Корреспондент». У меня даже усы вот есть, а? Прям как Эрнест Хемингуэй. </text:p>
      <text:p text:style-name="Text_20_body">– О. Тогда я так думаю, <text:span text:style-name="T530">что </text:span>ты вовсе не ищешь Ракету Номер 00000. Надо же, <text:s text:c="2"/>глупо <text:span text:style-name="T530">так</text:span> <text:span text:style-name="T530">ошиблась</text:span>. Извини. </text:p>
      <text:p text:style-name="Text_20_body">Ой-ой, мне надо уносить ноги отсюда, грит Слотроп сам себе, тут явный капкан для шантажа, мэн. Кто ещё будет гоняться за <text:span text:style-name="T530">единственной</text:span> ракетой из 6000 <text:span text:style-name="T530">оборудованной</text:span> прибором <text:span text:style-name="T530">из </text:span>Imipolex G? </text:p>
      <text:p text:style-name="Text_20_body">– А про <text:span text:style-name="T1">Schwarzgerät</text:span>, тебе вообще до лампочки,– не унимается она. <text:span text:style-name="T530">Ни в какую не хочет </text:span>ун<text:span text:style-name="T530">я</text:span>т<text:span text:style-name="T530">ь</text:span>ся. </text:p>
      <text:p text:style-name="P141">– <text:span text:style-name="T530">Эт ты о чём</text:span>?</text:p>
      <text:p text:style-name="P141">– Его ещё называют <text:span text:style-name="T1">S-Gerät</text:span>. </text:p>
      <text:p text:style-name="P141">Из списка <text:span text:style-name="T530">последующей</text:span> сборки , Слотроп, вспомнил? Вернер, на балдахине, заухал. Сигналит тому Чичерину, точняк. </text:p>
      <text:p text:style-name="P346">Параноики не <text:span text:style-name="T534">оттого</text:span> параноики (Пословица 5) что они параноики, а потому что постоянно <text:span text:style-name="T530">вляпываются</text:span>, эти ёбаные идиоты, <text:s/>в <text:span text:style-name="T530">заведомо </text:span>параноидные ситуации. </text:p>
      <text:p text:style-name="Text_20_body">– Но как вообще,– аккуратно откупоривая следующую бутылку Нордхаузерского Сока Теней, <text:span text:style-name="T1">чппок</text:span>, с лучшей имитацией Кэри Гранта, на какую только способен, внутренности напряжены до звона, учтиво наполняет стаканы, один подаёт ей,– такая молоденькая прелесть, как ты, может что-то знать про <text:span text:style-name="T530">всякие там </text:span>ракеты, приборы. </text:p>
      <text:p text:style-name="Text_20_body">– Я <text:span text:style-name="T530">прочитываю</text:span> почту Вацлава,– как будто отвечает на тупой вопрос, но <text:span text:style-name="T530">тот и вправду</text:span> такой.</text:p>
      <text:p text:style-name="Text_20_body">– Не следует болтать об этом кому попало так вот. Если узнает, он тебя убьёт. </text:p>
      <text:p text:style-name="Text_20_body">– Ты мне нравишься. Мне нравится интриговать. Нравится играть. </text:p>
      <text:p text:style-name="Text_20_body">– Наверно, нравится подводить людей под монастырь. </text:p>
      <text:p text:style-name="Text_20_body"><text:soft-page-break/>– Ну и ладно,– выпятилась нижняя губа. </text:p>
      <text:p text:style-name="Text_20_body">– Хорошо, хорошо, расскажи мне. Но не знаю заинтересуется ли этим <text:span text:style-name="T1">Гардиан</text:span>. <text:span text:style-name="T531">У меня</text:span> редакторы <text:span text:style-name="T531">такие</text:span> твердолобы<text:span text:style-name="T531">е</text:span>, ты ж понимаешь. </text:p>
      <text:p text:style-name="P142">Гусиная кожа собирается на её голых маленьких грудях. –«Я один раз позировала для ракетной эмблемы. Может ты видел. Молоденькая ведьма верхом на А-4. Н<text:span text:style-name="T531">е</text:span>нужная <text:span text:style-name="T531">больше</text:span> метла через плечо. Меня избрали <text:span text:style-name="T531">Любимицей</text:span> 3/Арт. Часть. (моторизир.) 485. </text:p>
      <text:p text:style-name="Text_20_body">– Ты настоящая ведьма? </text:p>
      <text:p text:style-name="Text_20_body">– Думаю, у меня есть тенденции. Ты уже поднимался на Брокен? </text:p>
      <text:p text:style-name="Text_20_body">– Только-только прибыл в город вообще-то. </text:p>
      <text:p text:style-name="Text_20_body">– Я <text:span text:style-name="T531">отправляюсь туда</text:span> <text:s text:c="2"/>каждую Вальпургиеву ночь с тех пор, как у меня начались периоды. Могу взять тебя, если хочешь. </text:p>
      <text:p text:style-name="Text_20_body">– Расскажи мне про этот, этот <text:span text:style-name="T1">Schwarzgerät</text:span>. </text:p>
      <text:p text:style-name="Text_20_body">– А я думала тебе не интересно. </text:p>
      <text:p text:style-name="P142">– Откуда мне знать интересно или нет, <text:span text:style-name="T531">если даже</text:span> не знаю что <text:span text:style-name="T531">тут вообще может <text:s/>быть </text:span>интересного. </text:p>
      <text:p text:style-name="Text_20_body">– <text:span text:style-name="T532">Наверно,</text:span> ты и вправду корреспондент. Умеешь крутить словами. </text:p>
      <text:p text:style-name="Text_20_body">Чичерин с рёвом врывается через окно, Наган бьёт всполохами из кулака. Чичерин приземляется на парашюте и валит Слотропа одним ударом дзю-до. Чичерин вламывается на Сталинском танке прямо в комнату и разносит Слотропа 76 миллиметровым. Спасибо, что задержала его, <text:span text:style-name="T1">Liebchen</text:span>, <text:span text:style-name="T532">покойник</text:span> был шпион<text:span text:style-name="T532">ом</text:span>, <text:span text:style-name="T532">ладно</text:span>, пока, мне <text:span text:style-name="T532">ещё</text:span> в Пенемюнде и к <text:span text:style-name="T532">одной </text:span>роскошной польской девке с грудями как ванильное мороженое, заскочу к тебе в другой раз. </text:p>
      <text:p text:style-name="Text_20_body">– Мне, <text:span text:style-name="T532">так </text:span>думаю, <text:span text:style-name="T532">уже </text:span>пора отсюда,– грит Слотроп,– в пишущую машинку ленту надо <text:span text:style-name="T532">ещё</text:span> заправ<text:span text:style-name="T532">ля</text:span>ть, карандаши под<text:span text:style-name="T532">за</text:span>точить, сама знаешь как оно— </text:p>
      <text:p text:style-name="Text_20_body">– Говорю же тебе, его сегодня ночью не будет. </text:p>
      <text:p text:style-name="Text_20_body">– Почему? Отправился за тем <text:span text:style-name="T1">Schwarzgerät</text:span>, нет? </text:p>
      <text:p text:style-name="Text_20_body">– Нет, последн<text:span text:style-name="T533">его</text:span> он ещё не <text:span text:style-name="T533">видел</text:span>. Письмо вчера пришло из Штеттина. </text:p>
      <text:p text:style-name="Text_20_body">– Прямым текстом конечно. </text:p>
      <text:p text:style-name="Text_20_body">– А почему нет? </text:p>
      <text:p text:style-name="Text_20_body">– Вряд ли что-то важное. </text:p>
      <text:p text:style-name="Text_20_body">– Он продаётся. </text:p>
      <text:p text:style-name="Text_20_body">– Текст? </text:p>
      <text:p text:style-name="Text_20_body">– <text:span text:style-name="T1">S-Gerät</text:span>, лопух. Человек в Свинемюнде <text:span text:style-name="T533">готов</text:span> достать. За полмиллиона швейцарских франков, если ты в курсе. <text:span text:style-name="T533">Будет ждать </text:span>на Странд-Променад, каждый день до полудня. <text:span text:style-name="T533">В</text:span> бел<text:span text:style-name="T533">ом</text:span> костюм<text:span text:style-name="T533">е</text:span>. </text:p>
      <text:p text:style-name="Text_20_body"><text:soft-page-break/>О, даже так? –«Блодгет Ваксвинг». </text:p>
      <text:p text:style-name="Text_20_body">– Он не подписал. Но не думаю, что Ваксвинг. <text:span text:style-name="T533">Хотя т</text:span>от держится ближе к Средиземноморью. </text:p>
      <text:p text:style-name="Text_20_body">– У тебя широкий круг знакомств. </text:p>
      <text:p text:style-name="Text_20_body">– Ваксвинг уже легенда в Зоне. Как и Чичерин. Могу поспорить, что ты тоже. Как твоё ия? </text:p>
      <text:p text:style-name="Text_20_body">– Кэри Грант. Ге-ли, Ге-ли, Ге-ли… Послушай, Свинемюнде это же в Советской зоне, так? </text:p>
      <text:p text:style-name="Text_20_body">– Ты говоришь как Немец. Забудь про границы, Забудь разделения. Их нет. </text:p>
      <text:p text:style-name="Text_20_body">– Есть солдаты. </text:p>
      <text:p text:style-name="Text_20_body">– Это верно.– Уставившись на него,– но какая разница? </text:p>
      <text:p text:style-name="Text_20_body">– О. </text:p>
      <text:p text:style-name="Text_20_body">– Научишься. Всё приостановлено. Вацлав называет это «междуцарствием». Тут надо просто плыть по течению. </text:p>
      <text:p text:style-name="Text_20_body">– Мне пора выгребать отсюда, детка. Пасибаньки за инфу, Скафлинг перед тобой в долгу— </text:p>
      <text:p text:style-name="Text_20_body">– Ну, останься ,пожалуйста.– Свернувшись на кровати, из глаз вот-вот закапают слёзы. О, блядь, Слотроп, ты лох… но она просто ребёнок…. «Иди сюда». </text:p>
      <text:p text:style-name="Text_20_body">Хотя, когда он вставил, она осатанела и малость сдвинулась, полосуя его ноги, плечи, жопу обкусанными ногтями острее пилы. Расчётливый Слотроп старается сдержать оргазм пока она дойдёт, как вдруг, нежданно, что-то увесистое, пернатое и со множеством острий рухнуло ему на поясницу и, дёргаясь, спускает его спусковой крючок и тут же Гели тоже ЗДЕННЦ! ииииии... о, нас не догоняаат!. Хлопанье крыльев и Вернер—потому что это он—взвивается в темноту. </text:p>
      <text:p text:style-name="Text_20_body">– Ёбаная птица!– Орёт Слотроп,– ещё раз устроит такое, я ему Беби Рут в жопу вобью, ую-юй— это сговор это<text:span text:style-name="T534"> с</text:span>говор, это <text:span text:style-name="T1">вторичный рефлекс по Павлову</text:span>! или ещё там что,– Чичерин надрессировал его так, верно? </text:p>
      <text:p text:style-name="Text_20_body">– Неверно! Это я его так приучила,– она улыбается ему с <text:span text:style-name="T533">полным</text:span> счастьем четырёхлет<text:span text:style-name="T533">ки</text:span> и <text:span text:style-name="T533">до того открыта</text:span>, что Слотроп решает поверить всему, что слышал от неё. </text:p>
      <text:p text:style-name="Text_20_body">– Ты ведьма.– При всей своей параноидности, он прижимается под покрывалом к длинноногой колдунье, закуривает сигарету и, несмотря на нескончаемых Чичериных, что сыпятся поверх бескрышных стен с арсеналами уничтожения его <text:span text:style-name="T533">персонально</text:span>, даже засыпает, вскоре, в объятии её голых рук. </text:p>
      <text:p text:style-name="P234"><draw:frame draw:style-name="fr1" draw:name="Image34" text:anchor-type="paragraph" svg:width="6.9252in" svg:height="0.3661in" draw:z-index="34"><draw:image xlink:href="Pictures/1000000000000B720000009B428C9716555D8079.png" xlink:type="simple" xlink:show="embed" xlink:actuate="onLoad" loext:mime-type="image/png"/></draw:frame></text:p>
      <text:p text:style-name="P235">Это рассвет из книжки <text:span text:style-name="T536">картинок-для-</text:span>раскраски, очень синее небо с ярко розовыми облаками в нём. Грязь по камням мостовой настолько гладкая, что отражает свет и шагаешь уже не по улице, а вдоль длинных полос сырого мяса, зарез вервольфа, филей Зверя. У Чичерина большая нога. Гели пришлось заполнить носки его ботинок кусками старой сорочки, чтоб обувь подошла <text:soft-page-break/>Слотропу. Постоянно уворачиваясь от джипов, десятитонных грузовиков, Русских верхо<text:span text:style-name="T536">вы</text:span>х, он наконец подобран 18-летним Американским младшим Лейтенантом на сером штабном Мерседесе без единого живого места, всё сплошь вмятины. Слотроп топорщит усы, держит повязку на виду, чувствует себя в <text:span text:style-name="T536">круговой </text:span>обороне. Солнце уже пригревает. Горы полнятся запахом вечнозелёных. Этот <text:span text:style-name="T576">старлей</text:span> за рулём служит в танковой роте, <text:span text:style-name="T537">назначенной в</text:span> охран<text:span text:style-name="T537">ение</text:span> Миттельверке, вряд ли, по его мнению, у Слотропа могут возникнуть малейшие проблемы с доступом внутрь. Англичане из СПОГ побывали тут и уехали. Сейчас конкретно, люди из Артиллерии Американской армии пакуют и вывозят части и инструменты для одной сотни А4. Большой шухер. –«Хотят увезти всё прежде, чем придут Русские им на смену». Междуцарствие. Гражданские и бюрократические шишки заявляются каждый день, высокопоставленные туристы, глазеть и восторгаться. –«По-моему, они ещё ни перед кем так не выпендривались. Не знаю как назвать. Типа, толпа клоунов. Нечем им заняться кроме как устроить тут тусовку. Большинство приезжают с камерами. Заметил, у вас нет. На въезде можете взять напрокат, если вам нужно». </text:p>
      <text:p text:style-name="Text_20_body">Один из множества торгашей. Жёлтый Джеймс повар обзавёлся крутой сэндвичной тележкой, эхом разносятся в туннелях его зазывы: «Налетай-покупай! Горячие-холодные-да-зеленью-приправлены!» И уже через пять минут жиром заляпаны очки у половины этих прожорливых тупиц. Ник де Профундис, вальяжный <text:span text:style-name="T575">алкаш</text:span> из их роты, удивил всех своим превращением, обернувшись, после визита в телефонную подстанцию на заводской территории, в энергичного предпринимателя торгующего сувенирами А4: мелкие предметы, что можно прицепить на связку ключей, <text:span text:style-name="T537">защёлки</text:span> для денег или, скажем, брошка для самалуччей девушки, что дожидается дома, медные чашечки из камер сгорания для зажигания благовоний, <text:span text:style-name="T537">шариковые</text:span> подшипники от сервомотор<text:span text:style-name="T537">чик</text:span>ов, а самым ходким товаром этой недели, похоже, станут жёлуди диода SA 100, миленькие крохотные смесительные клапаночки выдранные из приборов Телефункена, и более редкие SA 102, которые, разумеется, идут дороже. Имеется ещё «Микро» Грэхем, тот отпустил бакенбарды и выжидает в Штольнях, куда забредают отбившиеся простофили посетители: «Псст!» </text:p>
      <text:p text:style-name="Text_20_body">– Псст? </text:p>
      <text:p text:style-name="Text_20_body">– Ладно, забудь. </text:p>
      <text:p text:style-name="Text_20_body">– Ну, теперь мне уж и любопытно стало. </text:p>
      <text:p text:style-name="Text_20_body">– Подумал вы любитель острых ощущений. Хотите ознакомительный тур? </text:p>
      <text:p text:style-name="Text_20_body">– Я-я только на секунду отошёл. Правда, я уже обратно иду… </text:p>
      <text:p text:style-name="Text_20_body">– Малость скучновато, нет?– Прилипчивый Микро придвигается к своей намеченной мишени.– Никогда не задавались вопросом: «А что тут <text:span text:style-name="T539">делалось</text:span> <text:span text:style-name="T1">на самом деле</text:span>?» </text:p>
      <text:p text:style-name="P143">Посетитель, готовый выложить экстравагантную сумму, редко оста<text:span text:style-name="T537">не</text:span>тся разочарованным. Микро знает потайные двери в каменные коридоры, что тянутся в Дору, концлагерь рядом с Миттельверке. Каждый экскурсант получает отдельный электрический фонарь. Следует поспешная краткая инструкция как вести себя при встрече с покойниками. –«Помните, они тут постоянно <text:span text:style-name="T537">начеку</text:span>. Когда Американцы освободили Дору, остававшиеся в живых заключённые <text:soft-page-break/>затеяли грабёж материалов—громили всё, ели-пили до блевоты. Для других Смерть приходила подобно Американской армии и освобождала их духовно. Так что они способны буйствовать спиритически, сейчас. Сдерживайте свои мысли. Сохраняйте естественное равновесие ума для противодействия. Они используют ваше состояние неуравновешенности, помните об этом». </text:p>
      <text:p text:style-name="Text_20_body">Популярностью среди посетителей пользуется элегантный гардероб <text:span text:style-name="Emphasis">Raumwaffe</text:span> космических скафандров разработанных знаменитым военным кутюрье Хайни из Берлина. Мало того, что в коллекции имеются костюмы способные вскружить задорные головы юных знатоков космических оперетт, вплоть до самых кончиков ногтей на их ногах с мелькающим телеизображением странной раскраски, но Хейни подумал даже о шелках для забавных космо-жокейчиков (<text:span text:style-name="Emphasis">Raum-Jockeier</text:span>) с их электрическими хлыстами, которые однажды в будущем начнут носиться <text:span text:style-name="T537">по ту сторону</text:span> мерца<text:span text:style-name="T537">ния</text:span> защитн<text:span text:style-name="T537">ого</text:span> барьер<text:span text:style-name="T537">а</text:span> Ракетен-Штадта, верхом на «лошадях» из полированных метеоритов, с одинаково стилизованной мордой у всех (резко контрастная маска лошади, преследующей тебя, выделены её обезумелые глаза, зубы, темень под её задницей…), с <text:span text:style-name="T538">приводящими в</text:span> движение газами, что вырываются в виде пердежа из окончания их хвостов—юные знатоки дружно хихикают при этом банно-ванном моменте, и замедленно, поскольку тут не более, чем намёк на обычную силу притяжения, переходят, с подскоком, <text:span text:style-name="T538">от </text:span>кажд<text:span text:style-name="T538">ого</text:span> луч<text:span text:style-name="T538">ится</text:span> яркий от<text:span text:style-name="T538">свет</text:span> флуоресцентных пластиков, обратно в Вальс, в странно всеобщий Вальс Будущего, <text:span text:style-name="T538">чуть</text:span> обеспок<text:span text:style-name="T538">аи</text:span>вающ<text:span text:style-name="T538">ий</text:span> шершавый диссонанс хорала проступает сейчас в кружащем молчании лиц, в обнажённых лопатках спин вскинутых так по космо-Венски, так утыканных грядущим Завтра…. </text:p>
      <text:p text:style-name="Text_20_body">А вот вам—Космические Шлемы! Поначалу вы можете встревожиться, заметив, что они смоделированы из черепов. Во всяком случае верхний купол этого отталкивающего головного убора явно череп некоего человекообразного создания скроенный в преувеличенном размере… Возможно Титаны жили в недрах этой горы и их черепа собраны подобно <text:span text:style-name="T538">гигантским</text:span> грибам… Глазницы снабжены линзами из кварца. Предусматриваются скользящие фильтры. Носовая кость и верхние зубы замещены металлическим дыхательным аппаратом полным прорезей и решёточек. Соответств<text:span text:style-name="T538">уя</text:span> челюсти, встроена секция, почти что гульфик для лица, содержащий возможность радиосвязи, что выступ<text:span text:style-name="T538">а</text:span>ет вперёд в чёрную фатальность. Для пары дополнительных ощущений вам позволяется продеть голову в один из этих шлемов. Оказавшись внутри их жёлтых полостей, смотря из глазниц отрегулированных на усреднённое зрение, слыша звук собственного дыхания пришепётывающего в изнанках костяной структуры, то, что ты считал уравновешенным умом, мало помогает. Отсек, в котором размещались <text:span text:style-name="Emphasis">Schwarzkommando</text:span>, перестаёт уже казаться увлекательной повестью о дикарях-туземцах, что обзавелись замашками 21-го столетия. Молочные калабаши оказываются просто изделиями из пластика. На том месте где, по преданию, Енцин поимел своё <text:span text:style-name="T540">Озарение</text:span> по ходу подмоченного сна, где он совокупился со стройной белой ракетой, осталось тёмное пятно, чудесным образом мокрое до сих пор, и пахнущее, насколько понимаешь, как и положено пахнуть сперме—но, в реальности, больше смахивает на запах мыла, или отбеливателю. Настенная живопись теряет свою нарочито примитивную размашистость и приобретает примитивную объёмность, глубину и яркость—преображается, по сути, в диорамы на тему «Обетование Космических Путешествий». Освещённое резко карбидным светом, что шипит и пахнет затхлым дыханием кого-то очень тебе знакомого, зрелище приковывает твой взор. Спустя несколько минут начинает <text:soft-page-break/>различаться даже некое движение далеко внизу, на безмерно возрастающих расстояниях: да, мы сейчас зависли на заключительном отрезке нашей траектории в Ракетен-Штадт, трудная ночь магнитной бури позади, извилистые потоки всё ещё мерцают сквозь нашу сталь, как дождевые капли прижавшиеся к ветровому стеклу автомобиля… да, это Город: беспомощные «Бож-<text:span text:style-name="T1">же</text:span>!» и «Ну, это что-то!» замирают эхом, пока мы толпимся у расцветающего окна в этом подземелье соли…. Странно, но тут нет симметрий, которые нас программировали ожидать, никаких обтекаемостей, заокругленных углов, пилонов, или упрощённо солидных геометрий официального ви́дения вообще—всё то для бюрократов на Экскурсии по нумерованным Штольням. Нет, зтот Ракетоград, так обелело освещённый среди спокойной тусклости пространства намеренно спланирован Избегать Симметрии, Позволять Усложнённость, Внушать Ужас (из Преамбулы к Основам Машинизации)—но туристам приходится увязывать весь вид с содержащимся в памяти из их прошлого и планеты—обратно к разбитой бутылке вина в раковине, взъерошеношишечные сосны обошедшие Смерть на тысячелетия, бетонные шоссе заброшенные десятилетия тому назад, причёски конца 1930-х, молекулы индиго, особенно индиго <text:span text:style-name="T1">полимеров</text:span>, как в Imipolex G—Постой—кто из них только что подумал это? Смотрители, сфокусироваться на нём, да <text:span text:style-name="T1">скорей же</text:span>— </text:p>
      <text:p text:style-name="Text_20_body">Но цель ускользает. –«У них внизу там своя охрана»,– говорит <text:span text:style-name="T576">старлей </text:span>Слотропу,– «мы тут только для Охраны Поверхности. Отвечаем лишь до Штольни Ноль, Энергия и Свет. Нам тут лафа по полной». Жизнь хороша и никого особо так не тянет на передислокацию. Есть <text:span text:style-name="Emphasis">fräulein</text:span>ы для ебли, к тому же ещё и готовят тебе и обстирывали. Он может дать Слотропу наводку к шампанскому, мехам, камерам, сигаретам…. Не может быть, чтобы того интересовали только лишь ракеты, ладно, брось, это уже сдвиг по фазе. В чём он прав. </text:p>
      <text:p text:style-name="Text_20_body">Один из самых сладостных плодов победы, после возможности отоспаться и пограбить, это ещё и случай начхать на все запрещающие парковку знаки. Вокруг <text:span text:style-name="T535">сплошь</text:span> перечёркнутые «Р» в кружках, прибиты к деревьям, прикручены к проволоке, однако, въезд к основному туннелю наглухо блокирован машинами, когда туда же прибывает помятый Мерседес. –«Блядь»,– орёт юный танкист, глушит мотор и оставляет Немецкую двухместку как попало на грязи широкой подъездной площадки. Ключ тоже оставлен в машине, Слотроп учится подмечать такие вещи…. </text:p>
      <text:p text:style-name="P236">Вход в туннель исполнен в виде параболы. Манера Альберта Спира. Кое-кого в тридцатые тянуло на параболы, <text:span text:style-name="T541">и тогда же</text:span> Альберт Спир <text:s/>заведовал Новой Германской Архитектурой, а <text:span text:style-name="T541">затем</text:span> он вырос до Министра Боеприпасов, номинальным главным заказчиком А4. Эта здешняя парабола стала плодом вдохновения ученика Спира по имени Этцель Ольш. Он замечал эту параболическую форму на переездах Аутобана, спортивных стадионах <text:span text:style-name="Emphasis">u.s.w.</text:span>, и подумал, что это самая современная вещь какую он когда-либо видел. Представьте его изумление, когда <text:span text:style-name="T542">он </text:span>узнал, что парабола является также формой предполагаемого пути ракеты в пространстве. (Что он, фактически, сказал, было: «О, прекрасно».) А <text:span text:style-name="T542">такое имя дала ему </text:span>его мать, <text:span text:style-name="T542">назвав</text:span> <text:span text:style-name="T542">первым </text:span>имен<text:span text:style-name="T542">ем</text:span> Атиллы Гунна, хотя никто так и не узнал почему. У его параболы высокий взлёт и железнодорожные поезда проходят снизу, сталь в тень. Камуфляжная <text:span text:style-name="T543">сеть</text:span> на шесте <text:span text:style-name="T543">для свёртывания</text:span> её обратно. Гора уходит склоном вверх, тут и там проступает камень среди кустов и деревьев. </text:p>
      <text:p text:style-name="P144"><text:soft-page-break/>Слотроп предъявляет своё супер-дуперское удостоверение от ВKОЕС, подписанное самим Айком и с даже более подлинной подписью полковника во главля<text:span text:style-name="T543">е</text:span> «Специальн<text:span text:style-name="T543">ой</text:span> Мисси<text:span text:style-name="T543">и</text:span> V-2» в Париже. Фирменное блюдо кухни Ваксвинга. Вторая рота 47-го мотострелкового полка 5-й мотострелковой дивизии похоже занята ещё чем-то <text:span text:style-name="T543">помимо</text:span> охраны территории. Слотропу кивнули, чтоб проходил. Много беготни, затяжной разговорной манеры и юмора в стиле кантри вокруг. Должно быть кто-то колупался в носу. Спустя пару дней Слотроп обнаружит засохший кусок сопли на карточке, кристально коричневая виза Нордхаузена. </text:p>
      <text:p text:style-name="P144">Внутрь, мимо караульных башен с белым верхом. Где-то, лязгая цепью, захлопывается кузов грузовика. Между колей, в местах повыше, кряжи грязи начинают подсыхать на солнце, светлеть и <text:span text:style-name="T543">осыпаться</text:span>. Неподалёку громкий зевок пробуждения и долгий гудок поезда вырывается на волю. Внутрь, мимо кучи светлых металлических сфер в дневном свете, с комичной надписью ПЛИЗ НЕ СТЫРИВАЙ КИСЛАРОДНИ БАЛОНИ, А? <text:span text:style-name="T543">с каких пор</text:span>, <text:span text:style-name="T543">с каких пор начал</text:span> затрухива<text:span text:style-name="T543">ть</text:span> эту страну…. Внутрь, под параболу и <text:s/>в <text:span text:style-name="T543">толщу </text:span>гор<text:span text:style-name="T543">ы</text:span>, солнечный свет исчез, в холод, тьму, в долгие перекаты эха Миттельверке. </text:p>
      <text:p text:style-name="P145">Существует не-такое-уж-редкое расстройство личности именуемое Таннхаузеризм. Некоторые из нас любят <text:span text:style-name="T544">оказаться</text:span> <text:span text:style-name="T544">затерянными</text:span> в недра<text:span text:style-name="T544">х</text:span> гор, и не всегда ради <text:span text:style-name="T544">лишь</text:span> вставших торчком ожиданий—Венера, фрау Хольда, её сексуальные услады—нет, многи<text:span text:style-name="T545">х манят</text:span>, <text:span text:style-name="T545">в сущности</text:span>, <text:s/>гном<text:span text:style-name="T545">ы</text:span>, создани<text:span text:style-name="T545">я</text:span> мельче тебя, <text:span text:style-name="T545">манит</text:span> тягуче<text:span text:style-name="T545">е</text:span>, <text:span text:style-name="T545">словно</text:span> в склепе, времен<text:span text:style-name="T545">я,</text:span> в ногу с твоей прогулкой <text:span text:style-name="T545">покрывшись</text:span> капюшон<text:span text:style-name="T545">ом</text:span> тут, внизу, <text:span text:style-name="T545">не спеша,</text:span> через дворы длящиеся миля за милей, <text:span text:style-name="T545">без боязни</text:span> заблудиться… вдали от людских взглядов… даже Миннезингеру нужно порой побыть одному… долгие <text:span text:style-name="T545">укрощённые</text:span> прогулки пасмурного дня… уютность <text:span text:style-name="T545">замкнутости</text:span> места, где все в полном согласии относительно Смерти. </text:p>
      <text:p text:style-name="Text_20_body">Слотроп<text:span text:style-name="T546">у известно</text:span> это место. Не столько по картам, которые ему при<text:span text:style-name="T546">ш</text:span>лось <text:span text:style-name="T546">зубрить</text:span> в Казино, а тем самым знанием, <text:span text:style-name="T546">что и у тебя</text:span>, когда знаешь, что кто-то есть там…. </text:p>
      <text:p text:style-name="Text_20_body">Заводские генераторы всё ещё подают электричество. Редкие голые лампочки выкраивают круги света. Где тьму добывают и перевозят подобно мрамору, там лампочка служит резцом, что выводит её из своей инерции и она становится одной из величайших тайных икон Уничижения, <text:span text:style-name="T546">из неисчислимых</text:span> множеств <text:span text:style-name="T546">сообщаемых</text:span> Богом и Историей. Когда узники Доры впали в своё буйство, электрические лампочки в ракетных цехах <text:span text:style-name="T546">пали в расправе</text:span> первыми: прежде еды, прежде восторгов разграбленных из шкафчиков врачей и госпитальной аптеки в Штольне Номер 1, эти хрупкие, беспатронные (в Германии слово обозначающее электрический патрон обозначает также Мать—поэтому ещё и безматерные) образы стали добычей «освобождённых»…. </text:p>
      <text:p text:style-name="Text_20_body">Основная планировка завода <text:span text:style-name="T546">явилась</text:span> ещё одним вдохновение Этцеля Ольша, Нацистским вдохновением, как и парабола, но вместе с тем и символом соответствующим Ракете. Картинка двух букв SS, каждая чуть вытянута в длину. Это два основные туннеля пробурённые на милю с гаком под горой. <text:span text:style-name="T546">Либо</text:span> же <text:span text:style-name="T546">изображение</text:span> лестницы с лёгким S-подобным искривлением, лежащей плашмя: 44 перекладины-Штольни, они же поперечные туннели, соединяют два главных. Пара сотен футов горной породы, в самом глубоком месте, налегают сверху. </text:p>
      <text:p text:style-name="P146"><text:soft-page-break/>Но в форме заложено больше, чем вытянутые SS. Подмастерье Хупла прибегает в один из дней <text:span text:style-name="T546">сообщить</text:span> архитектору: «Мастер!»– кричит он.– «Мастер!» Ольш зан<text:span text:style-name="T546">има</text:span>л квартиру в Миттельверке, отделившись от производства парой частных тоннелей не <text:span text:style-name="T546">представленных</text:span> ни <text:span text:style-name="T546">на</text:span> одном плане этого места. Впада<text:span text:style-name="T547">в</text:span> в грандиозную идею <text:span text:style-name="T547">относительно подобающей архитектору</text:span> жизн<text:span text:style-name="T547">и</text:span> на этих глубинах, он <text:span text:style-name="T547">уже </text:span>треб<text:span text:style-name="T547">овал обращения с</text:span> <text:s/>титул<text:span text:style-name="T547">ом</text:span> «Мастер» от всех своих помощников. И это не единственный его бзик. Последние три проекта предложенные им Фюреру, все визуально были самое оно, в духе Новой Германии, за исключением того, что ни одно<text:span text:style-name="T547">му</text:span> из зданий не <text:span text:style-name="T547">полагалось</text:span> стоять. С виду вполне нормальные, они спроектированы падать, <text:span text:style-name="T547">подобно заснувшему </text:span><text:s/>в опере толстяк<text:span text:style-name="T547">у, что</text:span> валится кому-то на колени, как только <text:span text:style-name="T547">вколочена</text:span> последняя заклёпка, <text:span text:style-name="T547">сняты </text:span>последние <text:span text:style-name="T547">опалубки</text:span> с нововоздвигнутой аллегорической статуи. В этом проблема «желания смерти» Ольша, как эти помощнички её называют: ей <text:span text:style-name="T547">отведена</text:span> немалая доля сплетен за едой в отделе снабжения и возле двухлитровых кофейников на сумрачных дворах погрузки камня…. Закат давно <text:span text:style-name="T547">померк</text:span>, каждый стол в этом сводчатом, почти наружном зале <text:span text:style-name="T547">снабжён</text:span> сво<text:span text:style-name="T547">им</text:span> собственны<text:span text:style-name="T547">м</text:span> свет<text:span text:style-name="T547">ом</text:span> от лампы накаливания. Гномы <text:span text:style-name="T547">остаются</text:span> тут, в ночи, <text:s/><text:span text:style-name="T547">только</text:span> лишь <text:span text:style-name="T547">с </text:span>их лампочками, сияющими условно, неопределённо… всё это может утонуть во мраке так легко, <text:span text:style-name="T548">в любую</text:span> секунду…. Каждый гном работает за <text:span text:style-name="T548">отдельной</text:span> чертёжной доской. Они работают допоздна. Назначен срок—неясно лишь работают <text:span text:style-name="T548">ли они </text:span>сверхурочно, чтобы уложиться в него, или они уже провалили срок и сейчас пашут тут в виде наказания. Из его кабинета, доносится пение Этцеля Ольша. Безвкусная похабщина пивных. Вот он раскуривает сигару. Он, как и гном Подмастерье Хупла, только что к нему вбежавший, оба знают, что это сигара с фейерверком, подложенная в его коробку в виде революционного жеста неизвестными лицами, которым никак не светит придти к власти, так что это не имеет значения—«Стойте, Мастер, не зажигайте её—Мастер, потушите, пожалуйста, это сигара с <text:span text:style-name="T548">хлопушкой</text:span>!» </text:p>
      <text:p text:style-name="Text_20_body">– Продолжай, Хупла, с информацией, что <text:span text:style-name="T548">стала причиной</text:span> тво<text:span text:style-name="T548">го</text:span> довольно грубо<text:span text:style-name="T548">го</text:span> появлени<text:span text:style-name="T548">я</text:span>. </text:p>
      <text:p text:style-name="Text_20_body">– Но— </text:p>
      <text:p text:style-name="Text_20_body">– Хупла...– мастерски выдувая клубы сигарного дыма. </text:p>
      <text:p text:style-name="Text_20_body">– Э-это насчёт формы этих туннелей, Мастер. </text:p>
      <text:p text:style-name="Text_20_body">– Да, не дрейфь ты так. Я положил в основу дизайна сдвоенный удар молний, Хупла—эмблему SS. </text:p>
      <text:p text:style-name="Text_20_body">– Но это ещё и знак двойного интеграла! Вы знали это? </text:p>
      <text:p text:style-name="Text_20_body">– Ах. Да: <text:span text:style-name="Emphasis">Summe, Summe</text:span>, как говаривал Лейбниц. Ну, разве это не— </text:p>
      <text:p text:style-name="Text_20_body">ТРАХХ. </text:p>
      <text:p text:style-name="Text_20_body">Хорошо. Однако, гений Этцеля Ольша оказался фатально <text:span text:style-name="T549">податливым</text:span> <text:s/>символизму связанному с Ракетой. В статичном пространстве архитектора, ему, <text:span text:style-name="T549">вероятно,</text:span> приходилось использовать двойной интеграл, время от времени, в начале его карьеры, <text:span text:style-name="T549">ис</text:span>числяя объёмы под поверхностями, чьи уравнения известны—массы, моментумы, центры тяжести. Но столько лет уж миновало с т<text:span text:style-name="T549">ой</text:span> пор<text:span text:style-name="T549">ы</text:span>, как приходилось <text:span text:style-name="T549">иметь дело с </text:span>чем-либо столь элементарным. Нынче большая часть его вычислений <text:span text:style-name="T549">ведётся</text:span> <text:span text:style-name="T549">насчёт</text:span> мар<text:span text:style-name="T549">ок</text:span> <text:span text:style-name="T549">с</text:span> пфеннингами, а не с функциями <text:soft-page-break/>идеалистичных <text:span text:style-name="Emphasis">r</text:span> и <text:span text:style-name="Emphasis">θ</text:span>, наивных <text:span text:style-name="Emphasis">х</text:span> и <text:span text:style-name="Emphasis">у</text:span>…. <text:span text:style-name="T549">Однако, </text:span><text:s/>в динамичном пространстве жив<text:span text:style-name="T549">ущей</text:span> Ракеты, двойной интеграл имеет <text:span text:style-name="T549">иное</text:span> значение. <text:span text:style-name="T549">Тут ин</text:span>теграция <text:s/>оперир<text:span text:style-name="T550">ует</text:span> с величиной изменения, так что время отпадает: изменение обездвижено…. «Метры в секунду» интегрируются в «метры». Движущаяся машина заморожена, в пространстве, чтобы обернуться архитектурой, вне времени. Никогда не стартовавшее. Никогда не рухнет. </text:p>
      <text:p text:style-name="P147">При наведении происходило следующее: маленький маятник удерживался магнитным полем в центральной позиции. При запуске, с движущими <text:span text:style-name="Emphasis">gs</text:span>, маятник отклон<text:span text:style-name="T550">яе</text:span>тся к борту, из центра. На нём закреплена катушка. <text:span text:style-name="T550">При движении</text:span> катуш<text:span text:style-name="T550">ки</text:span> через магнитное поле, в ней возника<text:span text:style-name="T550">ет</text:span> электрический ток. Чем больше ускорение, тем сильнее ток. Так что Ракета, со своей стороны, в полёте прежде всего <text:span text:style-name="T550">оценивала</text:span> ускорение. Люди, <text:span text:style-name="T550">от</text:span>сле<text:span text:style-name="T550">живая его</text:span>, первым делом <text:span text:style-name="T550">оценивали</text:span> положение, или расстояние. Для перехода от ускорения к расстоянию, Ракет<text:span text:style-name="T550">е</text:span> <text:span text:style-name="T550">требовалось</text:span> интегрировать дважды—<text:span text:style-name="T550">требовалась</text:span> подвижная катушка, электролитная ячейка, панель диодов, один тетрод (дополнительный модулятор для предотвращения ёмкостных связей в трубке), тщательный дизайн мер предосторожности <text:span text:style-name="T550">для достижения того</text:span>, что человеческий глаз видит прежде <text:span text:style-name="T551">чего-либо прочего</text:span>—расстояние по курсу полёта. </text:p>
      <text:p text:style-name="P148">Тут снова выступала та обратная симметрия, та самая, которую <text:span text:style-name="T551">Пойнтсмен</text:span> просмотрел, но не Катье. –«Отдельная жизнь»,– сказала она. Слотроп вспоминает её неохотную улыбку, средиземноморское предвечерье, оголяющийся выкрут ствола эвкалипта, такой же розов<text:span text:style-name="T551">атый</text:span>, в том слабеющем свете, как и офицерские брюки Американской армии, что Слотроп носил в далёком прошлом, и резкий, пронзительных запах листвы…. Ток, возникший в катушке, <text:span text:style-name="T551">проходил через</text:span> мостовую схему Витстона и заряжал конденсатор. Заряд <text:span text:style-name="T551">являлся</text:span> интегралом времени тока текущего через катушку и схему. Усовершенствованные версии этого, так называемого «ИГ» наведения интегрировались дважды, так что заряд собиравшийся на одном конце конденсатора возрастал в прямой пропорции к расстоянию пройденному Ракетой. Перед запуском, другая сторона ячейки заряжалась до уровня представлявшего расстояние до определённой точки в пространстве. <text:span text:style-name="Emphasis">Brennschluss </text:span>конкретно данного заряда заставит Ракету лететь до удара о землю за 1000 ярдов восточнее Станции Ватерлоу. В миг когда заряд (<text:span text:style-name="Emphasis">BiL</text:span>) <text:span text:style-name="T551">накопленный в</text:span> ход<text:span text:style-name="T551">е</text:span> полёта уравнивается с <text:s/>зарядом (<text:span text:style-name="Emphasis">АiL</text:span>) <text:span text:style-name="T551">размещённом </text:span>на другом конце, конденсатор разряжен. <text:span text:style-name="T551">С</text:span>рабатывает <text:span text:style-name="T551">в</text:span>ыключатель, горючее перекрыто, горение прекращено. Ракета предоставлена сама себе. </text:p>
      <text:p text:style-name="P149">Вот в чём смысл тоннелей тут в Миттельверке. Другим истолкованием может быть древняя руна представляющая дерево тис, или Смерть. Двойной интеграл стоит в подсознании Этцеля Ольша как метод определения скрытых центров, неизвестных инерций, <text:span text:style-name="T551">наподобие</text:span> монолит<text:span text:style-name="T551">ов</text:span> оставле<text:span text:style-name="T551">н</text:span>ны<text:span text:style-name="T551">х</text:span> ему в сумраке, оставлен<text:span text:style-name="T551">н</text:span>ы<text:span text:style-name="T551">х</text:span> некоей подпорченной идеей «Цивилизация», в котор<text:span text:style-name="T552">ой</text:span> парят орлы на бетонных опорах десятиметровой высоты по углам стадионов, где народ, подпорченная идея «Народа», собирается, где птицы не летают, где воображаемые центры в глуби твёрдой фатальности камня представляются не как «сердце», «сплетение», «сознание» (тут голос диктора звучит всё ироничнее, на грани слёз, которые не сплошная театральщина, а список продолжен…), «Алтарь», «мечта о движении», «пузырь вечного настоящего», или «серое преосвященство Гравитаци<text:span text:style-name="T552">я</text:span> на со<text:span text:style-name="T552">бор</text:span>ах живого камня». Нет, ничего <text:span text:style-name="T552">такого </text:span>подобного, но <text:span text:style-name="T552">в виде</text:span> точк<text:span text:style-name="T552">и</text:span> в пространстве, точк<text:span text:style-name="T552">и</text:span> расположенн<text:span text:style-name="T552">ой</text:span> <text:span text:style-name="T552">именно</text:span> там, где должно прер<text:span text:style-name="T552">в</text:span>аться горение, <text:soft-page-break/>никогда не стартовавшее, никогда не рухнет. И какова же специфичная форма чьим центром тяжести является <text:span text:style-name="Emphasis">Brennschluss</text:span> Точка? Не впадай в неисчислимое количество возможных форм. Есть только одна. Скорее всего это сообщающий интерфейс между одним порядком вещей и иным. <text:span text:style-name="T552">Д</text:span>ля каждой пусковой площадки <text:span text:style-name="T552">и</text:span>меется <text:span text:style-name="T552">своя </text:span><text:span text:style-name="Emphasis">Brennschluss</text:span> точка. Они всё так <text:span text:style-name="T552">и</text:span> висят там, каждая из них, созвездие в ожидании 13-го знака Зодиака названное его именем… но они расположены к Земле <text:span text:style-name="T552">настолько</text:span> близко, что из многих мест не видны вообще, а из зоны <text:span text:style-name="T553">где</text:span> <text:s text:c="2"/>различимы, они складываются в совершенно иные конфигурации. </text:p>
      <text:p text:style-name="P237">Двойной интеграл это <text:span text:style-name="T554">ещё и образ</text:span> любовников прижавшихся во сне друг к другу, в которой Слотроп хотел бы сейчас оказаться—обратно там с Катье, пусть даже чувствуя ту же потерянность, даже более ранимым, чем теперь—даже (потому что ему всё ещё, честно, её не хватает) уцелевшим случайно, хотя он знает откуда эта случайность, случайность от чьей откровенности каждого из любовников может защитить только другой…. <text:span text:style-name="Emphasis">Смог ли</text:span> бы он жить такой жизнью? Согласились бы Они вообще позволить ему и Катье жить так? Ему нечего сказать кому-либо о ней. Это не джентльменский рефлекс, который заставлял его подправлять, изменять имена, вплетать вымыслы в болтовню с Тантиви в комнатушке ТОТСССГ, а скорее примитивный страх, что душа попадёт в капкан из-за схожести изображения, или имени…. Он хочет сберечь столько её, сколько получится, от <text:span text:style-name="T554">повтора </text:span>Их энтропий, от Их льстивости и от Их денег: <text:span text:style-name="T554">возможно</text:span> ему кажется, что если <text:s/><text:span text:style-name="T554">удастся</text:span> сделать <text:span text:style-name="T554">это</text:span> для неё, то и для себя тоже сможет… <text:span text:style-name="T555">но это считай что</text:span> благородств<text:span text:style-name="T555">о</text:span> для Слотропа и Пениса, про Который Он думал, что Его. </text:p>
      <text:p text:style-name="Text_20_body">В коробах воздуховода из листового железа, что змеится будто хребет над головой, стонет заводская вентиляция. Время от времени она звучит <text:span text:style-name="T555">подобно</text:span> голоса<text:span text:style-name="T555">м</text:span>. Доносятся откуда-то издалека. Не то, чтобы там обсуждали Слотропа <text:span text:style-name="T1">напрямую</text:span>, понимаешь. Но ему хочется, что слышалось поразборчивей.… </text:p>
      <text:p text:style-name="P152">Озерца света, волоки темноты. Бетонный верхний слой тоннеля уступил побелке по <text:span text:style-name="T555">складкам</text:span> неровной поверхности, <text:span text:style-name="T555">смахивает на</text:span> <text:s/>поддел<text:span text:style-name="T555">ку</text:span> пещер<text:span text:style-name="T555">ы </text:span>в парке аттракционов. Входы в поперечные тоннели проплывают мимо как наставленные раструбы с воздухом сквозящим из их ртов... когда-то <text:span text:style-name="T556">прежде</text:span> визжали токарные станки, игривые токари <text:s/>перестрел<text:span text:style-name="T556">ивались струями</text:span> из жестяных спринцовок с машинным маслом… до крови царапались пальцы точильными кругами, поры, складки и подноготины протыкались острой стружкой стали… переплёты литых трубок и стекла с<text:span text:style-name="T556">тиск</text:span>ивали <text:span text:style-name="T556">лязг</text:span> в воздухе, как глухая пора зимы, и янтарный свет ра<text:span text:style-name="T556">сходи</text:span>лся фалангами среди неоновых ламп. Когда-то всё так и было. Трудно тут внизу в Миттельверке подолгу жить настоящим. Тебя охватывает ностальгия, не твоя, но <text:span text:style-name="T556">необоримая</text:span>. Каждая вещь замерла, утонула, обессиле<text:span text:style-name="T556">в от</text:span> сумрак<text:span text:style-name="T556">а</text:span>, смертельн<text:span text:style-name="T556">ого</text:span> сумрак<text:span text:style-name="T556">а</text:span>. Затверделые оболочки окислов, некоторые толщиной всего лишь в одну молекулу, затянули металлические поверхности, затуманили отражения людей. Приводные ремни соломенного цвета из поливинилового спирта провисли, испуская послед<text:span text:style-name="T556">ки</text:span> своего промышленного запаха. И пусть <text:span text:style-name="T556">всё ещё</text:span> на плаву и с привидениями, <text:span text:style-name="T556">тут</text:span> вам не легендарн<text:span text:style-name="T556">ая</text:span> <text:span text:style-name="T556">шхуна</text:span> Marie-Celeste—дальнейший курс не настолько чёток, эти рельсы под ногами бегут вперёд и во все стороны по затихшей Европе, и <text:span text:style-name="T556">пот скатывается по </text:span>наш<text:span text:style-name="T556">ей</text:span> плот<text:span text:style-name="T556">и</text:span>, <text:span text:style-name="T563">и</text:span> <text:span text:style-name="T556">про</text:span>бег<text:span text:style-name="T556">аю</text:span>т мурашки <text:span text:style-name="T557">от</text:span> дом<text:span text:style-name="T557">овы</text:span>х тайн, чердачного ужаса <text:span text:style-name="T563">не столько </text:span>перед тем Что Может Тут <text:span text:style-name="T563">Произойти</text:span>, как от нашего знания, что ведь и впрямь <text:span text:style-name="T563">скорее всего</text:span> <text:span text:style-name="T1">происходи</text:span><text:span text:style-name="T37">ло</text:span>…<text:span text:style-name="T563">и</text:span> <text:span text:style-name="T557">так </text:span>всегда <text:s/><text:span text:style-name="T557">просто </text:span>было, в открытых пуст<text:span text:style-name="T557">ошах</text:span>, поддаться Паническому страху безлюдья, <text:span text:style-name="T563">однако, </text:span><text:soft-page-break/><text:span text:style-name="T563">здесь</text:span> наваливаются городские фантомы, <text:span text:style-name="T563">явившись</text:span> по твою душу, когда ты заблудился или застрял <text:span text:style-name="T557">посреди</text:span> уходящего времени, где нет больше Истории, нет капсулы машины времени, чтобы <text:span text:style-name="T557">отыскать</text:span> свой путь обратно, <text:span text:style-name="T557">а</text:span> только опоздание и пустота <text:span text:style-name="T557">з</text:span>аполнившие громадный перрон, после эваку<text:span text:style-name="T557">ации</text:span> столиц<text:span text:style-name="T557">ы</text:span>, и городские кузены козло-божества подкарауливают тебя за кругами света, наигрывая мелодии, которые они всегда играли, но теперь слышнее, потому что всё прочее ушло, или притихло… души, словно амбарные стрижи, вырезанные из коричневого полумрака, кружат вверх<text:span text:style-name="T557">у</text:span> <text:span text:style-name="T557">под</text:span> белым<text:span text:style-name="T557">и</text:span> потолкам<text:span text:style-name="T557">и</text:span>… их <text:span text:style-name="T557">только</text:span> в Зоне встре<text:span text:style-name="T557">т</text:span>ишь, они соответствуют новейшей Неопределённости. Призраки <text:span text:style-name="T558">привыкли быть</text:span> либо подобием мёртвых или же <text:span text:style-name="T558">привидениями</text:span> живых. Но тут в Зоне категории <text:span text:style-name="T558">совершенно</text:span> <text:span text:style-name="T558">с</text:span>мешались. Статус имени по которому тоскуешь, которое любишь, ищешь, стал сомнительным и <text:span text:style-name="T558">отстранённым</text:span>, но в этом больше <text:span text:style-name="T558">простой</text:span> бюрократи<text:span text:style-name="T558">и</text:span> массового отсутствия—кто-то всё ещё жив, кто-то умер, но многие, многие забыли кто они есть. Их подобие уже не поможет. Тут внизу лишь <text:span text:style-name="T559">пеленанья</text:span> сброшенные на свету, в темноте же: лики Неопределённости…. </text:p>
      <text:p text:style-name="Text_20_body">Пос<text:span text:style-name="T560">т</text:span>-А4-ное человечество движется, со стуком и <text:span text:style-name="T560">гамом</text:span>, среди тоннелей. Слотроп видит гражданских в хаки, со значками, <text:span text:style-name="T560">в </text:span>подшлемник<text:span text:style-name="T560">ах</text:span> с трафарет<text:span text:style-name="T560">ами</text:span> <text:span text:style-name="T560">букв</text:span> Джи-Эл, иногда ему кивают, блеснув очками под дальней лампочкой, чаще просто не замечают. Отделения рядовых ходят скорым шагом, туда-<text:span text:style-name="T560">обратно</text:span>, таскают ящики. Слотроп голоден, а Жёлтого Джеймса нигде не видать. И нет никого тут внизу, <text:span text:style-name="T560">что </text:span>сказа<text:span text:style-name="T560">л бы</text:span> «как ты?», ещё меньше <text:span text:style-name="T560">таких, кто </text:span>накорми<text:span text:style-name="T560">л бы</text:span> независимого Йана Скафлинга. Нет, погоди, ей-бо, тут под<text:span text:style-name="T560">валивае</text:span>т делегация девушек в розовых лабораторных халатах, что едва покрывают верх голых ляжек, топоча по тоннелю на стильных золотистых танкетках. «<text:span text:style-name="Emphasis">Ah, so reizend ist</text:span>!» Слишком много, чтоб разом всех обнять, «<text:span text:style-name="Emphasis">Hübsch, was</text:span>?» тише, тише, дамы, по очереди, они хихикают и тянутся повесить ему на шею роскошные гирлянды серебристых муфт и фланцев, алые сопротивления и ярко-жёлтые конденсаторы нанизанные как сосисочки, обрезки прокладок, мили алюминиевой стружки кудряво-упругой и яркой как головка Ширли Темпл—эй, Хоган, оставь себе своих хула-красоток—и куда ж это они его тащат? В пустые Штольни, чтоб всем вместе <text:span text:style-name="T560">влиться в</text:span> потрясную оргию, что идёт день за днём, полную маков, игры, пения и продолжения. </text:p>
      <text:p text:style-name="P150">По достижении Штольни 20 и выше, движение нарастает. Тут <text:span text:style-name="T560">размещалась</text:span> часть завода <text:span text:style-name="T560">под А-4</text:span>, которую Ракета делила с V-1 и сборкой турбовинтовых. Из этих Штолен, 20-х, 30-х, и 40-х, компоненты Ракеты поперечно подавались на две основные сборочные линии. Шагая дальше, ты прослеживаешь рождение Ракеты: сверхзаряды, центральные секции, сборка носовой части, блоки питания, управления, хвостовые секции… до хрена этих хвостовы<text:span text:style-name="T560">х</text:span> секций всё ещё тут, складированы <text:span text:style-name="T561">чередуясь</text:span>, стабилизатор<text:span text:style-name="T561">ами</text:span> вверх/стабилизатор<text:span text:style-name="T561">ами</text:span> вниз, ряд поверх ряда идентичных, волнообразно вдавленных поверхностей металла, Слотроп топает дальше заглядывая на своё лицо в них, наблюдает как оно искривляется, скользит мимо, прям тебе <text:span text:style-name="T561">широченная</text:span> подземная комната смеха, ребята…. Пустые вагонетки на железных колёсиках составлены в цепочку уходящую прочь в тоннель: на них четырёх-лезвенные стреловидные формы нацеленные в потолок—ух, ты. Правильно—направляющие держатели должны войти в расширительные сопла упорных камер и тут, конечно, их валом, <text:span text:style-name="T1">огромадные</text:span> поебени ростом со Слотропа, заглавные А нарисованы возле испускающих чашек… Над головой притаились толстые извилистые трубы в белой теплоизоляции, а стальные лампы не льют свет из своих обожжённых тюбетеечных отражателей… вдоль центральной линии тоннеля установлены <text:soft-page-break/>колонны Лалли, стройные, серые, выступающая резьба подёрнулась ржавчиной долгого стояния… синие тени проступают сквозь клетки запасных частей, установленные на доски и двутавры выступающие с отсырелых кирпичных столбиков <text:span text:style-name="T561">размером</text:span> с печные трубы… стекловата изоляции валяется вдоль путей, как выпавший снег…. </text:p>
      <text:p text:style-name="Text_20_body">Заключительная сборка производилась в Штольне 41. Поперечный тоннель углублён на 50 футов, чтобы поместилась готовая Ракета. Звуки гульбища, голосов заметно неуравновешенных, всплывают, отражаясь эхом от бетона. Личный состав плетётся вспять к основно<text:span text:style-name="T561">му</text:span> тоннелю с остекленело раскраснелым выражением лиц. Слотроп заглядывает в эту длинную ямищу и различает толпу Американцев и Русских вокруг здоровенной дубовой пивной бочки. Немец гражданский размером с гнома, с рыжими усами фон Хинденбурга раздаёт бокалы полные, похоже, лишь пеной. Артиллерийские ядра с языками пламени мелькают на каждом почти рукаве. Американцы распевают <text:span text:style-name="T110">Ракетные Лимерики</text:span>. </text:p>
      <text:p text:style-name="P322">Однажды была хрень Фау-2 </text:p>
      <text:p text:style-name="P322">Без лётчиков летала, </text:p>
      <text:p text:style-name="P322">На кнопку нажмёшь </text:p>
      <text:p text:style-name="P322">Всё вдрызг разнесёт </text:p>
      <text:p text:style-name="P322">Оставит лишь яму и трупов немало.</text:p>
      <text:p text:style-name="Text_20_body">Мотив извест<text:span text:style-name="T561">ен</text:span> повсеместно среди Американских братанов. Но почему-то сейчас его поют в стиле Германского Штурмовика: ноты обрываются резко в конце каждой строки, завершаясь ударом пульса перед атакой на следующую строку. </text:p>
      <text:p text:style-name="P321"><text:span text:style-name="Emphasis">[Припев:] Ja, ja, ja, ja!</text:span> </text:p>
      <text:p text:style-name="P321">В Пруссии не лижут пусю, </text:p>
      <text:p text:style-name="P321">Кошек там слишком мало, </text:p>
      <text:p text:style-name="P321">Да и тем больше мусор по вкусу, </text:p>
      <text:p text:style-name="P321">Так давай повальсуем, Русский, чтоб небу жарко стало! </text:p>
      <text:p text:style-name="P151"/>
      <text:p text:style-name="Text_20_body"><text:span text:style-name="T562">У</text:span>пившие свисают с железных лестниц, драпируя переходные мостики. Пивные пары́ расползаются по длинной пещере, среди оливково-серых кусков ракеты, кто-то стоит, другие <text:span text:style-name="T565">завалились</text:span> на бок. </text:p>
      <text:p text:style-name="P321">Жил да был паренёк, его звали Крокетай </text:p>
      <text:p text:style-name="P321">Один раз поимел он секс с ракетой, </text:p>
      <text:p text:style-name="P321">Подверись тебе наблюдать, </text:p>
      <text:p text:style-name="P321">Ты <text:span text:style-name="T564">и</text:span> глаз <text:span text:style-name="T564">бы </text:span>не мог оторвать, </text:p>
      <text:p text:style-name="P321">Что творили они в случке этой. </text:p>
      <text:p text:style-name="P238"><text:soft-page-break/>Слотроп голоден и хочет пить. Несмотря на явные <text:span text:style-name="T566">и </text:span>несомненн<text:span text:style-name="T566">ые</text:span> миазмы зла в Штольне 41, он начинает высматривать как можно туда спуститься и, быть может, <text:span text:style-name="T566">пристроиться на</text:span> долю в тамошнем ланче. <text:span text:style-name="T566">Как оказалось</text:span>, единственный путь <text:span text:style-name="T566">вниз</text:span> это трос подъёмного крана над головой. <text:span text:style-name="T566">Окоселый</text:span> <text:span text:style-name="T566">М</text:span>ладший <text:span text:style-name="T566">Е</text:span>фрейтор развалился у консоли с кнопками управления, посасывая вино из бутылки. «Валяй, Джексон. Я тебя в момент доставлю. Меня учили управлять такими же на курсах рабсилы». Наёжив усы подобающе, по его мнению, прошедшему огонь и воду, Йан Скафлинг ступает одной ногой в жилковую петлю на конце троса, держа другую наотлёт. Взвывает электромотор, Слотроп отпускает последний поручень и ухватывает трос, 50 футов сумрачной глубины появляется под ним. Ух… </text:p>
      <text:p text:style-name="Text_20_body">В<text:span text:style-name="T566">ознесен</text:span> над Штольней 41, головы движутся туда-сюда далеко внизу, пивная пена п<text:span text:style-name="T566">о</text:span>л<text:span text:style-name="T566">ыхает</text:span> в тени как факелы—мотор вдруг пресёкся и он камнем падает вниз. Ёб твою. «Такой молодой!»,– орёт он слишком высоким голосом и получается как визг подростка по радио, чего в обычных условиях устыдился бы, но тут бетонный пол несётся на него, видна каждая метина опалубки, каждый тёмный кристалл песка Тюрингии, о которые он расшибётся—рядом нет никого, чтоб выручил и помог ему отделаться просто множественными переломами…. Когда остаётся метра три, <text:span text:style-name="T566">М</text:span>ладший <text:span text:style-name="T566">Е</text:span>фрейтор врубает тормоз. Маниакальный хохот <text:span text:style-name="T566">сверху за спиной</text:span>. Трос, резко натянувшись, шелестит в ладони Слотропа пока <text:span text:style-name="T567">рука его</text:span> не отдёр<text:span text:style-name="T567">нулась и он</text:span> падает и плавно <text:span text:style-name="T567">переворачиваясь</text:span> вверх ногами, одна захлёстнута, головой вниз к гулякам вокруг пивной бочки, которые уже привыкли к прибытиям таким макаром и только продолжают своё пение: </text:p>
      <text:p text:style-name="P323">Был такой себе парень по имени Гектор,</text:p>
      <text:p text:style-name="P323">Он обожал стартовый эректор, </text:p>
      <text:p text:style-name="P323">Но хлюпы и хлопы </text:p>
      <text:p text:style-name="P323">Резких спадов давления </text:p>
      <text:p text:style-name="P323">Повредили гидравлику и он поменял своё мнение.</text:p>
      <text:p text:style-name="Text_20_body">Каждый молодой Американец по очереди подымается на ноги (если ему удаётся), подняв свой бокал, и поёт о разных способах Заниматься Этим с А4 или оборудованием её обеспечения. Слотроп не знает, что это они для него поют, и они тоже о том не догадываются. Он наблюдает перевёрнутую сцену с некоторым беспокойством: мозг близится к грани красной отключки и у него возникает странная идея, будто это дядя Лайл Бланд стискивает его лодыжку. Таким образом, он чинно <text:span text:style-name="T568">подносится</text:span> на <text:span text:style-name="T568">край</text:span> компании. «Эй!»– замечает коротко остриженный молодчик,– «э-это тут <text:span text:style-name="T1">Тарзан</text:span>, или что? Ха! Ха!» Полдюжины артиллеристов, поддатые и радостно орущие, хватают Слотропа. После долгого выкручивания и дёрганья, нога его высвобождается из петли троса. Кран визжит прочь <text:span text:style-name="T568">в исходное положение</text:span>, к его озорному крановщику и следующему дуболому, что поддастся на его посулы скорого спуска. </text:p>
      <text:p text:style-name="P323">Один парень, по имени Джек Маккой,</text:p>
      <text:p text:style-name="P323">Перепихнулся с боеголовкой, </text:p>
      <text:p text:style-name="P323">Жена, как узнала, </text:p>
      <text:p text:style-name="P323">Ушла сразу, </text:p>
      <text:p text:style-name="P323"><text:soft-page-break/>Так он избавился от тупой заразы. </text:p>
      <text:p text:style-name="Text_20_body">Русские пьют молчком, без передыху, пристукивают ботинками, хмурясь, возможно пытаются перевести эти лимерики. Американцы здесь по разрешению Русских, а может наоборот. Кто-то всучивает Слотропу снарядную гильзу, холодную как лёд, по стенкам <text:span text:style-name="T568">сползает</text:span> пена. «Опаньки, мы не ждали ещё и Англичанина. Крутая вечеринка, а? Зависай тут—он через минуту явится». </text:p>
      <text:p text:style-name="P153">– Он это кто?– Тысячи тех светящихся червячков подёргиваются по всему полю зрения Слотропа, а его нога с покалыванием начинает приходить в себя. О, пиво тут и впрямь холодное, холодное и горькое от хмеля, нет смысла переводить дыхание, глотай, пока не выхлыщешь до дна—хаххх. Его нос выныривает облепленный пеной, усы его тоже белы и пузырчаты. Вдруг разносятся крики с краёв компании. «Вот и он! Вот он!» «Дайте ему пива!» «Привет, Майор, красава, сэр!» </text:p>
      <text:p text:style-name="P324">Был техник по имени Урбино </text:p>
      <text:p text:style-name="P324">Он перепихнулся с турбиной </text:p>
      <text:p text:style-name="P324">Сказал: «Выходит глаже, </text:p>
      <text:p text:style-name="P324">Чем с женщиной даже, </text:p>
      <text:p text:style-name="P324">И намного дешевле, чем креплёные вина!» </text:p>
      <text:p text:style-name="Text_20_body">– Что за дела?– Задаёт вопрос Слотроп поверх пены следующего пива, что только что материализовалось в его руках. </text:p>
      <text:p text:style-name="Text_20_body">– Это майор Марви. Его прощальная вечеринка.– Мамочки Марви уже все хором поют «Наш Друг Весёлый Парень». С чем никто не станет спорить, если хочет, чтоб и ему стало хорошо, такое тут не может не сложиться впечатление…. </text:p>
      <text:p text:style-name="Text_20_body">– Э, а куда он едет? </text:p>
      <text:p text:style-name="Text_20_body">– Отсюда. </text:p>
      <text:p text:style-name="Text_20_body">– Думал, он тут для контакта с теми из Джи-Эл. </text:p>
      <text:p text:style-name="Text_20_body">– Конечно, а ты думал кто платит за всё за это? </text:p>
      <text:p text:style-name="P154">Марви тут, в свете подземелья, ещё менее привлекателен, чем был в лунном свете на крыше того товарного вагона. Валики жира, выпученные глаза и блестящие зубы здесь серее, проявлены грубее. Полоска пластыря <text:span text:style-name="T568">по-</text:span>спортивно<text:span text:style-name="T568">му</text:span> наклеенная поперёк переносицы и лилово-жёлто-зелёная окраска вокруг одного глаза свидетельствуют о его скоростном спуске с железнодорожной насыпи в прошлую ночь. Он пожимает руки своим доброжелателям, выдавая мужские нежности, уделяя особое внимание Русским—«Ну, могу поспорить, <text:span text:style-name="T1">ты</text:span> это разбавлял <text:span text:style-name="T1">водкой</text:span>. А?»,– двигаясь дальше,– «Влад, приятель, твоя жопа как?!»– Русские как видно не понимают, что оставляет им лишь клыкастую улыбку и пасхальные яйца глаз, гадая о чём речь. Слотроп как раз <text:span text:style-name="T568">отсапнул</text:span> пену из своего носа, когда Марви, замети<text:span text:style-name="T569">в его,</text:span> вылупил <text:span text:style-name="T569">свои</text:span> глаза уже по полной. </text:p>
      <text:p text:style-name="Text_20_body"><text:soft-page-break/>– Вот он!– оглушительным рёвом, уставив на Слотропа дрожащий палец,– ей-бо, Агликашка сукин сын, <text:span text:style-name="T1">хватай</text:span> его, ребята!– <text:span text:style-name="T1">Хватай его, </text:span><text:span text:style-name="T112">ребята</text:span>? Слотроп продолжает какое-то мгновение зырить на этот палец в лепнине изысканных выступов и завитков херувимского жира. </text:p>
      <text:p text:style-name="Text_20_body">– Спокойно, спокойно, дружище,– начинает Йан Скафинг, в тот момент, когда к нему начинают подступать враждебные лица. Хммм…. О, правильно, рви когти—он выплёскивает пиво в ближайшую голову, трахает пустой снарядной гильзой в следующую, усматривает расселину в толпе, проскальзывает сквозь и убегает, мимо багровых лиц упившихся до отключки, перескакивая <text:span text:style-name="T569">над </text:span>брюха<text:span text:style-name="T569">ми</text:span> в хаки с гирляндами блёв, прочь по глубокому поперечному тоннелю между кусков Ракеты. </text:p>
      <text:p text:style-name="Text_20_body">– Подъём, вы долбодоны,– орёт Марви,– не дайте уйти ..есосу!– Сержант с мальчишечьим лицом и седыми волосами, спавший в обнимку со <text:span text:style-name="T569">шприцем</text:span> для густой смазки, просыпается и, вскрикнув «Капустники!», шмаляет из своего ствола прямо в пивную бочку, выстрелы отшибают ей полдна и шлют широкую струю жидкого янтаря и пены на бросившихся в погоню Американцев, половина которых враз поскальзываются и падают на задницу. Слотроп добежал в дальний конец Штольни с хорошим отрывом и зачастил там вверх по лестнице, пропрыгивая по две перекладины за раз. <text:span text:style-name="T1">Выстрелы</text:span>—жуткое громыханье в этом резонаторном ящике. Либо Мамочки Марви слишком пьяны, или же его спасает темнота. Слотроп переваливается через верх лестницы бездыханным. </text:p>
      <text:p text:style-name="Text_20_body">Во втором из основных тоннелей Слотроп переходит уже в забег на длинную милю, стараясь не думать хватит ли ему на это дыхалки. Он не одолел и 60 метров, когда погоня вскарабкивается наверх по той же лестнице позади него. Заскочив в бывший, наверное, малярный цех, он поскальзывается на полосе влажного <text:span text:style-name="Emphasis">Wehrmacht-</text:span>зелёного, падает и катится по здоровенным кляксам чёрного, белого и красного, пока не замирает, упёршись в солдатские ботинки на пожилом человеке в костюме из твида, с белыми развесистыми усами. –«<text:span text:style-name="Emphasis">Gruss Gott</text:span>». </text:p>
      <text:p text:style-name="Text_20_body">– Грю, похоже, те сзади хотят меня убить. Можно тут куда-нибудь— </text:p>
      <text:p text:style-name="Text_20_body">Старик подмигивает, ведёт Слотропа через Штольню в другой основной тоннель. Слотроп приметил комбинезон заляпанный краской и догадывается прихватить его. Ещё через четыре Штольни, резкий поворот вправо. Это склад металла. –«Смотри сюда». Старик хихикая идёт по длинному залу промежду синих полок из листов холодной прокатки, кучи алюминиевых отливок, связки 3712 штанговых штоков, 1624, 723…. –«Всё будет <text:span text:style-name="T1">хорошо</text:span>». </text:p>
      <text:p text:style-name="Text_20_body">– <text:span text:style-name="T1">Не туда</text:span>, мэн, там они <text:span text:style-name="T38">на подходе</text:span>.– Но этот эльф-переросток уже заводит трос от крана над головой под высокий навал прутков из никелевых сплавов. Слотроп влазит в тот комбинезон, зачёсывает свой помпадур вниз на лоб, достаёт перочинный нож и отпиливает концы усов по бокам. </text:p>
      <text:p text:style-name="Text_20_body">– Ты похож теперь на Гитлера. Теперь они точно захотят тебя убить.– Германский юмор. Он представляется как Глимпф, профессор математики в <text:span text:style-name="Emphasis">Technische Hochschule</text:span>, Дармштадт, Научный Советник Военного Правительства Союзников, уже какое-то время. –«Ну-ка, переставим их сюда». </text:p>
      <text:p text:style-name="Text_20_body"><text:soft-page-break/>Я в руках чокнутого маньяка—«Почему бы не спрятаться тут, пока они забудут?»– Но тут доносятся неясные крики из тоннельных далей: «В 37-й и 38-й чисто, Чаки!»– «Окей, старый конь, делайте ставки, парни, мы <text:span text:style-name="T569">его прижучим</text:span>».– Они не собираются забыть, они прочёсывают тоннели, Штольню-за-Штольней. Сейчас мирное время, не могут же тебя застрелить в мирное время… но они напились… ё-моё. Слотроп пересрал до <text:span text:style-name="T569">явного </text:span>мандража. </text:p>
      <text:p text:style-name="Text_20_body">– Что теперь делать? </text:p>
      <text:p text:style-name="Text_20_body">– Ты будешь экспертом по выразительному <text:span text:style-name="T569">А</text:span>нглийскому. Скажи что-нибудь обидное. </text:p>
      <text:p text:style-name="Text_20_body">Слотроп высовывает голову в длинный тоннель и кричит с самым <text:span text:style-name="T569">А</text:span>нглийским акцентом <text:span text:style-name="T569">на какой только способен</text:span>: «Майор Марви сосунок!» </text:p>
      <text:p text:style-name="Text_20_body">– Сюда, он там!– Звуки галопа солдатских ботинок, шляпки гвоздей в подошвах стучат в бетон и много другого зловещего металла щёлкает, ставят на взвод… щёлк… </text:p>
      <text:p text:style-name="Text_20_body">– Пора,– сияет зловредн<text:span text:style-name="T571">о</text:span> Глимпф, <text:s/>привод<text:span text:style-name="T570">я</text:span> кран в движение. </text:p>
      <text:p text:style-name="P239">Свежая мысль приходит на ум Слотропу. Он снова высовывает голову и вопит: «Майор Марви сосает <text:span text:style-name="T109">ниггеров</text:span>!» </text:p>
      <text:p text:style-name="Text_20_body">– Я думаю, нам следует поторопиться,– грит Глимпф. </text:p>
      <text:p text:style-name="Text_20_body">– Эх, <text:span text:style-name="T572">а </text:span>я как раз придумал ещё кое-что про его мать.– Слабина исчезает дюйм за дюймом в тросе между краном и грудой прутков, которые зацепил Глимпф, чтобы завалить вход, желательно прежде, чем добегут Американцы. </text:p>
      <text:p text:style-name="Text_20_body">Слотроп и Глимпф сматываются через противоположный выход. Как только он достигли первый извив тоннеля, освещение полностью гаснет. Вентиляция продолжает выть. Призраки голосов в ней обретают уверенность <text:span text:style-name="T572">посреди тьмы</text:span>. </text:p>
      <text:p text:style-name="Text_20_body">Навал монель-труб раскатывается с оглушительным грохотом. Слотроп дотягивается до камня стены и, следуя ей, пробира<text:span text:style-name="T572">ется</text:span> <text:span text:style-name="T572">через этот</text:span> кромешн<text:span text:style-name="T572">ы</text:span>й <text:span text:style-name="T572">мрак</text:span>. Глимпф всё ещё где-то посреди тоннеля, на путях. Нет, он не задыхается, но он хихикает сам себе. Позади глухая неразбериха погони, но света ещё нет. Раздаётся негромкий звяк и резкое «<text:span text:style-name="Emphasis">Himmel</text:span>» старого профессора. Близятся громкие крики, а вот уже и первые отблески фонариков, так что хватит нежиться в тёплой ванне— «Что случилось? Бога ради...» </text:p>
      <text:p text:style-name="Text_20_body">– Сюда, скорее,– Глимпф столкнулся с подобием миниатюрного поезда, контуры которого <text:span text:style-name="T572">сейчас</text:span> едва проступают—когда-то на нём катали по заводу посетителей из Берлина. Они взбираются на трактор впереди и Глимпф возится с переключателями. </text:p>
      <text:p text:style-name="Text_20_body">Ну, поехали, все по вагонам, отключение света было наверное уловкой Марви, позади потрескиванье искр, <text:span text:style-name="T572">а</text:span> теперь даже чувствуется ветерок. Хорошо катим. </text:p>
      <text:p text:style-name="P325"><text:span text:style-name="T573">С</text:span>качет <text:span text:style-name="T573">как в классики </text:span>всяк Нацистёнок, <text:s/>рад быть здесь</text:p>
      <text:p text:style-name="P325">На Миттельверке-Экспресс! </text:p>
      <text:p text:style-name="P325">Смешные Фашисты усы подкрутили, привет-привет! </text:p>
      <text:p text:style-name="P325"><text:soft-page-break/><text:span text:style-name="T573">А </text:span>едем <text:span text:style-name="T573">куда</text:span>? <text:span text:style-name="T573">Давай</text:span>, угадай! </text:p>
      <text:p text:style-name="P325">Туда, где дефицитов <text:span text:style-name="T573">и</text:span> налогов <text:s/>нет, </text:p>
      <text:p text:style-name="P325">Где кончатся пути, <text:span text:style-name="T573">там </text:span>и есть та страна, </text:p>
      <text:p text:style-name="P325"><text:span text:style-name="T573">Где п</text:span>ридут для Минни <text:span text:style-name="T573">и</text:span> Макс<text:span text:style-name="T573">а</text:span> добрые времена, </text:p>
      <text:p text:style-name="P325">На Миттельверке-Экспресс! </text:p>
      <text:p text:style-name="Text_20_body">Глимпф включил прожектор-фару. Из боковых галерей проносящихся мимо уставились фигуры в хаки. На миг отблескивает отраженье в белках глаз прежде, чем промелькнуть. Пара из них помахали вслед. Крики уносятся, изменяясь в эффекте Доплера <text:span text:style-name="T1">Э-эй-и-и-и</text:span>! как сигналы проносящихся через ночные перекрёстки машин, мчат домой в Бостон и Мейн…. Экспресс катит во всю. Сырой ветер <text:span text:style-name="T573">аж</text:span> посвист<text:span text:style-name="T573">ывая</text:span> дует в лицо. В луче прожектора различились силуэты секций боеголовок поставленных на две маленькие платформы позади локомотива. Местное карликанство бросаются врассыпную и жмутся к стенам вдоль путей, почти теряясь в темноте. Они считают поезд своей собственностью и обижаются, когда рослые люди начинают им распоряжаться. Некоторые сидят на сложенных в штабель ящиках, болта<text:span text:style-name="T573">ют</text:span> ногами. Другие стоят на руках в темноте. Глаза их светятся зелёным и красным. Некоторые даже раскачиваются на верёвках закреплённых вверху, изображая Камикадзе летящего в атаку на Слотропа и Глимпфа с криками «банзай! Банзай!», прежде, чем, с хихиканьем, исчезнуть. Всё это понарошку. На самом деле они тихие и приветливые— <text:span text:style-name="T573">С</text:span>зади, громко будто в мегафоны, в массовом хорале: </text:p>
      <text:p text:style-name="P276">Однажды был парень по имени Рей,</text:p>
      <text:p text:style-name="P181">– О, блядь,– грит Слотроп.</text:p>
      <text:p text:style-name="P325">Любитель аккумуляторных батарей </text:p>
      <text:p text:style-name="P325">До замыкания в 50 вольт доигрался </text:p>
      <text:p text:style-name="P325">И от хуя его лишь огрызок остался </text:p>
      <text:p text:style-name="P325">Хлипкий, как устрица из морей. </text:p>
      <text:p text:style-name="P325"><text:span text:style-name="Emphasis"/></text:p>
      <text:p text:style-name="P325"><text:span text:style-name="Emphasis">Ja, ja, ja, ja,</text:span> </text:p>
      <text:p text:style-name="P325">В Пруссии не лижут пусю, <text:span text:style-name="Emphasis">u.s.w.</text:span> </text:p>
      <text:p text:style-name="P155">– Можете перебраться назад и отцепить те платформы,– интересуется Глимпф.</text:p>
      <text:p text:style-name="P155"><text:s/>– Думаю, что да….– Но копается там несколько, кажется, часов. </text:p>
      <text:p text:style-name="P326">Однажды был парень по имени Лограф,</text:p>
      <text:p text:style-name="P326">Который засадил в <text:span text:style-name="T1">ос</text:span>цилл<text:span text:style-name="T1">ограф</text:span>, </text:p>
      <text:p text:style-name="P326">Циклический след их плотских утех </text:p>
      <text:p text:style-name="P326">Озадачил всех </text:p>
      <text:p text:style-name="P326"><text:soft-page-break/>Почти бесконечным наклоном </text:p>
      <text:p text:style-name="P155">– Инженеры,– бормочет Глимпф. Слотроп отцепляет платформы и трактор добавляет скорости. Ветер треплет все плохо закреплённые концы, кончики воротником, манжеты, пряжки и ремни. Позади них грянул грохот, грюк и бряк, и несколько вскриков в темноте.</text:p>
      <text:p text:style-name="P155">– Думаете их это остановит?– <text:span text:style-name="T574">На это</text:span> им в зад, в гармонической раскладке на четыре голоса: </text:p>
      <text:p text:style-name="P326">Однажды парень по имени Юрий</text:p>
      <text:p text:style-name="P326">Сопло ебал через клапан вентури </text:p>
      <text:p text:style-name="P326">Его на том поймали, и арестовали </text:p>
      <text:p text:style-name="P326">И срок большой ему вмандюрил </text:p>
      <text:p text:style-name="P326">Судья как туча хмурый. </text:p>
      <text:p text:style-name="Text_20_body">– О-о-кей, Джоко дорогуша. Тот старый фосфорный патрон при тебе? </text:p>
      <text:p text:style-name="Text_20_body">– Посторонись, дружище! </text:p>
      <text:p text:style-name="Text_20_body">Без какого-либо <text:span text:style-name="T574">дальнейшего</text:span> предупреждения, с ослепляющим выхлопом лопается заряд Белого Фосфора, затопляет белый тоннель. Минуты две никто в нём ничего не видит. Там только лишь натыкаются в ошеломительно полнейшей белизне. Белизна без жара и слепая инерция: Слотроп чувствует что-то до жути <text:span text:style-name="T1">знакомое</text:span> в этом, центр, который он обходил, избегал сколько помнит себя—никогда не был настолько близок, как сейчас, к истинной движущей силе своего времени: лица и факты наполнявшие его неразрывную связь с Ракетой, маскировка и обманки стираются на один белый миг, бесполезное, слепое дёрганье за его рукава… <text:span text:style-name="T1">это важно</text:span>… <text:span text:style-name="T1">пожалуйста</text:span>… <text:span text:style-name="T1">посмотри на нас</text:span>… но уже слишком поздно, это уже только ветер, всего лишь перегрузки, и кровь его глаз начинает обращать белизну в оттенок слоновой кости, в позолоту, в штрихи трещин по камню… и рука, <text:span text:style-name="T574">подхватившая</text:span> его прочь, вновь опускает в Миттельверке— «Хху-ииха! <text:span text:style-name="T1">Хватай</text:span> ..есоса!» </text:p>
      <text:p text:style-name="Text_20_body">Из вспышки, на расстоянии прицельного пистолетного выстрела, громыхая выкатывает дизельный локомотив, толка<text:span text:style-name="T574">я</text:span> перед собой две отцепленные Слотропом платформы, набит побагровевшими, взъерошенными, упившимися Американцами, а в зените, криво унасестившись на их плечах, майор Марви лично, в непомерно большой, белой ковбойской шляпе, размахива<text:span text:style-name="T574">ет</text:span> парой кольтов калибр .45 </text:p>
      <text:p text:style-name="Text_20_body">Слотроп ныряет за цилиндрический предмет в задней части трактора. Марви <text:span text:style-name="T574">открывает огонь</text:span> напропалую, воодушевляемый отвратительным хохотом остальных. Слотроп случайно замечает, что его укрытие, фактически, ещё одна, кажись, боеголовка. Если заряды Аматола всё ещё в ней—то есть, Профессор, может ли попадание пули .45 калибра с такого расстояния в оболочку вызвать детонацию боеголовки? д-даже если не вставлен детонатор? Ну, Тайрон, это зависит от множества факторов: скорость пули, толщина оболочки и её состав— В расчёте отделаться хотя б <text:span text:style-name="T574">всего</text:span> лишь растяжением плечевых мускулов и грыжей, Слотропу удаётся наклонить и сбросить боеголовку на рельсы, пока пули Марви бьют и рикошетят по всему тоннелю. Она подпрыгивает и замирает опёршись на один из рельсов. </text:p>
      <text:p text:style-name="Text_20_body"><text:soft-page-break/>Заряд начал <text:span text:style-name="T574">у</text:span>гас<text:span text:style-name="T574">а</text:span>ть. Тени возвращаются в проёмы входов поперечных Штолен. Платформы впереди Марви ударяют в препятствие, с оглушительным БЭНДЗ! сдваиваются в перевёрнутую V—тормоза дизеля визжат в панике <text:span text:style-name="T1">й-и-и-и-к</text:span>! покуда локомотив сходит с рельсов, разворачивается, начинает валиться, Американцы ошалело хватаются за поручни, друг за друга, за пустой воздух. Тут Слотроп и Глиммпф минуют последний извив знака интеграла и позади раздаётся ещё один жуткий грохот, крики уже продолжительные, с эхом, и теперь они видят выход впереди, растущ<text:span text:style-name="T574">ую</text:span> парабол<text:span text:style-name="T574">у</text:span> зелёных склонов гор и солнечного света…. </text:p>
      <text:p text:style-name="P240">– Вы сюда на машине приехали?– Спрашивает, помаргивая, Глимпф. </text:p>
      <text:p text:style-name="Text_20_body">– Что?– Слотроп вспоминает ключ оставленный в Мерседесе.– Ага... </text:p>
      <text:p text:style-name="Text_20_body">Глимпф притормаживает, когда они проносятся под параболой в дневной свет, и выкатывает сделать плавную респектабельную остановку. Они отдают честь часовым из Второй Роты и идут угонять Мерседес, который всё там же, где <text:span text:style-name="T576">старлей</text:span> оставлял его. </text:p>
      <text:p text:style-name="P156">На дороге, Глимпф указывает в северном направлении, поглядывая на вождение Слотропа хитрым глазом. Они несутся всё выше в Гарц, пронизывая тени гор, сквозь густой аромат сосен и елей, скрипя на поворотах тормозами, а иногда чуть не слетая с дороги. У Слотропа врождённый дар всякий раз переключать не на ту скорость, да и к тому же он в мандраже, глаз на затылке <text:s/><text:span text:style-name="T576">и </text:span>в зеркале, а там полно грузовиков для личного состава и воющих эскадрилий Громобоев. Выскочив из-за слепого угла, для чего пришлось гнать по середине дороги—крутой водительский трюк случайно ему известный—они почти врезались в идущий под уклон тягач Армии США, слова <text:span text:style-name="T1">ёбаный придурок</text:span> отчётливо виднелись на губах водителя, когда они проскочили всего на волосок мимо, удары сердца глухо отдавались у них в горле, грязь из-под задних колёс тягача всплеснулась громадным крылом, которое протарахтело по крыше и заляпало половину ветрового стекла. </text:p>
      <text:p text:style-name="Text_20_body">Солнце давно миновало зенит, когда они останавливаются, наконец, у подножия обросшего лесом купола с маленьким ветхим замком на вершине, сотни голубей, белые слезинки, <text:span text:style-name="T577">текут</text:span> из его бойниц. Зелёное дыхание лесов стало острее, похолодало. </text:p>
      <text:p text:style-name="P157">Они <text:span text:style-name="T577">идут</text:span> по <text:span text:style-name="T577">взбирающейся</text:span> гармошкой тропе, усыпанной камнями, между тёмных елей к освещённому солнцем замку зубчато-коричневому, словно краюха хлеба оставленная поколениям его птиц. </text:p>
      <text:p text:style-name="Text_20_body">– Вы тут живёте? </text:p>
      <text:p text:style-name="Text_20_body">– Я тут работал. Полагаю, Цвиттер мог задержаться здесь до сих пор.– В Миттельверке не хватало места для всех более мелких сборок. Главным образом системы управления. Так что они собирались в трактирах, магазинах, школах, замках, на фермах вокруг этого Нордхаузена, любое пригодное помещение, что подвернётся работникам по контролю <text:span text:style-name="T577">производства</text:span>. Коллега Глимпфа, Цвиттер из Мюнхенского T.H. –«Чисто Баварский подход к электронике»,– Глипф начинает хмуриться.– «Но самого его терпеть ещё можно, полагаю».– Какими бы ни были неведомые обиды <text:span text:style-name="T577">на</text:span> Баварск<text:span text:style-name="T577">ий</text:span> подход к электронике, они гасят помаргивание Глимпфа и наполняют его недовольным раздумьем весь оставшийся путь наверх. </text:p>
      <text:p text:style-name="Text_20_body"><text:soft-page-break/>Хор влажного воркованья, пропитанного белым пухом, встречает их, как только прошмыгнули через боковой ход в замок. Грязные полы покрывает мусор из бутылок и клочьев бумаги. Некоторые из бумаг проштампованы лиловым <text:span text:style-name="Emphasis">GEHEIME KOMMANDOSACHE</text:span>. Птицы влетают и вылетают через выбитые окна. Тонкие лучи света тянутся из трещин и щелей. Клубы пыли под опахалом голубиных крыльев не прекращают колыхаться волнами. Стены увешаны тусклыми портретами аристократов в громадных белых париках Фридриха Великого, дамы с гладкими лицами и овальными глазами в декольтированных платьях, шелка которых теряются в пыли и хлопаньи крыльев пустых комнат. Всё покрыто голубиным помётом. </text:p>
      <text:p text:style-name="Text_20_body">Полным контрастом, лаборатория Цвиттера наверху ярко освещена, упорядочена, наполнена выду<text:span text:style-name="T577">т</text:span>ым стеклом, рабочими столами, разноцветными огнями, пятнистыми шкафами, зелёными папками—лабораторка чокнутого Нацистского учёного! Пластикмэн, где ты? </text:p>
      <text:p text:style-name="Text_20_body">Тут только Цвиттер: плотный, тёмные волосы разделены прямым пробором по середине, линзы очков толсты как окна батискафа, флуоресцентные гидры, угри, и отсветы уравнений управления бороздят моря позади них…. </text:p>
      <text:p text:style-name="Text_20_body">Но при взгляде на Слотропа они мгновенно очищаются и матовые перегородки задёргивают <text:span text:style-name="T577">всё</text:span>. Хмм, Т. С., что бы это значило? Кто эти люди? Куда делись румяные яблоки с щёк Глимпфа? Что Нацистский эксперт по контролю полётов может делать по эту сторону забора в Гармише, в нетронутой лаборатории? </text:p>
      <text:p text:style-name="P327"><text:s text:c="2"/>ОХ… а уж тута… </text:p>
      <text:p text:style-name="P327">По щелям Нацисты, </text:p>
      <text:p text:style-name="P327">Во стенах Фашисты, </text:p>
      <text:p text:style-name="P327">А Япошки лыбятся зубами-домино, </text:p>
      <text:p text:style-name="P327">Норовят за яйца тя </text:p>
      <text:p text:style-name="P327">Хапанутя. </text:p>
      <text:p text:style-name="P327">Но... </text:p>
      <text:p text:style-name="P327">Кады кончица война </text:p>
      <text:p text:style-name="P327">Ох, же ж радый буду я, </text:p>
      <text:p text:style-name="P327">Погоню до Русаков </text:p>
      <text:p text:style-name="P327">По новой завести </text:p>
      <text:p text:style-name="P327">Да и Третию </text:p>
      <text:p text:style-name="P327">Закруговертити... </text:p>
      <text:p text:style-name="P241"><draw:frame draw:style-name="fr1" draw:name="Image35" text:anchor-type="paragraph" svg:width="6.9252in" svg:height="0.3661in" draw:z-index="35"><draw:image xlink:href="Pictures/1000000000000B720000009B428C9716555D8079.png" xlink:type="simple" xlink:show="embed" xlink:actuate="onLoad" loext:mime-type="image/png"/></draw:frame></text:p>
      <text:p text:style-name="P354"><text:soft-page-break/>В <text:span text:style-name="T578">те </text:span>дни, когда белые инженеры обсуждали параметры будущей системы питания, один и них пришёл к Енцину из Бляйхероде и сказал: «Мы не можем придти к согласию о<text:span text:style-name="T578">тносительно</text:span> давлени<text:span text:style-name="T578">я</text:span> в камере. Наши расчёты показывают, что давление в 40 atü <text:span text:style-name="T578">стало</text:span> бы наиболее оптимальным. Но данные все<text:span text:style-name="T578">х</text:span> <text:span text:style-name="T578">проведённых </text:span><text:s/>нами <text:span text:style-name="T578">тестов</text:span> группируются вокруг значения всего в 10 atü». </text:p>
      <text:p text:style-name="P346">– Тогда, разумеется,– ответил Нгу<text:span text:style-name="T578">а</text:span>рарор<text:span text:style-name="T578">е</text:span>ру,– вы должны следовать данным. </text:p>
      <text:p text:style-name="P346">– Но это не будет ни самым совершенным, ни достаточным значением– возразил Немец. </text:p>
      <text:p text:style-name="P346">– Гордый человек,– сказал <text:span text:style-name="T578">Нгуарарореру</text:span>,– что в этих данных, если не прямое откровение? Откуда <text:s/>они <text:span text:style-name="T580">явились</text:span>, если не от будущей Ракеты? Как ты смеешь сравнивать число выведенное тобою на бумаге с числом от самой Ракеты? Избегай гордости и сведи к некоему компромиссному значению. </text:p>
      <text:p text:style-name="P17">— Из <text:span text:style-name="Emphasis">Легенды Schwarzkommando</text:span>, собранные Стивом Эдельманом </text:p>
      <text:p text:style-name="Text_20_body"><text:line-break/>В горах окружающих Нордхаузен и Бляйхероде, внутри заброшенных шахт, живут <text:span text:style-name="Emphasis">Schwarzkommando</text:span>. Теперь это уже не во<text:span text:style-name="T579">енный термин</text:span>: они уже люди нынче, Зонные-Иреро, два поколения тому покинувшие Юго-Западную Африку. Ещё первые Рейнские миссионеры начали привозить их в <text:span text:style-name="T580">Метрополию</text:span>, этот громадный тупой зоопарк, как образчики, <text:span text:style-name="T580">возможно,</text:span> <text:s/>обречённой расы. С ними велось щадящее экспериментирование: показом соборов, Вагнерианских званых вечеров, нижнего белья от Егера, в попытке затронуть их души. Другие привозились в Германию в качестве прислуги, воинами пос<text:span text:style-name="T580">ылавшимися</text:span> <text:span text:style-name="T580">на </text:span>подав<text:span text:style-name="T580">ление</text:span> Велико<text:span text:style-name="T580">го</text:span> восстани<text:span text:style-name="T580">я</text:span> Иреро 1904-1906. Однако, только лишь после 1933 бо́льшая часть текущих правящих кругов перешли, в виде составной в общей программе—никогда открыто не признанной Нацисткой партией—<text:span text:style-name="T580">по</text:span> установлени<text:span text:style-name="T580">ю</text:span> чёрных хунт, теневых государств, чтобы в дальнейшем захватить Британские и Французские колонии в чёрной Африке, по модели Германского плана для Магриба. Юго-Запад пребывал тогда под протекторатом Объединённой Южной Африки, но реально у власти находились давние Германские колониальные семьи и они пошли на сотрудничество. </text:p>
      <text:p text:style-name="Text_20_body">Нынче в окрестностях Нордхаузена/Бляхероде существует несколько подземных общин. В здешних местах они известны как <text:span text:style-name="Emphasis">Erdschweinhöhle</text:span>. Это такая шутка Иреро, горькая шутка. Среди Оватджимба, самых неимущих среди Иреро, которые не имеют ни своего скота, ни деревень, животным тотемом служила <text:span text:style-name="Emphasis">Erdschwein</text:span>, или же Земляная Свинья, или же Трубкозуб. Они взяли себе его имя, никогда не ели его плоть, свою пищу выкапывали из земли, в точности как и он. Считаясь изгоями, они жили в вельде, на открытых просторах. Скорее всего тебе они встречались ночью, их костры бесстрашно полыхали на ветру, вне досягаемости ружейного выстрела от железных рельсов: казалось, ничто иное не в силах указать их местонахождение в этой неоглядной пустоте. Ты догадывался чего они бояться—но не чего хотят, или что их трогает. А тебя ждали дела на севере, в шахтах: и вскоре, когда пламенеющие костры пропадали позади, точно также исчезала всякая нужда думать о них дальше…. </text:p>
      <text:p text:style-name="Text_20_body"><text:soft-page-break/>Но когда ты проносился мимо, кто была та женщина по плечи врытая в нору трубкозуба, взирающая голова, корнями ушедшая под уровень пустыни, гор подымающи<text:span text:style-name="T581">х</text:span>ся далеко позади неё, тёмны<text:span text:style-name="T581">е</text:span> склад<text:span text:style-name="T581">ки</text:span> в вечерней дали? Возможно, она ощущает колоссальное давление, мили горизонтального песка с глиной сдавливают её утробу. В конце тропы дожидаются светящиеся призраки её четырёх мертворождённых младенцев, толстые червяки уложенные без малейшего шанса на упокоение среди диких луковиц, один подле другого, плачут о молоке более священном, чем превозносимое и хранимое в бутылочных тыквах деревни. Линией обойдённых привели они её сюда, проникнуться даром Земли к зарождению. Женщина чувствует приток силы через каждые из ворот: река между её ляжек, свет <text:span text:style-name="T581">вливается</text:span> в кончики пальцев. Это несомненно и освежающе, как сон. Это тепло. Чем <text:span text:style-name="T581">дальше уходит</text:span> свет дня, тем больше она отдаётся—темноте, воде опускающейся сквозь воздух. Она семя в Земле. Священный трубкозуб вырыл постель для неё. </text:p>
      <text:p text:style-name="Text_20_body">Когда-то в далях Юго-Запада, <text:span text:style-name="Emphasis">Erdschweinhöhle</text:span> являлась могучим символом плодородия и жизни. Но здесь, в Зоне, её реальный статус не так ясен. </text:p>
      <text:p text:style-name="P158">Среди <text:span text:style-name="Emphasis">Schwarzkommando</text:span> имеются силы, в настоящее время, которые взяли курс на стерильность и вымирание. Борьба, в основном, ведётся молча, ночью, в тошноте и спазмах беременностей и выкидышей. Но это политическая борьба. Никого она не тревожит больше, чем Енцина. Он тут <text:span text:style-name="T581">Нгуарарореру.</text:span> Слово это не означает в точности «вождь», а «тот, кто был доказан». Енцин известен также, хоть и за глаза, как Отйикондо, Полукровка. Его отец был Европейцем. Не то, чтобы это придавало ему уникальность среди здешних <text:span text:style-name="Emphasis">Erdschweinhöhlе</text:span>цев: <text:span text:style-name="T581">эта примесь</text:span> уже Германск<text:span text:style-name="T581">ой—</text:span>из Славянской и Цыганской<text:span text:style-name="T581">—</text:span>кров<text:span text:style-name="T581">и</text:span>. За пару поколений, захваченные ускорениями неведомыми в до-Имперские дни, копили они своеобразие, от которого мало кто ожидает окончательной <text:span text:style-name="T581">унификации</text:span> в обозримом будущем. Ракета обретёт завершённую форму, но не её народ. Эанда и орузо утратили свою силу здесь—кровные линии матери и отца оставлены позади, в далёком Юго-Западе. Многие из ранних эмигрантов перешли даже в веру Рейнского Миссионерского Общества прежде, чем покинули родину. В каждой деревне, когда полдень раскалял тени <text:span text:style-name="T582">жавшиеся</text:span> к их владельцам, в тот момент ужаса и утешения, омухона вынимал из своей священной сумы души обращённых, одну за другой, кожаный шнурок влагался туда при рождении каждого, и развязывал узел рождения. Когда развязана, душа утрачивалась племенем. Так что сегодня, в <text:span text:style-name="Emphasis">Erdschweinhöhle</text:span>, каждый из Пустых носи<text:span text:style-name="T582">т</text:span> полоску кожи без узелка: это частица старинного символизма, который среди них счита<text:span text:style-name="T582">ет</text:span>ся полезным. </text:p>
      <text:p text:style-name="Text_20_body">Они называют себя Отукунгуруа. Да, тёртые знатоки Африки, тут следовало бы употреблять «Омакунгуруа», однако, они всегда уточняют—наверное, не столько для здоровья, сколько для правильности—что <text:span text:style-name="Emphasis">oma</text:span>- используется для обозначения жив<text:span text:style-name="T582">ого</text:span> и человечь<text:span text:style-name="T582">его</text:span>. Otu- для неодушевлённ<text:span text:style-name="T582">ого</text:span> и распространяющ<text:span text:style-name="T582">его</text:span>ся, именно такими они представляют себя. Революционеры Нуля, они продолжают то, что началось среди прежних Иреро после разгрома восстания 1904. Они <text:span text:style-name="T582">ведут борьбу</text:span> за отрицательный показатель рождаемости. Это программа самоубийства расы. Они доведут до конца уничтожение начатое Немцами в 1904. </text:p>
      <text:p text:style-name="Text_20_body">Одним поколением ранее, снижение живых рождений среди Иреро стало предметом медицинского интереса во всей южной Африке. Белых это обеспокоило, как вспышка ящура среди крупного рогатого скота. Как стерпеть, увидев, что подвластное население так <text:s/><text:soft-page-break/>уменьшается год за годом. Что такое колония без смугло-тёмных аборигенов? Просто большой кусок пустыни, никаких тебе служанок, ни рабочих рук в поле, нет работников для строительства или шахт—постой-ка, притормози тут, да это ж Карл Маркс, старый затаённый расист, смывается вприпрыжку, стиснув зубы и вскинув брови, делая вид, что нет ничего кроме Дешёвой Рабочей Силы и Заморских Рынков…. О, нет. Колонии это неч<text:span text:style-name="T582">т</text:span>о больше, н<text:span text:style-name="T582">а</text:span>много большее. Колонии это сортиры для Европейской души, где парняга может скинуть штаны и насладиться вонью собственного говна. Где он может навалиться на свою стройную дичь рыча, как ему больше нравиться, и жрать её кровь без утайки своего восторга. Каково? Где он может так запросто барахтаться и возбуждаться, и погружаться в мя<text:span text:style-name="T582">коть</text:span>, в приемлющую темень конечностей, волос таких же шерстистых, как на лично его запретном детородном члене. Где мак и каннабис и кока растут привольно и зелено, не рядясь в цвета и стиль смерти, как делают спорынья и агарик, пагуба и гриб, уроженцы Европы. Христианская Европа всегда являлась смертью, Карл, смертью и репрессиями. В далёких колониях можно наслаждаться жизнью, жизнью и чувственностью в любых её проявлениях, без всякого вреда для Метрополии, ничуть не пачкая все те соборы, белые мраморные статуи, возвышенные мысли…. Туда не донесётся ни словечка. Тут <text:s/>в умалчиваниях достаточно шири, чтобы поглотить любое поведение, каким бы ни было оно грязным, до какой бы ни доходило бесчеловечности…. </text:p>
      <text:p text:style-name="P159">Некоторые из наиболее рациональных медиков приписывали падение рождаемости Иреро недостаточному содержанию Витамина Е в их питании—другие малой вероятности оплодотворения, с учётом <text:span text:style-name="T582">необычно</text:span> длинной и узкой матки у женщин Иреро. Но под всеми этими резонными разговорами, научными предположениями, ни один белый Африканец не мог совершенно подавить то, что приходило <text:span text:style-name="T1">в ощущении</text:span>…. Что-то зловещее распространялось в вельде: он начинал взглядывать на их лица, <text:span text:style-name="T582">особенно</text:span> женщин, в ряду за изгородями из терниев, и он знал, вне всяких логических обоснований: тут в действии племенное сознание, и оно избрало самоубийство…. Непостижимо. Может быть с ними мы не были <text:span text:style-name="T582">настолько</text:span> честны, как могли бы, может мы и впрямь отняли у них стада и земли… ну, а <text:span text:style-name="T582">затем</text:span> трудовые лагеря, конечно, колючая проволока и частоколы тюрем… Может, они почувствовали это всем миром, в котором не хотят жить больше. Впрочем, очень для них типично, сдаться, уползти, чтобы умереть… почему они даже не пытаются договориться? Мы могли бы выработать решение, какое-нибудь решение…. </text:p>
      <text:p text:style-name="Text_20_body">Выбор перед Иреро был прост, между двумя видами смерти: либо племенная смерть, или же смерть Христианская. Смерть рода содержала определённый смысл. Христианская смерть никакого смысла не имела. Она смахивала на упражнение, в котором они не нуждались. Но для Европейцев, обманутых своим собственным лохотроном Младенчик Исус, то, чему они стали свидетелями <text:span text:style-name="T583">в</text:span> этих Иреро, было тайной <text:span text:style-name="T583">столь</text:span> же непостижимой, как кладбища слонов, или лемминг<text:span text:style-name="T583">и</text:span> бросающи<text:span text:style-name="T583">е</text:span>ся в море. </text:p>
      <text:p text:style-name="Text_20_body">Хоть они и не признают этого, Пустые, изгнанные теперь в Зону, Европеизированные в языке и мыслях, отщеплённые от родового единства, нашли ответ на это <text:span text:style-name="T1">почему</text:span>, не менее загадочный. Но они ухватились за него, как больная женщина хватается за снадобье. Они не рассчитывают на циклы, ни на возвращения, они зачарованы эффектностью самоубийства целого народа— позой, стоицизмом, и отвагой. Эти Отукунгуруа пророки мастурбации, специалисты по абортам и <text:soft-page-break/>стерилизации, лоточники актов анальных и орогенитальных, ножных и пальцевых, содомистических и зоофалличных—их подход и <text:span text:style-name="T583">уловка</text:span> <text:span text:style-name="T583">в</text:span> наслаждени<text:span text:style-name="T583">и</text:span>: они шпилят по полной и завлекательно, и <text:span text:style-name="Emphasis">Erdschweinhöhl</text:span>цы их слушают. </text:p>
      <text:p text:style-name="Text_20_body">Пустые могут гарантировать, что наступит день, когда умрёт последний Иреро Зоны, заключительный ноль коллективной истории прожитой до конца. Это пробирает. </text:p>
      <text:p text:style-name="Text_20_body">Тут нет прямой борьбы за власть. Идёт обольщение и контр-обольщение, призывы и порнография, и история Иреро Зоны решается в постели. </text:p>
      <text:p text:style-name="Text_20_body">Векторы в ночном подземелье, все пытаются избежать центра, силы, которой, похоже, является Ракета: некая машинизация, то ли путешествия, то ли судьбы, способной собрать воедино неистовых политических противников <text:span text:style-name="Emphasis">Erdschweinhöhle</text:span>, как она собирает горючее и окислители в камере двигателя, расчётливо, как кормчий, ради предстоящей параболы. </text:p>
      <text:p text:style-name="Text_20_body">Енцин сидит в эту ночь под своей горой, за спиной ещё один день интриг, увёрток, оформления недавно введённой документации—<text:span text:style-name="T583">всевозможные</text:span> формы, <text:span text:style-name="T583">которые</text:span> ему удаётся <text:span text:style-name="T583">извести</text:span>, либо сложить, на японский манер, к концу дня, в газелей, орхидеи, кречетов. Как Ракета вырастающая в своё рабочее состояние и завершённость, так и он эволюционирует, <text:span text:style-name="T583">превращая </text:span>самого себя, в новую конфигурацию. Он чувствует это. И <text:span text:style-name="T583">в </text:span>это<text:span text:style-name="T583">м</text:span> также ещё одна из причин для беспокойства. Прошлой ночью, среди навала чертежей, Кристиан и Мечислав переглянулись с краткой улыбкой и смолкли. Очевидное почтение. Они изучают линии словно <text:span text:style-name="T583">путь</text:span> <text:span text:style-name="T583">начертанный им</text:span>, и <text:span text:style-name="T584">его</text:span> откровения. Это ему не льстит. </text:p>
      <text:p text:style-name="P242">То, что Енцин хочет создать не будет иметь истории. И тут не <text:span text:style-name="T585">потребуется правки</text:span> <text:span text:style-name="T585">программы</text:span>. Время, каким его знают все прочие нации, ссохнется внутри этого нового. <text:span text:style-name="Emphasis">Erdschweinhöhle</text:span> не будут увязаны, подобно Ракете, со временем. Люди найдут Центр заново, Центр без времени, путешествие без гистерезиса, где всякое отправление есть возвращением в то же самое место, неизменное место.… </text:p>
      <text:p text:style-name="Text_20_body">И в этом для него <text:span text:style-name="T586">наметилось</text:span> некое странное сближение с Пустыми: в <text:span text:style-name="T586">частности</text:span> с Иосифом Омбинди из Ганновера. Вечный Центр легко можно принять за Окончательный Ноль. Наименования и методы различны, но движение к покою совпадает. Что выливалось в занятные пассажи между ними двумя. –«А знаешь»,– глаза Омбинди убегают, останавливаясь на отражении Енцина в зеркале видимое только ему,– «в этом есть… нечто, что обычно не считаешь эротическим—но на самом деле, это самый эротичный момент <text:span text:style-name="T586">из всех</text:span>». </text:p>
      <text:p text:style-name="Text_20_body">– Да, ну,– ухмыляется Енцин подыгрывая.– Понятия не имею о чём речь. Хоть намекнул бы. </text:p>
      <text:p text:style-name="Text_20_body">– Этот акт исключающий повторение. </text:p>
      <text:p text:style-name="Text_20_body">– Запуск ракеты? </text:p>
      <text:p text:style-name="Text_20_body">– Нет, потому что всегда есть другая ракета. <text:span text:style-name="T586">А вот</text:span> чего нет, так это—ладно, забудь. </text:p>
      <text:p text:style-name="Text_20_body">– Ха! Нечем продолж<text:span text:style-name="T586">и</text:span>ть, хотел ты сказать. </text:p>
      <text:p text:style-name="Text_20_body">– Допустим, я дал тебе ещё одну подсказку. </text:p>
      <text:p text:style-name="Text_20_body"><text:soft-page-break/>– Ну, ладно.– Енцин уже разгадал: видно по тому, как он сдерживает свою челюсть, чтобы не расхохотаться…. </text:p>
      <text:p text:style-name="Text_20_body">– <text:span text:style-name="T586">Тут</text:span> охва<text:span text:style-name="T586">чены</text:span> все Отклонения в одном единственном акте.– Енцин фыркает, раздражённо, но не придирается к такому использованию «Отклонений». Колоть глаза прошлым, одна из уловок Омбинди.– Гомосексуализм, например.– Никакой реакции.– Садизм <text:span text:style-name="T1">и</text:span> мазохизм. Онанизм. Некрофилия…. </text:p>
      <text:p text:style-name="Text_20_body">– <text:span text:style-name="T586">Такая уйма</text:span> в одном акте? </text:p>
      <text:p text:style-name="Text_20_body">Всё это и <text:span text:style-name="T586">кое-что</text:span> ещё. Оба знают, что подспудно идёт обсуждение акта самоубийства, который включает <text:span text:style-name="T586">ещё и</text:span> <text:span text:style-name="T586">зверство</text:span> («Вдумайся как сладостно»,– звучит подача,– «проявить ласку, сексуальное милосердие к <text:span text:style-name="T1">тому</text:span> пришибленному болью, рыдающему животному...»), педофилию («По многократным признаниям, на самом краю становишься ослепительно моложе»), лесбианство («Да, и пока ветер проносится <text:span text:style-name="T586">по</text:span> все<text:span text:style-name="T586">м</text:span> пустеющи<text:span text:style-name="T586">м</text:span> чертог<text:span text:style-name="T586">ам</text:span>, две тени-женщины выползают из полостей своей умирающей раковины, у <text:span text:style-name="T586">финальной</text:span> пепельной полосы прибоя, <text:span text:style-name="T586">сомкнуться</text:span> во взаимном объятии…» ), копрофагию и уролагнию («Заключительные спазмы...»), фетишизм («Широкий выбор фетишей смерти, естественно...»). Естественно. Они сидят вдвоём, передавая друг другу сигарету, пока не выкурена до м<text:span text:style-name="T586">елк</text:span>ого «бычка». Это пустая болтовня, или <text:span text:style-name="T587">же </text:span>Омбинди <text:span text:style-name="T587">хочет</text:span> обмахерить Енцина? Если <text:span text:style-name="T587">сказать</text:span>, типа: «Это ж ты жулишь, верно?»– а окажется, что нет, тогда— Однако, альтернатива настолько странна, что Енцина, так уж оно выходит, <text:span text:style-name="T111">П</text:span><text:span text:style-name="T109">риболтали </text:span><text:span text:style-name="T111">Н</text:span><text:span text:style-name="T109">а </text:span><text:span text:style-name="T111">С</text:span><text:span text:style-name="T109">амоубийство </text:span></text:p>
      <text:p text:style-name="P328">А мне похрен что я ем, </text:p>
      <text:p text:style-name="P328">Буги-вуги надоели совсем, </text:p>
      <text:p text:style-name="P328">Но меня приболтали на <text:span text:style-name="T1">самоубийство</text:span>! </text:p>
      <text:p text:style-name="P328"/>
      <text:p text:style-name="P328">И под гитару, и под трубу, </text:p>
      <text:p text:style-name="P328">Все ваши песни «бу-бу-бу-бу!» </text:p>
      <text:p text:style-name="P328">И меня приболтали на самоубийство! </text:p>
      <text:p text:style-name="P328"/>
      <text:p text:style-name="P328">Всё по талонам: от соли до трусиков, </text:p>
      <text:p text:style-name="P328">Мамашами становятся флиртующие пупсики, </text:p>
      <text:p text:style-name="P328">Плевать! Меня приболтали на <text:span text:style-name="T1">самоубийство</text:span>! </text:p>
      <text:p text:style-name="P328"/>
      <text:p text:style-name="P328">Ни галстук мне не нужен, ни нараспашку ворот, </text:p>
      <text:p text:style-name="P328">Ссышь на деревню, <text:span text:style-name="T591">так </text:span>ссы и на город. </text:p>
      <text:p text:style-name="P161"><text:soft-page-break/>Но меня П. Н. С., карочи, да, в общем, так оно и катит куплет за куплетом, какое-то время. В своей полной версии, тут представлено достаточно честное отречение от мирских приманок. Заковыка же в том, что по Теореме Гёделя в списке непременно найдётся какая-то упущенная хрень, и она не из <text:span text:style-name="T587">таких</text:span>, о чём <text:span text:style-name="T587">подумается</text:span> сходу, так что скорей всего начинается пересмотр всего навороченного, с исправлением ошибок и неизбежных повторений, и вставкой новой всячины, которая наверняка придёт в голову, и—ну и так уже понятно, что «самоубийство» <text:span text:style-name="T587">заявленное в заголовке</text:span> может откладываться до бесконечности! </text:p>
      <text:p text:style-name="Text_20_body">Разговоры между Омбинди и Енциным, превратились поэтому в обмен торговыми запросами, в котором Енцин не столько <text:s/>лох <text:span text:style-name="T587">для подставы</text:span>, сколько неохочий зазывала ради доли в нахлебаловке, который может слушать, а может и нет. </text:p>
      <text:p text:style-name="P162">– Ахх, да у тебя никак хуй вскочил, Нгуарореру?… нет, нет, наверно это тебе просто подумалось про кого-то, кого любил когда-то, где-то давным-давно… ещё в Юго-Запад<text:span text:style-name="T588">ной</text:span>, а?– Чтобы прошлое рода развеялось <text:span text:style-name="T588">полностью</text:span>, все воспоминания должны стать общедоступными, какой резон хранить историю устремляясь к Последнему Н<text:span text:style-name="T588">у</text:span>лю…. <text:span text:style-name="T588">При всей</text:span> цинично<text:span text:style-name="T588">сти</text:span>, Омбинди проповедовал это во имя древнего Единства Племени, и тут, таки, промашка его раскрутки—такое плохо смотрится, как будто Омбинди пытается убедить, будто болячка Христианства нас никогда не затронет, хотя каждому известно, мы все заразились ею, некоторые до смерти. Да это <text:span text:style-name="T588">из</text:span>люб<text:span text:style-name="T588">ленный</text:span> конёк Омбинди с его призывами обратиться к невинности прошлого, о которой он <text:span text:style-name="T588">всего</text:span> лишь слы<text:span text:style-name="T588">ш</text:span>ал, <text:span text:style-name="T588">а</text:span> сам не может в неё поверить—сплочённая чистота противоположностей, деревня воплощающая образ мандалы…. И вместе с тем, он не устаёт провозглашать и исповедовать её, как образ грааля <text:span text:style-name="T588">мелькающий</text:span> в зале, лучезарный, хотя хохмачи вокруг стола подкладывают Пердючую Подушечку на Опасный Стул, прямо под опускающуюся жопу граале-искателя, и хотя сами граали нынче расфасованы в пластиковую упаковку, на алтын дюжина, оптом за копейку, Омбинди <text:span text:style-name="T588">всё равно</text:span>, порой в самообмане как всякий Христианин, пророчествует и превозносит эру невинности, пожить в которой его не угораздило, как один из последних <text:span text:style-name="T589">сохранившихся </text:span>оазисов До-Христианского Единства <text:s/>на планете: «Тибет статья особая. Тибет намеренно оставлен Империей в стороне, как свободная и нейтральная территория, своего рода Швейцария духа без выдачи укрывшихся, с Альпами-Гималаями направляющими душу в высь, а опасность довольно редка, чтоб ей подвергаться.... Швейцария и Тибет связаны одним из истинных меридианов Земли, настолько же истинным, как размеченные китайцами <text:span text:style-name="T589">меридианы</text:span> тела.… Нам <text:span text:style-name="T589">надлежит</text:span> изуч<text:span text:style-name="T589">а</text:span>ть эти новые карты Земли: и с ростом интереса к путешествиям в Глубинку, когда карты обретают иной смысл, <text:span text:style-name="T589">мы должны</text:span>….»– И он <text:span text:style-name="T589">заводится ещё и</text:span> о землях Гондваны, <text:s/>до разбегания материков, когда Аргентина ласково приалась к Юго-Западу… люди <text:span text:style-name="T589">вы</text:span>слуш<text:span text:style-name="T589">ив</text:span>ают и растекаются, к пещере, ночёвке, к семейной тыквенной бутыли, из которой молоко, неосвященное, глотается холодной белизной, холодной как север…. </text:p>
      <text:p text:style-name="P162">Так что, между этими двумя, даже будничные приветствия не проходят без некоего заряда значимости и надежды одолеть сознание другого. Енцин знает, что им пользуются ради его имени. В этом имени особая магия. Но он <text:span text:style-name="T589">держался</text:span> таким недоступным, таким нейтральным так долго… всё утекло прочь, кроме имени, Енцин, звучит призывом. Он надеется, что магия сработает ещё для кое-чего, для одного хорошего дела, когда придёт время, как мало ни <text:soft-page-break/>оставалось бы до Центра…. Что же ещё вся эта живучесть народа, эти традиции и ритуалы, если не западня? сексуальные фетиши, которыми ловко машет Христианство, чтоб заманить нас, их назначение напомнить нам о самой ранней, младенческой любви…. Сможет ли его имя, сможет ли «Енцин» сокрушить их мощь? Сможет ли его <text:span text:style-name="T1">имя</text:span> одолеть? </text:p>
      <text:p text:style-name="P163"><text:span text:style-name="Emphasis">Erdschweinhöhle</text:span> и вовсе самая худшая западня, диалектика слова <text:span text:style-name="T589">обрела</text:span> плоть, плоть <text:s/><text:span text:style-name="T589">переходит</text:span> дальше <text:span text:style-name="T590">во что</text:span>-то ещё…. Енцин отчётливо видит ловушку, но не способ обойти её…. И вот теперь сид<text:span text:style-name="T590">ит</text:span> между пары свечей, только что зажжённых, его серый полевой китель расстёгнут на горле, перья бороды переходят внизу его тёмного горла в более короткие, редкие, иссиня чёрные волосы, <text:span text:style-name="T590">завитушками</text:span> железной стружк<text:span text:style-name="T590">и</text:span> вокруг полюса его Адамова яблока… полюс… ось… колёсный вал…. Дерево...Омумборомбанга… Мукуру… первый предок… Адам… всё ещё в поту, руки после рабочего дня неуклюжи, бесчувственны, у него есть минута отключиться и припомнить этот час суток на Юго-Западе, на поверхности, участвовать в закате, наблюдать снаружи собирающийся туман, частью туман, частью пыль от стада возвращающегося в крааль для дойки и сна… его племя издавна верило, что каждый закат это битва. На севере, где садиться солнце, живут однорукие воины, одноногие и одноглазые, и они нападают на солнце каждый вечер, пронзают его копьями насмерть, и кровь его растекается по горизонту и небу. <text:span text:style-name="T590">Однако,</text:span> под землёй, ночью солнце снова рождается, чтобы подняться с восходом, новое и всё то же. Но мы, Иреро Зоны, тут под землёй, сколько нам ещё ждать на этом севере, в этом узилище смерти? Это для возрождения? или нас всё-таки погребли в последний раз, похоронили лицом к северу, как всех остальных наших мёртвых и как всех святых животных принесённых в жертву предкам? Север край смерти. Возможно богов и нет, но есть форма: может имена сами по себе лишены магии, но акт наименования, проговаривания физически, подчинено определённому образцу. Нордхаузен означает жилища на севере. Ракета должна производиться в месте именуемом Нордхаузен. Ближайший город зовётся Бляхероде, как подтверждение, малость избыточное, чтобы не утратился смысл послания. История былых Иреро, это история утраченных посланий. Так <text:span text:style-name="T590">уж тянется</text:span> с мифических времён, когда хитрый заяц, чья нора на Луне, принёс смерть среди людей, вместо истинного послания Луны. Возможно Ракета нужна, чтобы однажды забрать нас туда и Луна скажет нам, наконец, свою правду. В <text:span text:style-name="Emphasis">Erdschweinhöhle</text:span> есть такие, из тех что помоложе, кто познал лишь белую, склонную к осени Европу, они верят, что Луна их предназначение. Но старые <text:span text:style-name="T590">в состоянии</text:span> припомнить, что Луна, подобно Нджамби Карунга, может как приносить зло, так и мстить за него…. </text:p>
      <text:p text:style-name="Text_20_body">Для Енцина, имя Бляхероде, довольно близко к «Блицкер», прозвище данное смерти древними Германцами. Она представлялась им белой: обесцвечивание и пустота. Впоследствии это имя Латинизировалось в «<text:span text:style-name="Emphasis">Dominus Blicero</text:span>». Вайсман, заколдованный, избрал его своим кодовым именем в SS. Енцин тогда был в Германии. <text:span text:style-name="T590">Вайсман</text:span> принёс новое имя домой, к своему возлюбленному, не столько покрасоваться, <text:span text:style-name="T590">но</text:span> указать Енцину очередной шаг к Ракете, к судьбе, которую тот всё ещё не мог различить за этой зловещей криптографией наименований неупорядоченного повтора послания, от которого не отмахнёшься походя, которое орёт и изводит его за промашки также едко, как и 20 лет тому…. </text:p>
      <text:p text:style-name="P243">Когда-то он не мог представить жизни без возвращения. До начала его сознательных воспоминаний, что-то унесло его, туда и обратно, из круглой деревни его матери в далёком <text:soft-page-break/>Какау Вельд, <text:span text:style-name="T592">в пограничьи с</text:span> кра<text:span text:style-name="T592">ем</text:span> мёртвых, уход и возвращение…. Ему рассказали об этом годы спустя. Вскоре после его рождения, мать принесла его назад в деревню, обратно из Свакопмуд. В обычные времена её бы изгнали. Ребёнок был рождён вне брака, от Русского матроса, чьё имя она не могла выговорить. Но из-за Германского вторжения, обычай стал не так важен, как помощь друг другу. Хотя убийцы в синей форме являлись снова и снова, всякий раз, так или эдак, Енцин, был обойдён. Есть миф об Ироде, который его сторонники любят поминать, что его раздражает. Не прошло даже двух месяцев как он начал ходить, и мать взяла его с собой, присоединяясь к великому переходу Самуэля Маиреро через Калахари. </text:p>
      <text:p text:style-name="Text_20_body">Из всех историй о тех временах, эта самая трагичная. Беглецы шли через пустыню много дней. Хама, царь Бечуанов, послал проводников, быков, телеги и воду, им на выручку. Дошедших первыми предупредили, что воду нужно пить совсем по чуть-чуть. Но когда добрались отставшие, все уже спали. Некому б<text:span text:style-name="T592">ы</text:span>ло предупредить их. Ещё одно утраченное послание. Они пили пока не умерли, сотнями. Среди них была мать Енцина. А он заснул под коровьей шкурой, истощённый голодом и жаждой. Проснулся среди мертвецов. <text:span text:style-name="T592">Рассказывают</text:span>, что ватага Оватджимба нашли его там, взяли с собой и выходили. Они оставили его на краю деревни его матери, чтобы зашёл самостоятельно. Сами же они были перекати-полем, могли избирать любое направление в тех бескрайних просторах, но они принесли его обратно туда, откуда выходил. Там никого уже почти не осталось. Многие погибли в переходе. Других угнали к побережью в краали, или на работы по прокладке железной дороги, которую Немцы строили через пустыню. Многие умерли наевшись мяса коров околевших от ящура. </text:p>
      <text:p text:style-name="Text_20_body">Возврата нет. Шестьдесят процентов народа Иреро уничтожены. Оставшихся использовали как скот. Енцин вырос в мире оккупированном белыми. Неволя, нежданная смерть, безвозвратные разлуки были повседневной реальностью. К моменту, когда он начал об этом задумываться, ему не удавалось найти ни малейшего объяснения тому, что остался в живых. Он не мог верить ни в один из процессов отбора. Нджамби Карунга и Христианский Бог были слишком далеко. Не оставалось никакой разницы между поведением какого-нибудь бога и чередой чисто случайных совпадений. Вайсман, чьим протеже он стал, всегда считал, что это он отвратил Енцина от религии. Но боги ушли сами по себе: боги бросили народ…. Пусть Вайсман думает что хочет. Жажда вины в этом человеке неутолима, как жажда пустыни к воде. </text:p>
      <text:p text:style-name="Text_20_body">Эти двое уже давно не видели друг друга. Последний раз они разговаривали во время переезда из Пенемюнде сюда в Миттельверке. Вайсман должно быть уже мёртв. Даже в Юго-Западной, 20 лет тому, ещё до того как Енцин научился говорить на его языке, он разглядел <text:span text:style-name="T1">это</text:span>: <text:span text:style-name="T595">в</text:span>люб<text:span text:style-name="T595">лённост</text:span>ь к последнему взрыв—<text:span text:style-name="T596">вмыв</text:span> и <text:span text:style-name="T596">вс</text:span>крик <text:span text:style-name="T596">вырывающийся</text:span> выше страха…. С чего бы Вайсман<text:span text:style-name="T592">у</text:span> захотелось пережить войну? Наверняка нашёл что-то достаточно великолепное, чтоб утолить свою жажду. Для него не предвиделось рациональной и смиренной кончины как для сотни его письменных столов по ходу циркуляции в SS—расположенных, во времени и пространстве, всегда чуть-чуть не дотянув до величия, <text:span text:style-name="T593">только</text:span> лишь в прилегающей <text:span text:style-name="T593">вплотную </text:span>пустоте, слегка вле<text:span text:style-name="T593">чься</text:span> его потоком, но <text:span text:style-name="T593">быть </text:span>оставленным, в конце концов, замереть неподвижно в паре тускнеющих блёсток кильватерной струи. <text:span text:style-name="Emphasis">Bürgerlichkeit</text:span> в исполнении по Вагнеру, с медью угасания и насмешки, голоса струнных вступают и обрываются вне фазы…. </text:p>
      <text:p text:style-name="P164"><text:soft-page-break/>Ночью здесь в глубине, очень часто в последнее время, Енцин просыпается безо всякой причины. Был ли то и впрямь Он, пронзённый Иисус, кто приходил склониться над тобой? Белое, мечта педика, тело, стройные ноги и мягкое золото Европейских глаз… ты уловил промельк оливкового хуя под истрёпанной тряпкой на бёдрах, тебя <text:span text:style-name="T593">не потянуло <text:s/></text:span>слизнуть пот его грубого, его деревянного бремени? Где он, в какой части нашей Зоны в эту ночь, разрази его по самый набалдашник того нервозного имперского посоха…. </text:p>
      <text:p text:style-name="Text_20_body">Редко случаются такие островки пуха и бархата, где ему удаётся забываться в мягких снах, нет, не <text:span text:style-name="T593">для</text:span> этих мраморных кулуар<text:span text:style-name="T593">ов</text:span> власти. Енцин охладел: не столько типа угасание пламени, как в полном смысле повеяло холодом, вкус горечи <text:span text:style-name="T593">покрывшей</text:span> нёбо первых надежд любви…. Это началось когда Вайсман привёз его в Европу: открытие, что любовь среди этих людей, вслед за просто ощущением и оргазмом от него, связана с мужскими технологиями, с контрактами, с прибылью и проигрышем. Когда потребовалось, в его собственном случае, стать слугой Ракеты…. Помимо стальной эрекции, Ракета <text:span text:style-name="T593">являлась</text:span> целой системой отторгнутой, отнятой у женской темноты, хранимой против энтропий милой недотёпы, Матушки Природы: именно этому Вайсман обязал его научиться в первую очередь, его первый шаг к гражданству в Зоне. Его убеждали, что поняв Ракету он придёт к истинному пониманию своего мужского начала…. </text:p>
      <text:p text:style-name="Text_20_body">– Мне представлялось, <text:span text:style-name="T593">по</text:span> наивности, которую я уже утратил, что всё возбуждение тех дней доставалось мне, так или иначе, как дар от Вайсмана. Он п<text:span text:style-name="T593">ере</text:span>вёл меня через свой порог, в свой дом и это было жизнью, в которую он собирался меня выпустить, эти мужские устремления, преданность Вождю, политическая интрига, тайное перевооружение с дерзким неповиновением одряхлевшим плутократиям со всех сторон… они становились импотентами, а мы полны молодости и сил… быть <text:span text:style-name="T1">настолько</text:span> молодым и сильным в такой период жизни нации! Я не мог поверить <text:span text:style-name="T593">столь</text:span> несчётному числу светловолосых молодых людей, тому как пот и пыль <text:span text:style-name="T593">облегали</text:span> их тела, когда они продляли Автобаны изо дня в звенящий день: мы гнали под звуки фанфар, шёлковые знамёна скроены словно костюмы… женщины казались покорно движущимися манекенами, бесцветными… мне они представлялись шеренгами, стоят раком, их груди сдаиваются в вёдра блестящей стали…. </text:p>
      <text:p text:style-name="Text_20_body">– Он когда-нибудь ревновал к другим молодым людям—к чувствам, которые они в тебе вызывали? </text:p>
      <text:p text:style-name="Text_20_body">– О. Это всё ещё было очень физическим в то время для меня. Но он уже миновал эту фазу. Нет. Не думаю, что его это задевало…. Я любил его тогда. Не понимал его, не понимал во что он верит, но я стремился. Если Ракета стала его жизнью, то я буду принадлежать Ракете. </text:p>
      <text:p text:style-name="Text_20_body">– И ты никогда не сомневался в нём? Он уж точно не был самой упорядоченной личностью— </text:p>
      <text:p text:style-name="Text_20_body">– Понимаешь—не знаю как это сказать… тебе случалось быть Христианином? </text:p>
      <text:p text:style-name="Text_20_body">– Ну… однажды. </text:p>
      <text:p text:style-name="Text_20_body">– Ты когда-нибудь, на улице, сталкивался с человеком и, в тот же миг, знал, что это <text:span text:style-name="T1">наверняка</text:span> Исус Христос—не то, чтобы надеялся, или улавливал какое-то сходство—а просто <text:span text:style-name="T1">знал</text:span>. Вот Спаситель, вернулся и ходит меж людей, в точности, как обещано в старых историях… и, приближаясь, ты убеждаешься в этом всё больше и больше—ты не находишь ничего, что <text:soft-page-break/>противоречило бы твоему первому изумлению… подойдя, ты проходишь мимо, в ужасе, вдруг он к тебе заговорит… ваши глаза <text:span text:style-name="T594">соединились</text:span>… всё подтверждается. И самое жуткое, что и <text:span text:style-name="T1">он знает</text:span>. Он видел в твоей душе: все твои привычные верования теряют смысл…. </text:p>
      <text:p text:style-name="Text_20_body">– Тогда… всё происшедшее, начиная с твоих первых дней в Европе, можно передать словами Макса Вебера, почти являлось «рутинизацией харизмы». </text:p>
      <text:p text:style-name="Text_20_body">– Аутаз,– грит Енцин, а это одно из многих слов у Иреро обозначающих дерьмо, в данном случае, большую, только что высранную лепеху коровы. </text:p>
      <text:p text:style-name="P244">Андреас Орукамбе сидит перед армейски-зелёной рацией морщинистой отделки, приёмник/передатчик, задвинутый в скальный альков комнаты. Пара резиновых наушников покрывают его уши. <text:span text:style-name="Emphasis">Schwarzkommando</text:span> используют волну в 53 см—ту самую, что применялась системой Гавайи II для управления Ракетой. Кто кроме ракетный маньяков станет слушать 53 см? <text:span text:style-name="Emphasis">Schwarzkommando</text:span> могут не сомневаться, в любом случае, что их прослушивает каждый из конкурентов в Зоне. Выход в эфир <text:span text:style-name="T597">самой</text:span><text:span text:style-name="Emphasis"> Erdschweinhöhle</text:span> начинается в 03:00 и длиться до рассвета. Другие <text:span text:style-name="Emphasis">Schwarzkommando</text:span> станции передают по своему графику. Разговор ведётся на Иреро, иногда вкрапляется заимствованное слово на Немецком (что очень нехорошо, поскольку это обычно технические термины, ценная подсказка тем, кто бы ни подслушивал.) </text:p>
      <text:p text:style-name="Text_20_body">Это <text:span text:style-name="T598">первая</text:span> половина смены Андреаса, в основном принимает, отвечает только <text:span text:style-name="T598">в случае необходимости</text:span>. Выстукивание любой шифровки это приглашение мгновенной паранойи. Тут же <text:span text:style-name="T599">взвивается</text:span> возможность, что засекут твою антенну, тысячи квадратных километров там, в ночи, полной врагов в их собственных лагерях <text:span text:style-name="T599">по</text:span>среди Зоны, безликих, подслушивающих. Хотя они контактируют друг с другом—<text:span text:style-name="Emphasis">Schwarzkommando</text:span> стараются отслеживать стольких, сколько удастся—впрочем тут нечего сомневаться насчёт их планом касаемо <text:span text:style-name="Emphasis">Schwarzkommando</text:span>, они держатся в отдалении, выжидая <text:span text:style-name="T599">удобный</text:span> момент напасть и уничтожить без следа…. Енцин полагает, они будут выжидать пок<text:span text:style-name="T599">уд</text:span>а первая Африканская ракета не будет <text:s/>собрана <text:span text:style-name="T599">целиком </text:span>и готова к старту: смотрится лучше, необходимость устранить реальную угрозу, настоящую технику. А пока что на Енцине обеспечение полной безопасности. Тут, на основной базе проблем нет: для штурма понадобится не менее полка. Но дальше в Зону, в ракетных городах типа Целле, Эншеде, Хахенберг—они могут хватать нас по одиночке, сперва кампания на истощение сил, и следом скоординированный рейд… а потом останется только этот вот метрополис, осадить, задушить…. </text:p>
      <text:p text:style-name="Text_20_body">Возможно, это просто спектакль, но они уже не кажутся Союзниками… хотя история, которую они изобретали для собственного пользования, <text:span text:style-name="T601">заставляет</text:span> нас к <text:span text:style-name="T39">предполагать</text:span> «послевоенно<text:span text:style-name="T601">е</text:span> соперничеств<text:span text:style-name="T601">о</text:span>», пусть даже на самом деле всё может оказаться гигантским картелем охватывающим как победителей, так и проигравших, во взаимно любезном согласии поделить, что там подвернётся для дележа…. Всё же, Енцин науськал их, враждующих мусоросборщиков, друг на друга… <text:span text:style-name="T1">по виду</text:span>, принялись они всерьёз…. Марви сейчас должен быть уже с Русскими, а заодно и с Дженерал Электрик—сброс его с поезда в позапрошлую ночь дал нам—сколько? день или два, хорошо ли мы распорядились этим временем? </text:p>
      <text:p text:style-name="Text_20_body">Всё сводится к этому ежедневному сплетанию, распусканию, мелкие успехи, мелкие поражения. Тысячи мелочей, каждая из которых содержит возможность фатальной ошибки. Енцин хотел бы <text:soft-page-break/>не <text:s/>вовле<text:span text:style-name="T599">каться</text:span> в процесс до такой степени—иметь возможность видеть направление движения, знать, в реальном времени, на каждом разветвлении пути к принятию решения, что будет правильно, а что ошибкой. Но это <text:span text:style-name="T1">их</text:span> время, <text:span text:style-name="T1">их</text:span> пространство, а он всё ещё ожидает, наивно, результатов, надежд<text:span text:style-name="T599">у</text:span> на которые белый континуум перерос столетия тому. Мелочи же—клапана, специнструменты, которые могут подвернуться, а могут и оказаться в нетях, <text:span text:style-name="Emphasis">Erdschweinhöhle</text:span>вские склоки и сговоры, утерянные инструкции по эксплуатации, техработники в бегах как от Запада, так и от Востока, нехватка пищи, больные ребятишки—свиваются ка<text:span text:style-name="T599">к</text:span> туман, каждая частица со своим множеством сил и направлений… он не может справляться со всем этим одновременно, задерживаясь на одном, упустишь остальные…. Но дело не только лишь в мелочах. Его посещает странное ощущение, когда замечтается, или впадёт в неподдельное отчаяние, будто он произносит строки заготовленные где-то очень далеко (удалённость не в пространственном смысле, а в уровнях власти), и что его решения совсем даже не его, но просто ахинея, которую плетёт актёришка в образе вождя. Ему приснилось, что прикован к безжалостному подвигу исполнения чего-то, от чего никак не может проснуться… он часто оказывается на корабле посреди широкой реки, возглавляет восстание обречённое на разгром. Из политических соображений, восстанию позволено чуть-чуть продлиться. За ним охотятся, его дни полны спасений в последний момент, которые ему кажутся возбуждающими, физически изящными… а сам План! в нём неотступная, напряжённая красота, это музыка, симфония Севера, Арктического путешествия, за мысы очень зелёного льда, к изножию айсбергов, на коленях пред властью этой невероятной музыки, омытой морями синими, как син<text:span text:style-name="T599">ева</text:span>, некий бескрайний Север, широкие просторы населённые народом, чья древняя культура и история ограждены необъятной тишью от остального мира… названия их полуостровов и морей, их длинных могучих рек, неизвестны в нижнем, умеренном мире… это вояж возвращения: он состарился нося своё имя, стремительная музыка путешествия написана им самим, так давно, что он забыл её совершенно… но теперь она заново находит его…. </text:p>
      <text:p text:style-name="Text_20_body">– Проблемы в Гамбурге— Андреас строчит на листке бумаги, приподняв один наушник, присос взмок от пота, чтобы быть на связи в обе стороны.– Похоже, опять с Пе-эЛами. Сигнал слабый. Всё время пропадает. </text:p>
      <text:p text:style-name="Text_20_body">С момента капитуляции постоянно возникали стычки между гражданскими Немцами и освобождёнными из лагерей заключёнными-иностранцами. Города на севере захватывались перемещёнными Поляками, Чехами, Русскими, которые громили арсеналы и продовольственные склады и отказывались расстаться с награбленным. Но никто не знает как относиться к местным <text:span text:style-name="Emphasis">Schwarzkommando</text:span>. Кто-то видит лишь изношенную форму SS и реагирует так, или иначе—другие принимают их за Морокканцев или Индийцев, приблудившихся, как-то, через горы из Италии. Немцы всё ещё помнят оккупацию Рейнланда 20 лет тому Французскими колониальными подразделениями, и плакаты вопившие <text:span text:style-name="Emphasis"><text:span text:style-name="T109">schwarze besatzung am rhein</text:span></text:span><text:span text:style-name="Emphasis"><text:span text:style-name="T112">!</text:span></text:span> Ещё одно значение в шаблоне. На прошлой неделе, двух <text:span text:style-name="Emphasis">Schwarzkommando </text:span>застрелили в Гамбурге, другие жестоко избиты. Британское военное правительство послало какие-то войска, но уже после убийств. Похоже весь их интерес состоял в том, чтобы ввести комендантский час. </text:p>
      <text:p text:style-name="Text_20_body">– Это Онгуруве.– Андреас подаёт наушники и разворачивается откатиться и пропустить Енцина. </text:p>
      <text:p text:style-name="Text_20_body"><text:soft-page-break/>–… не знаю, мы им нужны, или нефтеперегонный…– голос наплывает и удаляется в потрескиваниях,– … сотня, может две… так много… —ружённых, дубинки, пистолеты— </text:p>
      <text:p text:style-name="Text_20_body">Писк и всплеск шипения, потом вклинивается знакомый голос: «Я могу привезти человек пятнадцать». </text:p>
      <text:p text:style-name="Text_20_body">– Говорит Ганновер,– бормочет Енцин, стараясь звучать довольным. </text:p>
      <text:p text:style-name="Text_20_body">– Ты имеешь ввиду Иосиф Омбинди.– Андреас недоволен. </text:p>
      <text:p text:style-name="Text_20_body">Дело в том, что Онгуруве, который просит помощи, нейтрален относительно Вопроса Пустых, или делает вид. Но если Омбинди явится в Гамбург с вспомогательными силами, он может <text:span text:style-name="T600">надумать</text:span> там и остаться. Ганновер, даже с тамошним заводом Фольксвагена, для него всего лишь ступенька вверх. Гамбург даст Пустым более сильную основу власти и это может предоставить возможность. Север для них родной элемент, в любом случае… </text:p>
      <text:p text:style-name="Text_20_body">– Мне надо идти,– передавая наушники Андреасу.– Что не так? </text:p>
      <text:p text:style-name="Text_20_body">– <text:span text:style-name="T600">Возможно,</text:span> работа Русских, хотят тебя выманить. </text:p>
      <text:p text:style-name="Text_20_body">– Всё хорошо. Насчёт Чичерина можешь не беспокоиться. Не думаю, что он там. </text:p>
      <text:p text:style-name="Text_20_body">– Но твой Европеец сказал— </text:p>
      <text:p text:style-name="Text_20_body">– Этот? Не знаю насколько ему можно верить. Не забывай, я сам слышал его разговор с Марви на поезде. Сейчас он с девушкой Чичерина в Нордхаузене, ты бы доверял такому? </text:p>
      <text:p text:style-name="Text_20_body">– Но если Марви теперь гоняется за ним, то может он чего-то стоит. </text:p>
      <text:p text:style-name="Text_20_body">– Если стоит, то мы ещё с ним свидимся. </text:p>
      <text:p text:style-name="Text_20_body">Енцин подхватывает свой рюкзак, глотает пару таблеток Первитина на дорожку, напоминает Андреасу про одну-две деловые мелочи наутро, и подымается длинными уклонами сквозь камень и соль на поверхность. </text:p>
      <text:p text:style-name="Text_20_body">Снаружи, он вдыхает вечнозелёный воздух Гарца. В древних деревнях это было бы временем вечерней дойки. Восходит первая звезда, оканумаихи, маленькая любительница сладкого молока…. </text:p>
      <text:p text:style-name="Text_20_body">Но эта должно быть другая звезда, северная. Покоя нет. Что стало с нами? Если выбор никогда не бывает за нами, если всем Иреро Зоны суждено жить в груди Ангела, который пытался нас уничтожить в Юго-Западной… выходит: мы обойдены, или избраны для чего-то более ужасного? </text:p>
      <text:p text:style-name="P165">Енцин должен успеть в Гамбург до следующего убийства солнца копьями. Охрана на поездах придирается, но часовые его знают. Длинные товарняки катят из Миттельверке день и ночь, везут части А4 на запад Американцам, на север Англичанам… а скоро, когда карта оккупации вступит в силу, потянутся ещё и на восток, к Русским…. Нордхаузен отойдёт под Русское правление, тут-то у нас и за<text:span text:style-name="T600">вер</text:span>тится действие… Будет ли у него шанс подобраться к Чичерину? Енцин никогда не видел этого человека, но им суждено пересечься. Енцин его сводный брат. Они от одной плоти. </text:p>
      <text:p text:style-name="Text_20_body"><text:soft-page-break/>Его седалищный нерв запульсировал. Слишком много засиживается. Он идёт прихрамывая, один, голова до сих пор приопущена под низкий потолок штолен оставшейся позади <text:span text:style-name="Emphasis">Erdschweinhöhle</text:span>—как знать что ждёт тебя здесь, если голова задрана чересчур высоко? По дороге к железнодорожному переезду, высокий и серый в брезжащем свете звёзд, Енцин направляется к Северу…. </text:p>
      <text:p text:style-name="P245"><draw:frame draw:style-name="fr1" draw:name="Image36" text:anchor-type="paragraph" svg:width="6.9252in" svg:height="0.3661in" draw:z-index="36"><draw:image xlink:href="Pictures/1000000000000B720000009B428C9716555D8079.png" xlink:type="simple" xlink:show="embed" xlink:actuate="onLoad" loext:mime-type="image/png"/></draw:frame></text:p>
      <text:p text:style-name="P245">Вот-вот рассветёт. На сотню футов ниже расстилается бледное покрывало облака протянувшееся к западу насколько им хватает глаз. <text:span text:style-name="T602">Тут </text:span><text:s/>Слотроп и начинающая ведьма Гели Трипинг, стоят на вершине Брокена, средоточии Германского зла, в двадцати милях к север-северо-западу от Миттельверке, в ожидании восхода солнца. Хотя Канун Майского Дня пришёл и миновал, а эта парочка проказников припозднились почти на месяц, памятки мин<text:span text:style-name="T602">ув</text:span>шего Чёрного Шабаша всё ещё видны вокруг: опорожненные Кригсбир, кружевное нижнее бельё, стрелянные гильзы, знамена со Свастикой из подранного красного сатина, татуировочные иглы и выплески синих чернил— «А эта хрень к чему тут?»– удивился Слотроп. </text:p>
      <text:p text:style-name="P166">– Для поцелуя дьявола, конечно же,– Гели прижимается ох-ты-глупенький к его подмышке и Слотроп чувствует себя малость противным <text:s/>проста<text:span text:style-name="T602">ч</text:span>ком, что не знал такого. Впрочем, о ведьмах он почти без понятия, <text:span text:style-name="T602">хотя</text:span> <text:span text:style-name="T602">у н</text:span>его <text:span text:style-name="T602">в </text:span>предках <text:span text:style-name="T602">имелась даже</text:span> одна настоящая Салемская Ведьма, одна из последних в <text:span text:style-name="T602">ряду</text:span> вздёрнутых, несколько <text:span text:style-name="T602">подобных ей</text:span> на протяжении столетий зависли с фамильного дерева Слотропа. <text:span text:style-name="T602">З</text:span>вали <text:span text:style-name="T602">её </text:span>Эми Спру, отщепенка в семье, что стала Антиномианисткой в возрасте 23 <text:span text:style-name="T602">и</text:span>, <text:span text:style-name="T602">не в себе, <text:s/></text:span><text:s/>бегала <text:span text:style-name="T602">по</text:span> округе Бёркшира, опередив на 200 лет Чокнутую Сью Дамхэм, крадя младенцев, <text:span text:style-name="T603">гоняя</text:span> в сумерки на коровах, <text:span text:style-name="T603">устраивая</text:span> жертв<text:span text:style-name="T603">оприношения из</text:span> кур на Горе Снод. Неутолимая злоба к тем курицам, как можете себе представить. Коровы и младенцы всегда, почему-то, возвращались целёхоньки. Эми Спру не была, в отличие от молодой попрыгуньи Дороти, ведьмой-негодяйкой. </text:p>
      <text:p text:style-name="P329">Она шла в Род-Айленд прибежище найти, </text:p>
      <text:p text:style-name="P329">Решила отдохнуть в Салеме по пути, </text:p>
      <text:p text:style-name="P329">Но там им не понравилось как она улыбалась </text:p>
      <text:p text:style-name="P329">И к утру в компании ведьм на <text:span text:style-name="T603">виселице</text:span> она болталась… </text:p>
      <text:p text:style-name="P166">Её обвинили в колдовстве и приговорили к смерти. Ещё одна сдвинутая в роду Слотропа. Если её вообще поминали вслух, то при этом всегда пожимали плечами, нет, не тянет на Позор Семьи—скорее забавный факт. Слотроп вырастал, не зная толком что о ней думать. Ведьмы в тридцатые не получали должного почтения, конечно. Их представляли злюками, которые зовут тебя «душечкой», не слишком нормальная компания. Фильмы не подготовили его к здешней Тевтонской разновидности. У фрицевской ведьмы, например, по шесть пальцев на ступне и ни одного волоска вокруг пизды. Так, во всяком случае, выглядят ведьмы на фреске лестничной площадки внутри бывшей Нацисткой радиобашни на этом Брокене, а в правительственных фресках не станешь выискивать безответственные фантазии, верно? Однако, Гели считает, что <text:soft-page-break/>безволосая пизда берёт истоки в рисунках фон Байроса. –«А, ты просто не хочешь брить <text:span text:style-name="T1">свою</text:span>»,– каркает Слотроп.– «Ха! Ха! Тоже мне ведьма!» </text:p>
      <text:p text:style-name="P167">– Я <text:s/>что-то <text:span text:style-name="T1">тебе </text:span>покажу,– грит она, для этого они и бодрствуют в этот безбожный час, прижавшись друг к другу и держась за руки.– Теперь посмотри,– шепчет Гели,– вон туда. </text:p>
      <text:p text:style-name="P166">Когда свет солнца падает им в спину, почти отвесно, это что-то начинает проступать на жемчужном поле облака: две гигантские тени, отбрасываемые на много миль над землёй, поверх Клаустал-Целлерфелд, мимо Зесена и Гослара, вытягиваясь к Веслеру…. –«Охренеть,»– Слотроп малость взвинчен.– «Это Призрак». Такое же можно наблюдать вершине Грейлок в Бёркшире. Но здесь это называется <text:span text:style-name="T1">Brockengespenst</text:span>. </text:p>
      <text:p text:style-name="Text_20_body">Тени богов. Слотроп возносит руку. Его пальцы покрывают города, его бицепсы величиной с провинции—конечно же он возносит руку. А что ещё от него ждать? Руко-тень обгоняет радуги продвигаясь с востока охватить Гётинген. Причём тени необычные—<text:span text:style-name="T1">трёхмерные тени</text:span>, загораживают Германский восход, да Титаны тоже должны были жить в этих горах, или под ними…. Не вписываются совершенно. Ни одна река не в силах понести. Никогда не взглянуть на горизонт с мыслью, что тот может длиться до бесконечности. Ни одного дерева, чтобы смог взобраться. Ни одного длительного путешествия… остались лишь их чёткие <text:span text:style-name="T604">силуэты</text:span>, озарённые раковины ничком поверх туманов, среди которых движутся люди…. </text:p>
      <text:p text:style-name="Text_20_body">Гели вскидывает ногу словно танцовщица, а голову склоняет набок. Слотроп выставляет свой средний палец к западу, стремительный палец затемняет три мили облаков в секунду. Гели хватает его за хуй. Слотроп склоняется куснуть её титьку. Они громадны, танцуют по всей площадке обозримого неба. Он лапает её под юбкой. Она обвивает ногой одну из его. Спектры хлещут от красного до индиго, потоком прилива, безмерные, по всем краям. Там под облаками всё так же тихо, и затерянно, как Атлантида. </text:p>
      <text:p text:style-name="Text_20_body">Однако, <text:span text:style-name="Emphasis">Brockengespenstphänomen </text:span>ограничен хрупким интерфейсом рассвета, и вскоре тени начинают съёживаются обратно к своим владельцам. </text:p>
      <text:p text:style-name="Text_20_body">– Слышь, а тот Чичерин когда-нибудь— </text:p>
      <text:p text:style-name="Text_20_body">– У Чичерина слишком много других дел. </text:p>
      <text:p text:style-name="Text_20_body">– О, ну а я, типа, трутень или вроде того. </text:p>
      <text:p text:style-name="Text_20_body">– Ты другой. </text:p>
      <text:p text:style-name="Text_20_body">– <text:span text:style-name="T607">Ну-у-у</text:span>… ему <text:span text:style-name="T1">нужно</text:span> увидеть это. </text:p>
      <text:p text:style-name="Text_20_body">Она с любопытством взглянула на него, но не спросила почему—её зубы прижали нижнюю губу и <text:span text:style-name="Emphasis">warum </text:span>(врум, звучит у Пластикмэна) остался пойманным в её рту. Тоже неплохо. Слотроп и сам <text:span text:style-name="T1">не</text:span> <text:span text:style-name="T1">понимает</text:span> почему. Ничем не сможет помочь, если кому-то вздумается расспросить. Прошлой ночью он и Гели наткнулись на пост <text:span text:style-name="Emphasis">Schwarzkommando</text:span> возле одного из входов в старую шахту. Иреро допрашивали его не меньше часа. О, просто брожу тут, знаете ли, высматриваю что-нибудь необычное, <text:span text:style-name="T604">так</text:span> называе<text:span text:style-name="T604">мое</text:span> «<text:span text:style-name="T604">людское</text:span> <text:span text:style-name="T604">любопытство</text:span>», конечно, увлека<text:span text:style-name="T604">ет</text:span>, нам <text:span text:style-name="T604">же </text:span>всегда интересно чем вы, ребята, занимаетесь… Гели хмык<text:span text:style-name="T604">а</text:span>ла в темноте. Её они должно быть знают. Не задали ей ни одного вопроса. </text:p>
      <text:p text:style-name="Text_20_body"><text:soft-page-break/>Позже, когда он начал у неё выспрашивать, она, оказывается, толком и не знает что за дела у Чичерина с Африканцами, но что бы там ни было, <text:span text:style-name="T605">ведутся </text:span>они идут с <text:span text:style-name="T605">истинным жаром</text:span>. </text:p>
      <text:p text:style-name="Text_20_body">– Всё из-за ненависти, ясное дело,– говорит она.– До того глупо. Война закончена. Тут не политика и не пошёл-бы-ты-братишка-на-хуй, это старинная, без примесей, личная ненависть. </text:p>
      <text:p text:style-name="Text_20_body">– Енцин? </text:p>
      <text:p text:style-name="Text_20_body">– По-моему, да. </text:p>
      <text:p text:style-name="Text_20_body">На Брокене оказались как Американские, так и Русские войска. Гора лежит на будущей границе Советской зоны оккупации. Кирпич и штукатурка развалин радиотранслятора и туристического отеля громоздились чуть выше, сразу за светом костра. Тут всего пара взводов. Никого выше Сержантов. Все офицеры внизу, в Бад Гарцбурге, Халберштадте, каком-нибудь удобном месте, в попойках и ебле. На Брокене чувствуется определённое недовольство, но парням понравилась Гели, а Слотропа они стерпели, но главная удача, тут, похоже, ни души из Артиллерии. </text:p>
      <text:p text:style-name="Text_20_body">Однако, это всего лишь безопасность на минутку. Майор Марви скрежещет зубами по всему Гарцу, доводя до сердечного приступа канареек, тысячами, и те шмякаются жёлтыми стаями с деревьев брюшками <text:span text:style-name="T605">к</text:span>верх<text:span text:style-name="T605">у</text:span>, пока он бесчинствует с воплями <text:span text:style-name="T1">Схватить </text:span><text:span text:style-name="T112">Агликашку ’есоса мне похер сколько требуется людей хоть и ёбаная </text:span><text:span text:style-name="T1">дивизия</text:span><text:span text:style-name="T112">, усёк шо тебе сказано</text:span>? Просто вопрос времени, но он снова возьмёт след. Он чокнутый. Слотроп малость того, но не настолько—тут натуральный сдвиг, это преследование Марви. Возможно даже… ага, ему действительно пришла эта мысль—не заодно ли Марви с молодцами из Ролс-Ройса, что подстерегали его в Цюрихе? Может быть их связям нет предела. Марви вась-вась с Джи-Элом, а это деньги Моргана, а деньги Моргана <text:span text:style-name="T605">имеются</text:span> и в Гарварде и, наверняка, где-то выходят на Лайла Блэнда… кто они, а? что нужно им от Слотропа? Он уже <text:s/>знает <text:span text:style-name="T605">наверняка</text:span>, что тот Цвитер, чокнутый Нацисткий учёный, один из них. А тот добрый старичок профессор Глимпф нарочно дожидался внизу в Миттельверке, подхватить Слотропа, если покажется. Исусе. Если б Слотроп не улизнул, когда стемнело, обратно в Нордхаузен к Гели, они б его наверняка уже схватили, избили, а может и прикончили б. </text:p>
      <text:p text:style-name="Text_20_body">Перед спуском с горы, им удалось выцыганить шесть сигарет и пару сухих пайков у часовых. Гели знает, что у её друга есть друг на ферме в Голден Ауэ, энтузиаст воздухоплавания на воздушных шарах по имени Шнорп, который направляется в Берлин. </text:p>
      <text:p text:style-name="Text_20_body">– Но мне не надо в Берлин. </text:p>
      <text:p text:style-name="Text_20_body">– Тебе надо туда, где нет Марви, <text:span text:style-name="Emphasis">Liebchen</text:span>. </text:p>
      <text:p text:style-name="Text_20_body">Шнорп сияет, вполне рад компании, только что из местного военторга с охапкой белых плоских коробок, товар, который он собирается толкнуть в Берлине. –«Без проблем»,– говорит он Слотропу,– «не беспокойся. Я добирался так сотни раз. К воздушному шару никто не цепляется». </text:p>
      <text:p text:style-name="Text_20_body">Он отводит Слотропа за дом и там, посреди наклонного зелёного поля, плетёная гондола рядом с грудой жёлтого и красного шёлка. </text:p>
      <text:p text:style-name="Text_20_body"><text:soft-page-break/>– Вот уж и впрямь, <text:span text:style-name="T606">что называется</text:span> <text:span text:style-name="T606">смыться </text:span>неприметно,– бурчит Слотроп. Ватага ребятишек прибежали через яблоневый сад помочь им перенести жестяные канистры с хлебным спиртом в корзину шара. Послеполуденное солнце отбрасывает все тени вверх по склону. Ветер дует с запада. Слотроп щёлкает своей Зиппо дать огонька, чтобы Шнорп зажёг горелку, пока дети расправляют колонки купола. Шнорп откр<text:span text:style-name="T606">учи</text:span>вает пламя на всю, пока оно не стало вырываться по сторонам и, с ровным гулом, наполнять через клапан громадный шёлковый мешок. Дети, видные в промежутке над горелкой, подрагивают во вьющихся волнах жара. Медленно, купол начинает раздуваться. –«Вспоминай меня»,– перекрикивает Гели шум горелки.– «Пока не <text:span text:style-name="T606">встречу</text:span> тебя снова...»– Слотроп вскарабкивается в корзину к Шнорпу. Купол чуть приподнимается над землёй и ветер его подхватывает. Они начинают двигаться. Гели и ребятня ухватились за борта корзины со всех сторон, купол всё ещё не расправился, но набирает скорость, волоч<text:span text:style-name="T606">ит</text:span> их, <text:span text:style-name="T606">несмотря на</text:span> <text:span text:style-name="T606">упирающиеся </text:span><text:s/>ног<text:span text:style-name="T606">и детей</text:span>, вопящих и хохочущих, вверх по склону. Слотроп во всю старается ничем не помешать, держится так, чтобы Шнорпу видно было и пламя направленное в купол и тросы корзины. Наконец купол всплывает кверху, застит солнце, внутри которого продолжаются бурные переливы жёлтого и красного жара. Один за другим, наземная команда от<text:span text:style-name="T606">валиваются</text:span>, машут «до свиданья». Последней отцеп<text:span text:style-name="T606">илась</text:span> Гели в её белом платье, волосы зачёсаны назад в косички, её мягкий подбородок и рот, и серьёзные глаза направлены к Слотропу, сколько <text:span text:style-name="T606">й удавалось </text:span>держаться прежде, чем отпустить. Она падает в траву на колени, шлёт воздушный поцелуй. Слотроп чувствует как его сердце, неуправляемо, расширяется от любви и взмывает быстрее воздушного шара. Ему требуется всё больше времени, чем дольше он в Зоне, одёргивать себя да, <text:span text:style-name="T1">кончай ты быть размазнёй</text:span>. Что тут творится с его мозгами? </text:p>
      <text:p text:style-name="Text_20_body">Они взмывают над частоколом елей. Гели с ребятишками уменьшаются до штрихов тени на зелёной лужайке. Холмы пропадают, разглаживаются. Вскоре, при взгляде назад, Слотропу виден Норденхау<text:span text:style-name="T606">з</text:span>ен: Собор, Ратхаус, церковь св. Бласиуса… квартал без крыш, в котором он встретил Гели…. </text:p>
      <text:p text:style-name="P246">Шнорп подталкивает локтем и указывает вниз. Присмотревшись, Слотроп различает колонну из четырёх тускло-оливковых автомобилей, что мчат, вздымая пыль, к ферме. Мамочки Марви, судя по всему. А Слотроп болтается на разноцветном пляжном мячике. Ну, и ладненько.— «От меня так и жди невезух<text:span text:style-name="T608">и</text:span>»,– орёт Слотроп чуть спустя. Они легли уже на устойчивый курс к северо-востоку и жмутся поближе к спиртовому пламени, воротники вскинуты, с разницей должно быть в 50° между ветром в их спины и жаром в лицо.– «Мне сразу надо было предупредить. Ты даже не знаешь меня, а теперь вот летим в Русскую зону». </text:p>
      <text:p text:style-name="Text_20_body">С волосами встрёпанными как праздничное сено, Шнорп выпячивает верхнюю губу признаком Германской задумчивости: «Никаких зон нет»,– грит он, повторяя уже слышанное от Гели.– «Нет никаких зон, а только Зона». </text:p>
      <text:p text:style-name="P168">Вскоре Слотроп начал заглядывать в те коробки, что принёс с собой Шнорп. Их больше десятка и в каждой пышный золотистый кремовый торт, который пойдёт в Берлине за фантастическую цену. –«Ух-ты!»– вскрикивает Слотроп,– «<text:span text:style-name="T608">Пре</text:span>свят<text:span text:style-name="T608">ое Блядство</text:span>! У меня точн<text:span text:style-name="T608">як</text:span> галлюцинации <text:span text:style-name="T608">гуляют</text:span>».– И тому подобный <text:span text:style-name="T613">подхалимаж</text:span> младшего подельника. </text:p>
      <text:p text:style-name="Text_20_body"><text:soft-page-break/>– <text:span text:style-name="T608">Требуется</text:span> карточка военторга.– Знакомая песня в их магазинах. </text:p>
      <text:p text:style-name="Text_20_body">– В данный момент мне не поставят печать даже на карточку суспензория для букашки,– отвечает Слотроп не таясь. </text:p>
      <text:p text:style-name="Text_20_body">– Ладно, поделюсь с тобой одним тортом,– чуть погодя решает Шнорп,– а то мне что-то есть захотелось. </text:p>
      <text:p text:style-name="Text_20_body">– Ё-моё, братан. </text:p>
      <text:p text:style-name="Text_20_body">Ну, так Слотроп просто въелся в этот торт! Кайфует, слизывает крем с пальцев, когда случайно замечает в небе, со стороны Нордхаузена, этот забавный тёмный объект, размером с точку: «Ээ...» </text:p>
      <text:p text:style-name="Text_20_body">Шнорп оглядывается: «<text:span text:style-name="Emphasis">Kot</text:span>!»– выхватывает медную подзорную трубу и опирает на борт корзины.– «<text:span text:style-name="Emphasis"> Kot! Kot</text:span>!—без о<text:span text:style-name="T614">п</text:span>ознавательных знаков». </text:p>
      <text:p text:style-name="Text_20_body">– А что оно… </text:p>
      <text:p text:style-name="Text_20_body">В воздухе настолько синем, что можешь зажать его меж пальцев, потереть, и они тоже станут синими, видно как точка медленно вырастает в заржавелый разведывательный самолёт. И вот уже им слышен звук его мотора, ревуче трескучий. </text:p>
      <text:p text:style-name="Text_20_body">Вместе с ветром догоняющим их, <text:span text:style-name="T608">чуть</text:span> слышно, различается хор Фурий: </text:p>
      <text:p text:style-name="P330">Был молодчага по имени Женя,</text:p>
      <text:p text:style-name="P330">Любитель усилителя напряжения, </text:p>
      <text:p text:style-name="P330">Но пара коротких </text:p>
      <text:p text:style-name="P330">Оставила парня в чём мать родила </text:p>
      <text:p text:style-name="P330">И дом его сожгла дотла! </text:p>
      <text:p text:style-name="P330"/>
      <text:p text:style-name="P330"><text:span text:style-name="Emphasis">Ja, ja, ja, ja!</text:span> </text:p>
      <text:p text:style-name="P330">В Пруссии не целуют в пусю... </text:p>
      <text:p text:style-name="Text_20_body">Самолёт прогудел за пару метров, показав своё брюхо. Это чудище готовое разродиться. Сквозь маленькое отверстие доступа выглядывает красная рожа в кожаном шлеме с очками для пилота. «Агликашка ’есос»,– проносясь мимо,– «ща мы вручим тебе твою же собственную жопу!» </text:p>
      <text:p text:style-name="Text_20_body">И сам того не ожидая, Слотроп схватил один торт. «Ёб твою!»– швыряет он, отличный бросок, самолёт медленно <text:span text:style-name="T609">чешет</text:span> мимо и <text:span text:style-name="T1">шмяк</text:span> влепляется <text:span text:style-name="T609">прямо</text:span> в рожу Марви. Да, Руки в перчатках хватаются за месиво. Высовывается розовый язык майора. Крем капает на ветру, жёлтые капли длинной аркой относит к земле. Люк захлопывается и разведлёт проскальзывает прочь, закладывает вираж, разворачивается по кругу и идёт обратно. Шнорп и Слотроп берут по торту каждый и ждут. </text:p>
      <text:p text:style-name="Text_20_body"><text:soft-page-break/>– На моторе нет обтекателя,– замечает Слотроп,– надо целить в него.– <text:span text:style-name="T610">На этот раз</text:span> им видна спина самолёта, кабина лётчика битком полна накачанных пивом Американцев, они поют: </text:p>
      <text:p text:style-name="P331">Был парень по имени Риттер,</text:p>
      <text:p text:style-name="P331">Он поимел контрольный трансмиттер,</text:p>
      <text:p text:style-name="P331"><text:span text:style-name="T611">С той поры</text:span> его хуй </text:p>
      <text:p text:style-name="P331">Стал болтаться как буй, </text:p>
      <text:p text:style-name="P331">Ил<text:span text:style-name="T611">и</text:span> шквалом растерзанный свитер. </text:p>
      <text:p text:style-name="Text_20_body">Дистанция <text:s text:c="2"/>метров <text:span text:style-name="T611">сто </text:span>и быстро сокращается. Шнорп <text:span text:style-name="T611">ухватывает</text:span> руку Слотропа, <text:span text:style-name="T611">по</text:span>казывает вправо по курсу. Провидению вздумалось выставить на их пути белый склон большущего облака и ветер <text:span text:style-name="T611">у</text:span>скор<text:span text:style-name="T611">енн</text:span>о несёт их туда. Бурлящее создание простирает белый щупальцы, машет скорей… скорей… и вот они внутри него, внутри его влажной и льдистой передышки…. </text:p>
      <text:p text:style-name="Text_20_body">– Теперь они <text:span text:style-name="T611">будут выжидать</text:span>. </text:p>
      <text:p text:style-name="Text_20_body">– Нет,– Шнорп оттопыривает ухо,– они выключили мотор, они тут с нами.– Запелёнатая тишина длиться минуту-две, но затем, конечно же: </text:p>
      <text:p text:style-name="P331">Был однажды парень по имени Род, </text:p>
      <text:p text:style-name="P331">Он трахнул сервопривод, </text:p>
      <text:p text:style-name="P331">Но его конец </text:p>
      <text:p text:style-name="P331">Отрастил зубец, </text:p>
      <text:p text:style-name="P331">Не член стал, а полный урод. </text:p>
      <text:p text:style-name="Text_20_body">Шнорп возится с пламенем, серо-розовый нимб, чтоб ста<text:span text:style-name="T611">ло</text:span> менее заметным, однако <text:span text:style-name="T611">же, </text:span>не слишком терять высоту. Они плывут в тусклой сфере собственного света, без координат. Утёсы гранита слепо колошматят вверх словно кулаки в облако, стараясь <text:span text:style-name="T611">угодить</text:span> <text:span text:style-name="T611">по</text:span> шар<text:span text:style-name="T611">у</text:span>. Самолёт тоже где-то, со своей скоростью, на своём курсе. Воздушный шар ничего не может поделать. Двоичные решения утратили тут всякий смысл. Облако наваливается, удушающее. Оно собирается в крупные капли конденсата поверх тортов. Вдруг хрипло и похмельно: </text:p>
      <text:p text:style-name="P331">Был <text:span text:style-name="T611">один молодчик</text:span> из Декатера </text:p>
      <text:p text:style-name="P331">Что спал с ЖК генератором </text:p>
      <text:p text:style-name="P331">Яйца и хуй сковало льдом </text:p>
      <text:p text:style-name="P331">Жопу тоже, но малость потом </text:p>
      <text:p text:style-name="P331">Холодней стала лунного кратера. </text:p>
      <text:p text:style-name="Text_20_body">Занавесь пара отступает, обнажить Американцев планирующих менее чем в десяти метрах и чуть быстрее воздушного шара. </text:p>
      <text:p text:style-name="Text_20_body"><text:soft-page-break/>– Давай!– орёт Шнорп, швыряя торт в раскрытый мотор. Слотроп промахивается и залепляет ветровое стекло перед пилотом. К этому моменту Шнорп начал бросать мешки с песком в мотор, один из которых застрял между двух цилиндров. Американцы, захваченные врасплох, в растерянности хватаются за пистолеты, гранаты, пулемёты что уж там те Артиллеристы носят <text:span text:style-name="T611">при себе</text:span> как лёгкое вооружение. Но они <text:span text:style-name="T611">проскользнули</text:span> мимо и туман уже снова смыкается. Раздались пара выстрелов. </text:p>
      <text:p text:style-name="Text_20_body">– Блядь, если они продырявят <text:span text:style-name="T611">э</text:span>тот шар, мэн— </text:p>
      <text:p text:style-name="Text_20_body">– Тсс. Думаю мы перебили провод зажигания.– Дальше в середине облака слышен назойливый визг застопорившегося мотора. Сцепление отчаянно воет. </text:p>
      <text:p text:style-name="Text_20_body">– Ёб твою!– приглушённый вопль, издали. Непрерывный скулёж всё слабее, пока не сменился тишиной. Шнорп лежит на спине, лопает торт, злорадно хохочет. Половина его груза выброшена и Слотроп чувствует себя малость виноватым. </text:p>
      <text:p text:style-name="Text_20_body">– Нет, нет. Не переживай. Это типа как на заре становления торговой системы. Мы вернулись вспять. Вторая попытка. Караванные пути долги и опасны. Потери при перевозке <text:span text:style-name="T612">обычная</text:span> часть жизни. Тебе представился шанс взглянуть на<text:span text:style-name="Emphasis"> Ur-Markt.</text:span> </text:p>
      <text:p text:style-name="Text_20_body">Когда облака рассеялись, спустя <text:s/>несколько минут, они увидели, что тихо плывут под солнцем, с вантов капает, купол шара всё ещё поблескивает после влажного облака. Самолёта Марви не видать нигде. Шнорп регулирует горелку. Они начинают подниматься. </text:p>
      <text:p text:style-name="Text_20_body">Ближе к закату, Шнорпа потянуло на раздумья: «Смотри. Вид<text:span text:style-name="T612">неется</text:span> край. В этих широтах тень земли мчит через Германию со скоростью 650 миль в час, скорость реактивного самолёта». Облачная пелена разорвалась на маленькие заплаты тумана цвета кипячёной креветки. Воздушный шар <text:span text:style-name="T612">плывёт</text:span> над сельской местностью, чью зелёную чересполосицу сумерки <text:span text:style-name="T612">сводят</text:span> сейчас к чёрному: нить речки пылающей в вечернем солнце, <text:span text:style-name="T612">дёрганно</text:span>-угловатый узор ещё одного обескрышенного города. </text:p>
      <text:p text:style-name="P169">Закат красный с жёлтым, как и воздушный шар. На горизонте кроткая сфера искривляет свой низ, персик на фарфоровом блюде. –«Чем дальше к югу»,– продолжает Шнорп,– «тем быстрее мчит<text:span text:style-name="T612">ся</text:span> тень, пока не достигнешь экватора: там уже тысячу миль в час. Обалдеть. Она преодолевает барьер скорости звука где-то над южной Францией—примерно на широте Каркасона. </text:p>
      <text:p text:style-name="Text_20_body">Ветер тащит их дальше, к северо-востоку. «Южная Франция»,– <text:span text:style-name="T612">вспоминается</text:span> тут Слотроп<text:span text:style-name="T612">у</text:span>.– «Да. Это там, где и я преодолел звуковой барьер….» </text:p>
      <text:p text:style-name="P247"><draw:frame draw:style-name="fr1" draw:name="Image37" text:anchor-type="paragraph" svg:width="6.9252in" svg:height="0.3661in" draw:z-index="37"><draw:image xlink:href="Pictures/1000000000000B720000009B428C9716555D8079.png" xlink:type="simple" xlink:show="embed" xlink:actuate="onLoad" loext:mime-type="image/png"/></draw:frame></text:p>
      <text:p text:style-name="P247">Зона в разгаре лета: души в упокоении за кусками стен, крепко спят скрючившись в снарядных ящиках, на приволье трахаются по дренажным трубам, за<text:span text:style-name="T616">др</text:span>ав серые подолы рубах, бродят <text:s/>гр<text:span text:style-name="T616">езя</text:span> посреди полей. Грёзы о еде, забытьи, других историях…. </text:p>
      <text:p text:style-name="Text_20_body"><text:soft-page-break/><text:span text:style-name="T616">Здешняя тишь</text:span> это от<text:span text:style-name="T616">ход</text:span> звука, как отступает прибой перед приливом: звуки утекают прочь, под уклон акустических каналов, скопиться, где-то там, в гр<text:span text:style-name="T616">андиоз</text:span>ный всплеск шума. Коровы—здоровенные недотёпы в чёрных и белых кляксах, запряжены в плуга, потому что лошади в Зоне все исчезли—надрываются с <text:span text:style-name="T616">бездумными</text:span> лицами в минных полях засеянных зимой. Ужасающие взрывы бабахают в фермерских угодьях, рога, шкура и гамбургеры падают дождём вокруг, а помятые колокольцы валяются молча в клевере. Может быть лошади так тупо не пёрли бы—но Немцы изничтожили своих лошадей, разбазарили всю породу, загнали их в самые гиблые места, в рои свистящей стали, в ревматические болота, в зимние морозы без попон наших последних Фронтов. Возможно несколько нашли безопасн<text:span text:style-name="T617">ое</text:span> при<text:span text:style-name="T617">бежище</text:span> у Русских, которые всё ещё неравнодушны к лошадям. Костры их стоянок рассылают отсвет на много миль из-за берёзовых рощ, сквозь северо-летнюю мглу, почти сухую, которой едва хватает, чтоб сделать языки пламени острыми, как лезвие ножа, дюжина аккордеонов и гармоней, играют все враз разухабистые аккорды с отголоском свирели, и песни полны протяжных <text:span text:style-name="Emphasis">-ствуй</text:span> и <text:span text:style-name="Emphasis">-лся</text:span> с голосами девичьей поддержки чище всего прочего. Лошади всхрапывают и переступают в шелестящей траве. Мужчины и женщины добры, находчивы, фанатичны—в Зоне они веселее всех выживших. </text:p>
      <text:p text:style-name="Text_20_body"><text:span text:style-name="T617">В</text:span>ибриру<text:span text:style-name="T617">я всей</text:span> плот<text:span text:style-name="T617">ью</text:span> движется чокнутый сборщик утиля Чичерин, <text:span text:style-name="T617">в составе </text:span>котор<text:span text:style-name="T617">ого</text:span> <text:s/>больше <text:s/>металла, чем чего-то ещё. Стальные зубы взблёскивают, когда он говорит. На темени под волосами серебряная плата. Золотая проволока пронизывает трёхмерной татуировкой мелкие обломки сустава и кости в его правом колене, её контуры постоянно чувствуются, печать боли ручной работы, боевая награда, которой он горд больше всего, потому что она не видна и <text:span text:style-name="T617">лишь</text:span> он может её ощущать. Операция длилась четыре часа, и в темноте. Это случилось на Восточном фронте: не было никаких сульфамидных препаратов, ни анестезии. Конечно, есть чем гордиться. </text:p>
      <text:p text:style-name="Text_20_body">Он пришёл сюда, со своим прихрамыванием, неизменным, как золото, из холодов, лугов, тайны. Официально он подчинён ЦАГИ, Центральному Аэро-Гидродинамическому Институту в Москве. <text:span text:style-name="T617">П</text:span>риказ<text:span text:style-name="T617">ом</text:span> ему предписана техническая разведка. Но его настоящая миссия в Зоне дело личное, навязчивое и отнюдь—как ему слегка и по-всякому намекали его начальники—не отражаю<text:span text:style-name="T617">щее</text:span> интересы народа. <text:span text:style-name="T618">И по мнению </text:span>Чичерин<text:span text:style-name="T618">а</text:span>, если подходить буквально, они вполне правы. Но ему не слишком ясны интересы предупреждающих. У них могут иметься свои причины желать ликвидации Енцина, что бы они там ни говорили. Возможно их разногласие с Чичериным вызвано сроками, или мотивами. У Чичерина мотивы не политические. Небольшое государство, которое он создаёт в Германском вакууме зиждется на настоятельной <text:span text:style-name="T618">потребности</text:span>, которую он уже и не пытается понять, <text:span text:style-name="T618">на </text:span>необходимост<text:span text:style-name="T618">и</text:span> уничтожить <text:span text:style-name="Emphasis">Schwarzkommando </text:span>и своего мифического сводного брата Енцина. <text:span text:style-name="T618">Происхождением</text:span> он из породы Нигилистов: среди его предков сколько угодно бомбометателей и восторженных убийц. Он никак не родственник тому Чичерину, который заключал Договор Рапалло с Вальтером Ратенау. <text:span text:style-name="T618">Тот был</text:span> <text:span text:style-name="T618">из</text:span> давни<text:span text:style-name="T618">х</text:span> <text:span text:style-name="T618">деятелей</text:span>, Меньшевик перешедший к Большевикам, <text:span text:style-name="T618">и </text:span>в эмиграции и по возвращении веривший в Государство, которое переживёт их всех, в котором кто-то придёт занять его место за столом, как сам он уселся вместо Троцкого—сидящие будут приходить и уходить, но места оставаться… <text:span text:style-name="T618">вот</text:span> и ладно. Теперь такое государство есть. Но опять-таки, есть и <text:span text:style-name="T618">иное,</text:span> чичеринское, смертное Государство, что продержится не дольше, чем составляющие его личности. Он связан, любовью и телесным страхом, со студентами погибшими под колёсами экипажей, с глазами <text:soft-page-break/><text:span text:style-name="T618">исполненными</text:span> предан<text:span text:style-name="T618">ностью</text:span> бессонным ночам, с руками маниакально приемлющими смерть от абсолютной власти. Он завидует их одиночеству, их готовности продолжать в одиночку, вне даже военного подразделения, зачастую без любви или поддержки от кого бы то ни было. Его собственная верная сеть <text:span text:style-name="Emphasis">fräulein</text:span>ок по всей Зоне просто компромисс: он знает, в этом чересчур много удовольствия, даже если разведданные хороши. Однако, предвидимые опасности любви, привязанности, слишком, таки, легковесны, чтобы он на них пошёл, если бросить на чашу весов для сравнения с тем, что ему предстоит сделать. </text:p>
      <text:p text:style-name="Text_20_body">В раннюю пору Сталина, Чичерин отправлен был в отдалённый «медвежий угол», в Семиречье. Летом каналы ирригации потели расплывчатой лепниной по зелени оазиса. Зимой липкие чайные стаканы <text:span text:style-name="T619">громоздились на</text:span> подоконник<text:span text:style-name="T619">ах</text:span>, солдаты играли в <text:span text:style-name="T1">преферанс</text:span> и выходили за дверь только поссать или пульнуть вдоль улицы в неосторожных волков из недавно модернизированной винтовки Мосина. Это был край пьяной ностальгии по городам, безмолвной Киргизской езды <text:span text:style-name="T619">на </text:span>лошад<text:span text:style-name="T619">ях</text:span>, <text:span text:style-name="T619">непрестанных</text:span> толчков земл<text:span text:style-name="T619">и</text:span>… из-за землетрясений, никто не строил выше одного этажа, так что город смахивал на фильм про Дикий Запад: коричневая грунтовая улица обставленная двух- и трёхэтажными фальшивыми фасадами. </text:p>
      <text:p text:style-name="Text_20_body">Он приехал, чтобы дать живущим в этой дали племенам алфавит: они обходились <text:span text:style-name="T619">исключительно</text:span> словами, жестами, прикосновением, даже Арабских букв не было, чтоб вытеснять их. Чичерин координировался с местным центром Ликбеза, одним из цепочки «красных юрт», как их именовали в Москве. Молодые и старые киргизы приезжали с равнины, принося запах лошадей, кислого молока и анаши, рассаживались смотреть на доски заполненные меловыми знаками. Чопорные латинские символы были почти та же незнакомы Российским кадрам—рослой Галине в её списанном Армейском галифе и серых Казачьих рубахах… мягколицей, в завивке щипцами, Любе, её близкой подруге… Вацлаву Чичерину, в роли политического ока… каждый из агентов—хотя никто не смотрел на себя под таким углом—вводил НТА (Новый Тюркский Алфавит) в необычайно чуждой стране. </text:p>
      <text:p text:style-name="Text_20_body">По утрам после завтрака, Чичерин обычно отправлялся в ту красную юрту, проведать строгую учительницу Галину—которая затрагивала пару отведённых женщинам частей в его натуре… в общем… часто он отправлялся гулять, а утреннее небо пол<text:span text:style-name="T619">ыхало</text:span> молниями: трепещущими, слепящими. Жуть. Земля сотрясается гулом ниже предела слышимости. Может <text:span text:style-name="T619">п</text:span>оказаться концом света, за исключением того, что это довольно обычный день в Центральной Азии. Удар за ударом во всю ширь неба. Тучи, некоторые очень чётких контуров, чёрные, рваные, плывут армадами в Азиатскую арктику, над нео<text:span text:style-name="T619">бозрим</text:span>ыми десятинами трав, столбиками коровяка, в зыб<text:span text:style-name="T619">ком колыхании</text:span> насколько хватает глаз, зелёно<text:span text:style-name="T619">м</text:span> и серо<text:span text:style-name="T619">м</text:span> от ветра. Ошелом<text:span text:style-name="T619">ляющий</text:span> ветер. Но он стоит посреди улицы, в его потоке, удерживая штаны, отвороты взбиты и полощутся о его грудь, кляня Армия, Партию, Историю—всё, что привело его сюда. Он так и не полюбит это небо или равнину, этих людей, их животных. Не станет оглядываться, нет, даже <text:span text:style-name="T620">на</text:span> самы<text:span text:style-name="T620">х</text:span> промозглы<text:span text:style-name="T620">х</text:span> <text:span text:style-name="T620">бивуаках</text:span> его души, сталкиваясь в оголённом Ленинграде с неизбежностью своей смерти, смертями своих товарищей, никогда не обратится <text:span text:style-name="T620">он </text:span>к воспоминаниям о Семиречье, чтоб укрыться в них. .. Не слушал музыки, не выходил в летние вылазки… не видел в степи лошадь в свете угасающего дня…. </text:p>
      <text:p text:style-name="Text_20_body"><text:soft-page-break/>И уж тем более не о Галине. Она не <text:span text:style-name="T621">подходит</text:span> быть даже «воспоминанием». Галина скорее уж <text:span text:style-name="T621">нечто</text:span> типа фигуры алфавита, или процедуры при разборке винтовки Мосина—да, <text:span text:style-name="T621">это</text:span> как помнить, что надо удерживать спуск указательным пальцем левой руки, пока правая вынимает затвор, набор взаимно сцепляющихся предосторожностей, часть процесса между тремя ссыльными Галиной/Любой/Чичериным, в котором вырабатываются свои переходы, своя маленькая диалектика, пока не закончится, и не о чем вспомнить кроме структуры…. </text:p>
      <text:p text:style-name="Text_20_body">Её глаза прячутся в железных тенях, глазницы т<text:span text:style-name="T621">е</text:span>мны, словно от ударов без промаху. Челюсть у неё невелика, квадратна и <text:span text:style-name="T621">выступает</text:span> вперёд, нижние зубы показываются чаще, когда заговорит…. Почти никогда не улыбается. Кости её лица крепко изогнуты и склёпаны. <text:span text:style-name="T621">А</text:span>ура <text:span text:style-name="T621">её из</text:span> пыл<text:span text:style-name="T621">и</text:span> мела, хозяйственно<text:span text:style-name="T621">го</text:span> мыл<text:span text:style-name="T621">а,</text:span> пот<text:span text:style-name="T621">а</text:span>. С отчаянной Любой на <text:span text:style-name="T621">периферии</text:span>, <text:span text:style-name="T621">непременно</text:span>, своей комнаты, у своего окна, миловидный беркут. Галина натренировала её—но летает <text:span text:style-name="T621">одна</text:span> Люба, только ей ведомо падение длиною в версту, вонзание когтей и кровь, а её тощая хозяйка должна оставаться внизу в классной комнате, взаперти, скованная словами, течением и морозными узорами белых слов. </text:p>
      <text:p text:style-name="Text_20_body">Свет пульсирует среди туч, Чичерин месит грязь улицы к Центру, получает румянец Любы, что-то <text:span text:style-name="T621">наподобие</text:span> поклона и салюта швабр<text:span text:style-name="T621">ой,</text:span> взятой на караул комичным китайцем, чернорабочим по имени Чу Пень, непроницаемые взгляды одного-двух ранних учеников. Кочевой «туземец» учитель Джакып Кулан поднимает взгляд от навала пастельных изыскательских карт, чёрных теодолитов, ботиночных шнурков, сальников для трактора, свечей, наконечников тяги, стальных футляров для карт, обойм 7.62 мм, крошек и кусочков лепёшек, намеревается попросить сигарету, которая уже вынута Чичериным из кармана и протянута. </text:p>
      <text:p text:style-name="Text_20_body">Он благодарит улыбкой. Так-то лучше. Он не уверен насчёт намерений Чичерина, ещё меньше <text:span text:style-name="T621">в</text:span> дружбе этого Русского. Отец Джакыпа Кулана погиб во время восстания 1916, <text:span text:style-name="T621">при</text:span> попытке убежать от войск Куропаткина и уйти через границу в Китай—один из 100 беглецов-кыргызов перебитых в один вечер возле русла высыхающей речки, которую наверно можно как-то отследить к северу, до нуля на маковке мира. Русские переселенцы, охваченные паникой <text:span text:style-name="T622">чёрной сотни</text:span>, окружили и поубивали более смуглых беженцев лопатами, вилами, выстрелами из старых ружей, что кому подвернулось. Обычный случай в Семиречье той поры, даже <text:span text:style-name="T622">в </text:span>так<text:span text:style-name="T622">ой дали</text:span> от железной дороги. Они охотились на Сартов, Казахов, Кыргызов, Дунганов в то жуткое лето, как на дичь. <text:span text:style-name="T622">Велся</text:span> ежедневный <text:span text:style-name="T622">под</text:span>счёт. Это было состязанием, добродушным, но не на шутку. Тысячи неугомонных туземцев отправились на тот свет. Их имена, даже число их, утрачены навсегда. Оттенки кожи, носимая одежда становились резонным основанием, чтоб посадить в тюрьму, избить, прикончить. Даже произношение—потому что слухи о Германских и Турецких агентах носились по этим равнинам, не без помощи Петрограда. Это национальное восстание полагалось делом рук иностранцев, международным заговором с целью открыть новый фронт в войне. Ещё раз Западная паранойя, на массивном основании Европейского баланса сил. Откуда тут было взяться Казахским, Кыргызским—Восточным—объяснениям причин? Разве не были туземцы счастливы? Разве пятьдесят лет Российского правления не принесли прогресс? Процветание? </text:p>
      <text:p text:style-name="Text_20_body">Ну, пок<text:span text:style-name="T622">уд</text:span>а что, при текущих раскладах в Москве, Дакып Кулан сын национального мученика. К власти пришёл Грузин, к власти в России, древней и абсолютной, провозгласивший Будь Добр к <text:soft-page-break/>Нацменьшинствам. Но хотя старый милый тиран старается как может, Джакып Кулан почему-то остаётся таким же «туземцем» как и прежде, с ежедневной проверкой этими Русскими <text:span text:style-name="T622">степени</text:span> его неугомонности. А его гнедое лицо, его длинные узкие глаза и запылённые ботинки, и куда он ездит в своих вылазках и что происходит внутри одиноких укромных юрт Там, в аулах, на том ветру, остаётся загадкой для них неважной или же недоступной. Они швыряют дружеские сигареты, создают ему бумажное существование, используют его как Образованного Местного Оратора. Ему дана должность, ну и хватит с него… кроме, время от времени, взгляда от Любы с <text:span text:style-name="T622">посулом</text:span> соколиной охоты—опутят, небес <text:span text:style-name="T622">с</text:span> земл<text:span text:style-name="T622">ёю</text:span>, <text:span text:style-name="T622">странствий</text:span>…. Или молчани<text:span text:style-name="T622">я</text:span> от Галины там, где могли быть слова…. </text:p>
      <text:p text:style-name="P170">Тут она стала знатоком молчаний. Для великих молчаний Семиречья ещё не создан алфавит и, наверное, его никогда не будет. Они способны в любой момент зайти в комнату, в сердце, обращая в мел и бумагу здравые Советские альтернативы привезённые сюда агентами Ликбеза. Такие молчания НТА не в силах заполнить, ни ликвидировать, необъятны они, <text:span text:style-name="T622">устрашающи</text:span> как стихии в этом медвежьем углу—предназначены для Земли б<text:span text:style-name="T62">о́</text:span>льших размеров, планеты более дикой, более удалённой от солнца…. Ветра, городские снегопады и приливы жары детства Галины никогда не бывали столь огромными, столь безжалостными. Ей пришлось приехать сюда, чтобы узнать как чувствуется землетрясение, и как пережидать песчаную бурю. Каково было бы вернуться обратно теперь, назад в город? Ей станет часто сниться некая красочная картонная модель, градостроительная модель, в мельчайших деталях, таких крохотных, что подошвы её ботинок стёрли бы кварталы одним махом—и в то же время, она была жителем, внизу, внутри игрушечного города, просыпалась посреди поздней ночи, моргала кверху в ранящий свет дня, в ожидании уничтожения, до ужаса напряжена ожиданием, невозможностью дать имя тому, что приближается, зная—жутко сказать—что это сама, Центрально-Азиатская, она и есть т<text:span text:style-name="T615">ем</text:span> Неназываем<text:span text:style-name="T615">ым</text:span>, что так страшит её…. </text:p>
      <text:p text:style-name="P248">Эти высокие, эти затмевающие звёзды Мусульманские ангелы… <text:span text:style-name="Emphasis">O, wie spurlos zerträte ein Engel den Trostmarkt</text:span>. . . . Он постоянно там, западнее, Африканский сводный брат и его книги со стихами в чьих бороздах посев Тевтонскими буквами, угольно-чёрными—он ждёт, <text:span text:style-name="T623">пятная</text:span> страницы, одну за другой, за бесчисленными вёрстами долин и зонального света, что скашивается, когда снова приходят их осени, год за годом, с учётом места назначения на планете, как старый цирковой наездник, который пытается привлечь внимание хоть и нечем, кроме привычки публики, и продолжает повторять провал в каждо<text:span text:style-name="T623">й</text:span> гладко<text:span text:style-name="T623">й</text:span>, безукоризненно<text:span text:style-name="T623">й</text:span> проск<text:span text:style-name="T623">ач</text:span>ке по кругу планеты. </text:p>
      <text:p text:style-name="Text_20_body">Но разве Джакып Кулан время от времени—не часто—через школьный класс бумаг, или нежданно перед окнами в глубокую зелень распахнутыми, не бросал на Чичерина определённый взгляд? Не говорил разве этот взгляд: «Что бы ты ни делал, что ни делал бы он, не избавит вас от вашей смертности»? И ещё: «Вы братья. Вместе ли, по отдельности, зачем придавать этому столько значения? Живите. Умрите, когда придёт день, с честью или подленько—но только не от руки друг друга….» Свет каждой общей осени продолжает приносить всё тот же бесплатный совет, всякий раз с чуть меньшей уверенностью. Но ни один брат не слышит. Чёрный должно быть нашёл, где-то в Германии, свою собственную версию Джакыпа Кулана, какого-нибудь по-детски наивного туземца, что упорным взглядом отвлекал бы его от Германских Грёз Десятой <text:soft-page-break/>Элегии с явившимся ангелом, хлопанье крыльев уже на грани пробуждения, идущим раздавить без следа белую рыночную площадь его собственной ссылки…. Обращённое к востоку, чёрное лицо всматривается, с какой-нибудь зимней насыпи или стены землистого цвета из мелкозернистого камня, в пустые низины Пруссии, Польши, лиги лугов в ожидании, точно так же как и Чичерин, который становится с каждым месяцем всё напряжённее и обветреннее, на своём обращённом к западу фланге, прозревая как История и Геополитика <text:span text:style-name="T624">втаскивают</text:span> их в неизбежное столкновение, а радиоприёмники кричат всё визгливее, новые затворы шлюзов в ночи всколыхиваются от соприкосновения с гидроэлектрической яростью, вздымающейся, через пустые ущелья и перевалы, небо днём густеет от миль куполов опускающихся парашютов, белых как видения небесных юрт богатеев, занятых игрой, да так неумело, но с каждым разбросом зерни они становятся всё меньше и меньше причастными…. </text:p>
      <text:p text:style-name="Text_20_body">Прочь в костистую неизведанность необжитых земель скачет Чичерин и его Кыргыский приятель Джакып Кулан. Конь под Чичериным это версия его самого—пятнистый Аппалуза из Соединённых Штатов по имени Змей. Змею случилось стать своего рода лошадиным эмигрантом по соглашению сторон. В позапрошлом году он был в Саудовской Аравии, куда для него приходил ежемесячный чек от прибабахнутого (или, если тебе в кайф параноидальные системы, жутко рационального) техасского нефтепромышленника из Мидланда, чтобы держался подальше от кругооборотов родео, где в ту пору знаменитая необъезженная лошадь Полночь расшвыривала молодых ковбоев направо и налево в иссушенные зноем ограждения. Но этот Змей был не дикарём типа Полночи, а методичным душегубом. Что ещё хуже, он непредсказуем. Когда ты скачешь на нём, он может оставаться безразличным, или послушным как девушка. Но вдруг, без малейшего предупреждения, взбеленившись от глубокого вздоха, он мог убить тебя одним мановением копыта, змеиный поворот точнёхонько к тому мигу и месту на земле, где ты прекратишь существование. И никогда не угадаешь: месяцами мог прикидываться послушным. Но на его счету три покушения на Джакыпа Кулана. Дважды удача тупо спасла Кыргыза, а на третий он буквально вклещился и скакал на жеребце до более менее управляемого состояния. Но всякий раз, подходя к позвякивающему на склоне колу Змея, Чичерин несёт вместе с кожаной сбруей и куском посеченного коврика на спину коня ещё и сомнение, неизбывный шанс, что Кыргыз не до конца его объездил в прошлый раз. Змей просто дожидается своего момента…. </text:p>
      <text:p text:style-name="Text_20_body">Они скачут прочь от железной дороги: удаляясь от более ласковых зон Земли. Взрывы белых и чёрных звёзд по крупу и бедру Аппалуза. В центре каждой из этих новых звёзд застывший кружок вакуума, без всякого цвета, от которых полуденные Кыргызы на обочине дороги, заглянув, ухмылялись горизонту у себя за спиной. </text:p>
      <text:p text:style-name="Text_20_body">Странны, странны движущие силы нефти и замашки нефтепромышленников. Змей повидал немало перемен после Аравии, на пути к Чичерину, который, возможно, его вторая половина—много конокрадов, отчаянной скачки, конфискаций одним правительством или другим, побегов во всё более отдалённые места. Теперь вот крестьяне Кыргызы, врассыпную при звуке копыт, птицы большущие как индюки, чёрные с белым и выплесками кроваво-красного в каёмке глаз, топоча в горы, Змей, возможно, у<text:span text:style-name="T624">даляется</text:span> в то, что может стать последним из всех приключений, и уже едва вспоминает водяные трубы в оазисах с ползучим дымом, бородатых мужчин, резные, изукрашенные перламутром лакированные сёдла, поводья из скрученной козлиной шкуры, <text:soft-page-break/>женщин на седельных подушках, вопящих в восторге вверх к Кавказским предгорьям под покровом темноты, унесённые похотью, бурей вдоль едва заметной полоски тропы… лишь следы оставленные позади к этим конечным пастбищам: тени сваленные упокоиться среди разгромленного сборища крестьян. Инерция нарастает в галопе двух всадников вперёд. Запах лесов в ночи медленно исчезает. В ожидании, далеко в солнечном свете, который ещё не их, это… Это… Ждёт их, невообразимое создание высот и света… </text:p>
      <text:p text:style-name="Text_20_body">… даже теперь, в её взрослых снах, к растревоженной Галине приходит крылатый всадник, красный<text:span text:style-name="Emphasis"> Sagittarius</text:span> с плакатов детства времён Революции. Вдали от нищих, заснеженных, оборванных улиц, она вжимается здесь в Азиатскую пыль, подъяв ягодицы к небу, в ожидании первого прикосновения от него—от этого… Стальные копыта, зубы, посвист оперения по её позвоночнику… звонкая бронза всадника посреди площади, и её лицо втиснутое в сейсмические вздрагивания земли…. </text:p>
      <text:p text:style-name="Text_20_body">– Он солдат,– Люба подразумевает просто Чичерина,– и вдали от дома.– Дислоцирован на Диком Востоке где держится тихо, невыразительно, и явно под неким официальным проклятием. Слухи настолько же нелепы, насколько безразлична эта окраина. В дежурке Ефрейторы болтают о женщине: изумительная Советская куртизанка, что носила лифчики из белого козлёнка, и брила свои бесподобные ножки каждое утро до самого паха. Ебущаяся с жеребцами Екатерина, в соболях и бриллиантах, обновлённая под эпоху. Шеренга её любовников тянулась от министров и ниже до подобных Капитану Чичерину, её наивернейшему, ясное дело. Пока нео-Потёмкины упорядочивали глубокую Арктику, умелые и технократичные волки воздвигающие поселения в тундре, целые урбанистические абстракции из снега и льда, бравый Чичерин оставался в столице, кайфовал у неё на даче, где они играли в рыбака и рыбку, террориста и Государство, землепроходца и лукоморье на краю света зелёных волн. Когда официальное внимание было, наконец, обращено в их сторону, это не повлекло смерти Чичерина, ни даже ссылки—но ограничение возможностей карьерного роста: так распределились векторы, в те дни. Центральная Азия на добрую часть его лет в самом расцвете, или атташе куда-нибудь вроде Коста-Рики (ну—он захочет, что лучше б это была Коста-Рика, однажды—отпуск из этого чистилища, в шелест прибоя, зелёные ночи—как ему не хватает моря, как он мечтает о глазах тёмных и влажных, как и у него, о колониальных глазах, смотрящих вниз с балкона крошащейся кладки…). </text:p>
      <text:p text:style-name="Text_20_body">Тем временем, другой слух говорит о его связи с легендарным Вимпе, ведущим коммивояжёром из <text:span text:style-name="Emphasis">Ostarzneikunde GmbH</text:span>, филиала ИГ. Поскольку всем известно, что представители ИГ заграницей на самом деле Германские шпионы работающие на контору в Берлине известную как «NW7», <text:span text:style-name="T625">то</text:span> в эту историю про Чичерина не так-то легко поверить. Будь она буквально правдивой, Чичерина бы тут не было—никак невозможно, чтоб ему сохранили жизнь в обмен на этот сомнамбулизм в восточных гарнизонных городках. </text:p>
      <text:p text:style-name="Text_20_body">Конечно же, он мог знать Вимпе. Их жизни, какой-то период, протекали достаточно близко в пространстве и времени. Вимпе был <text:span text:style-name="Emphasis">Verbindungsmann</text:span> классического стиля, с налётом нездорового энтузиазма: очарование, привлекательность доходила тебе уступами, или террасами неодолимости: приветливые серые глаза, вертикальный гранитный нос, рот, что никогда не трепетал, подбородок неспособный на фантазии… тёмные костюмы, безукоризненные кожаные <text:soft-page-break/>пояса, серебряные запонки, обувь конской кожи, что поблескивала под остеклёнными сводами Царских приёмных и на Советском бетоне, всегда опрятный, обычно сдержанный, хорошо информированный и влюблённый в органическую химию, что была его специальностью и, как полагали, его верой. </text:p>
      <text:p text:style-name="Text_20_body">– Подумайте о шахматах,– в свои ранние дни в столице, подыскивая сравнение, которое смогут ухватить Русские,– о нелепой игре в шахматы.– Готовясь показать, если аудитория была достаточно восприимчивой (имея рефлексы торговца, он автоматически избирал путь наименьшего безразличия) как всякая молекула имеет множество открытых ей возможностей, возможность связываться, в связях различной прочности, от углерода, самого оборотистого, в роли царицы, «Екатерины Великой периодической таблицы», до мелких атомов водорода, многочисленных и одношаговых: как пешки… и грубая противоположность шахматной доски представляющая, в этой химической игре, танцевальные фигуры в трёх измерениях, «...в четырёх, если угодно...», и радикально иная идея что победа и поражение означают…. <text:span text:style-name="Emphasis">Schwärmerei</text:span>, бормотали его коллеги дома в Германии, подыскивая извинения, чтобы перейти на другие темы. Но Чичерин оставался. Глупый и романтичный, он продолжал слушать, даже подзуживал Немца. </text:p>
      <text:p text:style-name="Text_20_body">Как не вышло у них оказаться замеченными? Мало-помалу, с продолжением связи, в её бескровном подавленном виде, Советская сеть управления, заботливая как всякая семья в 19-м веке, начнёт предпринимать простые шаги, чтобы разлучить эту пару. Консервативная терапия. Центральная Азия. Но за недели негласного и мягкого выяснения, прежде чем наблюдающие уловили к чему всё клонится… какие орлы с решками п<text:span text:style-name="T626">р</text:span>озвякали в тёмных карманах той неопределённости? Со своих первых дней в качестве комиссионера фармацевтической компании, компетенция Вимпе сосредоточилась на циклизованных бензилизохинолинах. Основной интерес вызывали опиумные алкалоиды в их многочисленных вариациях. Правильно. Внутренние комнаты конторы Вимпе—номер в старорежимном отеле—переполнялись образцами, Германская наркота в ошеломляющем изобилии, Вимпе, джинн с Запада, приподнимал их, фиал за фиалом, перед лицом малыша Чичерина, тому на удивление: «Eumecon, 2% раствор морфина… Dionine (тут мы добавляем этиловую группу к морфину, как видишь)… Holopon и Nealpon, Pantopon и Omnopon, всё смеси алкалоидов опиума в виде растворяемых гидрохлоридов… и Glycopon, как глицерофосфаты…. А вот Eucodal—кодеин с водородной парой, один гидроксил, один гидрохлорид»—жестикулируя в воздухе вокруг своего кулака представляющего ядро—«выступают из различных частей молекулы».– Среди этих патентованных лекарств, аттрибуты и детализация становились почти игрой.– «Как французы поступают со своим нарядом, <text:span text:style-name="Emphasis">nicht wahr</text:span>? ленточку сюда, приятную пряжечку туда, чтоб продавался более редкий фасон…. «А здесь? Тривалин!»– Одно из сокровищ его линейки.– «Морфин и кофеин, и кокаин, все в растворе, как валериаты. Валерьянка,<text:span text:style-name="Emphasis"> ja</text:span>—корень и корневище: у тебя, наверное, найдутся родственники постарше, кто принимал её годы тому как нервный тоник… отделка бисером, так сказать—некий позумент по этим голым молекулам». </text:p>
      <text:p text:style-name="Text_20_body">Что оставалось сказать Чичерину? Понимал ли вообще Чичерин всё это? сидя в выцветшей задней комнате, пока тросы лифта скрипели и хлопали за стеной, а внизу на улице, слишком редко, чтоб иметь значение, тарахтели, прищёлкивая вожжами, дрожки вдоль по чёрной древней <text:soft-page-break/>брусчатке? Или пока снег скрёбся в закопчённые окна? Насколько далеко, по мнению тех, кто сошлёт его в Центральную Азию, означало чересчур далеко: станет ли просто его присутствие в тех комнатах смертным ему приговором автоматически… или всё-таки оставалась, даже при таком положении вещей, достаточная слабина, позволявшая ему отвечать? </text:p>
      <text:p text:style-name="P249">– Но когда боль снята… просто боль… за пределы… ниже того нулевого уровня ощущения… я слышал...– Слышал он. Не самый тонкий подход, а Вимпе наверняка известен каждый стандартный способ просвещения. Некоторые военные просто тупы, у других же такая безрассудность в крови, что ни о какой «сдержанности» и речи быть не может—это положительно безумие, они не только бросят конницу на пушки, они ещё и возглавят атаку. Это великолепно, но это не война. Дождись Восточного Фронта. Своим первым боем, Чичерин заслужит репутацию маниакального самоубийцы. У Германский полевых командиров от Финляндии до Чёрного моря сложится по отношению к нему <text:span text:style-name="T627">джентльменское</text:span> отвращение. <text:span text:style-name="T627">Начнут</text:span> всерьёз задаваться вопросом, есть ли у этого человека хоть малейшее чувство военной пристойности вообще. Его будут брать в плен и терять снова, ранить, считать убитым в бою, а он будет идти дальше, напролом, неистовый снежный человек по зимним болотам—никакое упреждение на ветер, ни эшелонированное окружение или убийственный выплеск обойм их Парабеллумов никак не могли его завалить. Он любитель, как и Ленин, Наполеоновского <text:span text:style-name="Emphasis">s’engage, et puis, on voit</text:span>, а что касается броска в атаку, что ж, гостиничная комната того человека от ИГ была одной из его ранних репетиций. У Чичерина дар связываться с нежелательными, невыявленными врагами порядка, контрреволюционным отребьем человечества: он этого не планирует, просто само собой получается, он гигантская сверхмолекула с таким числом открытых валентных связей, доступных в любой момент, и по ходу дела… по ходу танца дела… уж как оно повернёт… другие подключаются, и фармакология Чичерина, видоизменяясь таким образом, с её в дальнейшем открывающимися побочными эффектами, не слишком-то предсказуема заранее. Чу Пень, китайский мастер на все руки в красной юрте, кое-что об этом знает. В первый <text:span text:style-name="T627">же </text:span>день, как Чичерин <text:span text:style-name="T627">явился</text:span> доложить <text:span text:style-name="T627">о</text:span> <text:span text:style-name="T627">прибытии</text:span>, Чу Пень знал—и сковырнулся через свою швабру, не столько для отвода глаз, как отпраздновать встречу. У Чу Пена и самого имелась связь или две открытых. Он живой памятник успеха Британской торговой политики по ходу предыдущего столетия. Классическая схема аферы всё ещё знаменита, поныне: привозишь опиум из Индии, вводишь в употребление в Китае—привет, Фань, это опиум, опиум, это Фань—ах, так этта моя нада ам-ам—нет-ха-ха, Фань, это твоя надо <text:span text:style-name="T1">пых-пых</text:span>, понимай? И скоро Фань приходит ещё и ещё за добавкой, так ты создаёшь не<text:span text:style-name="T627">уклонн</text:span>ый спрос на это дерьмо, доводишь Китай объявить его незаконным, затем втягиваешь Китай в две-три разгромных войны за право твоих торговцев продавать опиум, которое к этому времени объявляешь священным. Ты победил, Китай проиграл. Превосходно. Чу Пень, являясь монументом всему этому, нынче привлекает караваны туристов обозреть его, обычно когда он Под Воздействием… «Итак, дамы и господа, как можете убедиться, характерный закопчён<text:span text:style-name="T628">н</text:span>о-серый цвет лица...» Они все стоят вглядываясь в его поглощённые грёзами фации, внимательные мужчины с широкими бакенбардами, удерживая жемчужно-серые утренние шляпы в руках, женщины приподымающие свои подолы подальше от мест, где жуткая Азиатская живность копошится микроскопически по старым доскам пола, пока их экскурсовод подчёркивает заслуживающие интерес детали своей металлической указкой, замечательно тонкий инструмент, <text:soft-page-break/>тоньше, фактически, рапиры, часто взблескива<text:span text:style-name="T628">ет</text:span> быстрее, чем глаз способен уловить—«Его Потребность, обратите внимание, сохраняет свою форму при стрессах любого вида. Никакая телесная болезнь, или нехватка питания, не способна изменить её ни на йоту...»– все их мягкие, их мелкие взоры следуют кротко, словно аккорды пианино в окраинной гостиной… не<text:span text:style-name="T628">уклонн</text:span>ая Потребность заставляет сиять этот застойный воздух: это бесценный слиток, из которого всё ещё можно чеканить суверенов, и профили великих правителей выгравированные и пущенные в оборот, в ознаменование. Это путешествие того стоило, <text:span text:style-name="T628">само лишь</text:span> лицезрение этого сияния, стоило долгого проезда в санях, через замёрзшие степи в громадных закрытых санях, громадных как морской паром, повсюду изукрашенный Викторианскими завитками—с внутренними палубами и уровнями для пассажиров любого класса, с бархатными салонами, камбузами полными припасов, с молодым доктором Маледетто, которого любят дамы, с элегантным меню включающим всё от<text:span text:style-name="Emphasis"> Mille-Feuilles à la Fondue de la Cervelle</text:span> до <text:span text:style-name="Emphasis"><text:s/>La Surprise du Vésuve</text:span>, холлы укомплектованные стереортиконами и набором слайдов, туалеты с дубовой обшивкой наполированной до вишнёво-красного и ручной резьбой русалочьих лиц, листьев аканфа <text:span text:style-name="T628">в</text:span> послеполуденных и садовых форм<text:span text:style-name="T628">ах,</text:span> напомнить сидящему о доме, когда совсем подкатит, тёплое нутро нависает тут так жутко над головокружительным путём из кристаллического льда и снега, который можно также видеть с наблюдательной палубы, проплывающие просторы горизонтальной бледности, круговорот заснеженных полей Азии, под небесами из металла куда менее благородного, чем этот, которым мы приехали полюбоваться…. </text:p>
      <text:p text:style-name="P171">Чу Пень тоже наблюдает их, когда являются, и глазеют, и уходят. Они фигурки снов. Они его забавляют. Они часть опиума: никогда не <text:span text:style-name="T628">появляются</text:span> от чего-то ещё. <text:span text:style-name="T628">З</text:span>дешний гашиш <text:span text:style-name="T628">о</text:span>н, вообще-то, старается не курить больше, чем требует вежливость. Этот комковатый, смолистый фантасмагорий Туркестана хорош для Русского, Кыргызского, и других варварских вкусов, но дайте Чу слезу мака в любой момент. Видения намного лучше, не такие геометрические, способные обернуть всё—воздух, небо—в персидский ковёр. Чу предпочитает ситуации, путешествия, комедию. Узрение такого же аппетита в Чичерине, этом коренастом, Латино-глазом эмиссаре из Москвы, этом Советском эмигранте по соглашению сторон, кого угодно заставит сковырнуться через свою швабру, обмывки прошипеть по полу и ведро грянуть гонгом в изумлении. В восторге! </text:p>
      <text:p text:style-name="Text_20_body">И уже вскоре эти два отпетых правонарушителя уже крадутся на окраины города, для встреч. Это местный скандал. Чу, из какой-то прорези в грязных тряпках и лохмотьях висящих с его нездорового жёлтого тела, добывает омерзительный выхарк гадко пахнущего вещества, завёрнутый в обрывок старой<text:span text:style-name="Emphasis"> Enbekši Qazaq </text:span>за 17 августа прошлого года. Чичерин достаёт трубку—будучи с Запада, он ответственен за технологию <text:span text:style-name="T629">происходящего</text:span>—обугленную, непристойную принадлежность из чередования красного с жёлтым по Британскому олову, купленную с рук в подержанном состоянии за пару копеек в Квартале Прокажённых в Бухаре и, да, отлично прокуренную к тому времени. Неустрашимый Капитан Чичерин. Два опиомана опускаются на корточки за кусочком стены расшатанным и наклонённым недавним землетрясением. Случайные всадники проезжают мимо, какие-то замечают их, другие нет, но все в молчании. Звёзды над головой толпятся в небе. Дальше за городом колышутся травы, и волны движутся в них, медленные как овцы. Это мягкий ветер, несущий последний дым дня, запахи отар и жасмина, стоячей воды, оседающей пыли… ветерок, который Чичерин никогда не <text:soft-page-break/>будет вспоминать. Не больше, чем он может сейчас увязать эту сырую смесь сорока алкалоидов с утончёнными, гранёными, отполированными и упакованными в фольгу молекулами, которые коробейник Вимпе показывал ему давным-давно, одну за другой, и сказывал о них сказы…. </text:p>
      <text:p text:style-name="Text_20_body">– Онейрин и Метонерин. Вариации представленные Ласло Джампфом в ACS Journal, в позапрошлом году. Джампфа тогда одолжили, уже в качестве химика, Американцам, чей Национальный Совет Исследований начинал массированную программу по исследованию молекул морфина и их возможностей—План на Десятилетку, совпавший, как ни странно, с классическим изучением больших молекул проводившемся Каротерсом у Дюпона, Великим Синтезатором. Связь? Конечно имеется. Но мы о ней не говорим. НСИ синтезируют новые молекулы ежедневно, <text:span text:style-name="T629">в основном из</text:span> куско<text:span text:style-name="T629">в</text:span> молекулы морфина. Дюпон низает вместе группы наподобие амидов в длинные цепи. Две программы выглядят дополняющими друг друга, не правда ли? Американский недостаток модульного дублирования, объединённый с тем на что, пожалуй, направлены основные изыскания у нас: найти нечто способное убивать интенсивную боль не вызывая зависимости. </text:p>
      <text:p text:style-name="Text_20_body">– Результаты пока не обнадёживают. Мы, похоже, упёрлись в дилемму неотделимую от Природы, принцип неопределённости, как у Хайсенберга. Присутствует почти полный параллелизм между обезболиванием и привыканием. Чем больше боли оно снимает, тем сильнее мы его хотим. <text:span text:style-name="T629">Повидимому</text:span>, мы не можем иметь одно свойство без другого, не больше, чем физик квантовой механики может указать позицию без утраты определённости скорости частицы— </text:p>
      <text:p text:style-name="Text_20_body">– Это я бы и так сказал. Но зачем— </text:p>
      <text:p text:style-name="Text_20_body">– Зачем. Мой милый Капитан. Зачем? </text:p>
      <text:p text:style-name="Text_20_body">– Деньги, Вимпе. Лить фонды в унитаз на такие бесполезные исследования— </text:p>
      <text:p text:style-name="P172">Прикосновение как-мужчина-мужчине в ответ, к верхнему из трёх ремешков поперёк гимнастёрки. Улыбка среднего возраста полная <text:span text:style-name="Emphasis">Weltschmerz</text:span>. –«Дашь на дашь, Чичерин»,– шепчет торговец.– «Вопрос равновесия приоритетов. Исследователи обходятся довольно дёшево, и даже ИГ <text:s/>позволительно помечтать, понадеяться на невозможное…. Подумай что значило бы открытие такого лекарства—рациональная отмена боли, не расплачиваясь зависимостью. <text:span text:style-name="T1">Прибавочная</text:span> стоимость—всё же что-то, таки, есть в Марксе с Энгельсом»,– тешит клиента,– «осветили тему. Потребность типа зависимости, никак не связана с истинной болью, истинными нуждами экономики, не соотнесена с производством или трудом… нам бы поменьше этих неизвестностей, хватит уж. Мы умеем производить истинную боль. Войны, ясное дело… заводские станки, промышленные аварии, автомобили, враги безопасности, яды в еде, воде и даже в воздухе—это всё множества напрямую увязанные с экономикой. Они нам известны и мы в силах их контролировать. Но «зависимость»? Что мы знаем о ней? Туман и фантомы. Не не <text:span text:style-name="T630">н</text:span>айти и пары экспертов, которые <text:span text:style-name="T630">пришли <text:s/>бы к </text:span>согласи<text:span text:style-name="T630">ю</text:span> даже о значении этого слова. «Понуждение»? А кого не понуждают? «Соизволение»? «Подчинённость»? А эти что <text:span text:style-name="T630">о</text:span>знача<text:span text:style-name="T630">ю</text:span>т? Всё, что имеем, это тысяча смутных научных теорий. Рациональная экономика не может зависеть от причуд психики. Мы не смогли бы <text:span text:style-name="T1">планировать</text:span>…. </text:p>
      <text:p text:style-name="Text_20_body"><text:soft-page-break/>Какое предчувствие постучалось в правое колено Чичерина? Что за прямая конвертация между болью и золотом? </text:p>
      <text:p text:style-name="Text_20_body">– Вы и впрямь так злонамеренны, или это притворство? Действительно торгуете болью? </text:p>
      <text:p text:style-name="P172">– Торговля болью занятие врачей, а никому и в голову не придёт критиковать их благородное призвание. Но стоит <text:span text:style-name="Emphasis">Verbindungsmann</text:span>у хотя бы лишь потянуться к замку на чемодане с образцами и все вы начинаете вопить и разбегаться. Ну—вы не найдёте много наркоманов среди нас. Медицинская профессия полна ими, но мы, <text:span text:style-name="T630">коммивояжёры</text:span>, верим в истинную боль, в истинное избавление—мы рыцари на службе Идеалу. Всё должно быть истинным для целей нашего рынка. Иначе мой работодатель—а наш небольшой химический картель является моделью самой структуры наций—блуждает в иллюзии и снах, <text:span text:style-name="T630">пока</text:span> однажды <text:span text:style-name="T630">не </text:span>пропад<text:span text:style-name="T630">ё</text:span>т в хаосе. То же самое и с вашим работодателем. </text:p>
      <text:p text:style-name="Text_20_body">– Мой «работодател<text:span text:style-name="T633">ь</text:span>» Советское государство. </text:p>
      <text:p text:style-name="Text_20_body">– Вот как?– Вимпе и впрямь сказал «<text:span text:style-name="T1">является</text:span> моделью», а не «станет моделью». Удивительно, что они смогли зайти так далеко, если смогли на самом деле—настолько разнясь в убеждениях и вообще. Вимпе, однако, будучи более циничным, способен был призн<text:span text:style-name="T631">ав</text:span>ать больше правды, прежде чем <text:span text:style-name="T631">по</text:span>чувствовать неловкость. Его терпе<text:span text:style-name="T631">ливость</text:span> с Чичеринской красноармейской версией экономики <text:span text:style-name="T631">оказалась</text:span> довольно <text:span text:style-name="T631">обширной</text:span>. Они расстались <text:span text:style-name="T631">весьма</text:span> дружески. Вимпе переназначили в Соединённые Штаты (Chemnyco в Нью-Йорке) вскоре после того, как Гитлер стал Канцлером. Связь Чичерина, по гарнизонным слухам, прекратилась тогда же, навсегда. </text:p>
      <text:p text:style-name="Text_20_body">Но это слухи. Их хронологии нельзя довериться. Закрадываются противоречия. <text:span text:style-name="T631">Чудненько</text:span> <text:s/>прове<text:span text:style-name="T631">сти</text:span> зим<text:span text:style-name="T631">у</text:span> в Центральной Азии, когда ты не Чичерин. Если ты <text:span text:style-name="T1">всё же</text:span> Чичерин, ну, это ставит тебя в более своеобразное положение. Не так ли. Тебе придётся перезимовать ни на чём, кроме параноидальных подозрений почему ты тут…. </text:p>
      <text:p text:style-name="P173">Это из-за Енцина, наверняка проклятый Енцин. Чичерин побывал в Красно<text:span text:style-name="T631">м</text:span> Архиве, видел записи, дневники и судовые журналы эпического, обречённого вояжа адмирала Рождественского, некоторые всё ещё засекречены <text:span text:style-name="T631">даже</text:span> 20 лет спустя. И теперь он знает. А <text:span text:style-name="T631">раз</text:span> это всё <text:s/><text:span text:style-name="T631">есть </text:span>в архивах, то и Они тоже знают. Обворожительные юные дамы и Германские торговцы наркотой достаточно веские причины услать человека на восток в любой период истории. Но Они не были бы тем, кто и где Они есть, без <text:span text:style-name="T631">придания </text:span>Дантова оттенка <text:s/>Их понятия<text:span text:style-name="T632">м</text:span> <text:span text:style-name="T631">о</text:span> расправ<text:span text:style-name="T631">е</text:span>. Просто возмездие хорошо для военного времени, но политика между войнами требует симметрии и более элегантной идеи о справедливости, вплоть даже до того, чтобы подделываться, малость по-декадентски, под милосердие. Это посложнее, чем массовая казнь, потруднее и не так удовлетворяет, однако существуют договорённости, которые не видны Чичерину, охватывающие Европу, возможно и мир, который не следует слишком беспокоить, между войнами…. </text:p>
      <text:p text:style-name="P250">Похоже, что в декабре 1904, адмирал Рождественский во главе флота из 42 Российских военных кораблей, вошёл в порт Юго-Западной Африки, Людерицбухт. Это было в разгар Русско-Японской войны. Рождественский направлялся в Тихий океан, освободить другой Российский флот, столько месяцев запертый в Порт-Артуре Японцами. Выйти из Балтики, обогнуть Европу <text:soft-page-break/>и Африку, чтобы пересечь весь Индийский океан, а затем подняться к северу вдоль оконечного побережья Азии, вояж должен был стать одним из самых зрелищных за всю историю: семь месяцев и 18000 миль пути, чтобы в один ранний день лета в водах между Японией и Кореей, где <text:span text:style-name="T634">такой себе</text:span> адмирал Того, что дожидался в засаде, выплыл из-за острова Цусимы и до наступления ночи вручил Рождественскому его порванную жопу. Всего лишь четыре корабля Русских смогут добраться до Владивостока—почти все прочие потоплены коварными Япошками. </text:p>
      <text:p text:style-name="P174">Отец Чичерина служил артиллеристом на флагманском корабле адмирала, на <text:span text:style-name="Emphasis">Суворове</text:span>. Флот остановился в Людерицбухт на неделю, намереваясь загрузиться углём. Шторма хлестали по маленькой переполненной гавани. <text:span text:style-name="Emphasis">Суворов</text:span> всё время бился о суда-угольщики, оставляя пробоины в бортах, повредив многие из своих 12-фунтовых пушек. Матросы работали круглосуточно, под прожекторами <text:span text:style-name="T634">включёнными</text:span> на палубе по ночам, таскали мешки с углём, полуслепые <text:span text:style-name="T634">от </text:span>луч<text:span text:style-name="T634">ей</text:span>, лопатили, потели, кашляли, зверели. Несколько чокнулись, двое совершили попытки самоубийства. Старый Чичерин, после двух дней такого, ушёл в самоволку и не появлялся до его окончания. Ему встретилась девушка Иреро, чей муж погиб в восстании против Немцев. Ничего такого он не планировал и не мечтал перед тем как сойти на берег. Что знал он про Африку? У него осталась жена в Санкт-Петербурге и ребёнок, что только-только начинал сидеть. Перед этим он не покидал дом дальше, чем до Крондштадта. Ему <text:span text:style-name="T635">просто</text:span> <text:span text:style-name="T635">требовалось</text:span> отдохнуть от непосильной пахоты, и от того как это всё выглядело… от того, что белый-с-чёрным угля и дуговых ламп хотели сказать… никакого цвета, и нереальность выдержать это—но нереальность <text:span text:style-name="T1">знакомая</text:span>, та что предупреждает: Всё Это Подстроено Посмотреть Что Я Буду Делать И Тут Нельзя Сделать Ни Одной Промашки… в последний день своей жизни, когда его со свистом накрывало Японское железо со слишком далеко затеря<text:span text:style-name="T635">нных</text:span> в дымке кораблей, чтобы он смог хотя бы различить их, он будет думать о карбонизации лиц людей, казалось бы, ему знакомых, людей превращающихся в уголь, древний уголь, что отблескивал, каждый кристалл, в грубых мазках свечей Яблочкова… каждая чешуйка поразительно идеальна… заговор углерода, хотя он никогда не называл это «углеродом», это была сила, от которой он сошёл на берег, чувство чересчур бессмысленной силы, текущей не туда… он слышал в этом запах Смерти. Поэтому он дождался когда мичман отвернётся закурить сигарету, а потом просто ушёл—все они были слишком чёрными, искусственно чёрными, чтобы это сразу заметили—и нашёл на берегу неподдельную черноту торжественной девушки Иреро, которая казалось ему вдохом жизни после долгого заточения и остался с ней на краю придавленного жалкого городка, возле железной дороги, в домишке из единственной комнаты, построенном из жердей, багажных ящиков, тростника, грязи. Дождь хлестал. Поезда кричали и пыхтели. Мужчина и женщина оставались в кровати и пили кари, который гонят из картофеля, гороха и сахара, и на Иреро означает «питьё смерти». Близилось Рождество и он подарил ей медаль, которую получил когда-то давно за успех на показательных стрельбах в Балтийском море. К тому времени, когда он ушёл, им удалось узнать имена друг друга и несколько слов из языков обоих—боюсь, рад, спать, любить… начала нового языка, диалект, на котором пожалуй только они двое и говорили во всём мире. </text:p>
      <text:p text:style-name="P175">Но он ушёл обратно. Его будущее было с Балтийским флотом, в этом ни он, ни девушка не могли <text:span text:style-name="T635">усомниться</text:span>. Шторм пронёсся, туман покрыл море. Чичерин уплыл, запертый в тёмном вонючем <text:soft-page-break/>кубрике ниже ватерлинии <text:span text:style-name="Emphasis">Суворова</text:span>, выпивший свою Рождественскую водку, плетущий сказы как ему пофартило оказаться в пространстве без качки, там на краю сухого вельда, с кое-чем тёплым и добрым вокруг его члена вместо собственного кулака. Он уже описывал её как похотливую туземную тёлку. Это древнейшая из морских россказней. Рассказывая, он уже не был Чичериным, а одноликой толпой предыдущих и последующих, пропали все, но не все были несчастны. Девушка могла стоять на каком-то мысу, глядя как серые броненосцы один за другим растворяются в дымке Южной Атлантики, но даже если в этом месте вам угодно парочку аккордов из Мадам Баттерфляй, она скорее всего переругивалась на улице, или спала. Ей не суждена была лёгкая жизнь. Чичерин сделал ей ребёнка, родившегося месяца через два после того как артиллерист пошёл ко дну в виду крутых утёсов и зелёных лесов Цусимы, в начале вечера 27 мая. </text:p>
      <text:p text:style-name="Text_20_body">Немцы зарегистрировали рождение и имя отца (он написал его для неё, как делают моряки—он открыл ей своё имя) в своих централизованных файлах в Виндхоеке. Проездной паспорт был выдан матери с ребёнком, чтобы вернулась в свою родную деревню, вскоре после того. Перепись колониальным правительством проверить сколько туземцев они перебили, проведённая сразу после того, как Бушмены вернули его в деревню, отмечает мать умершей, но имя её значится в записях. Виза датированная декабрём 1926 на въезд Енцина в Германию, а позднее просьба о предоставлении Германского гражданства хранятся в берлинских файлах. </text:p>
      <text:p text:style-name="Text_20_body">Пришлось немало походить для сбора всех этих кусочков бумаги. Для начала у Чичерина не было ничего кроме пары <text:span text:style-name="T635">скупых</text:span> слов в Адмиралтействе. Но это была эра Сиадоры Александровны, той самой с нижним бельём из шкуры козлёнка, и <text:span text:style-name="T635">насчёт</text:span> доступа положение Чичерина было лучше, чем оно сейчас. Договор Рапалло тоже был в силе так что открытых на Берлин путей имелось предостаточно. Тот странный кусок бумаги… в моменты острого приступа мании величия, ему становится совершенно ясно <text:span text:style-name="T636">зачем</text:span> его однофамилец и убитый еврей устроили искусную театральную постановку в Рапалло, и что истинной и единственной целью было донести до сведения Вацлава Чичерина существование Енцина… гарнизонная жизнь далеко на востоке, как определённые препараты, делает такие вещи на удивление ясными…. </text:p>
      <text:p text:style-name="Text_20_body">Но увы, похоже навязчивостью только вредишь сам себе. Досье составленное Чичериным на Енцина (он даже справился о данных в распоряжении Советской разведки на, в ту пору ещё, Лейтенанта <text:span text:style-name="T636">Вайсмана</text:span> и его политическ<text:span text:style-name="T636">ом</text:span> приключени<text:span text:style-name="T636">и</text:span> в Юго-Западной) было воспроизведено неким ушлым аппаратчиком и ушло в досье на самого Чичерина. И так оно обернулось, что <text:span text:style-name="T636">по прошествии пары</text:span> <text:s text:c="2"/>месяц<text:span text:style-name="T636">ев</text:span> <text:s/>кто-то равным образом анонимный утвердил назначение Чичерина в Баку, и он угрюмо отправился на первую пленарную сессия ВЦК НТА (Всесоюзный Центральный Комитет Нового Тюркского Алфавита), где его немедленно <text:span text:style-name="T636">ввели в</text:span> <text:s/>Комитет ƣ. </text:p>
      <text:p text:style-name="Text_20_body">ƣ типа, как бы разновидность G, звонкий, увулярный, взрывной. Разница между ним и обычным твоим G такова, что Чичерин так и не сможет её уловить. Иди пойми, все Назначения На Замороченные Буквы приберегли для таких же неумек как он. Шацкий, пресловутый носо-фетишист из Ленинграда, который прихватыва<text:span text:style-name="T636">л</text:span> на Съезд Партии атласный чёрный носовичок и, да, не однажды не смог удержаться, чтобы не протянуть руку и вживую погладить нос могущественных официальных лиц, он тут же—изгнан из Комитета Ѳ, где постоянно забывает, <text:soft-page-break/>что Ѳ в НТА это Œ, а не Русская Ф, тем самым затягивает процесс и сеет смуту на каждом рабочем заседании. Большая часть его времени уходит на попытки выторговать для себя перевод в Комитет ῌ, –«Или, в общем»,– придвигаясь поближе, тяжело дыша,– «пусть хоть в просто Н, да даже и М подойдёт...». Импульсивный и нестойкий шутник Радничный завалил Комитет Ə, на том основании, что это нейтральный гласный звук, вот он и затеял мегаломаниакальный проект заменить любой и каждый гласный звук в Центральной Азии—и зачем останавливаться на этом, почему бы даже и не какой-нибудь согласный, или парочку? при этих нейтральных тут… не слишком-то необычно, учитывая его репутацию пародиста и тупых резолюций, <text:span text:style-name="T636">а также</text:span> блестящий, но обречённый заговор ударить Сталина по лицу бисквитным тортом с крупной дробью, в котором он оказался замешанным не глубже того, чтобы отделаться Баку, а не чем-то худшим. </text:p>
      <text:p text:style-name="Text_20_body">Естественно, Чичерин вписывается в эту команду нераскаявшихся. И уже скоро, если это не участие в попытке Радничного проникнуть на нефтепромыслы и вырядить подъёмный кран под вид гигантского члена, тогда уж <text:span text:style-name="T636">точно</text:span> торчанье в Арабских кварталах города, дожида<text:span text:style-name="T636">ясь</text:span> там вместе с позорным Украинским наркушей Бугнагорко из Комитета гортанного К (обычная К представленная Q, тогда как среднеязычная К, обозначаемая латинской С, произносится с неким пришепётыванием) посыльного с гашишом, либо парирование носовых поползновений Шацкого. Ему доходит, что он, на самом деле, заперт в какой-то военной палате чокнутых в Москве, и просто галлюционирует эту пленарную сессию. Вокруг ни души с несдвинутыми мозгами. </text:p>
      <text:p text:style-name="Text_20_body">Больше всего гнетёт борьба за власть, в которую он нехотя был втянут, с неким Игорем Блобаджяном, представителем Партии в престижном Комитете G. Блобаджян фанатично пытается обокрасть Чичеринский Комитет и подменить ƣ одними G, вбивая, в виде клиньев, заимствованные слова. На солнцепёке, в комиссарской испарине эти двое <text:span text:style-name="T636">охаивают</text:span> друг друга поверх подносов с запеканкой и Грузинским фруктовым супом. </text:p>
      <text:p text:style-name="Text_20_body">Разразился кризис относительно какую g использовать в слове «стенография». Вокруг слишком много эмоциональной привязанности к данному слову. Однажды утром Чичерин обнаруживает, что в его конференц-зале все карандаши загадочно исчезли. В отместку, он и Радничный на следующую ночь проникают в конференц-зал Блобаджяна с фонарями, напильниками да натфелями и переделывают алфавит на его пишущей машинке. Наутро пошла потеха. Блобаджян гарцует вокруг в затяжном припадке визга. Чичерин на заседании, собравшихся призывают к порядку, ХРЯСЬ! две дюжины <text:span text:style-name="T637">лингвистов</text:span> и бюрократических шишек кувыркнулись на свои задницы. Эхо грохота разносится полные две минуты. Чичерин, на своей заднице, замечает, что ножки всех стульев вокруг стола отпилены, снова приклеены воском и подлакированы. Профессиональная работа, сказать нечего. Может быть Радничий двойной агент? Пора добродушных шуточек миновала, Чичерину придётся действовать <text:span text:style-name="T637">в одиночку</text:span>. Старательно, под светом фонаря ночной смены, когда манипулируемые буквы всего более способны приводить к прозрениям иного рода, Чичерин делает транслитерацию начальной суры священного Корана в предлагаемый НТА, и прослеживает: чтобы она поциркулировала среди Арабистов на заседании, за подписью Игоря Блобаджяна. </text:p>
      <text:p text:style-name="Text_20_body"><text:soft-page-break/>Вот что значит нарываться на неприятности, по полной. Эти Арабисты и вправду отморозки. Они страстно агитировали за составление НТА из Арабских букв. В коридорах идут кулачные бои с неперестроившимися сторонниками кириллицы, и перешёптывания о кампании бойкотирования, по всему Исламскому миру, Латинского алфавита. (Никто, собственно, особо не ратует за НТА кириллицей. Старые Царские альбатросы всё ещё висят на Советской шее. В Центральной Азии в эти дни сильное неприятие чего-либо предполагающего Русификацию, и отношение распространяется даже на вид печатного слова. Поэтому остаётся только Латынь, автоматом. Но Арабисты не сдаются. Они продолжают предлагать реформированное Арабское письмо—в основном по модели от 1923, что была ратифицирована в Бухаре и успешно использована среди Узбеков. Нёбная и велярная вокалики разговорного Казахского может передаваться применением диакритических знаков). И во всём этом сильный религиозный ракурс. Использование не-Арабского алфавита ощущается прегрешением против Бога—у большинства Тюркских народов, в конце концов, Ислам, а Арабские письмена письмо Ислам<text:span text:style-name="T637">ской веры</text:span>, это письмена в которых слово Аллаха снизошло в Ночь Силы, это письмо Корана—Это <text:span text:style-name="T40">что</text:span>? Понимает ли Чичерин что он творит этой своей фальсификацией? Это не просто святотатство, это разжигание священной войны. Блобаджяна, в результате, загоняет в чёрный конец Баку шарага Арабистов, во всю махая ятаганами и дико щерясь. Нефтяные вышки стоят <text:span text:style-name="T637">как </text:span>часовы<text:span text:style-name="T637">е</text:span>, обглоданные до кости. Горбуны, прокажённые, гебефреники и ампутанты вс<text:span text:style-name="T637">ех сортов</text:span> высыпают из своих укромных мест полюбоваться потехой. Они поопирались на ржавый металл ветшающих стенок нефтеперегонного оборудования, всё их обобществлённое небо в мозаике звёзд изначальных цветов. Они заполонили конторы, будки и загородки административной пустоты возникшей после Революции, когда эмиссаров из Датч Шелл попросили убраться, и все Английские и Шведские инженеры уехали домой. Теперь в Баку период затишья, сокращений. Все деньги за нефть добытые из этих полей Нобелями ушли на Нобелевские Премии. Новые скважины бурятся повсеместно от Волги до Урала. Пришло время пересмотра, уточнения недавней истории, которую качают теперь, сырой и чёрной, из других уже слоёв сознания Земли…. </text:p>
      <text:p text:style-name="Text_20_body">– Давай сюда, Блобаджян—скорее,– за спиной Арабисты улюлюкают, пронзительно, безжалостно, среди красно-оранжевых звёзд над вышками. </text:p>
      <text:p text:style-name="Text_20_body"><text:span text:style-name="T1">Шарах</text:span>. Последний люк на засов. –«Подождите—что это?» </text:p>
      <text:p text:style-name="Text_20_body">– Неважно. Тебе пора в путь. </text:p>
      <text:p text:style-name="Text_20_body">– Но я не хочу— </text:p>
      <text:p text:style-name="Text_20_body">– Ты не хочешь стать ещё одним растерзанным неверным. Слишком поздно, Блобаджян. Получай…. </text:p>
      <text:p text:style-name="Text_20_body">Первым делом он узнаёт как менять свой показатель преломления. Он может выбирать любой между прозрачным и светонепроницаемым. Когда восторг экспериментирования поулёгся, он выбирает бледный оттенок полосатого оникса. </text:p>
      <text:p text:style-name="Text_20_body">– Тебе подходит,– бормочет проводник.– Теперь поторопись. </text:p>
      <text:p text:style-name="Text_20_body">– Нет. Я хочу выдать Чичерину всё, что причитается. </text:p>
      <text:p text:style-name="Text_20_body"><text:soft-page-break/>– Слишком поздно. Ты не часть того, что ему причитается. Уже нет. </text:p>
      <text:p text:style-name="Text_20_body">– Но он— </text:p>
      <text:p text:style-name="Text_20_body">– Он святотатец. У Ислама для этого свои собственные наработки. Ангелы и санкции, и допрос с пристрастием. Ему идти другим путём. </text:p>
      <text:p text:style-name="P251">До чего алфавитна природа молекул. Это доходит тебе тут, внизу: тут встречаешь Комитеты молекулярной структуры один <text:span text:style-name="T638">в</text:span> <text:span text:style-name="T638">один</text:span> с оставленными там, на пленарных заседаниях НТА. –«Смотри: как они возникают из произвольного течения—оформлены, очищены, дисцилированы, в точности как ты когда-то освобождал свои буквы от неузаконе<text:span text:style-name="T638">н</text:span>ных, смертных струй человеческой речи…. А тут наши буквы, наши слова: их тоже можно модулировать, разбивать, сочетать, переопределять, со-полимеризировать одно с другим во всемир<text:span text:style-name="T638">н</text:span>ые цепи выходящие порой на поверхность после долгих молекулярных молчаний, как видимые части гобелена». </text:p>
      <text:p text:style-name="Text_20_body">Блобаджян приходит к осознанию, что Новый Тюркский Алфавит всего лишь одно из проявлений процесса в действительности намного старше—и куда менее несознающего себя—чем у него когда-либо имелся повод увидать во сне. Мало-помалу, бурная конфронтация между ƣ и g угасает до тривиальных воспоминаний детства. Потускневшие анекдоты. Он перерос их—когда-то кислый бюрократ с верхней губой очерченной как у шимпанзе, теперь он искатель приключений, далеко углубившийся в собственн<text:span text:style-name="T638">ое</text:span> <text:span text:style-name="T638">странствие</text:span>, в подземном течении, ничуть не тревожась куда оно может его занести. Он утратил даже, в неизмеримой дали верховьев течения, свою гордость тем, что однажды он <text:span text:style-name="T638">отчасти</text:span> сочувствовал Вацлаву Чичерину, обречённому никогда не увидеть того, что открылось Болбаджяну…. </text:p>
      <text:p text:style-name="Text_20_body">А печать продолжает свой марш без него. Копировальщики несутся вдоль ряда столов, развевая вымпелами смазанных гранок по воздуху. Туземные печатники проходят ознакомительные курсы у экспертов переброшенных по воздуху из Тифлиса, как набирать этот НТА. Печатные плакаты <text:span text:style-name="T638">плодятся</text:span> в городах, в Самарканде, Пишпеке, Верном и Ташкете. Вдоль тротуаров и на стенах по<text:span text:style-name="T638">явля</text:span>ются самые первые печатные лозунги, первые Центрально-Азиатские символы <text:span text:style-name="Emphasis">пошёл на хуй</text:span>, первые знаки <text:span text:style-name="Emphasis">замочи-мента</text:span> (и кто-то исполняет! этот алфавит и вправду нечто!), и вот магия, которую шаманы, на открытом ветру, всегда знали, начинает действовать теперь политически, а Джакып Кулан слышит как дух его <text:span text:style-name="T639">убитого</text:span> отца скрипучей ручкой по ночам обучается выводить А и Б…. </text:p>
      <text:p text:style-name="Text_20_body">Ну, а где-то почти сейчас, <text:s/>Чичерин и Джакып Кулан через какие-то невысокие холмы <text:span text:style-name="T639">подъезжают к</text:span> деревн<text:span text:style-name="T639">е</text:span>, которую они искали. Люди собрались в круг: весь день <text:span text:style-name="T639">продолжался</text:span> праздник. Костры дымятся. Посреди толпы оставлено небольшое место, и два юных голоса слышны даже на таком расстоянии. </text:p>
      <text:p text:style-name="Text_20_body">Это <text:span text:style-name="Emphasis">айтыс</text:span>—певческое состязание. Мальчик и девочка <text:span text:style-name="T639">при всей</text:span> деревн<text:span text:style-name="T639">е</text:span> ведут насмешливую ну-ты-мне-нравишься-хотя-у-тебя-есть-пара-сдвигов-например <text:span text:style-name="T639">перепалку</text:span> под мелодию, что вырывается из щипково-струнных кобыза и домбры. На удачных строчках народ смеётся. Тут надо держать ухо востро: ты выдаёшь куплеты, где первая, вторая, и заключительная строчки, все должны быть в рифму, хотя размер для строк не обязателен, лишь бы дыхания хватало. Всё <text:soft-page-break/>же это не просто. И доходит даже до обид. Есть деревни, где некоторые певцы годами не разговаривали друг с другом после <text:span text:style-name="Emphasis">айтыса</text:span>. Когда Чичерин с Джакыпом Куланом подъезжают, девочка как раз насмехается над конём противника, который совсем чуть-чуть, не то чтоб очень, типа, толстоват… ну, толстый, правда <text:span text:style-name="T639">ведь</text:span>. <text:span text:style-name="T1">Ей-же-ей</text:span>, жирный. И это обижает пацана. Он разозлился. Он выдаёт наскоро сляпанную про то как соберёт всех своих друзей и расшибёт её и всё её семью тоже. Все делают типа <text:span text:style-name="T1">хммм</text:span>. Никто не смеётся. Она улыбается, натянуто, и поёт: </text:p>
      <text:p text:style-name="P332">Ты выпил много очень много кумыса,</text:p>
      <text:p text:style-name="P332">Я должно быть слышу тут слова кумыса— </text:p>
      <text:p text:style-name="P332">Где ты был в тот вечер, когда мой брат </text:p>
      <text:p text:style-name="P332">Искал украденное у него ведро кумыса? </text:p>
      <text:p text:style-name="Text_20_body">Ого. Брат, которого она поминала, смеётся до упада. Певучий пацан злится. </text:p>
      <text:p text:style-name="Text_20_body">– Это может затянуться,– Джакып Кулан опускается из седла и начинает разминать суставы своих колен.– Вон там, это он. </text:p>
      <text:p text:style-name="Text_20_body">Очень старый <text:span text:style-name="Emphasis">акын</text:span>—бродячий Казахский певец—сидит с чашкой кумыса, дремля у костра. </text:p>
      <text:p text:style-name="Text_20_body">– А ты уверен, что он— </text:p>
      <text:p text:style-name="Text_20_body">– Он споёт об этом. Он проезжал точно через то место. Позор его ремеслу, если откажется. </text:p>
      <text:p text:style-name="Text_20_body">Они садятся и каждому подана чашка забродившего кобыльего молока, кусок ягнятины, кусок лепёшки, пригоршня земляничек… Мальчик и девочка продолжают свою песенную дуэль—и Чичерину доходит, вдруг, что скоро кто-то явится записывать что-то из этого Новым Тюркским Алфавитом, который помогал составить… и таким путём оно будет загублено. </text:p>
      <text:p text:style-name="Text_20_body">Время от времени он поглядывает на старого <text:span text:style-name="Emphasis">акына</text:span>, который только кажется спящим. На самом деле он излучает наставление. Это доброта. Она чувствуется безошибочно, как жар от углей. </text:p>
      <text:p text:style-name="Text_20_body">Постепенно, с каждым переходом, перебранка состязающихся становятся мягче, забавнее. То, что могло стать деревенским апокалипсисом, теперь перешло в комическое сотрудничество, как у пары комедиантов водевиля. Они стараются во всю, разыгрывая свои роли на радость публике. Последнее слово осталось за девочкой. </text:p>
      <text:p text:style-name="P332">Мне послышалось ты сказал слово «свадьба»? </text:p>
      <text:p text:style-name="P332">Так это и <text:span text:style-name="T642">есть</text:span> свадьба— </text:p>
      <text:p text:style-name="P332">В этом тёплом кругу песен, </text:p>
      <text:p text:style-name="P332">Весёлом и громком, как всякая свадьба. </text:p>
      <text:p text:style-name="P332"/>
      <text:p text:style-name="P332">И ты мне нравишься, хотя есть пара сдвигов—</text:p>
      <text:p text:style-name="Text_20_body"><text:soft-page-break/>Ненадолго праздник набирает обороты. Пьяные вопят, женщины галдят, а маленькие дети топ-топают в хижины и обратно, и ветер малость усиливается. Затем бродячий певец начинает настраивать свою домбру, и Азиатская тишина возвращается. </text:p>
      <text:p text:style-name="Text_20_body">– Ты хочешь записать всё это?– спрашивает Джакып Кулан. </text:p>
      <text:p text:style-name="Text_20_body">– Стенографией,– отвечает Чичерин, <text:span text:style-name="Emphasis">g</text:span> у него малость гортанная. </text:p>
      <text:p text:style-name="P17"><text:span text:style-name="T109">Песня </text:span><text:span text:style-name="Emphasis"><text:span text:style-name="T109">Акына</text:span></text:span> </text:p>
      <text:p text:style-name="P333">Я пришёл от края мира, </text:p>
      <text:p text:style-name="P333">Я пришёл из дыхания ветра, </text:p>
      <text:p text:style-name="P333">Там увидел я совсем небывалое, </text:p>
      <text:p text:style-name="P333">Даже Джамбул не смог бы об этом спеть. </text:p>
      <text:p text:style-name="P333">Страхом в сердце острее острого, </text:p>
      <text:p text:style-name="P333">Он прорежет любой металл. </text:p>
      <text:p text:style-name="P333"/>
      <text:p text:style-name="P333">В древних легендах говорится об этом, </text:p>
      <text:p text:style-name="P333">О времени старше, чем Коркыт, </text:p>
      <text:p text:style-name="P333">Который взял от дерева ширгай </text:p>
      <text:p text:style-name="P333">Первый кобыз и первую песнь— </text:p>
      <text:p text:style-name="P333">Говорится в ней о в земле далёкой, </text:p>
      <text:p text:style-name="P333">Где размещён Кыргызский Свет. </text:p>
      <text:p text:style-name="P333"/>
      <text:p text:style-name="P333">В месте том слова неизвестны, </text:p>
      <text:p text:style-name="P333">И горят глаза словно свечи в ночи, </text:p>
      <text:p text:style-name="P333">И лик Бога там пребывает </text:p>
      <text:p text:style-name="P333">Укрытый маскою неба— </text:p>
      <text:p text:style-name="P333">У высокого чёрного камня в пустыне, </text:p>
      <text:p text:style-name="P333">До времени последних дней. </text:p>
      <text:p text:style-name="P333"/>
      <text:p text:style-name="P333">А и не будь то место таким далёким, </text:p>
      <text:p text:style-name="P333">И если б нашлись слова, выговорены, </text:p>
      <text:p text:style-name="P333">То Бог стал бы золотой иконой, </text:p>
      <text:p text:style-name="P333"><text:soft-page-break/>Иль страницею в книге бумажной. </text:p>
      <text:p text:style-name="P333">Но Оно представляется как Кыргызский Свет— </text:p>
      <text:p text:style-name="P333">Нет у Этого иных имён. </text:p>
      <text:p text:style-name="P333"/>
      <text:p text:style-name="P333">Гром Его голоса глухота, </text:p>
      <text:p text:style-name="P333">Отблеск огня Его незрячесть, </text:p>
      <text:p text:style-name="P333">Равнина пустыни содрогается, </text:p>
      <text:p text:style-name="P333">И лицо Его невыносимо. </text:p>
      <text:p text:style-name="P333">Ник<text:span text:style-name="T642">о</text:span>му не дано остаться тем, кем был, </text:p>
      <text:p text:style-name="P333">Увидавши Кыргызский Свет. </text:p>
      <text:p text:style-name="P333"/>
      <text:p text:style-name="P333">Говорю же вам я видел Это, </text:p>
      <text:p text:style-name="P333">В месте древнее, чем тьма, </text:p>
      <text:p text:style-name="P333">Куда даже Аллах не может достигнуть. </text:p>
      <text:p text:style-name="P333">Сами видите, борода моя поле под инеем, </text:p>
      <text:p text:style-name="P333">С палкой хожу, чтоб не падать, </text:p>
      <text:p text:style-name="P333">Но свет этот должен нас превращать детей. </text:p>
      <text:p text:style-name="P333"/>
      <text:p text:style-name="P333">И теперь не могу ходить далеко, </text:p>
      <text:p text:style-name="P333">Детям надо ходить научиться. </text:p>
      <text:p text:style-name="P333">И слова мои слуху вашему, </text:p>
      <text:p text:style-name="P333">Кажутся лепетом несмышлёныша. </text:p>
      <text:p text:style-name="P333">Оттого, что глаза мои унёс Кыргызский Свет, </text:p>
      <text:p text:style-name="P333">Как дитя теперь щупаю Землю. </text:p>
      <text:p text:style-name="P333"/>
      <text:p text:style-name="P333">Это к северу, в шести днях пути, </text:p>
      <text:p text:style-name="P333">По ущельям серого цвета смерти, </text:p>
      <text:p text:style-name="P333">А потом через каменную пустыню, </text:p>
      <text:p text:style-name="P333">К горе, чья вершина белая юрта. </text:p>
      <text:p text:style-name="P333">И если ты прошёл безопасно, </text:p>
      <text:p text:style-name="P333"><text:soft-page-break/>Место чёрного камня найдёт тебя. </text:p>
      <text:p text:style-name="P333"/>
      <text:p text:style-name="P333">Но если ты для этого не рождён, </text:p>
      <text:p text:style-name="P333">Оставайся у своего тёплого красного огня, </text:p>
      <text:p text:style-name="P333">И оставайся со своей женой, в кибитке, </text:p>
      <text:p text:style-name="P333">И никогда не найдёт тебя Свет, </text:p>
      <text:p text:style-name="P333">И сердце твоё станет тяжким от старости, </text:p>
      <text:p text:style-name="P333">А глаза закрываться будут только для сна. </text:p>
      <text:p text:style-name="Text_20_body">– <text:span text:style-name="T640">Готово</text:span>,– грит Чичерин.– Поехали, товарищ.– Снова в пути, свет костров умирает за спиной, звуки струн, деревенского гулеванья, вскоре проглочены ветром. </text:p>
      <text:p text:style-name="Text_20_body">И вперёд к ущельям. Далеко к северу, белый пик горы мигает в последнем свете солнца. Здесь внизу, уже затенилось вечером. </text:p>
      <text:p text:style-name="Text_20_body">Чичерин достигнет Кыргызский Свет, но не своё возрождение. Он не<text:span text:style-name="Emphasis"> акын</text:span>, и сердца его никак не готово. Он увидит Это перед рассветом. Он проведёт 12 часов затем, навзничь в пустые, доисторический город больше, чем Вавилон, лежит удушенный минеральным сном на один километр глубже его спины, покудаа тень высокого утёса, вытягиваясь в острие, танцует с запада на восток, а Джакып Кулан выхаживает его, как заботливый ребёнок куклу, и вытирает кружева пены с шей обеих лошадей. Но однажды, подобно горам, подобно молодым ссыльным женщинам определённо влюблённым, не <text:span text:style-name="T641">познавшим</text:span> его, подобно утренним землетрясениям и гонящему тучи ветру, <text:span text:style-name="T641">в </text:span>очередной чистке, войне, <text:span text:style-name="T641">подобно </text:span>миллионам миллионов душ ушедших до него, он едва сможет вспомнить Это. </text:p>
      <text:p text:style-name="Text_20_body">Но в Зоне, <text:span text:style-name="T641">затаившись</text:span> в летней Зоне, Ракета ждёт. Его снова потянет на тот же путь…. </text:p>
      <text:p text:style-name="P252"><draw:frame draw:style-name="fr1" draw:name="Image38" text:anchor-type="paragraph" svg:width="6.9252in" svg:height="0.3661in" draw:z-index="38"><draw:image xlink:href="Pictures/1000000000000B720000009B428C9716555D8079.png" xlink:type="simple" xlink:show="embed" xlink:actuate="onLoad" loext:mime-type="image/png"/></draw:frame></text:p>
      <text:p text:style-name="P252">На прошлой неделе, в Британском секторе где-то, Слотроп, которому хватило дури напиться из паркового пруда в Тиргартен, подхватил хворь. Любой Берлинец в эти дни достаточно научен кипятить воду перед питьём, хотя некоторые после <text:span text:style-name="T643">э</text:span>того ещё и настаивают в ней всякую всячину для чая, типа луковиц тюльпана, что нехорошо. Поговаривают, что сердцевина луковицы смертельный яд. Но они продолжают своё. Однажды Слотроп—или Ракетмэн, как его скоро начнут называть—подумал, что мог бы предупредить их про всякое такое, типа тюльпан<text:span text:style-name="T643">ов</text:span>ых луковиц. Внести <text:span text:style-name="T643">сюда </text:span>малость Американского просвещения. Но он <text:span text:style-name="T643">от них </text:span>просто в отчаян<text:span text:style-name="T643">и</text:span>и, ходят под этой своей маскировочной сетке Европейского страдания: он отдёргивает кисею за колышущейся кисеёй, чтобы всякий упереться в ещё одну, непроницаемую…. </text:p>
      <text:p text:style-name="P176">Так что, вон он под деревьями в летней листве, в цвету, многие срезаны взрывами горизонтально, или же расщеплены <text:span text:style-name="T644">на</text:span> лучину и дранки—тонкая пыль с дорожек для верховой <text:soft-page-break/>езды подымается в лучах солнца сама собой, призраки лошадей всё ещё рысят в своих ранне-утренних прогулках по парку мирного времени. <text:span text:style-name="T644">После ночи</text:span> без сна и сдыхая от жажды, Слотроп лежит животом на земле и хлебает воду, просто старый бродяга, <text:span text:style-name="T644">что</text:span> спеши<text:span text:style-name="T644">л</text:span>ся тут у бочага…. Дуболом. Рвота, судороги, понос, и кто он <text:span text:style-name="T644">после этого</text:span> читать тут лекции про луковицы тюльпана? Ему удаётся заползти в брошенный погреб, через улицу от разбомблённой церкви, свернуться калачиком и провести следующие дни мучаясь лихорадкой, дрожью, исходя обжигающим как кислота говном—пропащий, один на один с тем кулаком сверхсильного нацистского кино-злодея, лупящим его по животу <text:span text:style-name="Emphasis">ja</text:span>—ты у меня усрёшся, <text:span text:style-name="Emphasis">ja</text:span>? Не знает, увидит ли он Бёркшир ещё хоть когда-нибудь. Мама, мамочка! Война закончилась, почему я не могу ехать уже домой? Налайн, отблеск от её Золотой Звезды подсвечивает подбородок, словно лютик, ухмыляется от окна и ничего не <text:span text:style-name="T644">говорит</text:span>…. </text:p>
      <text:p text:style-name="Text_20_body">Жуткое время. Галлюцинации полные Ролс-Ройсов и ботинков в ночной мгле, гоняются за ним. На улице женщины в платках апатично роют траншеи для чёрной водопроводной трубы <text:span text:style-name="T644">уложенной</text:span> вдоль бордюра. Весь день они болтают, смена за сменой, до самого вечера. Слотроп лежит в том месте, где солнечный свет навещает его погреб на полчаса, прежде чем отправиться в другие с жалкими лужицами тепла—извини, пора идти дальше, придерживаться расписания, встретимся завтра, если дождя не будет, хе,хе…. </text:p>
      <text:p text:style-name="Text_20_body">Один раз Слотроп просыпается на звуки Американского рабочего подразделения марширующих по улице, движение в ногу под счёт Африканского голоса—левай, левай, левай, а-пра-ву, левай… <text:span text:style-name="T645">типа</text:span> Германск<text:span text:style-name="T645">ой</text:span> народн<text:span text:style-name="T645">ой</text:span> песенк<text:span text:style-name="T645">и</text:span> с подъёмом мелодии на слове «праву»—Слотроп может представить манерный взмах его руки и голову в полуобороте, когда тот прищёлкивает подошвой, как муштруют новобранцев… может видеть его улыбку. На минуту его охватывает совсем <text:span text:style-name="T645">безумное</text:span> желание выбежать и умолять их, чтобы забрали его обратно, просить политического убежища в Америке. Но он слишком слаб. Желудком и сердцем. Он лежит, слушая как слаженный топот и голос удаляются вдоль по улице, звук его страны угасает…. Угасает как призраки ВАСФ, заматерелые Пе-эЛы <text:span text:style-name="T645">минуют</text:span>, как перекати-поле, перекрёстки его памяти, толпятся на крышах товарняков забвения, заплечные мешки и карманы нищих беженцев набиты трактатами, которы<text:span text:style-name="T645">е</text:span> никто не читает, приискивают другого хозяина: бросили навсегда этого тут Ракетмэна. Где-то, между жжением в его голове и жжением в его жопе, если эти два удаётся разделить и усинхронить с тем умирающим строевым шагом, он раскручивает фантазию, в которой Енцин, Африканец, снова находит его—приходит с предложением плана побега. </text:p>
      <text:p text:style-name="Text_20_body">Потому что, похоже, перед этим они и вправду встречались снова, у заросшего тростником края болота южнее столицы. Небритый, пропотевший, вонючий Ракетмэн неугомонно рыскающий по окраинам, среди своих: солнце подёрнуто дымкой и вонью гниющего болота <text:span text:style-name="T645">по</text:span>хуже, чем от Слотропа. После двух или трёх часов сна за последние пару дней. Он натыкается на <text:span text:style-name="Emphasis">Schwarzkommando</text:span>, выуживают куски ракеты. Эскадрильи чёрных птиц кружат по небу. У Африканцев вид партизан: там <text:span text:style-name="T645">и сям обноски</text:span> формы Вермахта и SS, изношенная гражданская одежда, только значок у всех одинаков, прицеплен у кого где виднее, рисованная стальная <text:soft-page-break/>эмблема красного, белого, синего, вот так: <draw:frame draw:style-name="fr3" draw:name="Image39" text:anchor-type="as-char" svg:width="6.8382in" svg:height="1.6854in" draw:z-index="39"><draw:image xlink:href="Pictures/100002010000030F000000C10B971B8F129AF4A1.png" xlink:type="simple" xlink:show="embed" xlink:actuate="onLoad" loext:mime-type="image/png"/><svg:title>стрелка вверх</svg:title></draw:frame><text:s/></text:p>
      <text:p text:style-name="Text_20_body">Переделка знака Германских вояк явившихся в 1904 в Юго-Западную Африку подавлять Восстание Иреро—им подкалывали заломленный край широкополой шляпы. Для Иреро Зоны эмблема стала чем-то глубоким, полагает Слотроп, <text:span text:style-name="T645">возможно</text:span> малость мистическим. Хотя и опознав—<text:span text:style-name="Emphasis">Klar, Entlüftung, Zündung, Vorstufe, Hauptstufe</text:span>, пять положений стартового ключа в машине управления А4—Енцину он не признаётся. </text:p>
      <text:p text:style-name="Text_20_body">Сидя на склоне холма, они едят хлеб и сосиски. Дети из города <text:span text:style-name="T645">бродят</text:span> вокруг <text:span text:style-name="T645">куда</text:span> вздумается. Кем-то установлена армейская палатка, кто-то привёз бочонки с пивом. Сборный оркестр, дюжина духовых в облезло золотых и красных униформах с кисточками играют номера из <text:span text:style-name="Emphasis">Der Meistersinger</text:span>. Дым жареного жира плывёт по воздуху. Хоры выпивох поодаль временами взрываются хохотом или какой-<text:span text:style-name="T645">нибудь</text:span> песенкой. Это вознесение ракеты: новое празднество в этой стране. Вскоре внимание фольклористики обратится на то, как близок день рождения Вернера фон Брауна к Весеннему Равноденствию, и всё тот же Германский энтузиазм, что когда-то катил по городам цветочные ладьи и устраивал потешные баталии между юной Весной и старой, смертельно бледной Зимой, начнёт воздвигать странные башни из цветов на открытых местах и лужайках. А юный лицедей-учёный будет водить хоровод со старухой Гравитацией, или другой такой же паяц, а детишки от восторга смеяться…. </text:p>
      <text:p text:style-name="Text_20_body"><text:span text:style-name="Emphasis">Schwarzkommando</text:span> напрягают жилы по колено в грязи, полностью отдались спасению боевого утиля, текущему моменту. А4, которую они вот-вот вытащат, использовалась в последней отчаянной битве за Берлин—бесплодный пуск, боеголовка не взорвалась. Вокруг её могилы они вгоняют доски, закрепляют подпорками, передают обратно грязь вёдрами и деревянными бочонками вдоль человечьей цепи выплеснуть на берегу неподалёку от их автоматов и ранцев. </text:p>
      <text:p text:style-name="Text_20_body">– Выходит Марви был прав. Вас не разоружили. </text:p>
      <text:p text:style-name="Text_20_body">– Они не знают где найти нас. Мы оказались неожиданностью. Даже сейчас в Париже есть влиятельные клики не верящие в наше существование. И, чаще всего, я тоже в сомнении. </text:p>
      <text:p text:style-name="Text_20_body">– Это как это? </text:p>
      <text:p text:style-name="Text_20_body">– Ну, я думаю, что мы тут, но только лишь статистически. Как вот тот валун, вероятность которого тут всего лишь около 100%—он знает, что он тут, как и все тут присутствующие. Но наши шансы быть именно тут именно сейчас немногим больше, чем один к одному—малейшее изменение вероятностей и нас нет—щёлк! <text:span text:style-name="T646">И</text:span> <text:span text:style-name="T646">как </text:span>не бы<text:span text:style-name="T646">ва</text:span>ло. </text:p>
      <text:p text:style-name="Text_20_body"><text:soft-page-break/>– Странный разговор, Полковник. </text:p>
      <text:p text:style-name="Text_20_body">– Не слишком, если побываешь там, где нам <text:span text:style-name="T647">довелось</text:span>. Сорок лет тому, на Юго-Западе, нас почти полностью уничтожили. Без всякой причины. Можешь ты это понять? Причины не было. Мы не могли даже утешаться Теорией Воли Господней. Эти были Немц<text:span text:style-name="T647">ами</text:span> с именами и послужными списками, люди в синей униформе, которые убивали неуклюже и не без чувства вины. Приказ найти и уничтожить, каждый день. Что и продолжалось два года. Распоряжения исходили от человеческого существа, <text:span text:style-name="T647">скрупулёзного</text:span> мясника по имени фон Трофа. Палец милосердия никогда не касался чаш его весов. </text:p>
      <text:p text:style-name="Text_20_body">У нас есть слово, которое мы шепчем, мантра на случаи, что грозят оказаться плохими. Мба-кайере. Попробуй как-нибудь, может и тебя выручит. Мба-кайере. Это значит «меня обошло». Для тех из нас, кто пережил фон Трофу, это значит ещё и то, что мы научились пребывать вне <text:span text:style-name="T647">собственной</text:span> истории и наблюдать её, не слишком-то переживая. Малость шизоидно. Ощущение статистики нашего существования. Одной из причин отчего мы так плотно срослись с Ракетой, по-моему, было это острое осознание насколько <text:span text:style-name="T647">подверженной</text:span> случайн<text:span text:style-name="T647">остям</text:span>, как и <text:span text:style-name="T647">у нас</text:span>, мог<text:span text:style-name="T647">ла</text:span> оказаться <text:span text:style-name="T647">судьба </text:span>Агрегат<text:span text:style-name="T647">а</text:span> 4—<text:span text:style-name="T647">так</text:span> же зависеть от мелочей… пыль попавшая в таймер прерывает электрический контакт… плёнка жира, которую даже увидеть невозможно, жир от прикосновения людских пальцев, оставлен внутри клапана жидкого кислорода, вспыхивает от контакта с веществом и запускает реакцию—я сталкивался с такими случаями… дождь от которого разбухают втулки в сервоприводах, или попадает в переключатель: коррозия, замыкание, сигнал на заземление, преждевременный <text:span text:style-name="Emphasis">Brennschluss</text:span>, и то, что полнилось жизнью, снова всего лишь Агрегат, Агрегат кусков мёртвой материи, ничего, что может двигаться или иметь какую-либо Судьбу—прекрати дёргать бровями, Скафлинг. Возможно, я тут стал малость туземцем, вот и всё. Побудь в Зоне ещё немного, <text:span text:style-name="T647">так</text:span> и сам начнёшь выдвигать идеи на тему Судьбы. </text:p>
      <text:p text:style-name="Text_20_body">Крик снизу от болота. Птицы взмывают вверх, чёрным кругом, крупицы груботолчёного перца в этом небесном буайбесе. Малышня резко поостанавливались, оркестр духовых оборвался <text:span text:style-name="T647">посреди</text:span> <text:s/>такта, а Енцин вприпрыжку вниз, где собрались остальные. </text:p>
      <text:p text:style-name="Text_20_body">– <text:span text:style-name="Emphasis">Was ist los, meinen Sumpfmenschen</text:span>?– Остальные, с хохотом подхватывают пригоршни грязи и начинают бросать их в своего <text:span text:style-name="T647">Нгуарарореру</text:span>, тот пригибается, уворачивается, хватает ту же грязь и швыряет в ответ. Немцы на берегу стоят помаргивая, вежливо ужасаясь такому отсутствию дисциплины. </text:p>
      <text:p text:style-name="Text_20_body">Внизу, в дощатой загородке пара <text:span text:style-name="T647">извоженных</text:span> элеронов вытарчивают теперь из болота, разделённые четырьмя метрами грязи. Енцин, заляпанный, мокрый, его белая ухмылка опережает его на несколько метров, сигает через край досок в яму и хватает лопату. Момент становится грубовато торжественным: Андреас и Кристиан придвинулись каждый со своего бока, помогая ему скрести и <text:span text:style-name="T647">отбрасыват</text:span>ь пока не отрылось полметра стабилизатора. Определённость Номера. <text:span text:style-name="T648">Нгуарарореру</text:span> <text:span text:style-name="T648">наклоняется</text:span> <text:span text:style-name="T648">отереть</text:span> грязь прочь, открывает часть опознавательного номера, бел<text:span text:style-name="T648">ые</text:span> 2 и 7. </text:p>
      <text:p text:style-name="Text_20_body">– Аутаз.– И поугрюмевшие лица на остальных. </text:p>
      <text:p text:style-name="Text_20_body"><text:soft-page-break/>У Слотропа озарение: –«Вы ожидали der <text:span text:style-name="Emphasis">Fünffachnullpunkt</text:span>»,– предполагает он, чуть погодя, с Енциным– «пять нолей, верно? Хаа-<text:span text:style-name="T1">ааах</text:span>!» А я-то тя вычислил— </text:p>
      <text:p text:style-name="Text_20_body">Вскидывая свои руки вверх: «Это безумие. Не думаю, что такая есть». </text:p>
      <text:p text:style-name="Text_20_body">– Нулевая вероятность? </text:p>
      <text:p text:style-name="Text_20_body">– Наверное, это зависит от числа поисковиков. <text:span text:style-name="T1">Её</text:span> ваши люди ищут? </text:p>
      <text:p text:style-name="Text_20_body">– Не знаю. Я стороной прослышал. Нет у меня никаких людей. </text:p>
      <text:p text:style-name="Text_20_body">– <text:span text:style-name="Emphasis">Schwarzgerät, Schwarzkommando</text:span>. Скафлинг: предположим, где-то был алфавитный список, чей-то список, разведдонесение, допустим. В какой стране, неважно. Но предположим в том списке эти два наименования, Чёрныйприбор, Чёрнаякоманда, оказались в нём, бок о бок. Вот и всё, алфавитное совпадение. Нам бы уже не требовалось быть реальными, как и прибору, верно? </text:p>
      <text:p text:style-name="Text_20_body">Болота тянутся <text:span text:style-name="T649">вдаль</text:span>, с заплатами света под молочной облачностью. Отрицательные тени мерцают белым по краям всего. –«Ну, тут и без того жуть, Полковник»,– грит Слотроп,– «от вас никакой помощи». </text:p>
      <text:p text:style-name="Text_20_body">Енцин смотрит в лицо Слотропу с чем-то вроде улыбки под своей бородой. </text:p>
      <text:p text:style-name="Text_20_body">– Окей, ну, и кто же тогда ищет?– Говорит загадками, не хочет дать ответа—или этот птах <text:span text:style-name="T1">хочет</text:span> по плохому.– Тот майор Марви,– предполагает Слотроп,– а и этот Чичерин, тоже! </text:p>
      <text:p text:style-name="Text_20_body">Ха! Это сработало. Как в козырянии, как от прищёлка каблуков, лицо Енцина переключ<text:span text:style-name="T649">илось</text:span> в полную нейтральность. –«Вы меня весьма обяжете»,– начинает он, потом решает сменить тему.– «Вы были в Миттельверке. Как люди Марви ладили с Русскими?» </text:p>
      <text:p text:style-name="Text_20_body">– Как закадычные друзья, типа вроде как. </text:p>
      <text:p text:style-name="Text_20_body">– У меня такое чувство будто оккупационные Силы только что достигли договорённости о народном фронте против <text:span text:style-name="Emphasis">Schwarzkommando</text:span>. Я не знаю кто вы, ни как пролега<text:span text:style-name="T649">ю</text:span>т ваш<text:span text:style-name="T649">и</text:span> <text:span text:style-name="T649">устремления</text:span>. Но они пытаются прихлопнуть нас. Я только что из Гамбурга. Там у нас неприятности. Они <text:span text:style-name="T649">по</text:span>пытались выдать это за нападение Пе-эЛов, но за <text:span text:style-name="T649">всем</text:span> стояло Британск<text:span text:style-name="T649">ая</text:span> военн<text:span text:style-name="T649">ая администрация</text:span>, и им <text:span text:style-name="T649">содействовали</text:span> Русские. </text:p>
      <text:p text:style-name="Text_20_body">– Очень жаль. Могу я чем-то помочь? </text:p>
      <text:p text:style-name="Text_20_body">– Не будьте опрометчивы. Подождём, увидим. Всё, что сейчас о вас известно всем, это что вы промелькиваете. </text:p>
      <text:p text:style-name="Text_20_body">Ближе к сумеркам чёрные птицы спускаются, их миллионы, усесться на ветвях ближайших деревьев. Деревьям тяжко от чёрных птиц, ветви подобно отросткам Нервной Системы утолщаются, глубже в щебетливую нервную сумеречность, в ожидании какого-то важного сообщения…. </text:p>
      <text:p text:style-name="P253">Уже потом в Берлине, на дне погреба с говном льющимся из него литрами в час, слишком ослабелый, чтобы пинать снующих крыс, которые упорно отводят глаза, стараясь делать вид, <text:span text:style-name="T650">будто</text:span> у них не появился новый и более драгоценный статус среди Берлинцев, с минимумом зачётных очков в таблице его умственного здоровья, когда солнце ушло настолько основательно, <text:soft-page-break/>что может быть и навсегда, глупое, праздное сердце Слотропа грит: Schwarzgerät это не Грааль, Дружище, это не то, что в Imipolex G обозначено через G. А ты не рыцарственный герой. Самое большее, с кем тебя можно сравнить это Тангейзер, Поющий Дурачок—ты побывал под одной горой в Нордхаузене, когда-то <text:span text:style-name="T650">рас</text:span>пе<text:span text:style-name="T650">ва</text:span>л песенку или две подыгрывая на ук<text:span text:style-name="T650">улел</text:span>е, и не чуишь раззи, что тут ты оказался в засасывающих болотах греха, Слотроп? <text:span text:style-name="T650">возможно</text:span> не совсем т<text:span text:style-name="T650">ак</text:span>ого, что Вильям Слотроп, проблевавший большую часть 1640 за борт той <text:span text:style-name="T1">Арабеллы</text:span>, имел ввиду произнося слово «грех»… Но ты явно отправился не в своё <text:span text:style-name="T650">странствие</text:span>—какая-то фрау Хольда, какая-то Венера в какой-то горе—играешь в её, этого, игру… и каким-то неопровержимым чутьём знаешь, что это плохая игра. Ты играешь, потому что тебе больше нечем заняться, но это не делает её правильнее. А где Папа римский чей посох покроется для тебя цветами? </text:p>
      <text:p text:style-name="Text_20_body">Фактически, он накануне встречи со своей Лизаурой: той, с кем он проведёт какое-то время прежде, чем <text:span text:style-name="T650">покинет</text:span> снова. Минезингер <text:span text:style-name="T650">оставил</text:span> свою бедную женщину и та покончила с собой. До чего Слотроп доведёт Грету Эрдман не настолько ясно. На берегах Хавела в Нойбабелсберге ждёт она, уже не та, чьи образы запечатлены в кинолентах уцелевших в неизвестном количестве тут и там в Зоне и даже за океаном… Каждый из добрых технических подсобников когда-либо втира<text:span text:style-name="T651">вших</text:span> для неё пурпурный гель в основное её освещение, ушёл на войну, или на смерть, и ничего ей не осталось помимо безразличного Божьего света солнца со всем его обесцвечиванием и ужасом…. Брови выщипаны до тонких прочерков пером, в длинных волосах пробивается седина, руки под бременем колец всех цветов, непроглядных, уродящих, в её тёмных довоенных<text:span text:style-name="Emphasis"> Chanel </text:span>костюмах, без шляпки, шарфов, всегда с цветком, она жертва Центрально-Европейских ночных <text:span text:style-name="T651">нашёптываний</text:span>, что веют <text:span text:style-name="T651">обвиваясь</text:span>, как <text:span text:style-name="T651">от </text:span>кожаны<text:span text:style-name="T651">х</text:span> занавес<text:span text:style-name="T651">ов</text:span> Берлина, всё призрачнее вокруг её толстеющего тела, увядшей красоты, чем ближе она и Слотроп движутся друг к другу…. </text:p>
      <text:p text:style-name="Text_20_body">Так<text:span text:style-name="T651">ими</text:span> они и встречаются. Однажды ночью Слотроп совершает налёт на огород разведённый в парке. Тысячи людей живут на открытом воздухе. Он огибает их костры, крадучись— Всё, что он хочет, это пучок зелени, морковку или, там, кормовую свёклу, бурачок, чтобы как-то его поддержало. Когда они его замечают, бросаются камнями, палками, один раз, недавно, старую ручную гранату, которая не взорвалась, но заставила его усраться на месте. </text:p>
      <text:p text:style-name="Text_20_body">В этот вечер он кружит на орбите где-то в районе Гроссер Штерн. Комендантский час давно начался. Запахи древесного дыма и разложения висят над всем городом. Среди разбитых в прах голов маркграфов и выборщиков, приметив клочок смахивающий на капустную грядку, Слотроп унюхал запах <text:span text:style-name="T651">несомненного</text:span> нет не может быть да так и есть да это же КОСЯК! А и горит <text:span text:style-name="T652">же </text:span>где-то совсем неподалёку. Пронизанная золотом зелень покатых полей <text:span text:style-name="T652">Эр-Рифа</text:span> накатила тут, духмяное цветенье, смолисто-летошнее, чарует его шнобель сквозь кусты и спутанные травы под усохшими деревьями и что уж там сидит на их сучьях. </text:p>
      <text:p text:style-name="Text_20_body">Так и есть, в яме от вывороченного ствола, длинные корни окаймляют картину, типа, гном на привале, Слотроп обнаруживает некоего Эмиля («Кислоту») Буммера, что в своё время, в Веймарской Республике, являлся самым отъявленным форточником и наркоманом, с двумя прекрасными девушками по бокам, передающими по кругу весёлую оранжевую звёздочку. Распущеный старик. Слотроп накрыл их прежде, чем они его заметили. Буммер улыбается, <text:soft-page-break/>протягивает руку, предлагая остаток того, что они курили, Слотропу, который принимает это в свои отросшие грязные ногти. Ё-моё. Он опускается на корточки. </text:p>
      <text:p text:style-name="Text_20_body">– <text:span text:style-name="Emphasis"><text:s/>Was ist los</text:span> ?– грит Кислота.– Нам ветер подогнал кайфуши. Аллах улыбнулся нам, вапщета, он всем улыбается, просто мы первые ему на глаза <text:span text:style-name="T652">подвернулись</text:span>….– Его кличку, на Немецком <text:span text:style-name="Emphasis"><text:s/>Säure</text:span> , он получил ещё в двадцатые, когда носил при себе бутылочку шнапса, а когда попадал в переделку, то стращал людей, будто это едкая азотная кислота. Он сейчас <text:span text:style-name="T652">достаёт</text:span> ещё один толстенный Марокканский косяк. Они прикуривают от Слотроповской неразлучной Зиппо. </text:p>
      <text:p text:style-name="Text_20_body">Труди, блондинка, и Магда, знойная Баварка, весь день занимались грабежом костюмерной для Вагнерианских опер. В добыче оказался шлем с заострённым навершием и рогами, длинная накидка зелёного бархата с капюшоном, штаны из замши. </text:p>
      <text:p text:style-name="Text_20_body">– Ты чёоо,– грит Слотроп,– <text:span text:style-name="T1">это ж</text:span> в натуре крутой <text:span text:style-name="T1">прикид</text:span>. </text:p>
      <text:p text:style-name="Text_20_body">– Это тебе,– улыбается Магда. </text:p>
      <text:p text:style-name="Text_20_body">– А… не. Сможешь выменять что-то нужное на Таушцентрале. </text:p>
      <text:p text:style-name="Text_20_body">Однако, Кислота настаивает. –«Ты никогда не замечал, когда ты под таким кайфом хочешь кого-то встретить, так тот всегда появится?» </text:p>
      <text:p text:style-name="Text_20_body">Девушки продвигают уголёк косяка по кругу, наблюдая как его отражение в блестящем шлеме меняет формы, глубины, градиенты цвета… хмм. Слотропу тут приходит на мысль, что без рогов, в натуре, этот шлем будет смахивать на носовую часть сборки Ракеты. А если он сможет найти пару треугольных кусочков кожи и придумает как присобачить их к ботинкам Чичерина… да, а и позади на капюшон поставит большую красную заглавную «Р»—Это поворотный момент, как тогда у Тонто после легендарной засады, и он пробует— </text:p>
      <text:p text:style-name="Text_20_body">– <text:span text:style-name="Emphasis">Raketemensch</text:span>!– вскрикивает Кислота, схватив шлем и откручивая рога прочь. Имена сами по себе могут ничего не значить, но сам <text:span text:style-name="T1">акт именования</text:span>…. </text:p>
      <text:p text:style-name="Text_20_body">– И ты тоже подумал?– Как странно. Кислота торжественно тянется вверх и водружает шлем на голову Слотропа. Церемониально, девушки расправляют накидку у него на плечах. Разведовательные группы троллей уже от<text:span text:style-name="T652">прави</text:span>ли бегунов, чтобы оповестить свои народцы. </text:p>
      <text:p text:style-name="Text_20_body">– Хорошо. Теперь слушай, Ракетмэн. У меня тут небольшая проблема. </text:p>
      <text:p text:style-name="Text_20_body">– А?– Слотроп <text:span text:style-name="T652">воображал</text:span> полномасштабное Чествование Р<text:span text:style-name="T652">а</text:span>кетмэна, когда люди приносят ему еду, вино и девственниц, оттиснутое в цвете, когда тут много пляски и песен «Ля, ля, ля, ля», бифштексы распускаются на этих впрах расстреля<text:span text:style-name="T652">н</text:span>ных липах, жареные индюшки <text:span text:style-name="T652">плюхаются,</text:span> как мягкий град, на Берлин, а и плавленые зефиры выпузыриваются из земли…. </text:p>
      <text:p text:style-name="Text_20_body">– У тебя есть армейские?– Хочет знать Труди. Слотроп, или Ракетмэн, передаёт полупустую <text:span text:style-name="T652">мятую</text:span> пачку. </text:p>
      <text:p text:style-name="Text_20_body">Косяк продолжает ходить по кругу: копья и острия протыкающие убежище под корневищем. Все забывают кто о чём говорил. Отчётливый запах земли. Жуки проносятся насквозь, воздухоплавательно. Магда прикуривает одну из сигарет Слотропа для него и он чувствует <text:soft-page-break/>помаду с привкусом малины. Помада? У кого может быть помада нынче? Что эти люди тут затевают, вообще? </text:p>
      <text:p text:style-name="Text_20_body">Берлин достаточно затемнён для звёзд, знакомые звёзды, но в как никогда чётком расположении. И можно даже составлять свои собственные созвездия. «Во»,– вспоминает Кислота,– «у меня тут проблема...» </text:p>
      <text:p text:style-name="Text_20_body">– Я такой голодный,– доходит Слотропу. </text:p>
      <text:p text:style-name="Text_20_body">Труди рассказывает Магде про своего приятеля Густава, котор<text:span text:style-name="T652">ому втемяшилось</text:span> жить внутри рояля. –«И всё, что осталось снаружи это его ботинки на ногах, а сам твердит: “Вы меня ненавидите! Вы ненавидите этот рояль!”»– Они уже завелись хихикать. </text:p>
      <text:p text:style-name="Text_20_body">– И дёргает за струны,– грит Магда,– нет? Он такой <text:span text:style-name="T1">парано</text:span><text:span text:style-name="T41">й</text:span><text:span text:style-name="T1">ный</text:span>. </text:p>
      <text:p text:style-name="Text_20_body">У Труди эти здоровенные ноги Прусской блондинки. Крохотные светлые волоски танцуют вверх-вниз в свете звёзд, вверх к ней под юбку и обратно, по всей тени её колен, вокруг под впадинку позади них, это звёздное дрожание…. Ствол высится сверху и покрывает их всех, гигантская нервная клетка, дендриты тянутся в ночь, в город. Сигналы сходятся со всех сторон, и из прошедших времён тоже, может быть, если не из предстоящего на самом деле…. </text:p>
      <text:p text:style-name="Text_20_body">Кислота, который никогда не может отключаться от дел по полной, всплывает подняться на ноги, уцепившись за корень, пока голова его решает где она собирается отдохнуть. Магда, обернув ухо от входа, лупит по шлему Ракетмэна палкой. <text:span text:style-name="T652">Тот</text:span> отзванивает <text:span text:style-name="T652">многоголосьем</text:span>. Некоторые ноты малость не строят, к тому же: они звучат очень странно, <text:span text:style-name="T652">когда</text:span> все вместе…. </text:p>
      <text:p text:style-name="Text_20_body">– Не знаю который час,– Кислота озирается по сторонам,– нам не нужно <text:span text:style-name="T652">ещё </text:span>заглянуть в Чикаго-Бар? Или это вчера было? </text:p>
      <text:p text:style-name="Text_20_body">– <text:span text:style-name="T652">Моя</text:span> забывать,– хихикает Труди. </text:p>
      <text:p text:style-name="Text_20_body">– Слушай, <text:span text:style-name="Emphasis">Kerl</text:span>, мне в натуре надо поговорить с тем Американцем. </text:p>
      <text:p text:style-name="Text_20_body">– Милый Эмиль,– шепчет Труди,– не волнуйся, он будет в Чикаго. </text:p>
      <text:p text:style-name="Text_20_body">Они разрабатывают сложную систему маскировки. Кислота даёт Слотропу свой пиджак. Труди заворачивается в зелёную накидку. Магда одевает ботинки Слотропа, а он идёт в одних носках, рассовав её крошечные туфли по своим карманам. Какое-то время уходит на сбор всякого разного, растопки и зелени, для <text:span text:style-name="T653">наполнения</text:span> шлема, который несёт Кислота. Магда и Труди помогают впихнуть Слотропа в замшевые штаны, обе девушки опустившись на их сдобные коленки, руки ласкают его ноги и зад. Хорош танцзал в Соборе Св. Патрика, <text:span text:style-name="T653">совсем</text:span> <text:span text:style-name="T653">неподходяще для</text:span> <text:s/>таких штанят и вскочивший хуй Слотропа, увеличиваясь, разбухает громом в тесноте. </text:p>
      <text:p text:style-name="P177">– Да хватит вам уже.– Девушки смеются. Грандиозный Слотроп ковыляет следом за всеми, сеть чисто переплетающейся ряби сейчас, как дождь, зыбится по всему его полю зрения, руки окаменели, из Тиргартена, мимо изувеченных снарядами лип и каштанов. Патрули всех наций появляются раз за разом и этот опупелый квартет постоянно шлёпаются в грязь, стараясь не слишком смеяться. Носки Слотропа пропитались росой. Танки разворачиваются на мостовых, <text:soft-page-break/>выжёвывая параллельные гряды асфальта и каменной пыли. Тролли и дриады резвятся на открытых местах. Их повышибало в минувшем Мае из мостов, из деревьев, на свободу и они давно совсем уже городские. –«Ох уж этот дуболом»,– говорит троллиха на выданье тем, кто не в курсе,– «он просто <text:span text:style-name="T1">ни во что</text:span> не врубается».– Искалеченные статуи лежат под минеральным наркозом: мраморные торсы бюрократов в сюртуках бледнеют растянувшись в сточных канавах. Да, хмм, мы это в сердце центрального Берлина, в натуре, уйй, малость, Исусе, что <text:span text:style-name="T1">это</text:span>— </text:p>
      <text:p text:style-name="Text_20_body">– Тут лучше поосторожней,– советует Кислота,– совсем, как бы, не прибрано. </text:p>
      <text:p text:style-name="Text_20_body">– А это <text:span text:style-name="T1">что</text:span>? </text:p>
      <text:p text:style-name="Text_20_body">Ну, то, что там есть—есть? что такое «есть»?—это есть Кинг Конг, или какая-то родственная зверюка, скрючилась на корточки, явно просто посрать, прям на улице! и всё такое! а и на неё без внимания, кузов за кузовом Русских грузовиков с рядовыми в пилотках и с очумелыми улыбками, жмут прямиком мимо—«Эй!»–Слотроп хочет крикнуть,– «эй, гля, там громадная <text:span text:style-name="T1">горилла</text:span>! или что там оно. Слышь парни? Эй...»– Но не крикнул, повезло. Как пригляделся, присевшее чудище оказывается зданием Рейхстага, разбито снарядами, авиабомбами, исхлёстан<text:span text:style-name="T653">о</text:span> кистями пламени до порохового чёрного по всем взрыво<text:span text:style-name="T653">произведённ</text:span>ым изгибам и выступам, исчёркан<text:span text:style-name="T653">о</text:span> мелом по всему твёрдо-гулкому обугленному нутру Киррилицей инициалов и множеством имён товарищей полёгших в мае. </text:p>
      <text:p text:style-name="P178">&amp;&amp;</text:p>
      <text:p text:style-name="P178">В Берлине таких приколов по самую завязку. Вон большой плакат со Сталиным, а Слотроп мог бы поклясться, что это девушка, с которой он встречался в Гарварде, усы и волосы просто случайная косметика, чтоб я <text:span text:style-name="T1">лопнул</text:span>, если это не, как там её звали-то… но прежде чем он толком расслышал бормотание галдящих голосков—скорей же, скорей, щас почти вспомнилось, он уже почти за углом—тут разложены бок о бок эти огромные продолговатые куски теста оставленного до<text:span text:style-name="T654">ходить</text:span> под белыми полотнами—братан, до чего же все голодные: одна и та же мысль приходит всем им сразу, ух-ты! Сырое тесто! Буханки хлеба для того <text:span text:style-name="T1">чудовища</text:span> позади… хотя нет, правильно, то было здание, Рейхстаг, значит это не хлеб… тут уже ясно, что эт<text:span text:style-name="T654">о</text:span> тут тела людей, откопаны из-под сегодняшних развалин, каждое в своём солдатском пердёжном мешке с биркой. Но тут больше, чем <text:span text:style-name="T654">просто </text:span>оптический промах. Они доходят, они пресуществились, а после лета и с наступлением голодной зимы, как знать чем будем мы кормиться <text:span text:style-name="T654">под</text:span> Рождество? </text:p>
      <text:p text:style-name="Text_20_body">То, чем пресловутая Фемина является для сигарето-толкающих кругов Берлина, Чикаго служит для наркоманов. Однако, если сделки в Фемине заключаются около полудня, этот Чикаго раскочегаривается после <text:span text:style-name="T654">начала </text:span>комендантского часа в 10:00. </text:p>
      <text:p text:style-name="Text_20_body">Слотроп, Кислота, Труди и Магда заходят чёрным ходом из громадного массива руин и темени с редкими огоньками тут и там, как в глухой сельской местности. Внутри, военврачи и санитары бегают туда-сюда с бутылочками вспушённо-белых кристаллических веществ, с маленькими розовыми таблетками, прозрачными ампулами размером с самокрутку. Оккупационные и рейхсмарки пошелёстывают и прихлёстывают по всей комнате. Увеличенные фотографии Джона <text:soft-page-break/>Дилинджера, где он позирует со своей мамой, <text:span text:style-name="T654">дружками</text:span>, автоматами, украшают стены. Свет и переговоры приглушены, на случай если нагрянет военная полиция. </text:p>
      <text:p text:style-name="Text_20_body">На стуле с проволочной спинкой, слегка пощипывая гитару тупыми волосатыми пальцами, сидит Американский матрос смахивающий на орангутанга. В ритме на ¾ и в стиле похуиста, он поёт: </text:p>
      <text:p text:style-name="P77">Мечта Наркомана </text:p>
      <text:p text:style-name="P334">Прошлой ночью мне приснился сон, </text:p>
      <text:p text:style-name="P334">Я в улёте тянул из кальяна </text:p>
      <text:p text:style-name="P334">Тут Арабский джин, здоровенный как слон, </text:p>
      <text:p text:style-name="P334">Выпрыгнул из дыма-тумана: </text:p>
      <text:p text:style-name="P334">«Твои желанья исполню я, </text:p>
      <text:p text:style-name="P334">Всё, что только захочешь ты» </text:p>
      <text:p text:style-name="P334">«Братан»,– говорю,– «директива моя: </text:p>
      <text:p text:style-name="P334">Ты добудь мне наркоты». </text:p>
      <text:p text:style-name="P334">Улыбнулся, схватил он за руку меня, </text:p>
      <text:p text:style-name="P334">Понеслись мы повыше крыш </text:p>
      <text:p text:style-name="P334">Оказались в стране, где вместо гор у ручья </text:p>
      <text:p text:style-name="P334">Горою был сложен гашиш! </text:p>
      <text:p text:style-name="P334">А в ручье том журчал морфин, </text:p>
      <text:p text:style-name="P334">А деревья расцветали таблетками: </text:p>
      <text:p text:style-name="P334">Рамилар, ноксирон, кадеин, </text:p>
      <text:p text:style-name="P334">И море грибов изумляли расцветками! </text:p>
      <text:p text:style-name="P334"><text:span text:style-name="T654">А</text:span> навстречу попадались красотки одни </text:p>
      <text:p text:style-name="P334">С движениями тягучими </text:p>
      <text:p text:style-name="P334">Протягивали пригоршнями кокаин, </text:p>
      <text:p text:style-name="P334">Угоститься по такому случаю. </text:p>
      <text:p text:style-name="P334">И покатились дни </text:p>
      <text:p text:style-name="P334">На марихуанной ноте, </text:p>
      <text:p text:style-name="P334">Мускатные чаи </text:p>
      <text:p text:style-name="P334">Закусывались кактусами пейоте. </text:p>
      <text:p text:style-name="P334">И печенюшками разными, </text:p>
      <text:p text:style-name="P334"><text:soft-page-break/>И все были такими классными, </text:p>
      <text:p text:style-name="P334">Что я решил там навеки остаться. </text:p>
      <text:p text:style-name="P334">Но этот джин всё по своему сбацал. </text:p>
      <text:p text:style-name="P334">Киданул он меня обратно </text:p>
      <text:p text:style-name="P334">В этот мир холода и мрака, </text:p>
      <text:p text:style-name="P334">Вот такой оказался он подлой собакой. </text:p>
      <text:p text:style-name="P334">Теперь проведённые в Наркутии дни вспоминаю </text:p>
      <text:p text:style-name="P334">И обратно на волю попасть мечтаю. </text:p>
      <text:p text:style-name="Text_20_body">Этот певец Моряк Бодайн, с эсминца США ^<text:span text:style-name="Emphasis">Джон Э. Бэдэсс</text:span>, и это с ним тут у Кислоты назначена стрелка. ^<text:span text:style-name="Emphasis"> Бэдэсс</text:span> сейчас в порту Каксхевена и Бодайн тут в полу-самоволке, заскочил в Берлин прошлой ночью в первый раз после начальных дней Американской оккупации. –«Позакручивали гайки по полной, братишка»,– жалуется он.– «Потсдам. Я там глазам не поверил. Помнишь какой была Вильгельмплац? Швейцары, вино, драгоценности, камеры, героин, меховые шубки, всё, что есть в мире. И всем всё похуй, верно? Ты бы сейчас увидел. Русская охрана повсюду. Хмурые мордовороты. И не подходи». </text:p>
      <text:p text:style-name="Text_20_body">– А там чё-т такое щас не проводят?– грит Слотроп, он слы<text:span text:style-name="T654">х</text:span>ал базар на эту тему.– Конференция или ещё какая-то поебень? </text:p>
      <text:p text:style-name="Text_20_body">– Они решают как раскроить Германию,– грит Кислота.– Все эти Силы. Им надо было позвать Немцев,^<text:span text:style-name="Emphasis"> Kerl</text:span>, мы занимались этим столетиями напролёт </text:p>
      <text:p text:style-name="Text_20_body">– Там ща и комар не пролетит, братишка,– Моряк Бодайн трясёт головой, ловко скручивая косяк в бумажку от сигареты, которую он сперва разорвал, с угрюмой бравурой, вдоль. </text:p>
      <text:p text:style-name="Text_20_body">– А,– улыбается Кислота, забрасывая руку поверх Слотропа,– а что если Ракетмэн сможет, а? </text:p>
      <text:p text:style-name="Text_20_body">Бодайн осматривает, скептически: «Это Ракетмэн?» </text:p>
      <text:p text:style-name="Text_20_body">– Более или менее,– грит Слотроп,– только не знаю охота ли мне в тот Потсдам, как раз щас…. </text:p>
      <text:p text:style-name="Text_20_body">– Да если б ты только знал!– восклицает Бодайн.– Прикинь, Дружище, прямо сейчас в 15 милях отсюда, там есть шесть кило! отборного Непальского гашиша! Получено от моего кореша в КБИ, правительственные печати и все дела, собственными руками зарыл там в мае, так надёжно, никто в жизнь не найдёт без карты. Тебе только и делов слетать туда, или как уж ты передвигаешься, на ту точку и забрать. </text:p>
      <text:p text:style-name="Text_20_body">– Только и всего. </text:p>
      <text:p text:style-name="Text_20_body">– Кило тебе,– предлагает Кислота. </text:p>
      <text:p text:style-name="Text_20_body">– Они могут с<text:span text:style-name="T655">палить</text:span> его <text:span text:style-name="T655">и меня заодно</text:span>. Все те Русские могут выстроиться вокруг печи и ловить приход. </text:p>
      <text:p text:style-name="Text_20_body"><text:soft-page-break/>– Наверное,– самая декадент<text:span text:style-name="T655">н</text:span>ая красотка, какую только в жизни видел Слотроп, в светящихся индиго теня<text:span text:style-name="T655">х</text:span> на веках, в снуде из чёрной кожи, проскальзывает мимо,– милашка Американец не любитель Шоколадки Гаш-Иш, мм? ха-ха-ха…. </text:p>
      <text:p text:style-name="Text_20_body">– Миллион марок,– вздыхает Кислота. </text:p>
      <text:p text:style-name="Text_20_body">– Да где ты его… </text:p>
      <text:p text:style-name="Text_20_body">Вскинув эльфоподобный палец, придвигаясь ближе: «Я напечатаю». </text:p>
      <text:p text:style-name="Text_20_body">Ну и конечно, так и делает. В полном составе они двигают из Чикаго, полмили через груды битого камня, по тропам петляющим в темноте невидимо для всех, кроме Кислоты, наконец, вниз в бездомный подвал с картотекой в шкафах с выдвижными полками, керосиновой лампой, кроватью, печатным прессом. Магда тесно тиснется к Слотропу, руки её пляшут по его вставшему хую. У Труди возникла необъяснимая привязанность к Бодайну. Кислота начинает вращать своё постукивающее колесо и листы рейхсмарок действительно порхают на стопку в приёмный ящик, тысячи поверх тысяч. –«Все платы подлинные и бумага тоже. Отсутствует одним-одна деталь, лёгкая волнистая линия вдоль краёв. Использовался специальный штамп-пресс, который никто не смог смародёрить». </text:p>
      <text:p text:style-name="Text_20_body">– Ух,– грит Слотроп. </text:p>
      <text:p text:style-name="Text_20_body">– Да давай уже,– грит Бодайн.– Ракетмэн, ё-моё. Тебе уже всё пофиг будет. </text:p>
      <text:p text:style-name="Text_20_body">Они помогают <text:span text:style-name="T656">укладывать</text:span> и подравнивать листы, пока Кислота нарезает их длинным блестящим резаком. Протягивая толстый рулон сотенных: «Ты завтра бы уже и вернулся. Нет чересчур крутой работёнки для Ракетмэна». </text:p>
      <text:p text:style-name="Text_20_body">Днём или двумя позже, Слотропу дойдёт, что надо было на это ответить: «Но я же ещё на был Ракетмэном всего пару часов назад». Но прямо сейчас его манит перспектива 2.2 фунтов гашиша и одного миллиона почти настоящих марок. От такого не отвернёшься, не улетишь, или как ты там передвигаешься, верно? Так что он берёт пару сот тысяч авансом и проводит остаток ночи с кругленькой стонущей Магдой на кровати Кислоты, покуда Труди и Бодайн проказничают в ванне, а Кислота ушмыгивает обратно, по какому-то ещё из своих дел, в беспросветную пустошь в три часа ночи, что налегла, океанически, на буй их внутреннего пространства…. </text:p>
      <text:p text:style-name="P178"><draw:frame draw:style-name="fr1" draw:name="Image40" text:anchor-type="paragraph" svg:width="6.9252in" svg:height="0.3661in" draw:z-index="40"><draw:image xlink:href="Pictures/1000000000000B720000009B428C9716555D807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7-08T13:27:01.245517012</dc:date>
    <meta:editing-cycles>605</meta:editing-cycles>
    <meta:editing-duration>P14DT7H47M37S</meta:editing-duration>
    <meta:generator>LibreOffice/6.1.5.2$Linux_X86_64 LibreOffice_project/10$Build-2</meta:generator>
    <meta:document-statistic meta:table-count="0" meta:image-count="40" meta:object-count="1" meta:page-count="321" meta:paragraph-count="2778" meta:word-count="135852" meta:character-count="927016" meta:non-whitespace-character-count="790969"/>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row>
                <msup>
                  <mi>m</mi>
                  <mi>n</mi>
                </msup>
                <mo stretchy="false">−</mo>
                <mn>1</mn>
              </mrow>
              <mrow>
                <mrow>
                  <mi>n</mi>
                  <mo stretchy="false">−</mo>
                  <mn>1</mn>
                </mrow>
                <mi>!</mi>
              </mrow>
            </mfrac>
          </mrow>
        </mrow>
        <mo fence="true" stretchy="false">)</mo>
      </mrow>
    </mrow>
    <annotation encoding="StarMath 5.0">				Ne^ -m (1 + m + {m^2} over {2!} + {m^3} over {3!} + ... + {m^n-1} over {n-1!}) </annotation>
  </semantics>
</math>
</file>